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czytywanie" table:style-name="ta1">
        <table:shapes>
          <draw:frame draw:z-index="0" draw:style-name="gr1" draw:text-style-name="P1" svg:width="159.99mm" svg:height="89.99mm" svg:x="202.29mm" svg:y="10.83mm">
            <draw:object draw:notify-on-update-of-ranges="Wczytywanie.A2:Wczytywanie.A497 Wczytywanie.B1:Wczytywanie.B1 Wczytywanie.B2:Wczytywanie.B497 Wczytywanie.C1:Wczytywanie.C1 Wczytywanie.C2:Wczytywanie.C4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9.28mm" svg:y="115.48mm">
            <draw:object draw:notify-on-update-of-ranges="Wczytywanie.A2:Wczytywanie.A497 Wczytywanie.D1:Wczytywanie.D1 Wczytywanie.D2:Wczytywanie.D497 Wczytywanie.E1:Wczytywanie.E1 Wczytywanie.E2:Wczytywanie.E4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My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My Czas/obiekt</text:p>
          </table:table-cell>
          <table:table-cell office:value-type="string" calcext:value-type="string">
            <text:p>Systemowy czas/obiekt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98607" calcext:value-type="float">
            <text:p>498607</text:p>
          </table:table-cell>
          <table:table-cell office:value-type="float" office:value="445189" calcext:value-type="float">
            <text:p>445189</text:p>
          </table:table-cell>
          <table:table-cell table:formula="of:=[.B2]/[.A2]" office:value-type="float" office:value="1216.11463414634" calcext:value-type="float">
            <text:p>1216,11463414634</text:p>
          </table:table-cell>
          <table:table-cell table:formula="of:=[.C2]/[.A2]" office:value-type="float" office:value="1085.82682926829" calcext:value-type="float">
            <text:p>1085,8268292682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40687" calcext:value-type="float">
            <text:p>540687</text:p>
          </table:table-cell>
          <table:table-cell office:value-type="float" office:value="822100" calcext:value-type="float">
            <text:p>822100</text:p>
          </table:table-cell>
          <table:table-cell table:formula="of:=[.B3]/[.A3]" office:value-type="float" office:value="1060.17058823529" calcext:value-type="float">
            <text:p>1060,17058823529</text:p>
          </table:table-cell>
          <table:table-cell table:formula="of:=[.C3]/[.A3]" office:value-type="float" office:value="1611.96078431373" calcext:value-type="float">
            <text:p>1611,9607843137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44605" calcext:value-type="float">
            <text:p>644605</text:p>
          </table:table-cell>
          <table:table-cell office:value-type="float" office:value="713455" calcext:value-type="float">
            <text:p>713455</text:p>
          </table:table-cell>
          <table:table-cell table:formula="of:=[.B4]/[.A4]" office:value-type="float" office:value="1056.72950819672" calcext:value-type="float">
            <text:p>1056,72950819672</text:p>
          </table:table-cell>
          <table:table-cell table:formula="of:=[.C4]/[.A4]" office:value-type="float" office:value="1169.59836065574" calcext:value-type="float">
            <text:p>1169,5983606557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84282" calcext:value-type="float">
            <text:p>784282</text:p>
          </table:table-cell>
          <table:table-cell office:value-type="float" office:value="762141" calcext:value-type="float">
            <text:p>762141</text:p>
          </table:table-cell>
          <table:table-cell table:formula="of:=[.B5]/[.A5]" office:value-type="float" office:value="1104.62253521127" calcext:value-type="float">
            <text:p>1104,62253521127</text:p>
          </table:table-cell>
          <table:table-cell table:formula="of:=[.C5]/[.A5]" office:value-type="float" office:value="1073.43802816901" calcext:value-type="float">
            <text:p>1073,4380281690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78468" calcext:value-type="float">
            <text:p>878468</text:p>
          </table:table-cell>
          <table:table-cell office:value-type="float" office:value="885781" calcext:value-type="float">
            <text:p>885781</text:p>
          </table:table-cell>
          <table:table-cell table:formula="of:=[.B6]/[.A6]" office:value-type="float" office:value="1084.52839506173" calcext:value-type="float">
            <text:p>1084,52839506173</text:p>
          </table:table-cell>
          <table:table-cell table:formula="of:=[.C6]/[.A6]" office:value-type="float" office:value="1093.55679012346" calcext:value-type="float">
            <text:p>1093,5567901234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96670" calcext:value-type="float">
            <text:p>996670</text:p>
          </table:table-cell>
          <table:table-cell office:value-type="float" office:value="987993" calcext:value-type="float">
            <text:p>987993</text:p>
          </table:table-cell>
          <table:table-cell table:formula="of:=[.B7]/[.A7]" office:value-type="float" office:value="1095.24175824176" calcext:value-type="float">
            <text:p>1095,24175824176</text:p>
          </table:table-cell>
          <table:table-cell table:formula="of:=[.C7]/[.A7]" office:value-type="float" office:value="1085.70659340659" calcext:value-type="float">
            <text:p>1085,7065934065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11947" calcext:value-type="float">
            <text:p>1111947</text:p>
          </table:table-cell>
          <table:table-cell office:value-type="float" office:value="1121453" calcext:value-type="float">
            <text:p>1121453</text:p>
          </table:table-cell>
          <table:table-cell table:formula="of:=[.B8]/[.A8]" office:value-type="float" office:value="1100.93762376238" calcext:value-type="float">
            <text:p>1100,93762376238</text:p>
          </table:table-cell>
          <table:table-cell table:formula="of:=[.C8]/[.A8]" office:value-type="float" office:value="1110.3495049505" calcext:value-type="float">
            <text:p>1110,349504950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311890" calcext:value-type="float">
            <text:p>1311890</text:p>
          </table:table-cell>
          <table:table-cell office:value-type="float" office:value="1247432" calcext:value-type="float">
            <text:p>1247432</text:p>
          </table:table-cell>
          <table:table-cell table:formula="of:=[.B9]/[.A9]" office:value-type="float" office:value="1181.88288288288" calcext:value-type="float">
            <text:p>1181,88288288288</text:p>
          </table:table-cell>
          <table:table-cell table:formula="of:=[.C9]/[.A9]" office:value-type="float" office:value="1123.81261261261" calcext:value-type="float">
            <text:p>1123,8126126126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11674" calcext:value-type="float">
            <text:p>1411674</text:p>
          </table:table-cell>
          <table:table-cell office:value-type="float" office:value="1378195" calcext:value-type="float">
            <text:p>1378195</text:p>
          </table:table-cell>
          <table:table-cell table:formula="of:=[.B10]/[.A10]" office:value-type="float" office:value="1166.67272727273" calcext:value-type="float">
            <text:p>1166,67272727273</text:p>
          </table:table-cell>
          <table:table-cell table:formula="of:=[.C10]/[.A10]" office:value-type="float" office:value="1139.00413223141" calcext:value-type="float">
            <text:p>1139,0041322314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591548" calcext:value-type="float">
            <text:p>1591548</text:p>
          </table:table-cell>
          <table:table-cell office:value-type="float" office:value="1484778" calcext:value-type="float">
            <text:p>1484778</text:p>
          </table:table-cell>
          <table:table-cell table:formula="of:=[.B11]/[.A11]" office:value-type="float" office:value="1214.92213740458" calcext:value-type="float">
            <text:p>1214,92213740458</text:p>
          </table:table-cell>
          <table:table-cell table:formula="of:=[.C11]/[.A11]" office:value-type="float" office:value="1133.41832061069" calcext:value-type="float">
            <text:p>1133,4183206106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522354" calcext:value-type="float">
            <text:p>1522354</text:p>
          </table:table-cell>
          <table:table-cell office:value-type="float" office:value="1557352" calcext:value-type="float">
            <text:p>1557352</text:p>
          </table:table-cell>
          <table:table-cell table:formula="of:=[.B12]/[.A12]" office:value-type="float" office:value="1079.68368794326" calcext:value-type="float">
            <text:p>1079,68368794326</text:p>
          </table:table-cell>
          <table:table-cell table:formula="of:=[.C12]/[.A12]" office:value-type="float" office:value="1104.50496453901" calcext:value-type="float">
            <text:p>1104,5049645390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31898" calcext:value-type="float">
            <text:p>1531898</text:p>
          </table:table-cell>
          <table:table-cell office:value-type="float" office:value="1579143" calcext:value-type="float">
            <text:p>1579143</text:p>
          </table:table-cell>
          <table:table-cell table:formula="of:=[.B13]/[.A13]" office:value-type="float" office:value="1014.50198675497" calcext:value-type="float">
            <text:p>1014,50198675497</text:p>
          </table:table-cell>
          <table:table-cell table:formula="of:=[.C13]/[.A13]" office:value-type="float" office:value="1045.79006622517" calcext:value-type="float">
            <text:p>1045,7900662251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737081" calcext:value-type="float">
            <text:p>1737081</text:p>
          </table:table-cell>
          <table:table-cell office:value-type="float" office:value="1633204" calcext:value-type="float">
            <text:p>1633204</text:p>
          </table:table-cell>
          <table:table-cell table:formula="of:=[.B14]/[.A14]" office:value-type="float" office:value="1078.93229813665" calcext:value-type="float">
            <text:p>1078,93229813665</text:p>
          </table:table-cell>
          <table:table-cell table:formula="of:=[.C14]/[.A14]" office:value-type="float" office:value="1014.41242236025" calcext:value-type="float">
            <text:p>1014,4124223602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851726" calcext:value-type="float">
            <text:p>1851726</text:p>
          </table:table-cell>
          <table:table-cell office:value-type="float" office:value="1732419" calcext:value-type="float">
            <text:p>1732419</text:p>
          </table:table-cell>
          <table:table-cell table:formula="of:=[.B15]/[.A15]" office:value-type="float" office:value="1082.88070175439" calcext:value-type="float">
            <text:p>1082,88070175439</text:p>
          </table:table-cell>
          <table:table-cell table:formula="of:=[.C15]/[.A15]" office:value-type="float" office:value="1013.11052631579" calcext:value-type="float">
            <text:p>1013,1105263157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881797" calcext:value-type="float">
            <text:p>1881797</text:p>
          </table:table-cell>
          <table:table-cell office:value-type="float" office:value="2077794" calcext:value-type="float">
            <text:p>2077794</text:p>
          </table:table-cell>
          <table:table-cell table:formula="of:=[.B16]/[.A16]" office:value-type="float" office:value="1039.66685082873" calcext:value-type="float">
            <text:p>1039,66685082873</text:p>
          </table:table-cell>
          <table:table-cell table:formula="of:=[.C16]/[.A16]" office:value-type="float" office:value="1147.95248618785" calcext:value-type="float">
            <text:p>1147,9524861878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15706" calcext:value-type="float">
            <text:p>1915706</text:p>
          </table:table-cell>
          <table:table-cell office:value-type="float" office:value="1926746" calcext:value-type="float">
            <text:p>1926746</text:p>
          </table:table-cell>
          <table:table-cell table:formula="of:=[.B17]/[.A17]" office:value-type="float" office:value="1002.98743455497" calcext:value-type="float">
            <text:p>1002,98743455497</text:p>
          </table:table-cell>
          <table:table-cell table:formula="of:=[.C17]/[.A17]" office:value-type="float" office:value="1008.76753926702" calcext:value-type="float">
            <text:p>1008,7675392670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42360" calcext:value-type="float">
            <text:p>2042360</text:p>
          </table:table-cell>
          <table:table-cell office:value-type="float" office:value="2267921" calcext:value-type="float">
            <text:p>2267921</text:p>
          </table:table-cell>
          <table:table-cell table:formula="of:=[.B18]/[.A18]" office:value-type="float" office:value="1016.09950248756" calcext:value-type="float">
            <text:p>1016,09950248756</text:p>
          </table:table-cell>
          <table:table-cell table:formula="of:=[.C18]/[.A18]" office:value-type="float" office:value="1128.31890547264" calcext:value-type="float">
            <text:p>1128,31890547264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222272" calcext:value-type="float">
            <text:p>2222272</text:p>
          </table:table-cell>
          <table:table-cell office:value-type="float" office:value="2198020" calcext:value-type="float">
            <text:p>2198020</text:p>
          </table:table-cell>
          <table:table-cell table:formula="of:=[.B19]/[.A19]" office:value-type="float" office:value="1053.20947867299" calcext:value-type="float">
            <text:p>1053,20947867299</text:p>
          </table:table-cell>
          <table:table-cell table:formula="of:=[.C19]/[.A19]" office:value-type="float" office:value="1041.71563981043" calcext:value-type="float">
            <text:p>1041,7156398104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411611" calcext:value-type="float">
            <text:p>2411611</text:p>
          </table:table-cell>
          <table:table-cell office:value-type="float" office:value="2251703" calcext:value-type="float">
            <text:p>2251703</text:p>
          </table:table-cell>
          <table:table-cell table:formula="of:=[.B20]/[.A20]" office:value-type="float" office:value="1091.22669683258" calcext:value-type="float">
            <text:p>1091,22669683258</text:p>
          </table:table-cell>
          <table:table-cell table:formula="of:=[.C20]/[.A20]" office:value-type="float" office:value="1018.87013574661" calcext:value-type="float">
            <text:p>1018,87013574661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729433" calcext:value-type="float">
            <text:p>2729433</text:p>
          </table:table-cell>
          <table:table-cell office:value-type="float" office:value="2471762" calcext:value-type="float">
            <text:p>2471762</text:p>
          </table:table-cell>
          <table:table-cell table:formula="of:=[.B21]/[.A21]" office:value-type="float" office:value="1181.57272727273" calcext:value-type="float">
            <text:p>1181,57272727273</text:p>
          </table:table-cell>
          <table:table-cell table:formula="of:=[.C21]/[.A21]" office:value-type="float" office:value="1070.02683982684" calcext:value-type="float">
            <text:p>1070,02683982684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453730" calcext:value-type="float">
            <text:p>2453730</text:p>
          </table:table-cell>
          <table:table-cell office:value-type="float" office:value="2537618" calcext:value-type="float">
            <text:p>2537618</text:p>
          </table:table-cell>
          <table:table-cell table:formula="of:=[.B22]/[.A22]" office:value-type="float" office:value="1018.14522821577" calcext:value-type="float">
            <text:p>1018,14522821577</text:p>
          </table:table-cell>
          <table:table-cell table:formula="of:=[.C22]/[.A22]" office:value-type="float" office:value="1052.95352697095" calcext:value-type="float">
            <text:p>1052,95352697095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590971" calcext:value-type="float">
            <text:p>2590971</text:p>
          </table:table-cell>
          <table:table-cell office:value-type="float" office:value="2648087" calcext:value-type="float">
            <text:p>2648087</text:p>
          </table:table-cell>
          <table:table-cell table:formula="of:=[.B23]/[.A23]" office:value-type="float" office:value="1032.2593625498" calcext:value-type="float">
            <text:p>1032,2593625498</text:p>
          </table:table-cell>
          <table:table-cell table:formula="of:=[.C23]/[.A23]" office:value-type="float" office:value="1055.01474103586" calcext:value-type="float">
            <text:p>1055,01474103586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716046" calcext:value-type="float">
            <text:p>2716046</text:p>
          </table:table-cell>
          <table:table-cell office:value-type="float" office:value="2848173" calcext:value-type="float">
            <text:p>2848173</text:p>
          </table:table-cell>
          <table:table-cell table:formula="of:=[.B24]/[.A24]" office:value-type="float" office:value="1040.630651341" calcext:value-type="float">
            <text:p>1040,630651341</text:p>
          </table:table-cell>
          <table:table-cell table:formula="of:=[.C24]/[.A24]" office:value-type="float" office:value="1091.25402298851" calcext:value-type="float">
            <text:p>1091,25402298851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886882" calcext:value-type="float">
            <text:p>2886882</text:p>
          </table:table-cell>
          <table:table-cell office:value-type="float" office:value="2758111" calcext:value-type="float">
            <text:p>2758111</text:p>
          </table:table-cell>
          <table:table-cell table:formula="of:=[.B25]/[.A25]" office:value-type="float" office:value="1065.27011070111" calcext:value-type="float">
            <text:p>1065,27011070111</text:p>
          </table:table-cell>
          <table:table-cell table:formula="of:=[.C25]/[.A25]" office:value-type="float" office:value="1017.75313653137" calcext:value-type="float">
            <text:p>1017,75313653137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035269" calcext:value-type="float">
            <text:p>3035269</text:p>
          </table:table-cell>
          <table:table-cell office:value-type="float" office:value="3332682" calcext:value-type="float">
            <text:p>3332682</text:p>
          </table:table-cell>
          <table:table-cell table:formula="of:=[.B26]/[.A26]" office:value-type="float" office:value="1080.16690391459" calcext:value-type="float">
            <text:p>1080,16690391459</text:p>
          </table:table-cell>
          <table:table-cell table:formula="of:=[.C26]/[.A26]" office:value-type="float" office:value="1186.00782918149" calcext:value-type="float">
            <text:p>1186,00782918149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297907" calcext:value-type="float">
            <text:p>3297907</text:p>
          </table:table-cell>
          <table:table-cell office:value-type="float" office:value="2950955" calcext:value-type="float">
            <text:p>2950955</text:p>
          </table:table-cell>
          <table:table-cell table:formula="of:=[.B27]/[.A27]" office:value-type="float" office:value="1133.30137457045" calcext:value-type="float">
            <text:p>1133,30137457045</text:p>
          </table:table-cell>
          <table:table-cell table:formula="of:=[.C27]/[.A27]" office:value-type="float" office:value="1014.07388316151" calcext:value-type="float">
            <text:p>1014,07388316151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022379" calcext:value-type="float">
            <text:p>3022379</text:p>
          </table:table-cell>
          <table:table-cell office:value-type="float" office:value="3302200" calcext:value-type="float">
            <text:p>3302200</text:p>
          </table:table-cell>
          <table:table-cell table:formula="of:=[.B28]/[.A28]" office:value-type="float" office:value="1004.11262458472" calcext:value-type="float">
            <text:p>1004,11262458472</text:p>
          </table:table-cell>
          <table:table-cell table:formula="of:=[.C28]/[.A28]" office:value-type="float" office:value="1097.07641196013" calcext:value-type="float">
            <text:p>1097,07641196013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205724" calcext:value-type="float">
            <text:p>3205724</text:p>
          </table:table-cell>
          <table:table-cell office:value-type="float" office:value="3471351" calcext:value-type="float">
            <text:p>3471351</text:p>
          </table:table-cell>
          <table:table-cell table:formula="of:=[.B29]/[.A29]" office:value-type="float" office:value="1030.77942122187" calcext:value-type="float">
            <text:p>1030,77942122187</text:p>
          </table:table-cell>
          <table:table-cell table:formula="of:=[.C29]/[.A29]" office:value-type="float" office:value="1116.19003215434" calcext:value-type="float">
            <text:p>1116,1900321543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356743" calcext:value-type="float">
            <text:p>3356743</text:p>
          </table:table-cell>
          <table:table-cell office:value-type="float" office:value="3311698" calcext:value-type="float">
            <text:p>3311698</text:p>
          </table:table-cell>
          <table:table-cell table:formula="of:=[.B30]/[.A30]" office:value-type="float" office:value="1045.71433021807" calcext:value-type="float">
            <text:p>1045,71433021807</text:p>
          </table:table-cell>
          <table:table-cell table:formula="of:=[.C30]/[.A30]" office:value-type="float" office:value="1031.68161993769" calcext:value-type="float">
            <text:p>1031,68161993769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504792" calcext:value-type="float">
            <text:p>3504792</text:p>
          </table:table-cell>
          <table:table-cell office:value-type="float" office:value="3596918" calcext:value-type="float">
            <text:p>3596918</text:p>
          </table:table-cell>
          <table:table-cell table:formula="of:=[.B31]/[.A31]" office:value-type="float" office:value="1058.84954682779" calcext:value-type="float">
            <text:p>1058,84954682779</text:p>
          </table:table-cell>
          <table:table-cell table:formula="of:=[.C31]/[.A31]" office:value-type="float" office:value="1086.68217522659" calcext:value-type="float">
            <text:p>1086,6821752265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678194" calcext:value-type="float">
            <text:p>3678194</text:p>
          </table:table-cell>
          <table:table-cell office:value-type="float" office:value="3449770" calcext:value-type="float">
            <text:p>3449770</text:p>
          </table:table-cell>
          <table:table-cell table:formula="of:=[.B32]/[.A32]" office:value-type="float" office:value="1078.64926686217" calcext:value-type="float">
            <text:p>1078,64926686217</text:p>
          </table:table-cell>
          <table:table-cell table:formula="of:=[.C32]/[.A32]" office:value-type="float" office:value="1011.66275659824" calcext:value-type="float">
            <text:p>1011,66275659824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520679" calcext:value-type="float">
            <text:p>3520679</text:p>
          </table:table-cell>
          <table:table-cell office:value-type="float" office:value="3705819" calcext:value-type="float">
            <text:p>3705819</text:p>
          </table:table-cell>
          <table:table-cell table:formula="of:=[.B33]/[.A33]" office:value-type="float" office:value="1003.04245014245" calcext:value-type="float">
            <text:p>1003,04245014245</text:p>
          </table:table-cell>
          <table:table-cell table:formula="of:=[.C33]/[.A33]" office:value-type="float" office:value="1055.78888888889" calcext:value-type="float">
            <text:p>1055,78888888889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908560" calcext:value-type="float">
            <text:p>3908560</text:p>
          </table:table-cell>
          <table:table-cell office:value-type="float" office:value="3906044" calcext:value-type="float">
            <text:p>3906044</text:p>
          </table:table-cell>
          <table:table-cell table:formula="of:=[.B34]/[.A34]" office:value-type="float" office:value="1082.70360110803" calcext:value-type="float">
            <text:p>1082,70360110803</text:p>
          </table:table-cell>
          <table:table-cell table:formula="of:=[.C34]/[.A34]" office:value-type="float" office:value="1082.00664819945" calcext:value-type="float">
            <text:p>1082,00664819945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811312" calcext:value-type="float">
            <text:p>3811312</text:p>
          </table:table-cell>
          <table:table-cell office:value-type="float" office:value="3946737" calcext:value-type="float">
            <text:p>3946737</text:p>
          </table:table-cell>
          <table:table-cell table:formula="of:=[.B35]/[.A35]" office:value-type="float" office:value="1027.30781671159" calcext:value-type="float">
            <text:p>1027,30781671159</text:p>
          </table:table-cell>
          <table:table-cell table:formula="of:=[.C35]/[.A35]" office:value-type="float" office:value="1063.81051212938" calcext:value-type="float">
            <text:p>1063,81051212938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4179522" calcext:value-type="float">
            <text:p>4179522</text:p>
          </table:table-cell>
          <table:table-cell office:value-type="float" office:value="3906095" calcext:value-type="float">
            <text:p>3906095</text:p>
          </table:table-cell>
          <table:table-cell table:formula="of:=[.B36]/[.A36]" office:value-type="float" office:value="1096.9874015748" calcext:value-type="float">
            <text:p>1096,9874015748</text:p>
          </table:table-cell>
          <table:table-cell table:formula="of:=[.C36]/[.A36]" office:value-type="float" office:value="1025.2217847769" calcext:value-type="float">
            <text:p>1025,2217847769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4073120" calcext:value-type="float">
            <text:p>4073120</text:p>
          </table:table-cell>
          <table:table-cell office:value-type="float" office:value="4073953" calcext:value-type="float">
            <text:p>4073953</text:p>
          </table:table-cell>
          <table:table-cell table:formula="of:=[.B37]/[.A37]" office:value-type="float" office:value="1041.71867007673" calcext:value-type="float">
            <text:p>1041,71867007673</text:p>
          </table:table-cell>
          <table:table-cell table:formula="of:=[.C37]/[.A37]" office:value-type="float" office:value="1041.93171355499" calcext:value-type="float">
            <text:p>1041,93171355499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4394075" calcext:value-type="float">
            <text:p>4394075</text:p>
          </table:table-cell>
          <table:table-cell office:value-type="float" office:value="4253552" calcext:value-type="float">
            <text:p>4253552</text:p>
          </table:table-cell>
          <table:table-cell table:formula="of:=[.B38]/[.A38]" office:value-type="float" office:value="1095.77930174564" calcext:value-type="float">
            <text:p>1095,77930174564</text:p>
          </table:table-cell>
          <table:table-cell table:formula="of:=[.C38]/[.A38]" office:value-type="float" office:value="1060.736159601" calcext:value-type="float">
            <text:p>1060,736159601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4320893" calcext:value-type="float">
            <text:p>4320893</text:p>
          </table:table-cell>
          <table:table-cell office:value-type="float" office:value="4404195" calcext:value-type="float">
            <text:p>4404195</text:p>
          </table:table-cell>
          <table:table-cell table:formula="of:=[.B39]/[.A39]" office:value-type="float" office:value="1051.31216545012" calcext:value-type="float">
            <text:p>1051,31216545012</text:p>
          </table:table-cell>
          <table:table-cell table:formula="of:=[.C39]/[.A39]" office:value-type="float" office:value="1071.5802919708" calcext:value-type="float">
            <text:p>1071,5802919708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4383873" calcext:value-type="float">
            <text:p>4383873</text:p>
          </table:table-cell>
          <table:table-cell office:value-type="float" office:value="4565156" calcext:value-type="float">
            <text:p>4565156</text:p>
          </table:table-cell>
          <table:table-cell table:formula="of:=[.B40]/[.A40]" office:value-type="float" office:value="1041.3" calcext:value-type="float">
            <text:p>1041,3</text:p>
          </table:table-cell>
          <table:table-cell table:formula="of:=[.C40]/[.A40]" office:value-type="float" office:value="1084.36009501188" calcext:value-type="float">
            <text:p>1084,36009501188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4630044" calcext:value-type="float">
            <text:p>4630044</text:p>
          </table:table-cell>
          <table:table-cell office:value-type="float" office:value="4850957" calcext:value-type="float">
            <text:p>4850957</text:p>
          </table:table-cell>
          <table:table-cell table:formula="of:=[.B41]/[.A41]" office:value-type="float" office:value="1074.25614849188" calcext:value-type="float">
            <text:p>1074,25614849188</text:p>
          </table:table-cell>
          <table:table-cell table:formula="of:=[.C41]/[.A41]" office:value-type="float" office:value="1125.5120649652" calcext:value-type="float">
            <text:p>1125,5120649652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4576457" calcext:value-type="float">
            <text:p>4576457</text:p>
          </table:table-cell>
          <table:table-cell office:value-type="float" office:value="4758821" calcext:value-type="float">
            <text:p>4758821</text:p>
          </table:table-cell>
          <table:table-cell table:formula="of:=[.B42]/[.A42]" office:value-type="float" office:value="1037.74535147392" calcext:value-type="float">
            <text:p>1037,74535147392</text:p>
          </table:table-cell>
          <table:table-cell table:formula="of:=[.C42]/[.A42]" office:value-type="float" office:value="1079.0977324263" calcext:value-type="float">
            <text:p>1079,0977324263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4920895" calcext:value-type="float">
            <text:p>4920895</text:p>
          </table:table-cell>
          <table:table-cell office:value-type="float" office:value="4674034" calcext:value-type="float">
            <text:p>4674034</text:p>
          </table:table-cell>
          <table:table-cell table:formula="of:=[.B43]/[.A43]" office:value-type="float" office:value="1091.10753880266" calcext:value-type="float">
            <text:p>1091,10753880266</text:p>
          </table:table-cell>
          <table:table-cell table:formula="of:=[.C43]/[.A43]" office:value-type="float" office:value="1036.3711751663" calcext:value-type="float">
            <text:p>1036,3711751663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4617018" calcext:value-type="float">
            <text:p>4617018</text:p>
          </table:table-cell>
          <table:table-cell office:value-type="float" office:value="4896428" calcext:value-type="float">
            <text:p>4896428</text:p>
          </table:table-cell>
          <table:table-cell table:formula="of:=[.B44]/[.A44]" office:value-type="float" office:value="1001.52234273319" calcext:value-type="float">
            <text:p>1001,52234273319</text:p>
          </table:table-cell>
          <table:table-cell table:formula="of:=[.C44]/[.A44]" office:value-type="float" office:value="1062.13188720174" calcext:value-type="float">
            <text:p>1062,13188720174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5106094" calcext:value-type="float">
            <text:p>5106094</text:p>
          </table:table-cell>
          <table:table-cell office:value-type="float" office:value="4985485" calcext:value-type="float">
            <text:p>4985485</text:p>
          </table:table-cell>
          <table:table-cell table:formula="of:=[.B45]/[.A45]" office:value-type="float" office:value="1084.09639065817" calcext:value-type="float">
            <text:p>1084,09639065817</text:p>
          </table:table-cell>
          <table:table-cell table:formula="of:=[.C45]/[.A45]" office:value-type="float" office:value="1058.48938428875" calcext:value-type="float">
            <text:p>1058,4893842887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4973316" calcext:value-type="float">
            <text:p>4973316</text:p>
          </table:table-cell>
          <table:table-cell office:value-type="float" office:value="5506723" calcext:value-type="float">
            <text:p>5506723</text:p>
          </table:table-cell>
          <table:table-cell table:formula="of:=[.B46]/[.A46]" office:value-type="float" office:value="1033.95343035343" calcext:value-type="float">
            <text:p>1033,95343035343</text:p>
          </table:table-cell>
          <table:table-cell table:formula="of:=[.C46]/[.A46]" office:value-type="float" office:value="1144.84885654886" calcext:value-type="float">
            <text:p>1144,84885654886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5150057" calcext:value-type="float">
            <text:p>5150057</text:p>
          </table:table-cell>
          <table:table-cell office:value-type="float" office:value="5239349" calcext:value-type="float">
            <text:p>5239349</text:p>
          </table:table-cell>
          <table:table-cell table:formula="of:=[.B47]/[.A47]" office:value-type="float" office:value="1048.89144602851" calcext:value-type="float">
            <text:p>1048,89144602851</text:p>
          </table:table-cell>
          <table:table-cell table:formula="of:=[.C47]/[.A47]" office:value-type="float" office:value="1067.07718940937" calcext:value-type="float">
            <text:p>1067,07718940937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5237828" calcext:value-type="float">
            <text:p>5237828</text:p>
          </table:table-cell>
          <table:table-cell office:value-type="float" office:value="5217810" calcext:value-type="float">
            <text:p>5217810</text:p>
          </table:table-cell>
          <table:table-cell table:formula="of:=[.B48]/[.A48]" office:value-type="float" office:value="1045.4746506986" calcext:value-type="float">
            <text:p>1045,4746506986</text:p>
          </table:table-cell>
          <table:table-cell table:formula="of:=[.C48]/[.A48]" office:value-type="float" office:value="1041.47904191617" calcext:value-type="float">
            <text:p>1041,47904191617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5268131" calcext:value-type="float">
            <text:p>5268131</text:p>
          </table:table-cell>
          <table:table-cell office:value-type="float" office:value="5325688" calcext:value-type="float">
            <text:p>5325688</text:p>
          </table:table-cell>
          <table:table-cell table:formula="of:=[.B49]/[.A49]" office:value-type="float" office:value="1030.94540117417" calcext:value-type="float">
            <text:p>1030,94540117417</text:p>
          </table:table-cell>
          <table:table-cell table:formula="of:=[.C49]/[.A49]" office:value-type="float" office:value="1042.20900195695" calcext:value-type="float">
            <text:p>1042,20900195695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5621473" calcext:value-type="float">
            <text:p>5621473</text:p>
          </table:table-cell>
          <table:table-cell office:value-type="float" office:value="5762820" calcext:value-type="float">
            <text:p>5762820</text:p>
          </table:table-cell>
          <table:table-cell table:formula="of:=[.B50]/[.A50]" office:value-type="float" office:value="1078.97754318618" calcext:value-type="float">
            <text:p>1078,97754318618</text:p>
          </table:table-cell>
          <table:table-cell table:formula="of:=[.C50]/[.A50]" office:value-type="float" office:value="1106.10748560461" calcext:value-type="float">
            <text:p>1106,10748560461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5932657" calcext:value-type="float">
            <text:p>5932657</text:p>
          </table:table-cell>
          <table:table-cell office:value-type="float" office:value="5626584" calcext:value-type="float">
            <text:p>5626584</text:p>
          </table:table-cell>
          <table:table-cell table:formula="of:=[.B51]/[.A51]" office:value-type="float" office:value="1117.26120527307" calcext:value-type="float">
            <text:p>1117,26120527307</text:p>
          </table:table-cell>
          <table:table-cell table:formula="of:=[.C51]/[.A51]" office:value-type="float" office:value="1059.62033898305" calcext:value-type="float">
            <text:p>1059,62033898305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5828105" calcext:value-type="float">
            <text:p>5828105</text:p>
          </table:table-cell>
          <table:table-cell office:value-type="float" office:value="5680481" calcext:value-type="float">
            <text:p>5680481</text:p>
          </table:table-cell>
          <table:table-cell table:formula="of:=[.B52]/[.A52]" office:value-type="float" office:value="1077.28373382625" calcext:value-type="float">
            <text:p>1077,28373382625</text:p>
          </table:table-cell>
          <table:table-cell table:formula="of:=[.C52]/[.A52]" office:value-type="float" office:value="1049.99648798521" calcext:value-type="float">
            <text:p>1049,99648798521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5699950" calcext:value-type="float">
            <text:p>5699950</text:p>
          </table:table-cell>
          <table:table-cell office:value-type="float" office:value="6085873" calcext:value-type="float">
            <text:p>6085873</text:p>
          </table:table-cell>
          <table:table-cell table:formula="of:=[.B53]/[.A53]" office:value-type="float" office:value="1034.47368421053" calcext:value-type="float">
            <text:p>1034,47368421053</text:p>
          </table:table-cell>
          <table:table-cell table:formula="of:=[.C53]/[.A53]" office:value-type="float" office:value="1104.51415607985" calcext:value-type="float">
            <text:p>1104,51415607985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5807731" calcext:value-type="float">
            <text:p>5807731</text:p>
          </table:table-cell>
          <table:table-cell office:value-type="float" office:value="6427384" calcext:value-type="float">
            <text:p>6427384</text:p>
          </table:table-cell>
          <table:table-cell table:formula="of:=[.B54]/[.A54]" office:value-type="float" office:value="1035.24616755793" calcext:value-type="float">
            <text:p>1035,24616755793</text:p>
          </table:table-cell>
          <table:table-cell table:formula="of:=[.C54]/[.A54]" office:value-type="float" office:value="1145.70124777184" calcext:value-type="float">
            <text:p>1145,70124777184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5997239" calcext:value-type="float">
            <text:p>5997239</text:p>
          </table:table-cell>
          <table:table-cell office:value-type="float" office:value="6349834" calcext:value-type="float">
            <text:p>6349834</text:p>
          </table:table-cell>
          <table:table-cell table:formula="of:=[.B55]/[.A55]" office:value-type="float" office:value="1050.30455341506" calcext:value-type="float">
            <text:p>1050,30455341506</text:p>
          </table:table-cell>
          <table:table-cell table:formula="of:=[.C55]/[.A55]" office:value-type="float" office:value="1112.05499124343" calcext:value-type="float">
            <text:p>1112,05499124343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6263818" calcext:value-type="float">
            <text:p>6263818</text:p>
          </table:table-cell>
          <table:table-cell office:value-type="float" office:value="5906044" calcext:value-type="float">
            <text:p>5906044</text:p>
          </table:table-cell>
          <table:table-cell table:formula="of:=[.B56]/[.A56]" office:value-type="float" office:value="1078.10981067126" calcext:value-type="float">
            <text:p>1078,10981067126</text:p>
          </table:table-cell>
          <table:table-cell table:formula="of:=[.C56]/[.A56]" office:value-type="float" office:value="1016.53080895009" calcext:value-type="float">
            <text:p>1016,53080895009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6258566" calcext:value-type="float">
            <text:p>6258566</text:p>
          </table:table-cell>
          <table:table-cell office:value-type="float" office:value="6352285" calcext:value-type="float">
            <text:p>6352285</text:p>
          </table:table-cell>
          <table:table-cell table:formula="of:=[.B57]/[.A57]" office:value-type="float" office:value="1058.97901861252" calcext:value-type="float">
            <text:p>1058,97901861252</text:p>
          </table:table-cell>
          <table:table-cell table:formula="of:=[.C57]/[.A57]" office:value-type="float" office:value="1074.83671742809" calcext:value-type="float">
            <text:p>1074,83671742809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6147962" calcext:value-type="float">
            <text:p>6147962</text:p>
          </table:table-cell>
          <table:table-cell office:value-type="float" office:value="7110447" calcext:value-type="float">
            <text:p>7110447</text:p>
          </table:table-cell>
          <table:table-cell table:formula="of:=[.B58]/[.A58]" office:value-type="float" office:value="1022.95540765391" calcext:value-type="float">
            <text:p>1022,95540765391</text:p>
          </table:table-cell>
          <table:table-cell table:formula="of:=[.C58]/[.A58]" office:value-type="float" office:value="1183.10266222962" calcext:value-type="float">
            <text:p>1183,10266222962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6424806" calcext:value-type="float">
            <text:p>6424806</text:p>
          </table:table-cell>
          <table:table-cell office:value-type="float" office:value="6920584" calcext:value-type="float">
            <text:p>6920584</text:p>
          </table:table-cell>
          <table:table-cell table:formula="of:=[.B59]/[.A59]" office:value-type="float" office:value="1051.52307692308" calcext:value-type="float">
            <text:p>1051,52307692308</text:p>
          </table:table-cell>
          <table:table-cell table:formula="of:=[.C59]/[.A59]" office:value-type="float" office:value="1132.6651391162" calcext:value-type="float">
            <text:p>1132,665139116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6528509" calcext:value-type="float">
            <text:p>6528509</text:p>
          </table:table-cell>
          <table:table-cell office:value-type="float" office:value="6691771" calcext:value-type="float">
            <text:p>6691771</text:p>
          </table:table-cell>
          <table:table-cell table:formula="of:=[.B60]/[.A60]" office:value-type="float" office:value="1051.28969404187" calcext:value-type="float">
            <text:p>1051,28969404187</text:p>
          </table:table-cell>
          <table:table-cell table:formula="of:=[.C60]/[.A60]" office:value-type="float" office:value="1077.57987117552" calcext:value-type="float">
            <text:p>1077,57987117552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6542042" calcext:value-type="float">
            <text:p>6542042</text:p>
          </table:table-cell>
          <table:table-cell office:value-type="float" office:value="6683489" calcext:value-type="float">
            <text:p>6683489</text:p>
          </table:table-cell>
          <table:table-cell table:formula="of:=[.B61]/[.A61]" office:value-type="float" office:value="1036.77369255151" calcext:value-type="float">
            <text:p>1036,77369255151</text:p>
          </table:table-cell>
          <table:table-cell table:formula="of:=[.C61]/[.A61]" office:value-type="float" office:value="1059.19001584786" calcext:value-type="float">
            <text:p>1059,19001584786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6847492" calcext:value-type="float">
            <text:p>6847492</text:p>
          </table:table-cell>
          <table:table-cell office:value-type="float" office:value="6789489" calcext:value-type="float">
            <text:p>6789489</text:p>
          </table:table-cell>
          <table:table-cell table:formula="of:=[.B62]/[.A62]" office:value-type="float" office:value="1068.25148205928" calcext:value-type="float">
            <text:p>1068,25148205928</text:p>
          </table:table-cell>
          <table:table-cell table:formula="of:=[.C62]/[.A62]" office:value-type="float" office:value="1059.20265210608" calcext:value-type="float">
            <text:p>1059,20265210608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7060904" calcext:value-type="float">
            <text:p>7060904</text:p>
          </table:table-cell>
          <table:table-cell office:value-type="float" office:value="7215851" calcext:value-type="float">
            <text:p>7215851</text:p>
          </table:table-cell>
          <table:table-cell table:formula="of:=[.B63]/[.A63]" office:value-type="float" office:value="1084.6242703533" calcext:value-type="float">
            <text:p>1084,6242703533</text:p>
          </table:table-cell>
          <table:table-cell table:formula="of:=[.C63]/[.A63]" office:value-type="float" office:value="1108.42565284178" calcext:value-type="float">
            <text:p>1108,42565284178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7185508" calcext:value-type="float">
            <text:p>7185508</text:p>
          </table:table-cell>
          <table:table-cell office:value-type="float" office:value="7565246" calcext:value-type="float">
            <text:p>7565246</text:p>
          </table:table-cell>
          <table:table-cell table:formula="of:=[.B64]/[.A64]" office:value-type="float" office:value="1087.06626323752" calcext:value-type="float">
            <text:p>1087,06626323752</text:p>
          </table:table-cell>
          <table:table-cell table:formula="of:=[.C64]/[.A64]" office:value-type="float" office:value="1144.51527987897" calcext:value-type="float">
            <text:p>1144,51527987897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7331045" calcext:value-type="float">
            <text:p>7331045</text:p>
          </table:table-cell>
          <table:table-cell office:value-type="float" office:value="7525103" calcext:value-type="float">
            <text:p>7525103</text:p>
          </table:table-cell>
          <table:table-cell table:formula="of:=[.B65]/[.A65]" office:value-type="float" office:value="1092.55514157973" calcext:value-type="float">
            <text:p>1092,55514157973</text:p>
          </table:table-cell>
          <table:table-cell table:formula="of:=[.C65]/[.A65]" office:value-type="float" office:value="1121.47585692996" calcext:value-type="float">
            <text:p>1121,47585692996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7305757" calcext:value-type="float">
            <text:p>7305757</text:p>
          </table:table-cell>
          <table:table-cell office:value-type="float" office:value="7608028" calcext:value-type="float">
            <text:p>7608028</text:p>
          </table:table-cell>
          <table:table-cell table:formula="of:=[.B66]/[.A66]" office:value-type="float" office:value="1072.79838472834" calcext:value-type="float">
            <text:p>1072,79838472834</text:p>
          </table:table-cell>
          <table:table-cell table:formula="of:=[.C66]/[.A66]" office:value-type="float" office:value="1117.18472834068" calcext:value-type="float">
            <text:p>1117,18472834068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7753018" calcext:value-type="float">
            <text:p>7753018</text:p>
          </table:table-cell>
          <table:table-cell office:value-type="float" office:value="7812585" calcext:value-type="float">
            <text:p>7812585</text:p>
          </table:table-cell>
          <table:table-cell table:formula="of:=[.B67]/[.A67]" office:value-type="float" office:value="1121.9997105644" calcext:value-type="float">
            <text:p>1121,9997105644</text:p>
          </table:table-cell>
          <table:table-cell table:formula="of:=[.C67]/[.A67]" office:value-type="float" office:value="1130.62011577424" calcext:value-type="float">
            <text:p>1130,62011577424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7263238" calcext:value-type="float">
            <text:p>7263238</text:p>
          </table:table-cell>
          <table:table-cell office:value-type="float" office:value="7638992" calcext:value-type="float">
            <text:p>7638992</text:p>
          </table:table-cell>
          <table:table-cell table:formula="of:=[.B68]/[.A68]" office:value-type="float" office:value="1036.12524964337" calcext:value-type="float">
            <text:p>1036,12524964337</text:p>
          </table:table-cell>
          <table:table-cell table:formula="of:=[.C68]/[.A68]" office:value-type="float" office:value="1089.72781740371" calcext:value-type="float">
            <text:p>1089,72781740371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7194919" calcext:value-type="float">
            <text:p>7194919</text:p>
          </table:table-cell>
          <table:table-cell office:value-type="float" office:value="7641072" calcext:value-type="float">
            <text:p>7641072</text:p>
          </table:table-cell>
          <table:table-cell table:formula="of:=[.B69]/[.A69]" office:value-type="float" office:value="1011.94360056259" calcext:value-type="float">
            <text:p>1011,94360056259</text:p>
          </table:table-cell>
          <table:table-cell table:formula="of:=[.C69]/[.A69]" office:value-type="float" office:value="1074.69367088608" calcext:value-type="float">
            <text:p>1074,69367088608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7261596" calcext:value-type="float">
            <text:p>7261596</text:p>
          </table:table-cell>
          <table:table-cell office:value-type="float" office:value="8331359" calcext:value-type="float">
            <text:p>8331359</text:p>
          </table:table-cell>
          <table:table-cell table:formula="of:=[.B70]/[.A70]" office:value-type="float" office:value="1007.15617198336" calcext:value-type="float">
            <text:p>1007,15617198336</text:p>
          </table:table-cell>
          <table:table-cell table:formula="of:=[.C70]/[.A70]" office:value-type="float" office:value="1155.52829403606" calcext:value-type="float">
            <text:p>1155,52829403606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7529761" calcext:value-type="float">
            <text:p>7529761</text:p>
          </table:table-cell>
          <table:table-cell office:value-type="float" office:value="8152894" calcext:value-type="float">
            <text:p>8152894</text:p>
          </table:table-cell>
          <table:table-cell table:formula="of:=[.B71]/[.A71]" office:value-type="float" office:value="1030.06306429549" calcext:value-type="float">
            <text:p>1030,06306429549</text:p>
          </table:table-cell>
          <table:table-cell table:formula="of:=[.C71]/[.A71]" office:value-type="float" office:value="1115.30697674419" calcext:value-type="float">
            <text:p>1115,30697674419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7801994" calcext:value-type="float">
            <text:p>7801994</text:p>
          </table:table-cell>
          <table:table-cell office:value-type="float" office:value="8544842" calcext:value-type="float">
            <text:p>8544842</text:p>
          </table:table-cell>
          <table:table-cell table:formula="of:=[.B72]/[.A72]" office:value-type="float" office:value="1052.90067476383" calcext:value-type="float">
            <text:p>1052,90067476383</text:p>
          </table:table-cell>
          <table:table-cell table:formula="of:=[.C72]/[.A72]" office:value-type="float" office:value="1153.15006747638" calcext:value-type="float">
            <text:p>1153,15006747638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7802596" calcext:value-type="float">
            <text:p>7802596</text:p>
          </table:table-cell>
          <table:table-cell office:value-type="float" office:value="8161373" calcext:value-type="float">
            <text:p>8161373</text:p>
          </table:table-cell>
          <table:table-cell table:formula="of:=[.B73]/[.A73]" office:value-type="float" office:value="1038.96085219707" calcext:value-type="float">
            <text:p>1038,96085219707</text:p>
          </table:table-cell>
          <table:table-cell table:formula="of:=[.C73]/[.A73]" office:value-type="float" office:value="1086.73408788282" calcext:value-type="float">
            <text:p>1086,73408788282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7824779" calcext:value-type="float">
            <text:p>7824779</text:p>
          </table:table-cell>
          <table:table-cell office:value-type="float" office:value="8557411" calcext:value-type="float">
            <text:p>8557411</text:p>
          </table:table-cell>
          <table:table-cell table:formula="of:=[.B74]/[.A74]" office:value-type="float" office:value="1028.22325886991" calcext:value-type="float">
            <text:p>1028,22325886991</text:p>
          </table:table-cell>
          <table:table-cell table:formula="of:=[.C74]/[.A74]" office:value-type="float" office:value="1124.49553219448" calcext:value-type="float">
            <text:p>1124,49553219448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8158616" calcext:value-type="float">
            <text:p>8158616</text:p>
          </table:table-cell>
          <table:table-cell office:value-type="float" office:value="8762990" calcext:value-type="float">
            <text:p>8762990</text:p>
          </table:table-cell>
          <table:table-cell table:formula="of:=[.B75]/[.A75]" office:value-type="float" office:value="1058.18625162127" calcext:value-type="float">
            <text:p>1058,18625162127</text:p>
          </table:table-cell>
          <table:table-cell table:formula="of:=[.C75]/[.A75]" office:value-type="float" office:value="1136.57457846952" calcext:value-type="float">
            <text:p>1136,57457846952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8146638" calcext:value-type="float">
            <text:p>8146638</text:p>
          </table:table-cell>
          <table:table-cell office:value-type="float" office:value="8696729" calcext:value-type="float">
            <text:p>8696729</text:p>
          </table:table-cell>
          <table:table-cell table:formula="of:=[.B76]/[.A76]" office:value-type="float" office:value="1043.10345710627" calcext:value-type="float">
            <text:p>1043,10345710627</text:p>
          </table:table-cell>
          <table:table-cell table:formula="of:=[.C76]/[.A76]" office:value-type="float" office:value="1113.53764404609" calcext:value-type="float">
            <text:p>1113,53764404609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8477247" calcext:value-type="float">
            <text:p>8477247</text:p>
          </table:table-cell>
          <table:table-cell office:value-type="float" office:value="8658936" calcext:value-type="float">
            <text:p>8658936</text:p>
          </table:table-cell>
          <table:table-cell table:formula="of:=[.B77]/[.A77]" office:value-type="float" office:value="1071.71264222503" calcext:value-type="float">
            <text:p>1071,71264222503</text:p>
          </table:table-cell>
          <table:table-cell table:formula="of:=[.C77]/[.A77]" office:value-type="float" office:value="1094.68217446271" calcext:value-type="float">
            <text:p>1094,68217446271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8662514" calcext:value-type="float">
            <text:p>8662514</text:p>
          </table:table-cell>
          <table:table-cell office:value-type="float" office:value="8341911" calcext:value-type="float">
            <text:p>8341911</text:p>
          </table:table-cell>
          <table:table-cell table:formula="of:=[.B78]/[.A78]" office:value-type="float" office:value="1081.46242197253" calcext:value-type="float">
            <text:p>1081,46242197253</text:p>
          </table:table-cell>
          <table:table-cell table:formula="of:=[.C78]/[.A78]" office:value-type="float" office:value="1041.43707865169" calcext:value-type="float">
            <text:p>1041,43707865169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8708450" calcext:value-type="float">
            <text:p>8708450</text:p>
          </table:table-cell>
          <table:table-cell office:value-type="float" office:value="8616852" calcext:value-type="float">
            <text:p>8616852</text:p>
          </table:table-cell>
          <table:table-cell table:formula="of:=[.B79]/[.A79]" office:value-type="float" office:value="1073.79161528977" calcext:value-type="float">
            <text:p>1073,79161528977</text:p>
          </table:table-cell>
          <table:table-cell table:formula="of:=[.C79]/[.A79]" office:value-type="float" office:value="1062.49716399507" calcext:value-type="float">
            <text:p>1062,49716399507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8699133" calcext:value-type="float">
            <text:p>8699133</text:p>
          </table:table-cell>
          <table:table-cell office:value-type="float" office:value="9188906" calcext:value-type="float">
            <text:p>9188906</text:p>
          </table:table-cell>
          <table:table-cell table:formula="of:=[.B80]/[.A80]" office:value-type="float" office:value="1059.57771010962" calcext:value-type="float">
            <text:p>1059,57771010962</text:p>
          </table:table-cell>
          <table:table-cell table:formula="of:=[.C80]/[.A80]" office:value-type="float" office:value="1119.23337393423" calcext:value-type="float">
            <text:p>1119,23337393423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8601902" calcext:value-type="float">
            <text:p>8601902</text:p>
          </table:table-cell>
          <table:table-cell office:value-type="float" office:value="8936348" calcext:value-type="float">
            <text:p>8936348</text:p>
          </table:table-cell>
          <table:table-cell table:formula="of:=[.B81]/[.A81]" office:value-type="float" office:value="1035.1265944645" calcext:value-type="float">
            <text:p>1035,1265944645</text:p>
          </table:table-cell>
          <table:table-cell table:formula="of:=[.C81]/[.A81]" office:value-type="float" office:value="1075.37280385078" calcext:value-type="float">
            <text:p>1075,37280385078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8536044" calcext:value-type="float">
            <text:p>8536044</text:p>
          </table:table-cell>
          <table:table-cell office:value-type="float" office:value="8923600" calcext:value-type="float">
            <text:p>8923600</text:p>
          </table:table-cell>
          <table:table-cell table:formula="of:=[.B82]/[.A82]" office:value-type="float" office:value="1014.98739595719" calcext:value-type="float">
            <text:p>1014,98739595719</text:p>
          </table:table-cell>
          <table:table-cell table:formula="of:=[.C82]/[.A82]" office:value-type="float" office:value="1061.07015457788" calcext:value-type="float">
            <text:p>1061,07015457788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8559679" calcext:value-type="float">
            <text:p>8559679</text:p>
          </table:table-cell>
          <table:table-cell office:value-type="float" office:value="9591404" calcext:value-type="float">
            <text:p>9591404</text:p>
          </table:table-cell>
          <table:table-cell table:formula="of:=[.B83]/[.A83]" office:value-type="float" office:value="1005.83772032902" calcext:value-type="float">
            <text:p>1005,83772032902</text:p>
          </table:table-cell>
          <table:table-cell table:formula="of:=[.C83]/[.A83]" office:value-type="float" office:value="1127.07450058754" calcext:value-type="float">
            <text:p>1127,07450058754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8564323" calcext:value-type="float">
            <text:p>8564323</text:p>
          </table:table-cell>
          <table:table-cell office:value-type="float" office:value="9390111" calcext:value-type="float">
            <text:p>9390111</text:p>
          </table:table-cell>
          <table:table-cell table:formula="of:=[.B84]/[.A84]" office:value-type="float" office:value="994.694889663182" calcext:value-type="float">
            <text:p>994,694889663182</text:p>
          </table:table-cell>
          <table:table-cell table:formula="of:=[.C84]/[.A84]" office:value-type="float" office:value="1090.60522648084" calcext:value-type="float">
            <text:p>1090,60522648084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9108784" calcext:value-type="float">
            <text:p>9108784</text:p>
          </table:table-cell>
          <table:table-cell office:value-type="float" office:value="9569296" calcext:value-type="float">
            <text:p>9569296</text:p>
          </table:table-cell>
          <table:table-cell table:formula="of:=[.B85]/[.A85]" office:value-type="float" office:value="1045.78461538462" calcext:value-type="float">
            <text:p>1045,78461538462</text:p>
          </table:table-cell>
          <table:table-cell table:formula="of:=[.C85]/[.A85]" office:value-type="float" office:value="1098.65625717566" calcext:value-type="float">
            <text:p>1098,65625717566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9259889" calcext:value-type="float">
            <text:p>9259889</text:p>
          </table:table-cell>
          <table:table-cell office:value-type="float" office:value="9626267" calcext:value-type="float">
            <text:p>9626267</text:p>
          </table:table-cell>
          <table:table-cell table:formula="of:=[.B86]/[.A86]" office:value-type="float" office:value="1051.06572077185" calcext:value-type="float">
            <text:p>1051,06572077185</text:p>
          </table:table-cell>
          <table:table-cell table:formula="of:=[.C86]/[.A86]" office:value-type="float" office:value="1092.65232690125" calcext:value-type="float">
            <text:p>1092,65232690125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9445704" calcext:value-type="float">
            <text:p>9445704</text:p>
          </table:table-cell>
          <table:table-cell office:value-type="float" office:value="9304450" calcext:value-type="float">
            <text:p>9304450</text:p>
          </table:table-cell>
          <table:table-cell table:formula="of:=[.B87]/[.A87]" office:value-type="float" office:value="1060.12390572391" calcext:value-type="float">
            <text:p>1060,12390572391</text:p>
          </table:table-cell>
          <table:table-cell table:formula="of:=[.C87]/[.A87]" office:value-type="float" office:value="1044.27048260382" calcext:value-type="float">
            <text:p>1044,27048260382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9199749" calcext:value-type="float">
            <text:p>9199749</text:p>
          </table:table-cell>
          <table:table-cell office:value-type="float" office:value="9674962" calcext:value-type="float">
            <text:p>9674962</text:p>
          </table:table-cell>
          <table:table-cell table:formula="of:=[.B88]/[.A88]" office:value-type="float" office:value="1021.05982241953" calcext:value-type="float">
            <text:p>1021,05982241953</text:p>
          </table:table-cell>
          <table:table-cell table:formula="of:=[.C88]/[.A88]" office:value-type="float" office:value="1073.80266370699" calcext:value-type="float">
            <text:p>1073,80266370699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9468141" calcext:value-type="float">
            <text:p>9468141</text:p>
          </table:table-cell>
          <table:table-cell office:value-type="float" office:value="10352645" calcext:value-type="float">
            <text:p>10352645</text:p>
          </table:table-cell>
          <table:table-cell table:formula="of:=[.B89]/[.A89]" office:value-type="float" office:value="1039.31295279912" calcext:value-type="float">
            <text:p>1039,31295279912</text:p>
          </table:table-cell>
          <table:table-cell table:formula="of:=[.C89]/[.A89]" office:value-type="float" office:value="1136.40450054885" calcext:value-type="float">
            <text:p>1136,40450054885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9803875" calcext:value-type="float">
            <text:p>9803875</text:p>
          </table:table-cell>
          <table:table-cell office:value-type="float" office:value="9690659" calcext:value-type="float">
            <text:p>9690659</text:p>
          </table:table-cell>
          <table:table-cell table:formula="of:=[.B90]/[.A90]" office:value-type="float" office:value="1064.48154180239" calcext:value-type="float">
            <text:p>1064,48154180239</text:p>
          </table:table-cell>
          <table:table-cell table:formula="of:=[.C90]/[.A90]" office:value-type="float" office:value="1052.1888165038" calcext:value-type="float">
            <text:p>1052,1888165038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9898318" calcext:value-type="float">
            <text:p>9898318</text:p>
          </table:table-cell>
          <table:table-cell office:value-type="float" office:value="10113029" calcext:value-type="float">
            <text:p>10113029</text:p>
          </table:table-cell>
          <table:table-cell table:formula="of:=[.B91]/[.A91]" office:value-type="float" office:value="1063.19205155747" calcext:value-type="float">
            <text:p>1063,19205155747</text:p>
          </table:table-cell>
          <table:table-cell table:formula="of:=[.C91]/[.A91]" office:value-type="float" office:value="1086.2544575725" calcext:value-type="float">
            <text:p>1086,2544575725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10409812" calcext:value-type="float">
            <text:p>10409812</text:p>
          </table:table-cell>
          <table:table-cell office:value-type="float" office:value="10591596" calcext:value-type="float">
            <text:p>10591596</text:p>
          </table:table-cell>
          <table:table-cell table:formula="of:=[.B92]/[.A92]" office:value-type="float" office:value="1106.24994686504" calcext:value-type="float">
            <text:p>1106,24994686504</text:p>
          </table:table-cell>
          <table:table-cell table:formula="of:=[.C92]/[.A92]" office:value-type="float" office:value="1125.56811902232" calcext:value-type="float">
            <text:p>1125,56811902232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9880507" calcext:value-type="float">
            <text:p>9880507</text:p>
          </table:table-cell>
          <table:table-cell office:value-type="float" office:value="10498248" calcext:value-type="float">
            <text:p>10498248</text:p>
          </table:table-cell>
          <table:table-cell table:formula="of:=[.B93]/[.A93]" office:value-type="float" office:value="1038.95972660358" calcext:value-type="float">
            <text:p>1038,95972660358</text:p>
          </table:table-cell>
          <table:table-cell table:formula="of:=[.C93]/[.A93]" office:value-type="float" office:value="1103.9167192429" calcext:value-type="float">
            <text:p>1103,9167192429</text:p>
          </table:table-cell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10362694" calcext:value-type="float">
            <text:p>10362694</text:p>
          </table:table-cell>
          <table:table-cell office:value-type="float" office:value="10203632" calcext:value-type="float">
            <text:p>10203632</text:p>
          </table:table-cell>
          <table:table-cell table:formula="of:=[.B94]/[.A94]" office:value-type="float" office:value="1078.32403746098" calcext:value-type="float">
            <text:p>1078,32403746098</text:p>
          </table:table-cell>
          <table:table-cell table:formula="of:=[.C94]/[.A94]" office:value-type="float" office:value="1061.77232049948" calcext:value-type="float">
            <text:p>1061,77232049948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10528866" calcext:value-type="float">
            <text:p>10528866</text:p>
          </table:table-cell>
          <table:table-cell office:value-type="float" office:value="10672593" calcext:value-type="float">
            <text:p>10672593</text:p>
          </table:table-cell>
          <table:table-cell table:formula="of:=[.B95]/[.A95]" office:value-type="float" office:value="1084.33223480947" calcext:value-type="float">
            <text:p>1084,33223480947</text:p>
          </table:table-cell>
          <table:table-cell table:formula="of:=[.C95]/[.A95]" office:value-type="float" office:value="1099.1341915551" calcext:value-type="float">
            <text:p>1099,1341915551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10266412" calcext:value-type="float">
            <text:p>10266412</text:p>
          </table:table-cell>
          <table:table-cell office:value-type="float" office:value="10493523" calcext:value-type="float">
            <text:p>10493523</text:p>
          </table:table-cell>
          <table:table-cell table:formula="of:=[.B96]/[.A96]" office:value-type="float" office:value="1046.5251783894" calcext:value-type="float">
            <text:p>1046,5251783894</text:p>
          </table:table-cell>
          <table:table-cell table:formula="of:=[.C96]/[.A96]" office:value-type="float" office:value="1069.67614678899" calcext:value-type="float">
            <text:p>1069,67614678899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10671429" calcext:value-type="float">
            <text:p>10671429</text:p>
          </table:table-cell>
          <table:table-cell office:value-type="float" office:value="10176238" calcext:value-type="float">
            <text:p>10176238</text:p>
          </table:table-cell>
          <table:table-cell table:formula="of:=[.B97]/[.A97]" office:value-type="float" office:value="1076.83440968718" calcext:value-type="float">
            <text:p>1076,83440968718</text:p>
          </table:table-cell>
          <table:table-cell table:formula="of:=[.C97]/[.A97]" office:value-type="float" office:value="1026.86559031282" calcext:value-type="float">
            <text:p>1026,86559031282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0752972" calcext:value-type="float">
            <text:p>10752972</text:p>
          </table:table-cell>
          <table:table-cell office:value-type="float" office:value="10964119" calcext:value-type="float">
            <text:p>10964119</text:p>
          </table:table-cell>
          <table:table-cell table:formula="of:=[.B98]/[.A98]" office:value-type="float" office:value="1074.22297702298" calcext:value-type="float">
            <text:p>1074,22297702298</text:p>
          </table:table-cell>
          <table:table-cell table:formula="of:=[.C98]/[.A98]" office:value-type="float" office:value="1095.31658341658" calcext:value-type="float">
            <text:p>1095,31658341658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0633137" calcext:value-type="float">
            <text:p>10633137</text:p>
          </table:table-cell>
          <table:table-cell office:value-type="float" office:value="10914345" calcext:value-type="float">
            <text:p>10914345</text:p>
          </table:table-cell>
          <table:table-cell table:formula="of:=[.B99]/[.A99]" office:value-type="float" office:value="1051.74451038576" calcext:value-type="float">
            <text:p>1051,74451038576</text:p>
          </table:table-cell>
          <table:table-cell table:formula="of:=[.C99]/[.A99]" office:value-type="float" office:value="1079.55934718101" calcext:value-type="float">
            <text:p>1079,55934718101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10508370" calcext:value-type="float">
            <text:p>10508370</text:p>
          </table:table-cell>
          <table:table-cell office:value-type="float" office:value="10570936" calcext:value-type="float">
            <text:p>10570936</text:p>
          </table:table-cell>
          <table:table-cell table:formula="of:=[.B100]/[.A100]" office:value-type="float" office:value="1029.22331047992" calcext:value-type="float">
            <text:p>1029,22331047992</text:p>
          </table:table-cell>
          <table:table-cell table:formula="of:=[.C100]/[.A100]" office:value-type="float" office:value="1035.35122428991" calcext:value-type="float">
            <text:p>1035,35122428991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float" office:value="11881756" calcext:value-type="float">
            <text:p>11881756</text:p>
          </table:table-cell>
          <table:table-cell office:value-type="float" office:value="12184160" calcext:value-type="float">
            <text:p>12184160</text:p>
          </table:table-cell>
          <table:table-cell table:formula="of:=[.B101]/[.A101]" office:value-type="float" office:value="1152.44966052376" calcext:value-type="float">
            <text:p>1152,44966052376</text:p>
          </table:table-cell>
          <table:table-cell table:formula="of:=[.C101]/[.A101]" office:value-type="float" office:value="1181.78079534433" calcext:value-type="float">
            <text:p>1181,78079534433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12142063" calcext:value-type="float">
            <text:p>12142063</text:p>
          </table:table-cell>
          <table:table-cell office:value-type="float" office:value="11418604" calcext:value-type="float">
            <text:p>11418604</text:p>
          </table:table-cell>
          <table:table-cell table:formula="of:=[.B102]/[.A102]" office:value-type="float" office:value="1166.38453410183" calcext:value-type="float">
            <text:p>1166,38453410183</text:p>
          </table:table-cell>
          <table:table-cell table:formula="of:=[.C102]/[.A102]" office:value-type="float" office:value="1096.88799231508" calcext:value-type="float">
            <text:p>1096,88799231508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11659750" calcext:value-type="float">
            <text:p>11659750</text:p>
          </table:table-cell>
          <table:table-cell office:value-type="float" office:value="12001276" calcext:value-type="float">
            <text:p>12001276</text:p>
          </table:table-cell>
          <table:table-cell table:formula="of:=[.B103]/[.A103]" office:value-type="float" office:value="1109.39581351094" calcext:value-type="float">
            <text:p>1109,39581351094</text:p>
          </table:table-cell>
          <table:table-cell table:formula="of:=[.C103]/[.A103]" office:value-type="float" office:value="1141.89115128449" calcext:value-type="float">
            <text:p>1141,89115128449</text:p>
          </table:table-cell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11972438" calcext:value-type="float">
            <text:p>11972438</text:p>
          </table:table-cell>
          <table:table-cell office:value-type="float" office:value="11557072" calcext:value-type="float">
            <text:p>11557072</text:p>
          </table:table-cell>
          <table:table-cell table:formula="of:=[.B104]/[.A104]" office:value-type="float" office:value="1128.41074458058" calcext:value-type="float">
            <text:p>1128,41074458058</text:p>
          </table:table-cell>
          <table:table-cell table:formula="of:=[.C104]/[.A104]" office:value-type="float" office:value="1089.26220546654" calcext:value-type="float">
            <text:p>1089,26220546654</text:p>
          </table:table-cell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float" office:value="12142816" calcext:value-type="float">
            <text:p>12142816</text:p>
          </table:table-cell>
          <table:table-cell office:value-type="float" office:value="13425276" calcext:value-type="float">
            <text:p>13425276</text:p>
          </table:table-cell>
          <table:table-cell table:formula="of:=[.B105]/[.A105]" office:value-type="float" office:value="1133.78300653595" calcext:value-type="float">
            <text:p>1133,78300653595</text:p>
          </table:table-cell>
          <table:table-cell table:formula="of:=[.C105]/[.A105]" office:value-type="float" office:value="1253.52717086835" calcext:value-type="float">
            <text:p>1253,52717086835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12302878" calcext:value-type="float">
            <text:p>12302878</text:p>
          </table:table-cell>
          <table:table-cell office:value-type="float" office:value="12789110" calcext:value-type="float">
            <text:p>12789110</text:p>
          </table:table-cell>
          <table:table-cell table:formula="of:=[.B106]/[.A106]" office:value-type="float" office:value="1138.10157261795" calcext:value-type="float">
            <text:p>1138,10157261795</text:p>
          </table:table-cell>
          <table:table-cell table:formula="of:=[.C106]/[.A106]" office:value-type="float" office:value="1183.08140610546" calcext:value-type="float">
            <text:p>1183,08140610546</text:p>
          </table:table-cell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11603453" calcext:value-type="float">
            <text:p>11603453</text:p>
          </table:table-cell>
          <table:table-cell office:value-type="float" office:value="12768980" calcext:value-type="float">
            <text:p>12768980</text:p>
          </table:table-cell>
          <table:table-cell table:formula="of:=[.B107]/[.A107]" office:value-type="float" office:value="1063.56122823098" calcext:value-type="float">
            <text:p>1063,56122823098</text:p>
          </table:table-cell>
          <table:table-cell table:formula="of:=[.C107]/[.A107]" office:value-type="float" office:value="1170.39230064161" calcext:value-type="float">
            <text:p>1170,39230064161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2311550" calcext:value-type="float">
            <text:p>12311550</text:p>
          </table:table-cell>
          <table:table-cell office:value-type="float" office:value="12267009" calcext:value-type="float">
            <text:p>12267009</text:p>
          </table:table-cell>
          <table:table-cell table:formula="of:=[.B108]/[.A108]" office:value-type="float" office:value="1118.21525885559" calcext:value-type="float">
            <text:p>1118,21525885559</text:p>
          </table:table-cell>
          <table:table-cell table:formula="of:=[.C108]/[.A108]" office:value-type="float" office:value="1114.16975476839" calcext:value-type="float">
            <text:p>1114,16975476839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11747225" calcext:value-type="float">
            <text:p>11747225</text:p>
          </table:table-cell>
          <table:table-cell office:value-type="float" office:value="11931300" calcext:value-type="float">
            <text:p>11931300</text:p>
          </table:table-cell>
          <table:table-cell table:formula="of:=[.B109]/[.A109]" office:value-type="float" office:value="1057.35598559856" calcext:value-type="float">
            <text:p>1057,35598559856</text:p>
          </table:table-cell>
          <table:table-cell table:formula="of:=[.C109]/[.A109]" office:value-type="float" office:value="1073.92439243924" calcext:value-type="float">
            <text:p>1073,92439243924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12805123" calcext:value-type="float">
            <text:p>12805123</text:p>
          </table:table-cell>
          <table:table-cell office:value-type="float" office:value="12250381" calcext:value-type="float">
            <text:p>12250381</text:p>
          </table:table-cell>
          <table:table-cell table:formula="of:=[.B110]/[.A110]" office:value-type="float" office:value="1142.29464763604" calcext:value-type="float">
            <text:p>1142,29464763604</text:p>
          </table:table-cell>
          <table:table-cell table:formula="of:=[.C110]/[.A110]" office:value-type="float" office:value="1092.80829616414" calcext:value-type="float">
            <text:p>1092,80829616414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12464685" calcext:value-type="float">
            <text:p>12464685</text:p>
          </table:table-cell>
          <table:table-cell office:value-type="float" office:value="12095993" calcext:value-type="float">
            <text:p>12095993</text:p>
          </table:table-cell>
          <table:table-cell table:formula="of:=[.B111]/[.A111]" office:value-type="float" office:value="1102.09416445623" calcext:value-type="float">
            <text:p>1102,09416445623</text:p>
          </table:table-cell>
          <table:table-cell table:formula="of:=[.C111]/[.A111]" office:value-type="float" office:value="1069.49540229885" calcext:value-type="float">
            <text:p>1069,49540229885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12341581" calcext:value-type="float">
            <text:p>12341581</text:p>
          </table:table-cell>
          <table:table-cell office:value-type="float" office:value="13130706" calcext:value-type="float">
            <text:p>13130706</text:p>
          </table:table-cell>
          <table:table-cell table:formula="of:=[.B112]/[.A112]" office:value-type="float" office:value="1081.64601226994" calcext:value-type="float">
            <text:p>1081,64601226994</text:p>
          </table:table-cell>
          <table:table-cell table:formula="of:=[.C112]/[.A112]" office:value-type="float" office:value="1150.80683610868" calcext:value-type="float">
            <text:p>1150,80683610868</text:p>
          </table:table-cell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15373226" calcext:value-type="float">
            <text:p>15373226</text:p>
          </table:table-cell>
          <table:table-cell office:value-type="float" office:value="14102791" calcext:value-type="float">
            <text:p>14102791</text:p>
          </table:table-cell>
          <table:table-cell table:formula="of:=[.B113]/[.A113]" office:value-type="float" office:value="1335.64083405734" calcext:value-type="float">
            <text:p>1335,64083405734</text:p>
          </table:table-cell>
          <table:table-cell table:formula="of:=[.C113]/[.A113]" office:value-type="float" office:value="1225.2642050391" calcext:value-type="float">
            <text:p>1225,2642050391</text:p>
          </table:table-cell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float" office:value="12666658" calcext:value-type="float">
            <text:p>12666658</text:p>
          </table:table-cell>
          <table:table-cell office:value-type="float" office:value="12522453" calcext:value-type="float">
            <text:p>12522453</text:p>
          </table:table-cell>
          <table:table-cell table:formula="of:=[.B114]/[.A114]" office:value-type="float" office:value="1091.01274763135" calcext:value-type="float">
            <text:p>1091,01274763135</text:p>
          </table:table-cell>
          <table:table-cell table:formula="of:=[.C114]/[.A114]" office:value-type="float" office:value="1078.59198966408" calcext:value-type="float">
            <text:p>1078,59198966408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float" office:value="12521410" calcext:value-type="float">
            <text:p>12521410</text:p>
          </table:table-cell>
          <table:table-cell office:value-type="float" office:value="12921150" calcext:value-type="float">
            <text:p>12921150</text:p>
          </table:table-cell>
          <table:table-cell table:formula="of:=[.B115]/[.A115]" office:value-type="float" office:value="1069.29205807003" calcext:value-type="float">
            <text:p>1069,29205807003</text:p>
          </table:table-cell>
          <table:table-cell table:formula="of:=[.C115]/[.A115]" office:value-type="float" office:value="1103.42869342442" calcext:value-type="float">
            <text:p>1103,42869342442</text:p>
          </table:table-cell>
        </table:table-row>
        <table:table-row table:style-name="ro1">
          <table:table-cell office:value-type="float" office:value="11810" calcext:value-type="float">
            <text:p>11810</text:p>
          </table:table-cell>
          <table:table-cell office:value-type="float" office:value="12769152" calcext:value-type="float">
            <text:p>12769152</text:p>
          </table:table-cell>
          <table:table-cell office:value-type="float" office:value="12664454" calcext:value-type="float">
            <text:p>12664454</text:p>
          </table:table-cell>
          <table:table-cell table:formula="of:=[.B116]/[.A116]" office:value-type="float" office:value="1081.21524132091" calcext:value-type="float">
            <text:p>1081,21524132091</text:p>
          </table:table-cell>
          <table:table-cell table:formula="of:=[.C116]/[.A116]" office:value-type="float" office:value="1072.350042337" calcext:value-type="float">
            <text:p>1072,350042337</text:p>
          </table:table-cell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float" office:value="12531629" calcext:value-type="float">
            <text:p>12531629</text:p>
          </table:table-cell>
          <table:table-cell office:value-type="float" office:value="13286089" calcext:value-type="float">
            <text:p>13286089</text:p>
          </table:table-cell>
          <table:table-cell table:formula="of:=[.B117]/[.A117]" office:value-type="float" office:value="1052.19387069689" calcext:value-type="float">
            <text:p>1052,19387069689</text:p>
          </table:table-cell>
          <table:table-cell table:formula="of:=[.C117]/[.A117]" office:value-type="float" office:value="1115.54063811923" calcext:value-type="float">
            <text:p>1115,54063811923</text:p>
          </table:table-cell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13189883" calcext:value-type="float">
            <text:p>13189883</text:p>
          </table:table-cell>
          <table:table-cell office:value-type="float" office:value="14044289" calcext:value-type="float">
            <text:p>14044289</text:p>
          </table:table-cell>
          <table:table-cell table:formula="of:=[.B118]/[.A118]" office:value-type="float" office:value="1098.2417152373" calcext:value-type="float">
            <text:p>1098,2417152373</text:p>
          </table:table-cell>
          <table:table-cell table:formula="of:=[.C118]/[.A118]" office:value-type="float" office:value="1169.38293089092" calcext:value-type="float">
            <text:p>1169,38293089092</text:p>
          </table:table-cell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13331246" calcext:value-type="float">
            <text:p>13331246</text:p>
          </table:table-cell>
          <table:table-cell office:value-type="float" office:value="13835786" calcext:value-type="float">
            <text:p>13835786</text:p>
          </table:table-cell>
          <table:table-cell table:formula="of:=[.B119]/[.A119]" office:value-type="float" office:value="1100.8460776218" calcext:value-type="float">
            <text:p>1100,8460776218</text:p>
          </table:table-cell>
          <table:table-cell table:formula="of:=[.C119]/[.A119]" office:value-type="float" office:value="1142.50916597853" calcext:value-type="float">
            <text:p>1142,50916597853</text:p>
          </table:table-cell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13061708" calcext:value-type="float">
            <text:p>13061708</text:p>
          </table:table-cell>
          <table:table-cell office:value-type="float" office:value="13066607" calcext:value-type="float">
            <text:p>13066607</text:p>
          </table:table-cell>
          <table:table-cell table:formula="of:=[.B120]/[.A120]" office:value-type="float" office:value="1069.75495495496" calcext:value-type="float">
            <text:p>1069,75495495496</text:p>
          </table:table-cell>
          <table:table-cell table:formula="of:=[.C120]/[.A120]" office:value-type="float" office:value="1070.15618345618" calcext:value-type="float">
            <text:p>1070,15618345618</text:p>
          </table:table-cell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float" office:value="13208072" calcext:value-type="float">
            <text:p>13208072</text:p>
          </table:table-cell>
          <table:table-cell office:value-type="float" office:value="13902269" calcext:value-type="float">
            <text:p>13902269</text:p>
          </table:table-cell>
          <table:table-cell table:formula="of:=[.B121]/[.A121]" office:value-type="float" office:value="1072.95467099919" calcext:value-type="float">
            <text:p>1072,95467099919</text:p>
          </table:table-cell>
          <table:table-cell table:formula="of:=[.C121]/[.A121]" office:value-type="float" office:value="1129.34760357433" calcext:value-type="float">
            <text:p>1129,34760357433</text:p>
          </table:table-cell>
        </table:table-row>
        <table:table-row table:style-name="ro1">
          <table:table-cell office:value-type="float" office:value="12410" calcext:value-type="float">
            <text:p>12410</text:p>
          </table:table-cell>
          <table:table-cell office:value-type="float" office:value="13221346" calcext:value-type="float">
            <text:p>13221346</text:p>
          </table:table-cell>
          <table:table-cell office:value-type="float" office:value="13479961" calcext:value-type="float">
            <text:p>13479961</text:p>
          </table:table-cell>
          <table:table-cell table:formula="of:=[.B122]/[.A122]" office:value-type="float" office:value="1065.37840451249" calcext:value-type="float">
            <text:p>1065,37840451249</text:p>
          </table:table-cell>
          <table:table-cell table:formula="of:=[.C122]/[.A122]" office:value-type="float" office:value="1086.21764705882" calcext:value-type="float">
            <text:p>1086,21764705882</text:p>
          </table:table-cell>
        </table:table-row>
        <table:table-row table:style-name="ro1">
          <table:table-cell office:value-type="float" office:value="12510" calcext:value-type="float">
            <text:p>12510</text:p>
          </table:table-cell>
          <table:table-cell office:value-type="float" office:value="13200006" calcext:value-type="float">
            <text:p>13200006</text:p>
          </table:table-cell>
          <table:table-cell office:value-type="float" office:value="14325164" calcext:value-type="float">
            <text:p>14325164</text:p>
          </table:table-cell>
          <table:table-cell table:formula="of:=[.B123]/[.A123]" office:value-type="float" office:value="1055.15635491607" calcext:value-type="float">
            <text:p>1055,15635491607</text:p>
          </table:table-cell>
          <table:table-cell table:formula="of:=[.C123]/[.A123]" office:value-type="float" office:value="1145.09704236611" calcext:value-type="float">
            <text:p>1145,09704236611</text:p>
          </table:table-cell>
        </table:table-row>
        <table:table-row table:style-name="ro1">
          <table:table-cell office:value-type="float" office:value="12610" calcext:value-type="float">
            <text:p>12610</text:p>
          </table:table-cell>
          <table:table-cell office:value-type="float" office:value="13637269" calcext:value-type="float">
            <text:p>13637269</text:p>
          </table:table-cell>
          <table:table-cell office:value-type="float" office:value="13753530" calcext:value-type="float">
            <text:p>13753530</text:p>
          </table:table-cell>
          <table:table-cell table:formula="of:=[.B124]/[.A124]" office:value-type="float" office:value="1081.46463124504" calcext:value-type="float">
            <text:p>1081,46463124504</text:p>
          </table:table-cell>
          <table:table-cell table:formula="of:=[.C124]/[.A124]" office:value-type="float" office:value="1090.68437747819" calcext:value-type="float">
            <text:p>1090,68437747819</text:p>
          </table:table-cell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13830340" calcext:value-type="float">
            <text:p>13830340</text:p>
          </table:table-cell>
          <table:table-cell office:value-type="float" office:value="14122853" calcext:value-type="float">
            <text:p>14122853</text:p>
          </table:table-cell>
          <table:table-cell table:formula="of:=[.B125]/[.A125]" office:value-type="float" office:value="1088.14634146341" calcext:value-type="float">
            <text:p>1088,14634146341</text:p>
          </table:table-cell>
          <table:table-cell table:formula="of:=[.C125]/[.A125]" office:value-type="float" office:value="1111.16073957514" calcext:value-type="float">
            <text:p>1111,16073957514</text:p>
          </table:table-cell>
        </table:table-row>
        <table:table-row table:style-name="ro1">
          <table:table-cell office:value-type="float" office:value="12810" calcext:value-type="float">
            <text:p>12810</text:p>
          </table:table-cell>
          <table:table-cell office:value-type="float" office:value="14174249" calcext:value-type="float">
            <text:p>14174249</text:p>
          </table:table-cell>
          <table:table-cell office:value-type="float" office:value="14655881" calcext:value-type="float">
            <text:p>14655881</text:p>
          </table:table-cell>
          <table:table-cell table:formula="of:=[.B126]/[.A126]" office:value-type="float" office:value="1106.4987509758" calcext:value-type="float">
            <text:p>1106,4987509758</text:p>
          </table:table-cell>
          <table:table-cell table:formula="of:=[.C126]/[.A126]" office:value-type="float" office:value="1144.0968774395" calcext:value-type="float">
            <text:p>1144,0968774395</text:p>
          </table:table-cell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float" office:value="14686552" calcext:value-type="float">
            <text:p>14686552</text:p>
          </table:table-cell>
          <table:table-cell office:value-type="float" office:value="14823860" calcext:value-type="float">
            <text:p>14823860</text:p>
          </table:table-cell>
          <table:table-cell table:formula="of:=[.B127]/[.A127]" office:value-type="float" office:value="1137.6105344694" calcext:value-type="float">
            <text:p>1137,6105344694</text:p>
          </table:table-cell>
          <table:table-cell table:formula="of:=[.C127]/[.A127]" office:value-type="float" office:value="1148.24632068164" calcext:value-type="float">
            <text:p>1148,24632068164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14414668" calcext:value-type="float">
            <text:p>14414668</text:p>
          </table:table-cell>
          <table:table-cell office:value-type="float" office:value="14776840" calcext:value-type="float">
            <text:p>14776840</text:p>
          </table:table-cell>
          <table:table-cell table:formula="of:=[.B128]/[.A128]" office:value-type="float" office:value="1107.96833205227" calcext:value-type="float">
            <text:p>1107,96833205227</text:p>
          </table:table-cell>
          <table:table-cell table:formula="of:=[.C128]/[.A128]" office:value-type="float" office:value="1135.80630284397" calcext:value-type="float">
            <text:p>1135,80630284397</text:p>
          </table:table-cell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14656098" calcext:value-type="float">
            <text:p>14656098</text:p>
          </table:table-cell>
          <table:table-cell office:value-type="float" office:value="14602532" calcext:value-type="float">
            <text:p>14602532</text:p>
          </table:table-cell>
          <table:table-cell table:formula="of:=[.B129]/[.A129]" office:value-type="float" office:value="1117.93272311213" calcext:value-type="float">
            <text:p>1117,93272311213</text:p>
          </table:table-cell>
          <table:table-cell table:formula="of:=[.C129]/[.A129]" office:value-type="float" office:value="1113.8468344775" calcext:value-type="float">
            <text:p>1113,8468344775</text:p>
          </table:table-cell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13806665" calcext:value-type="float">
            <text:p>13806665</text:p>
          </table:table-cell>
          <table:table-cell office:value-type="float" office:value="15177797" calcext:value-type="float">
            <text:p>15177797</text:p>
          </table:table-cell>
          <table:table-cell table:formula="of:=[.B130]/[.A130]" office:value-type="float" office:value="1045.16767600303" calcext:value-type="float">
            <text:p>1045,16767600303</text:p>
          </table:table-cell>
          <table:table-cell table:formula="of:=[.C130]/[.A130]" office:value-type="float" office:value="1148.96267978804" calcext:value-type="float">
            <text:p>1148,96267978804</text:p>
          </table:table-cell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14465772" calcext:value-type="float">
            <text:p>14465772</text:p>
          </table:table-cell>
          <table:table-cell office:value-type="float" office:value="15074266" calcext:value-type="float">
            <text:p>15074266</text:p>
          </table:table-cell>
          <table:table-cell table:formula="of:=[.B131]/[.A131]" office:value-type="float" office:value="1086.83486100676" calcext:value-type="float">
            <text:p>1086,83486100676</text:p>
          </table:table-cell>
          <table:table-cell table:formula="of:=[.C131]/[.A131]" office:value-type="float" office:value="1132.55191585274" calcext:value-type="float">
            <text:p>1132,55191585274</text:p>
          </table:table-cell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14581031" calcext:value-type="float">
            <text:p>14581031</text:p>
          </table:table-cell>
          <table:table-cell office:value-type="float" office:value="14307749" calcext:value-type="float">
            <text:p>14307749</text:p>
          </table:table-cell>
          <table:table-cell table:formula="of:=[.B132]/[.A132]" office:value-type="float" office:value="1087.32520507084" calcext:value-type="float">
            <text:p>1087,32520507084</text:p>
          </table:table-cell>
          <table:table-cell table:formula="of:=[.C132]/[.A132]" office:value-type="float" office:value="1066.94623415362" calcext:value-type="float">
            <text:p>1066,94623415362</text:p>
          </table:table-cell>
        </table:table-row>
        <table:table-row table:style-name="ro1">
          <table:table-cell office:value-type="float" office:value="13510" calcext:value-type="float">
            <text:p>13510</text:p>
          </table:table-cell>
          <table:table-cell office:value-type="float" office:value="14207650" calcext:value-type="float">
            <text:p>14207650</text:p>
          </table:table-cell>
          <table:table-cell office:value-type="float" office:value="15224406" calcext:value-type="float">
            <text:p>15224406</text:p>
          </table:table-cell>
          <table:table-cell table:formula="of:=[.B133]/[.A133]" office:value-type="float" office:value="1051.63952627683" calcext:value-type="float">
            <text:p>1051,63952627683</text:p>
          </table:table-cell>
          <table:table-cell table:formula="of:=[.C133]/[.A133]" office:value-type="float" office:value="1126.89903774982" calcext:value-type="float">
            <text:p>1126,89903774982</text:p>
          </table:table-cell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14557612" calcext:value-type="float">
            <text:p>14557612</text:p>
          </table:table-cell>
          <table:table-cell office:value-type="float" office:value="14782891" calcext:value-type="float">
            <text:p>14782891</text:p>
          </table:table-cell>
          <table:table-cell table:formula="of:=[.B134]/[.A134]" office:value-type="float" office:value="1069.62615723733" calcext:value-type="float">
            <text:p>1069,62615723733</text:p>
          </table:table-cell>
          <table:table-cell table:formula="of:=[.C134]/[.A134]" office:value-type="float" office:value="1086.17861866275" calcext:value-type="float">
            <text:p>1086,17861866275</text:p>
          </table:table-cell>
        </table:table-row>
        <table:table-row table:style-name="ro1">
          <table:table-cell office:value-type="float" office:value="13710" calcext:value-type="float">
            <text:p>13710</text:p>
          </table:table-cell>
          <table:table-cell office:value-type="float" office:value="14226935" calcext:value-type="float">
            <text:p>14226935</text:p>
          </table:table-cell>
          <table:table-cell office:value-type="float" office:value="14816402" calcext:value-type="float">
            <text:p>14816402</text:p>
          </table:table-cell>
          <table:table-cell table:formula="of:=[.B135]/[.A135]" office:value-type="float" office:value="1037.7049598833" calcext:value-type="float">
            <text:p>1037,7049598833</text:p>
          </table:table-cell>
          <table:table-cell table:formula="of:=[.C135]/[.A135]" office:value-type="float" office:value="1080.7003646973" calcext:value-type="float">
            <text:p>1080,7003646973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14527201" calcext:value-type="float">
            <text:p>14527201</text:p>
          </table:table-cell>
          <table:table-cell office:value-type="float" office:value="14874239" calcext:value-type="float">
            <text:p>14874239</text:p>
          </table:table-cell>
          <table:table-cell table:formula="of:=[.B136]/[.A136]" office:value-type="float" office:value="1051.93345401883" calcext:value-type="float">
            <text:p>1051,93345401883</text:p>
          </table:table-cell>
          <table:table-cell table:formula="of:=[.C136]/[.A136]" office:value-type="float" office:value="1077.06292541637" calcext:value-type="float">
            <text:p>1077,06292541637</text:p>
          </table:table-cell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float" office:value="15340484" calcext:value-type="float">
            <text:p>15340484</text:p>
          </table:table-cell>
          <table:table-cell office:value-type="float" office:value="16209566" calcext:value-type="float">
            <text:p>16209566</text:p>
          </table:table-cell>
          <table:table-cell table:formula="of:=[.B137]/[.A137]" office:value-type="float" office:value="1102.83853342919" calcext:value-type="float">
            <text:p>1102,83853342919</text:p>
          </table:table-cell>
          <table:table-cell table:formula="of:=[.C137]/[.A137]" office:value-type="float" office:value="1165.31746944644" calcext:value-type="float">
            <text:p>1165,31746944644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float" office:value="15310421" calcext:value-type="float">
            <text:p>15310421</text:p>
          </table:table-cell>
          <table:table-cell office:value-type="float" office:value="14990633" calcext:value-type="float">
            <text:p>14990633</text:p>
          </table:table-cell>
          <table:table-cell table:formula="of:=[.B138]/[.A138]" office:value-type="float" office:value="1092.82091363312" calcext:value-type="float">
            <text:p>1092,82091363312</text:p>
          </table:table-cell>
          <table:table-cell table:formula="of:=[.C138]/[.A138]" office:value-type="float" office:value="1069.99521770164" calcext:value-type="float">
            <text:p>1069,99521770164</text:p>
          </table:table-cell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float" office:value="15409303" calcext:value-type="float">
            <text:p>15409303</text:p>
          </table:table-cell>
          <table:table-cell office:value-type="float" office:value="15606659" calcext:value-type="float">
            <text:p>15606659</text:p>
          </table:table-cell>
          <table:table-cell table:formula="of:=[.B139]/[.A139]" office:value-type="float" office:value="1092.08384124734" calcext:value-type="float">
            <text:p>1092,08384124734</text:p>
          </table:table-cell>
          <table:table-cell table:formula="of:=[.C139]/[.A139]" office:value-type="float" office:value="1106.07080085046" calcext:value-type="float">
            <text:p>1106,07080085046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  <table:table-cell office:value-type="float" office:value="18725572" calcext:value-type="float">
            <text:p>18725572</text:p>
          </table:table-cell>
          <table:table-cell office:value-type="float" office:value="17099890" calcext:value-type="float">
            <text:p>17099890</text:p>
          </table:table-cell>
          <table:table-cell table:formula="of:=[.B140]/[.A140]" office:value-type="float" office:value="1317.7742434905" calcext:value-type="float">
            <text:p>1317,7742434905</text:p>
          </table:table-cell>
          <table:table-cell table:formula="of:=[.C140]/[.A140]" office:value-type="float" office:value="1203.37016185785" calcext:value-type="float">
            <text:p>1203,37016185785</text:p>
          </table:table-cell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16409078" calcext:value-type="float">
            <text:p>16409078</text:p>
          </table:table-cell>
          <table:table-cell office:value-type="float" office:value="16412299" calcext:value-type="float">
            <text:p>16412299</text:p>
          </table:table-cell>
          <table:table-cell table:formula="of:=[.B141]/[.A141]" office:value-type="float" office:value="1146.68609364081" calcext:value-type="float">
            <text:p>1146,68609364081</text:p>
          </table:table-cell>
          <table:table-cell table:formula="of:=[.C141]/[.A141]" office:value-type="float" office:value="1146.91118099231" calcext:value-type="float">
            <text:p>1146,91118099231</text:p>
          </table:table-cell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float" office:value="15379561" calcext:value-type="float">
            <text:p>15379561</text:p>
          </table:table-cell>
          <table:table-cell office:value-type="float" office:value="16151947" calcext:value-type="float">
            <text:p>16151947</text:p>
          </table:table-cell>
          <table:table-cell table:formula="of:=[.B142]/[.A142]" office:value-type="float" office:value="1067.2839000694" calcext:value-type="float">
            <text:p>1067,2839000694</text:p>
          </table:table-cell>
          <table:table-cell table:formula="of:=[.C142]/[.A142]" office:value-type="float" office:value="1120.88459403192" calcext:value-type="float">
            <text:p>1120,88459403192</text:p>
          </table:table-cell>
        </table:table-row>
        <table:table-row table:style-name="ro1">
          <table:table-cell office:value-type="float" office:value="14510" calcext:value-type="float">
            <text:p>14510</text:p>
          </table:table-cell>
          <table:table-cell office:value-type="float" office:value="16479176" calcext:value-type="float">
            <text:p>16479176</text:p>
          </table:table-cell>
          <table:table-cell office:value-type="float" office:value="16554838" calcext:value-type="float">
            <text:p>16554838</text:p>
          </table:table-cell>
          <table:table-cell table:formula="of:=[.B143]/[.A143]" office:value-type="float" office:value="1135.7116471399" calcext:value-type="float">
            <text:p>1135,7116471399</text:p>
          </table:table-cell>
          <table:table-cell table:formula="of:=[.C143]/[.A143]" office:value-type="float" office:value="1140.9261199173" calcext:value-type="float">
            <text:p>1140,9261199173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16000150" calcext:value-type="float">
            <text:p>16000150</text:p>
          </table:table-cell>
          <table:table-cell office:value-type="float" office:value="16210622" calcext:value-type="float">
            <text:p>16210622</text:p>
          </table:table-cell>
          <table:table-cell table:formula="of:=[.B144]/[.A144]" office:value-type="float" office:value="1095.15058179329" calcext:value-type="float">
            <text:p>1095,15058179329</text:p>
          </table:table-cell>
          <table:table-cell table:formula="of:=[.C144]/[.A144]" office:value-type="float" office:value="1109.55660506502" calcext:value-type="float">
            <text:p>1109,55660506502</text:p>
          </table:table-cell>
        </table:table-row>
        <table:table-row table:style-name="ro1">
          <table:table-cell office:value-type="float" office:value="14710" calcext:value-type="float">
            <text:p>14710</text:p>
          </table:table-cell>
          <table:table-cell office:value-type="float" office:value="15520407" calcext:value-type="float">
            <text:p>15520407</text:p>
          </table:table-cell>
          <table:table-cell office:value-type="float" office:value="17205336" calcext:value-type="float">
            <text:p>17205336</text:p>
          </table:table-cell>
          <table:table-cell table:formula="of:=[.B145]/[.A145]" office:value-type="float" office:value="1055.09225016995" calcext:value-type="float">
            <text:p>1055,09225016995</text:p>
          </table:table-cell>
          <table:table-cell table:formula="of:=[.C145]/[.A145]" office:value-type="float" office:value="1169.63535010197" calcext:value-type="float">
            <text:p>1169,63535010197</text:p>
          </table:table-cell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16740511" calcext:value-type="float">
            <text:p>16740511</text:p>
          </table:table-cell>
          <table:table-cell office:value-type="float" office:value="16983159" calcext:value-type="float">
            <text:p>16983159</text:p>
          </table:table-cell>
          <table:table-cell table:formula="of:=[.B146]/[.A146]" office:value-type="float" office:value="1130.35185685348" calcext:value-type="float">
            <text:p>1130,35185685348</text:p>
          </table:table-cell>
          <table:table-cell table:formula="of:=[.C146]/[.A146]" office:value-type="float" office:value="1146.73592167454" calcext:value-type="float">
            <text:p>1146,73592167454</text:p>
          </table:table-cell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float" office:value="16183893" calcext:value-type="float">
            <text:p>16183893</text:p>
          </table:table-cell>
          <table:table-cell office:value-type="float" office:value="16703717" calcext:value-type="float">
            <text:p>16703717</text:p>
          </table:table-cell>
          <table:table-cell table:formula="of:=[.B147]/[.A147]" office:value-type="float" office:value="1085.43883299799" calcext:value-type="float">
            <text:p>1085,43883299799</text:p>
          </table:table-cell>
          <table:table-cell table:formula="of:=[.C147]/[.A147]" office:value-type="float" office:value="1120.30295103957" calcext:value-type="float">
            <text:p>1120,30295103957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float" office:value="16523292" calcext:value-type="float">
            <text:p>16523292</text:p>
          </table:table-cell>
          <table:table-cell office:value-type="float" office:value="17288690" calcext:value-type="float">
            <text:p>17288690</text:p>
          </table:table-cell>
          <table:table-cell table:formula="of:=[.B148]/[.A148]" office:value-type="float" office:value="1100.81892071952" calcext:value-type="float">
            <text:p>1100,81892071952</text:p>
          </table:table-cell>
          <table:table-cell table:formula="of:=[.C148]/[.A148]" office:value-type="float" office:value="1151.81145902732" calcext:value-type="float">
            <text:p>1151,81145902732</text:p>
          </table:table-cell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17170637" calcext:value-type="float">
            <text:p>17170637</text:p>
          </table:table-cell>
          <table:table-cell office:value-type="float" office:value="17219536" calcext:value-type="float">
            <text:p>17219536</text:p>
          </table:table-cell>
          <table:table-cell table:formula="of:=[.B149]/[.A149]" office:value-type="float" office:value="1136.37571144937" calcext:value-type="float">
            <text:p>1136,37571144937</text:p>
          </table:table-cell>
          <table:table-cell table:formula="of:=[.C149]/[.A149]" office:value-type="float" office:value="1139.61191264064" calcext:value-type="float">
            <text:p>1139,61191264064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float" office:value="17359278" calcext:value-type="float">
            <text:p>17359278</text:p>
          </table:table-cell>
          <table:table-cell office:value-type="float" office:value="16912606" calcext:value-type="float">
            <text:p>16912606</text:p>
          </table:table-cell>
          <table:table-cell table:formula="of:=[.B150]/[.A150]" office:value-type="float" office:value="1141.30690335306" calcext:value-type="float">
            <text:p>1141,30690335306</text:p>
          </table:table-cell>
          <table:table-cell table:formula="of:=[.C150]/[.A150]" office:value-type="float" office:value="1111.93990795529" calcext:value-type="float">
            <text:p>1111,93990795529</text:p>
          </table:table-cell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17260079" calcext:value-type="float">
            <text:p>17260079</text:p>
          </table:table-cell>
          <table:table-cell office:value-type="float" office:value="17880946" calcext:value-type="float">
            <text:p>17880946</text:p>
          </table:table-cell>
          <table:table-cell table:formula="of:=[.B151]/[.A151]" office:value-type="float" office:value="1127.37289353364" calcext:value-type="float">
            <text:p>1127,37289353364</text:p>
          </table:table-cell>
          <table:table-cell table:formula="of:=[.C151]/[.A151]" office:value-type="float" office:value="1167.92593076421" calcext:value-type="float">
            <text:p>1167,92593076421</text:p>
          </table:table-cell>
        </table:table-row>
        <table:table-row table:style-name="ro1">
          <table:table-cell office:value-type="float" office:value="15410" calcext:value-type="float">
            <text:p>15410</text:p>
          </table:table-cell>
          <table:table-cell office:value-type="float" office:value="16708082" calcext:value-type="float">
            <text:p>16708082</text:p>
          </table:table-cell>
          <table:table-cell office:value-type="float" office:value="16995916" calcext:value-type="float">
            <text:p>16995916</text:p>
          </table:table-cell>
          <table:table-cell table:formula="of:=[.B152]/[.A152]" office:value-type="float" office:value="1084.23634003894" calcext:value-type="float">
            <text:p>1084,23634003894</text:p>
          </table:table-cell>
          <table:table-cell table:formula="of:=[.C152]/[.A152]" office:value-type="float" office:value="1102.91473069435" calcext:value-type="float">
            <text:p>1102,91473069435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float" office:value="17600219" calcext:value-type="float">
            <text:p>17600219</text:p>
          </table:table-cell>
          <table:table-cell office:value-type="float" office:value="17090324" calcext:value-type="float">
            <text:p>17090324</text:p>
          </table:table-cell>
          <table:table-cell table:formula="of:=[.B153]/[.A153]" office:value-type="float" office:value="1134.76589297228" calcext:value-type="float">
            <text:p>1134,76589297228</text:p>
          </table:table-cell>
          <table:table-cell table:formula="of:=[.C153]/[.A153]" office:value-type="float" office:value="1101.89065119278" calcext:value-type="float">
            <text:p>1101,89065119278</text:p>
          </table:table-cell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float" office:value="16964938" calcext:value-type="float">
            <text:p>16964938</text:p>
          </table:table-cell>
          <table:table-cell office:value-type="float" office:value="17158705" calcext:value-type="float">
            <text:p>17158705</text:p>
          </table:table-cell>
          <table:table-cell table:formula="of:=[.B154]/[.A154]" office:value-type="float" office:value="1086.79935938501" calcext:value-type="float">
            <text:p>1086,79935938501</text:p>
          </table:table-cell>
          <table:table-cell table:formula="of:=[.C154]/[.A154]" office:value-type="float" office:value="1099.21236386931" calcext:value-type="float">
            <text:p>1099,21236386931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office:value-type="float" office:value="17318451" calcext:value-type="float">
            <text:p>17318451</text:p>
          </table:table-cell>
          <table:table-cell office:value-type="float" office:value="17424069" calcext:value-type="float">
            <text:p>17424069</text:p>
          </table:table-cell>
          <table:table-cell table:formula="of:=[.B155]/[.A155]" office:value-type="float" office:value="1102.38389560789" calcext:value-type="float">
            <text:p>1102,38389560789</text:p>
          </table:table-cell>
          <table:table-cell table:formula="of:=[.C155]/[.A155]" office:value-type="float" office:value="1109.10687460216" calcext:value-type="float">
            <text:p>1109,10687460216</text:p>
          </table:table-cell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17491182" calcext:value-type="float">
            <text:p>17491182</text:p>
          </table:table-cell>
          <table:table-cell office:value-type="float" office:value="17723515" calcext:value-type="float">
            <text:p>17723515</text:p>
          </table:table-cell>
          <table:table-cell table:formula="of:=[.B156]/[.A156]" office:value-type="float" office:value="1106.33662239089" calcext:value-type="float">
            <text:p>1106,33662239089</text:p>
          </table:table-cell>
          <table:table-cell table:formula="of:=[.C156]/[.A156]" office:value-type="float" office:value="1121.03194180898" calcext:value-type="float">
            <text:p>1121,03194180898</text:p>
          </table:table-cell>
        </table:table-row>
        <table:table-row table:style-name="ro1">
          <table:table-cell office:value-type="float" office:value="15910" calcext:value-type="float">
            <text:p>15910</text:p>
          </table:table-cell>
          <table:table-cell office:value-type="float" office:value="17808139" calcext:value-type="float">
            <text:p>17808139</text:p>
          </table:table-cell>
          <table:table-cell office:value-type="float" office:value="17561713" calcext:value-type="float">
            <text:p>17561713</text:p>
          </table:table-cell>
          <table:table-cell table:formula="of:=[.B157]/[.A157]" office:value-type="float" office:value="1119.30477686989" calcext:value-type="float">
            <text:p>1119,30477686989</text:p>
          </table:table-cell>
          <table:table-cell table:formula="of:=[.C157]/[.A157]" office:value-type="float" office:value="1103.81602765556" calcext:value-type="float">
            <text:p>1103,81602765556</text:p>
          </table:table-cell>
        </table:table-row>
        <table:table-row table:style-name="ro1">
          <table:table-cell office:value-type="float" office:value="16010" calcext:value-type="float">
            <text:p>16010</text:p>
          </table:table-cell>
          <table:table-cell office:value-type="float" office:value="17282479" calcext:value-type="float">
            <text:p>17282479</text:p>
          </table:table-cell>
          <table:table-cell office:value-type="float" office:value="17452167" calcext:value-type="float">
            <text:p>17452167</text:p>
          </table:table-cell>
          <table:table-cell table:formula="of:=[.B158]/[.A158]" office:value-type="float" office:value="1079.48026233604" calcext:value-type="float">
            <text:p>1079,48026233604</text:p>
          </table:table-cell>
          <table:table-cell table:formula="of:=[.C158]/[.A158]" office:value-type="float" office:value="1090.07913803873" calcext:value-type="float">
            <text:p>1090,07913803873</text:p>
          </table:table-cell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17736765" calcext:value-type="float">
            <text:p>17736765</text:p>
          </table:table-cell>
          <table:table-cell office:value-type="float" office:value="18834541" calcext:value-type="float">
            <text:p>18834541</text:p>
          </table:table-cell>
          <table:table-cell table:formula="of:=[.B159]/[.A159]" office:value-type="float" office:value="1100.97858472998" calcext:value-type="float">
            <text:p>1100,97858472998</text:p>
          </table:table-cell>
          <table:table-cell table:formula="of:=[.C159]/[.A159]" office:value-type="float" office:value="1169.12110490379" calcext:value-type="float">
            <text:p>1169,12110490379</text:p>
          </table:table-cell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18101469" calcext:value-type="float">
            <text:p>18101469</text:p>
          </table:table-cell>
          <table:table-cell office:value-type="float" office:value="17898436" calcext:value-type="float">
            <text:p>17898436</text:p>
          </table:table-cell>
          <table:table-cell table:formula="of:=[.B160]/[.A160]" office:value-type="float" office:value="1116.68531770512" calcext:value-type="float">
            <text:p>1116,68531770512</text:p>
          </table:table-cell>
          <table:table-cell table:formula="of:=[.C160]/[.A160]" office:value-type="float" office:value="1104.16014805676" calcext:value-type="float">
            <text:p>1104,16014805676</text:p>
          </table:table-cell>
        </table:table-row>
        <table:table-row table:style-name="ro1">
          <table:table-cell office:value-type="float" office:value="16310" calcext:value-type="float">
            <text:p>16310</text:p>
          </table:table-cell>
          <table:table-cell office:value-type="float" office:value="17691946" calcext:value-type="float">
            <text:p>17691946</text:p>
          </table:table-cell>
          <table:table-cell office:value-type="float" office:value="17837002" calcext:value-type="float">
            <text:p>17837002</text:p>
          </table:table-cell>
          <table:table-cell table:formula="of:=[.B161]/[.A161]" office:value-type="float" office:value="1084.72998160638" calcext:value-type="float">
            <text:p>1084,72998160638</text:p>
          </table:table-cell>
          <table:table-cell table:formula="of:=[.C161]/[.A161]" office:value-type="float" office:value="1093.62366646229" calcext:value-type="float">
            <text:p>1093,62366646229</text:p>
          </table:table-cell>
        </table:table-row>
        <table:table-row table:style-name="ro1">
          <table:table-cell office:value-type="float" office:value="16410" calcext:value-type="float">
            <text:p>16410</text:p>
          </table:table-cell>
          <table:table-cell office:value-type="float" office:value="18172589" calcext:value-type="float">
            <text:p>18172589</text:p>
          </table:table-cell>
          <table:table-cell office:value-type="float" office:value="18046122" calcext:value-type="float">
            <text:p>18046122</text:p>
          </table:table-cell>
          <table:table-cell table:formula="of:=[.B162]/[.A162]" office:value-type="float" office:value="1107.40944546009" calcext:value-type="float">
            <text:p>1107,40944546009</text:p>
          </table:table-cell>
          <table:table-cell table:formula="of:=[.C162]/[.A162]" office:value-type="float" office:value="1099.70274223035" calcext:value-type="float">
            <text:p>1099,70274223035</text:p>
          </table:table-cell>
        </table:table-row>
        <table:table-row table:style-name="ro1">
          <table:table-cell office:value-type="float" office:value="16510" calcext:value-type="float">
            <text:p>16510</text:p>
          </table:table-cell>
          <table:table-cell office:value-type="float" office:value="17725306" calcext:value-type="float">
            <text:p>17725306</text:p>
          </table:table-cell>
          <table:table-cell office:value-type="float" office:value="17887376" calcext:value-type="float">
            <text:p>17887376</text:p>
          </table:table-cell>
          <table:table-cell table:formula="of:=[.B163]/[.A163]" office:value-type="float" office:value="1073.61029678982" calcext:value-type="float">
            <text:p>1073,61029678982</text:p>
          </table:table-cell>
          <table:table-cell table:formula="of:=[.C163]/[.A163]" office:value-type="float" office:value="1083.42677165354" calcext:value-type="float">
            <text:p>1083,42677165354</text:p>
          </table:table-cell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18110885" calcext:value-type="float">
            <text:p>18110885</text:p>
          </table:table-cell>
          <table:table-cell office:value-type="float" office:value="18130484" calcext:value-type="float">
            <text:p>18130484</text:p>
          </table:table-cell>
          <table:table-cell table:formula="of:=[.B164]/[.A164]" office:value-type="float" office:value="1090.36032510536" calcext:value-type="float">
            <text:p>1090,36032510536</text:p>
          </table:table-cell>
          <table:table-cell table:formula="of:=[.C164]/[.A164]" office:value-type="float" office:value="1091.5402769416" calcext:value-type="float">
            <text:p>1091,5402769416</text:p>
          </table:table-cell>
        </table:table-row>
        <table:table-row table:style-name="ro1">
          <table:table-cell office:value-type="float" office:value="16710" calcext:value-type="float">
            <text:p>16710</text:p>
          </table:table-cell>
          <table:table-cell office:value-type="float" office:value="19095030" calcext:value-type="float">
            <text:p>19095030</text:p>
          </table:table-cell>
          <table:table-cell office:value-type="float" office:value="18630922" calcext:value-type="float">
            <text:p>18630922</text:p>
          </table:table-cell>
          <table:table-cell table:formula="of:=[.B165]/[.A165]" office:value-type="float" office:value="1142.73070017953" calcext:value-type="float">
            <text:p>1142,73070017953</text:p>
          </table:table-cell>
          <table:table-cell table:formula="of:=[.C165]/[.A165]" office:value-type="float" office:value="1114.95643327349" calcext:value-type="float">
            <text:p>1114,95643327349</text:p>
          </table:table-cell>
        </table:table-row>
        <table:table-row table:style-name="ro1">
          <table:table-cell office:value-type="float" office:value="16810" calcext:value-type="float">
            <text:p>16810</text:p>
          </table:table-cell>
          <table:table-cell office:value-type="float" office:value="19598365" calcext:value-type="float">
            <text:p>19598365</text:p>
          </table:table-cell>
          <table:table-cell office:value-type="float" office:value="19871673" calcext:value-type="float">
            <text:p>19871673</text:p>
          </table:table-cell>
          <table:table-cell table:formula="of:=[.B166]/[.A166]" office:value-type="float" office:value="1165.8753718025" calcext:value-type="float">
            <text:p>1165,8753718025</text:p>
          </table:table-cell>
          <table:table-cell table:formula="of:=[.C166]/[.A166]" office:value-type="float" office:value="1182.13402736466" calcext:value-type="float">
            <text:p>1182,13402736466</text:p>
          </table:table-cell>
        </table:table-row>
        <table:table-row table:style-name="ro1">
          <table:table-cell office:value-type="float" office:value="16910" calcext:value-type="float">
            <text:p>16910</text:p>
          </table:table-cell>
          <table:table-cell office:value-type="float" office:value="19740506" calcext:value-type="float">
            <text:p>19740506</text:p>
          </table:table-cell>
          <table:table-cell office:value-type="float" office:value="19713224" calcext:value-type="float">
            <text:p>19713224</text:p>
          </table:table-cell>
          <table:table-cell table:formula="of:=[.B167]/[.A167]" office:value-type="float" office:value="1167.38651685393" calcext:value-type="float">
            <text:p>1167,38651685393</text:p>
          </table:table-cell>
          <table:table-cell table:formula="of:=[.C167]/[.A167]" office:value-type="float" office:value="1165.77315198108" calcext:value-type="float">
            <text:p>1165,77315198108</text:p>
          </table:table-cell>
        </table:table-row>
        <table:table-row table:style-name="ro1">
          <table:table-cell office:value-type="float" office:value="17010" calcext:value-type="float">
            <text:p>17010</text:p>
          </table:table-cell>
          <table:table-cell office:value-type="float" office:value="19236802" calcext:value-type="float">
            <text:p>19236802</text:p>
          </table:table-cell>
          <table:table-cell office:value-type="float" office:value="19274507" calcext:value-type="float">
            <text:p>19274507</text:p>
          </table:table-cell>
          <table:table-cell table:formula="of:=[.B168]/[.A168]" office:value-type="float" office:value="1130.9113462669" calcext:value-type="float">
            <text:p>1130,9113462669</text:p>
          </table:table-cell>
          <table:table-cell table:formula="of:=[.C168]/[.A168]" office:value-type="float" office:value="1133.12798353909" calcext:value-type="float">
            <text:p>1133,12798353909</text:p>
          </table:table-cell>
        </table:table-row>
        <table:table-row table:style-name="ro1">
          <table:table-cell office:value-type="float" office:value="17110" calcext:value-type="float">
            <text:p>17110</text:p>
          </table:table-cell>
          <table:table-cell office:value-type="float" office:value="19661465" calcext:value-type="float">
            <text:p>19661465</text:p>
          </table:table-cell>
          <table:table-cell office:value-type="float" office:value="18738641" calcext:value-type="float">
            <text:p>18738641</text:p>
          </table:table-cell>
          <table:table-cell table:formula="of:=[.B169]/[.A169]" office:value-type="float" office:value="1149.12127410871" calcext:value-type="float">
            <text:p>1149,12127410871</text:p>
          </table:table-cell>
          <table:table-cell table:formula="of:=[.C169]/[.A169]" office:value-type="float" office:value="1095.18649912332" calcext:value-type="float">
            <text:p>1095,18649912332</text:p>
          </table:table-cell>
        </table:table-row>
        <table:table-row table:style-name="ro1">
          <table:table-cell office:value-type="float" office:value="17210" calcext:value-type="float">
            <text:p>17210</text:p>
          </table:table-cell>
          <table:table-cell office:value-type="float" office:value="18888763" calcext:value-type="float">
            <text:p>18888763</text:p>
          </table:table-cell>
          <table:table-cell office:value-type="float" office:value="19059411" calcext:value-type="float">
            <text:p>19059411</text:p>
          </table:table-cell>
          <table:table-cell table:formula="of:=[.B170]/[.A170]" office:value-type="float" office:value="1097.54578733295" calcext:value-type="float">
            <text:p>1097,54578733295</text:p>
          </table:table-cell>
          <table:table-cell table:formula="of:=[.C170]/[.A170]" office:value-type="float" office:value="1107.46141778036" calcext:value-type="float">
            <text:p>1107,46141778036</text:p>
          </table:table-cell>
        </table:table-row>
        <table:table-row table:style-name="ro1">
          <table:table-cell office:value-type="float" office:value="17310" calcext:value-type="float">
            <text:p>17310</text:p>
          </table:table-cell>
          <table:table-cell office:value-type="float" office:value="19259768" calcext:value-type="float">
            <text:p>19259768</text:p>
          </table:table-cell>
          <table:table-cell office:value-type="float" office:value="19064403" calcext:value-type="float">
            <text:p>19064403</text:p>
          </table:table-cell>
          <table:table-cell table:formula="of:=[.B171]/[.A171]" office:value-type="float" office:value="1112.63824378972" calcext:value-type="float">
            <text:p>1112,63824378972</text:p>
          </table:table-cell>
          <table:table-cell table:formula="of:=[.C171]/[.A171]" office:value-type="float" office:value="1101.35199306759" calcext:value-type="float">
            <text:p>1101,35199306759</text:p>
          </table:table-cell>
        </table:table-row>
        <table:table-row table:style-name="ro1">
          <table:table-cell office:value-type="float" office:value="17410" calcext:value-type="float">
            <text:p>17410</text:p>
          </table:table-cell>
          <table:table-cell office:value-type="float" office:value="18729149" calcext:value-type="float">
            <text:p>18729149</text:p>
          </table:table-cell>
          <table:table-cell office:value-type="float" office:value="19741632" calcext:value-type="float">
            <text:p>19741632</text:p>
          </table:table-cell>
          <table:table-cell table:formula="of:=[.B172]/[.A172]" office:value-type="float" office:value="1075.7696151637" calcext:value-type="float">
            <text:p>1075,7696151637</text:p>
          </table:table-cell>
          <table:table-cell table:formula="of:=[.C172]/[.A172]" office:value-type="float" office:value="1133.92487076393" calcext:value-type="float">
            <text:p>1133,92487076393</text:p>
          </table:table-cell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float" office:value="19075967" calcext:value-type="float">
            <text:p>19075967</text:p>
          </table:table-cell>
          <table:table-cell office:value-type="float" office:value="19349482" calcext:value-type="float">
            <text:p>19349482</text:p>
          </table:table-cell>
          <table:table-cell table:formula="of:=[.B173]/[.A173]" office:value-type="float" office:value="1089.43272415762" calcext:value-type="float">
            <text:p>1089,43272415762</text:p>
          </table:table-cell>
          <table:table-cell table:formula="of:=[.C173]/[.A173]" office:value-type="float" office:value="1105.05322672758" calcext:value-type="float">
            <text:p>1105,05322672758</text:p>
          </table:table-cell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19164075" calcext:value-type="float">
            <text:p>19164075</text:p>
          </table:table-cell>
          <table:table-cell office:value-type="float" office:value="20289308" calcext:value-type="float">
            <text:p>20289308</text:p>
          </table:table-cell>
          <table:table-cell table:formula="of:=[.B174]/[.A174]" office:value-type="float" office:value="1088.24957410562" calcext:value-type="float">
            <text:p>1088,24957410562</text:p>
          </table:table-cell>
          <table:table-cell table:formula="of:=[.C174]/[.A174]" office:value-type="float" office:value="1152.14696195344" calcext:value-type="float">
            <text:p>1152,14696195344</text:p>
          </table:table-cell>
        </table:table-row>
        <table:table-row table:style-name="ro1">
          <table:table-cell office:value-type="float" office:value="17710" calcext:value-type="float">
            <text:p>17710</text:p>
          </table:table-cell>
          <table:table-cell office:value-type="float" office:value="20387891" calcext:value-type="float">
            <text:p>20387891</text:p>
          </table:table-cell>
          <table:table-cell office:value-type="float" office:value="19952590" calcext:value-type="float">
            <text:p>19952590</text:p>
          </table:table-cell>
          <table:table-cell table:formula="of:=[.B175]/[.A175]" office:value-type="float" office:value="1151.20784867307" calcext:value-type="float">
            <text:p>1151,20784867307</text:p>
          </table:table-cell>
          <table:table-cell table:formula="of:=[.C175]/[.A175]" office:value-type="float" office:value="1126.62845849802" calcext:value-type="float">
            <text:p>1126,62845849802</text:p>
          </table:table-cell>
        </table:table-row>
        <table:table-row table:style-name="ro1">
          <table:table-cell office:value-type="float" office:value="17810" calcext:value-type="float">
            <text:p>17810</text:p>
          </table:table-cell>
          <table:table-cell office:value-type="float" office:value="19137506" calcext:value-type="float">
            <text:p>19137506</text:p>
          </table:table-cell>
          <table:table-cell office:value-type="float" office:value="19625203" calcext:value-type="float">
            <text:p>19625203</text:p>
          </table:table-cell>
          <table:table-cell table:formula="of:=[.B176]/[.A176]" office:value-type="float" office:value="1074.53711398091" calcext:value-type="float">
            <text:p>1074,53711398091</text:p>
          </table:table-cell>
          <table:table-cell table:formula="of:=[.C176]/[.A176]" office:value-type="float" office:value="1101.9204379562" calcext:value-type="float">
            <text:p>1101,9204379562</text:p>
          </table:table-cell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float" office:value="20472426" calcext:value-type="float">
            <text:p>20472426</text:p>
          </table:table-cell>
          <table:table-cell office:value-type="float" office:value="20439508" calcext:value-type="float">
            <text:p>20439508</text:p>
          </table:table-cell>
          <table:table-cell table:formula="of:=[.B177]/[.A177]" office:value-type="float" office:value="1143.07236180905" calcext:value-type="float">
            <text:p>1143,07236180905</text:p>
          </table:table-cell>
          <table:table-cell table:formula="of:=[.C177]/[.A177]" office:value-type="float" office:value="1141.23439419319" calcext:value-type="float">
            <text:p>1141,23439419319</text:p>
          </table:table-cell>
        </table:table-row>
        <table:table-row table:style-name="ro1">
          <table:table-cell office:value-type="float" office:value="18010" calcext:value-type="float">
            <text:p>18010</text:p>
          </table:table-cell>
          <table:table-cell office:value-type="float" office:value="20526775" calcext:value-type="float">
            <text:p>20526775</text:p>
          </table:table-cell>
          <table:table-cell office:value-type="float" office:value="19937736" calcext:value-type="float">
            <text:p>19937736</text:p>
          </table:table-cell>
          <table:table-cell table:formula="of:=[.B178]/[.A178]" office:value-type="float" office:value="1139.74319822321" calcext:value-type="float">
            <text:p>1139,74319822321</text:p>
          </table:table-cell>
          <table:table-cell table:formula="of:=[.C178]/[.A178]" office:value-type="float" office:value="1107.03697945586" calcext:value-type="float">
            <text:p>1107,03697945586</text:p>
          </table:table-cell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20049543" calcext:value-type="float">
            <text:p>20049543</text:p>
          </table:table-cell>
          <table:table-cell office:value-type="float" office:value="19954647" calcext:value-type="float">
            <text:p>19954647</text:p>
          </table:table-cell>
          <table:table-cell table:formula="of:=[.B179]/[.A179]" office:value-type="float" office:value="1107.09790171176" calcext:value-type="float">
            <text:p>1107,09790171176</text:p>
          </table:table-cell>
          <table:table-cell table:formula="of:=[.C179]/[.A179]" office:value-type="float" office:value="1101.85792379901" calcext:value-type="float">
            <text:p>1101,85792379901</text:p>
          </table:table-cell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20517233" calcext:value-type="float">
            <text:p>20517233</text:p>
          </table:table-cell>
          <table:table-cell office:value-type="float" office:value="20076892" calcext:value-type="float">
            <text:p>20076892</text:p>
          </table:table-cell>
          <table:table-cell table:formula="of:=[.B180]/[.A180]" office:value-type="float" office:value="1126.70142778693" calcext:value-type="float">
            <text:p>1126,70142778693</text:p>
          </table:table-cell>
          <table:table-cell table:formula="of:=[.C180]/[.A180]" office:value-type="float" office:value="1102.52015376167" calcext:value-type="float">
            <text:p>1102,52015376167</text:p>
          </table:table-cell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20085619" calcext:value-type="float">
            <text:p>20085619</text:p>
          </table:table-cell>
          <table:table-cell office:value-type="float" office:value="20351259" calcext:value-type="float">
            <text:p>20351259</text:p>
          </table:table-cell>
          <table:table-cell table:formula="of:=[.B181]/[.A181]" office:value-type="float" office:value="1096.97536865101" calcext:value-type="float">
            <text:p>1096,97536865101</text:p>
          </table:table-cell>
          <table:table-cell table:formula="of:=[.C181]/[.A181]" office:value-type="float" office:value="1111.48328782086" calcext:value-type="float">
            <text:p>1111,48328782086</text:p>
          </table:table-cell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float" office:value="20357953" calcext:value-type="float">
            <text:p>20357953</text:p>
          </table:table-cell>
          <table:table-cell office:value-type="float" office:value="20423008" calcext:value-type="float">
            <text:p>20423008</text:p>
          </table:table-cell>
          <table:table-cell table:formula="of:=[.B182]/[.A182]" office:value-type="float" office:value="1105.80950570342" calcext:value-type="float">
            <text:p>1105,80950570342</text:p>
          </table:table-cell>
          <table:table-cell table:formula="of:=[.C182]/[.A182]" office:value-type="float" office:value="1109.34318305269" calcext:value-type="float">
            <text:p>1109,34318305269</text:p>
          </table:table-cell>
        </table:table-row>
        <table:table-row table:style-name="ro1">
          <table:table-cell office:value-type="float" office:value="18510" calcext:value-type="float">
            <text:p>18510</text:p>
          </table:table-cell>
          <table:table-cell office:value-type="float" office:value="20671540" calcext:value-type="float">
            <text:p>20671540</text:p>
          </table:table-cell>
          <table:table-cell office:value-type="float" office:value="20383967" calcext:value-type="float">
            <text:p>20383967</text:p>
          </table:table-cell>
          <table:table-cell table:formula="of:=[.B183]/[.A183]" office:value-type="float" office:value="1116.77687736359" calcext:value-type="float">
            <text:p>1116,77687736359</text:p>
          </table:table-cell>
          <table:table-cell table:formula="of:=[.C183]/[.A183]" office:value-type="float" office:value="1101.24078876283" calcext:value-type="float">
            <text:p>1101,24078876283</text:p>
          </table:table-cell>
        </table:table-row>
        <table:table-row table:style-name="ro1">
          <table:table-cell office:value-type="float" office:value="18610" calcext:value-type="float">
            <text:p>18610</text:p>
          </table:table-cell>
          <table:table-cell office:value-type="float" office:value="21237707" calcext:value-type="float">
            <text:p>21237707</text:p>
          </table:table-cell>
          <table:table-cell office:value-type="float" office:value="21710942" calcext:value-type="float">
            <text:p>21710942</text:p>
          </table:table-cell>
          <table:table-cell table:formula="of:=[.B184]/[.A184]" office:value-type="float" office:value="1141.19865663622" calcext:value-type="float">
            <text:p>1141,19865663622</text:p>
          </table:table-cell>
          <table:table-cell table:formula="of:=[.C184]/[.A184]" office:value-type="float" office:value="1166.62772702848" calcext:value-type="float">
            <text:p>1166,62772702848</text:p>
          </table:table-cell>
        </table:table-row>
        <table:table-row table:style-name="ro1">
          <table:table-cell office:value-type="float" office:value="18710" calcext:value-type="float">
            <text:p>18710</text:p>
          </table:table-cell>
          <table:table-cell office:value-type="float" office:value="21442462" calcext:value-type="float">
            <text:p>21442462</text:p>
          </table:table-cell>
          <table:table-cell office:value-type="float" office:value="21289421" calcext:value-type="float">
            <text:p>21289421</text:p>
          </table:table-cell>
          <table:table-cell table:formula="of:=[.B185]/[.A185]" office:value-type="float" office:value="1146.04286477819" calcext:value-type="float">
            <text:p>1146,04286477819</text:p>
          </table:table-cell>
          <table:table-cell table:formula="of:=[.C185]/[.A185]" office:value-type="float" office:value="1137.8632282202" calcext:value-type="float">
            <text:p>1137,8632282202</text:p>
          </table:table-cell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20165174" calcext:value-type="float">
            <text:p>20165174</text:p>
          </table:table-cell>
          <table:table-cell office:value-type="float" office:value="21947688" calcext:value-type="float">
            <text:p>21947688</text:p>
          </table:table-cell>
          <table:table-cell table:formula="of:=[.B186]/[.A186]" office:value-type="float" office:value="1072.04540138224" calcext:value-type="float">
            <text:p>1072,04540138224</text:p>
          </table:table-cell>
          <table:table-cell table:formula="of:=[.C186]/[.A186]" office:value-type="float" office:value="1166.80956937799" calcext:value-type="float">
            <text:p>1166,80956937799</text:p>
          </table:table-cell>
        </table:table-row>
        <table:table-row table:style-name="ro1">
          <table:table-cell office:value-type="float" office:value="18910" calcext:value-type="float">
            <text:p>18910</text:p>
          </table:table-cell>
          <table:table-cell office:value-type="float" office:value="21562783" calcext:value-type="float">
            <text:p>21562783</text:p>
          </table:table-cell>
          <table:table-cell office:value-type="float" office:value="20750393" calcext:value-type="float">
            <text:p>20750393</text:p>
          </table:table-cell>
          <table:table-cell table:formula="of:=[.B187]/[.A187]" office:value-type="float" office:value="1140.28466419884" calcext:value-type="float">
            <text:p>1140,28466419884</text:p>
          </table:table-cell>
          <table:table-cell table:formula="of:=[.C187]/[.A187]" office:value-type="float" office:value="1097.32379693284" calcext:value-type="float">
            <text:p>1097,32379693284</text:p>
          </table:table-cell>
        </table:table-row>
        <table:table-row table:style-name="ro1">
          <table:table-cell office:value-type="float" office:value="19010" calcext:value-type="float">
            <text:p>19010</text:p>
          </table:table-cell>
          <table:table-cell office:value-type="float" office:value="20772970" calcext:value-type="float">
            <text:p>20772970</text:p>
          </table:table-cell>
          <table:table-cell office:value-type="float" office:value="22255460" calcext:value-type="float">
            <text:p>22255460</text:p>
          </table:table-cell>
          <table:table-cell table:formula="of:=[.B188]/[.A188]" office:value-type="float" office:value="1092.73908469227" calcext:value-type="float">
            <text:p>1092,73908469227</text:p>
          </table:table-cell>
          <table:table-cell table:formula="of:=[.C188]/[.A188]" office:value-type="float" office:value="1170.72382956339" calcext:value-type="float">
            <text:p>1170,72382956339</text:p>
          </table:table-cell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float" office:value="22026004" calcext:value-type="float">
            <text:p>22026004</text:p>
          </table:table-cell>
          <table:table-cell office:value-type="float" office:value="21327326" calcext:value-type="float">
            <text:p>21327326</text:p>
          </table:table-cell>
          <table:table-cell table:formula="of:=[.B189]/[.A189]" office:value-type="float" office:value="1152.59047619048" calcext:value-type="float">
            <text:p>1152,59047619048</text:p>
          </table:table-cell>
          <table:table-cell table:formula="of:=[.C189]/[.A189]" office:value-type="float" office:value="1116.02961800105" calcext:value-type="float">
            <text:p>1116,02961800105</text:p>
          </table:table-cell>
        </table:table-row>
        <table:table-row table:style-name="ro1">
          <table:table-cell office:value-type="float" office:value="19210" calcext:value-type="float">
            <text:p>19210</text:p>
          </table:table-cell>
          <table:table-cell office:value-type="float" office:value="21375381" calcext:value-type="float">
            <text:p>21375381</text:p>
          </table:table-cell>
          <table:table-cell office:value-type="float" office:value="21605168" calcext:value-type="float">
            <text:p>21605168</text:p>
          </table:table-cell>
          <table:table-cell table:formula="of:=[.B190]/[.A190]" office:value-type="float" office:value="1112.72155127538" calcext:value-type="float">
            <text:p>1112,72155127538</text:p>
          </table:table-cell>
          <table:table-cell table:formula="of:=[.C190]/[.A190]" office:value-type="float" office:value="1124.68339406559" calcext:value-type="float">
            <text:p>1124,68339406559</text:p>
          </table:table-cell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float" office:value="23397440" calcext:value-type="float">
            <text:p>23397440</text:p>
          </table:table-cell>
          <table:table-cell office:value-type="float" office:value="21989347" calcext:value-type="float">
            <text:p>21989347</text:p>
          </table:table-cell>
          <table:table-cell table:formula="of:=[.B191]/[.A191]" office:value-type="float" office:value="1211.67477990678" calcext:value-type="float">
            <text:p>1211,67477990678</text:p>
          </table:table-cell>
          <table:table-cell table:formula="of:=[.C191]/[.A191]" office:value-type="float" office:value="1138.754375971" calcext:value-type="float">
            <text:p>1138,754375971</text:p>
          </table:table-cell>
        </table:table-row>
        <table:table-row table:style-name="ro1">
          <table:table-cell office:value-type="float" office:value="19410" calcext:value-type="float">
            <text:p>19410</text:p>
          </table:table-cell>
          <table:table-cell office:value-type="float" office:value="20959981" calcext:value-type="float">
            <text:p>20959981</text:p>
          </table:table-cell>
          <table:table-cell office:value-type="float" office:value="21515117" calcext:value-type="float">
            <text:p>21515117</text:p>
          </table:table-cell>
          <table:table-cell table:formula="of:=[.B192]/[.A192]" office:value-type="float" office:value="1079.85476558475" calcext:value-type="float">
            <text:p>1079,85476558475</text:p>
          </table:table-cell>
          <table:table-cell table:formula="of:=[.C192]/[.A192]" office:value-type="float" office:value="1108.4552807831" calcext:value-type="float">
            <text:p>1108,4552807831</text:p>
          </table:table-cell>
        </table:table-row>
        <table:table-row table:style-name="ro1">
          <table:table-cell office:value-type="float" office:value="19510" calcext:value-type="float">
            <text:p>19510</text:p>
          </table:table-cell>
          <table:table-cell office:value-type="float" office:value="21815580" calcext:value-type="float">
            <text:p>21815580</text:p>
          </table:table-cell>
          <table:table-cell office:value-type="float" office:value="21835215" calcext:value-type="float">
            <text:p>21835215</text:p>
          </table:table-cell>
          <table:table-cell table:formula="of:=[.B193]/[.A193]" office:value-type="float" office:value="1118.17426960533" calcext:value-type="float">
            <text:p>1118,17426960533</text:p>
          </table:table-cell>
          <table:table-cell table:formula="of:=[.C193]/[.A193]" office:value-type="float" office:value="1119.18067657611" calcext:value-type="float">
            <text:p>1119,18067657611</text:p>
          </table:table-cell>
        </table:table-row>
        <table:table-row table:style-name="ro1">
          <table:table-cell office:value-type="float" office:value="19610" calcext:value-type="float">
            <text:p>19610</text:p>
          </table:table-cell>
          <table:table-cell office:value-type="float" office:value="21308055" calcext:value-type="float">
            <text:p>21308055</text:p>
          </table:table-cell>
          <table:table-cell office:value-type="float" office:value="21491540" calcext:value-type="float">
            <text:p>21491540</text:p>
          </table:table-cell>
          <table:table-cell table:formula="of:=[.B194]/[.A194]" office:value-type="float" office:value="1086.5912799592" calcext:value-type="float">
            <text:p>1086,5912799592</text:p>
          </table:table-cell>
          <table:table-cell table:formula="of:=[.C194]/[.A194]" office:value-type="float" office:value="1095.94798572157" calcext:value-type="float">
            <text:p>1095,94798572157</text:p>
          </table:table-cell>
        </table:table-row>
        <table:table-row table:style-name="ro1">
          <table:table-cell office:value-type="float" office:value="19710" calcext:value-type="float">
            <text:p>19710</text:p>
          </table:table-cell>
          <table:table-cell office:value-type="float" office:value="23321322" calcext:value-type="float">
            <text:p>23321322</text:p>
          </table:table-cell>
          <table:table-cell office:value-type="float" office:value="23494483" calcext:value-type="float">
            <text:p>23494483</text:p>
          </table:table-cell>
          <table:table-cell table:formula="of:=[.B195]/[.A195]" office:value-type="float" office:value="1183.22283105023" calcext:value-type="float">
            <text:p>1183,22283105023</text:p>
          </table:table-cell>
          <table:table-cell table:formula="of:=[.C195]/[.A195]" office:value-type="float" office:value="1192.00826991375" calcext:value-type="float">
            <text:p>1192,00826991375</text:p>
          </table:table-cell>
        </table:table-row>
        <table:table-row table:style-name="ro1">
          <table:table-cell office:value-type="float" office:value="19810" calcext:value-type="float">
            <text:p>19810</text:p>
          </table:table-cell>
          <table:table-cell office:value-type="float" office:value="21764926" calcext:value-type="float">
            <text:p>21764926</text:p>
          </table:table-cell>
          <table:table-cell office:value-type="float" office:value="21719374" calcext:value-type="float">
            <text:p>21719374</text:p>
          </table:table-cell>
          <table:table-cell table:formula="of:=[.B196]/[.A196]" office:value-type="float" office:value="1098.68379606259" calcext:value-type="float">
            <text:p>1098,68379606259</text:p>
          </table:table-cell>
          <table:table-cell table:formula="of:=[.C196]/[.A196]" office:value-type="float" office:value="1096.38435133771" calcext:value-type="float">
            <text:p>1096,38435133771</text:p>
          </table:table-cell>
        </table:table-row>
        <table:table-row table:style-name="ro1">
          <table:table-cell office:value-type="float" office:value="19910" calcext:value-type="float">
            <text:p>19910</text:p>
          </table:table-cell>
          <table:table-cell office:value-type="float" office:value="21443511" calcext:value-type="float">
            <text:p>21443511</text:p>
          </table:table-cell>
          <table:table-cell office:value-type="float" office:value="22055014" calcext:value-type="float">
            <text:p>22055014</text:p>
          </table:table-cell>
          <table:table-cell table:formula="of:=[.B197]/[.A197]" office:value-type="float" office:value="1077.02214967353" calcext:value-type="float">
            <text:p>1077,02214967353</text:p>
          </table:table-cell>
          <table:table-cell table:formula="of:=[.C197]/[.A197]" office:value-type="float" office:value="1107.73550979407" calcext:value-type="float">
            <text:p>1107,73550979407</text:p>
          </table:table-cell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21736649" calcext:value-type="float">
            <text:p>21736649</text:p>
          </table:table-cell>
          <table:table-cell office:value-type="float" office:value="21796432" calcext:value-type="float">
            <text:p>21796432</text:p>
          </table:table-cell>
          <table:table-cell table:formula="of:=[.B198]/[.A198]" office:value-type="float" office:value="1086.28930534733" calcext:value-type="float">
            <text:p>1086,28930534733</text:p>
          </table:table-cell>
          <table:table-cell table:formula="of:=[.C198]/[.A198]" office:value-type="float" office:value="1089.27696151924" calcext:value-type="float">
            <text:p>1089,27696151924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22596074" calcext:value-type="float">
            <text:p>22596074</text:p>
          </table:table-cell>
          <table:table-cell office:value-type="float" office:value="23740154" calcext:value-type="float">
            <text:p>23740154</text:p>
          </table:table-cell>
          <table:table-cell table:formula="of:=[.B199]/[.A199]" office:value-type="float" office:value="1123.62376926902" calcext:value-type="float">
            <text:p>1123,62376926902</text:p>
          </table:table-cell>
          <table:table-cell table:formula="of:=[.C199]/[.A199]" office:value-type="float" office:value="1180.51486822476" calcext:value-type="float">
            <text:p>1180,51486822476</text:p>
          </table:table-cell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22710246" calcext:value-type="float">
            <text:p>22710246</text:p>
          </table:table-cell>
          <table:table-cell office:value-type="float" office:value="23984125" calcext:value-type="float">
            <text:p>23984125</text:p>
          </table:table-cell>
          <table:table-cell table:formula="of:=[.B200]/[.A200]" office:value-type="float" office:value="1123.71331024245" calcext:value-type="float">
            <text:p>1123,71331024245</text:p>
          </table:table-cell>
          <table:table-cell table:formula="of:=[.C200]/[.A200]" office:value-type="float" office:value="1186.74542305789" calcext:value-type="float">
            <text:p>1186,74542305789</text:p>
          </table:table-cell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float" office:value="23876041" calcext:value-type="float">
            <text:p>23876041</text:p>
          </table:table-cell>
          <table:table-cell office:value-type="float" office:value="23981134" calcext:value-type="float">
            <text:p>23981134</text:p>
          </table:table-cell>
          <table:table-cell table:formula="of:=[.B201]/[.A201]" office:value-type="float" office:value="1175.58055145249" calcext:value-type="float">
            <text:p>1175,58055145249</text:p>
          </table:table-cell>
          <table:table-cell table:formula="of:=[.C201]/[.A201]" office:value-type="float" office:value="1180.75499753816" calcext:value-type="float">
            <text:p>1180,75499753816</text:p>
          </table:table-cell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float" office:value="22430973" calcext:value-type="float">
            <text:p>22430973</text:p>
          </table:table-cell>
          <table:table-cell office:value-type="float" office:value="22623009" calcext:value-type="float">
            <text:p>22623009</text:p>
          </table:table-cell>
          <table:table-cell table:formula="of:=[.B202]/[.A202]" office:value-type="float" office:value="1099.01876531112" calcext:value-type="float">
            <text:p>1099,01876531112</text:p>
          </table:table-cell>
          <table:table-cell table:formula="of:=[.C202]/[.A202]" office:value-type="float" office:value="1108.42768250857" calcext:value-type="float">
            <text:p>1108,42768250857</text:p>
          </table:table-cell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float" office:value="22878187" calcext:value-type="float">
            <text:p>22878187</text:p>
          </table:table-cell>
          <table:table-cell office:value-type="float" office:value="23169869" calcext:value-type="float">
            <text:p>23169869</text:p>
          </table:table-cell>
          <table:table-cell table:formula="of:=[.B203]/[.A203]" office:value-type="float" office:value="1115.46499268649" calcext:value-type="float">
            <text:p>1115,46499268649</text:p>
          </table:table-cell>
          <table:table-cell table:formula="of:=[.C203]/[.A203]" office:value-type="float" office:value="1129.68644563628" calcext:value-type="float">
            <text:p>1129,68644563628</text:p>
          </table:table-cell>
        </table:table-row>
        <table:table-row table:style-name="ro1">
          <table:table-cell office:value-type="float" office:value="20610" calcext:value-type="float">
            <text:p>20610</text:p>
          </table:table-cell>
          <table:table-cell office:value-type="float" office:value="22952851" calcext:value-type="float">
            <text:p>22952851</text:p>
          </table:table-cell>
          <table:table-cell office:value-type="float" office:value="22923839" calcext:value-type="float">
            <text:p>22923839</text:p>
          </table:table-cell>
          <table:table-cell table:formula="of:=[.B204]/[.A204]" office:value-type="float" office:value="1113.67544881126" calcext:value-type="float">
            <text:p>1113,67544881126</text:p>
          </table:table-cell>
          <table:table-cell table:formula="of:=[.C204]/[.A204]" office:value-type="float" office:value="1112.26778262979" calcext:value-type="float">
            <text:p>1112,26778262979</text:p>
          </table:table-cell>
        </table:table-row>
        <table:table-row table:style-name="ro1">
          <table:table-cell office:value-type="float" office:value="20710" calcext:value-type="float">
            <text:p>20710</text:p>
          </table:table-cell>
          <table:table-cell office:value-type="float" office:value="22993545" calcext:value-type="float">
            <text:p>22993545</text:p>
          </table:table-cell>
          <table:table-cell office:value-type="float" office:value="24199155" calcext:value-type="float">
            <text:p>24199155</text:p>
          </table:table-cell>
          <table:table-cell table:formula="of:=[.B205]/[.A205]" office:value-type="float" office:value="1110.26291646548" calcext:value-type="float">
            <text:p>1110,26291646548</text:p>
          </table:table-cell>
          <table:table-cell table:formula="of:=[.C205]/[.A205]" office:value-type="float" office:value="1168.47682279092" calcext:value-type="float">
            <text:p>1168,47682279092</text:p>
          </table:table-cell>
        </table:table-row>
        <table:table-row table:style-name="ro1">
          <table:table-cell office:value-type="float" office:value="20810" calcext:value-type="float">
            <text:p>20810</text:p>
          </table:table-cell>
          <table:table-cell office:value-type="float" office:value="23356553" calcext:value-type="float">
            <text:p>23356553</text:p>
          </table:table-cell>
          <table:table-cell office:value-type="float" office:value="22876250" calcext:value-type="float">
            <text:p>22876250</text:p>
          </table:table-cell>
          <table:table-cell table:formula="of:=[.B206]/[.A206]" office:value-type="float" office:value="1122.37160019222" calcext:value-type="float">
            <text:p>1122,37160019222</text:p>
          </table:table-cell>
          <table:table-cell table:formula="of:=[.C206]/[.A206]" office:value-type="float" office:value="1099.29120615089" calcext:value-type="float">
            <text:p>1099,29120615089</text:p>
          </table:table-cell>
        </table:table-row>
        <table:table-row table:style-name="ro1">
          <table:table-cell office:value-type="float" office:value="20910" calcext:value-type="float">
            <text:p>20910</text:p>
          </table:table-cell>
          <table:table-cell office:value-type="float" office:value="22725651" calcext:value-type="float">
            <text:p>22725651</text:p>
          </table:table-cell>
          <table:table-cell office:value-type="float" office:value="22973922" calcext:value-type="float">
            <text:p>22973922</text:p>
          </table:table-cell>
          <table:table-cell table:formula="of:=[.B207]/[.A207]" office:value-type="float" office:value="1086.83170731707" calcext:value-type="float">
            <text:p>1086,83170731707</text:p>
          </table:table-cell>
          <table:table-cell table:formula="of:=[.C207]/[.A207]" office:value-type="float" office:value="1098.7050215208" calcext:value-type="float">
            <text:p>1098,7050215208</text:p>
          </table:table-cell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22956010" calcext:value-type="float">
            <text:p>22956010</text:p>
          </table:table-cell>
          <table:table-cell office:value-type="float" office:value="23054829" calcext:value-type="float">
            <text:p>23054829</text:p>
          </table:table-cell>
          <table:table-cell table:formula="of:=[.B208]/[.A208]" office:value-type="float" office:value="1092.62303664921" calcext:value-type="float">
            <text:p>1092,62303664921</text:p>
          </table:table-cell>
          <table:table-cell table:formula="of:=[.C208]/[.A208]" office:value-type="float" office:value="1097.32646358877" calcext:value-type="float">
            <text:p>1097,32646358877</text:p>
          </table:table-cell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float" office:value="23269060" calcext:value-type="float">
            <text:p>23269060</text:p>
          </table:table-cell>
          <table:table-cell office:value-type="float" office:value="23140468" calcext:value-type="float">
            <text:p>23140468</text:p>
          </table:table-cell>
          <table:table-cell table:formula="of:=[.B209]/[.A209]" office:value-type="float" office:value="1102.27664613927" calcext:value-type="float">
            <text:p>1102,27664613927</text:p>
          </table:table-cell>
          <table:table-cell table:formula="of:=[.C209]/[.A209]" office:value-type="float" office:value="1096.18512553292" calcext:value-type="float">
            <text:p>1096,18512553292</text:p>
          </table:table-cell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float" office:value="24967514" calcext:value-type="float">
            <text:p>24967514</text:p>
          </table:table-cell>
          <table:table-cell office:value-type="float" office:value="23409739" calcext:value-type="float">
            <text:p>23409739</text:p>
          </table:table-cell>
          <table:table-cell table:formula="of:=[.B210]/[.A210]" office:value-type="float" office:value="1177.15766148043" calcext:value-type="float">
            <text:p>1177,15766148043</text:p>
          </table:table-cell>
          <table:table-cell table:formula="of:=[.C210]/[.A210]" office:value-type="float" office:value="1103.71235266384" calcext:value-type="float">
            <text:p>1103,71235266384</text:p>
          </table:table-cell>
        </table:table-row>
        <table:table-row table:style-name="ro1">
          <table:table-cell office:value-type="float" office:value="21310" calcext:value-type="float">
            <text:p>21310</text:p>
          </table:table-cell>
          <table:table-cell office:value-type="float" office:value="23181441" calcext:value-type="float">
            <text:p>23181441</text:p>
          </table:table-cell>
          <table:table-cell office:value-type="float" office:value="24979026" calcext:value-type="float">
            <text:p>24979026</text:p>
          </table:table-cell>
          <table:table-cell table:formula="of:=[.B211]/[.A211]" office:value-type="float" office:value="1087.81984983576" calcext:value-type="float">
            <text:p>1087,81984983576</text:p>
          </table:table-cell>
          <table:table-cell table:formula="of:=[.C211]/[.A211]" office:value-type="float" office:value="1172.17390896293" calcext:value-type="float">
            <text:p>1172,17390896293</text:p>
          </table:table-cell>
        </table:table-row>
        <table:table-row table:style-name="ro1">
          <table:table-cell office:value-type="float" office:value="21410" calcext:value-type="float">
            <text:p>21410</text:p>
          </table:table-cell>
          <table:table-cell office:value-type="float" office:value="26159079" calcext:value-type="float">
            <text:p>26159079</text:p>
          </table:table-cell>
          <table:table-cell office:value-type="float" office:value="26107843" calcext:value-type="float">
            <text:p>26107843</text:p>
          </table:table-cell>
          <table:table-cell table:formula="of:=[.B212]/[.A212]" office:value-type="float" office:value="1221.81592713685" calcext:value-type="float">
            <text:p>1221,81592713685</text:p>
          </table:table-cell>
          <table:table-cell table:formula="of:=[.C212]/[.A212]" office:value-type="float" office:value="1219.42283979449" calcext:value-type="float">
            <text:p>1219,42283979449</text:p>
          </table:table-cell>
        </table:table-row>
        <table:table-row table:style-name="ro1">
          <table:table-cell office:value-type="float" office:value="21510" calcext:value-type="float">
            <text:p>21510</text:p>
          </table:table-cell>
          <table:table-cell office:value-type="float" office:value="24930337" calcext:value-type="float">
            <text:p>24930337</text:p>
          </table:table-cell>
          <table:table-cell office:value-type="float" office:value="26447318" calcext:value-type="float">
            <text:p>26447318</text:p>
          </table:table-cell>
          <table:table-cell table:formula="of:=[.B213]/[.A213]" office:value-type="float" office:value="1159.01148303115" calcext:value-type="float">
            <text:p>1159,01148303115</text:p>
          </table:table-cell>
          <table:table-cell table:formula="of:=[.C213]/[.A213]" office:value-type="float" office:value="1229.53593677359" calcext:value-type="float">
            <text:p>1229,53593677359</text:p>
          </table:table-cell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24560465" calcext:value-type="float">
            <text:p>24560465</text:p>
          </table:table-cell>
          <table:table-cell office:value-type="float" office:value="25531431" calcext:value-type="float">
            <text:p>25531431</text:p>
          </table:table-cell>
          <table:table-cell table:formula="of:=[.B214]/[.A214]" office:value-type="float" office:value="1136.53239241092" calcext:value-type="float">
            <text:p>1136,53239241092</text:p>
          </table:table-cell>
          <table:table-cell table:formula="of:=[.C214]/[.A214]" office:value-type="float" office:value="1181.46372049977" calcext:value-type="float">
            <text:p>1181,46372049977</text:p>
          </table:table-cell>
        </table:table-row>
        <table:table-row table:style-name="ro1">
          <table:table-cell office:value-type="float" office:value="21710" calcext:value-type="float">
            <text:p>21710</text:p>
          </table:table-cell>
          <table:table-cell office:value-type="float" office:value="23900791" calcext:value-type="float">
            <text:p>23900791</text:p>
          </table:table-cell>
          <table:table-cell office:value-type="float" office:value="26558817" calcext:value-type="float">
            <text:p>26558817</text:p>
          </table:table-cell>
          <table:table-cell table:formula="of:=[.B215]/[.A215]" office:value-type="float" office:value="1100.91160755412" calcext:value-type="float">
            <text:p>1100,91160755412</text:p>
          </table:table-cell>
          <table:table-cell table:formula="of:=[.C215]/[.A215]" office:value-type="float" office:value="1223.34486411792" calcext:value-type="float">
            <text:p>1223,34486411792</text:p>
          </table:table-cell>
        </table:table-row>
        <table:table-row table:style-name="ro1">
          <table:table-cell office:value-type="float" office:value="21810" calcext:value-type="float">
            <text:p>21810</text:p>
          </table:table-cell>
          <table:table-cell office:value-type="float" office:value="24538503" calcext:value-type="float">
            <text:p>24538503</text:p>
          </table:table-cell>
          <table:table-cell office:value-type="float" office:value="24694167" calcext:value-type="float">
            <text:p>24694167</text:p>
          </table:table-cell>
          <table:table-cell table:formula="of:=[.B216]/[.A216]" office:value-type="float" office:value="1125.10330123796" calcext:value-type="float">
            <text:p>1125,10330123796</text:p>
          </table:table-cell>
          <table:table-cell table:formula="of:=[.C216]/[.A216]" office:value-type="float" office:value="1132.24057771664" calcext:value-type="float">
            <text:p>1132,24057771664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23654780" calcext:value-type="float">
            <text:p>23654780</text:p>
          </table:table-cell>
          <table:table-cell office:value-type="float" office:value="24263962" calcext:value-type="float">
            <text:p>24263962</text:p>
          </table:table-cell>
          <table:table-cell table:formula="of:=[.B217]/[.A217]" office:value-type="float" office:value="1079.63395709722" calcext:value-type="float">
            <text:p>1079,63395709722</text:p>
          </table:table-cell>
          <table:table-cell table:formula="of:=[.C217]/[.A217]" office:value-type="float" office:value="1107.43779096303" calcext:value-type="float">
            <text:p>1107,43779096303</text:p>
          </table:table-cell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24810949" calcext:value-type="float">
            <text:p>24810949</text:p>
          </table:table-cell>
          <table:table-cell office:value-type="float" office:value="24116165" calcext:value-type="float">
            <text:p>24116165</text:p>
          </table:table-cell>
          <table:table-cell table:formula="of:=[.B218]/[.A218]" office:value-type="float" office:value="1127.25801908224" calcext:value-type="float">
            <text:p>1127,25801908224</text:p>
          </table:table-cell>
          <table:table-cell table:formula="of:=[.C218]/[.A218]" office:value-type="float" office:value="1095.69127669241" calcext:value-type="float">
            <text:p>1095,69127669241</text:p>
          </table:table-cell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23990380" calcext:value-type="float">
            <text:p>23990380</text:p>
          </table:table-cell>
          <table:table-cell office:value-type="float" office:value="24381395" calcext:value-type="float">
            <text:p>24381395</text:p>
          </table:table-cell>
          <table:table-cell table:formula="of:=[.B219]/[.A219]" office:value-type="float" office:value="1085.04658525554" calcext:value-type="float">
            <text:p>1085,04658525554</text:p>
          </table:table-cell>
          <table:table-cell table:formula="of:=[.C219]/[.A219]" office:value-type="float" office:value="1102.7315694256" calcext:value-type="float">
            <text:p>1102,7315694256</text:p>
          </table:table-cell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24239647" calcext:value-type="float">
            <text:p>24239647</text:p>
          </table:table-cell>
          <table:table-cell office:value-type="float" office:value="24901834" calcext:value-type="float">
            <text:p>24901834</text:p>
          </table:table-cell>
          <table:table-cell table:formula="of:=[.B220]/[.A220]" office:value-type="float" office:value="1091.38437640702" calcext:value-type="float">
            <text:p>1091,38437640702</text:p>
          </table:table-cell>
          <table:table-cell table:formula="of:=[.C220]/[.A220]" office:value-type="float" office:value="1121.19918955425" calcext:value-type="float">
            <text:p>1121,19918955425</text:p>
          </table:table-cell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float" office:value="24333416" calcext:value-type="float">
            <text:p>24333416</text:p>
          </table:table-cell>
          <table:table-cell office:value-type="float" office:value="26450855" calcext:value-type="float">
            <text:p>26450855</text:p>
          </table:table-cell>
          <table:table-cell table:formula="of:=[.B221]/[.A221]" office:value-type="float" office:value="1090.69547288212" calcext:value-type="float">
            <text:p>1090,69547288212</text:p>
          </table:table-cell>
          <table:table-cell table:formula="of:=[.C221]/[.A221]" office:value-type="float" office:value="1185.60533393097" calcext:value-type="float">
            <text:p>1185,60533393097</text:p>
          </table:table-cell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float" office:value="25285911" calcext:value-type="float">
            <text:p>25285911</text:p>
          </table:table-cell>
          <table:table-cell office:value-type="float" office:value="25324460" calcext:value-type="float">
            <text:p>25324460</text:p>
          </table:table-cell>
          <table:table-cell table:formula="of:=[.B222]/[.A222]" office:value-type="float" office:value="1128.33159303882" calcext:value-type="float">
            <text:p>1128,33159303882</text:p>
          </table:table-cell>
          <table:table-cell table:formula="of:=[.C222]/[.A222]" office:value-type="float" office:value="1130.05176260598" calcext:value-type="float">
            <text:p>1130,05176260598</text:p>
          </table:table-cell>
        </table:table-row>
        <table:table-row table:style-name="ro1">
          <table:table-cell office:value-type="float" office:value="22510" calcext:value-type="float">
            <text:p>22510</text:p>
          </table:table-cell>
          <table:table-cell office:value-type="float" office:value="24501894" calcext:value-type="float">
            <text:p>24501894</text:p>
          </table:table-cell>
          <table:table-cell office:value-type="float" office:value="25540237" calcext:value-type="float">
            <text:p>25540237</text:p>
          </table:table-cell>
          <table:table-cell table:formula="of:=[.B223]/[.A223]" office:value-type="float" office:value="1088.48929364727" calcext:value-type="float">
            <text:p>1088,48929364727</text:p>
          </table:table-cell>
          <table:table-cell table:formula="of:=[.C223]/[.A223]" office:value-type="float" office:value="1134.61737005775" calcext:value-type="float">
            <text:p>1134,61737005775</text:p>
          </table:table-cell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float" office:value="25127272" calcext:value-type="float">
            <text:p>25127272</text:p>
          </table:table-cell>
          <table:table-cell office:value-type="float" office:value="25472447" calcext:value-type="float">
            <text:p>25472447</text:p>
          </table:table-cell>
          <table:table-cell table:formula="of:=[.B224]/[.A224]" office:value-type="float" office:value="1111.33445378151" calcext:value-type="float">
            <text:p>1111,33445378151</text:p>
          </table:table-cell>
          <table:table-cell table:formula="of:=[.C224]/[.A224]" office:value-type="float" office:value="1126.60092879257" calcext:value-type="float">
            <text:p>1126,60092879257</text:p>
          </table:table-cell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28637178" calcext:value-type="float">
            <text:p>28637178</text:p>
          </table:table-cell>
          <table:table-cell office:value-type="float" office:value="27460916" calcext:value-type="float">
            <text:p>27460916</text:p>
          </table:table-cell>
          <table:table-cell table:formula="of:=[.B225]/[.A225]" office:value-type="float" office:value="1260.99418758256" calcext:value-type="float">
            <text:p>1260,99418758256</text:p>
          </table:table-cell>
          <table:table-cell table:formula="of:=[.C225]/[.A225]" office:value-type="float" office:value="1209.19929546455" calcext:value-type="float">
            <text:p>1209,19929546455</text:p>
          </table:table-cell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float" office:value="25161542" calcext:value-type="float">
            <text:p>25161542</text:p>
          </table:table-cell>
          <table:table-cell office:value-type="float" office:value="25839230" calcext:value-type="float">
            <text:p>25839230</text:p>
          </table:table-cell>
          <table:table-cell table:formula="of:=[.B226]/[.A226]" office:value-type="float" office:value="1103.09259096887" calcext:value-type="float">
            <text:p>1103,09259096887</text:p>
          </table:table-cell>
          <table:table-cell table:formula="of:=[.C226]/[.A226]" office:value-type="float" office:value="1132.80271810609" calcext:value-type="float">
            <text:p>1132,80271810609</text:p>
          </table:table-cell>
        </table:table-row>
        <table:table-row table:style-name="ro1">
          <table:table-cell office:value-type="float" office:value="22910" calcext:value-type="float">
            <text:p>22910</text:p>
          </table:table-cell>
          <table:table-cell office:value-type="float" office:value="26230332" calcext:value-type="float">
            <text:p>26230332</text:p>
          </table:table-cell>
          <table:table-cell office:value-type="float" office:value="27395192" calcext:value-type="float">
            <text:p>27395192</text:p>
          </table:table-cell>
          <table:table-cell table:formula="of:=[.B227]/[.A227]" office:value-type="float" office:value="1144.92937581842" calcext:value-type="float">
            <text:p>1144,92937581842</text:p>
          </table:table-cell>
          <table:table-cell table:formula="of:=[.C227]/[.A227]" office:value-type="float" office:value="1195.77442164993" calcext:value-type="float">
            <text:p>1195,77442164993</text:p>
          </table:table-cell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26264002" calcext:value-type="float">
            <text:p>26264002</text:p>
          </table:table-cell>
          <table:table-cell office:value-type="float" office:value="27185382" calcext:value-type="float">
            <text:p>27185382</text:p>
          </table:table-cell>
          <table:table-cell table:formula="of:=[.B228]/[.A228]" office:value-type="float" office:value="1141.41686223381" calcext:value-type="float">
            <text:p>1141,41686223381</text:p>
          </table:table-cell>
          <table:table-cell table:formula="of:=[.C228]/[.A228]" office:value-type="float" office:value="1181.45945241199" calcext:value-type="float">
            <text:p>1181,45945241199</text:p>
          </table:table-cell>
        </table:table-row>
        <table:table-row table:style-name="ro1">
          <table:table-cell office:value-type="float" office:value="23110" calcext:value-type="float">
            <text:p>23110</text:p>
          </table:table-cell>
          <table:table-cell office:value-type="float" office:value="26219491" calcext:value-type="float">
            <text:p>26219491</text:p>
          </table:table-cell>
          <table:table-cell office:value-type="float" office:value="27971439" calcext:value-type="float">
            <text:p>27971439</text:p>
          </table:table-cell>
          <table:table-cell table:formula="of:=[.B229]/[.A229]" office:value-type="float" office:value="1134.5517524881" calcext:value-type="float">
            <text:p>1134,5517524881</text:p>
          </table:table-cell>
          <table:table-cell table:formula="of:=[.C229]/[.A229]" office:value-type="float" office:value="1210.36083946344" calcext:value-type="float">
            <text:p>1210,36083946344</text:p>
          </table:table-cell>
        </table:table-row>
        <table:table-row table:style-name="ro1">
          <table:table-cell office:value-type="float" office:value="23210" calcext:value-type="float">
            <text:p>23210</text:p>
          </table:table-cell>
          <table:table-cell office:value-type="float" office:value="26117761" calcext:value-type="float">
            <text:p>26117761</text:p>
          </table:table-cell>
          <table:table-cell office:value-type="float" office:value="26948778" calcext:value-type="float">
            <text:p>26948778</text:p>
          </table:table-cell>
          <table:table-cell table:formula="of:=[.B230]/[.A230]" office:value-type="float" office:value="1125.2805256355" calcext:value-type="float">
            <text:p>1125,2805256355</text:p>
          </table:table-cell>
          <table:table-cell table:formula="of:=[.C230]/[.A230]" office:value-type="float" office:value="1161.08479103835" calcext:value-type="float">
            <text:p>1161,08479103835</text:p>
          </table:table-cell>
        </table:table-row>
        <table:table-row table:style-name="ro1">
          <table:table-cell office:value-type="float" office:value="23310" calcext:value-type="float">
            <text:p>23310</text:p>
          </table:table-cell>
          <table:table-cell office:value-type="float" office:value="26161679" calcext:value-type="float">
            <text:p>26161679</text:p>
          </table:table-cell>
          <table:table-cell office:value-type="float" office:value="26169621" calcext:value-type="float">
            <text:p>26169621</text:p>
          </table:table-cell>
          <table:table-cell table:formula="of:=[.B231]/[.A231]" office:value-type="float" office:value="1122.33715143715" calcext:value-type="float">
            <text:p>1122,33715143715</text:p>
          </table:table-cell>
          <table:table-cell table:formula="of:=[.C231]/[.A231]" office:value-type="float" office:value="1122.67786357786" calcext:value-type="float">
            <text:p>1122,67786357786</text:p>
          </table:table-cell>
        </table:table-row>
        <table:table-row table:style-name="ro1">
          <table:table-cell office:value-type="float" office:value="23410" calcext:value-type="float">
            <text:p>23410</text:p>
          </table:table-cell>
          <table:table-cell office:value-type="float" office:value="25730967" calcext:value-type="float">
            <text:p>25730967</text:p>
          </table:table-cell>
          <table:table-cell office:value-type="float" office:value="26794151" calcext:value-type="float">
            <text:p>26794151</text:p>
          </table:table-cell>
          <table:table-cell table:formula="of:=[.B232]/[.A232]" office:value-type="float" office:value="1099.14425459205" calcext:value-type="float">
            <text:p>1099,14425459205</text:p>
          </table:table-cell>
          <table:table-cell table:formula="of:=[.C232]/[.A232]" office:value-type="float" office:value="1144.5600598035" calcext:value-type="float">
            <text:p>1144,5600598035</text:p>
          </table:table-cell>
        </table:table-row>
        <table:table-row table:style-name="ro1">
          <table:table-cell office:value-type="float" office:value="23510" calcext:value-type="float">
            <text:p>23510</text:p>
          </table:table-cell>
          <table:table-cell office:value-type="float" office:value="25922097" calcext:value-type="float">
            <text:p>25922097</text:p>
          </table:table-cell>
          <table:table-cell office:value-type="float" office:value="26387038" calcext:value-type="float">
            <text:p>26387038</text:p>
          </table:table-cell>
          <table:table-cell table:formula="of:=[.B233]/[.A233]" office:value-type="float" office:value="1102.59876648235" calcext:value-type="float">
            <text:p>1102,59876648235</text:p>
          </table:table-cell>
          <table:table-cell table:formula="of:=[.C233]/[.A233]" office:value-type="float" office:value="1122.37507443641" calcext:value-type="float">
            <text:p>1122,37507443641</text:p>
          </table:table-cell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27202881" calcext:value-type="float">
            <text:p>27202881</text:p>
          </table:table-cell>
          <table:table-cell office:value-type="float" office:value="26636748" calcext:value-type="float">
            <text:p>26636748</text:p>
          </table:table-cell>
          <table:table-cell table:formula="of:=[.B234]/[.A234]" office:value-type="float" office:value="1152.17623888183" calcext:value-type="float">
            <text:p>1152,17623888183</text:p>
          </table:table-cell>
          <table:table-cell table:formula="of:=[.C234]/[.A234]" office:value-type="float" office:value="1128.19771283355" calcext:value-type="float">
            <text:p>1128,19771283355</text:p>
          </table:table-cell>
        </table:table-row>
        <table:table-row table:style-name="ro1">
          <table:table-cell office:value-type="float" office:value="23710" calcext:value-type="float">
            <text:p>23710</text:p>
          </table:table-cell>
          <table:table-cell office:value-type="float" office:value="26243359" calcext:value-type="float">
            <text:p>26243359</text:p>
          </table:table-cell>
          <table:table-cell office:value-type="float" office:value="27456657" calcext:value-type="float">
            <text:p>27456657</text:p>
          </table:table-cell>
          <table:table-cell table:formula="of:=[.B235]/[.A235]" office:value-type="float" office:value="1106.84770139182" calcext:value-type="float">
            <text:p>1106,84770139182</text:p>
          </table:table-cell>
          <table:table-cell table:formula="of:=[.C235]/[.A235]" office:value-type="float" office:value="1158.02011809363" calcext:value-type="float">
            <text:p>1158,02011809363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float" office:value="27561355" calcext:value-type="float">
            <text:p>27561355</text:p>
          </table:table-cell>
          <table:table-cell office:value-type="float" office:value="27124093" calcext:value-type="float">
            <text:p>27124093</text:p>
          </table:table-cell>
          <table:table-cell table:formula="of:=[.B236]/[.A236]" office:value-type="float" office:value="1157.55375892482" calcext:value-type="float">
            <text:p>1157,55375892482</text:p>
          </table:table-cell>
          <table:table-cell table:formula="of:=[.C236]/[.A236]" office:value-type="float" office:value="1139.18912221756" calcext:value-type="float">
            <text:p>1139,18912221756</text:p>
          </table:table-cell>
        </table:table-row>
        <table:table-row table:style-name="ro1">
          <table:table-cell office:value-type="float" office:value="23910" calcext:value-type="float">
            <text:p>23910</text:p>
          </table:table-cell>
          <table:table-cell office:value-type="float" office:value="26526578" calcext:value-type="float">
            <text:p>26526578</text:p>
          </table:table-cell>
          <table:table-cell office:value-type="float" office:value="27189190" calcext:value-type="float">
            <text:p>27189190</text:p>
          </table:table-cell>
          <table:table-cell table:formula="of:=[.B237]/[.A237]" office:value-type="float" office:value="1109.43446256796" calcext:value-type="float">
            <text:p>1109,43446256796</text:p>
          </table:table-cell>
          <table:table-cell table:formula="of:=[.C237]/[.A237]" office:value-type="float" office:value="1137.14721873693" calcext:value-type="float">
            <text:p>1137,14721873693</text:p>
          </table:table-cell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float" office:value="26278628" calcext:value-type="float">
            <text:p>26278628</text:p>
          </table:table-cell>
          <table:table-cell office:value-type="float" office:value="27231111" calcext:value-type="float">
            <text:p>27231111</text:p>
          </table:table-cell>
          <table:table-cell table:formula="of:=[.B238]/[.A238]" office:value-type="float" office:value="1094.48679716785" calcext:value-type="float">
            <text:p>1094,48679716785</text:p>
          </table:table-cell>
          <table:table-cell table:formula="of:=[.C238]/[.A238]" office:value-type="float" office:value="1134.15705955852" calcext:value-type="float">
            <text:p>1134,15705955852</text:p>
          </table:table-cell>
        </table:table-row>
        <table:table-row table:style-name="ro1">
          <table:table-cell office:value-type="float" office:value="24110" calcext:value-type="float">
            <text:p>24110</text:p>
          </table:table-cell>
          <table:table-cell office:value-type="float" office:value="27010907" calcext:value-type="float">
            <text:p>27010907</text:p>
          </table:table-cell>
          <table:table-cell office:value-type="float" office:value="29286954" calcext:value-type="float">
            <text:p>29286954</text:p>
          </table:table-cell>
          <table:table-cell table:formula="of:=[.B239]/[.A239]" office:value-type="float" office:value="1120.31965989216" calcext:value-type="float">
            <text:p>1120,31965989216</text:p>
          </table:table-cell>
          <table:table-cell table:formula="of:=[.C239]/[.A239]" office:value-type="float" office:value="1214.7222729158" calcext:value-type="float">
            <text:p>1214,7222729158</text:p>
          </table:table-cell>
        </table:table-row>
        <table:table-row table:style-name="ro1">
          <table:table-cell office:value-type="float" office:value="24210" calcext:value-type="float">
            <text:p>24210</text:p>
          </table:table-cell>
          <table:table-cell office:value-type="float" office:value="27569346" calcext:value-type="float">
            <text:p>27569346</text:p>
          </table:table-cell>
          <table:table-cell office:value-type="float" office:value="29822882" calcext:value-type="float">
            <text:p>29822882</text:p>
          </table:table-cell>
          <table:table-cell table:formula="of:=[.B240]/[.A240]" office:value-type="float" office:value="1138.75861214374" calcext:value-type="float">
            <text:p>1138,75861214374</text:p>
          </table:table-cell>
          <table:table-cell table:formula="of:=[.C240]/[.A240]" office:value-type="float" office:value="1231.84147046675" calcext:value-type="float">
            <text:p>1231,84147046675</text:p>
          </table:table-cell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27918179" calcext:value-type="float">
            <text:p>27918179</text:p>
          </table:table-cell>
          <table:table-cell office:value-type="float" office:value="27686260" calcext:value-type="float">
            <text:p>27686260</text:p>
          </table:table-cell>
          <table:table-cell table:formula="of:=[.B241]/[.A241]" office:value-type="float" office:value="1148.42365281777" calcext:value-type="float">
            <text:p>1148,42365281777</text:p>
          </table:table-cell>
          <table:table-cell table:formula="of:=[.C241]/[.A241]" office:value-type="float" office:value="1138.88358700123" calcext:value-type="float">
            <text:p>1138,88358700123</text:p>
          </table:table-cell>
        </table:table-row>
        <table:table-row table:style-name="ro1">
          <table:table-cell office:value-type="float" office:value="24410" calcext:value-type="float">
            <text:p>24410</text:p>
          </table:table-cell>
          <table:table-cell office:value-type="float" office:value="26987537" calcext:value-type="float">
            <text:p>26987537</text:p>
          </table:table-cell>
          <table:table-cell office:value-type="float" office:value="27866171" calcext:value-type="float">
            <text:p>27866171</text:p>
          </table:table-cell>
          <table:table-cell table:formula="of:=[.B242]/[.A242]" office:value-type="float" office:value="1105.59348627612" calcext:value-type="float">
            <text:p>1105,59348627612</text:p>
          </table:table-cell>
          <table:table-cell table:formula="of:=[.C242]/[.A242]" office:value-type="float" office:value="1141.58832445719" calcext:value-type="float">
            <text:p>1141,58832445719</text:p>
          </table:table-cell>
        </table:table-row>
        <table:table-row table:style-name="ro1">
          <table:table-cell office:value-type="float" office:value="24510" calcext:value-type="float">
            <text:p>24510</text:p>
          </table:table-cell>
          <table:table-cell office:value-type="float" office:value="27299544" calcext:value-type="float">
            <text:p>27299544</text:p>
          </table:table-cell>
          <table:table-cell office:value-type="float" office:value="28016029" calcext:value-type="float">
            <text:p>28016029</text:p>
          </table:table-cell>
          <table:table-cell table:formula="of:=[.B243]/[.A243]" office:value-type="float" office:value="1113.81248470012" calcext:value-type="float">
            <text:p>1113,81248470012</text:p>
          </table:table-cell>
          <table:table-cell table:formula="of:=[.C243]/[.A243]" office:value-type="float" office:value="1143.04483884129" calcext:value-type="float">
            <text:p>1143,04483884129</text:p>
          </table:table-cell>
        </table:table-row>
        <table:table-row table:style-name="ro1">
          <table:table-cell office:value-type="float" office:value="24610" calcext:value-type="float">
            <text:p>24610</text:p>
          </table:table-cell>
          <table:table-cell office:value-type="float" office:value="27100755" calcext:value-type="float">
            <text:p>27100755</text:p>
          </table:table-cell>
          <table:table-cell office:value-type="float" office:value="27994168" calcext:value-type="float">
            <text:p>27994168</text:p>
          </table:table-cell>
          <table:table-cell table:formula="of:=[.B244]/[.A244]" office:value-type="float" office:value="1101.20906135717" calcext:value-type="float">
            <text:p>1101,20906135717</text:p>
          </table:table-cell>
          <table:table-cell table:formula="of:=[.C244]/[.A244]" office:value-type="float" office:value="1137.51190572938" calcext:value-type="float">
            <text:p>1137,51190572938</text:p>
          </table:table-cell>
        </table:table-row>
        <table:table-row table:style-name="ro1">
          <table:table-cell office:value-type="float" office:value="24710" calcext:value-type="float">
            <text:p>24710</text:p>
          </table:table-cell>
          <table:table-cell office:value-type="float" office:value="26766758" calcext:value-type="float">
            <text:p>26766758</text:p>
          </table:table-cell>
          <table:table-cell office:value-type="float" office:value="28740188" calcext:value-type="float">
            <text:p>28740188</text:p>
          </table:table-cell>
          <table:table-cell table:formula="of:=[.B245]/[.A245]" office:value-type="float" office:value="1083.23585592877" calcext:value-type="float">
            <text:p>1083,23585592877</text:p>
          </table:table-cell>
          <table:table-cell table:formula="of:=[.C245]/[.A245]" office:value-type="float" office:value="1163.09947389721" calcext:value-type="float">
            <text:p>1163,09947389721</text:p>
          </table:table-cell>
        </table:table-row>
        <table:table-row table:style-name="ro1">
          <table:table-cell office:value-type="float" office:value="24810" calcext:value-type="float">
            <text:p>24810</text:p>
          </table:table-cell>
          <table:table-cell office:value-type="float" office:value="27271476" calcext:value-type="float">
            <text:p>27271476</text:p>
          </table:table-cell>
          <table:table-cell office:value-type="float" office:value="30719339" calcext:value-type="float">
            <text:p>30719339</text:p>
          </table:table-cell>
          <table:table-cell table:formula="of:=[.B246]/[.A246]" office:value-type="float" office:value="1099.2130592503" calcext:value-type="float">
            <text:p>1099,2130592503</text:p>
          </table:table-cell>
          <table:table-cell table:formula="of:=[.C246]/[.A246]" office:value-type="float" office:value="1238.18375654978" calcext:value-type="float">
            <text:p>1238,18375654978</text:p>
          </table:table-cell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30050636" calcext:value-type="float">
            <text:p>30050636</text:p>
          </table:table-cell>
          <table:table-cell office:value-type="float" office:value="28628106" calcext:value-type="float">
            <text:p>28628106</text:p>
          </table:table-cell>
          <table:table-cell table:formula="of:=[.B247]/[.A247]" office:value-type="float" office:value="1206.36836611802" calcext:value-type="float">
            <text:p>1206,36836611802</text:p>
          </table:table-cell>
          <table:table-cell table:formula="of:=[.C247]/[.A247]" office:value-type="float" office:value="1149.2615816941" calcext:value-type="float">
            <text:p>1149,2615816941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31836386" calcext:value-type="float">
            <text:p>31836386</text:p>
          </table:table-cell>
          <table:table-cell office:value-type="float" office:value="30572455" calcext:value-type="float">
            <text:p>30572455</text:p>
          </table:table-cell>
          <table:table-cell table:formula="of:=[.B248]/[.A248]" office:value-type="float" office:value="1272.9462614954" calcext:value-type="float">
            <text:p>1272,9462614954</text:p>
          </table:table-cell>
          <table:table-cell table:formula="of:=[.C248]/[.A248]" office:value-type="float" office:value="1222.40923630548" calcext:value-type="float">
            <text:p>1222,40923630548</text:p>
          </table:table-cell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float" office:value="28296324" calcext:value-type="float">
            <text:p>28296324</text:p>
          </table:table-cell>
          <table:table-cell office:value-type="float" office:value="28199378" calcext:value-type="float">
            <text:p>28199378</text:p>
          </table:table-cell>
          <table:table-cell table:formula="of:=[.B249]/[.A249]" office:value-type="float" office:value="1126.89462365591" calcext:value-type="float">
            <text:p>1126,89462365591</text:p>
          </table:table-cell>
          <table:table-cell table:formula="of:=[.C249]/[.A249]" office:value-type="float" office:value="1123.03377140581" calcext:value-type="float">
            <text:p>1123,03377140581</text:p>
          </table:table-cell>
        </table:table-row>
        <table:table-row table:style-name="ro1">
          <table:table-cell office:value-type="float" office:value="25210" calcext:value-type="float">
            <text:p>25210</text:p>
          </table:table-cell>
          <table:table-cell office:value-type="float" office:value="27744898" calcext:value-type="float">
            <text:p>27744898</text:p>
          </table:table-cell>
          <table:table-cell office:value-type="float" office:value="28318757" calcext:value-type="float">
            <text:p>28318757</text:p>
          </table:table-cell>
          <table:table-cell table:formula="of:=[.B250]/[.A250]" office:value-type="float" office:value="1100.55128917096" calcext:value-type="float">
            <text:p>1100,55128917096</text:p>
          </table:table-cell>
          <table:table-cell table:formula="of:=[.C250]/[.A250]" office:value-type="float" office:value="1123.3144387148" calcext:value-type="float">
            <text:p>1123,3144387148</text:p>
          </table:table-cell>
        </table:table-row>
        <table:table-row table:style-name="ro1">
          <table:table-cell office:value-type="float" office:value="25310" calcext:value-type="float">
            <text:p>25310</text:p>
          </table:table-cell>
          <table:table-cell office:value-type="float" office:value="30068603" calcext:value-type="float">
            <text:p>30068603</text:p>
          </table:table-cell>
          <table:table-cell office:value-type="float" office:value="30921326" calcext:value-type="float">
            <text:p>30921326</text:p>
          </table:table-cell>
          <table:table-cell table:formula="of:=[.B251]/[.A251]" office:value-type="float" office:value="1188.01276175425" calcext:value-type="float">
            <text:p>1188,01276175425</text:p>
          </table:table-cell>
          <table:table-cell table:formula="of:=[.C251]/[.A251]" office:value-type="float" office:value="1221.70391149743" calcext:value-type="float">
            <text:p>1221,70391149743</text:p>
          </table:table-cell>
        </table:table-row>
        <table:table-row table:style-name="ro1">
          <table:table-cell office:value-type="float" office:value="25410" calcext:value-type="float">
            <text:p>25410</text:p>
          </table:table-cell>
          <table:table-cell office:value-type="float" office:value="29410557" calcext:value-type="float">
            <text:p>29410557</text:p>
          </table:table-cell>
          <table:table-cell office:value-type="float" office:value="29285467" calcext:value-type="float">
            <text:p>29285467</text:p>
          </table:table-cell>
          <table:table-cell table:formula="of:=[.B252]/[.A252]" office:value-type="float" office:value="1157.44025974026" calcext:value-type="float">
            <text:p>1157,44025974026</text:p>
          </table:table-cell>
          <table:table-cell table:formula="of:=[.C252]/[.A252]" office:value-type="float" office:value="1152.51739472649" calcext:value-type="float">
            <text:p>1152,51739472649</text:p>
          </table:table-cell>
        </table:table-row>
        <table:table-row table:style-name="ro1">
          <table:table-cell office:value-type="float" office:value="25510" calcext:value-type="float">
            <text:p>25510</text:p>
          </table:table-cell>
          <table:table-cell office:value-type="float" office:value="28147821" calcext:value-type="float">
            <text:p>28147821</text:p>
          </table:table-cell>
          <table:table-cell office:value-type="float" office:value="29353788" calcext:value-type="float">
            <text:p>29353788</text:p>
          </table:table-cell>
          <table:table-cell table:formula="of:=[.B253]/[.A253]" office:value-type="float" office:value="1103.40341042728" calcext:value-type="float">
            <text:p>1103,40341042728</text:p>
          </table:table-cell>
          <table:table-cell table:formula="of:=[.C253]/[.A253]" office:value-type="float" office:value="1150.67769502156" calcext:value-type="float">
            <text:p>1150,67769502156</text:p>
          </table:table-cell>
        </table:table-row>
        <table:table-row table:style-name="ro1">
          <table:table-cell office:value-type="float" office:value="25610" calcext:value-type="float">
            <text:p>25610</text:p>
          </table:table-cell>
          <table:table-cell office:value-type="float" office:value="28448146" calcext:value-type="float">
            <text:p>28448146</text:p>
          </table:table-cell>
          <table:table-cell office:value-type="float" office:value="29912507" calcext:value-type="float">
            <text:p>29912507</text:p>
          </table:table-cell>
          <table:table-cell table:formula="of:=[.B254]/[.A254]" office:value-type="float" office:value="1110.82178836392" calcext:value-type="float">
            <text:p>1110,82178836392</text:p>
          </table:table-cell>
          <table:table-cell table:formula="of:=[.C254]/[.A254]" office:value-type="float" office:value="1168.00105427567" calcext:value-type="float">
            <text:p>1168,00105427567</text:p>
          </table:table-cell>
        </table:table-row>
        <table:table-row table:style-name="ro1">
          <table:table-cell office:value-type="float" office:value="25710" calcext:value-type="float">
            <text:p>25710</text:p>
          </table:table-cell>
          <table:table-cell office:value-type="float" office:value="28333758" calcext:value-type="float">
            <text:p>28333758</text:p>
          </table:table-cell>
          <table:table-cell office:value-type="float" office:value="29284002" calcext:value-type="float">
            <text:p>29284002</text:p>
          </table:table-cell>
          <table:table-cell table:formula="of:=[.B255]/[.A255]" office:value-type="float" office:value="1102.052042007" calcext:value-type="float">
            <text:p>1102,052042007</text:p>
          </table:table-cell>
          <table:table-cell table:formula="of:=[.C255]/[.A255]" office:value-type="float" office:value="1139.01213535589" calcext:value-type="float">
            <text:p>1139,01213535589</text:p>
          </table:table-cell>
        </table:table-row>
        <table:table-row table:style-name="ro1">
          <table:table-cell office:value-type="float" office:value="25810" calcext:value-type="float">
            <text:p>25810</text:p>
          </table:table-cell>
          <table:table-cell office:value-type="float" office:value="29390140" calcext:value-type="float">
            <text:p>29390140</text:p>
          </table:table-cell>
          <table:table-cell office:value-type="float" office:value="30171123" calcext:value-type="float">
            <text:p>30171123</text:p>
          </table:table-cell>
          <table:table-cell table:formula="of:=[.B256]/[.A256]" office:value-type="float" office:value="1138.71135218907" calcext:value-type="float">
            <text:p>1138,71135218907</text:p>
          </table:table-cell>
          <table:table-cell table:formula="of:=[.C256]/[.A256]" office:value-type="float" office:value="1168.97028283611" calcext:value-type="float">
            <text:p>1168,97028283611</text:p>
          </table:table-cell>
        </table:table-row>
        <table:table-row table:style-name="ro1">
          <table:table-cell office:value-type="float" office:value="25910" calcext:value-type="float">
            <text:p>25910</text:p>
          </table:table-cell>
          <table:table-cell office:value-type="float" office:value="28617570" calcext:value-type="float">
            <text:p>28617570</text:p>
          </table:table-cell>
          <table:table-cell office:value-type="float" office:value="30509915" calcext:value-type="float">
            <text:p>30509915</text:p>
          </table:table-cell>
          <table:table-cell table:formula="of:=[.B257]/[.A257]" office:value-type="float" office:value="1104.49903512157" calcext:value-type="float">
            <text:p>1104,49903512157</text:p>
          </table:table-cell>
          <table:table-cell table:formula="of:=[.C257]/[.A257]" office:value-type="float" office:value="1177.53434967194" calcext:value-type="float">
            <text:p>1177,53434967194</text:p>
          </table:table-cell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float" office:value="29126302" calcext:value-type="float">
            <text:p>29126302</text:p>
          </table:table-cell>
          <table:table-cell office:value-type="float" office:value="29370385" calcext:value-type="float">
            <text:p>29370385</text:p>
          </table:table-cell>
          <table:table-cell table:formula="of:=[.B258]/[.A258]" office:value-type="float" office:value="1119.81168781238" calcext:value-type="float">
            <text:p>1119,81168781238</text:p>
          </table:table-cell>
          <table:table-cell table:formula="of:=[.C258]/[.A258]" office:value-type="float" office:value="1129.19588619762" calcext:value-type="float">
            <text:p>1129,19588619762</text:p>
          </table:table-cell>
        </table:table-row>
        <table:table-row table:style-name="ro1">
          <table:table-cell office:value-type="float" office:value="26110" calcext:value-type="float">
            <text:p>26110</text:p>
          </table:table-cell>
          <table:table-cell office:value-type="float" office:value="29630538" calcext:value-type="float">
            <text:p>29630538</text:p>
          </table:table-cell>
          <table:table-cell office:value-type="float" office:value="29866474" calcext:value-type="float">
            <text:p>29866474</text:p>
          </table:table-cell>
          <table:table-cell table:formula="of:=[.B259]/[.A259]" office:value-type="float" office:value="1134.83485254692" calcext:value-type="float">
            <text:p>1134,83485254692</text:p>
          </table:table-cell>
          <table:table-cell table:formula="of:=[.C259]/[.A259]" office:value-type="float" office:value="1143.87108387591" calcext:value-type="float">
            <text:p>1143,87108387591</text:p>
          </table:table-cell>
        </table:table-row>
        <table:table-row table:style-name="ro1">
          <table:table-cell office:value-type="float" office:value="26210" calcext:value-type="float">
            <text:p>26210</text:p>
          </table:table-cell>
          <table:table-cell office:value-type="float" office:value="29677611" calcext:value-type="float">
            <text:p>29677611</text:p>
          </table:table-cell>
          <table:table-cell office:value-type="float" office:value="30010668" calcext:value-type="float">
            <text:p>30010668</text:p>
          </table:table-cell>
          <table:table-cell table:formula="of:=[.B260]/[.A260]" office:value-type="float" office:value="1132.30106829454" calcext:value-type="float">
            <text:p>1132,30106829454</text:p>
          </table:table-cell>
          <table:table-cell table:formula="of:=[.C260]/[.A260]" office:value-type="float" office:value="1145.00831743609" calcext:value-type="float">
            <text:p>1145,00831743609</text:p>
          </table:table-cell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float" office:value="29288568" calcext:value-type="float">
            <text:p>29288568</text:p>
          </table:table-cell>
          <table:table-cell office:value-type="float" office:value="29936291" calcext:value-type="float">
            <text:p>29936291</text:p>
          </table:table-cell>
          <table:table-cell table:formula="of:=[.B261]/[.A261]" office:value-type="float" office:value="1113.21049030787" calcext:value-type="float">
            <text:p>1113,21049030787</text:p>
          </table:table-cell>
          <table:table-cell table:formula="of:=[.C261]/[.A261]" office:value-type="float" office:value="1137.8293804637" calcext:value-type="float">
            <text:p>1137,8293804637</text:p>
          </table:table-cell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float" office:value="29282706" calcext:value-type="float">
            <text:p>29282706</text:p>
          </table:table-cell>
          <table:table-cell office:value-type="float" office:value="32123168" calcext:value-type="float">
            <text:p>32123168</text:p>
          </table:table-cell>
          <table:table-cell table:formula="of:=[.B262]/[.A262]" office:value-type="float" office:value="1108.77341915941" calcext:value-type="float">
            <text:p>1108,77341915941</text:p>
          </table:table-cell>
          <table:table-cell table:formula="of:=[.C262]/[.A262]" office:value-type="float" office:value="1216.32593714502" calcext:value-type="float">
            <text:p>1216,32593714502</text:p>
          </table:table-cell>
        </table:table-row>
        <table:table-row table:style-name="ro1">
          <table:table-cell office:value-type="float" office:value="26510" calcext:value-type="float">
            <text:p>26510</text:p>
          </table:table-cell>
          <table:table-cell office:value-type="float" office:value="31024575" calcext:value-type="float">
            <text:p>31024575</text:p>
          </table:table-cell>
          <table:table-cell office:value-type="float" office:value="31497407" calcext:value-type="float">
            <text:p>31497407</text:p>
          </table:table-cell>
          <table:table-cell table:formula="of:=[.B263]/[.A263]" office:value-type="float" office:value="1170.29705771407" calcext:value-type="float">
            <text:p>1170,29705771407</text:p>
          </table:table-cell>
          <table:table-cell table:formula="of:=[.C263]/[.A263]" office:value-type="float" office:value="1188.13304413429" calcext:value-type="float">
            <text:p>1188,13304413429</text:p>
          </table:table-cell>
        </table:table-row>
        <table:table-row table:style-name="ro1">
          <table:table-cell office:value-type="float" office:value="26610" calcext:value-type="float">
            <text:p>26610</text:p>
          </table:table-cell>
          <table:table-cell office:value-type="float" office:value="33482001" calcext:value-type="float">
            <text:p>33482001</text:p>
          </table:table-cell>
          <table:table-cell office:value-type="float" office:value="32771217" calcext:value-type="float">
            <text:p>32771217</text:p>
          </table:table-cell>
          <table:table-cell table:formula="of:=[.B264]/[.A264]" office:value-type="float" office:value="1258.2488162345" calcext:value-type="float">
            <text:p>1258,2488162345</text:p>
          </table:table-cell>
          <table:table-cell table:formula="of:=[.C264]/[.A264]" office:value-type="float" office:value="1231.53765501691" calcext:value-type="float">
            <text:p>1231,53765501691</text:p>
          </table:table-cell>
        </table:table-row>
        <table:table-row table:style-name="ro1">
          <table:table-cell office:value-type="float" office:value="26710" calcext:value-type="float">
            <text:p>26710</text:p>
          </table:table-cell>
          <table:table-cell office:value-type="float" office:value="30924167" calcext:value-type="float">
            <text:p>30924167</text:p>
          </table:table-cell>
          <table:table-cell office:value-type="float" office:value="32187225" calcext:value-type="float">
            <text:p>32187225</text:p>
          </table:table-cell>
          <table:table-cell table:formula="of:=[.B265]/[.A265]" office:value-type="float" office:value="1157.77487832273" calcext:value-type="float">
            <text:p>1157,77487832273</text:p>
          </table:table-cell>
          <table:table-cell table:formula="of:=[.C265]/[.A265]" office:value-type="float" office:value="1205.06271059528" calcext:value-type="float">
            <text:p>1205,06271059528</text:p>
          </table:table-cell>
        </table:table-row>
        <table:table-row table:style-name="ro1">
          <table:table-cell office:value-type="float" office:value="26810" calcext:value-type="float">
            <text:p>26810</text:p>
          </table:table-cell>
          <table:table-cell office:value-type="float" office:value="29946233" calcext:value-type="float">
            <text:p>29946233</text:p>
          </table:table-cell>
          <table:table-cell office:value-type="float" office:value="30636125" calcext:value-type="float">
            <text:p>30636125</text:p>
          </table:table-cell>
          <table:table-cell table:formula="of:=[.B266]/[.A266]" office:value-type="float" office:value="1116.97997016039" calcext:value-type="float">
            <text:p>1116,97997016039</text:p>
          </table:table-cell>
          <table:table-cell table:formula="of:=[.C266]/[.A266]" office:value-type="float" office:value="1142.71260723611" calcext:value-type="float">
            <text:p>1142,71260723611</text:p>
          </table:table-cell>
        </table:table-row>
        <table:table-row table:style-name="ro1">
          <table:table-cell office:value-type="float" office:value="26910" calcext:value-type="float">
            <text:p>26910</text:p>
          </table:table-cell>
          <table:table-cell office:value-type="float" office:value="32321462" calcext:value-type="float">
            <text:p>32321462</text:p>
          </table:table-cell>
          <table:table-cell office:value-type="float" office:value="32160022" calcext:value-type="float">
            <text:p>32160022</text:p>
          </table:table-cell>
          <table:table-cell table:formula="of:=[.B267]/[.A267]" office:value-type="float" office:value="1201.09483463397" calcext:value-type="float">
            <text:p>1201,09483463397</text:p>
          </table:table-cell>
          <table:table-cell table:formula="of:=[.C267]/[.A267]" office:value-type="float" office:value="1195.0955778521" calcext:value-type="float">
            <text:p>1195,0955778521</text:p>
          </table:table-cell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29697263" calcext:value-type="float">
            <text:p>29697263</text:p>
          </table:table-cell>
          <table:table-cell office:value-type="float" office:value="30968483" calcext:value-type="float">
            <text:p>30968483</text:p>
          </table:table-cell>
          <table:table-cell table:formula="of:=[.B268]/[.A268]" office:value-type="float" office:value="1099.49141058867" calcext:value-type="float">
            <text:p>1099,49141058867</text:p>
          </table:table-cell>
          <table:table-cell table:formula="of:=[.C268]/[.A268]" office:value-type="float" office:value="1146.55620140689" calcext:value-type="float">
            <text:p>1146,55620140689</text:p>
          </table:table-cell>
        </table:table-row>
        <table:table-row table:style-name="ro1">
          <table:table-cell office:value-type="float" office:value="27110" calcext:value-type="float">
            <text:p>27110</text:p>
          </table:table-cell>
          <table:table-cell office:value-type="float" office:value="30561535" calcext:value-type="float">
            <text:p>30561535</text:p>
          </table:table-cell>
          <table:table-cell office:value-type="float" office:value="30697989" calcext:value-type="float">
            <text:p>30697989</text:p>
          </table:table-cell>
          <table:table-cell table:formula="of:=[.B269]/[.A269]" office:value-type="float" office:value="1127.31593507931" calcext:value-type="float">
            <text:p>1127,31593507931</text:p>
          </table:table-cell>
          <table:table-cell table:formula="of:=[.C269]/[.A269]" office:value-type="float" office:value="1132.34928070823" calcext:value-type="float">
            <text:p>1132,34928070823</text:p>
          </table:table-cell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float" office:value="29855778" calcext:value-type="float">
            <text:p>29855778</text:p>
          </table:table-cell>
          <table:table-cell office:value-type="float" office:value="30797375" calcext:value-type="float">
            <text:p>30797375</text:p>
          </table:table-cell>
          <table:table-cell table:formula="of:=[.B270]/[.A270]" office:value-type="float" office:value="1097.2355016538" calcext:value-type="float">
            <text:p>1097,2355016538</text:p>
          </table:table-cell>
          <table:table-cell table:formula="of:=[.C270]/[.A270]" office:value-type="float" office:value="1131.84031606027" calcext:value-type="float">
            <text:p>1131,84031606027</text:p>
          </table:table-cell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30462663" calcext:value-type="float">
            <text:p>30462663</text:p>
          </table:table-cell>
          <table:table-cell office:value-type="float" office:value="31859368" calcext:value-type="float">
            <text:p>31859368</text:p>
          </table:table-cell>
          <table:table-cell table:formula="of:=[.B271]/[.A271]" office:value-type="float" office:value="1115.43987550348" calcext:value-type="float">
            <text:p>1115,43987550348</text:p>
          </table:table-cell>
          <table:table-cell table:formula="of:=[.C271]/[.A271]" office:value-type="float" office:value="1166.58249725375" calcext:value-type="float">
            <text:p>1166,58249725375</text:p>
          </table:table-cell>
        </table:table-row>
        <table:table-row table:style-name="ro1">
          <table:table-cell office:value-type="float" office:value="27410" calcext:value-type="float">
            <text:p>27410</text:p>
          </table:table-cell>
          <table:table-cell office:value-type="float" office:value="30539745" calcext:value-type="float">
            <text:p>30539745</text:p>
          </table:table-cell>
          <table:table-cell office:value-type="float" office:value="30998775" calcext:value-type="float">
            <text:p>30998775</text:p>
          </table:table-cell>
          <table:table-cell table:formula="of:=[.B272]/[.A272]" office:value-type="float" office:value="1114.18259759212" calcext:value-type="float">
            <text:p>1114,18259759212</text:p>
          </table:table-cell>
          <table:table-cell table:formula="of:=[.C272]/[.A272]" office:value-type="float" office:value="1130.92940532652" calcext:value-type="float">
            <text:p>1130,92940532652</text:p>
          </table:table-cell>
        </table:table-row>
        <table:table-row table:style-name="ro1">
          <table:table-cell office:value-type="float" office:value="27510" calcext:value-type="float">
            <text:p>27510</text:p>
          </table:table-cell>
          <table:table-cell office:value-type="float" office:value="35784851" calcext:value-type="float">
            <text:p>35784851</text:p>
          </table:table-cell>
          <table:table-cell office:value-type="float" office:value="44604778" calcext:value-type="float">
            <text:p>44604778</text:p>
          </table:table-cell>
          <table:table-cell table:formula="of:=[.B273]/[.A273]" office:value-type="float" office:value="1300.79429298437" calcext:value-type="float">
            <text:p>1300,79429298437</text:p>
          </table:table-cell>
          <table:table-cell table:formula="of:=[.C273]/[.A273]" office:value-type="float" office:value="1621.40232642675" calcext:value-type="float">
            <text:p>1621,40232642675</text:p>
          </table:table-cell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float" office:value="34690018" calcext:value-type="float">
            <text:p>34690018</text:p>
          </table:table-cell>
          <table:table-cell office:value-type="float" office:value="34326966" calcext:value-type="float">
            <text:p>34326966</text:p>
          </table:table-cell>
          <table:table-cell table:formula="of:=[.B274]/[.A274]" office:value-type="float" office:value="1256.42948207171" calcext:value-type="float">
            <text:p>1256,42948207171</text:p>
          </table:table-cell>
          <table:table-cell table:formula="of:=[.C274]/[.A274]" office:value-type="float" office:value="1243.28018833756" calcext:value-type="float">
            <text:p>1243,28018833756</text:p>
          </table:table-cell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31860528" calcext:value-type="float">
            <text:p>31860528</text:p>
          </table:table-cell>
          <table:table-cell office:value-type="float" office:value="31640842" calcext:value-type="float">
            <text:p>31640842</text:p>
          </table:table-cell>
          <table:table-cell table:formula="of:=[.B275]/[.A275]" office:value-type="float" office:value="1149.78448213641" calcext:value-type="float">
            <text:p>1149,78448213641</text:p>
          </table:table-cell>
          <table:table-cell table:formula="of:=[.C275]/[.A275]" office:value-type="float" office:value="1141.85644171779" calcext:value-type="float">
            <text:p>1141,85644171779</text:p>
          </table:table-cell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32347126" calcext:value-type="float">
            <text:p>32347126</text:p>
          </table:table-cell>
          <table:table-cell office:value-type="float" office:value="31613610" calcext:value-type="float">
            <text:p>31613610</text:p>
          </table:table-cell>
          <table:table-cell table:formula="of:=[.B276]/[.A276]" office:value-type="float" office:value="1163.14728514923" calcext:value-type="float">
            <text:p>1163,14728514923</text:p>
          </table:table-cell>
          <table:table-cell table:formula="of:=[.C276]/[.A276]" office:value-type="float" office:value="1136.77130528587" calcext:value-type="float">
            <text:p>1136,77130528587</text:p>
          </table:table-cell>
        </table:table-row>
        <table:table-row table:style-name="ro1">
          <table:table-cell office:value-type="float" office:value="27910" calcext:value-type="float">
            <text:p>27910</text:p>
          </table:table-cell>
          <table:table-cell office:value-type="float" office:value="31066303" calcext:value-type="float">
            <text:p>31066303</text:p>
          </table:table-cell>
          <table:table-cell office:value-type="float" office:value="33018723" calcext:value-type="float">
            <text:p>33018723</text:p>
          </table:table-cell>
          <table:table-cell table:formula="of:=[.B277]/[.A277]" office:value-type="float" office:value="1113.08860623432" calcext:value-type="float">
            <text:p>1113,08860623432</text:p>
          </table:table-cell>
          <table:table-cell table:formula="of:=[.C277]/[.A277]" office:value-type="float" office:value="1183.04274453601" calcext:value-type="float">
            <text:p>1183,04274453601</text:p>
          </table:table-cell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31613561" calcext:value-type="float">
            <text:p>31613561</text:p>
          </table:table-cell>
          <table:table-cell office:value-type="float" office:value="32411204" calcext:value-type="float">
            <text:p>32411204</text:p>
          </table:table-cell>
          <table:table-cell table:formula="of:=[.B278]/[.A278]" office:value-type="float" office:value="1128.65265976437" calcext:value-type="float">
            <text:p>1128,65265976437</text:p>
          </table:table-cell>
          <table:table-cell table:formula="of:=[.C278]/[.A278]" office:value-type="float" office:value="1157.12973937879" calcext:value-type="float">
            <text:p>1157,12973937879</text:p>
          </table:table-cell>
        </table:table-row>
        <table:table-row table:style-name="ro1">
          <table:table-cell office:value-type="float" office:value="28110" calcext:value-type="float">
            <text:p>28110</text:p>
          </table:table-cell>
          <table:table-cell office:value-type="float" office:value="31621610" calcext:value-type="float">
            <text:p>31621610</text:p>
          </table:table-cell>
          <table:table-cell office:value-type="float" office:value="33540602" calcext:value-type="float">
            <text:p>33540602</text:p>
          </table:table-cell>
          <table:table-cell table:formula="of:=[.B279]/[.A279]" office:value-type="float" office:value="1124.92387050872" calcext:value-type="float">
            <text:p>1124,92387050872</text:p>
          </table:table-cell>
          <table:table-cell table:formula="of:=[.C279]/[.A279]" office:value-type="float" office:value="1193.19110636784" calcext:value-type="float">
            <text:p>1193,19110636784</text:p>
          </table:table-cell>
        </table:table-row>
        <table:table-row table:style-name="ro1">
          <table:table-cell office:value-type="float" office:value="28210" calcext:value-type="float">
            <text:p>28210</text:p>
          </table:table-cell>
          <table:table-cell office:value-type="float" office:value="31215593" calcext:value-type="float">
            <text:p>31215593</text:p>
          </table:table-cell>
          <table:table-cell office:value-type="float" office:value="32245013" calcext:value-type="float">
            <text:p>32245013</text:p>
          </table:table-cell>
          <table:table-cell table:formula="of:=[.B280]/[.A280]" office:value-type="float" office:value="1106.54353066289" calcext:value-type="float">
            <text:p>1106,54353066289</text:p>
          </table:table-cell>
          <table:table-cell table:formula="of:=[.C280]/[.A280]" office:value-type="float" office:value="1143.03484579936" calcext:value-type="float">
            <text:p>1143,03484579936</text:p>
          </table:table-cell>
        </table:table-row>
        <table:table-row table:style-name="ro1">
          <table:table-cell office:value-type="float" office:value="28310" calcext:value-type="float">
            <text:p>28310</text:p>
          </table:table-cell>
          <table:table-cell office:value-type="float" office:value="31075896" calcext:value-type="float">
            <text:p>31075896</text:p>
          </table:table-cell>
          <table:table-cell office:value-type="float" office:value="32103366" calcext:value-type="float">
            <text:p>32103366</text:p>
          </table:table-cell>
          <table:table-cell table:formula="of:=[.B281]/[.A281]" office:value-type="float" office:value="1097.70031790887" calcext:value-type="float">
            <text:p>1097,70031790887</text:p>
          </table:table-cell>
          <table:table-cell table:formula="of:=[.C281]/[.A281]" office:value-type="float" office:value="1133.99385376192" calcext:value-type="float">
            <text:p>1133,99385376192</text:p>
          </table:table-cell>
        </table:table-row>
        <table:table-row table:style-name="ro1">
          <table:table-cell office:value-type="float" office:value="28410" calcext:value-type="float">
            <text:p>28410</text:p>
          </table:table-cell>
          <table:table-cell office:value-type="float" office:value="31829600" calcext:value-type="float">
            <text:p>31829600</text:p>
          </table:table-cell>
          <table:table-cell office:value-type="float" office:value="32763164" calcext:value-type="float">
            <text:p>32763164</text:p>
          </table:table-cell>
          <table:table-cell table:formula="of:=[.B282]/[.A282]" office:value-type="float" office:value="1120.36606828582" calcext:value-type="float">
            <text:p>1120,36606828582</text:p>
          </table:table-cell>
          <table:table-cell table:formula="of:=[.C282]/[.A282]" office:value-type="float" office:value="1153.22646955297" calcext:value-type="float">
            <text:p>1153,22646955297</text:p>
          </table:table-cell>
        </table:table-row>
        <table:table-row table:style-name="ro1">
          <table:table-cell office:value-type="float" office:value="28510" calcext:value-type="float">
            <text:p>28510</text:p>
          </table:table-cell>
          <table:table-cell office:value-type="float" office:value="32939617" calcext:value-type="float">
            <text:p>32939617</text:p>
          </table:table-cell>
          <table:table-cell office:value-type="float" office:value="36104802" calcext:value-type="float">
            <text:p>36104802</text:p>
          </table:table-cell>
          <table:table-cell table:formula="of:=[.B283]/[.A283]" office:value-type="float" office:value="1155.37064188004" calcext:value-type="float">
            <text:p>1155,37064188004</text:p>
          </table:table-cell>
          <table:table-cell table:formula="of:=[.C283]/[.A283]" office:value-type="float" office:value="1266.39081024202" calcext:value-type="float">
            <text:p>1266,39081024202</text:p>
          </table:table-cell>
        </table:table-row>
        <table:table-row table:style-name="ro1">
          <table:table-cell office:value-type="float" office:value="28610" calcext:value-type="float">
            <text:p>28610</text:p>
          </table:table-cell>
          <table:table-cell office:value-type="float" office:value="33590485" calcext:value-type="float">
            <text:p>33590485</text:p>
          </table:table-cell>
          <table:table-cell office:value-type="float" office:value="33293594" calcext:value-type="float">
            <text:p>33293594</text:p>
          </table:table-cell>
          <table:table-cell table:formula="of:=[.B284]/[.A284]" office:value-type="float" office:value="1174.08196434813" calcext:value-type="float">
            <text:p>1174,08196434813</text:p>
          </table:table-cell>
          <table:table-cell table:formula="of:=[.C284]/[.A284]" office:value-type="float" office:value="1163.70478853548" calcext:value-type="float">
            <text:p>1163,70478853548</text:p>
          </table:table-cell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float" office:value="31912719" calcext:value-type="float">
            <text:p>31912719</text:p>
          </table:table-cell>
          <table:table-cell office:value-type="float" office:value="33030389" calcext:value-type="float">
            <text:p>33030389</text:p>
          </table:table-cell>
          <table:table-cell table:formula="of:=[.B285]/[.A285]" office:value-type="float" office:value="1111.55412748171" calcext:value-type="float">
            <text:p>1111,55412748171</text:p>
          </table:table-cell>
          <table:table-cell table:formula="of:=[.C285]/[.A285]" office:value-type="float" office:value="1150.4837687217" calcext:value-type="float">
            <text:p>1150,4837687217</text:p>
          </table:table-cell>
        </table:table-row>
        <table:table-row table:style-name="ro1">
          <table:table-cell office:value-type="float" office:value="28810" calcext:value-type="float">
            <text:p>28810</text:p>
          </table:table-cell>
          <table:table-cell office:value-type="float" office:value="32140490" calcext:value-type="float">
            <text:p>32140490</text:p>
          </table:table-cell>
          <table:table-cell office:value-type="float" office:value="32883164" calcext:value-type="float">
            <text:p>32883164</text:p>
          </table:table-cell>
          <table:table-cell table:formula="of:=[.B286]/[.A286]" office:value-type="float" office:value="1115.60187434918" calcext:value-type="float">
            <text:p>1115,60187434918</text:p>
          </table:table-cell>
          <table:table-cell table:formula="of:=[.C286]/[.A286]" office:value-type="float" office:value="1141.38021520305" calcext:value-type="float">
            <text:p>1141,38021520305</text:p>
          </table:table-cell>
        </table:table-row>
        <table:table-row table:style-name="ro1">
          <table:table-cell office:value-type="float" office:value="28910" calcext:value-type="float">
            <text:p>28910</text:p>
          </table:table-cell>
          <table:table-cell office:value-type="float" office:value="31836967" calcext:value-type="float">
            <text:p>31836967</text:p>
          </table:table-cell>
          <table:table-cell office:value-type="float" office:value="33032050" calcext:value-type="float">
            <text:p>33032050</text:p>
          </table:table-cell>
          <table:table-cell table:formula="of:=[.B287]/[.A287]" office:value-type="float" office:value="1101.24410238672" calcext:value-type="float">
            <text:p>1101,24410238672</text:p>
          </table:table-cell>
          <table:table-cell table:formula="of:=[.C287]/[.A287]" office:value-type="float" office:value="1142.58215150467" calcext:value-type="float">
            <text:p>1142,58215150467</text:p>
          </table:table-cell>
        </table:table-row>
        <table:table-row table:style-name="ro1">
          <table:table-cell office:value-type="float" office:value="29010" calcext:value-type="float">
            <text:p>29010</text:p>
          </table:table-cell>
          <table:table-cell office:value-type="float" office:value="32213412" calcext:value-type="float">
            <text:p>32213412</text:p>
          </table:table-cell>
          <table:table-cell office:value-type="float" office:value="33100537" calcext:value-type="float">
            <text:p>33100537</text:p>
          </table:table-cell>
          <table:table-cell table:formula="of:=[.B288]/[.A288]" office:value-type="float" office:value="1110.42440537746" calcext:value-type="float">
            <text:p>1110,42440537746</text:p>
          </table:table-cell>
          <table:table-cell table:formula="of:=[.C288]/[.A288]" office:value-type="float" office:value="1141.00437780076" calcext:value-type="float">
            <text:p>1141,00437780076</text:p>
          </table:table-cell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float" office:value="35307349" calcext:value-type="float">
            <text:p>35307349</text:p>
          </table:table-cell>
          <table:table-cell office:value-type="float" office:value="34250696" calcext:value-type="float">
            <text:p>34250696</text:p>
          </table:table-cell>
          <table:table-cell table:formula="of:=[.B289]/[.A289]" office:value-type="float" office:value="1212.89416008245" calcext:value-type="float">
            <text:p>1212,89416008245</text:p>
          </table:table-cell>
          <table:table-cell table:formula="of:=[.C289]/[.A289]" office:value-type="float" office:value="1176.59553418069" calcext:value-type="float">
            <text:p>1176,59553418069</text:p>
          </table:table-cell>
        </table:table-row>
        <table:table-row table:style-name="ro1">
          <table:table-cell office:value-type="float" office:value="29210" calcext:value-type="float">
            <text:p>29210</text:p>
          </table:table-cell>
          <table:table-cell office:value-type="float" office:value="32414976" calcext:value-type="float">
            <text:p>32414976</text:p>
          </table:table-cell>
          <table:table-cell office:value-type="float" office:value="34234174" calcext:value-type="float">
            <text:p>34234174</text:p>
          </table:table-cell>
          <table:table-cell table:formula="of:=[.B290]/[.A290]" office:value-type="float" office:value="1109.72187606984" calcext:value-type="float">
            <text:p>1109,72187606984</text:p>
          </table:table-cell>
          <table:table-cell table:formula="of:=[.C290]/[.A290]" office:value-type="float" office:value="1172.00184868196" calcext:value-type="float">
            <text:p>1172,00184868196</text:p>
          </table:table-cell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float" office:value="32683716" calcext:value-type="float">
            <text:p>32683716</text:p>
          </table:table-cell>
          <table:table-cell office:value-type="float" office:value="33816860" calcext:value-type="float">
            <text:p>33816860</text:p>
          </table:table-cell>
          <table:table-cell table:formula="of:=[.B291]/[.A291]" office:value-type="float" office:value="1115.10460593654" calcext:value-type="float">
            <text:p>1115,10460593654</text:p>
          </table:table-cell>
          <table:table-cell table:formula="of:=[.C291]/[.A291]" office:value-type="float" office:value="1153.76526782668" calcext:value-type="float">
            <text:p>1153,76526782668</text:p>
          </table:table-cell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34031532" calcext:value-type="float">
            <text:p>34031532</text:p>
          </table:table-cell>
          <table:table-cell office:value-type="float" office:value="34667497" calcext:value-type="float">
            <text:p>34667497</text:p>
          </table:table-cell>
          <table:table-cell table:formula="of:=[.B292]/[.A292]" office:value-type="float" office:value="1157.14151649099" calcext:value-type="float">
            <text:p>1157,14151649099</text:p>
          </table:table-cell>
          <table:table-cell table:formula="of:=[.C292]/[.A292]" office:value-type="float" office:value="1178.76562393744" calcext:value-type="float">
            <text:p>1178,76562393744</text:p>
          </table:table-cell>
        </table:table-row>
        <table:table-row table:style-name="ro1">
          <table:table-cell office:value-type="float" office:value="29510" calcext:value-type="float">
            <text:p>29510</text:p>
          </table:table-cell>
          <table:table-cell office:value-type="float" office:value="33094113" calcext:value-type="float">
            <text:p>33094113</text:p>
          </table:table-cell>
          <table:table-cell office:value-type="float" office:value="38650081" calcext:value-type="float">
            <text:p>38650081</text:p>
          </table:table-cell>
          <table:table-cell table:formula="of:=[.B293]/[.A293]" office:value-type="float" office:value="1121.45418502203" calcext:value-type="float">
            <text:p>1121,45418502203</text:p>
          </table:table-cell>
          <table:table-cell table:formula="of:=[.C293]/[.A293]" office:value-type="float" office:value="1309.72826160624" calcext:value-type="float">
            <text:p>1309,72826160624</text:p>
          </table:table-cell>
        </table:table-row>
        <table:table-row table:style-name="ro1">
          <table:table-cell office:value-type="float" office:value="29610" calcext:value-type="float">
            <text:p>29610</text:p>
          </table:table-cell>
          <table:table-cell office:value-type="float" office:value="35898433" calcext:value-type="float">
            <text:p>35898433</text:p>
          </table:table-cell>
          <table:table-cell office:value-type="float" office:value="34842164" calcext:value-type="float">
            <text:p>34842164</text:p>
          </table:table-cell>
          <table:table-cell table:formula="of:=[.B294]/[.A294]" office:value-type="float" office:value="1212.37531239446" calcext:value-type="float">
            <text:p>1212,37531239446</text:p>
          </table:table-cell>
          <table:table-cell table:formula="of:=[.C294]/[.A294]" office:value-type="float" office:value="1176.70260047281" calcext:value-type="float">
            <text:p>1176,70260047281</text:p>
          </table:table-cell>
        </table:table-row>
        <table:table-row table:style-name="ro1">
          <table:table-cell office:value-type="float" office:value="29710" calcext:value-type="float">
            <text:p>29710</text:p>
          </table:table-cell>
          <table:table-cell office:value-type="float" office:value="32989141" calcext:value-type="float">
            <text:p>32989141</text:p>
          </table:table-cell>
          <table:table-cell office:value-type="float" office:value="33964094" calcext:value-type="float">
            <text:p>33964094</text:p>
          </table:table-cell>
          <table:table-cell table:formula="of:=[.B295]/[.A295]" office:value-type="float" office:value="1110.37162571525" calcext:value-type="float">
            <text:p>1110,37162571525</text:p>
          </table:table-cell>
          <table:table-cell table:formula="of:=[.C295]/[.A295]" office:value-type="float" office:value="1143.18727701111" calcext:value-type="float">
            <text:p>1143,18727701111</text:p>
          </table:table-cell>
        </table:table-row>
        <table:table-row table:style-name="ro1">
          <table:table-cell office:value-type="float" office:value="29810" calcext:value-type="float">
            <text:p>29810</text:p>
          </table:table-cell>
          <table:table-cell office:value-type="float" office:value="35032460" calcext:value-type="float">
            <text:p>35032460</text:p>
          </table:table-cell>
          <table:table-cell office:value-type="float" office:value="34761633" calcext:value-type="float">
            <text:p>34761633</text:p>
          </table:table-cell>
          <table:table-cell table:formula="of:=[.B296]/[.A296]" office:value-type="float" office:value="1175.19154646092" calcext:value-type="float">
            <text:p>1175,19154646092</text:p>
          </table:table-cell>
          <table:table-cell table:formula="of:=[.C296]/[.A296]" office:value-type="float" office:value="1166.10644079168" calcext:value-type="float">
            <text:p>1166,10644079168</text:p>
          </table:table-cell>
        </table:table-row>
        <table:table-row table:style-name="ro1">
          <table:table-cell office:value-type="float" office:value="29910" calcext:value-type="float">
            <text:p>29910</text:p>
          </table:table-cell>
          <table:table-cell office:value-type="float" office:value="33492303" calcext:value-type="float">
            <text:p>33492303</text:p>
          </table:table-cell>
          <table:table-cell office:value-type="float" office:value="34498026" calcext:value-type="float">
            <text:p>34498026</text:p>
          </table:table-cell>
          <table:table-cell table:formula="of:=[.B297]/[.A297]" office:value-type="float" office:value="1119.76940822467" calcext:value-type="float">
            <text:p>1119,76940822467</text:p>
          </table:table-cell>
          <table:table-cell table:formula="of:=[.C297]/[.A297]" office:value-type="float" office:value="1153.39438314945" calcext:value-type="float">
            <text:p>1153,39438314945</text:p>
          </table:table-cell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33452508" calcext:value-type="float">
            <text:p>33452508</text:p>
          </table:table-cell>
          <table:table-cell office:value-type="float" office:value="34423720" calcext:value-type="float">
            <text:p>34423720</text:p>
          </table:table-cell>
          <table:table-cell table:formula="of:=[.B298]/[.A298]" office:value-type="float" office:value="1114.71202932356" calcext:value-type="float">
            <text:p>1114,71202932356</text:p>
          </table:table-cell>
          <table:table-cell table:formula="of:=[.C298]/[.A298]" office:value-type="float" office:value="1147.07497500833" calcext:value-type="float">
            <text:p>1147,07497500833</text:p>
          </table:table-cell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float" office:value="33523752" calcext:value-type="float">
            <text:p>33523752</text:p>
          </table:table-cell>
          <table:table-cell office:value-type="float" office:value="34828313" calcext:value-type="float">
            <text:p>34828313</text:p>
          </table:table-cell>
          <table:table-cell table:formula="of:=[.B299]/[.A299]" office:value-type="float" office:value="1113.3760212554" calcext:value-type="float">
            <text:p>1113,3760212554</text:p>
          </table:table-cell>
          <table:table-cell table:formula="of:=[.C299]/[.A299]" office:value-type="float" office:value="1156.70252407838" calcext:value-type="float">
            <text:p>1156,70252407838</text:p>
          </table:table-cell>
        </table:table-row>
        <table:table-row table:style-name="ro1">
          <table:table-cell office:value-type="float" office:value="30210" calcext:value-type="float">
            <text:p>30210</text:p>
          </table:table-cell>
          <table:table-cell office:value-type="float" office:value="33802076" calcext:value-type="float">
            <text:p>33802076</text:p>
          </table:table-cell>
          <table:table-cell office:value-type="float" office:value="36282018" calcext:value-type="float">
            <text:p>36282018</text:p>
          </table:table-cell>
          <table:table-cell table:formula="of:=[.B300]/[.A300]" office:value-type="float" office:value="1118.90354187355" calcext:value-type="float">
            <text:p>1118,90354187355</text:p>
          </table:table-cell>
          <table:table-cell table:formula="of:=[.C300]/[.A300]" office:value-type="float" office:value="1200.99364448858" calcext:value-type="float">
            <text:p>1200,99364448858</text:p>
          </table:table-cell>
        </table:table-row>
        <table:table-row table:style-name="ro1">
          <table:table-cell office:value-type="float" office:value="30310" calcext:value-type="float">
            <text:p>30310</text:p>
          </table:table-cell>
          <table:table-cell office:value-type="float" office:value="33968518" calcext:value-type="float">
            <text:p>33968518</text:p>
          </table:table-cell>
          <table:table-cell office:value-type="float" office:value="35317826" calcext:value-type="float">
            <text:p>35317826</text:p>
          </table:table-cell>
          <table:table-cell table:formula="of:=[.B301]/[.A301]" office:value-type="float" office:value="1120.70333223359" calcext:value-type="float">
            <text:p>1120,70333223359</text:p>
          </table:table-cell>
          <table:table-cell table:formula="of:=[.C301]/[.A301]" office:value-type="float" office:value="1165.22025734081" calcext:value-type="float">
            <text:p>1165,22025734081</text:p>
          </table:table-cell>
        </table:table-row>
        <table:table-row table:style-name="ro1">
          <table:table-cell office:value-type="float" office:value="30410" calcext:value-type="float">
            <text:p>30410</text:p>
          </table:table-cell>
          <table:table-cell office:value-type="float" office:value="33452766" calcext:value-type="float">
            <text:p>33452766</text:p>
          </table:table-cell>
          <table:table-cell office:value-type="float" office:value="34690644" calcext:value-type="float">
            <text:p>34690644</text:p>
          </table:table-cell>
          <table:table-cell table:formula="of:=[.B302]/[.A302]" office:value-type="float" office:value="1100.0580730023" calcext:value-type="float">
            <text:p>1100,0580730023</text:p>
          </table:table-cell>
          <table:table-cell table:formula="of:=[.C302]/[.A302]" office:value-type="float" office:value="1140.76435383098" calcext:value-type="float">
            <text:p>1140,76435383098</text:p>
          </table:table-cell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36567661" calcext:value-type="float">
            <text:p>36567661</text:p>
          </table:table-cell>
          <table:table-cell office:value-type="float" office:value="38212535" calcext:value-type="float">
            <text:p>38212535</text:p>
          </table:table-cell>
          <table:table-cell table:formula="of:=[.B303]/[.A303]" office:value-type="float" office:value="1198.54673877417" calcext:value-type="float">
            <text:p>1198,54673877417</text:p>
          </table:table-cell>
          <table:table-cell table:formula="of:=[.C303]/[.A303]" office:value-type="float" office:value="1252.45935758768" calcext:value-type="float">
            <text:p>1252,45935758768</text:p>
          </table:table-cell>
        </table:table-row>
        <table:table-row table:style-name="ro1">
          <table:table-cell office:value-type="float" office:value="30610" calcext:value-type="float">
            <text:p>30610</text:p>
          </table:table-cell>
          <table:table-cell office:value-type="float" office:value="35376371" calcext:value-type="float">
            <text:p>35376371</text:p>
          </table:table-cell>
          <table:table-cell office:value-type="float" office:value="35074685" calcext:value-type="float">
            <text:p>35074685</text:p>
          </table:table-cell>
          <table:table-cell table:formula="of:=[.B304]/[.A304]" office:value-type="float" office:value="1155.71287161058" calcext:value-type="float">
            <text:p>1155,71287161058</text:p>
          </table:table-cell>
          <table:table-cell table:formula="of:=[.C304]/[.A304]" office:value-type="float" office:value="1145.85707285201" calcext:value-type="float">
            <text:p>1145,85707285201</text:p>
          </table:table-cell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float" office:value="33815183" calcext:value-type="float">
            <text:p>33815183</text:p>
          </table:table-cell>
          <table:table-cell office:value-type="float" office:value="35573764" calcext:value-type="float">
            <text:p>35573764</text:p>
          </table:table-cell>
          <table:table-cell table:formula="of:=[.B305]/[.A305]" office:value-type="float" office:value="1101.11309019863" calcext:value-type="float">
            <text:p>1101,11309019863</text:p>
          </table:table-cell>
          <table:table-cell table:formula="of:=[.C305]/[.A305]" office:value-type="float" office:value="1158.37720612178" calcext:value-type="float">
            <text:p>1158,37720612178</text:p>
          </table:table-cell>
        </table:table-row>
        <table:table-row table:style-name="ro1">
          <table:table-cell office:value-type="float" office:value="30810" calcext:value-type="float">
            <text:p>30810</text:p>
          </table:table-cell>
          <table:table-cell office:value-type="float" office:value="35682622" calcext:value-type="float">
            <text:p>35682622</text:p>
          </table:table-cell>
          <table:table-cell office:value-type="float" office:value="35876881" calcext:value-type="float">
            <text:p>35876881</text:p>
          </table:table-cell>
          <table:table-cell table:formula="of:=[.B306]/[.A306]" office:value-type="float" office:value="1158.15066536839" calcext:value-type="float">
            <text:p>1158,15066536839</text:p>
          </table:table-cell>
          <table:table-cell table:formula="of:=[.C306]/[.A306]" office:value-type="float" office:value="1164.45572865953" calcext:value-type="float">
            <text:p>1164,45572865953</text:p>
          </table:table-cell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37589559" calcext:value-type="float">
            <text:p>37589559</text:p>
          </table:table-cell>
          <table:table-cell office:value-type="float" office:value="38047830" calcext:value-type="float">
            <text:p>38047830</text:p>
          </table:table-cell>
          <table:table-cell table:formula="of:=[.B307]/[.A307]" office:value-type="float" office:value="1216.09702361695" calcext:value-type="float">
            <text:p>1216,09702361695</text:p>
          </table:table-cell>
          <table:table-cell table:formula="of:=[.C307]/[.A307]" office:value-type="float" office:value="1230.92300226464" calcext:value-type="float">
            <text:p>1230,92300226464</text:p>
          </table:table-cell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35083988" calcext:value-type="float">
            <text:p>35083988</text:p>
          </table:table-cell>
          <table:table-cell office:value-type="float" office:value="35370306" calcext:value-type="float">
            <text:p>35370306</text:p>
          </table:table-cell>
          <table:table-cell table:formula="of:=[.B308]/[.A308]" office:value-type="float" office:value="1131.37658819736" calcext:value-type="float">
            <text:p>1131,37658819736</text:p>
          </table:table-cell>
          <table:table-cell table:formula="of:=[.C308]/[.A308]" office:value-type="float" office:value="1140.60967429861" calcext:value-type="float">
            <text:p>1140,60967429861</text:p>
          </table:table-cell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float" office:value="34389581" calcext:value-type="float">
            <text:p>34389581</text:p>
          </table:table-cell>
          <table:table-cell office:value-type="float" office:value="37006417" calcext:value-type="float">
            <text:p>37006417</text:p>
          </table:table-cell>
          <table:table-cell table:formula="of:=[.B309]/[.A309]" office:value-type="float" office:value="1105.41886853102" calcext:value-type="float">
            <text:p>1105,41886853102</text:p>
          </table:table-cell>
          <table:table-cell table:formula="of:=[.C309]/[.A309]" office:value-type="float" office:value="1189.53445837351" calcext:value-type="float">
            <text:p>1189,53445837351</text:p>
          </table:table-cell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float" office:value="34961473" calcext:value-type="float">
            <text:p>34961473</text:p>
          </table:table-cell>
          <table:table-cell office:value-type="float" office:value="35679890" calcext:value-type="float">
            <text:p>35679890</text:p>
          </table:table-cell>
          <table:table-cell table:formula="of:=[.B310]/[.A310]" office:value-type="float" office:value="1120.20099327139" calcext:value-type="float">
            <text:p>1120,20099327139</text:p>
          </table:table-cell>
          <table:table-cell table:formula="of:=[.C310]/[.A310]" office:value-type="float" office:value="1143.21980134572" calcext:value-type="float">
            <text:p>1143,21980134572</text:p>
          </table:table-cell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float" office:value="35005070" calcext:value-type="float">
            <text:p>35005070</text:p>
          </table:table-cell>
          <table:table-cell office:value-type="float" office:value="37151440" calcext:value-type="float">
            <text:p>37151440</text:p>
          </table:table-cell>
          <table:table-cell table:formula="of:=[.B311]/[.A311]" office:value-type="float" office:value="1118.01564995209" calcext:value-type="float">
            <text:p>1118,01564995209</text:p>
          </table:table-cell>
          <table:table-cell table:formula="of:=[.C311]/[.A311]" office:value-type="float" office:value="1186.5678696902" calcext:value-type="float">
            <text:p>1186,5678696902</text:p>
          </table:table-cell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float" office:value="35399628" calcext:value-type="float">
            <text:p>35399628</text:p>
          </table:table-cell>
          <table:table-cell office:value-type="float" office:value="38460762" calcext:value-type="float">
            <text:p>38460762</text:p>
          </table:table-cell>
          <table:table-cell table:formula="of:=[.B312]/[.A312]" office:value-type="float" office:value="1127.01776504298" calcext:value-type="float">
            <text:p>1127,01776504298</text:p>
          </table:table-cell>
          <table:table-cell table:formula="of:=[.C312]/[.A312]" office:value-type="float" office:value="1224.47507163324" calcext:value-type="float">
            <text:p>1224,47507163324</text:p>
          </table:table-cell>
        </table:table-row>
        <table:table-row table:style-name="ro1">
          <table:table-cell office:value-type="float" office:value="31510" calcext:value-type="float">
            <text:p>31510</text:p>
          </table:table-cell>
          <table:table-cell office:value-type="float" office:value="36661493" calcext:value-type="float">
            <text:p>36661493</text:p>
          </table:table-cell>
          <table:table-cell office:value-type="float" office:value="36844498" calcext:value-type="float">
            <text:p>36844498</text:p>
          </table:table-cell>
          <table:table-cell table:formula="of:=[.B313]/[.A313]" office:value-type="float" office:value="1163.48755950492" calcext:value-type="float">
            <text:p>1163,48755950492</text:p>
          </table:table-cell>
          <table:table-cell table:formula="of:=[.C313]/[.A313]" office:value-type="float" office:value="1169.29539828626" calcext:value-type="float">
            <text:p>1169,29539828626</text:p>
          </table:table-cell>
        </table:table-row>
        <table:table-row table:style-name="ro1">
          <table:table-cell office:value-type="float" office:value="31610" calcext:value-type="float">
            <text:p>31610</text:p>
          </table:table-cell>
          <table:table-cell office:value-type="float" office:value="35743623" calcext:value-type="float">
            <text:p>35743623</text:p>
          </table:table-cell>
          <table:table-cell office:value-type="float" office:value="36573209" calcext:value-type="float">
            <text:p>36573209</text:p>
          </table:table-cell>
          <table:table-cell table:formula="of:=[.B314]/[.A314]" office:value-type="float" office:value="1130.76947168618" calcext:value-type="float">
            <text:p>1130,76947168618</text:p>
          </table:table-cell>
          <table:table-cell table:formula="of:=[.C314]/[.A314]" office:value-type="float" office:value="1157.01388801012" calcext:value-type="float">
            <text:p>1157,01388801012</text:p>
          </table:table-cell>
        </table:table-row>
        <table:table-row table:style-name="ro1">
          <table:table-cell office:value-type="float" office:value="31710" calcext:value-type="float">
            <text:p>31710</text:p>
          </table:table-cell>
          <table:table-cell office:value-type="float" office:value="35588777" calcext:value-type="float">
            <text:p>35588777</text:p>
          </table:table-cell>
          <table:table-cell office:value-type="float" office:value="36172845" calcext:value-type="float">
            <text:p>36172845</text:p>
          </table:table-cell>
          <table:table-cell table:formula="of:=[.B315]/[.A315]" office:value-type="float" office:value="1122.32030905077" calcext:value-type="float">
            <text:p>1122,32030905077</text:p>
          </table:table-cell>
          <table:table-cell table:formula="of:=[.C315]/[.A315]" office:value-type="float" office:value="1140.73935666982" calcext:value-type="float">
            <text:p>1140,73935666982</text:p>
          </table:table-cell>
        </table:table-row>
        <table:table-row table:style-name="ro1">
          <table:table-cell office:value-type="float" office:value="31810" calcext:value-type="float">
            <text:p>31810</text:p>
          </table:table-cell>
          <table:table-cell office:value-type="float" office:value="36016031" calcext:value-type="float">
            <text:p>36016031</text:p>
          </table:table-cell>
          <table:table-cell office:value-type="float" office:value="39135517" calcext:value-type="float">
            <text:p>39135517</text:p>
          </table:table-cell>
          <table:table-cell table:formula="of:=[.B316]/[.A316]" office:value-type="float" office:value="1132.2235460547" calcext:value-type="float">
            <text:p>1132,2235460547</text:p>
          </table:table-cell>
          <table:table-cell table:formula="of:=[.C316]/[.A316]" office:value-type="float" office:value="1230.28975165042" calcext:value-type="float">
            <text:p>1230,28975165042</text:p>
          </table:table-cell>
        </table:table-row>
        <table:table-row table:style-name="ro1">
          <table:table-cell office:value-type="float" office:value="31910" calcext:value-type="float">
            <text:p>31910</text:p>
          </table:table-cell>
          <table:table-cell office:value-type="float" office:value="44678574" calcext:value-type="float">
            <text:p>44678574</text:p>
          </table:table-cell>
          <table:table-cell office:value-type="float" office:value="37772753" calcext:value-type="float">
            <text:p>37772753</text:p>
          </table:table-cell>
          <table:table-cell table:formula="of:=[.B317]/[.A317]" office:value-type="float" office:value="1400.14334064557" calcext:value-type="float">
            <text:p>1400,14334064557</text:p>
          </table:table-cell>
          <table:table-cell table:formula="of:=[.C317]/[.A317]" office:value-type="float" office:value="1183.72776559072" calcext:value-type="float">
            <text:p>1183,72776559072</text:p>
          </table:table-cell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35764699" calcext:value-type="float">
            <text:p>35764699</text:p>
          </table:table-cell>
          <table:table-cell office:value-type="float" office:value="36819503" calcext:value-type="float">
            <text:p>36819503</text:p>
          </table:table-cell>
          <table:table-cell table:formula="of:=[.B318]/[.A318]" office:value-type="float" office:value="1117.29768822243" calcext:value-type="float">
            <text:p>1117,29768822243</text:p>
          </table:table-cell>
          <table:table-cell table:formula="of:=[.C318]/[.A318]" office:value-type="float" office:value="1150.25001562012" calcext:value-type="float">
            <text:p>1150,25001562012</text:p>
          </table:table-cell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36991915" calcext:value-type="float">
            <text:p>36991915</text:p>
          </table:table-cell>
          <table:table-cell office:value-type="float" office:value="36963396" calcext:value-type="float">
            <text:p>36963396</text:p>
          </table:table-cell>
          <table:table-cell table:formula="of:=[.B319]/[.A319]" office:value-type="float" office:value="1152.03721582062" calcext:value-type="float">
            <text:p>1152,03721582062</text:p>
          </table:table-cell>
          <table:table-cell table:formula="of:=[.C319]/[.A319]" office:value-type="float" office:value="1151.14905014014" calcext:value-type="float">
            <text:p>1151,14905014014</text:p>
          </table:table-cell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37247863" calcext:value-type="float">
            <text:p>37247863</text:p>
          </table:table-cell>
          <table:table-cell office:value-type="float" office:value="37445253" calcext:value-type="float">
            <text:p>37445253</text:p>
          </table:table-cell>
          <table:table-cell table:formula="of:=[.B320]/[.A320]" office:value-type="float" office:value="1156.4067991307" calcext:value-type="float">
            <text:p>1156,4067991307</text:p>
          </table:table-cell>
          <table:table-cell table:formula="of:=[.C320]/[.A320]" office:value-type="float" office:value="1162.53502018007" calcext:value-type="float">
            <text:p>1162,53502018007</text:p>
          </table:table-cell>
        </table:table-row>
        <table:table-row table:style-name="ro1">
          <table:table-cell office:value-type="float" office:value="32310" calcext:value-type="float">
            <text:p>32310</text:p>
          </table:table-cell>
          <table:table-cell office:value-type="float" office:value="35553197" calcext:value-type="float">
            <text:p>35553197</text:p>
          </table:table-cell>
          <table:table-cell office:value-type="float" office:value="50049225" calcext:value-type="float">
            <text:p>50049225</text:p>
          </table:table-cell>
          <table:table-cell table:formula="of:=[.B321]/[.A321]" office:value-type="float" office:value="1100.37749922625" calcext:value-type="float">
            <text:p>1100,37749922625</text:p>
          </table:table-cell>
          <table:table-cell table:formula="of:=[.C321]/[.A321]" office:value-type="float" office:value="1549.03203342618" calcext:value-type="float">
            <text:p>1549,03203342618</text:p>
          </table:table-cell>
        </table:table-row>
        <table:table-row table:style-name="ro1">
          <table:table-cell office:value-type="float" office:value="32410" calcext:value-type="float">
            <text:p>32410</text:p>
          </table:table-cell>
          <table:table-cell office:value-type="float" office:value="42840900" calcext:value-type="float">
            <text:p>42840900</text:p>
          </table:table-cell>
          <table:table-cell office:value-type="float" office:value="38889650" calcext:value-type="float">
            <text:p>38889650</text:p>
          </table:table-cell>
          <table:table-cell table:formula="of:=[.B322]/[.A322]" office:value-type="float" office:value="1321.84202406665" calcext:value-type="float">
            <text:p>1321,84202406665</text:p>
          </table:table-cell>
          <table:table-cell table:formula="of:=[.C322]/[.A322]" office:value-type="float" office:value="1199.92749151496" calcext:value-type="float">
            <text:p>1199,92749151496</text:p>
          </table:table-cell>
        </table:table-row>
        <table:table-row table:style-name="ro1">
          <table:table-cell office:value-type="float" office:value="32510" calcext:value-type="float">
            <text:p>32510</text:p>
          </table:table-cell>
          <table:table-cell office:value-type="float" office:value="36565007" calcext:value-type="float">
            <text:p>36565007</text:p>
          </table:table-cell>
          <table:table-cell office:value-type="float" office:value="38644439" calcext:value-type="float">
            <text:p>38644439</text:p>
          </table:table-cell>
          <table:table-cell table:formula="of:=[.B323]/[.A323]" office:value-type="float" office:value="1124.73106736389" calcext:value-type="float">
            <text:p>1124,73106736389</text:p>
          </table:table-cell>
          <table:table-cell table:formula="of:=[.C323]/[.A323]" office:value-type="float" office:value="1188.69390956629" calcext:value-type="float">
            <text:p>1188,69390956629</text:p>
          </table:table-cell>
        </table:table-row>
        <table:table-row table:style-name="ro1">
          <table:table-cell office:value-type="float" office:value="32610" calcext:value-type="float">
            <text:p>32610</text:p>
          </table:table-cell>
          <table:table-cell office:value-type="float" office:value="36070421" calcext:value-type="float">
            <text:p>36070421</text:p>
          </table:table-cell>
          <table:table-cell office:value-type="float" office:value="37704619" calcext:value-type="float">
            <text:p>37704619</text:p>
          </table:table-cell>
          <table:table-cell table:formula="of:=[.B324]/[.A324]" office:value-type="float" office:value="1106.11533272002" calcext:value-type="float">
            <text:p>1106,11533272002</text:p>
          </table:table-cell>
          <table:table-cell table:formula="of:=[.C324]/[.A324]" office:value-type="float" office:value="1156.22873351733" calcext:value-type="float">
            <text:p>1156,22873351733</text:p>
          </table:table-cell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36473402" calcext:value-type="float">
            <text:p>36473402</text:p>
          </table:table-cell>
          <table:table-cell office:value-type="float" office:value="37438991" calcext:value-type="float">
            <text:p>37438991</text:p>
          </table:table-cell>
          <table:table-cell table:formula="of:=[.B325]/[.A325]" office:value-type="float" office:value="1115.05356160196" calcext:value-type="float">
            <text:p>1115,05356160196</text:p>
          </table:table-cell>
          <table:table-cell table:formula="of:=[.C325]/[.A325]" office:value-type="float" office:value="1144.57324977071" calcext:value-type="float">
            <text:p>1144,57324977071</text:p>
          </table:table-cell>
        </table:table-row>
        <table:table-row table:style-name="ro1">
          <table:table-cell office:value-type="float" office:value="32810" calcext:value-type="float">
            <text:p>32810</text:p>
          </table:table-cell>
          <table:table-cell office:value-type="float" office:value="36838778" calcext:value-type="float">
            <text:p>36838778</text:p>
          </table:table-cell>
          <table:table-cell office:value-type="float" office:value="38265995" calcext:value-type="float">
            <text:p>38265995</text:p>
          </table:table-cell>
          <table:table-cell table:formula="of:=[.B326]/[.A326]" office:value-type="float" office:value="1122.79116123133" calcext:value-type="float">
            <text:p>1122,79116123133</text:p>
          </table:table-cell>
          <table:table-cell table:formula="of:=[.C326]/[.A326]" office:value-type="float" office:value="1166.2906126181" calcext:value-type="float">
            <text:p>1166,2906126181</text:p>
          </table:table-cell>
        </table:table-row>
        <table:table-row table:style-name="ro1">
          <table:table-cell office:value-type="float" office:value="32910" calcext:value-type="float">
            <text:p>32910</text:p>
          </table:table-cell>
          <table:table-cell office:value-type="float" office:value="36714500" calcext:value-type="float">
            <text:p>36714500</text:p>
          </table:table-cell>
          <table:table-cell office:value-type="float" office:value="37847016" calcext:value-type="float">
            <text:p>37847016</text:p>
          </table:table-cell>
          <table:table-cell table:formula="of:=[.B327]/[.A327]" office:value-type="float" office:value="1115.6031601337" calcext:value-type="float">
            <text:p>1115,6031601337</text:p>
          </table:table-cell>
          <table:table-cell table:formula="of:=[.C327]/[.A327]" office:value-type="float" office:value="1150.01567912489" calcext:value-type="float">
            <text:p>1150,01567912489</text:p>
          </table:table-cell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36975010" calcext:value-type="float">
            <text:p>36975010</text:p>
          </table:table-cell>
          <table:table-cell office:value-type="float" office:value="38364696" calcext:value-type="float">
            <text:p>38364696</text:p>
          </table:table-cell>
          <table:table-cell table:formula="of:=[.B328]/[.A328]" office:value-type="float" office:value="1120.11541956983" calcext:value-type="float">
            <text:p>1120,11541956983</text:p>
          </table:table-cell>
          <table:table-cell table:formula="of:=[.C328]/[.A328]" office:value-type="float" office:value="1162.21435928507" calcext:value-type="float">
            <text:p>1162,21435928507</text:p>
          </table:table-cell>
        </table:table-row>
        <table:table-row table:style-name="ro1">
          <table:table-cell office:value-type="float" office:value="33110" calcext:value-type="float">
            <text:p>33110</text:p>
          </table:table-cell>
          <table:table-cell office:value-type="float" office:value="36804891" calcext:value-type="float">
            <text:p>36804891</text:p>
          </table:table-cell>
          <table:table-cell office:value-type="float" office:value="38276721" calcext:value-type="float">
            <text:p>38276721</text:p>
          </table:table-cell>
          <table:table-cell table:formula="of:=[.B329]/[.A329]" office:value-type="float" office:value="1111.59441256418" calcext:value-type="float">
            <text:p>1111,59441256418</text:p>
          </table:table-cell>
          <table:table-cell table:formula="of:=[.C329]/[.A329]" office:value-type="float" office:value="1156.04714587738" calcext:value-type="float">
            <text:p>1156,04714587738</text:p>
          </table:table-cell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40494463" calcext:value-type="float">
            <text:p>40494463</text:p>
          </table:table-cell>
          <table:table-cell office:value-type="float" office:value="41204107" calcext:value-type="float">
            <text:p>41204107</text:p>
          </table:table-cell>
          <table:table-cell table:formula="of:=[.B330]/[.A330]" office:value-type="float" office:value="1219.34546823246" calcext:value-type="float">
            <text:p>1219,34546823246</text:p>
          </table:table-cell>
          <table:table-cell table:formula="of:=[.C330]/[.A330]" office:value-type="float" office:value="1240.71385124962" calcext:value-type="float">
            <text:p>1240,71385124962</text:p>
          </table:table-cell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38653891" calcext:value-type="float">
            <text:p>38653891</text:p>
          </table:table-cell>
          <table:table-cell office:value-type="float" office:value="40338108" calcext:value-type="float">
            <text:p>40338108</text:p>
          </table:table-cell>
          <table:table-cell table:formula="of:=[.B331]/[.A331]" office:value-type="float" office:value="1160.42903032122" calcext:value-type="float">
            <text:p>1160,42903032122</text:p>
          </table:table-cell>
          <table:table-cell table:formula="of:=[.C331]/[.A331]" office:value-type="float" office:value="1210.99093365356" calcext:value-type="float">
            <text:p>1210,99093365356</text:p>
          </table:table-cell>
        </table:table-row>
        <table:table-row table:style-name="ro1">
          <table:table-cell office:value-type="float" office:value="33410" calcext:value-type="float">
            <text:p>33410</text:p>
          </table:table-cell>
          <table:table-cell office:value-type="float" office:value="37270002" calcext:value-type="float">
            <text:p>37270002</text:p>
          </table:table-cell>
          <table:table-cell office:value-type="float" office:value="43045852" calcext:value-type="float">
            <text:p>43045852</text:p>
          </table:table-cell>
          <table:table-cell table:formula="of:=[.B332]/[.A332]" office:value-type="float" office:value="1115.53433103861" calcext:value-type="float">
            <text:p>1115,53433103861</text:p>
          </table:table-cell>
          <table:table-cell table:formula="of:=[.C332]/[.A332]" office:value-type="float" office:value="1288.4122119126" calcext:value-type="float">
            <text:p>1288,4122119126</text:p>
          </table:table-cell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float" office:value="39711784" calcext:value-type="float">
            <text:p>39711784</text:p>
          </table:table-cell>
          <table:table-cell office:value-type="float" office:value="39562491" calcext:value-type="float">
            <text:p>39562491</text:p>
          </table:table-cell>
          <table:table-cell table:formula="of:=[.B333]/[.A333]" office:value-type="float" office:value="1185.07263503432" calcext:value-type="float">
            <text:p>1185,07263503432</text:p>
          </table:table-cell>
          <table:table-cell table:formula="of:=[.C333]/[.A333]" office:value-type="float" office:value="1180.61745747538" calcext:value-type="float">
            <text:p>1180,61745747538</text:p>
          </table:table-cell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float" office:value="36944626" calcext:value-type="float">
            <text:p>36944626</text:p>
          </table:table-cell>
          <table:table-cell office:value-type="float" office:value="38646254" calcext:value-type="float">
            <text:p>38646254</text:p>
          </table:table-cell>
          <table:table-cell table:formula="of:=[.B334]/[.A334]" office:value-type="float" office:value="1099.21529306754" calcext:value-type="float">
            <text:p>1099,21529306754</text:p>
          </table:table-cell>
          <table:table-cell table:formula="of:=[.C334]/[.A334]" office:value-type="float" office:value="1149.84391550134" calcext:value-type="float">
            <text:p>1149,84391550134</text:p>
          </table:table-cell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float" office:value="40220133" calcext:value-type="float">
            <text:p>40220133</text:p>
          </table:table-cell>
          <table:table-cell office:value-type="float" office:value="39068826" calcext:value-type="float">
            <text:p>39068826</text:p>
          </table:table-cell>
          <table:table-cell table:formula="of:=[.B335]/[.A335]" office:value-type="float" office:value="1193.12171462474" calcext:value-type="float">
            <text:p>1193,12171462474</text:p>
          </table:table-cell>
          <table:table-cell table:formula="of:=[.C335]/[.A335]" office:value-type="float" office:value="1158.96843666568" calcext:value-type="float">
            <text:p>1158,96843666568</text:p>
          </table:table-cell>
        </table:table-row>
        <table:table-row table:style-name="ro1">
          <table:table-cell office:value-type="float" office:value="33810" calcext:value-type="float">
            <text:p>33810</text:p>
          </table:table-cell>
          <table:table-cell office:value-type="float" office:value="37568273" calcext:value-type="float">
            <text:p>37568273</text:p>
          </table:table-cell>
          <table:table-cell office:value-type="float" office:value="38693070" calcext:value-type="float">
            <text:p>38693070</text:p>
          </table:table-cell>
          <table:table-cell table:formula="of:=[.B336]/[.A336]" office:value-type="float" office:value="1111.15862170955" calcext:value-type="float">
            <text:p>1111,15862170955</text:p>
          </table:table-cell>
          <table:table-cell table:formula="of:=[.C336]/[.A336]" office:value-type="float" office:value="1144.42679680568" calcext:value-type="float">
            <text:p>1144,42679680568</text:p>
          </table:table-cell>
        </table:table-row>
        <table:table-row table:style-name="ro1">
          <table:table-cell office:value-type="float" office:value="33910" calcext:value-type="float">
            <text:p>33910</text:p>
          </table:table-cell>
          <table:table-cell office:value-type="float" office:value="37512437" calcext:value-type="float">
            <text:p>37512437</text:p>
          </table:table-cell>
          <table:table-cell office:value-type="float" office:value="38929754" calcext:value-type="float">
            <text:p>38929754</text:p>
          </table:table-cell>
          <table:table-cell table:formula="of:=[.B337]/[.A337]" office:value-type="float" office:value="1106.23524034208" calcext:value-type="float">
            <text:p>1106,23524034208</text:p>
          </table:table-cell>
          <table:table-cell table:formula="of:=[.C337]/[.A337]" office:value-type="float" office:value="1148.03167207313" calcext:value-type="float">
            <text:p>1148,03167207313</text:p>
          </table:table-cell>
        </table:table-row>
        <table:table-row table:style-name="ro1">
          <table:table-cell office:value-type="float" office:value="34010" calcext:value-type="float">
            <text:p>34010</text:p>
          </table:table-cell>
          <table:table-cell office:value-type="float" office:value="37937654" calcext:value-type="float">
            <text:p>37937654</text:p>
          </table:table-cell>
          <table:table-cell office:value-type="float" office:value="39499721" calcext:value-type="float">
            <text:p>39499721</text:p>
          </table:table-cell>
          <table:table-cell table:formula="of:=[.B338]/[.A338]" office:value-type="float" office:value="1115.48526903852" calcext:value-type="float">
            <text:p>1115,48526903852</text:p>
          </table:table-cell>
          <table:table-cell table:formula="of:=[.C338]/[.A338]" office:value-type="float" office:value="1161.41490738018" calcext:value-type="float">
            <text:p>1161,41490738018</text:p>
          </table:table-cell>
        </table:table-row>
        <table:table-row table:style-name="ro1">
          <table:table-cell office:value-type="float" office:value="34110" calcext:value-type="float">
            <text:p>34110</text:p>
          </table:table-cell>
          <table:table-cell office:value-type="float" office:value="40635844" calcext:value-type="float">
            <text:p>40635844</text:p>
          </table:table-cell>
          <table:table-cell office:value-type="float" office:value="40862640" calcext:value-type="float">
            <text:p>40862640</text:p>
          </table:table-cell>
          <table:table-cell table:formula="of:=[.B339]/[.A339]" office:value-type="float" office:value="1191.31761946643" calcext:value-type="float">
            <text:p>1191,31761946643</text:p>
          </table:table-cell>
          <table:table-cell table:formula="of:=[.C339]/[.A339]" office:value-type="float" office:value="1197.96657871592" calcext:value-type="float">
            <text:p>1197,96657871592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38105187" calcext:value-type="float">
            <text:p>38105187</text:p>
          </table:table-cell>
          <table:table-cell office:value-type="float" office:value="40248450" calcext:value-type="float">
            <text:p>40248450</text:p>
          </table:table-cell>
          <table:table-cell table:formula="of:=[.B340]/[.A340]" office:value-type="float" office:value="1113.86106401637" calcext:value-type="float">
            <text:p>1113,86106401637</text:p>
          </table:table-cell>
          <table:table-cell table:formula="of:=[.C340]/[.A340]" office:value-type="float" office:value="1176.51125401929" calcext:value-type="float">
            <text:p>1176,51125401929</text:p>
          </table:table-cell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float" office:value="38072720" calcext:value-type="float">
            <text:p>38072720</text:p>
          </table:table-cell>
          <table:table-cell office:value-type="float" office:value="39918332" calcext:value-type="float">
            <text:p>39918332</text:p>
          </table:table-cell>
          <table:table-cell table:formula="of:=[.B341]/[.A341]" office:value-type="float" office:value="1109.66831827456" calcext:value-type="float">
            <text:p>1109,66831827456</text:p>
          </table:table-cell>
          <table:table-cell table:formula="of:=[.C341]/[.A341]" office:value-type="float" office:value="1163.46056543282" calcext:value-type="float">
            <text:p>1163,46056543282</text:p>
          </table:table-cell>
        </table:table-row>
        <table:table-row table:style-name="ro1">
          <table:table-cell office:value-type="float" office:value="34410" calcext:value-type="float">
            <text:p>34410</text:p>
          </table:table-cell>
          <table:table-cell office:value-type="float" office:value="38191340" calcext:value-type="float">
            <text:p>38191340</text:p>
          </table:table-cell>
          <table:table-cell office:value-type="float" office:value="42167307" calcext:value-type="float">
            <text:p>42167307</text:p>
          </table:table-cell>
          <table:table-cell table:formula="of:=[.B342]/[.A342]" office:value-type="float" office:value="1109.89072943912" calcext:value-type="float">
            <text:p>1109,89072943912</text:p>
          </table:table-cell>
          <table:table-cell table:formula="of:=[.C342]/[.A342]" office:value-type="float" office:value="1225.43757628596" calcext:value-type="float">
            <text:p>1225,43757628596</text:p>
          </table:table-cell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40033945" calcext:value-type="float">
            <text:p>40033945</text:p>
          </table:table-cell>
          <table:table-cell office:value-type="float" office:value="40003994" calcext:value-type="float">
            <text:p>40003994</text:p>
          </table:table-cell>
          <table:table-cell table:formula="of:=[.B343]/[.A343]" office:value-type="float" office:value="1160.06795131846" calcext:value-type="float">
            <text:p>1160,06795131846</text:p>
          </table:table-cell>
          <table:table-cell table:formula="of:=[.C343]/[.A343]" office:value-type="float" office:value="1159.20005795422" calcext:value-type="float">
            <text:p>1159,20005795422</text:p>
          </table:table-cell>
        </table:table-row>
        <table:table-row table:style-name="ro1">
          <table:table-cell office:value-type="float" office:value="34610" calcext:value-type="float">
            <text:p>34610</text:p>
          </table:table-cell>
          <table:table-cell office:value-type="float" office:value="39727598" calcext:value-type="float">
            <text:p>39727598</text:p>
          </table:table-cell>
          <table:table-cell office:value-type="float" office:value="42686878" calcext:value-type="float">
            <text:p>42686878</text:p>
          </table:table-cell>
          <table:table-cell table:formula="of:=[.B344]/[.A344]" office:value-type="float" office:value="1147.86472117885" calcext:value-type="float">
            <text:p>1147,86472117885</text:p>
          </table:table-cell>
          <table:table-cell table:formula="of:=[.C344]/[.A344]" office:value-type="float" office:value="1233.36833285178" calcext:value-type="float">
            <text:p>1233,36833285178</text:p>
          </table:table-cell>
        </table:table-row>
        <table:table-row table:style-name="ro1">
          <table:table-cell office:value-type="float" office:value="34710" calcext:value-type="float">
            <text:p>34710</text:p>
          </table:table-cell>
          <table:table-cell office:value-type="float" office:value="42683107" calcext:value-type="float">
            <text:p>42683107</text:p>
          </table:table-cell>
          <table:table-cell office:value-type="float" office:value="41188537" calcext:value-type="float">
            <text:p>41188537</text:p>
          </table:table-cell>
          <table:table-cell table:formula="of:=[.B345]/[.A345]" office:value-type="float" office:value="1229.70633823106" calcext:value-type="float">
            <text:p>1229,70633823106</text:p>
          </table:table-cell>
          <table:table-cell table:formula="of:=[.C345]/[.A345]" office:value-type="float" office:value="1186.64756554307" calcext:value-type="float">
            <text:p>1186,64756554307</text:p>
          </table:table-cell>
        </table:table-row>
        <table:table-row table:style-name="ro1">
          <table:table-cell office:value-type="float" office:value="34810" calcext:value-type="float">
            <text:p>34810</text:p>
          </table:table-cell>
          <table:table-cell office:value-type="float" office:value="39132571" calcext:value-type="float">
            <text:p>39132571</text:p>
          </table:table-cell>
          <table:table-cell office:value-type="float" office:value="39813415" calcext:value-type="float">
            <text:p>39813415</text:p>
          </table:table-cell>
          <table:table-cell table:formula="of:=[.B346]/[.A346]" office:value-type="float" office:value="1124.17612754955" calcext:value-type="float">
            <text:p>1124,17612754955</text:p>
          </table:table-cell>
          <table:table-cell table:formula="of:=[.C346]/[.A346]" office:value-type="float" office:value="1143.73498994542" calcext:value-type="float">
            <text:p>1143,73498994542</text:p>
          </table:table-cell>
        </table:table-row>
        <table:table-row table:style-name="ro1">
          <table:table-cell office:value-type="float" office:value="34910" calcext:value-type="float">
            <text:p>34910</text:p>
          </table:table-cell>
          <table:table-cell office:value-type="float" office:value="41477443" calcext:value-type="float">
            <text:p>41477443</text:p>
          </table:table-cell>
          <table:table-cell office:value-type="float" office:value="42810039" calcext:value-type="float">
            <text:p>42810039</text:p>
          </table:table-cell>
          <table:table-cell table:formula="of:=[.B347]/[.A347]" office:value-type="float" office:value="1188.12497851618" calcext:value-type="float">
            <text:p>1188,12497851618</text:p>
          </table:table-cell>
          <table:table-cell table:formula="of:=[.C347]/[.A347]" office:value-type="float" office:value="1226.29730736179" calcext:value-type="float">
            <text:p>1226,29730736179</text:p>
          </table:table-cell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39687904" calcext:value-type="float">
            <text:p>39687904</text:p>
          </table:table-cell>
          <table:table-cell office:value-type="float" office:value="40905266" calcext:value-type="float">
            <text:p>40905266</text:p>
          </table:table-cell>
          <table:table-cell table:formula="of:=[.B348]/[.A348]" office:value-type="float" office:value="1133.61622393602" calcext:value-type="float">
            <text:p>1133,61622393602</text:p>
          </table:table-cell>
          <table:table-cell table:formula="of:=[.C348]/[.A348]" office:value-type="float" office:value="1168.38806055413" calcext:value-type="float">
            <text:p>1168,38806055413</text:p>
          </table:table-cell>
        </table:table-row>
        <table:table-row table:style-name="ro1">
          <table:table-cell office:value-type="float" office:value="35110" calcext:value-type="float">
            <text:p>35110</text:p>
          </table:table-cell>
          <table:table-cell office:value-type="float" office:value="39192629" calcext:value-type="float">
            <text:p>39192629</text:p>
          </table:table-cell>
          <table:table-cell office:value-type="float" office:value="40029327" calcext:value-type="float">
            <text:p>40029327</text:p>
          </table:table-cell>
          <table:table-cell table:formula="of:=[.B349]/[.A349]" office:value-type="float" office:value="1116.28108800911" calcext:value-type="float">
            <text:p>1116,28108800911</text:p>
          </table:table-cell>
          <table:table-cell table:formula="of:=[.C349]/[.A349]" office:value-type="float" office:value="1140.11184847622" calcext:value-type="float">
            <text:p>1140,11184847622</text:p>
          </table:table-cell>
        </table:table-row>
        <table:table-row table:style-name="ro1">
          <table:table-cell office:value-type="float" office:value="35210" calcext:value-type="float">
            <text:p>35210</text:p>
          </table:table-cell>
          <table:table-cell office:value-type="float" office:value="39595914" calcext:value-type="float">
            <text:p>39595914</text:p>
          </table:table-cell>
          <table:table-cell office:value-type="float" office:value="40810887" calcext:value-type="float">
            <text:p>40810887</text:p>
          </table:table-cell>
          <table:table-cell table:formula="of:=[.B350]/[.A350]" office:value-type="float" office:value="1124.56444191991" calcext:value-type="float">
            <text:p>1124,56444191991</text:p>
          </table:table-cell>
          <table:table-cell table:formula="of:=[.C350]/[.A350]" office:value-type="float" office:value="1159.07091735302" calcext:value-type="float">
            <text:p>1159,07091735302</text:p>
          </table:table-cell>
        </table:table-row>
        <table:table-row table:style-name="ro1">
          <table:table-cell office:value-type="float" office:value="35310" calcext:value-type="float">
            <text:p>35310</text:p>
          </table:table-cell>
          <table:table-cell office:value-type="float" office:value="40147092" calcext:value-type="float">
            <text:p>40147092</text:p>
          </table:table-cell>
          <table:table-cell office:value-type="float" office:value="41216981" calcext:value-type="float">
            <text:p>41216981</text:p>
          </table:table-cell>
          <table:table-cell table:formula="of:=[.B351]/[.A351]" office:value-type="float" office:value="1136.98929481733" calcext:value-type="float">
            <text:p>1136,98929481733</text:p>
          </table:table-cell>
          <table:table-cell table:formula="of:=[.C351]/[.A351]" office:value-type="float" office:value="1167.28918153498" calcext:value-type="float">
            <text:p>1167,28918153498</text:p>
          </table:table-cell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float" office:value="39844632" calcext:value-type="float">
            <text:p>39844632</text:p>
          </table:table-cell>
          <table:table-cell office:value-type="float" office:value="40370528" calcext:value-type="float">
            <text:p>40370528</text:p>
          </table:table-cell>
          <table:table-cell table:formula="of:=[.B352]/[.A352]" office:value-type="float" office:value="1125.236712793" calcext:value-type="float">
            <text:p>1125,236712793</text:p>
          </table:table-cell>
          <table:table-cell table:formula="of:=[.C352]/[.A352]" office:value-type="float" office:value="1140.08833662807" calcext:value-type="float">
            <text:p>1140,08833662807</text:p>
          </table:table-cell>
        </table:table-row>
        <table:table-row table:style-name="ro1">
          <table:table-cell office:value-type="float" office:value="35510" calcext:value-type="float">
            <text:p>35510</text:p>
          </table:table-cell>
          <table:table-cell office:value-type="float" office:value="40903958" calcext:value-type="float">
            <text:p>40903958</text:p>
          </table:table-cell>
          <table:table-cell office:value-type="float" office:value="41000967" calcext:value-type="float">
            <text:p>41000967</text:p>
          </table:table-cell>
          <table:table-cell table:formula="of:=[.B353]/[.A353]" office:value-type="float" office:value="1151.8996902281" calcext:value-type="float">
            <text:p>1151,8996902281</text:p>
          </table:table-cell>
          <table:table-cell table:formula="of:=[.C353]/[.A353]" office:value-type="float" office:value="1154.63156857223" calcext:value-type="float">
            <text:p>1154,63156857223</text:p>
          </table:table-cell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39451535" calcext:value-type="float">
            <text:p>39451535</text:p>
          </table:table-cell>
          <table:table-cell office:value-type="float" office:value="40883636" calcext:value-type="float">
            <text:p>40883636</text:p>
          </table:table-cell>
          <table:table-cell table:formula="of:=[.B354]/[.A354]" office:value-type="float" office:value="1107.87798371244" calcext:value-type="float">
            <text:p>1107,87798371244</text:p>
          </table:table-cell>
          <table:table-cell table:formula="of:=[.C354]/[.A354]" office:value-type="float" office:value="1148.09424319012" calcext:value-type="float">
            <text:p>1148,09424319012</text:p>
          </table:table-cell>
        </table:table-row>
        <table:table-row table:style-name="ro1">
          <table:table-cell office:value-type="float" office:value="35710" calcext:value-type="float">
            <text:p>35710</text:p>
          </table:table-cell>
          <table:table-cell office:value-type="float" office:value="39969496" calcext:value-type="float">
            <text:p>39969496</text:p>
          </table:table-cell>
          <table:table-cell office:value-type="float" office:value="45287803" calcext:value-type="float">
            <text:p>45287803</text:p>
          </table:table-cell>
          <table:table-cell table:formula="of:=[.B355]/[.A355]" office:value-type="float" office:value="1119.2802016242" calcext:value-type="float">
            <text:p>1119,2802016242</text:p>
          </table:table-cell>
          <table:table-cell table:formula="of:=[.C355]/[.A355]" office:value-type="float" office:value="1268.21066928031" calcext:value-type="float">
            <text:p>1268,21066928031</text:p>
          </table:table-cell>
        </table:table-row>
        <table:table-row table:style-name="ro1">
          <table:table-cell office:value-type="float" office:value="35810" calcext:value-type="float">
            <text:p>35810</text:p>
          </table:table-cell>
          <table:table-cell office:value-type="float" office:value="42438954" calcext:value-type="float">
            <text:p>42438954</text:p>
          </table:table-cell>
          <table:table-cell office:value-type="float" office:value="42729677" calcext:value-type="float">
            <text:p>42729677</text:p>
          </table:table-cell>
          <table:table-cell table:formula="of:=[.B356]/[.A356]" office:value-type="float" office:value="1185.11460485898" calcext:value-type="float">
            <text:p>1185,11460485898</text:p>
          </table:table-cell>
          <table:table-cell table:formula="of:=[.C356]/[.A356]" office:value-type="float" office:value="1193.23309131528" calcext:value-type="float">
            <text:p>1193,23309131528</text:p>
          </table:table-cell>
        </table:table-row>
        <table:table-row table:style-name="ro1">
          <table:table-cell office:value-type="float" office:value="35910" calcext:value-type="float">
            <text:p>35910</text:p>
          </table:table-cell>
          <table:table-cell office:value-type="float" office:value="40190717" calcext:value-type="float">
            <text:p>40190717</text:p>
          </table:table-cell>
          <table:table-cell office:value-type="float" office:value="41093615" calcext:value-type="float">
            <text:p>41093615</text:p>
          </table:table-cell>
          <table:table-cell table:formula="of:=[.B357]/[.A357]" office:value-type="float" office:value="1119.20682261209" calcext:value-type="float">
            <text:p>1119,20682261209</text:p>
          </table:table-cell>
          <table:table-cell table:formula="of:=[.C357]/[.A357]" office:value-type="float" office:value="1144.35018100808" calcext:value-type="float">
            <text:p>1144,35018100808</text:p>
          </table:table-cell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float" office:value="40465004" calcext:value-type="float">
            <text:p>40465004</text:p>
          </table:table-cell>
          <table:table-cell office:value-type="float" office:value="41092159" calcext:value-type="float">
            <text:p>41092159</text:p>
          </table:table-cell>
          <table:table-cell table:formula="of:=[.B358]/[.A358]" office:value-type="float" office:value="1123.71574562622" calcext:value-type="float">
            <text:p>1123,71574562622</text:p>
          </table:table-cell>
          <table:table-cell table:formula="of:=[.C358]/[.A358]" office:value-type="float" office:value="1141.13188003332" calcext:value-type="float">
            <text:p>1141,13188003332</text:p>
          </table:table-cell>
        </table:table-row>
        <table:table-row table:style-name="ro1">
          <table:table-cell office:value-type="float" office:value="36110" calcext:value-type="float">
            <text:p>36110</text:p>
          </table:table-cell>
          <table:table-cell office:value-type="float" office:value="40291249" calcext:value-type="float">
            <text:p>40291249</text:p>
          </table:table-cell>
          <table:table-cell office:value-type="float" office:value="41328959" calcext:value-type="float">
            <text:p>41328959</text:p>
          </table:table-cell>
          <table:table-cell table:formula="of:=[.B359]/[.A359]" office:value-type="float" office:value="1115.79199667682" calcext:value-type="float">
            <text:p>1115,79199667682</text:p>
          </table:table-cell>
          <table:table-cell table:formula="of:=[.C359]/[.A359]" office:value-type="float" office:value="1144.52946552202" calcext:value-type="float">
            <text:p>1144,52946552202</text:p>
          </table:table-cell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40627032" calcext:value-type="float">
            <text:p>40627032</text:p>
          </table:table-cell>
          <table:table-cell office:value-type="float" office:value="42095074" calcext:value-type="float">
            <text:p>42095074</text:p>
          </table:table-cell>
          <table:table-cell table:formula="of:=[.B360]/[.A360]" office:value-type="float" office:value="1121.98376139188" calcext:value-type="float">
            <text:p>1121,98376139188</text:p>
          </table:table-cell>
          <table:table-cell table:formula="of:=[.C360]/[.A360]" office:value-type="float" office:value="1162.52620822977" calcext:value-type="float">
            <text:p>1162,52620822977</text:p>
          </table:table-cell>
        </table:table-row>
        <table:table-row table:style-name="ro1">
          <table:table-cell office:value-type="float" office:value="36310" calcext:value-type="float">
            <text:p>36310</text:p>
          </table:table-cell>
          <table:table-cell office:value-type="float" office:value="41284579" calcext:value-type="float">
            <text:p>41284579</text:p>
          </table:table-cell>
          <table:table-cell office:value-type="float" office:value="42508832" calcext:value-type="float">
            <text:p>42508832</text:p>
          </table:table-cell>
          <table:table-cell table:formula="of:=[.B361]/[.A361]" office:value-type="float" office:value="1137.00300192784" calcext:value-type="float">
            <text:p>1137,00300192784</text:p>
          </table:table-cell>
          <table:table-cell table:formula="of:=[.C361]/[.A361]" office:value-type="float" office:value="1170.71969154503" calcext:value-type="float">
            <text:p>1170,71969154503</text:p>
          </table:table-cell>
        </table:table-row>
        <table:table-row table:style-name="ro1">
          <table:table-cell office:value-type="float" office:value="36410" calcext:value-type="float">
            <text:p>36410</text:p>
          </table:table-cell>
          <table:table-cell office:value-type="float" office:value="40619031" calcext:value-type="float">
            <text:p>40619031</text:p>
          </table:table-cell>
          <table:table-cell office:value-type="float" office:value="42505244" calcext:value-type="float">
            <text:p>42505244</text:p>
          </table:table-cell>
          <table:table-cell table:formula="of:=[.B362]/[.A362]" office:value-type="float" office:value="1115.60096127438" calcext:value-type="float">
            <text:p>1115,60096127438</text:p>
          </table:table-cell>
          <table:table-cell table:formula="of:=[.C362]/[.A362]" office:value-type="float" office:value="1167.40576764625" calcext:value-type="float">
            <text:p>1167,40576764625</text:p>
          </table:table-cell>
        </table:table-row>
        <table:table-row table:style-name="ro1">
          <table:table-cell office:value-type="float" office:value="36510" calcext:value-type="float">
            <text:p>36510</text:p>
          </table:table-cell>
          <table:table-cell office:value-type="float" office:value="40931749" calcext:value-type="float">
            <text:p>40931749</text:p>
          </table:table-cell>
          <table:table-cell office:value-type="float" office:value="43216258" calcext:value-type="float">
            <text:p>43216258</text:p>
          </table:table-cell>
          <table:table-cell table:formula="of:=[.B363]/[.A363]" office:value-type="float" office:value="1121.11062722542" calcext:value-type="float">
            <text:p>1121,11062722542</text:p>
          </table:table-cell>
          <table:table-cell table:formula="of:=[.C363]/[.A363]" office:value-type="float" office:value="1183.68277184333" calcext:value-type="float">
            <text:p>1183,68277184333</text:p>
          </table:table-cell>
        </table:table-row>
        <table:table-row table:style-name="ro1">
          <table:table-cell office:value-type="float" office:value="36610" calcext:value-type="float">
            <text:p>36610</text:p>
          </table:table-cell>
          <table:table-cell office:value-type="float" office:value="43042399" calcext:value-type="float">
            <text:p>43042399</text:p>
          </table:table-cell>
          <table:table-cell office:value-type="float" office:value="43694919" calcext:value-type="float">
            <text:p>43694919</text:p>
          </table:table-cell>
          <table:table-cell table:formula="of:=[.B364]/[.A364]" office:value-type="float" office:value="1175.70060092871" calcext:value-type="float">
            <text:p>1175,70060092871</text:p>
          </table:table-cell>
          <table:table-cell table:formula="of:=[.C364]/[.A364]" office:value-type="float" office:value="1193.52414640809" calcext:value-type="float">
            <text:p>1193,52414640809</text:p>
          </table:table-cell>
        </table:table-row>
        <table:table-row table:style-name="ro1">
          <table:table-cell office:value-type="float" office:value="36710" calcext:value-type="float">
            <text:p>36710</text:p>
          </table:table-cell>
          <table:table-cell office:value-type="float" office:value="41498929" calcext:value-type="float">
            <text:p>41498929</text:p>
          </table:table-cell>
          <table:table-cell office:value-type="float" office:value="43186598" calcext:value-type="float">
            <text:p>43186598</text:p>
          </table:table-cell>
          <table:table-cell table:formula="of:=[.B365]/[.A365]" office:value-type="float" office:value="1130.45298283846" calcext:value-type="float">
            <text:p>1130,45298283846</text:p>
          </table:table-cell>
          <table:table-cell table:formula="of:=[.C365]/[.A365]" office:value-type="float" office:value="1176.42598746935" calcext:value-type="float">
            <text:p>1176,42598746935</text:p>
          </table:table-cell>
        </table:table-row>
        <table:table-row table:style-name="ro1">
          <table:table-cell office:value-type="float" office:value="36810" calcext:value-type="float">
            <text:p>36810</text:p>
          </table:table-cell>
          <table:table-cell office:value-type="float" office:value="41449638" calcext:value-type="float">
            <text:p>41449638</text:p>
          </table:table-cell>
          <table:table-cell office:value-type="float" office:value="42183758" calcext:value-type="float">
            <text:p>42183758</text:p>
          </table:table-cell>
          <table:table-cell table:formula="of:=[.B366]/[.A366]" office:value-type="float" office:value="1126.04286878566" calcext:value-type="float">
            <text:p>1126,04286878566</text:p>
          </table:table-cell>
          <table:table-cell table:formula="of:=[.C366]/[.A366]" office:value-type="float" office:value="1145.98636240152" calcext:value-type="float">
            <text:p>1145,98636240152</text:p>
          </table:table-cell>
        </table:table-row>
        <table:table-row table:style-name="ro1">
          <table:table-cell office:value-type="float" office:value="36910" calcext:value-type="float">
            <text:p>36910</text:p>
          </table:table-cell>
          <table:table-cell office:value-type="float" office:value="43516731" calcext:value-type="float">
            <text:p>43516731</text:p>
          </table:table-cell>
          <table:table-cell office:value-type="float" office:value="44646971" calcext:value-type="float">
            <text:p>44646971</text:p>
          </table:table-cell>
          <table:table-cell table:formula="of:=[.B367]/[.A367]" office:value-type="float" office:value="1178.99569222433" calcext:value-type="float">
            <text:p>1178,99569222433</text:p>
          </table:table-cell>
          <table:table-cell table:formula="of:=[.C367]/[.A367]" office:value-type="float" office:value="1209.61720400975" calcext:value-type="float">
            <text:p>1209,61720400975</text:p>
          </table:table-cell>
        </table:table-row>
        <table:table-row table:style-name="ro1">
          <table:table-cell office:value-type="float" office:value="37010" calcext:value-type="float">
            <text:p>37010</text:p>
          </table:table-cell>
          <table:table-cell office:value-type="float" office:value="46516358" calcext:value-type="float">
            <text:p>46516358</text:p>
          </table:table-cell>
          <table:table-cell office:value-type="float" office:value="45024189" calcext:value-type="float">
            <text:p>45024189</text:p>
          </table:table-cell>
          <table:table-cell table:formula="of:=[.B368]/[.A368]" office:value-type="float" office:value="1256.85917319643" calcext:value-type="float">
            <text:p>1256,85917319643</text:p>
          </table:table-cell>
          <table:table-cell table:formula="of:=[.C368]/[.A368]" office:value-type="float" office:value="1216.54117805998" calcext:value-type="float">
            <text:p>1216,54117805998</text:p>
          </table:table-cell>
        </table:table-row>
        <table:table-row table:style-name="ro1">
          <table:table-cell office:value-type="float" office:value="37110" calcext:value-type="float">
            <text:p>37110</text:p>
          </table:table-cell>
          <table:table-cell office:value-type="float" office:value="42003825" calcext:value-type="float">
            <text:p>42003825</text:p>
          </table:table-cell>
          <table:table-cell office:value-type="float" office:value="42884256" calcext:value-type="float">
            <text:p>42884256</text:p>
          </table:table-cell>
          <table:table-cell table:formula="of:=[.B369]/[.A369]" office:value-type="float" office:value="1131.87348423606" calcext:value-type="float">
            <text:p>1131,87348423606</text:p>
          </table:table-cell>
          <table:table-cell table:formula="of:=[.C369]/[.A369]" office:value-type="float" office:value="1155.59838318513" calcext:value-type="float">
            <text:p>1155,59838318513</text:p>
          </table:table-cell>
        </table:table-row>
        <table:table-row table:style-name="ro1">
          <table:table-cell office:value-type="float" office:value="37210" calcext:value-type="float">
            <text:p>37210</text:p>
          </table:table-cell>
          <table:table-cell office:value-type="float" office:value="45063165" calcext:value-type="float">
            <text:p>45063165</text:p>
          </table:table-cell>
          <table:table-cell office:value-type="float" office:value="44107275" calcext:value-type="float">
            <text:p>44107275</text:p>
          </table:table-cell>
          <table:table-cell table:formula="of:=[.B370]/[.A370]" office:value-type="float" office:value="1211.04985219027" calcext:value-type="float">
            <text:p>1211,04985219027</text:p>
          </table:table-cell>
          <table:table-cell table:formula="of:=[.C370]/[.A370]" office:value-type="float" office:value="1185.36079011019" calcext:value-type="float">
            <text:p>1185,36079011019</text:p>
          </table:table-cell>
        </table:table-row>
        <table:table-row table:style-name="ro1">
          <table:table-cell office:value-type="float" office:value="37310" calcext:value-type="float">
            <text:p>37310</text:p>
          </table:table-cell>
          <table:table-cell office:value-type="float" office:value="41931270" calcext:value-type="float">
            <text:p>41931270</text:p>
          </table:table-cell>
          <table:table-cell office:value-type="float" office:value="46182980" calcext:value-type="float">
            <text:p>46182980</text:p>
          </table:table-cell>
          <table:table-cell table:formula="of:=[.B371]/[.A371]" office:value-type="float" office:value="1123.86143125168" calcext:value-type="float">
            <text:p>1123,86143125168</text:p>
          </table:table-cell>
          <table:table-cell table:formula="of:=[.C371]/[.A371]" office:value-type="float" office:value="1237.81774323238" calcext:value-type="float">
            <text:p>1237,81774323238</text:p>
          </table:table-cell>
        </table:table-row>
        <table:table-row table:style-name="ro1">
          <table:table-cell office:value-type="float" office:value="37410" calcext:value-type="float">
            <text:p>37410</text:p>
          </table:table-cell>
          <table:table-cell office:value-type="float" office:value="41761367" calcext:value-type="float">
            <text:p>41761367</text:p>
          </table:table-cell>
          <table:table-cell office:value-type="float" office:value="43019892" calcext:value-type="float">
            <text:p>43019892</text:p>
          </table:table-cell>
          <table:table-cell table:formula="of:=[.B372]/[.A372]" office:value-type="float" office:value="1116.31561079925" calcext:value-type="float">
            <text:p>1116,31561079925</text:p>
          </table:table-cell>
          <table:table-cell table:formula="of:=[.C372]/[.A372]" office:value-type="float" office:value="1149.95701684042" calcext:value-type="float">
            <text:p>1149,95701684042</text:p>
          </table:table-cell>
        </table:table-row>
        <table:table-row table:style-name="ro1">
          <table:table-cell office:value-type="float" office:value="37510" calcext:value-type="float">
            <text:p>37510</text:p>
          </table:table-cell>
          <table:table-cell office:value-type="float" office:value="42165586" calcext:value-type="float">
            <text:p>42165586</text:p>
          </table:table-cell>
          <table:table-cell office:value-type="float" office:value="43378338" calcext:value-type="float">
            <text:p>43378338</text:p>
          </table:table-cell>
          <table:table-cell table:formula="of:=[.B373]/[.A373]" office:value-type="float" office:value="1124.11586243668" calcext:value-type="float">
            <text:p>1124,11586243668</text:p>
          </table:table-cell>
          <table:table-cell table:formula="of:=[.C373]/[.A373]" office:value-type="float" office:value="1156.44729405492" calcext:value-type="float">
            <text:p>1156,44729405492</text:p>
          </table:table-cell>
        </table:table-row>
        <table:table-row table:style-name="ro1">
          <table:table-cell office:value-type="float" office:value="37610" calcext:value-type="float">
            <text:p>37610</text:p>
          </table:table-cell>
          <table:table-cell office:value-type="float" office:value="41708484" calcext:value-type="float">
            <text:p>41708484</text:p>
          </table:table-cell>
          <table:table-cell office:value-type="float" office:value="43571712" calcext:value-type="float">
            <text:p>43571712</text:p>
          </table:table-cell>
          <table:table-cell table:formula="of:=[.B374]/[.A374]" office:value-type="float" office:value="1108.97325179474" calcext:value-type="float">
            <text:p>1108,97325179474</text:p>
          </table:table-cell>
          <table:table-cell table:formula="of:=[.C374]/[.A374]" office:value-type="float" office:value="1158.51401223079" calcext:value-type="float">
            <text:p>1158,51401223079</text:p>
          </table:table-cell>
        </table:table-row>
        <table:table-row table:style-name="ro1">
          <table:table-cell office:value-type="float" office:value="37710" calcext:value-type="float">
            <text:p>37710</text:p>
          </table:table-cell>
          <table:table-cell office:value-type="float" office:value="41856123" calcext:value-type="float">
            <text:p>41856123</text:p>
          </table:table-cell>
          <table:table-cell office:value-type="float" office:value="43625955" calcext:value-type="float">
            <text:p>43625955</text:p>
          </table:table-cell>
          <table:table-cell table:formula="of:=[.B375]/[.A375]" office:value-type="float" office:value="1109.94757358791" calcext:value-type="float">
            <text:p>1109,94757358791</text:p>
          </table:table-cell>
          <table:table-cell table:formula="of:=[.C375]/[.A375]" office:value-type="float" office:value="1156.88027048528" calcext:value-type="float">
            <text:p>1156,88027048528</text:p>
          </table:table-cell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float" office:value="42673633" calcext:value-type="float">
            <text:p>42673633</text:p>
          </table:table-cell>
          <table:table-cell office:value-type="float" office:value="43250600" calcext:value-type="float">
            <text:p>43250600</text:p>
          </table:table-cell>
          <table:table-cell table:formula="of:=[.B376]/[.A376]" office:value-type="float" office:value="1128.63350965353" calcext:value-type="float">
            <text:p>1128,63350965353</text:p>
          </table:table-cell>
          <table:table-cell table:formula="of:=[.C376]/[.A376]" office:value-type="float" office:value="1143.89314996033" calcext:value-type="float">
            <text:p>1143,89314996033</text:p>
          </table:table-cell>
        </table:table-row>
        <table:table-row table:style-name="ro1">
          <table:table-cell office:value-type="float" office:value="37910" calcext:value-type="float">
            <text:p>37910</text:p>
          </table:table-cell>
          <table:table-cell office:value-type="float" office:value="42364901" calcext:value-type="float">
            <text:p>42364901</text:p>
          </table:table-cell>
          <table:table-cell office:value-type="float" office:value="43773728" calcext:value-type="float">
            <text:p>43773728</text:p>
          </table:table-cell>
          <table:table-cell table:formula="of:=[.B377]/[.A377]" office:value-type="float" office:value="1117.51255605381" calcext:value-type="float">
            <text:p>1117,51255605381</text:p>
          </table:table-cell>
          <table:table-cell table:formula="of:=[.C377]/[.A377]" office:value-type="float" office:value="1154.67496702717" calcext:value-type="float">
            <text:p>1154,67496702717</text:p>
          </table:table-cell>
        </table:table-row>
        <table:table-row table:style-name="ro1">
          <table:table-cell office:value-type="float" office:value="38010" calcext:value-type="float">
            <text:p>38010</text:p>
          </table:table-cell>
          <table:table-cell office:value-type="float" office:value="44942832" calcext:value-type="float">
            <text:p>44942832</text:p>
          </table:table-cell>
          <table:table-cell office:value-type="float" office:value="43719543" calcext:value-type="float">
            <text:p>43719543</text:p>
          </table:table-cell>
          <table:table-cell table:formula="of:=[.B378]/[.A378]" office:value-type="float" office:value="1182.39494869771" calcext:value-type="float">
            <text:p>1182,39494869771</text:p>
          </table:table-cell>
          <table:table-cell table:formula="of:=[.C378]/[.A378]" office:value-type="float" office:value="1150.21160220994" calcext:value-type="float">
            <text:p>1150,21160220994</text:p>
          </table:table-cell>
        </table:table-row>
        <table:table-row table:style-name="ro1">
          <table:table-cell office:value-type="float" office:value="38110" calcext:value-type="float">
            <text:p>38110</text:p>
          </table:table-cell>
          <table:table-cell office:value-type="float" office:value="49098298" calcext:value-type="float">
            <text:p>49098298</text:p>
          </table:table-cell>
          <table:table-cell office:value-type="float" office:value="47630743" calcext:value-type="float">
            <text:p>47630743</text:p>
          </table:table-cell>
          <table:table-cell table:formula="of:=[.B379]/[.A379]" office:value-type="float" office:value="1288.331094201" calcext:value-type="float">
            <text:p>1288,331094201</text:p>
          </table:table-cell>
          <table:table-cell table:formula="of:=[.C379]/[.A379]" office:value-type="float" office:value="1249.82269745474" calcext:value-type="float">
            <text:p>1249,82269745474</text:p>
          </table:table-cell>
        </table:table-row>
        <table:table-row table:style-name="ro1">
          <table:table-cell office:value-type="float" office:value="38210" calcext:value-type="float">
            <text:p>38210</text:p>
          </table:table-cell>
          <table:table-cell office:value-type="float" office:value="43196953" calcext:value-type="float">
            <text:p>43196953</text:p>
          </table:table-cell>
          <table:table-cell office:value-type="float" office:value="43910573" calcext:value-type="float">
            <text:p>43910573</text:p>
          </table:table-cell>
          <table:table-cell table:formula="of:=[.B380]/[.A380]" office:value-type="float" office:value="1130.51434179534" calcext:value-type="float">
            <text:p>1130,51434179534</text:p>
          </table:table-cell>
          <table:table-cell table:formula="of:=[.C380]/[.A380]" office:value-type="float" office:value="1149.19060455378" calcext:value-type="float">
            <text:p>1149,19060455378</text:p>
          </table:table-cell>
        </table:table-row>
        <table:table-row table:style-name="ro1">
          <table:table-cell office:value-type="float" office:value="38310" calcext:value-type="float">
            <text:p>38310</text:p>
          </table:table-cell>
          <table:table-cell office:value-type="float" office:value="44965370" calcext:value-type="float">
            <text:p>44965370</text:p>
          </table:table-cell>
          <table:table-cell office:value-type="float" office:value="44161728" calcext:value-type="float">
            <text:p>44161728</text:p>
          </table:table-cell>
          <table:table-cell table:formula="of:=[.B381]/[.A381]" office:value-type="float" office:value="1173.72409292613" calcext:value-type="float">
            <text:p>1173,72409292613</text:p>
          </table:table-cell>
          <table:table-cell table:formula="of:=[.C381]/[.A381]" office:value-type="float" office:value="1152.74675019577" calcext:value-type="float">
            <text:p>1152,74675019577</text:p>
          </table:table-cell>
        </table:table-row>
        <table:table-row table:style-name="ro1">
          <table:table-cell office:value-type="float" office:value="38410" calcext:value-type="float">
            <text:p>38410</text:p>
          </table:table-cell>
          <table:table-cell office:value-type="float" office:value="42905227" calcext:value-type="float">
            <text:p>42905227</text:p>
          </table:table-cell>
          <table:table-cell office:value-type="float" office:value="45127941" calcext:value-type="float">
            <text:p>45127941</text:p>
          </table:table-cell>
          <table:table-cell table:formula="of:=[.B382]/[.A382]" office:value-type="float" office:value="1117.03272585264" calcext:value-type="float">
            <text:p>1117,03272585264</text:p>
          </table:table-cell>
          <table:table-cell table:formula="of:=[.C382]/[.A382]" office:value-type="float" office:value="1174.90083311638" calcext:value-type="float">
            <text:p>1174,90083311638</text:p>
          </table:table-cell>
        </table:table-row>
        <table:table-row table:style-name="ro1">
          <table:table-cell office:value-type="float" office:value="38510" calcext:value-type="float">
            <text:p>38510</text:p>
          </table:table-cell>
          <table:table-cell office:value-type="float" office:value="43099956" calcext:value-type="float">
            <text:p>43099956</text:p>
          </table:table-cell>
          <table:table-cell office:value-type="float" office:value="44614084" calcext:value-type="float">
            <text:p>44614084</text:p>
          </table:table-cell>
          <table:table-cell table:formula="of:=[.B383]/[.A383]" office:value-type="float" office:value="1119.18867826539" calcext:value-type="float">
            <text:p>1119,18867826539</text:p>
          </table:table-cell>
          <table:table-cell table:formula="of:=[.C383]/[.A383]" office:value-type="float" office:value="1158.50646585303" calcext:value-type="float">
            <text:p>1158,50646585303</text:p>
          </table:table-cell>
        </table:table-row>
        <table:table-row table:style-name="ro1">
          <table:table-cell office:value-type="float" office:value="38610" calcext:value-type="float">
            <text:p>38610</text:p>
          </table:table-cell>
          <table:table-cell office:value-type="float" office:value="43162464" calcext:value-type="float">
            <text:p>43162464</text:p>
          </table:table-cell>
          <table:table-cell office:value-type="float" office:value="45141988" calcext:value-type="float">
            <text:p>45141988</text:p>
          </table:table-cell>
          <table:table-cell table:formula="of:=[.B384]/[.A384]" office:value-type="float" office:value="1117.90893550894" calcext:value-type="float">
            <text:p>1117,90893550894</text:p>
          </table:table-cell>
          <table:table-cell table:formula="of:=[.C384]/[.A384]" office:value-type="float" office:value="1169.17865837866" calcext:value-type="float">
            <text:p>1169,17865837866</text:p>
          </table:table-cell>
        </table:table-row>
        <table:table-row table:style-name="ro1">
          <table:table-cell office:value-type="float" office:value="38710" calcext:value-type="float">
            <text:p>38710</text:p>
          </table:table-cell>
          <table:table-cell office:value-type="float" office:value="44123673" calcext:value-type="float">
            <text:p>44123673</text:p>
          </table:table-cell>
          <table:table-cell office:value-type="float" office:value="45120282" calcext:value-type="float">
            <text:p>45120282</text:p>
          </table:table-cell>
          <table:table-cell table:formula="of:=[.B385]/[.A385]" office:value-type="float" office:value="1139.85205373289" calcext:value-type="float">
            <text:p>1139,85205373289</text:p>
          </table:table-cell>
          <table:table-cell table:formula="of:=[.C385]/[.A385]" office:value-type="float" office:value="1165.5975716869" calcext:value-type="float">
            <text:p>1165,5975716869</text:p>
          </table:table-cell>
        </table:table-row>
        <table:table-row table:style-name="ro1">
          <table:table-cell office:value-type="float" office:value="38810" calcext:value-type="float">
            <text:p>38810</text:p>
          </table:table-cell>
          <table:table-cell office:value-type="float" office:value="43470737" calcext:value-type="float">
            <text:p>43470737</text:p>
          </table:table-cell>
          <table:table-cell office:value-type="float" office:value="47952779" calcext:value-type="float">
            <text:p>47952779</text:p>
          </table:table-cell>
          <table:table-cell table:formula="of:=[.B386]/[.A386]" office:value-type="float" office:value="1120.09113630508" calcext:value-type="float">
            <text:p>1120,09113630508</text:p>
          </table:table-cell>
          <table:table-cell table:formula="of:=[.C386]/[.A386]" office:value-type="float" office:value="1235.57791806236" calcext:value-type="float">
            <text:p>1235,57791806236</text:p>
          </table:table-cell>
        </table:table-row>
        <table:table-row table:style-name="ro1">
          <table:table-cell office:value-type="float" office:value="38910" calcext:value-type="float">
            <text:p>38910</text:p>
          </table:table-cell>
          <table:table-cell office:value-type="float" office:value="46298324" calcext:value-type="float">
            <text:p>46298324</text:p>
          </table:table-cell>
          <table:table-cell office:value-type="float" office:value="45900376" calcext:value-type="float">
            <text:p>45900376</text:p>
          </table:table-cell>
          <table:table-cell table:formula="of:=[.B387]/[.A387]" office:value-type="float" office:value="1189.88239527114" calcext:value-type="float">
            <text:p>1189,88239527114</text:p>
          </table:table-cell>
          <table:table-cell table:formula="of:=[.C387]/[.A387]" office:value-type="float" office:value="1179.65499871498" calcext:value-type="float">
            <text:p>1179,65499871498</text:p>
          </table:table-cell>
        </table:table-row>
        <table:table-row table:style-name="ro1">
          <table:table-cell office:value-type="float" office:value="39010" calcext:value-type="float">
            <text:p>39010</text:p>
          </table:table-cell>
          <table:table-cell office:value-type="float" office:value="43471116" calcext:value-type="float">
            <text:p>43471116</text:p>
          </table:table-cell>
          <table:table-cell office:value-type="float" office:value="46951994" calcext:value-type="float">
            <text:p>46951994</text:p>
          </table:table-cell>
          <table:table-cell table:formula="of:=[.B388]/[.A388]" office:value-type="float" office:value="1114.358267111" calcext:value-type="float">
            <text:p>1114,358267111</text:p>
          </table:table-cell>
          <table:table-cell table:formula="of:=[.C388]/[.A388]" office:value-type="float" office:value="1203.5886695719" calcext:value-type="float">
            <text:p>1203,5886695719</text:p>
          </table:table-cell>
        </table:table-row>
        <table:table-row table:style-name="ro1">
          <table:table-cell office:value-type="float" office:value="39110" calcext:value-type="float">
            <text:p>39110</text:p>
          </table:table-cell>
          <table:table-cell office:value-type="float" office:value="45329146" calcext:value-type="float">
            <text:p>45329146</text:p>
          </table:table-cell>
          <table:table-cell office:value-type="float" office:value="46012632" calcext:value-type="float">
            <text:p>46012632</text:p>
          </table:table-cell>
          <table:table-cell table:formula="of:=[.B389]/[.A389]" office:value-type="float" office:value="1159.01677320378" calcext:value-type="float">
            <text:p>1159,01677320378</text:p>
          </table:table-cell>
          <table:table-cell table:formula="of:=[.C389]/[.A389]" office:value-type="float" office:value="1176.49276399898" calcext:value-type="float">
            <text:p>1176,49276399898</text:p>
          </table:table-cell>
        </table:table-row>
        <table:table-row table:style-name="ro1">
          <table:table-cell office:value-type="float" office:value="39210" calcext:value-type="float">
            <text:p>39210</text:p>
          </table:table-cell>
          <table:table-cell office:value-type="float" office:value="46298146" calcext:value-type="float">
            <text:p>46298146</text:p>
          </table:table-cell>
          <table:table-cell office:value-type="float" office:value="45516239" calcext:value-type="float">
            <text:p>45516239</text:p>
          </table:table-cell>
          <table:table-cell table:formula="of:=[.B390]/[.A390]" office:value-type="float" office:value="1180.77393522061" calcext:value-type="float">
            <text:p>1180,77393522061</text:p>
          </table:table-cell>
          <table:table-cell table:formula="of:=[.C390]/[.A390]" office:value-type="float" office:value="1160.8324152002" calcext:value-type="float">
            <text:p>1160,8324152002</text:p>
          </table:table-cell>
        </table:table-row>
        <table:table-row table:style-name="ro1">
          <table:table-cell office:value-type="float" office:value="39310" calcext:value-type="float">
            <text:p>39310</text:p>
          </table:table-cell>
          <table:table-cell office:value-type="float" office:value="44455356" calcext:value-type="float">
            <text:p>44455356</text:p>
          </table:table-cell>
          <table:table-cell office:value-type="float" office:value="45006148" calcext:value-type="float">
            <text:p>45006148</text:p>
          </table:table-cell>
          <table:table-cell table:formula="of:=[.B391]/[.A391]" office:value-type="float" office:value="1130.89178326126" calcext:value-type="float">
            <text:p>1130,89178326126</text:p>
          </table:table-cell>
          <table:table-cell table:formula="of:=[.C391]/[.A391]" office:value-type="float" office:value="1144.90328160773" calcext:value-type="float">
            <text:p>1144,90328160773</text:p>
          </table:table-cell>
        </table:table-row>
        <table:table-row table:style-name="ro1">
          <table:table-cell office:value-type="float" office:value="39410" calcext:value-type="float">
            <text:p>39410</text:p>
          </table:table-cell>
          <table:table-cell office:value-type="float" office:value="43755131" calcext:value-type="float">
            <text:p>43755131</text:p>
          </table:table-cell>
          <table:table-cell office:value-type="float" office:value="45808034" calcext:value-type="float">
            <text:p>45808034</text:p>
          </table:table-cell>
          <table:table-cell table:formula="of:=[.B392]/[.A392]" office:value-type="float" office:value="1110.25452930728" calcext:value-type="float">
            <text:p>1110,25452930728</text:p>
          </table:table-cell>
          <table:table-cell table:formula="of:=[.C392]/[.A392]" office:value-type="float" office:value="1162.34544531845" calcext:value-type="float">
            <text:p>1162,34544531845</text:p>
          </table:table-cell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float" office:value="44267820" calcext:value-type="float">
            <text:p>44267820</text:p>
          </table:table-cell>
          <table:table-cell office:value-type="float" office:value="45616113" calcext:value-type="float">
            <text:p>45616113</text:p>
          </table:table-cell>
          <table:table-cell table:formula="of:=[.B393]/[.A393]" office:value-type="float" office:value="1120.42065299924" calcext:value-type="float">
            <text:p>1120,42065299924</text:p>
          </table:table-cell>
          <table:table-cell table:formula="of:=[.C393]/[.A393]" office:value-type="float" office:value="1154.54601366743" calcext:value-type="float">
            <text:p>1154,54601366743</text:p>
          </table:table-cell>
        </table:table-row>
        <table:table-row table:style-name="ro1">
          <table:table-cell office:value-type="float" office:value="39610" calcext:value-type="float">
            <text:p>39610</text:p>
          </table:table-cell>
          <table:table-cell office:value-type="float" office:value="46079129" calcext:value-type="float">
            <text:p>46079129</text:p>
          </table:table-cell>
          <table:table-cell office:value-type="float" office:value="48415674" calcext:value-type="float">
            <text:p>48415674</text:p>
          </table:table-cell>
          <table:table-cell table:formula="of:=[.B394]/[.A394]" office:value-type="float" office:value="1163.32060085837" calcext:value-type="float">
            <text:p>1163,32060085837</text:p>
          </table:table-cell>
          <table:table-cell table:formula="of:=[.C394]/[.A394]" office:value-type="float" office:value="1222.30936632164" calcext:value-type="float">
            <text:p>1222,30936632164</text:p>
          </table:table-cell>
        </table:table-row>
        <table:table-row table:style-name="ro1">
          <table:table-cell office:value-type="float" office:value="39710" calcext:value-type="float">
            <text:p>39710</text:p>
          </table:table-cell>
          <table:table-cell office:value-type="float" office:value="45706497" calcext:value-type="float">
            <text:p>45706497</text:p>
          </table:table-cell>
          <table:table-cell office:value-type="float" office:value="45835456" calcext:value-type="float">
            <text:p>45835456</text:p>
          </table:table-cell>
          <table:table-cell table:formula="of:=[.B395]/[.A395]" office:value-type="float" office:value="1151.00722739864" calcext:value-type="float">
            <text:p>1151,00722739864</text:p>
          </table:table-cell>
          <table:table-cell table:formula="of:=[.C395]/[.A395]" office:value-type="float" office:value="1154.25474691513" calcext:value-type="float">
            <text:p>1154,25474691513</text:p>
          </table:table-cell>
        </table:table-row>
        <table:table-row table:style-name="ro1">
          <table:table-cell office:value-type="float" office:value="39810" calcext:value-type="float">
            <text:p>39810</text:p>
          </table:table-cell>
          <table:table-cell office:value-type="float" office:value="45807121" calcext:value-type="float">
            <text:p>45807121</text:p>
          </table:table-cell>
          <table:table-cell office:value-type="float" office:value="46064929" calcext:value-type="float">
            <text:p>46064929</text:p>
          </table:table-cell>
          <table:table-cell table:formula="of:=[.B396]/[.A396]" office:value-type="float" office:value="1150.64358201457" calcext:value-type="float">
            <text:p>1150,64358201457</text:p>
          </table:table-cell>
          <table:table-cell table:formula="of:=[.C396]/[.A396]" office:value-type="float" office:value="1157.11954282843" calcext:value-type="float">
            <text:p>1157,11954282843</text:p>
          </table:table-cell>
        </table:table-row>
        <table:table-row table:style-name="ro1">
          <table:table-cell office:value-type="float" office:value="39910" calcext:value-type="float">
            <text:p>39910</text:p>
          </table:table-cell>
          <table:table-cell office:value-type="float" office:value="47738600" calcext:value-type="float">
            <text:p>47738600</text:p>
          </table:table-cell>
          <table:table-cell office:value-type="float" office:value="46382253" calcext:value-type="float">
            <text:p>46382253</text:p>
          </table:table-cell>
          <table:table-cell table:formula="of:=[.B397]/[.A397]" office:value-type="float" office:value="1196.15635179153" calcext:value-type="float">
            <text:p>1196,15635179153</text:p>
          </table:table-cell>
          <table:table-cell table:formula="of:=[.C397]/[.A397]" office:value-type="float" office:value="1162.171210223" calcext:value-type="float">
            <text:p>1162,171210223</text:p>
          </table:table-cell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float" office:value="47539147" calcext:value-type="float">
            <text:p>47539147</text:p>
          </table:table-cell>
          <table:table-cell office:value-type="float" office:value="46751918" calcext:value-type="float">
            <text:p>46751918</text:p>
          </table:table-cell>
          <table:table-cell table:formula="of:=[.B398]/[.A398]" office:value-type="float" office:value="1188.1816295926" calcext:value-type="float">
            <text:p>1188,1816295926</text:p>
          </table:table-cell>
          <table:table-cell table:formula="of:=[.C398]/[.A398]" office:value-type="float" office:value="1168.50582354411" calcext:value-type="float">
            <text:p>1168,50582354411</text:p>
          </table:table-cell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float" office:value="45062558" calcext:value-type="float">
            <text:p>45062558</text:p>
          </table:table-cell>
          <table:table-cell office:value-type="float" office:value="48539345" calcext:value-type="float">
            <text:p>48539345</text:p>
          </table:table-cell>
          <table:table-cell table:formula="of:=[.B399]/[.A399]" office:value-type="float" office:value="1123.47439541262" calcext:value-type="float">
            <text:p>1123,47439541262</text:p>
          </table:table-cell>
          <table:table-cell table:formula="of:=[.C399]/[.A399]" office:value-type="float" office:value="1210.15569683371" calcext:value-type="float">
            <text:p>1210,15569683371</text:p>
          </table:table-cell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49395365" calcext:value-type="float">
            <text:p>49395365</text:p>
          </table:table-cell>
          <table:table-cell office:value-type="float" office:value="49865936" calcext:value-type="float">
            <text:p>49865936</text:p>
          </table:table-cell>
          <table:table-cell table:formula="of:=[.B400]/[.A400]" office:value-type="float" office:value="1228.43484207908" calcext:value-type="float">
            <text:p>1228,43484207908</text:p>
          </table:table-cell>
          <table:table-cell table:formula="of:=[.C400]/[.A400]" office:value-type="float" office:value="1240.13767719473" calcext:value-type="float">
            <text:p>1240,13767719473</text:p>
          </table:table-cell>
        </table:table-row>
        <table:table-row table:style-name="ro1">
          <table:table-cell office:value-type="float" office:value="40310" calcext:value-type="float">
            <text:p>40310</text:p>
          </table:table-cell>
          <table:table-cell office:value-type="float" office:value="48041831" calcext:value-type="float">
            <text:p>48041831</text:p>
          </table:table-cell>
          <table:table-cell office:value-type="float" office:value="48559452" calcext:value-type="float">
            <text:p>48559452</text:p>
          </table:table-cell>
          <table:table-cell table:formula="of:=[.B401]/[.A401]" office:value-type="float" office:value="1191.80925328703" calcext:value-type="float">
            <text:p>1191,80925328703</text:p>
          </table:table-cell>
          <table:table-cell table:formula="of:=[.C401]/[.A401]" office:value-type="float" office:value="1204.65026048127" calcext:value-type="float">
            <text:p>1204,65026048127</text:p>
          </table:table-cell>
        </table:table-row>
        <table:table-row table:style-name="ro1">
          <table:table-cell office:value-type="float" office:value="40410" calcext:value-type="float">
            <text:p>40410</text:p>
          </table:table-cell>
          <table:table-cell office:value-type="float" office:value="48986332" calcext:value-type="float">
            <text:p>48986332</text:p>
          </table:table-cell>
          <table:table-cell office:value-type="float" office:value="46483270" calcext:value-type="float">
            <text:p>46483270</text:p>
          </table:table-cell>
          <table:table-cell table:formula="of:=[.B402]/[.A402]" office:value-type="float" office:value="1212.23291264538" calcext:value-type="float">
            <text:p>1212,23291264538</text:p>
          </table:table-cell>
          <table:table-cell table:formula="of:=[.C402]/[.A402]" office:value-type="float" office:value="1150.29126453848" calcext:value-type="float">
            <text:p>1150,29126453848</text:p>
          </table:table-cell>
        </table:table-row>
        <table:table-row table:style-name="ro1">
          <table:table-cell office:value-type="float" office:value="40510" calcext:value-type="float">
            <text:p>40510</text:p>
          </table:table-cell>
          <table:table-cell office:value-type="float" office:value="46024725" calcext:value-type="float">
            <text:p>46024725</text:p>
          </table:table-cell>
          <table:table-cell office:value-type="float" office:value="46702991" calcext:value-type="float">
            <text:p>46702991</text:p>
          </table:table-cell>
          <table:table-cell table:formula="of:=[.B403]/[.A403]" office:value-type="float" office:value="1136.13243643545" calcext:value-type="float">
            <text:p>1136,13243643545</text:p>
          </table:table-cell>
          <table:table-cell table:formula="of:=[.C403]/[.A403]" office:value-type="float" office:value="1152.87561096026" calcext:value-type="float">
            <text:p>1152,87561096026</text:p>
          </table:table-cell>
        </table:table-row>
        <table:table-row table:style-name="ro1">
          <table:table-cell office:value-type="float" office:value="40610" calcext:value-type="float">
            <text:p>40610</text:p>
          </table:table-cell>
          <table:table-cell office:value-type="float" office:value="45574551" calcext:value-type="float">
            <text:p>45574551</text:p>
          </table:table-cell>
          <table:table-cell office:value-type="float" office:value="47543036" calcext:value-type="float">
            <text:p>47543036</text:p>
          </table:table-cell>
          <table:table-cell table:formula="of:=[.B404]/[.A404]" office:value-type="float" office:value="1122.24947057375" calcext:value-type="float">
            <text:p>1122,24947057375</text:p>
          </table:table-cell>
          <table:table-cell table:formula="of:=[.C404]/[.A404]" office:value-type="float" office:value="1170.72238364935" calcext:value-type="float">
            <text:p>1170,72238364935</text:p>
          </table:table-cell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float" office:value="46329565" calcext:value-type="float">
            <text:p>46329565</text:p>
          </table:table-cell>
          <table:table-cell office:value-type="float" office:value="47005586" calcext:value-type="float">
            <text:p>47005586</text:p>
          </table:table-cell>
          <table:table-cell table:formula="of:=[.B405]/[.A405]" office:value-type="float" office:value="1138.03893392287" calcext:value-type="float">
            <text:p>1138,03893392287</text:p>
          </table:table-cell>
          <table:table-cell table:formula="of:=[.C405]/[.A405]" office:value-type="float" office:value="1154.64470646033" calcext:value-type="float">
            <text:p>1154,64470646033</text:p>
          </table:table-cell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float" office:value="46365968" calcext:value-type="float">
            <text:p>46365968</text:p>
          </table:table-cell>
          <table:table-cell office:value-type="float" office:value="47025487" calcext:value-type="float">
            <text:p>47025487</text:p>
          </table:table-cell>
          <table:table-cell table:formula="of:=[.B406]/[.A406]" office:value-type="float" office:value="1136.1423180593" calcext:value-type="float">
            <text:p>1136,1423180593</text:p>
          </table:table-cell>
          <table:table-cell table:formula="of:=[.C406]/[.A406]" office:value-type="float" office:value="1152.30303847096" calcext:value-type="float">
            <text:p>1152,30303847096</text:p>
          </table:table-cell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float" office:value="47894726" calcext:value-type="float">
            <text:p>47894726</text:p>
          </table:table-cell>
          <table:table-cell office:value-type="float" office:value="47970244" calcext:value-type="float">
            <text:p>47970244</text:p>
          </table:table-cell>
          <table:table-cell table:formula="of:=[.B407]/[.A407]" office:value-type="float" office:value="1170.73395257883" calcext:value-type="float">
            <text:p>1170,73395257883</text:p>
          </table:table-cell>
          <table:table-cell table:formula="of:=[.C407]/[.A407]" office:value-type="float" office:value="1172.57990711318" calcext:value-type="float">
            <text:p>1172,57990711318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float" office:value="46217743" calcext:value-type="float">
            <text:p>46217743</text:p>
          </table:table-cell>
          <table:table-cell office:value-type="float" office:value="50431306" calcext:value-type="float">
            <text:p>50431306</text:p>
          </table:table-cell>
          <table:table-cell table:formula="of:=[.B408]/[.A408]" office:value-type="float" office:value="1126.98714947574" calcext:value-type="float">
            <text:p>1126,98714947574</text:p>
          </table:table-cell>
          <table:table-cell table:formula="of:=[.C408]/[.A408]" office:value-type="float" office:value="1229.73191904414" calcext:value-type="float">
            <text:p>1229,73191904414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float" office:value="47553696" calcext:value-type="float">
            <text:p>47553696</text:p>
          </table:table-cell>
          <table:table-cell office:value-type="float" office:value="49905676" calcext:value-type="float">
            <text:p>49905676</text:p>
          </table:table-cell>
          <table:table-cell table:formula="of:=[.B409]/[.A409]" office:value-type="float" office:value="1156.74278764291" calcext:value-type="float">
            <text:p>1156,74278764291</text:p>
          </table:table-cell>
          <table:table-cell table:formula="of:=[.C409]/[.A409]" office:value-type="float" office:value="1213.95465823401" calcext:value-type="float">
            <text:p>1213,95465823401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float" office:value="51050983" calcext:value-type="float">
            <text:p>51050983</text:p>
          </table:table-cell>
          <table:table-cell office:value-type="float" office:value="51352942" calcext:value-type="float">
            <text:p>51352942</text:p>
          </table:table-cell>
          <table:table-cell table:formula="of:=[.B410]/[.A410]" office:value-type="float" office:value="1238.80084930842" calcext:value-type="float">
            <text:p>1238,80084930842</text:p>
          </table:table-cell>
          <table:table-cell table:formula="of:=[.C410]/[.A410]" office:value-type="float" office:value="1246.1281727736" calcext:value-type="float">
            <text:p>1246,1281727736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float" office:value="48652331" calcext:value-type="float">
            <text:p>48652331</text:p>
          </table:table-cell>
          <table:table-cell office:value-type="float" office:value="49459155" calcext:value-type="float">
            <text:p>49459155</text:p>
          </table:table-cell>
          <table:table-cell table:formula="of:=[.B411]/[.A411]" office:value-type="float" office:value="1177.73737593803" calcext:value-type="float">
            <text:p>1177,73737593803</text:p>
          </table:table-cell>
          <table:table-cell table:formula="of:=[.C411]/[.A411]" office:value-type="float" office:value="1197.26833696442" calcext:value-type="float">
            <text:p>1197,26833696442</text:p>
          </table:table-cell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float" office:value="50113994" calcext:value-type="float">
            <text:p>50113994</text:p>
          </table:table-cell>
          <table:table-cell office:value-type="float" office:value="48512140" calcext:value-type="float">
            <text:p>48512140</text:p>
          </table:table-cell>
          <table:table-cell table:formula="of:=[.B412]/[.A412]" office:value-type="float" office:value="1210.19063028254" calcext:value-type="float">
            <text:p>1210,19063028254</text:p>
          </table:table-cell>
          <table:table-cell table:formula="of:=[.C412]/[.A412]" office:value-type="float" office:value="1171.50784834581" calcext:value-type="float">
            <text:p>1171,50784834581</text:p>
          </table:table-cell>
        </table:table-row>
        <table:table-row table:style-name="ro1">
          <table:table-cell office:value-type="float" office:value="41510" calcext:value-type="float">
            <text:p>41510</text:p>
          </table:table-cell>
          <table:table-cell office:value-type="float" office:value="46913329" calcext:value-type="float">
            <text:p>46913329</text:p>
          </table:table-cell>
          <table:table-cell office:value-type="float" office:value="48502807" calcext:value-type="float">
            <text:p>48502807</text:p>
          </table:table-cell>
          <table:table-cell table:formula="of:=[.B413]/[.A413]" office:value-type="float" office:value="1130.16933269092" calcext:value-type="float">
            <text:p>1130,16933269092</text:p>
          </table:table-cell>
          <table:table-cell table:formula="of:=[.C413]/[.A413]" office:value-type="float" office:value="1168.46078053481" calcext:value-type="float">
            <text:p>1168,46078053481</text:p>
          </table:table-cell>
        </table:table-row>
        <table:table-row table:style-name="ro1">
          <table:table-cell office:value-type="float" office:value="41610" calcext:value-type="float">
            <text:p>41610</text:p>
          </table:table-cell>
          <table:table-cell office:value-type="float" office:value="46908158" calcext:value-type="float">
            <text:p>46908158</text:p>
          </table:table-cell>
          <table:table-cell office:value-type="float" office:value="48087292" calcext:value-type="float">
            <text:p>48087292</text:p>
          </table:table-cell>
          <table:table-cell table:formula="of:=[.B414]/[.A414]" office:value-type="float" office:value="1127.32895938476" calcext:value-type="float">
            <text:p>1127,32895938476</text:p>
          </table:table-cell>
          <table:table-cell table:formula="of:=[.C414]/[.A414]" office:value-type="float" office:value="1155.66671473204" calcext:value-type="float">
            <text:p>1155,66671473204</text:p>
          </table:table-cell>
        </table:table-row>
        <table:table-row table:style-name="ro1">
          <table:table-cell office:value-type="float" office:value="41710" calcext:value-type="float">
            <text:p>41710</text:p>
          </table:table-cell>
          <table:table-cell office:value-type="float" office:value="53404601" calcext:value-type="float">
            <text:p>53404601</text:p>
          </table:table-cell>
          <table:table-cell office:value-type="float" office:value="61063904" calcext:value-type="float">
            <text:p>61063904</text:p>
          </table:table-cell>
          <table:table-cell table:formula="of:=[.B415]/[.A415]" office:value-type="float" office:value="1280.37883001678" calcext:value-type="float">
            <text:p>1280,37883001678</text:p>
          </table:table-cell>
          <table:table-cell table:formula="of:=[.C415]/[.A415]" office:value-type="float" office:value="1464.01112443059" calcext:value-type="float">
            <text:p>1464,01112443059</text:p>
          </table:table-cell>
        </table:table-row>
        <table:table-row table:style-name="ro1">
          <table:table-cell office:value-type="float" office:value="41810" calcext:value-type="float">
            <text:p>41810</text:p>
          </table:table-cell>
          <table:table-cell office:value-type="float" office:value="47298246" calcext:value-type="float">
            <text:p>47298246</text:p>
          </table:table-cell>
          <table:table-cell office:value-type="float" office:value="48689460" calcext:value-type="float">
            <text:p>48689460</text:p>
          </table:table-cell>
          <table:table-cell table:formula="of:=[.B416]/[.A416]" office:value-type="float" office:value="1131.26634776369" calcext:value-type="float">
            <text:p>1131,26634776369</text:p>
          </table:table-cell>
          <table:table-cell table:formula="of:=[.C416]/[.A416]" office:value-type="float" office:value="1164.541018895" calcext:value-type="float">
            <text:p>1164,541018895</text:p>
          </table:table-cell>
        </table:table-row>
        <table:table-row table:style-name="ro1">
          <table:table-cell office:value-type="float" office:value="41910" calcext:value-type="float">
            <text:p>41910</text:p>
          </table:table-cell>
          <table:table-cell office:value-type="float" office:value="50917054" calcext:value-type="float">
            <text:p>50917054</text:p>
          </table:table-cell>
          <table:table-cell office:value-type="float" office:value="48380162" calcext:value-type="float">
            <text:p>48380162</text:p>
          </table:table-cell>
          <table:table-cell table:formula="of:=[.B417]/[.A417]" office:value-type="float" office:value="1214.914197089" calcext:value-type="float">
            <text:p>1214,914197089</text:p>
          </table:table-cell>
          <table:table-cell table:formula="of:=[.C417]/[.A417]" office:value-type="float" office:value="1154.38229539489" calcext:value-type="float">
            <text:p>1154,38229539489</text:p>
          </table:table-cell>
        </table:table-row>
        <table:table-row table:style-name="ro1">
          <table:table-cell office:value-type="float" office:value="42010" calcext:value-type="float">
            <text:p>42010</text:p>
          </table:table-cell>
          <table:table-cell office:value-type="float" office:value="48046554" calcext:value-type="float">
            <text:p>48046554</text:p>
          </table:table-cell>
          <table:table-cell office:value-type="float" office:value="48551553" calcext:value-type="float">
            <text:p>48551553</text:p>
          </table:table-cell>
          <table:table-cell table:formula="of:=[.B418]/[.A418]" office:value-type="float" office:value="1143.69326350869" calcext:value-type="float">
            <text:p>1143,69326350869</text:p>
          </table:table-cell>
          <table:table-cell table:formula="of:=[.C418]/[.A418]" office:value-type="float" office:value="1155.71418709831" calcext:value-type="float">
            <text:p>1155,71418709831</text:p>
          </table:table-cell>
        </table:table-row>
        <table:table-row table:style-name="ro1">
          <table:table-cell office:value-type="float" office:value="42110" calcext:value-type="float">
            <text:p>42110</text:p>
          </table:table-cell>
          <table:table-cell office:value-type="float" office:value="50213109" calcext:value-type="float">
            <text:p>50213109</text:p>
          </table:table-cell>
          <table:table-cell office:value-type="float" office:value="49113025" calcext:value-type="float">
            <text:p>49113025</text:p>
          </table:table-cell>
          <table:table-cell table:formula="of:=[.B419]/[.A419]" office:value-type="float" office:value="1192.42719069105" calcext:value-type="float">
            <text:p>1192,42719069105</text:p>
          </table:table-cell>
          <table:table-cell table:formula="of:=[.C419]/[.A419]" office:value-type="float" office:value="1166.30313464735" calcext:value-type="float">
            <text:p>1166,30313464735</text:p>
          </table:table-cell>
        </table:table-row>
        <table:table-row table:style-name="ro1">
          <table:table-cell office:value-type="float" office:value="42210" calcext:value-type="float">
            <text:p>42210</text:p>
          </table:table-cell>
          <table:table-cell office:value-type="float" office:value="49571815" calcext:value-type="float">
            <text:p>49571815</text:p>
          </table:table-cell>
          <table:table-cell office:value-type="float" office:value="48958974" calcext:value-type="float">
            <text:p>48958974</text:p>
          </table:table-cell>
          <table:table-cell table:formula="of:=[.B420]/[.A420]" office:value-type="float" office:value="1174.40926320777" calcext:value-type="float">
            <text:p>1174,40926320777</text:p>
          </table:table-cell>
          <table:table-cell table:formula="of:=[.C420]/[.A420]" office:value-type="float" office:value="1159.89040511727" calcext:value-type="float">
            <text:p>1159,89040511727</text:p>
          </table:table-cell>
        </table:table-row>
        <table:table-row table:style-name="ro1">
          <table:table-cell office:value-type="float" office:value="42310" calcext:value-type="float">
            <text:p>42310</text:p>
          </table:table-cell>
          <table:table-cell office:value-type="float" office:value="48024219" calcext:value-type="float">
            <text:p>48024219</text:p>
          </table:table-cell>
          <table:table-cell office:value-type="float" office:value="52367376" calcext:value-type="float">
            <text:p>52367376</text:p>
          </table:table-cell>
          <table:table-cell table:formula="of:=[.B421]/[.A421]" office:value-type="float" office:value="1135.05599149137" calcext:value-type="float">
            <text:p>1135,05599149137</text:p>
          </table:table-cell>
          <table:table-cell table:formula="of:=[.C421]/[.A421]" office:value-type="float" office:value="1237.70683053652" calcext:value-type="float">
            <text:p>1237,70683053652</text:p>
          </table:table-cell>
        </table:table-row>
        <table:table-row table:style-name="ro1">
          <table:table-cell office:value-type="float" office:value="42410" calcext:value-type="float">
            <text:p>42410</text:p>
          </table:table-cell>
          <table:table-cell office:value-type="float" office:value="51581977" calcext:value-type="float">
            <text:p>51581977</text:p>
          </table:table-cell>
          <table:table-cell office:value-type="float" office:value="49803629" calcext:value-type="float">
            <text:p>49803629</text:p>
          </table:table-cell>
          <table:table-cell table:formula="of:=[.B422]/[.A422]" office:value-type="float" office:value="1216.26920537609" calcext:value-type="float">
            <text:p>1216,26920537609</text:p>
          </table:table-cell>
          <table:table-cell table:formula="of:=[.C422]/[.A422]" office:value-type="float" office:value="1174.33692525348" calcext:value-type="float">
            <text:p>1174,33692525348</text:p>
          </table:table-cell>
        </table:table-row>
        <table:table-row table:style-name="ro1">
          <table:table-cell office:value-type="float" office:value="42510" calcext:value-type="float">
            <text:p>42510</text:p>
          </table:table-cell>
          <table:table-cell office:value-type="float" office:value="48764627" calcext:value-type="float">
            <text:p>48764627</text:p>
          </table:table-cell>
          <table:table-cell office:value-type="float" office:value="48818126" calcext:value-type="float">
            <text:p>48818126</text:p>
          </table:table-cell>
          <table:table-cell table:formula="of:=[.B423]/[.A423]" office:value-type="float" office:value="1147.13307457069" calcext:value-type="float">
            <text:p>1147,13307457069</text:p>
          </table:table-cell>
          <table:table-cell table:formula="of:=[.C423]/[.A423]" office:value-type="float" office:value="1148.39157845213" calcext:value-type="float">
            <text:p>1148,39157845213</text:p>
          </table:table-cell>
        </table:table-row>
        <table:table-row table:style-name="ro1">
          <table:table-cell office:value-type="float" office:value="42610" calcext:value-type="float">
            <text:p>42610</text:p>
          </table:table-cell>
          <table:table-cell office:value-type="float" office:value="48605839" calcext:value-type="float">
            <text:p>48605839</text:p>
          </table:table-cell>
          <table:table-cell office:value-type="float" office:value="48909301" calcext:value-type="float">
            <text:p>48909301</text:p>
          </table:table-cell>
          <table:table-cell table:formula="of:=[.B424]/[.A424]" office:value-type="float" office:value="1140.71436282563" calcext:value-type="float">
            <text:p>1140,71436282563</text:p>
          </table:table-cell>
          <table:table-cell table:formula="of:=[.C424]/[.A424]" office:value-type="float" office:value="1147.83621215677" calcext:value-type="float">
            <text:p>1147,83621215677</text:p>
          </table:table-cell>
        </table:table-row>
        <table:table-row table:style-name="ro1">
          <table:table-cell office:value-type="float" office:value="42710" calcext:value-type="float">
            <text:p>42710</text:p>
          </table:table-cell>
          <table:table-cell office:value-type="float" office:value="48367946" calcext:value-type="float">
            <text:p>48367946</text:p>
          </table:table-cell>
          <table:table-cell office:value-type="float" office:value="49439021" calcext:value-type="float">
            <text:p>49439021</text:p>
          </table:table-cell>
          <table:table-cell table:formula="of:=[.B425]/[.A425]" office:value-type="float" office:value="1132.47356590962" calcext:value-type="float">
            <text:p>1132,47356590962</text:p>
          </table:table-cell>
          <table:table-cell table:formula="of:=[.C425]/[.A425]" office:value-type="float" office:value="1157.55141653009" calcext:value-type="float">
            <text:p>1157,55141653009</text:p>
          </table:table-cell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float" office:value="48791083" calcext:value-type="float">
            <text:p>48791083</text:p>
          </table:table-cell>
          <table:table-cell office:value-type="float" office:value="50915699" calcext:value-type="float">
            <text:p>50915699</text:p>
          </table:table-cell>
          <table:table-cell table:formula="of:=[.B426]/[.A426]" office:value-type="float" office:value="1139.71228684887" calcext:value-type="float">
            <text:p>1139,71228684887</text:p>
          </table:table-cell>
          <table:table-cell table:formula="of:=[.C426]/[.A426]" office:value-type="float" office:value="1189.34125204391" calcext:value-type="float">
            <text:p>1189,34125204391</text:p>
          </table:table-cell>
        </table:table-row>
        <table:table-row table:style-name="ro1">
          <table:table-cell office:value-type="float" office:value="42910" calcext:value-type="float">
            <text:p>42910</text:p>
          </table:table-cell>
          <table:table-cell office:value-type="float" office:value="49770787" calcext:value-type="float">
            <text:p>49770787</text:p>
          </table:table-cell>
          <table:table-cell office:value-type="float" office:value="50949874" calcext:value-type="float">
            <text:p>50949874</text:p>
          </table:table-cell>
          <table:table-cell table:formula="of:=[.B427]/[.A427]" office:value-type="float" office:value="1159.8878350035" calcext:value-type="float">
            <text:p>1159,8878350035</text:p>
          </table:table-cell>
          <table:table-cell table:formula="of:=[.C427]/[.A427]" office:value-type="float" office:value="1187.36597529713" calcext:value-type="float">
            <text:p>1187,36597529713</text:p>
          </table:table-cell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float" office:value="49197255" calcext:value-type="float">
            <text:p>49197255</text:p>
          </table:table-cell>
          <table:table-cell office:value-type="float" office:value="49949713" calcext:value-type="float">
            <text:p>49949713</text:p>
          </table:table-cell>
          <table:table-cell table:formula="of:=[.B428]/[.A428]" office:value-type="float" office:value="1143.85619623343" calcext:value-type="float">
            <text:p>1143,85619623343</text:p>
          </table:table-cell>
          <table:table-cell table:formula="of:=[.C428]/[.A428]" office:value-type="float" office:value="1161.35115089514" calcext:value-type="float">
            <text:p>1161,35115089514</text:p>
          </table:table-cell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float" office:value="52419896" calcext:value-type="float">
            <text:p>52419896</text:p>
          </table:table-cell>
          <table:table-cell office:value-type="float" office:value="55697283" calcext:value-type="float">
            <text:p>55697283</text:p>
          </table:table-cell>
          <table:table-cell table:formula="of:=[.B429]/[.A429]" office:value-type="float" office:value="1215.95676177221" calcext:value-type="float">
            <text:p>1215,95676177221</text:p>
          </table:table-cell>
          <table:table-cell table:formula="of:=[.C429]/[.A429]" office:value-type="float" office:value="1291.98058455115" calcext:value-type="float">
            <text:p>1291,98058455115</text:p>
          </table:table-cell>
        </table:table-row>
        <table:table-row table:style-name="ro1">
          <table:table-cell office:value-type="float" office:value="43210" calcext:value-type="float">
            <text:p>43210</text:p>
          </table:table-cell>
          <table:table-cell office:value-type="float" office:value="52612822" calcext:value-type="float">
            <text:p>52612822</text:p>
          </table:table-cell>
          <table:table-cell office:value-type="float" office:value="50019856" calcext:value-type="float">
            <text:p>50019856</text:p>
          </table:table-cell>
          <table:table-cell table:formula="of:=[.B430]/[.A430]" office:value-type="float" office:value="1217.60754454987" calcext:value-type="float">
            <text:p>1217,60754454987</text:p>
          </table:table-cell>
          <table:table-cell table:formula="of:=[.C430]/[.A430]" office:value-type="float" office:value="1157.59907428836" calcext:value-type="float">
            <text:p>1157,59907428836</text:p>
          </table:table-cell>
        </table:table-row>
        <table:table-row table:style-name="ro1">
          <table:table-cell office:value-type="float" office:value="43310" calcext:value-type="float">
            <text:p>43310</text:p>
          </table:table-cell>
          <table:table-cell office:value-type="float" office:value="49416992" calcext:value-type="float">
            <text:p>49416992</text:p>
          </table:table-cell>
          <table:table-cell office:value-type="float" office:value="54158901" calcext:value-type="float">
            <text:p>54158901</text:p>
          </table:table-cell>
          <table:table-cell table:formula="of:=[.B431]/[.A431]" office:value-type="float" office:value="1141.00651119834" calcext:value-type="float">
            <text:p>1141,00651119834</text:p>
          </table:table-cell>
          <table:table-cell table:formula="of:=[.C431]/[.A431]" office:value-type="float" office:value="1250.49413530363" calcext:value-type="float">
            <text:p>1250,49413530363</text:p>
          </table:table-cell>
        </table:table-row>
        <table:table-row table:style-name="ro1">
          <table:table-cell office:value-type="float" office:value="43410" calcext:value-type="float">
            <text:p>43410</text:p>
          </table:table-cell>
          <table:table-cell office:value-type="float" office:value="50073031" calcext:value-type="float">
            <text:p>50073031</text:p>
          </table:table-cell>
          <table:table-cell office:value-type="float" office:value="49746582" calcext:value-type="float">
            <text:p>49746582</text:p>
          </table:table-cell>
          <table:table-cell table:formula="of:=[.B432]/[.A432]" office:value-type="float" office:value="1153.49069338862" calcext:value-type="float">
            <text:p>1153,49069338862</text:p>
          </table:table-cell>
          <table:table-cell table:formula="of:=[.C432]/[.A432]" office:value-type="float" office:value="1145.97055977885" calcext:value-type="float">
            <text:p>1145,97055977885</text:p>
          </table:table-cell>
        </table:table-row>
        <table:table-row table:style-name="ro1">
          <table:table-cell office:value-type="float" office:value="43510" calcext:value-type="float">
            <text:p>43510</text:p>
          </table:table-cell>
          <table:table-cell office:value-type="float" office:value="49187219" calcext:value-type="float">
            <text:p>49187219</text:p>
          </table:table-cell>
          <table:table-cell office:value-type="float" office:value="50306916" calcext:value-type="float">
            <text:p>50306916</text:p>
          </table:table-cell>
          <table:table-cell table:formula="of:=[.B433]/[.A433]" office:value-type="float" office:value="1130.4807860262" calcext:value-type="float">
            <text:p>1130,4807860262</text:p>
          </table:table-cell>
          <table:table-cell table:formula="of:=[.C433]/[.A433]" office:value-type="float" office:value="1156.21503102735" calcext:value-type="float">
            <text:p>1156,21503102735</text:p>
          </table:table-cell>
        </table:table-row>
        <table:table-row table:style-name="ro1">
          <table:table-cell office:value-type="float" office:value="43610" calcext:value-type="float">
            <text:p>43610</text:p>
          </table:table-cell>
          <table:table-cell office:value-type="float" office:value="50195827" calcext:value-type="float">
            <text:p>50195827</text:p>
          </table:table-cell>
          <table:table-cell office:value-type="float" office:value="51062073" calcext:value-type="float">
            <text:p>51062073</text:p>
          </table:table-cell>
          <table:table-cell table:formula="of:=[.B434]/[.A434]" office:value-type="float" office:value="1151.01644118321" calcext:value-type="float">
            <text:p>1151,01644118321</text:p>
          </table:table-cell>
          <table:table-cell table:formula="of:=[.C434]/[.A434]" office:value-type="float" office:value="1170.87991286402" calcext:value-type="float">
            <text:p>1170,87991286402</text:p>
          </table:table-cell>
        </table:table-row>
        <table:table-row table:style-name="ro1">
          <table:table-cell office:value-type="float" office:value="43710" calcext:value-type="float">
            <text:p>43710</text:p>
          </table:table-cell>
          <table:table-cell office:value-type="float" office:value="51505547" calcext:value-type="float">
            <text:p>51505547</text:p>
          </table:table-cell>
          <table:table-cell office:value-type="float" office:value="52732301" calcext:value-type="float">
            <text:p>52732301</text:p>
          </table:table-cell>
          <table:table-cell table:formula="of:=[.B435]/[.A435]" office:value-type="float" office:value="1178.34699153512" calcext:value-type="float">
            <text:p>1178,34699153512</text:p>
          </table:table-cell>
          <table:table-cell table:formula="of:=[.C435]/[.A435]" office:value-type="float" office:value="1206.41274307939" calcext:value-type="float">
            <text:p>1206,41274307939</text:p>
          </table:table-cell>
        </table:table-row>
        <table:table-row table:style-name="ro1">
          <table:table-cell office:value-type="float" office:value="43810" calcext:value-type="float">
            <text:p>43810</text:p>
          </table:table-cell>
          <table:table-cell office:value-type="float" office:value="52986921" calcext:value-type="float">
            <text:p>52986921</text:p>
          </table:table-cell>
          <table:table-cell office:value-type="float" office:value="51301097" calcext:value-type="float">
            <text:p>51301097</text:p>
          </table:table-cell>
          <table:table-cell table:formula="of:=[.B436]/[.A436]" office:value-type="float" office:value="1209.47091988131" calcext:value-type="float">
            <text:p>1209,47091988131</text:p>
          </table:table-cell>
          <table:table-cell table:formula="of:=[.C436]/[.A436]" office:value-type="float" office:value="1170.99057292856" calcext:value-type="float">
            <text:p>1170,99057292856</text:p>
          </table:table-cell>
        </table:table-row>
        <table:table-row table:style-name="ro1">
          <table:table-cell office:value-type="float" office:value="43910" calcext:value-type="float">
            <text:p>43910</text:p>
          </table:table-cell>
          <table:table-cell office:value-type="float" office:value="50507618" calcext:value-type="float">
            <text:p>50507618</text:p>
          </table:table-cell>
          <table:table-cell office:value-type="float" office:value="50425084" calcext:value-type="float">
            <text:p>50425084</text:p>
          </table:table-cell>
          <table:table-cell table:formula="of:=[.B437]/[.A437]" office:value-type="float" office:value="1150.25319972671" calcext:value-type="float">
            <text:p>1150,25319972671</text:p>
          </table:table-cell>
          <table:table-cell table:formula="of:=[.C437]/[.A437]" office:value-type="float" office:value="1148.37358232749" calcext:value-type="float">
            <text:p>1148,37358232749</text:p>
          </table:table-cell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float" office:value="51478931" calcext:value-type="float">
            <text:p>51478931</text:p>
          </table:table-cell>
          <table:table-cell office:value-type="float" office:value="50870285" calcext:value-type="float">
            <text:p>50870285</text:p>
          </table:table-cell>
          <table:table-cell table:formula="of:=[.B438]/[.A438]" office:value-type="float" office:value="1169.70986139514" calcext:value-type="float">
            <text:p>1169,70986139514</text:p>
          </table:table-cell>
          <table:table-cell table:formula="of:=[.C438]/[.A438]" office:value-type="float" office:value="1155.88014087707" calcext:value-type="float">
            <text:p>1155,88014087707</text:p>
          </table:table-cell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float" office:value="56356586" calcext:value-type="float">
            <text:p>56356586</text:p>
          </table:table-cell>
          <table:table-cell office:value-type="float" office:value="53169250" calcext:value-type="float">
            <text:p>53169250</text:p>
          </table:table-cell>
          <table:table-cell table:formula="of:=[.B439]/[.A439]" office:value-type="float" office:value="1277.63740648379" calcext:value-type="float">
            <text:p>1277,63740648379</text:p>
          </table:table-cell>
          <table:table-cell table:formula="of:=[.C439]/[.A439]" office:value-type="float" office:value="1205.37859895715" calcext:value-type="float">
            <text:p>1205,37859895715</text:p>
          </table:table-cell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float" office:value="50404824" calcext:value-type="float">
            <text:p>50404824</text:p>
          </table:table-cell>
          <table:table-cell office:value-type="float" office:value="53338459" calcext:value-type="float">
            <text:p>53338459</text:p>
          </table:table-cell>
          <table:table-cell table:formula="of:=[.B440]/[.A440]" office:value-type="float" office:value="1140.12268717485" calcext:value-type="float">
            <text:p>1140,12268717485</text:p>
          </table:table-cell>
          <table:table-cell table:formula="of:=[.C440]/[.A440]" office:value-type="float" office:value="1206.47950689889" calcext:value-type="float">
            <text:p>1206,47950689889</text:p>
          </table:table-cell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float" office:value="54032467" calcext:value-type="float">
            <text:p>54032467</text:p>
          </table:table-cell>
          <table:table-cell office:value-type="float" office:value="52396240" calcext:value-type="float">
            <text:p>52396240</text:p>
          </table:table-cell>
          <table:table-cell table:formula="of:=[.B441]/[.A441]" office:value-type="float" office:value="1219.41925073347" calcext:value-type="float">
            <text:p>1219,41925073347</text:p>
          </table:table-cell>
          <table:table-cell table:formula="of:=[.C441]/[.A441]" office:value-type="float" office:value="1182.49243962988" calcext:value-type="float">
            <text:p>1182,49243962988</text:p>
          </table:table-cell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float" office:value="53231590" calcext:value-type="float">
            <text:p>53231590</text:p>
          </table:table-cell>
          <table:table-cell office:value-type="float" office:value="51748218" calcext:value-type="float">
            <text:p>51748218</text:p>
          </table:table-cell>
          <table:table-cell table:formula="of:=[.B442]/[.A442]" office:value-type="float" office:value="1198.63972078361" calcext:value-type="float">
            <text:p>1198,63972078361</text:p>
          </table:table-cell>
          <table:table-cell table:formula="of:=[.C442]/[.A442]" office:value-type="float" office:value="1165.23796442243" calcext:value-type="float">
            <text:p>1165,23796442243</text:p>
          </table:table-cell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float" office:value="50847593" calcext:value-type="float">
            <text:p>50847593</text:p>
          </table:table-cell>
          <table:table-cell office:value-type="float" office:value="51236922" calcext:value-type="float">
            <text:p>51236922</text:p>
          </table:table-cell>
          <table:table-cell table:formula="of:=[.B443]/[.A443]" office:value-type="float" office:value="1142.38582341047" calcext:value-type="float">
            <text:p>1142,38582341047</text:p>
          </table:table-cell>
          <table:table-cell table:formula="of:=[.C443]/[.A443]" office:value-type="float" office:value="1151.13282408448" calcext:value-type="float">
            <text:p>1151,13282408448</text:p>
          </table:table-cell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float" office:value="50846933" calcext:value-type="float">
            <text:p>50846933</text:p>
          </table:table-cell>
          <table:table-cell office:value-type="float" office:value="51628195" calcext:value-type="float">
            <text:p>51628195</text:p>
          </table:table-cell>
          <table:table-cell table:formula="of:=[.B444]/[.A444]" office:value-type="float" office:value="1139.81019950684" calcext:value-type="float">
            <text:p>1139,81019950684</text:p>
          </table:table-cell>
          <table:table-cell table:formula="of:=[.C444]/[.A444]" office:value-type="float" office:value="1157.32335799148" calcext:value-type="float">
            <text:p>1157,32335799148</text:p>
          </table:table-cell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float" office:value="50809525" calcext:value-type="float">
            <text:p>50809525</text:p>
          </table:table-cell>
          <table:table-cell office:value-type="float" office:value="52653495" calcext:value-type="float">
            <text:p>52653495</text:p>
          </table:table-cell>
          <table:table-cell table:formula="of:=[.B445]/[.A445]" office:value-type="float" office:value="1136.42417803623" calcext:value-type="float">
            <text:p>1136,42417803623</text:p>
          </table:table-cell>
          <table:table-cell table:formula="of:=[.C445]/[.A445]" office:value-type="float" office:value="1177.66707671662" calcext:value-type="float">
            <text:p>1177,66707671662</text:p>
          </table:table-cell>
        </table:table-row>
        <table:table-row table:style-name="ro1">
          <table:table-cell office:value-type="float" office:value="44810" calcext:value-type="float">
            <text:p>44810</text:p>
          </table:table-cell>
          <table:table-cell office:value-type="float" office:value="51935593" calcext:value-type="float">
            <text:p>51935593</text:p>
          </table:table-cell>
          <table:table-cell office:value-type="float" office:value="53739336" calcext:value-type="float">
            <text:p>53739336</text:p>
          </table:table-cell>
          <table:table-cell table:formula="of:=[.B446]/[.A446]" office:value-type="float" office:value="1159.01792010712" calcext:value-type="float">
            <text:p>1159,01792010712</text:p>
          </table:table-cell>
          <table:table-cell table:formula="of:=[.C446]/[.A446]" office:value-type="float" office:value="1199.27105556795" calcext:value-type="float">
            <text:p>1199,27105556795</text:p>
          </table:table-cell>
        </table:table-row>
        <table:table-row table:style-name="ro1">
          <table:table-cell office:value-type="float" office:value="44910" calcext:value-type="float">
            <text:p>44910</text:p>
          </table:table-cell>
          <table:table-cell office:value-type="float" office:value="51192098" calcext:value-type="float">
            <text:p>51192098</text:p>
          </table:table-cell>
          <table:table-cell office:value-type="float" office:value="54232191" calcext:value-type="float">
            <text:p>54232191</text:p>
          </table:table-cell>
          <table:table-cell table:formula="of:=[.B447]/[.A447]" office:value-type="float" office:value="1139.8819416611" calcext:value-type="float">
            <text:p>1139,8819416611</text:p>
          </table:table-cell>
          <table:table-cell table:formula="of:=[.C447]/[.A447]" office:value-type="float" office:value="1207.5749498998" calcext:value-type="float">
            <text:p>1207,5749498998</text:p>
          </table:table-cell>
        </table:table-row>
        <table:table-row table:style-name="ro1">
          <table:table-cell office:value-type="float" office:value="45010" calcext:value-type="float">
            <text:p>45010</text:p>
          </table:table-cell>
          <table:table-cell office:value-type="float" office:value="53121560" calcext:value-type="float">
            <text:p>53121560</text:p>
          </table:table-cell>
          <table:table-cell office:value-type="float" office:value="55728544" calcext:value-type="float">
            <text:p>55728544</text:p>
          </table:table-cell>
          <table:table-cell table:formula="of:=[.B448]/[.A448]" office:value-type="float" office:value="1180.21684070207" calcext:value-type="float">
            <text:p>1180,21684070207</text:p>
          </table:table-cell>
          <table:table-cell table:formula="of:=[.C448]/[.A448]" office:value-type="float" office:value="1238.13694734503" calcext:value-type="float">
            <text:p>1238,13694734503</text:p>
          </table:table-cell>
        </table:table-row>
        <table:table-row table:style-name="ro1">
          <table:table-cell office:value-type="float" office:value="45110" calcext:value-type="float">
            <text:p>45110</text:p>
          </table:table-cell>
          <table:table-cell office:value-type="float" office:value="53329019" calcext:value-type="float">
            <text:p>53329019</text:p>
          </table:table-cell>
          <table:table-cell office:value-type="float" office:value="52780217" calcext:value-type="float">
            <text:p>52780217</text:p>
          </table:table-cell>
          <table:table-cell table:formula="of:=[.B449]/[.A449]" office:value-type="float" office:value="1182.19949013523" calcext:value-type="float">
            <text:p>1182,19949013523</text:p>
          </table:table-cell>
          <table:table-cell table:formula="of:=[.C449]/[.A449]" office:value-type="float" office:value="1170.03362890712" calcext:value-type="float">
            <text:p>1170,03362890712</text:p>
          </table:table-cell>
        </table:table-row>
        <table:table-row table:style-name="ro1">
          <table:table-cell office:value-type="float" office:value="45210" calcext:value-type="float">
            <text:p>45210</text:p>
          </table:table-cell>
          <table:table-cell office:value-type="float" office:value="51997676" calcext:value-type="float">
            <text:p>51997676</text:p>
          </table:table-cell>
          <table:table-cell office:value-type="float" office:value="53664012" calcext:value-type="float">
            <text:p>53664012</text:p>
          </table:table-cell>
          <table:table-cell table:formula="of:=[.B450]/[.A450]" office:value-type="float" office:value="1150.13660694537" calcext:value-type="float">
            <text:p>1150,13660694537</text:p>
          </table:table-cell>
          <table:table-cell table:formula="of:=[.C450]/[.A450]" office:value-type="float" office:value="1186.99429329794" calcext:value-type="float">
            <text:p>1186,99429329794</text:p>
          </table:table-cell>
        </table:table-row>
        <table:table-row table:style-name="ro1">
          <table:table-cell office:value-type="float" office:value="45310" calcext:value-type="float">
            <text:p>45310</text:p>
          </table:table-cell>
          <table:table-cell office:value-type="float" office:value="52760977" calcext:value-type="float">
            <text:p>52760977</text:p>
          </table:table-cell>
          <table:table-cell office:value-type="float" office:value="52559349" calcext:value-type="float">
            <text:p>52559349</text:p>
          </table:table-cell>
          <table:table-cell table:formula="of:=[.B451]/[.A451]" office:value-type="float" office:value="1164.44442727875" calcext:value-type="float">
            <text:p>1164,44442727875</text:p>
          </table:table-cell>
          <table:table-cell table:formula="of:=[.C451]/[.A451]" office:value-type="float" office:value="1159.99446038402" calcext:value-type="float">
            <text:p>1159,99446038402</text:p>
          </table:table-cell>
        </table:table-row>
        <table:table-row table:style-name="ro1">
          <table:table-cell office:value-type="float" office:value="45410" calcext:value-type="float">
            <text:p>45410</text:p>
          </table:table-cell>
          <table:table-cell office:value-type="float" office:value="52011587" calcext:value-type="float">
            <text:p>52011587</text:p>
          </table:table-cell>
          <table:table-cell office:value-type="float" office:value="52469501" calcext:value-type="float">
            <text:p>52469501</text:p>
          </table:table-cell>
          <table:table-cell table:formula="of:=[.B452]/[.A452]" office:value-type="float" office:value="1145.37738383616" calcext:value-type="float">
            <text:p>1145,37738383616</text:p>
          </table:table-cell>
          <table:table-cell table:formula="of:=[.C452]/[.A452]" office:value-type="float" office:value="1155.46137414666" calcext:value-type="float">
            <text:p>1155,46137414666</text:p>
          </table:table-cell>
        </table:table-row>
        <table:table-row table:style-name="ro1">
          <table:table-cell office:value-type="float" office:value="45510" calcext:value-type="float">
            <text:p>45510</text:p>
          </table:table-cell>
          <table:table-cell office:value-type="float" office:value="52340707" calcext:value-type="float">
            <text:p>52340707</text:p>
          </table:table-cell>
          <table:table-cell office:value-type="float" office:value="52565942" calcext:value-type="float">
            <text:p>52565942</text:p>
          </table:table-cell>
          <table:table-cell table:formula="of:=[.B453]/[.A453]" office:value-type="float" office:value="1150.09244122171" calcext:value-type="float">
            <text:p>1150,09244122171</text:p>
          </table:table-cell>
          <table:table-cell table:formula="of:=[.C453]/[.A453]" office:value-type="float" office:value="1155.0415732806" calcext:value-type="float">
            <text:p>1155,0415732806</text:p>
          </table:table-cell>
        </table:table-row>
        <table:table-row table:style-name="ro1">
          <table:table-cell office:value-type="float" office:value="45610" calcext:value-type="float">
            <text:p>45610</text:p>
          </table:table-cell>
          <table:table-cell office:value-type="float" office:value="52434877" calcext:value-type="float">
            <text:p>52434877</text:p>
          </table:table-cell>
          <table:table-cell office:value-type="float" office:value="55679360" calcext:value-type="float">
            <text:p>55679360</text:p>
          </table:table-cell>
          <table:table-cell table:formula="of:=[.B454]/[.A454]" office:value-type="float" office:value="1149.63554045166" calcext:value-type="float">
            <text:p>1149,63554045166</text:p>
          </table:table-cell>
          <table:table-cell table:formula="of:=[.C454]/[.A454]" office:value-type="float" office:value="1220.77088357816" calcext:value-type="float">
            <text:p>1220,77088357816</text:p>
          </table:table-cell>
        </table:table-row>
        <table:table-row table:style-name="ro1">
          <table:table-cell office:value-type="float" office:value="45710" calcext:value-type="float">
            <text:p>45710</text:p>
          </table:table-cell>
          <table:table-cell office:value-type="float" office:value="54793802" calcext:value-type="float">
            <text:p>54793802</text:p>
          </table:table-cell>
          <table:table-cell office:value-type="float" office:value="53066023" calcext:value-type="float">
            <text:p>53066023</text:p>
          </table:table-cell>
          <table:table-cell table:formula="of:=[.B455]/[.A455]" office:value-type="float" office:value="1198.72679938744" calcext:value-type="float">
            <text:p>1198,72679938744</text:p>
          </table:table-cell>
          <table:table-cell table:formula="of:=[.C455]/[.A455]" office:value-type="float" office:value="1160.92809013345" calcext:value-type="float">
            <text:p>1160,92809013345</text:p>
          </table:table-cell>
        </table:table-row>
        <table:table-row table:style-name="ro1">
          <table:table-cell office:value-type="float" office:value="45810" calcext:value-type="float">
            <text:p>45810</text:p>
          </table:table-cell>
          <table:table-cell office:value-type="float" office:value="52729445" calcext:value-type="float">
            <text:p>52729445</text:p>
          </table:table-cell>
          <table:table-cell office:value-type="float" office:value="54364412" calcext:value-type="float">
            <text:p>54364412</text:p>
          </table:table-cell>
          <table:table-cell table:formula="of:=[.B456]/[.A456]" office:value-type="float" office:value="1151.04660554464" calcext:value-type="float">
            <text:p>1151,04660554464</text:p>
          </table:table-cell>
          <table:table-cell table:formula="of:=[.C456]/[.A456]" office:value-type="float" office:value="1186.73678236193" calcext:value-type="float">
            <text:p>1186,73678236193</text:p>
          </table:table-cell>
        </table:table-row>
        <table:table-row table:style-name="ro1">
          <table:table-cell office:value-type="float" office:value="45910" calcext:value-type="float">
            <text:p>45910</text:p>
          </table:table-cell>
          <table:table-cell office:value-type="float" office:value="58073809" calcext:value-type="float">
            <text:p>58073809</text:p>
          </table:table-cell>
          <table:table-cell office:value-type="float" office:value="57344825" calcext:value-type="float">
            <text:p>57344825</text:p>
          </table:table-cell>
          <table:table-cell table:formula="of:=[.B457]/[.A457]" office:value-type="float" office:value="1264.94900893052" calcext:value-type="float">
            <text:p>1264,94900893052</text:p>
          </table:table-cell>
          <table:table-cell table:formula="of:=[.C457]/[.A457]" office:value-type="float" office:value="1249.07046395121" calcext:value-type="float">
            <text:p>1249,07046395121</text:p>
          </table:table-cell>
        </table:table-row>
        <table:table-row table:style-name="ro1">
          <table:table-cell office:value-type="float" office:value="46010" calcext:value-type="float">
            <text:p>46010</text:p>
          </table:table-cell>
          <table:table-cell office:value-type="float" office:value="53295072" calcext:value-type="float">
            <text:p>53295072</text:p>
          </table:table-cell>
          <table:table-cell office:value-type="float" office:value="53207240" calcext:value-type="float">
            <text:p>53207240</text:p>
          </table:table-cell>
          <table:table-cell table:formula="of:=[.B458]/[.A458]" office:value-type="float" office:value="1158.336709411" calcext:value-type="float">
            <text:p>1158,336709411</text:p>
          </table:table-cell>
          <table:table-cell table:formula="of:=[.C458]/[.A458]" office:value-type="float" office:value="1156.4277331015" calcext:value-type="float">
            <text:p>1156,4277331015</text:p>
          </table:table-cell>
        </table:table-row>
        <table:table-row table:style-name="ro1">
          <table:table-cell office:value-type="float" office:value="46110" calcext:value-type="float">
            <text:p>46110</text:p>
          </table:table-cell>
          <table:table-cell office:value-type="float" office:value="56050555" calcext:value-type="float">
            <text:p>56050555</text:p>
          </table:table-cell>
          <table:table-cell office:value-type="float" office:value="54168074" calcext:value-type="float">
            <text:p>54168074</text:p>
          </table:table-cell>
          <table:table-cell table:formula="of:=[.B459]/[.A459]" office:value-type="float" office:value="1215.58349598786" calcext:value-type="float">
            <text:p>1215,58349598786</text:p>
          </table:table-cell>
          <table:table-cell table:formula="of:=[.C459]/[.A459]" office:value-type="float" office:value="1174.75762307525" calcext:value-type="float">
            <text:p>1174,75762307525</text:p>
          </table:table-cell>
        </table:table-row>
        <table:table-row table:style-name="ro1">
          <table:table-cell office:value-type="float" office:value="46210" calcext:value-type="float">
            <text:p>46210</text:p>
          </table:table-cell>
          <table:table-cell office:value-type="float" office:value="59008702" calcext:value-type="float">
            <text:p>59008702</text:p>
          </table:table-cell>
          <table:table-cell office:value-type="float" office:value="59040536" calcext:value-type="float">
            <text:p>59040536</text:p>
          </table:table-cell>
          <table:table-cell table:formula="of:=[.B460]/[.A460]" office:value-type="float" office:value="1276.96823198442" calcext:value-type="float">
            <text:p>1276,96823198442</text:p>
          </table:table-cell>
          <table:table-cell table:formula="of:=[.C460]/[.A460]" office:value-type="float" office:value="1277.65713049124" calcext:value-type="float">
            <text:p>1277,65713049124</text:p>
          </table:table-cell>
        </table:table-row>
        <table:table-row table:style-name="ro1">
          <table:table-cell office:value-type="float" office:value="46310" calcext:value-type="float">
            <text:p>46310</text:p>
          </table:table-cell>
          <table:table-cell office:value-type="float" office:value="56849862" calcext:value-type="float">
            <text:p>56849862</text:p>
          </table:table-cell>
          <table:table-cell office:value-type="float" office:value="53515604" calcext:value-type="float">
            <text:p>53515604</text:p>
          </table:table-cell>
          <table:table-cell table:formula="of:=[.B461]/[.A461]" office:value-type="float" office:value="1227.59365147916" calcext:value-type="float">
            <text:p>1227,59365147916</text:p>
          </table:table-cell>
          <table:table-cell table:formula="of:=[.C461]/[.A461]" office:value-type="float" office:value="1155.59499028288" calcext:value-type="float">
            <text:p>1155,59499028288</text:p>
          </table:table-cell>
        </table:table-row>
        <table:table-row table:style-name="ro1">
          <table:table-cell office:value-type="float" office:value="46410" calcext:value-type="float">
            <text:p>46410</text:p>
          </table:table-cell>
          <table:table-cell office:value-type="float" office:value="55731590" calcext:value-type="float">
            <text:p>55731590</text:p>
          </table:table-cell>
          <table:table-cell office:value-type="float" office:value="54042318" calcext:value-type="float">
            <text:p>54042318</text:p>
          </table:table-cell>
          <table:table-cell table:formula="of:=[.B462]/[.A462]" office:value-type="float" office:value="1200.85304891187" calcext:value-type="float">
            <text:p>1200,85304891187</text:p>
          </table:table-cell>
          <table:table-cell table:formula="of:=[.C462]/[.A462]" office:value-type="float" office:value="1164.45416936005" calcext:value-type="float">
            <text:p>1164,45416936005</text:p>
          </table:table-cell>
        </table:table-row>
        <table:table-row table:style-name="ro1">
          <table:table-cell office:value-type="float" office:value="46510" calcext:value-type="float">
            <text:p>46510</text:p>
          </table:table-cell>
          <table:table-cell office:value-type="float" office:value="56398022" calcext:value-type="float">
            <text:p>56398022</text:p>
          </table:table-cell>
          <table:table-cell office:value-type="float" office:value="54705036" calcext:value-type="float">
            <text:p>54705036</text:p>
          </table:table-cell>
          <table:table-cell table:formula="of:=[.B463]/[.A463]" office:value-type="float" office:value="1212.59991399699" calcext:value-type="float">
            <text:p>1212,59991399699</text:p>
          </table:table-cell>
          <table:table-cell table:formula="of:=[.C463]/[.A463]" office:value-type="float" office:value="1176.19944098043" calcext:value-type="float">
            <text:p>1176,19944098043</text:p>
          </table:table-cell>
        </table:table-row>
        <table:table-row table:style-name="ro1">
          <table:table-cell office:value-type="float" office:value="46610" calcext:value-type="float">
            <text:p>46610</text:p>
          </table:table-cell>
          <table:table-cell office:value-type="float" office:value="54957776" calcext:value-type="float">
            <text:p>54957776</text:p>
          </table:table-cell>
          <table:table-cell office:value-type="float" office:value="54026263" calcext:value-type="float">
            <text:p>54026263</text:p>
          </table:table-cell>
          <table:table-cell table:formula="of:=[.B464]/[.A464]" office:value-type="float" office:value="1179.09839090324" calcext:value-type="float">
            <text:p>1179,09839090324</text:p>
          </table:table-cell>
          <table:table-cell table:formula="of:=[.C464]/[.A464]" office:value-type="float" office:value="1159.11313022956" calcext:value-type="float">
            <text:p>1159,11313022956</text:p>
          </table:table-cell>
        </table:table-row>
        <table:table-row table:style-name="ro1">
          <table:table-cell office:value-type="float" office:value="46710" calcext:value-type="float">
            <text:p>46710</text:p>
          </table:table-cell>
          <table:table-cell office:value-type="float" office:value="54057585" calcext:value-type="float">
            <text:p>54057585</text:p>
          </table:table-cell>
          <table:table-cell office:value-type="float" office:value="55827931" calcext:value-type="float">
            <text:p>55827931</text:p>
          </table:table-cell>
          <table:table-cell table:formula="of:=[.B465]/[.A465]" office:value-type="float" office:value="1157.30218368658" calcext:value-type="float">
            <text:p>1157,30218368658</text:p>
          </table:table-cell>
          <table:table-cell table:formula="of:=[.C465]/[.A465]" office:value-type="float" office:value="1195.20297580818" calcext:value-type="float">
            <text:p>1195,20297580818</text:p>
          </table:table-cell>
        </table:table-row>
        <table:table-row table:style-name="ro1">
          <table:table-cell office:value-type="float" office:value="46810" calcext:value-type="float">
            <text:p>46810</text:p>
          </table:table-cell>
          <table:table-cell office:value-type="float" office:value="54349394" calcext:value-type="float">
            <text:p>54349394</text:p>
          </table:table-cell>
          <table:table-cell office:value-type="float" office:value="54331196" calcext:value-type="float">
            <text:p>54331196</text:p>
          </table:table-cell>
          <table:table-cell table:formula="of:=[.B466]/[.A466]" office:value-type="float" office:value="1161.06374706259" calcext:value-type="float">
            <text:p>1161,06374706259</text:p>
          </table:table-cell>
          <table:table-cell table:formula="of:=[.C466]/[.A466]" office:value-type="float" office:value="1160.67498397778" calcext:value-type="float">
            <text:p>1160,67498397778</text:p>
          </table:table-cell>
        </table:table-row>
        <table:table-row table:style-name="ro1">
          <table:table-cell office:value-type="float" office:value="46910" calcext:value-type="float">
            <text:p>46910</text:p>
          </table:table-cell>
          <table:table-cell office:value-type="float" office:value="57327395" calcext:value-type="float">
            <text:p>57327395</text:p>
          </table:table-cell>
          <table:table-cell office:value-type="float" office:value="56882039" calcext:value-type="float">
            <text:p>56882039</text:p>
          </table:table-cell>
          <table:table-cell table:formula="of:=[.B467]/[.A467]" office:value-type="float" office:value="1222.07194628011" calcext:value-type="float">
            <text:p>1222,07194628011</text:p>
          </table:table-cell>
          <table:table-cell table:formula="of:=[.C467]/[.A467]" office:value-type="float" office:value="1212.57810701343" calcext:value-type="float">
            <text:p>1212,57810701343</text:p>
          </table:table-cell>
        </table:table-row>
        <table:table-row table:style-name="ro1">
          <table:table-cell office:value-type="float" office:value="47010" calcext:value-type="float">
            <text:p>47010</text:p>
          </table:table-cell>
          <table:table-cell office:value-type="float" office:value="54675815" calcext:value-type="float">
            <text:p>54675815</text:p>
          </table:table-cell>
          <table:table-cell office:value-type="float" office:value="54384554" calcext:value-type="float">
            <text:p>54384554</text:p>
          </table:table-cell>
          <table:table-cell table:formula="of:=[.B468]/[.A468]" office:value-type="float" office:value="1163.06775154223" calcext:value-type="float">
            <text:p>1163,06775154223</text:p>
          </table:table-cell>
          <table:table-cell table:formula="of:=[.C468]/[.A468]" office:value-type="float" office:value="1156.87202722825" calcext:value-type="float">
            <text:p>1156,87202722825</text:p>
          </table:table-cell>
        </table:table-row>
        <table:table-row table:style-name="ro1">
          <table:table-cell office:value-type="float" office:value="47110" calcext:value-type="float">
            <text:p>47110</text:p>
          </table:table-cell>
          <table:table-cell office:value-type="float" office:value="56620662" calcext:value-type="float">
            <text:p>56620662</text:p>
          </table:table-cell>
          <table:table-cell office:value-type="float" office:value="55142358" calcext:value-type="float">
            <text:p>55142358</text:p>
          </table:table-cell>
          <table:table-cell table:formula="of:=[.B469]/[.A469]" office:value-type="float" office:value="1201.88202080238" calcext:value-type="float">
            <text:p>1201,88202080238</text:p>
          </table:table-cell>
          <table:table-cell table:formula="of:=[.C469]/[.A469]" office:value-type="float" office:value="1170.50218637232" calcext:value-type="float">
            <text:p>1170,50218637232</text:p>
          </table:table-cell>
        </table:table-row>
        <table:table-row table:style-name="ro1">
          <table:table-cell office:value-type="float" office:value="47210" calcext:value-type="float">
            <text:p>47210</text:p>
          </table:table-cell>
          <table:table-cell office:value-type="float" office:value="54992881" calcext:value-type="float">
            <text:p>54992881</text:p>
          </table:table-cell>
          <table:table-cell office:value-type="float" office:value="55859943" calcext:value-type="float">
            <text:p>55859943</text:p>
          </table:table-cell>
          <table:table-cell table:formula="of:=[.B470]/[.A470]" office:value-type="float" office:value="1164.85661936031" calcext:value-type="float">
            <text:p>1164,85661936031</text:p>
          </table:table-cell>
          <table:table-cell table:formula="of:=[.C470]/[.A470]" office:value-type="float" office:value="1183.22268587164" calcext:value-type="float">
            <text:p>1183,22268587164</text:p>
          </table:table-cell>
        </table:table-row>
        <table:table-row table:style-name="ro1">
          <table:table-cell office:value-type="float" office:value="47310" calcext:value-type="float">
            <text:p>47310</text:p>
          </table:table-cell>
          <table:table-cell office:value-type="float" office:value="55567544" calcext:value-type="float">
            <text:p>55567544</text:p>
          </table:table-cell>
          <table:table-cell office:value-type="float" office:value="55207027" calcext:value-type="float">
            <text:p>55207027</text:p>
          </table:table-cell>
          <table:table-cell table:formula="of:=[.B471]/[.A471]" office:value-type="float" office:value="1174.54119636441" calcext:value-type="float">
            <text:p>1174,54119636441</text:p>
          </table:table-cell>
          <table:table-cell table:formula="of:=[.C471]/[.A471]" office:value-type="float" office:value="1166.92088353414" calcext:value-type="float">
            <text:p>1166,92088353414</text:p>
          </table:table-cell>
        </table:table-row>
        <table:table-row table:style-name="ro1">
          <table:table-cell office:value-type="float" office:value="47410" calcext:value-type="float">
            <text:p>47410</text:p>
          </table:table-cell>
          <table:table-cell office:value-type="float" office:value="56926821" calcext:value-type="float">
            <text:p>56926821</text:p>
          </table:table-cell>
          <table:table-cell office:value-type="float" office:value="55667819" calcext:value-type="float">
            <text:p>55667819</text:p>
          </table:table-cell>
          <table:table-cell table:formula="of:=[.B472]/[.A472]" office:value-type="float" office:value="1200.73446530268" calcext:value-type="float">
            <text:p>1200,73446530268</text:p>
          </table:table-cell>
          <table:table-cell table:formula="of:=[.C472]/[.A472]" office:value-type="float" office:value="1174.17884412571" calcext:value-type="float">
            <text:p>1174,17884412571</text:p>
          </table:table-cell>
        </table:table-row>
        <table:table-row table:style-name="ro1">
          <table:table-cell office:value-type="float" office:value="47510" calcext:value-type="float">
            <text:p>47510</text:p>
          </table:table-cell>
          <table:table-cell office:value-type="float" office:value="57421374" calcext:value-type="float">
            <text:p>57421374</text:p>
          </table:table-cell>
          <table:table-cell office:value-type="float" office:value="57677991" calcext:value-type="float">
            <text:p>57677991</text:p>
          </table:table-cell>
          <table:table-cell table:formula="of:=[.B473]/[.A473]" office:value-type="float" office:value="1208.6165859819" calcext:value-type="float">
            <text:p>1208,6165859819</text:p>
          </table:table-cell>
          <table:table-cell table:formula="of:=[.C473]/[.A473]" office:value-type="float" office:value="1214.01791201852" calcext:value-type="float">
            <text:p>1214,01791201852</text:p>
          </table:table-cell>
        </table:table-row>
        <table:table-row table:style-name="ro1">
          <table:table-cell office:value-type="float" office:value="47610" calcext:value-type="float">
            <text:p>47610</text:p>
          </table:table-cell>
          <table:table-cell office:value-type="float" office:value="55111328" calcext:value-type="float">
            <text:p>55111328</text:p>
          </table:table-cell>
          <table:table-cell office:value-type="float" office:value="56589529" calcext:value-type="float">
            <text:p>56589529</text:p>
          </table:table-cell>
          <table:table-cell table:formula="of:=[.B474]/[.A474]" office:value-type="float" office:value="1157.55782398656" calcext:value-type="float">
            <text:p>1157,55782398656</text:p>
          </table:table-cell>
          <table:table-cell table:formula="of:=[.C474]/[.A474]" office:value-type="float" office:value="1188.60594412938" calcext:value-type="float">
            <text:p>1188,60594412938</text:p>
          </table:table-cell>
        </table:table-row>
        <table:table-row table:style-name="ro1">
          <table:table-cell office:value-type="float" office:value="47710" calcext:value-type="float">
            <text:p>47710</text:p>
          </table:table-cell>
          <table:table-cell office:value-type="float" office:value="54953763" calcext:value-type="float">
            <text:p>54953763</text:p>
          </table:table-cell>
          <table:table-cell office:value-type="float" office:value="55162375" calcext:value-type="float">
            <text:p>55162375</text:p>
          </table:table-cell>
          <table:table-cell table:formula="of:=[.B475]/[.A475]" office:value-type="float" office:value="1151.82902955355" calcext:value-type="float">
            <text:p>1151,82902955355</text:p>
          </table:table-cell>
          <table:table-cell table:formula="of:=[.C475]/[.A475]" office:value-type="float" office:value="1156.20153007755" calcext:value-type="float">
            <text:p>1156,20153007755</text:p>
          </table:table-cell>
        </table:table-row>
        <table:table-row table:style-name="ro1">
          <table:table-cell office:value-type="float" office:value="47810" calcext:value-type="float">
            <text:p>47810</text:p>
          </table:table-cell>
          <table:table-cell office:value-type="float" office:value="54596374" calcext:value-type="float">
            <text:p>54596374</text:p>
          </table:table-cell>
          <table:table-cell office:value-type="float" office:value="55574745" calcext:value-type="float">
            <text:p>55574745</text:p>
          </table:table-cell>
          <table:table-cell table:formula="of:=[.B476]/[.A476]" office:value-type="float" office:value="1141.94465592972" calcext:value-type="float">
            <text:p>1141,94465592972</text:p>
          </table:table-cell>
          <table:table-cell table:formula="of:=[.C476]/[.A476]" office:value-type="float" office:value="1162.40838736666" calcext:value-type="float">
            <text:p>1162,40838736666</text:p>
          </table:table-cell>
        </table:table-row>
        <table:table-row table:style-name="ro1">
          <table:table-cell office:value-type="float" office:value="47910" calcext:value-type="float">
            <text:p>47910</text:p>
          </table:table-cell>
          <table:table-cell office:value-type="float" office:value="55650612" calcext:value-type="float">
            <text:p>55650612</text:p>
          </table:table-cell>
          <table:table-cell office:value-type="float" office:value="55771668" calcext:value-type="float">
            <text:p>55771668</text:p>
          </table:table-cell>
          <table:table-cell table:formula="of:=[.B477]/[.A477]" office:value-type="float" office:value="1161.56568566061" calcext:value-type="float">
            <text:p>1161,56568566061</text:p>
          </table:table-cell>
          <table:table-cell table:formula="of:=[.C477]/[.A477]" office:value-type="float" office:value="1164.09242329368" calcext:value-type="float">
            <text:p>1164,09242329368</text:p>
          </table:table-cell>
        </table:table-row>
        <table:table-row table:style-name="ro1">
          <table:table-cell office:value-type="float" office:value="48010" calcext:value-type="float">
            <text:p>48010</text:p>
          </table:table-cell>
          <table:table-cell office:value-type="float" office:value="57954432" calcext:value-type="float">
            <text:p>57954432</text:p>
          </table:table-cell>
          <table:table-cell office:value-type="float" office:value="55787474" calcext:value-type="float">
            <text:p>55787474</text:p>
          </table:table-cell>
          <table:table-cell table:formula="of:=[.B478]/[.A478]" office:value-type="float" office:value="1207.13251405957" calcext:value-type="float">
            <text:p>1207,13251405957</text:p>
          </table:table-cell>
          <table:table-cell table:formula="of:=[.C478]/[.A478]" office:value-type="float" office:value="1161.99695896688" calcext:value-type="float">
            <text:p>1161,99695896688</text:p>
          </table:table-cell>
        </table:table-row>
        <table:table-row table:style-name="ro1">
          <table:table-cell office:value-type="float" office:value="48110" calcext:value-type="float">
            <text:p>48110</text:p>
          </table:table-cell>
          <table:table-cell office:value-type="float" office:value="57918468" calcext:value-type="float">
            <text:p>57918468</text:p>
          </table:table-cell>
          <table:table-cell office:value-type="float" office:value="57726253" calcext:value-type="float">
            <text:p>57726253</text:p>
          </table:table-cell>
          <table:table-cell table:formula="of:=[.B479]/[.A479]" office:value-type="float" office:value="1203.87586780295" calcext:value-type="float">
            <text:p>1203,87586780295</text:p>
          </table:table-cell>
          <table:table-cell table:formula="of:=[.C479]/[.A479]" office:value-type="float" office:value="1199.88054458533" calcext:value-type="float">
            <text:p>1199,88054458533</text:p>
          </table:table-cell>
        </table:table-row>
        <table:table-row table:style-name="ro1">
          <table:table-cell office:value-type="float" office:value="48210" calcext:value-type="float">
            <text:p>48210</text:p>
          </table:table-cell>
          <table:table-cell office:value-type="float" office:value="55285541" calcext:value-type="float">
            <text:p>55285541</text:p>
          </table:table-cell>
          <table:table-cell office:value-type="float" office:value="58554549" calcext:value-type="float">
            <text:p>58554549</text:p>
          </table:table-cell>
          <table:table-cell table:formula="of:=[.B480]/[.A480]" office:value-type="float" office:value="1146.7650072599" calcext:value-type="float">
            <text:p>1146,7650072599</text:p>
          </table:table-cell>
          <table:table-cell table:formula="of:=[.C480]/[.A480]" office:value-type="float" office:value="1214.57268201618" calcext:value-type="float">
            <text:p>1214,57268201618</text:p>
          </table:table-cell>
        </table:table-row>
        <table:table-row table:style-name="ro1">
          <table:table-cell office:value-type="float" office:value="48310" calcext:value-type="float">
            <text:p>48310</text:p>
          </table:table-cell>
          <table:table-cell office:value-type="float" office:value="55892814" calcext:value-type="float">
            <text:p>55892814</text:p>
          </table:table-cell>
          <table:table-cell office:value-type="float" office:value="56320420" calcext:value-type="float">
            <text:p>56320420</text:p>
          </table:table-cell>
          <table:table-cell table:formula="of:=[.B481]/[.A481]" office:value-type="float" office:value="1156.96158145312" calcext:value-type="float">
            <text:p>1156,96158145312</text:p>
          </table:table-cell>
          <table:table-cell table:formula="of:=[.C481]/[.A481]" office:value-type="float" office:value="1165.81287518112" calcext:value-type="float">
            <text:p>1165,81287518112</text:p>
          </table:table-cell>
        </table:table-row>
        <table:table-row table:style-name="ro1">
          <table:table-cell office:value-type="float" office:value="48410" calcext:value-type="float">
            <text:p>48410</text:p>
          </table:table-cell>
          <table:table-cell office:value-type="float" office:value="55172120" calcext:value-type="float">
            <text:p>55172120</text:p>
          </table:table-cell>
          <table:table-cell office:value-type="float" office:value="58123528" calcext:value-type="float">
            <text:p>58123528</text:p>
          </table:table-cell>
          <table:table-cell table:formula="of:=[.B482]/[.A482]" office:value-type="float" office:value="1139.68436273497" calcext:value-type="float">
            <text:p>1139,68436273497</text:p>
          </table:table-cell>
          <table:table-cell table:formula="of:=[.C482]/[.A482]" office:value-type="float" office:value="1200.65127039868" calcext:value-type="float">
            <text:p>1200,65127039868</text:p>
          </table:table-cell>
        </table:table-row>
        <table:table-row table:style-name="ro1">
          <table:table-cell office:value-type="float" office:value="48510" calcext:value-type="float">
            <text:p>48510</text:p>
          </table:table-cell>
          <table:table-cell office:value-type="float" office:value="57273445" calcext:value-type="float">
            <text:p>57273445</text:p>
          </table:table-cell>
          <table:table-cell office:value-type="float" office:value="56443097" calcext:value-type="float">
            <text:p>56443097</text:p>
          </table:table-cell>
          <table:table-cell table:formula="of:=[.B483]/[.A483]" office:value-type="float" office:value="1180.65233972377" calcext:value-type="float">
            <text:p>1180,65233972377</text:p>
          </table:table-cell>
          <table:table-cell table:formula="of:=[.C483]/[.A483]" office:value-type="float" office:value="1163.53529169243" calcext:value-type="float">
            <text:p>1163,53529169243</text:p>
          </table:table-cell>
        </table:table-row>
        <table:table-row table:style-name="ro1">
          <table:table-cell office:value-type="float" office:value="48610" calcext:value-type="float">
            <text:p>48610</text:p>
          </table:table-cell>
          <table:table-cell office:value-type="float" office:value="56040419" calcext:value-type="float">
            <text:p>56040419</text:p>
          </table:table-cell>
          <table:table-cell office:value-type="float" office:value="57138526" calcext:value-type="float">
            <text:p>57138526</text:p>
          </table:table-cell>
          <table:table-cell table:formula="of:=[.B484]/[.A484]" office:value-type="float" office:value="1152.85782760749" calcext:value-type="float">
            <text:p>1152,85782760749</text:p>
          </table:table-cell>
          <table:table-cell table:formula="of:=[.C484]/[.A484]" office:value-type="float" office:value="1175.44797366797" calcext:value-type="float">
            <text:p>1175,44797366797</text:p>
          </table:table-cell>
        </table:table-row>
        <table:table-row table:style-name="ro1">
          <table:table-cell office:value-type="float" office:value="48710" calcext:value-type="float">
            <text:p>48710</text:p>
          </table:table-cell>
          <table:table-cell office:value-type="float" office:value="59160623" calcext:value-type="float">
            <text:p>59160623</text:p>
          </table:table-cell>
          <table:table-cell office:value-type="float" office:value="58022749" calcext:value-type="float">
            <text:p>58022749</text:p>
          </table:table-cell>
          <table:table-cell table:formula="of:=[.B485]/[.A485]" office:value-type="float" office:value="1214.54779306097" calcext:value-type="float">
            <text:p>1214,54779306097</text:p>
          </table:table-cell>
          <table:table-cell table:formula="of:=[.C485]/[.A485]" office:value-type="float" office:value="1191.18762061178" calcext:value-type="float">
            <text:p>1191,18762061178</text:p>
          </table:table-cell>
        </table:table-row>
        <table:table-row table:style-name="ro1">
          <table:table-cell office:value-type="float" office:value="48810" calcext:value-type="float">
            <text:p>48810</text:p>
          </table:table-cell>
          <table:table-cell office:value-type="float" office:value="56714073" calcext:value-type="float">
            <text:p>56714073</text:p>
          </table:table-cell>
          <table:table-cell office:value-type="float" office:value="56705068" calcext:value-type="float">
            <text:p>56705068</text:p>
          </table:table-cell>
          <table:table-cell table:formula="of:=[.B486]/[.A486]" office:value-type="float" office:value="1161.93552550707" calcext:value-type="float">
            <text:p>1161,93552550707</text:p>
          </table:table-cell>
          <table:table-cell table:formula="of:=[.C486]/[.A486]" office:value-type="float" office:value="1161.75103462405" calcext:value-type="float">
            <text:p>1161,75103462405</text:p>
          </table:table-cell>
        </table:table-row>
        <table:table-row table:style-name="ro1">
          <table:table-cell office:value-type="float" office:value="48910" calcext:value-type="float">
            <text:p>48910</text:p>
          </table:table-cell>
          <table:table-cell office:value-type="float" office:value="58479096" calcext:value-type="float">
            <text:p>58479096</text:p>
          </table:table-cell>
          <table:table-cell office:value-type="float" office:value="56854456" calcext:value-type="float">
            <text:p>56854456</text:p>
          </table:table-cell>
          <table:table-cell table:formula="of:=[.B487]/[.A487]" office:value-type="float" office:value="1195.64702514823" calcext:value-type="float">
            <text:p>1195,64702514823</text:p>
          </table:table-cell>
          <table:table-cell table:formula="of:=[.C487]/[.A487]" office:value-type="float" office:value="1162.43009609487" calcext:value-type="float">
            <text:p>1162,43009609487</text:p>
          </table:table-cell>
        </table:table-row>
        <table:table-row table:style-name="ro1">
          <table:table-cell office:value-type="float" office:value="49010" calcext:value-type="float">
            <text:p>49010</text:p>
          </table:table-cell>
          <table:table-cell office:value-type="float" office:value="56417391" calcext:value-type="float">
            <text:p>56417391</text:p>
          </table:table-cell>
          <table:table-cell office:value-type="float" office:value="56969654" calcext:value-type="float">
            <text:p>56969654</text:p>
          </table:table-cell>
          <table:table-cell table:formula="of:=[.B488]/[.A488]" office:value-type="float" office:value="1151.14039991838" calcext:value-type="float">
            <text:p>1151,14039991838</text:p>
          </table:table-cell>
          <table:table-cell table:formula="of:=[.C488]/[.A488]" office:value-type="float" office:value="1162.40877371965" calcext:value-type="float">
            <text:p>1162,40877371965</text:p>
          </table:table-cell>
        </table:table-row>
        <table:table-row table:style-name="ro1">
          <table:table-cell office:value-type="float" office:value="49110" calcext:value-type="float">
            <text:p>49110</text:p>
          </table:table-cell>
          <table:table-cell office:value-type="float" office:value="56657064" calcext:value-type="float">
            <text:p>56657064</text:p>
          </table:table-cell>
          <table:table-cell office:value-type="float" office:value="58031940" calcext:value-type="float">
            <text:p>58031940</text:p>
          </table:table-cell>
          <table:table-cell table:formula="of:=[.B489]/[.A489]" office:value-type="float" office:value="1153.67672571778" calcext:value-type="float">
            <text:p>1153,67672571778</text:p>
          </table:table-cell>
          <table:table-cell table:formula="of:=[.C489]/[.A489]" office:value-type="float" office:value="1181.67257177764" calcext:value-type="float">
            <text:p>1181,67257177764</text:p>
          </table:table-cell>
        </table:table-row>
        <table:table-row table:style-name="ro1">
          <table:table-cell office:value-type="float" office:value="49210" calcext:value-type="float">
            <text:p>49210</text:p>
          </table:table-cell>
          <table:table-cell office:value-type="float" office:value="57015834" calcext:value-type="float">
            <text:p>57015834</text:p>
          </table:table-cell>
          <table:table-cell office:value-type="float" office:value="58688736" calcext:value-type="float">
            <text:p>58688736</text:p>
          </table:table-cell>
          <table:table-cell table:formula="of:=[.B490]/[.A490]" office:value-type="float" office:value="1158.62292217029" calcext:value-type="float">
            <text:p>1158,62292217029</text:p>
          </table:table-cell>
          <table:table-cell table:formula="of:=[.C490]/[.A490]" office:value-type="float" office:value="1192.61808575493" calcext:value-type="float">
            <text:p>1192,61808575493</text:p>
          </table:table-cell>
        </table:table-row>
        <table:table-row table:style-name="ro1">
          <table:table-cell office:value-type="float" office:value="49310" calcext:value-type="float">
            <text:p>49310</text:p>
          </table:table-cell>
          <table:table-cell office:value-type="float" office:value="60103165" calcext:value-type="float">
            <text:p>60103165</text:p>
          </table:table-cell>
          <table:table-cell office:value-type="float" office:value="59535594" calcext:value-type="float">
            <text:p>59535594</text:p>
          </table:table-cell>
          <table:table-cell table:formula="of:=[.B491]/[.A491]" office:value-type="float" office:value="1218.8838977895" calcext:value-type="float">
            <text:p>1218,8838977895</text:p>
          </table:table-cell>
          <table:table-cell table:formula="of:=[.C491]/[.A491]" office:value-type="float" office:value="1207.37363617927" calcext:value-type="float">
            <text:p>1207,37363617927</text:p>
          </table:table-cell>
        </table:table-row>
        <table:table-row table:style-name="ro1">
          <table:table-cell office:value-type="float" office:value="49410" calcext:value-type="float">
            <text:p>49410</text:p>
          </table:table-cell>
          <table:table-cell office:value-type="float" office:value="56745298" calcext:value-type="float">
            <text:p>56745298</text:p>
          </table:table-cell>
          <table:table-cell office:value-type="float" office:value="57451666" calcext:value-type="float">
            <text:p>57451666</text:p>
          </table:table-cell>
          <table:table-cell table:formula="of:=[.B492]/[.A492]" office:value-type="float" office:value="1148.45776158672" calcext:value-type="float">
            <text:p>1148,45776158672</text:p>
          </table:table-cell>
          <table:table-cell table:formula="of:=[.C492]/[.A492]" office:value-type="float" office:value="1162.7538150172" calcext:value-type="float">
            <text:p>1162,7538150172</text:p>
          </table:table-cell>
        </table:table-row>
        <table:table-row table:style-name="ro1">
          <table:table-cell office:value-type="float" office:value="49510" calcext:value-type="float">
            <text:p>49510</text:p>
          </table:table-cell>
          <table:table-cell office:value-type="float" office:value="56915171" calcext:value-type="float">
            <text:p>56915171</text:p>
          </table:table-cell>
          <table:table-cell office:value-type="float" office:value="58021823" calcext:value-type="float">
            <text:p>58021823</text:p>
          </table:table-cell>
          <table:table-cell table:formula="of:=[.B493]/[.A493]" office:value-type="float" office:value="1149.56919814179" calcext:value-type="float">
            <text:p>1149,56919814179</text:p>
          </table:table-cell>
          <table:table-cell table:formula="of:=[.C493]/[.A493]" office:value-type="float" office:value="1171.92128862856" calcext:value-type="float">
            <text:p>1171,92128862856</text:p>
          </table:table-cell>
        </table:table-row>
        <table:table-row table:style-name="ro1">
          <table:table-cell office:value-type="float" office:value="49610" calcext:value-type="float">
            <text:p>49610</text:p>
          </table:table-cell>
          <table:table-cell office:value-type="float" office:value="57433199" calcext:value-type="float">
            <text:p>57433199</text:p>
          </table:table-cell>
          <table:table-cell office:value-type="float" office:value="57815497" calcext:value-type="float">
            <text:p>57815497</text:p>
          </table:table-cell>
          <table:table-cell table:formula="of:=[.B494]/[.A494]" office:value-type="float" office:value="1157.69399314654" calcext:value-type="float">
            <text:p>1157,69399314654</text:p>
          </table:table-cell>
          <table:table-cell table:formula="of:=[.C494]/[.A494]" office:value-type="float" office:value="1165.40006047168" calcext:value-type="float">
            <text:p>1165,40006047168</text:p>
          </table:table-cell>
        </table:table-row>
        <table:table-row table:style-name="ro1">
          <table:table-cell office:value-type="float" office:value="49710" calcext:value-type="float">
            <text:p>49710</text:p>
          </table:table-cell>
          <table:table-cell office:value-type="float" office:value="57174459" calcext:value-type="float">
            <text:p>57174459</text:p>
          </table:table-cell>
          <table:table-cell office:value-type="float" office:value="59459244" calcext:value-type="float">
            <text:p>59459244</text:p>
          </table:table-cell>
          <table:table-cell table:formula="of:=[.B495]/[.A495]" office:value-type="float" office:value="1150.16010863005" calcext:value-type="float">
            <text:p>1150,16010863005</text:p>
          </table:table-cell>
          <table:table-cell table:formula="of:=[.C495]/[.A495]" office:value-type="float" office:value="1196.1223898612" calcext:value-type="float">
            <text:p>1196,1223898612</text:p>
          </table:table-cell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57872447" calcext:value-type="float">
            <text:p>57872447</text:p>
          </table:table-cell>
          <table:table-cell office:value-type="float" office:value="59225540" calcext:value-type="float">
            <text:p>59225540</text:p>
          </table:table-cell>
          <table:table-cell table:formula="of:=[.B496]/[.A496]" office:value-type="float" office:value="1161.8640232885" calcext:value-type="float">
            <text:p>1161,8640232885</text:p>
          </table:table-cell>
          <table:table-cell table:formula="of:=[.C496]/[.A496]" office:value-type="float" office:value="1189.02911062036" calcext:value-type="float">
            <text:p>1189,02911062036</text:p>
          </table:table-cell>
        </table:table-row>
        <table:table-row table:style-name="ro1">
          <table:table-cell office:value-type="float" office:value="49910" calcext:value-type="float">
            <text:p>49910</text:p>
          </table:table-cell>
          <table:table-cell office:value-type="float" office:value="61806741" calcext:value-type="float">
            <text:p>61806741</text:p>
          </table:table-cell>
          <table:table-cell office:value-type="float" office:value="58829473" calcext:value-type="float">
            <text:p>58829473</text:p>
          </table:table-cell>
          <table:table-cell table:formula="of:=[.B497]/[.A497]" office:value-type="float" office:value="1238.36387497496" calcext:value-type="float">
            <text:p>1238,36387497496</text:p>
          </table:table-cell>
          <table:table-cell table:formula="of:=[.C497]/[.A497]" office:value-type="float" office:value="1178.71114005209" calcext:value-type="float">
            <text:p>1178,71114005209</text:p>
          </table:table-cell>
        </table:table-row>
      </table:table>
      <table:table table:name="Szukani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MyTime</text:p>
          </table:table-cell>
          <table:table-cell office:value-type="string" calcext:value-type="string">
            <text:p>SysTime</text:p>
          </table:table-cell>
          <table:table-cell/>
          <table:table-cell office:value-type="string" calcext:value-type="string">
            <text:p>MyTime śr</text:p>
          </table:table-cell>
          <table:table-cell office:value-type="string" calcext:value-type="string">
            <text:p>SysTime ś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9" calcext:value-type="float">
            <text:p>579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AVERAGE([.B2:.B1048576])" office:value-type="float" office:value="2017.616" calcext:value-type="float">
            <text:p>2017,616</text:p>
          </table:table-cell>
          <table:table-cell table:formula="of:=AVERAGE([.C2:.C1048576])" office:value-type="float" office:value="1896.998" calcext:value-type="float">
            <text:p>1896,9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96" calcext:value-type="float">
            <text:p>896</text:p>
          </table:table-cell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8" calcext:value-type="float">
            <text:p>1058</text:p>
          </table:table-cell>
          <table:table-cell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00" calcext:value-type="float">
            <text:p>1300</text:p>
          </table:table-cell>
          <table:table-cell office:value-type="float" office:value="1871" calcext:value-type="float">
            <text:p>187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94" calcext:value-type="float">
            <text:p>1094</text:p>
          </table:table-cell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734" calcext:value-type="float">
            <text:p>1734</text:p>
          </table:table-cell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78" calcext:value-type="float">
            <text:p>1878</text:p>
          </table:table-cell>
          <table:table-cell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72" calcext:value-type="float">
            <text:p>772</text:p>
          </table:table-cell>
          <table:table-cell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80" calcext:value-type="float">
            <text:p>880</text:p>
          </table:table-cell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14" calcext:value-type="float">
            <text:p>814</text:p>
          </table:table-cell>
          <table:table-cell office:value-type="float" office:value="1053" calcext:value-type="float">
            <text:p>1053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22" calcext:value-type="float">
            <text:p>622</text:p>
          </table:table-cell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922" calcext:value-type="float">
            <text:p>922</text:p>
          </table:table-cell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76" calcext:value-type="float">
            <text:p>1076</text:p>
          </table:table-cell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81" calcext:value-type="float">
            <text:p>1081</text:p>
          </table:table-cell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907" calcext:value-type="float">
            <text:p>907</text:p>
          </table:table-cell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80" calcext:value-type="float">
            <text:p>680</text:p>
          </table:table-cell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50" calcext:value-type="float">
            <text:p>650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90" calcext:value-type="float">
            <text:p>890</text:p>
          </table:table-cell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21" calcext:value-type="float">
            <text:p>821</text:p>
          </table:table-cell>
          <table:table-cell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81" calcext:value-type="float">
            <text:p>581</text:p>
          </table:table-cell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87" calcext:value-type="float">
            <text:p>887</text:p>
          </table:table-cell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735" calcext:value-type="float">
            <text:p>735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523" calcext:value-type="float">
            <text:p>523</text:p>
          </table:table-cell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852" calcext:value-type="float">
            <text:p>852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808" calcext:value-type="float">
            <text:p>808</text:p>
          </table:table-cell>
          <table:table-cell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531" calcext:value-type="float">
            <text:p>531</text:p>
          </table:table-cell>
          <table:table-cell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394" calcext:value-type="float">
            <text:p>1394</text:p>
          </table:table-cell>
          <table:table-cell office:value-type="float" office:value="13962" calcext:value-type="float">
            <text:p>13962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770" calcext:value-type="float">
            <text:p>770</text:p>
          </table:table-cell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850" calcext:value-type="float">
            <text:p>850</text:p>
          </table:table-cell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990" calcext:value-type="float">
            <text:p>990</text:p>
          </table:table-cell>
          <table:table-cell office:value-type="float" office:value="1005" calcext:value-type="float">
            <text:p>1005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333" calcext:value-type="float">
            <text:p>1333</text:p>
          </table:table-cell>
          <table:table-cell office:value-type="float" office:value="1251" calcext:value-type="float">
            <text:p>1251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220" calcext:value-type="float">
            <text:p>1220</text:p>
          </table:table-cell>
          <table:table-cell office:value-type="float" office:value="1367" calcext:value-type="float">
            <text:p>1367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14" calcext:value-type="float">
            <text:p>1014</text:p>
          </table:table-cell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777" calcext:value-type="float">
            <text:p>777</text:p>
          </table:table-cell>
          <table:table-cell office:value-type="float" office:value="1127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845" calcext:value-type="float">
            <text:p>845</text:p>
          </table:table-cell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817" calcext:value-type="float">
            <text:p>817</text:p>
          </table:table-cell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458" calcext:value-type="float">
            <text:p>458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815" calcext:value-type="float">
            <text:p>815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068" calcext:value-type="float">
            <text:p>1068</text:p>
          </table:table-cell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983" calcext:value-type="float">
            <text:p>983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068" calcext:value-type="float">
            <text:p>1068</text:p>
          </table:table-cell>
          <table:table-cell office:value-type="float" office:value="1145" calcext:value-type="float">
            <text:p>1145</text:p>
          </table:table-cell>
          <table:table-cell table:number-columns-repeated="3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707" calcext:value-type="float">
            <text:p>707</text:p>
          </table:table-cell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685" calcext:value-type="float">
            <text:p>685</text:p>
          </table:table-cell>
          <table:table-cell office:value-type="float" office:value="1347" calcext:value-type="float">
            <text:p>1347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069" calcext:value-type="float">
            <text:p>1069</text:p>
          </table:table-cell>
          <table:table-cell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034" calcext:value-type="float">
            <text:p>1034</text:p>
          </table:table-cell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850" calcext:value-type="float">
            <text:p>850</text:p>
          </table:table-cell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937" calcext:value-type="float">
            <text:p>937</text:p>
          </table:table-cell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941" calcext:value-type="float">
            <text:p>941</text:p>
          </table:table-cell>
          <table:table-cell office:value-type="float" office:value="1230" calcext:value-type="float">
            <text:p>1230</text:p>
          </table:table-cell>
          <table:table-cell table:number-columns-repeated="3"/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667" calcext:value-type="float">
            <text:p>667</text:p>
          </table:table-cell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500" calcext:value-type="float">
            <text:p>500</text:p>
          </table:table-cell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826" calcext:value-type="float">
            <text:p>826</text:p>
          </table:table-cell>
          <table:table-cell office:value-type="float" office:value="1051" calcext:value-type="float">
            <text:p>1051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060" calcext:value-type="float">
            <text:p>1060</text:p>
          </table:table-cell>
          <table:table-cell office:value-type="float" office:value="1149" calcext:value-type="float">
            <text:p>1149</text:p>
          </table:table-cell>
          <table:table-cell table:number-columns-repeated="3"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001" calcext:value-type="float">
            <text:p>1001</text:p>
          </table:table-cell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1309" calcext:value-type="float">
            <text:p>1309</text:p>
          </table:table-cell>
          <table:table-cell office:value-type="float" office:value="1099" calcext:value-type="float">
            <text:p>1099</text:p>
          </table:table-cell>
          <table:table-cell table:number-columns-repeated="3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985" calcext:value-type="float">
            <text:p>985</text:p>
          </table:table-cell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380" calcext:value-type="float">
            <text:p>1380</text:p>
          </table:table-cell>
          <table:table-cell office:value-type="float" office:value="1147" calcext:value-type="float">
            <text:p>1147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934" calcext:value-type="float">
            <text:p>934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832" calcext:value-type="float">
            <text:p>832</text:p>
          </table:table-cell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353" calcext:value-type="float">
            <text:p>353</text:p>
          </table:table-cell>
          <table:table-cell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990" calcext:value-type="float">
            <text:p>990</text:p>
          </table:table-cell>
          <table:table-cell office:value-type="float" office:value="1105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557" calcext:value-type="float">
            <text:p>557</text:p>
          </table:table-cell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867" calcext:value-type="float">
            <text:p>867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046" calcext:value-type="float">
            <text:p>1046</text:p>
          </table:table-cell>
          <table:table-cell office:value-type="float" office:value="1115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1081" calcext:value-type="float">
            <text:p>1081</text:p>
          </table:table-cell>
          <table:table-cell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539" calcext:value-type="float">
            <text:p>539</text:p>
          </table:table-cell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977" calcext:value-type="float">
            <text:p>977</text:p>
          </table:table-cell>
          <table:table-cell office:value-type="float" office:value="1169" calcext:value-type="float">
            <text:p>1169</text:p>
          </table:table-cell>
          <table:table-cell table:number-columns-repeated="3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650" calcext:value-type="float">
            <text:p>1650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387" calcext:value-type="float">
            <text:p>1387</text:p>
          </table:table-cell>
          <table:table-cell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003" calcext:value-type="float">
            <text:p>1003</text:p>
          </table:table-cell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710" calcext:value-type="float">
            <text:p>710</text:p>
          </table:table-cell>
          <table:table-cell office:value-type="float" office:value="1249" calcext:value-type="float">
            <text:p>1249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992" calcext:value-type="float">
            <text:p>992</text:p>
          </table:table-cell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925" calcext:value-type="float">
            <text:p>925</text:p>
          </table:table-cell>
          <table:table-cell office:value-type="float" office:value="1031" calcext:value-type="float">
            <text:p>1031</text:p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915" calcext:value-type="float">
            <text:p>915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594" calcext:value-type="float">
            <text:p>594</text:p>
          </table:table-cell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746" calcext:value-type="float">
            <text:p>746</text:p>
          </table:table-cell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934" calcext:value-type="float">
            <text:p>934</text:p>
          </table:table-cell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865" calcext:value-type="float">
            <text:p>865</text:p>
          </table:table-cell>
          <table:table-cell office:value-type="float" office:value="1163" calcext:value-type="float">
            <text:p>1163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982" calcext:value-type="float">
            <text:p>982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137" calcext:value-type="float">
            <text:p>1137</text:p>
          </table:table-cell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974" calcext:value-type="float">
            <text:p>974</text:p>
          </table:table-cell>
          <table:table-cell office:value-type="float" office:value="1127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1147" calcext:value-type="float">
            <text:p>1147</text:p>
          </table:table-cell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819" calcext:value-type="float">
            <text:p>819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992" calcext:value-type="float">
            <text:p>992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1077" calcext:value-type="float">
            <text:p>1077</text:p>
          </table:table-cell>
          <table:table-cell office:value-type="float" office:value="1125" calcext:value-type="float">
            <text:p>1125</text:p>
          </table:table-cell>
          <table:table-cell table:number-columns-repeated="3"/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955" calcext:value-type="float">
            <text:p>955</text:p>
          </table:table-cell>
          <table:table-cell office:value-type="float" office:value="1243" calcext:value-type="float">
            <text:p>1243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219" calcext:value-type="float">
            <text:p>219</text:p>
          </table:table-cell>
          <table:table-cell office:value-type="float" office:value="975" calcext:value-type="float">
            <text:p>975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1380" calcext:value-type="float">
            <text:p>1380</text:p>
          </table:table-cell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1115" calcext:value-type="float">
            <text:p>1115</text:p>
          </table:table-cell>
          <table:table-cell office:value-type="float" office:value="1325" calcext:value-type="float">
            <text:p>1325</text:p>
          </table:table-cell>
          <table:table-cell table:number-columns-repeated="3"/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1092" calcext:value-type="float">
            <text:p>1092</text:p>
          </table:table-cell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1275" calcext:value-type="float">
            <text:p>1275</text:p>
          </table:table-cell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938" calcext:value-type="float">
            <text:p>938</text:p>
          </table:table-cell>
          <table:table-cell office:value-type="float" office:value="1211" calcext:value-type="float">
            <text:p>1211</text:p>
          </table:table-cell>
          <table:table-cell table:number-columns-repeated="3"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2045" calcext:value-type="float">
            <text:p>2045</text:p>
          </table:table-cell>
          <table:table-cell office:value-type="float" office:value="2131" calcext:value-type="float">
            <text:p>2131</text:p>
          </table:table-cell>
          <table:table-cell table:number-columns-repeated="3"/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1778" calcext:value-type="float">
            <text:p>1778</text:p>
          </table:table-cell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505" calcext:value-type="float">
            <text:p>505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1620" calcext:value-type="float">
            <text:p>1620</text:p>
          </table:table-cell>
          <table:table-cell office:value-type="float" office:value="1375" calcext:value-type="float">
            <text:p>1375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1089" calcext:value-type="float">
            <text:p>1089</text:p>
          </table:table-cell>
          <table:table-cell office:value-type="float" office:value="1238" calcext:value-type="float">
            <text:p>1238</text:p>
          </table:table-cell>
          <table:table-cell table:number-columns-repeated="3"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659" calcext:value-type="float">
            <text:p>659</text:p>
          </table:table-cell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1423" calcext:value-type="float">
            <text:p>1423</text:p>
          </table:table-cell>
          <table:table-cell office:value-type="float" office:value="1359" calcext:value-type="float">
            <text:p>1359</text:p>
          </table:table-cell>
          <table:table-cell table:number-columns-repeated="3"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703" calcext:value-type="float">
            <text:p>703</text:p>
          </table:table-cell>
          <table:table-cell office:value-type="float" office:value="1273" calcext:value-type="float">
            <text:p>1273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427" calcext:value-type="float">
            <text:p>1427</text:p>
          </table:table-cell>
          <table:table-cell office:value-type="float" office:value="2215" calcext:value-type="float">
            <text:p>2215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242" calcext:value-type="float">
            <text:p>1242</text:p>
          </table:table-cell>
          <table:table-cell office:value-type="float" office:value="1181" calcext:value-type="float">
            <text:p>1181</text:p>
          </table:table-cell>
          <table:table-cell table:number-columns-repeated="3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1796" calcext:value-type="float">
            <text:p>1796</text:p>
          </table:table-cell>
          <table:table-cell office:value-type="float" office:value="1613" calcext:value-type="float">
            <text:p>1613</text:p>
          </table:table-cell>
          <table:table-cell table:number-columns-repeated="3"/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float" office:value="1204" calcext:value-type="float">
            <text:p>1204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1017" calcext:value-type="float">
            <text:p>1017</text:p>
          </table:table-cell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float" office:value="883" calcext:value-type="float">
            <text:p>883</text:p>
          </table:table-cell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1258" calcext:value-type="float">
            <text:p>1258</text:p>
          </table:table-cell>
          <table:table-cell office:value-type="float" office:value="1567" calcext:value-type="float">
            <text:p>1567</text:p>
          </table:table-cell>
          <table:table-cell table:number-columns-repeated="3"/>
        </table:table-row>
        <table:table-row table:style-name="ro1">
          <table:table-cell office:value-type="float" office:value="10710" calcext:value-type="float">
            <text:p>10710</text:p>
          </table:table-cell>
          <table:table-cell office:value-type="float" office:value="1169" calcext:value-type="float">
            <text:p>1169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float" office:value="1237" calcext:value-type="float">
            <text:p>1237</text:p>
          </table:table-cell>
          <table:table-cell office:value-type="float" office:value="1675" calcext:value-type="float">
            <text:p>1675</text:p>
          </table:table-cell>
          <table:table-cell table:number-columns-repeated="3"/>
        </table:table-row>
        <table:table-row table:style-name="ro1">
          <table:table-cell office:value-type="float" office:value="10910" calcext:value-type="float">
            <text:p>10910</text:p>
          </table:table-cell>
          <table:table-cell office:value-type="float" office:value="1144" calcext:value-type="float">
            <text:p>1144</text:p>
          </table:table-cell>
          <table:table-cell office:value-type="float" office:value="1091" calcext:value-type="float">
            <text:p>1091</text:p>
          </table:table-cell>
          <table:table-cell table:number-columns-repeated="3"/>
        </table:table-row>
        <table:table-row table:style-name="ro1">
          <table:table-cell office:value-type="float" office:value="11010" calcext:value-type="float">
            <text:p>11010</text:p>
          </table:table-cell>
          <table:table-cell table:number-columns-repeated="2" office:value-type="float" office:value="1241" calcext:value-type="float">
            <text:p>1241</text:p>
          </table:table-cell>
          <table:table-cell table:number-columns-repeated="3"/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1149" calcext:value-type="float">
            <text:p>1149</text:p>
          </table:table-cell>
          <table:table-cell office:value-type="float" office:value="1201" calcext:value-type="float">
            <text:p>1201</text:p>
          </table:table-cell>
          <table:table-cell table:number-columns-repeated="3"/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230" calcext:value-type="float">
            <text:p>230</text:p>
          </table:table-cell>
          <table:table-cell office:value-type="float" office:value="1402" calcext:value-type="float">
            <text:p>1402</text:p>
          </table:table-cell>
          <table:table-cell table:number-columns-repeated="3"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1093" calcext:value-type="float">
            <text:p>1093</text:p>
          </table:table-cell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1519" calcext:value-type="float">
            <text:p>1519</text:p>
          </table:table-cell>
          <table:table-cell office:value-type="float" office:value="1475" calcext:value-type="float">
            <text:p>1475</text:p>
          </table:table-cell>
          <table:table-cell table:number-columns-repeated="3"/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1031" calcext:value-type="float">
            <text:p>1031</text:p>
          </table:table-cell>
          <table:table-cell office:value-type="float" office:value="1143" calcext:value-type="float">
            <text:p>1143</text:p>
          </table:table-cell>
          <table:table-cell table:number-columns-repeated="3"/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float" office:value="1171" calcext:value-type="float">
            <text:p>1171</text:p>
          </table:table-cell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float" office:value="1084" calcext:value-type="float">
            <text:p>1084</text:p>
          </table:table-cell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11810" calcext:value-type="float">
            <text:p>11810</text:p>
          </table:table-cell>
          <table:table-cell office:value-type="float" office:value="1197" calcext:value-type="float">
            <text:p>1197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1910" calcext:value-type="float">
            <text:p>11910</text:p>
          </table:table-cell>
          <table:table-cell office:value-type="float" office:value="978" calcext:value-type="float">
            <text:p>978</text:p>
          </table:table-cell>
          <table:table-cell office:value-type="float" office:value="1007" calcext:value-type="float">
            <text:p>1007</text:p>
          </table:table-cell>
          <table:table-cell table:number-columns-repeated="3"/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float" office:value="1301" calcext:value-type="float">
            <text:p>1301</text:p>
          </table:table-cell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984" calcext:value-type="float">
            <text:p>984</text:p>
          </table:table-cell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2210" calcext:value-type="float">
            <text:p>12210</text:p>
          </table:table-cell>
          <table:table-cell office:value-type="float" office:value="969" calcext:value-type="float">
            <text:p>969</text:p>
          </table:table-cell>
          <table:table-cell office:value-type="float" office:value="1255" calcext:value-type="float">
            <text:p>1255</text:p>
          </table:table-cell>
          <table:table-cell table:number-columns-repeated="3"/>
        </table:table-row>
        <table:table-row table:style-name="ro1">
          <table:table-cell office:value-type="float" office:value="12310" calcext:value-type="float">
            <text:p>12310</text:p>
          </table:table-cell>
          <table:table-cell office:value-type="float" office:value="1391" calcext:value-type="float">
            <text:p>1391</text:p>
          </table:table-cell>
          <table:table-cell office:value-type="float" office:value="1323" calcext:value-type="float">
            <text:p>1323</text:p>
          </table:table-cell>
          <table:table-cell table:number-columns-repeated="3"/>
        </table:table-row>
        <table:table-row table:style-name="ro1">
          <table:table-cell office:value-type="float" office:value="12410" calcext:value-type="float">
            <text:p>12410</text:p>
          </table:table-cell>
          <table:table-cell office:value-type="float" office:value="1086" calcext:value-type="float">
            <text:p>1086</text:p>
          </table:table-cell>
          <table:table-cell office:value-type="float" office:value="1397" calcext:value-type="float">
            <text:p>1397</text:p>
          </table:table-cell>
          <table:table-cell table:number-columns-repeated="3"/>
        </table:table-row>
        <table:table-row table:style-name="ro1">
          <table:table-cell office:value-type="float" office:value="12510" calcext:value-type="float">
            <text:p>12510</text:p>
          </table:table-cell>
          <table:table-cell office:value-type="float" office:value="884" calcext:value-type="float">
            <text:p>884</text:p>
          </table:table-cell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2610" calcext:value-type="float">
            <text:p>12610</text:p>
          </table:table-cell>
          <table:table-cell office:value-type="float" office:value="1085" calcext:value-type="float">
            <text:p>1085</text:p>
          </table:table-cell>
          <table:table-cell office:value-type="float" office:value="1402" calcext:value-type="float">
            <text:p>1402</text:p>
          </table:table-cell>
          <table:table-cell table:number-columns-repeated="3"/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float" office:value="1029" calcext:value-type="float">
            <text:p>1029</text:p>
          </table:table-cell>
          <table:table-cell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float" office:value="12810" calcext:value-type="float">
            <text:p>12810</text:p>
          </table:table-cell>
          <table:table-cell office:value-type="float" office:value="1589" calcext:value-type="float">
            <text:p>1589</text:p>
          </table:table-cell>
          <table:table-cell office:value-type="float" office:value="1333" calcext:value-type="float">
            <text:p>1333</text:p>
          </table:table-cell>
          <table:table-cell table:number-columns-repeated="3"/>
        </table:table-row>
        <table:table-row table:style-name="ro1">
          <table:table-cell office:value-type="float" office:value="12910" calcext:value-type="float">
            <text:p>12910</text:p>
          </table:table-cell>
          <table:table-cell office:value-type="float" office:value="960" calcext:value-type="float">
            <text:p>960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1429" calcext:value-type="float">
            <text:p>1429</text:p>
          </table:table-cell>
          <table:table-cell office:value-type="float" office:value="1357" calcext:value-type="float">
            <text:p>1357</text:p>
          </table:table-cell>
          <table:table-cell table:number-columns-repeated="3"/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1085" calcext:value-type="float">
            <text:p>1085</text:p>
          </table:table-cell>
          <table:table-cell office:value-type="float" office:value="1111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1172" calcext:value-type="float">
            <text:p>1172</text:p>
          </table:table-cell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937" calcext:value-type="float">
            <text:p>937</text:p>
          </table:table-cell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1546" calcext:value-type="float">
            <text:p>1546</text:p>
          </table:table-cell>
          <table:table-cell office:value-type="float" office:value="1367" calcext:value-type="float">
            <text:p>1367</text:p>
          </table:table-cell>
          <table:table-cell table:number-columns-repeated="3"/>
        </table:table-row>
        <table:table-row table:style-name="ro1">
          <table:table-cell office:value-type="float" office:value="13510" calcext:value-type="float">
            <text:p>13510</text:p>
          </table:table-cell>
          <table:table-cell office:value-type="float" office:value="1666" calcext:value-type="float">
            <text:p>1666</text:p>
          </table:table-cell>
          <table:table-cell office:value-type="float" office:value="1309" calcext:value-type="float">
            <text:p>1309</text:p>
          </table:table-cell>
          <table:table-cell table:number-columns-repeated="3"/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1376" calcext:value-type="float">
            <text:p>1376</text:p>
          </table:table-cell>
          <table:table-cell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float" office:value="13710" calcext:value-type="float">
            <text:p>13710</text:p>
          </table:table-cell>
          <table:table-cell office:value-type="float" office:value="989" calcext:value-type="float">
            <text:p>989</text:p>
          </table:table-cell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1342" calcext:value-type="float">
            <text:p>13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float" office:value="596" calcext:value-type="float">
            <text:p>596</text:p>
          </table:table-cell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float" office:value="1710" calcext:value-type="float">
            <text:p>1710</text:p>
          </table:table-cell>
          <table:table-cell office:value-type="float" office:value="1801" calcext:value-type="float">
            <text:p>1801</text:p>
          </table:table-cell>
          <table:table-cell table:number-columns-repeated="3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float" office:value="1234" calcext:value-type="float">
            <text:p>1234</text:p>
          </table:table-cell>
          <table:table-cell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14210" calcext:value-type="float">
            <text:p>14210</text:p>
          </table:table-cell>
          <table:table-cell office:value-type="float" office:value="1085" calcext:value-type="float">
            <text:p>1085</text:p>
          </table:table-cell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389" calcext:value-type="float">
            <text:p>389</text:p>
          </table:table-cell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4410" calcext:value-type="float">
            <text:p>14410</text:p>
          </table:table-cell>
          <table:table-cell office:value-type="float" office:value="1299" calcext:value-type="float">
            <text:p>1299</text:p>
          </table:table-cell>
          <table:table-cell office:value-type="float" office:value="1276" calcext:value-type="float">
            <text:p>1276</text:p>
          </table:table-cell>
          <table:table-cell table:number-columns-repeated="3"/>
        </table:table-row>
        <table:table-row table:style-name="ro1">
          <table:table-cell office:value-type="float" office:value="14510" calcext:value-type="float">
            <text:p>14510</text:p>
          </table:table-cell>
          <table:table-cell office:value-type="float" office:value="1291" calcext:value-type="float">
            <text:p>1291</text:p>
          </table:table-cell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953" calcext:value-type="float">
            <text:p>953</text:p>
          </table:table-cell>
          <table:table-cell office:value-type="float" office:value="1823" calcext:value-type="float">
            <text:p>1823</text:p>
          </table:table-cell>
          <table:table-cell table:number-columns-repeated="3"/>
        </table:table-row>
        <table:table-row table:style-name="ro1">
          <table:table-cell office:value-type="float" office:value="14710" calcext:value-type="float">
            <text:p>14710</text:p>
          </table:table-cell>
          <table:table-cell office:value-type="float" office:value="1295" calcext:value-type="float">
            <text:p>1295</text:p>
          </table:table-cell>
          <table:table-cell office:value-type="float" office:value="2030" calcext:value-type="float">
            <text:p>2030</text:p>
          </table:table-cell>
          <table:table-cell table:number-columns-repeated="3"/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2371" calcext:value-type="float">
            <text:p>2371</text:p>
          </table:table-cell>
          <table:table-cell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14910" calcext:value-type="float">
            <text:p>14910</text:p>
          </table:table-cell>
          <table:table-cell office:value-type="float" office:value="2586" calcext:value-type="float">
            <text:p>2586</text:p>
          </table:table-cell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float" office:value="1468" calcext:value-type="float">
            <text:p>1468</text:p>
          </table:table-cell>
          <table:table-cell office:value-type="float" office:value="1633" calcext:value-type="float">
            <text:p>1633</text:p>
          </table:table-cell>
          <table:table-cell table:number-columns-repeated="3"/>
        </table:table-row>
        <table:table-row table:style-name="ro1">
          <table:table-cell office:value-type="float" office:value="15110" calcext:value-type="float">
            <text:p>15110</text:p>
          </table:table-cell>
          <table:table-cell office:value-type="float" office:value="1963" calcext:value-type="float">
            <text:p>1963</text:p>
          </table:table-cell>
          <table:table-cell office:value-type="float" office:value="1754" calcext:value-type="float">
            <text:p>1754</text:p>
          </table:table-cell>
          <table:table-cell table:number-columns-repeated="3"/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float" office:value="2349" calcext:value-type="float">
            <text:p>2349</text:p>
          </table:table-cell>
          <table:table-cell office:value-type="float" office:value="1903" calcext:value-type="float">
            <text:p>1903</text:p>
          </table:table-cell>
          <table:table-cell table:number-columns-repeated="3"/>
        </table:table-row>
        <table:table-row table:style-name="ro1">
          <table:table-cell office:value-type="float" office:value="15310" calcext:value-type="float">
            <text:p>15310</text:p>
          </table:table-cell>
          <table:table-cell office:value-type="float" office:value="2093" calcext:value-type="float">
            <text:p>2093</text:p>
          </table:table-cell>
          <table:table-cell office:value-type="float" office:value="2527" calcext:value-type="float">
            <text:p>2527</text:p>
          </table:table-cell>
          <table:table-cell table:number-columns-repeated="3"/>
        </table:table-row>
        <table:table-row table:style-name="ro1">
          <table:table-cell office:value-type="float" office:value="15410" calcext:value-type="float">
            <text:p>15410</text:p>
          </table:table-cell>
          <table:table-cell office:value-type="float" office:value="2297" calcext:value-type="float">
            <text:p>2297</text:p>
          </table:table-cell>
          <table:table-cell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float" office:value="1600" calcext:value-type="float">
            <text:p>1600</text:p>
          </table:table-cell>
          <table:table-cell office:value-type="float" office:value="1229" calcext:value-type="float">
            <text:p>1229</text:p>
          </table:table-cell>
          <table:table-cell table:number-columns-repeated="3"/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float" office:value="2517" calcext:value-type="float">
            <text:p>2517</text:p>
          </table:table-cell>
          <table:table-cell office:value-type="float" office:value="1465" calcext:value-type="float">
            <text:p>1465</text:p>
          </table:table-cell>
          <table:table-cell table:number-columns-repeated="3"/>
        </table:table-row>
        <table:table-row table:style-name="ro1">
          <table:table-cell office:value-type="float" office:value="15710" calcext:value-type="float">
            <text:p>15710</text:p>
          </table:table-cell>
          <table:table-cell office:value-type="float" office:value="1359" calcext:value-type="float">
            <text:p>1359</text:p>
          </table:table-cell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float" office:value="1817" calcext:value-type="float">
            <text:p>1817</text:p>
          </table:table-cell>
          <table:table-cell office:value-type="float" office:value="2733" calcext:value-type="float">
            <text:p>2733</text:p>
          </table:table-cell>
          <table:table-cell table:number-columns-repeated="3"/>
        </table:table-row>
        <table:table-row table:style-name="ro1">
          <table:table-cell office:value-type="float" office:value="15910" calcext:value-type="float">
            <text:p>15910</text:p>
          </table:table-cell>
          <table:table-cell office:value-type="float" office:value="1427" calcext:value-type="float">
            <text:p>1427</text:p>
          </table:table-cell>
          <table:table-cell office:value-type="float" office:value="1419" calcext:value-type="float">
            <text:p>1419</text:p>
          </table:table-cell>
          <table:table-cell table:number-columns-repeated="3"/>
        </table:table-row>
        <table:table-row table:style-name="ro1">
          <table:table-cell office:value-type="float" office:value="16010" calcext:value-type="float">
            <text:p>16010</text:p>
          </table:table-cell>
          <table:table-cell office:value-type="float" office:value="661" calcext:value-type="float">
            <text:p>661</text:p>
          </table:table-cell>
          <table:table-cell office:value-type="float" office:value="1463" calcext:value-type="float">
            <text:p>1463</text:p>
          </table:table-cell>
          <table:table-cell table:number-columns-repeated="3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1633" calcext:value-type="float">
            <text:p>1633</text:p>
          </table:table-cell>
          <table:table-cell office:value-type="float" office:value="1409" calcext:value-type="float">
            <text:p>1409</text:p>
          </table:table-cell>
          <table:table-cell table:number-columns-repeated="3"/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1986" calcext:value-type="float">
            <text:p>1986</text:p>
          </table:table-cell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6310" calcext:value-type="float">
            <text:p>16310</text:p>
          </table:table-cell>
          <table:table-cell office:value-type="float" office:value="1712" calcext:value-type="float">
            <text:p>1712</text:p>
          </table:table-cell>
          <table:table-cell office:value-type="float" office:value="2135" calcext:value-type="float">
            <text:p>2135</text:p>
          </table:table-cell>
          <table:table-cell table:number-columns-repeated="3"/>
        </table:table-row>
        <table:table-row table:style-name="ro1">
          <table:table-cell office:value-type="float" office:value="16410" calcext:value-type="float">
            <text:p>16410</text:p>
          </table:table-cell>
          <table:table-cell office:value-type="float" office:value="1685" calcext:value-type="float">
            <text:p>1685</text:p>
          </table:table-cell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 office:value-type="float" office:value="16510" calcext:value-type="float">
            <text:p>16510</text:p>
          </table:table-cell>
          <table:table-cell office:value-type="float" office:value="2503" calcext:value-type="float">
            <text:p>2503</text:p>
          </table:table-cell>
          <table:table-cell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1178" calcext:value-type="float">
            <text:p>1178</text:p>
          </table:table-cell>
          <table:table-cell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16710" calcext:value-type="float">
            <text:p>16710</text:p>
          </table:table-cell>
          <table:table-cell office:value-type="float" office:value="1822" calcext:value-type="float">
            <text:p>1822</text:p>
          </table:table-cell>
          <table:table-cell office:value-type="float" office:value="2693" calcext:value-type="float">
            <text:p>2693</text:p>
          </table:table-cell>
          <table:table-cell table:number-columns-repeated="3"/>
        </table:table-row>
        <table:table-row table:style-name="ro1">
          <table:table-cell office:value-type="float" office:value="16810" calcext:value-type="float">
            <text:p>16810</text:p>
          </table:table-cell>
          <table:table-cell office:value-type="float" office:value="1464" calcext:value-type="float">
            <text:p>1464</text:p>
          </table:table-cell>
          <table:table-cell office:value-type="float" office:value="1612" calcext:value-type="float">
            <text:p>1612</text:p>
          </table:table-cell>
          <table:table-cell table:number-columns-repeated="3"/>
        </table:table-row>
        <table:table-row table:style-name="ro1">
          <table:table-cell office:value-type="float" office:value="16910" calcext:value-type="float">
            <text:p>16910</text:p>
          </table:table-cell>
          <table:table-cell office:value-type="float" office:value="2349" calcext:value-type="float">
            <text:p>2349</text:p>
          </table:table-cell>
          <table:table-cell office:value-type="float" office:value="3209" calcext:value-type="float">
            <text:p>3209</text:p>
          </table:table-cell>
          <table:table-cell table:number-columns-repeated="3"/>
        </table:table-row>
        <table:table-row table:style-name="ro1">
          <table:table-cell office:value-type="float" office:value="17010" calcext:value-type="float">
            <text:p>17010</text:p>
          </table:table-cell>
          <table:table-cell office:value-type="float" office:value="2192" calcext:value-type="float">
            <text:p>2192</text:p>
          </table:table-cell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17110" calcext:value-type="float">
            <text:p>17110</text:p>
          </table:table-cell>
          <table:table-cell office:value-type="float" office:value="1562" calcext:value-type="float">
            <text:p>1562</text:p>
          </table:table-cell>
          <table:table-cell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office:value-type="float" office:value="17210" calcext:value-type="float">
            <text:p>17210</text:p>
          </table:table-cell>
          <table:table-cell office:value-type="float" office:value="1823" calcext:value-type="float">
            <text:p>1823</text:p>
          </table:table-cell>
          <table:table-cell office:value-type="float" office:value="1157" calcext:value-type="float">
            <text:p>1157</text:p>
          </table:table-cell>
          <table:table-cell table:number-columns-repeated="3"/>
        </table:table-row>
        <table:table-row table:style-name="ro1">
          <table:table-cell office:value-type="float" office:value="17310" calcext:value-type="float">
            <text:p>17310</text:p>
          </table:table-cell>
          <table:table-cell office:value-type="float" office:value="1250" calcext:value-type="float">
            <text:p>1250</text:p>
          </table:table-cell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410" calcext:value-type="float">
            <text:p>17410</text:p>
          </table:table-cell>
          <table:table-cell office:value-type="float" office:value="1329" calcext:value-type="float">
            <text:p>1329</text:p>
          </table:table-cell>
          <table:table-cell office:value-type="float" office:value="1689" calcext:value-type="float">
            <text:p>1689</text:p>
          </table:table-cell>
          <table:table-cell table:number-columns-repeated="3"/>
        </table:table-row>
        <table:table-row table:style-name="ro1">
          <table:table-cell office:value-type="float" office:value="17510" calcext:value-type="float">
            <text:p>17510</text:p>
          </table:table-cell>
          <table:table-cell office:value-type="float" office:value="1500" calcext:value-type="float">
            <text:p>1500</text:p>
          </table:table-cell>
          <table:table-cell office:value-type="float" office:value="1687" calcext:value-type="float">
            <text:p>1687</text:p>
          </table:table-cell>
          <table:table-cell table:number-columns-repeated="3"/>
        </table:table-row>
        <table:table-row table:style-name="ro1">
          <table:table-cell office:value-type="float" office:value="17610" calcext:value-type="float">
            <text:p>17610</text:p>
          </table:table-cell>
          <table:table-cell office:value-type="float" office:value="1584" calcext:value-type="float">
            <text:p>1584</text:p>
          </table:table-cell>
          <table:table-cell office:value-type="float" office:value="1489" calcext:value-type="float">
            <text:p>1489</text:p>
          </table:table-cell>
          <table:table-cell table:number-columns-repeated="3"/>
        </table:table-row>
        <table:table-row table:style-name="ro1">
          <table:table-cell office:value-type="float" office:value="17710" calcext:value-type="float">
            <text:p>17710</text:p>
          </table:table-cell>
          <table:table-cell office:value-type="float" office:value="974" calcext:value-type="float">
            <text:p>974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7810" calcext:value-type="float">
            <text:p>17810</text:p>
          </table:table-cell>
          <table:table-cell office:value-type="float" office:value="1781" calcext:value-type="float">
            <text:p>1781</text:p>
          </table:table-cell>
          <table:table-cell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float" office:value="2261" calcext:value-type="float">
            <text:p>2261</text:p>
          </table:table-cell>
          <table:table-cell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18010" calcext:value-type="float">
            <text:p>18010</text:p>
          </table:table-cell>
          <table:table-cell office:value-type="float" office:value="3602" calcext:value-type="float">
            <text:p>3602</text:p>
          </table:table-cell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1">
          <table:table-cell office:value-type="float" office:value="18110" calcext:value-type="float">
            <text:p>18110</text:p>
          </table:table-cell>
          <table:table-cell office:value-type="float" office:value="2035" calcext:value-type="float">
            <text:p>2035</text:p>
          </table:table-cell>
          <table:table-cell office:value-type="float" office:value="2831" calcext:value-type="float">
            <text:p>2831</text:p>
          </table:table-cell>
          <table:table-cell table:number-columns-repeated="3"/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965" calcext:value-type="float">
            <text:p>965</text:p>
          </table:table-cell>
          <table:table-cell office:value-type="float" office:value="1632" calcext:value-type="float">
            <text:p>1632</text:p>
          </table:table-cell>
          <table:table-cell table:number-columns-repeated="3"/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float" office:value="2659" calcext:value-type="float">
            <text:p>2659</text:p>
          </table:table-cell>
          <table:table-cell office:value-type="float" office:value="5877" calcext:value-type="float">
            <text:p>5877</text:p>
          </table:table-cell>
          <table:table-cell table:number-columns-repeated="3"/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float" office:value="1398" calcext:value-type="float">
            <text:p>1398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8510" calcext:value-type="float">
            <text:p>18510</text:p>
          </table:table-cell>
          <table:table-cell office:value-type="float" office:value="1981" calcext:value-type="float">
            <text:p>1981</text:p>
          </table:table-cell>
          <table:table-cell office:value-type="float" office:value="2639" calcext:value-type="float">
            <text:p>2639</text:p>
          </table:table-cell>
          <table:table-cell table:number-columns-repeated="3"/>
        </table:table-row>
        <table:table-row table:style-name="ro1">
          <table:table-cell office:value-type="float" office:value="18610" calcext:value-type="float">
            <text:p>18610</text:p>
          </table:table-cell>
          <table:table-cell office:value-type="float" office:value="1777" calcext:value-type="float">
            <text:p>1777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1">
          <table:table-cell office:value-type="float" office:value="18710" calcext:value-type="float">
            <text:p>18710</text:p>
          </table:table-cell>
          <table:table-cell office:value-type="float" office:value="1805" calcext:value-type="float">
            <text:p>1805</text:p>
          </table:table-cell>
          <table:table-cell office:value-type="float" office:value="21951" calcext:value-type="float">
            <text:p>21951</text:p>
          </table:table-cell>
          <table:table-cell table:number-columns-repeated="3"/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2246" calcext:value-type="float">
            <text:p>2246</text:p>
          </table:table-cell>
          <table:table-cell office:value-type="float" office:value="3174" calcext:value-type="float">
            <text:p>3174</text:p>
          </table:table-cell>
          <table:table-cell table:number-columns-repeated="3"/>
        </table:table-row>
        <table:table-row table:style-name="ro1">
          <table:table-cell office:value-type="float" office:value="18910" calcext:value-type="float">
            <text:p>18910</text:p>
          </table:table-cell>
          <table:table-cell office:value-type="float" office:value="1459" calcext:value-type="float">
            <text:p>1459</text:p>
          </table:table-cell>
          <table:table-cell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19010" calcext:value-type="float">
            <text:p>19010</text:p>
          </table:table-cell>
          <table:table-cell office:value-type="float" office:value="2379" calcext:value-type="float">
            <text:p>2379</text:p>
          </table:table-cell>
          <table:table-cell office:value-type="float" office:value="2647" calcext:value-type="float">
            <text:p>2647</text:p>
          </table:table-cell>
          <table:table-cell table:number-columns-repeated="3"/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float" office:value="1969" calcext:value-type="float">
            <text:p>1969</text:p>
          </table:table-cell>
          <table:table-cell office:value-type="float" office:value="2275" calcext:value-type="float">
            <text:p>2275</text:p>
          </table:table-cell>
          <table:table-cell table:number-columns-repeated="3"/>
        </table:table-row>
        <table:table-row table:style-name="ro1">
          <table:table-cell office:value-type="float" office:value="19210" calcext:value-type="float">
            <text:p>19210</text:p>
          </table:table-cell>
          <table:table-cell office:value-type="float" office:value="2200" calcext:value-type="float">
            <text:p>2200</text:p>
          </table:table-cell>
          <table:table-cell office:value-type="float" office:value="2507" calcext:value-type="float">
            <text:p>2507</text:p>
          </table:table-cell>
          <table:table-cell table:number-columns-repeated="3"/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float" office:value="1955" calcext:value-type="float">
            <text:p>1955</text:p>
          </table:table-cell>
          <table:table-cell office:value-type="float" office:value="2423" calcext:value-type="float">
            <text:p>2423</text:p>
          </table:table-cell>
          <table:table-cell table:number-columns-repeated="3"/>
        </table:table-row>
        <table:table-row table:style-name="ro1">
          <table:table-cell office:value-type="float" office:value="19410" calcext:value-type="float">
            <text:p>19410</text:p>
          </table:table-cell>
          <table:table-cell office:value-type="float" office:value="2701" calcext:value-type="float">
            <text:p>2701</text:p>
          </table:table-cell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510" calcext:value-type="float">
            <text:p>19510</text:p>
          </table:table-cell>
          <table:table-cell office:value-type="float" office:value="2433" calcext:value-type="float">
            <text:p>2433</text:p>
          </table:table-cell>
          <table:table-cell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office:value-type="float" office:value="19610" calcext:value-type="float">
            <text:p>19610</text:p>
          </table:table-cell>
          <table:table-cell office:value-type="float" office:value="2489" calcext:value-type="float">
            <text:p>2489</text:p>
          </table:table-cell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19710" calcext:value-type="float">
            <text:p>19710</text:p>
          </table:table-cell>
          <table:table-cell office:value-type="float" office:value="15541" calcext:value-type="float">
            <text:p>15541</text:p>
          </table:table-cell>
          <table:table-cell office:value-type="float" office:value="2973" calcext:value-type="float">
            <text:p>2973</text:p>
          </table:table-cell>
          <table:table-cell table:number-columns-repeated="3"/>
        </table:table-row>
        <table:table-row table:style-name="ro1">
          <table:table-cell office:value-type="float" office:value="19810" calcext:value-type="float">
            <text:p>19810</text:p>
          </table:table-cell>
          <table:table-cell office:value-type="float" office:value="2039" calcext:value-type="float">
            <text:p>2039</text:p>
          </table:table-cell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19910" calcext:value-type="float">
            <text:p>19910</text:p>
          </table:table-cell>
          <table:table-cell office:value-type="float" office:value="2534" calcext:value-type="float">
            <text:p>2534</text:p>
          </table:table-cell>
          <table:table-cell office:value-type="float" office:value="2926" calcext:value-type="float">
            <text:p>2926</text:p>
          </table:table-cell>
          <table:table-cell table:number-columns-repeated="3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2275" calcext:value-type="float">
            <text:p>2275</text:p>
          </table:table-cell>
          <table:table-cell office:value-type="float" office:value="1819" calcext:value-type="float">
            <text:p>1819</text:p>
          </table:table-cell>
          <table:table-cell table:number-columns-repeated="3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2576" calcext:value-type="float">
            <text:p>2576</text:p>
          </table:table-cell>
          <table:table-cell office:value-type="float" office:value="1599" calcext:value-type="float">
            <text:p>1599</text:p>
          </table:table-cell>
          <table:table-cell table:number-columns-repeated="3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1184" calcext:value-type="float">
            <text:p>1184</text:p>
          </table:table-cell>
          <table:table-cell office:value-type="float" office:value="1499" calcext:value-type="float">
            <text:p>1499</text:p>
          </table:table-cell>
          <table:table-cell table:number-columns-repeated="3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float" office:value="2097" calcext:value-type="float">
            <text:p>2097</text:p>
          </table:table-cell>
          <table:table-cell office:value-type="float" office:value="1641" calcext:value-type="float">
            <text:p>1641</text:p>
          </table:table-cell>
          <table:table-cell table:number-columns-repeated="3"/>
        </table:table-row>
        <table:table-row table:style-name="ro1">
          <table:table-cell office:value-type="float" office:value="20410" calcext:value-type="float">
            <text:p>20410</text:p>
          </table:table-cell>
          <table:table-cell office:value-type="float" office:value="1578" calcext:value-type="float">
            <text:p>1578</text:p>
          </table:table-cell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float" office:value="793" calcext:value-type="float">
            <text:p>793</text:p>
          </table:table-cell>
          <table:table-cell office:value-type="float" office:value="1547" calcext:value-type="float">
            <text:p>1547</text:p>
          </table:table-cell>
          <table:table-cell table:number-columns-repeated="3"/>
        </table:table-row>
        <table:table-row table:style-name="ro1">
          <table:table-cell office:value-type="float" office:value="20610" calcext:value-type="float">
            <text:p>20610</text:p>
          </table:table-cell>
          <table:table-cell office:value-type="float" office:value="2092" calcext:value-type="float">
            <text:p>2092</text:p>
          </table:table-cell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20710" calcext:value-type="float">
            <text:p>20710</text:p>
          </table:table-cell>
          <table:table-cell office:value-type="float" office:value="1631" calcext:value-type="float">
            <text:p>1631</text:p>
          </table:table-cell>
          <table:table-cell office:value-type="float" office:value="2017" calcext:value-type="float">
            <text:p>2017</text:p>
          </table:table-cell>
          <table:table-cell table:number-columns-repeated="3"/>
        </table:table-row>
        <table:table-row table:style-name="ro1">
          <table:table-cell office:value-type="float" office:value="20810" calcext:value-type="float">
            <text:p>20810</text:p>
          </table:table-cell>
          <table:table-cell office:value-type="float" office:value="1595" calcext:value-type="float">
            <text:p>1595</text:p>
          </table:table-cell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20910" calcext:value-type="float">
            <text:p>20910</text:p>
          </table:table-cell>
          <table:table-cell office:value-type="float" office:value="1930" calcext:value-type="float">
            <text:p>1930</text:p>
          </table:table-cell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1339" calcext:value-type="float">
            <text:p>1339</text:p>
          </table:table-cell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float" office:value="2128" calcext:value-type="float">
            <text:p>2128</text:p>
          </table:table-cell>
          <table:table-cell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float" office:value="1745" calcext:value-type="float">
            <text:p>1745</text:p>
          </table:table-cell>
          <table:table-cell office:value-type="float" office:value="2373" calcext:value-type="float">
            <text:p>2373</text:p>
          </table:table-cell>
          <table:table-cell table:number-columns-repeated="3"/>
        </table:table-row>
        <table:table-row table:style-name="ro1">
          <table:table-cell office:value-type="float" office:value="21310" calcext:value-type="float">
            <text:p>21310</text:p>
          </table:table-cell>
          <table:table-cell office:value-type="float" office:value="705" calcext:value-type="float">
            <text:p>705</text:p>
          </table:table-cell>
          <table:table-cell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21410" calcext:value-type="float">
            <text:p>21410</text:p>
          </table:table-cell>
          <table:table-cell office:value-type="float" office:value="2478" calcext:value-type="float">
            <text:p>2478</text:p>
          </table:table-cell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21510" calcext:value-type="float">
            <text:p>21510</text:p>
          </table:table-cell>
          <table:table-cell office:value-type="float" office:value="2502" calcext:value-type="float">
            <text:p>2502</text:p>
          </table:table-cell>
          <table:table-cell office:value-type="float" office:value="2689" calcext:value-type="float">
            <text:p>2689</text:p>
          </table:table-cell>
          <table:table-cell table:number-columns-repeated="3"/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2336" calcext:value-type="float">
            <text:p>2336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 office:value-type="float" office:value="21710" calcext:value-type="float">
            <text:p>21710</text:p>
          </table:table-cell>
          <table:table-cell office:value-type="float" office:value="2216" calcext:value-type="float">
            <text:p>2216</text:p>
          </table:table-cell>
          <table:table-cell office:value-type="float" office:value="2466" calcext:value-type="float">
            <text:p>2466</text:p>
          </table:table-cell>
          <table:table-cell table:number-columns-repeated="3"/>
        </table:table-row>
        <table:table-row table:style-name="ro1">
          <table:table-cell office:value-type="float" office:value="21810" calcext:value-type="float">
            <text:p>21810</text:p>
          </table:table-cell>
          <table:table-cell office:value-type="float" office:value="2110" calcext:value-type="float">
            <text:p>2110</text:p>
          </table:table-cell>
          <table:table-cell office:value-type="float" office:value="2451" calcext:value-type="float">
            <text:p>2451</text:p>
          </table:table-cell>
          <table:table-cell table:number-columns-repeated="3"/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2666" calcext:value-type="float">
            <text:p>2666</text:p>
          </table:table-cell>
          <table:table-cell office:value-type="float" office:value="2942" calcext:value-type="float">
            <text:p>2942</text:p>
          </table:table-cell>
          <table:table-cell table:number-columns-repeated="3"/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3200" calcext:value-type="float">
            <text:p>3200</text:p>
          </table:table-cell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1486" calcext:value-type="float">
            <text:p>1486</text:p>
          </table:table-cell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2249" calcext:value-type="float">
            <text:p>2249</text:p>
          </table:table-cell>
          <table:table-cell office:value-type="float" office:value="2628" calcext:value-type="float">
            <text:p>2628</text:p>
          </table:table-cell>
          <table:table-cell table:number-columns-repeated="3"/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float" office:value="2324" calcext:value-type="float">
            <text:p>2324</text:p>
          </table:table-cell>
          <table:table-cell office:value-type="float" office:value="2649" calcext:value-type="float">
            <text:p>2649</text:p>
          </table:table-cell>
          <table:table-cell table:number-columns-repeated="3"/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float" office:value="2474" calcext:value-type="float">
            <text:p>2474</text:p>
          </table:table-cell>
          <table:table-cell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 office:value-type="float" office:value="22510" calcext:value-type="float">
            <text:p>22510</text:p>
          </table:table-cell>
          <table:table-cell office:value-type="float" office:value="1425" calcext:value-type="float">
            <text:p>1425</text:p>
          </table:table-cell>
          <table:table-cell office:value-type="float" office:value="1501" calcext:value-type="float">
            <text:p>1501</text:p>
          </table:table-cell>
          <table:table-cell table:number-columns-repeated="3"/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float" office:value="2036" calcext:value-type="float">
            <text:p>2036</text:p>
          </table:table-cell>
          <table:table-cell office:value-type="float" office:value="2063" calcext:value-type="float">
            <text:p>2063</text:p>
          </table:table-cell>
          <table:table-cell table:number-columns-repeated="3"/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2689" calcext:value-type="float">
            <text:p>2689</text:p>
          </table:table-cell>
          <table:table-cell office:value-type="float" office:value="2083" calcext:value-type="float">
            <text:p>2083</text:p>
          </table:table-cell>
          <table:table-cell table:number-columns-repeated="3"/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float" office:value="1264" calcext:value-type="float">
            <text:p>1264</text:p>
          </table:table-cell>
          <table:table-cell office:value-type="float" office:value="1516" calcext:value-type="float">
            <text:p>1516</text:p>
          </table:table-cell>
          <table:table-cell table:number-columns-repeated="3"/>
        </table:table-row>
        <table:table-row table:style-name="ro1">
          <table:table-cell office:value-type="float" office:value="22910" calcext:value-type="float">
            <text:p>22910</text:p>
          </table:table-cell>
          <table:table-cell office:value-type="float" office:value="1817" calcext:value-type="float">
            <text:p>1817</text:p>
          </table:table-cell>
          <table:table-cell office:value-type="float" office:value="1685" calcext:value-type="float">
            <text:p>1685</text:p>
          </table:table-cell>
          <table:table-cell table:number-columns-repeated="3"/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2606" calcext:value-type="float">
            <text:p>2606</text:p>
          </table:table-cell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3110" calcext:value-type="float">
            <text:p>23110</text:p>
          </table:table-cell>
          <table:table-cell office:value-type="float" office:value="875" calcext:value-type="float">
            <text:p>875</text:p>
          </table:table-cell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 office:value-type="float" office:value="23210" calcext:value-type="float">
            <text:p>23210</text:p>
          </table:table-cell>
          <table:table-cell office:value-type="float" office:value="2533" calcext:value-type="float">
            <text:p>2533</text:p>
          </table:table-cell>
          <table:table-cell office:value-type="float" office:value="2214" calcext:value-type="float">
            <text:p>2214</text:p>
          </table:table-cell>
          <table:table-cell table:number-columns-repeated="3"/>
        </table:table-row>
        <table:table-row table:style-name="ro1">
          <table:table-cell office:value-type="float" office:value="23310" calcext:value-type="float">
            <text:p>23310</text:p>
          </table:table-cell>
          <table:table-cell office:value-type="float" office:value="1895" calcext:value-type="float">
            <text:p>1895</text:p>
          </table:table-cell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410" calcext:value-type="float">
            <text:p>23410</text:p>
          </table:table-cell>
          <table:table-cell office:value-type="float" office:value="2705" calcext:value-type="float">
            <text:p>2705</text:p>
          </table:table-cell>
          <table:table-cell office:value-type="float" office:value="1738" calcext:value-type="float">
            <text:p>1738</text:p>
          </table:table-cell>
          <table:table-cell table:number-columns-repeated="3"/>
        </table:table-row>
        <table:table-row table:style-name="ro1">
          <table:table-cell office:value-type="float" office:value="23510" calcext:value-type="float">
            <text:p>23510</text:p>
          </table:table-cell>
          <table:table-cell office:value-type="float" office:value="1426" calcext:value-type="float">
            <text:p>1426</text:p>
          </table:table-cell>
          <table:table-cell office:value-type="float" office:value="1538" calcext:value-type="float">
            <text:p>1538</text:p>
          </table:table-cell>
          <table:table-cell table:number-columns-repeated="3"/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931" calcext:value-type="float">
            <text:p>931</text:p>
          </table:table-cell>
          <table:table-cell office:value-type="float" office:value="1393" calcext:value-type="float">
            <text:p>1393</text:p>
          </table:table-cell>
          <table:table-cell table:number-columns-repeated="3"/>
        </table:table-row>
        <table:table-row table:style-name="ro1">
          <table:table-cell office:value-type="float" office:value="23710" calcext:value-type="float">
            <text:p>23710</text:p>
          </table:table-cell>
          <table:table-cell office:value-type="float" office:value="2003" calcext:value-type="float">
            <text:p>2003</text:p>
          </table:table-cell>
          <table:table-cell office:value-type="float" office:value="1558" calcext:value-type="float">
            <text:p>1558</text:p>
          </table:table-cell>
          <table:table-cell table:number-columns-repeated="3"/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float" office:value="1239" calcext:value-type="float">
            <text:p>1239</text:p>
          </table:table-cell>
          <table:table-cell office:value-type="float" office:value="1329" calcext:value-type="float">
            <text:p>1329</text:p>
          </table:table-cell>
          <table:table-cell table:number-columns-repeated="3"/>
        </table:table-row>
        <table:table-row table:style-name="ro1">
          <table:table-cell office:value-type="float" office:value="23910" calcext:value-type="float">
            <text:p>23910</text:p>
          </table:table-cell>
          <table:table-cell office:value-type="float" office:value="2146" calcext:value-type="float">
            <text:p>2146</text:p>
          </table:table-cell>
          <table:table-cell office:value-type="float" office:value="1531" calcext:value-type="float">
            <text:p>1531</text:p>
          </table:table-cell>
          <table:table-cell table:number-columns-repeated="3"/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float" office:value="2124" calcext:value-type="float">
            <text:p>2124</text:p>
          </table:table-cell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24110" calcext:value-type="float">
            <text:p>24110</text:p>
          </table:table-cell>
          <table:table-cell office:value-type="float" office:value="2285" calcext:value-type="float">
            <text:p>2285</text:p>
          </table:table-cell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24210" calcext:value-type="float">
            <text:p>24210</text:p>
          </table:table-cell>
          <table:table-cell office:value-type="float" office:value="2168" calcext:value-type="float">
            <text:p>2168</text:p>
          </table:table-cell>
          <table:table-cell office:value-type="float" office:value="1609" calcext:value-type="float">
            <text:p>1609</text:p>
          </table:table-cell>
          <table:table-cell table:number-columns-repeated="3"/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1477" calcext:value-type="float">
            <text:p>1477</text:p>
          </table:table-cell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24410" calcext:value-type="float">
            <text:p>24410</text:p>
          </table:table-cell>
          <table:table-cell office:value-type="float" office:value="1158" calcext:value-type="float">
            <text:p>1158</text:p>
          </table:table-cell>
          <table:table-cell office:value-type="float" office:value="1401" calcext:value-type="float">
            <text:p>1401</text:p>
          </table:table-cell>
          <table:table-cell table:number-columns-repeated="3"/>
        </table:table-row>
        <table:table-row table:style-name="ro1">
          <table:table-cell office:value-type="float" office:value="24510" calcext:value-type="float">
            <text:p>24510</text:p>
          </table:table-cell>
          <table:table-cell office:value-type="float" office:value="1829" calcext:value-type="float">
            <text:p>1829</text:p>
          </table:table-cell>
          <table:table-cell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24610" calcext:value-type="float">
            <text:p>24610</text:p>
          </table:table-cell>
          <table:table-cell office:value-type="float" office:value="2036" calcext:value-type="float">
            <text:p>2036</text:p>
          </table:table-cell>
          <table:table-cell office:value-type="float" office:value="1584" calcext:value-type="float">
            <text:p>1584</text:p>
          </table:table-cell>
          <table:table-cell table:number-columns-repeated="3"/>
        </table:table-row>
        <table:table-row table:style-name="ro1">
          <table:table-cell office:value-type="float" office:value="24710" calcext:value-type="float">
            <text:p>24710</text:p>
          </table:table-cell>
          <table:table-cell office:value-type="float" office:value="2003" calcext:value-type="float">
            <text:p>2003</text:p>
          </table:table-cell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24810" calcext:value-type="float">
            <text:p>24810</text:p>
          </table:table-cell>
          <table:table-cell office:value-type="float" office:value="1998" calcext:value-type="float">
            <text:p>1998</text:p>
          </table:table-cell>
          <table:table-cell office:value-type="float" office:value="1644" calcext:value-type="float">
            <text:p>1644</text:p>
          </table:table-cell>
          <table:table-cell table:number-columns-repeated="3"/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2148" calcext:value-type="float">
            <text:p>2148</text:p>
          </table:table-cell>
          <table:table-cell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2816" calcext:value-type="float">
            <text:p>2816</text:p>
          </table:table-cell>
          <table:table-cell office:value-type="float" office:value="1386" calcext:value-type="float">
            <text:p>1386</text:p>
          </table:table-cell>
          <table:table-cell table:number-columns-repeated="3"/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float" office:value="1187" calcext:value-type="float">
            <text:p>1187</text:p>
          </table:table-cell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25210" calcext:value-type="float">
            <text:p>25210</text:p>
          </table:table-cell>
          <table:table-cell office:value-type="float" office:value="2557" calcext:value-type="float">
            <text:p>2557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>
          <table:table-cell office:value-type="float" office:value="25310" calcext:value-type="float">
            <text:p>25310</text:p>
          </table:table-cell>
          <table:table-cell office:value-type="float" office:value="2147" calcext:value-type="float">
            <text:p>2147</text:p>
          </table:table-cell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25410" calcext:value-type="float">
            <text:p>25410</text:p>
          </table:table-cell>
          <table:table-cell office:value-type="float" office:value="926" calcext:value-type="float">
            <text:p>926</text:p>
          </table:table-cell>
          <table:table-cell office:value-type="float" office:value="1333" calcext:value-type="float">
            <text:p>1333</text:p>
          </table:table-cell>
          <table:table-cell table:number-columns-repeated="3"/>
        </table:table-row>
        <table:table-row table:style-name="ro1">
          <table:table-cell office:value-type="float" office:value="25510" calcext:value-type="float">
            <text:p>25510</text:p>
          </table:table-cell>
          <table:table-cell office:value-type="float" office:value="1873" calcext:value-type="float">
            <text:p>1873</text:p>
          </table:table-cell>
          <table:table-cell office:value-type="float" office:value="2199" calcext:value-type="float">
            <text:p>2199</text:p>
          </table:table-cell>
          <table:table-cell table:number-columns-repeated="3"/>
        </table:table-row>
        <table:table-row table:style-name="ro1">
          <table:table-cell office:value-type="float" office:value="25610" calcext:value-type="float">
            <text:p>25610</text:p>
          </table:table-cell>
          <table:table-cell office:value-type="float" office:value="1729" calcext:value-type="float">
            <text:p>1729</text:p>
          </table:table-cell>
          <table:table-cell office:value-type="float" office:value="1397" calcext:value-type="float">
            <text:p>1397</text:p>
          </table:table-cell>
          <table:table-cell table:number-columns-repeated="3"/>
        </table:table-row>
        <table:table-row table:style-name="ro1">
          <table:table-cell office:value-type="float" office:value="25710" calcext:value-type="float">
            <text:p>25710</text:p>
          </table:table-cell>
          <table:table-cell office:value-type="float" office:value="1500" calcext:value-type="float">
            <text:p>1500</text:p>
          </table:table-cell>
          <table:table-cell office:value-type="float" office:value="1353" calcext:value-type="float">
            <text:p>1353</text:p>
          </table:table-cell>
          <table:table-cell table:number-columns-repeated="3"/>
        </table:table-row>
        <table:table-row table:style-name="ro1">
          <table:table-cell office:value-type="float" office:value="25810" calcext:value-type="float">
            <text:p>25810</text:p>
          </table:table-cell>
          <table:table-cell office:value-type="float" office:value="598" calcext:value-type="float">
            <text:p>598</text:p>
          </table:table-cell>
          <table:table-cell office:value-type="float" office:value="1647" calcext:value-type="float">
            <text:p>1647</text:p>
          </table:table-cell>
          <table:table-cell table:number-columns-repeated="3"/>
        </table:table-row>
        <table:table-row table:style-name="ro1">
          <table:table-cell office:value-type="float" office:value="25910" calcext:value-type="float">
            <text:p>25910</text:p>
          </table:table-cell>
          <table:table-cell office:value-type="float" office:value="1997" calcext:value-type="float">
            <text:p>1997</text:p>
          </table:table-cell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float" office:value="1208" calcext:value-type="float">
            <text:p>1208</text:p>
          </table:table-cell>
          <table:table-cell office:value-type="float" office:value="1891" calcext:value-type="float">
            <text:p>1891</text:p>
          </table:table-cell>
          <table:table-cell table:number-columns-repeated="3"/>
        </table:table-row>
        <table:table-row table:style-name="ro1">
          <table:table-cell office:value-type="float" office:value="26110" calcext:value-type="float">
            <text:p>26110</text:p>
          </table:table-cell>
          <table:table-cell office:value-type="float" office:value="1595" calcext:value-type="float">
            <text:p>1595</text:p>
          </table:table-cell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26210" calcext:value-type="float">
            <text:p>26210</text:p>
          </table:table-cell>
          <table:table-cell office:value-type="float" office:value="1531" calcext:value-type="float">
            <text:p>1531</text:p>
          </table:table-cell>
          <table:table-cell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float" office:value="1815" calcext:value-type="float">
            <text:p>1815</text:p>
          </table:table-cell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float" office:value="2111" calcext:value-type="float">
            <text:p>2111</text:p>
          </table:table-cell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26510" calcext:value-type="float">
            <text:p>26510</text:p>
          </table:table-cell>
          <table:table-cell office:value-type="float" office:value="2129" calcext:value-type="float">
            <text:p>2129</text:p>
          </table:table-cell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float" office:value="26610" calcext:value-type="float">
            <text:p>26610</text:p>
          </table:table-cell>
          <table:table-cell office:value-type="float" office:value="873" calcext:value-type="float">
            <text:p>873</text:p>
          </table:table-cell>
          <table:table-cell office:value-type="float" office:value="1721" calcext:value-type="float">
            <text:p>1721</text:p>
          </table:table-cell>
          <table:table-cell table:number-columns-repeated="3"/>
        </table:table-row>
        <table:table-row table:style-name="ro1">
          <table:table-cell office:value-type="float" office:value="26710" calcext:value-type="float">
            <text:p>26710</text:p>
          </table:table-cell>
          <table:table-cell office:value-type="float" office:value="1681" calcext:value-type="float">
            <text:p>1681</text:p>
          </table:table-cell>
          <table:table-cell office:value-type="float" office:value="1608" calcext:value-type="float">
            <text:p>1608</text:p>
          </table:table-cell>
          <table:table-cell table:number-columns-repeated="3"/>
        </table:table-row>
        <table:table-row table:style-name="ro1">
          <table:table-cell office:value-type="float" office:value="26810" calcext:value-type="float">
            <text:p>26810</text:p>
          </table:table-cell>
          <table:table-cell office:value-type="float" office:value="2326" calcext:value-type="float">
            <text:p>2326</text:p>
          </table:table-cell>
          <table:table-cell office:value-type="float" office:value="1931" calcext:value-type="float">
            <text:p>1931</text:p>
          </table:table-cell>
          <table:table-cell table:number-columns-repeated="3"/>
        </table:table-row>
        <table:table-row table:style-name="ro1">
          <table:table-cell office:value-type="float" office:value="26910" calcext:value-type="float">
            <text:p>26910</text:p>
          </table:table-cell>
          <table:table-cell office:value-type="float" office:value="2478" calcext:value-type="float">
            <text:p>2478</text:p>
          </table:table-cell>
          <table:table-cell office:value-type="float" office:value="1503" calcext:value-type="float">
            <text:p>1503</text:p>
          </table:table-cell>
          <table:table-cell table:number-columns-repeated="3"/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2275" calcext:value-type="float">
            <text:p>2275</text:p>
          </table:table-cell>
          <table:table-cell office:value-type="float" office:value="2447" calcext:value-type="float">
            <text:p>2447</text:p>
          </table:table-cell>
          <table:table-cell table:number-columns-repeated="3"/>
        </table:table-row>
        <table:table-row table:style-name="ro1">
          <table:table-cell office:value-type="float" office:value="27110" calcext:value-type="float">
            <text:p>27110</text:p>
          </table:table-cell>
          <table:table-cell office:value-type="float" office:value="2330" calcext:value-type="float">
            <text:p>2330</text:p>
          </table:table-cell>
          <table:table-cell office:value-type="float" office:value="1626" calcext:value-type="float">
            <text:p>1626</text:p>
          </table:table-cell>
          <table:table-cell table:number-columns-repeated="3"/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float" office:value="2558" calcext:value-type="float">
            <text:p>2558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2304" calcext:value-type="float">
            <text:p>2304</text:p>
          </table:table-cell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27410" calcext:value-type="float">
            <text:p>27410</text:p>
          </table:table-cell>
          <table:table-cell office:value-type="float" office:value="1982" calcext:value-type="float">
            <text:p>1982</text:p>
          </table:table-cell>
          <table:table-cell office:value-type="float" office:value="1355" calcext:value-type="float">
            <text:p>1355</text:p>
          </table:table-cell>
          <table:table-cell table:number-columns-repeated="3"/>
        </table:table-row>
        <table:table-row table:style-name="ro1">
          <table:table-cell office:value-type="float" office:value="27510" calcext:value-type="float">
            <text:p>27510</text:p>
          </table:table-cell>
          <table:table-cell office:value-type="float" office:value="2443" calcext:value-type="float">
            <text:p>2443</text:p>
          </table:table-cell>
          <table:table-cell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float" office:value="1678" calcext:value-type="float">
            <text:p>1678</text:p>
          </table:table-cell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2864" calcext:value-type="float">
            <text:p>2864</text:p>
          </table:table-cell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1828" calcext:value-type="float">
            <text:p>1828</text:p>
          </table:table-cell>
          <table:table-cell office:value-type="float" office:value="1320" calcext:value-type="float">
            <text:p>1320</text:p>
          </table:table-cell>
          <table:table-cell table:number-columns-repeated="3"/>
        </table:table-row>
        <table:table-row table:style-name="ro1">
          <table:table-cell office:value-type="float" office:value="27910" calcext:value-type="float">
            <text:p>27910</text:p>
          </table:table-cell>
          <table:table-cell office:value-type="float" office:value="1190" calcext:value-type="float">
            <text:p>1190</text:p>
          </table:table-cell>
          <table:table-cell office:value-type="float" office:value="1728" calcext:value-type="float">
            <text:p>1728</text:p>
          </table:table-cell>
          <table:table-cell table:number-columns-repeated="3"/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1566" calcext:value-type="float">
            <text:p>1566</text:p>
          </table:table-cell>
          <table:table-cell office:value-type="float" office:value="1309" calcext:value-type="float">
            <text:p>1309</text:p>
          </table:table-cell>
          <table:table-cell table:number-columns-repeated="3"/>
        </table:table-row>
        <table:table-row table:style-name="ro1">
          <table:table-cell office:value-type="float" office:value="28110" calcext:value-type="float">
            <text:p>28110</text:p>
          </table:table-cell>
          <table:table-cell office:value-type="float" office:value="2089" calcext:value-type="float">
            <text:p>2089</text:p>
          </table:table-cell>
          <table:table-cell office:value-type="float" office:value="1829" calcext:value-type="float">
            <text:p>1829</text:p>
          </table:table-cell>
          <table:table-cell table:number-columns-repeated="3"/>
        </table:table-row>
        <table:table-row table:style-name="ro1">
          <table:table-cell office:value-type="float" office:value="28210" calcext:value-type="float">
            <text:p>28210</text:p>
          </table:table-cell>
          <table:table-cell office:value-type="float" office:value="1551" calcext:value-type="float">
            <text:p>1551</text:p>
          </table:table-cell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28310" calcext:value-type="float">
            <text:p>28310</text:p>
          </table:table-cell>
          <table:table-cell office:value-type="float" office:value="1605" calcext:value-type="float">
            <text:p>1605</text:p>
          </table:table-cell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28410" calcext:value-type="float">
            <text:p>28410</text:p>
          </table:table-cell>
          <table:table-cell office:value-type="float" office:value="1801" calcext:value-type="float">
            <text:p>1801</text:p>
          </table:table-cell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28510" calcext:value-type="float">
            <text:p>28510</text:p>
          </table:table-cell>
          <table:table-cell office:value-type="float" office:value="1686" calcext:value-type="float">
            <text:p>1686</text:p>
          </table:table-cell>
          <table:table-cell office:value-type="float" office:value="2313" calcext:value-type="float">
            <text:p>2313</text:p>
          </table:table-cell>
          <table:table-cell table:number-columns-repeated="3"/>
        </table:table-row>
        <table:table-row table:style-name="ro1">
          <table:table-cell office:value-type="float" office:value="28610" calcext:value-type="float">
            <text:p>28610</text:p>
          </table:table-cell>
          <table:table-cell office:value-type="float" office:value="2250" calcext:value-type="float">
            <text:p>2250</text:p>
          </table:table-cell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float" office:value="1506" calcext:value-type="float">
            <text:p>1506</text:p>
          </table:table-cell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28810" calcext:value-type="float">
            <text:p>28810</text:p>
          </table:table-cell>
          <table:table-cell office:value-type="float" office:value="1856" calcext:value-type="float">
            <text:p>1856</text:p>
          </table:table-cell>
          <table:table-cell office:value-type="float" office:value="1476" calcext:value-type="float">
            <text:p>1476</text:p>
          </table:table-cell>
          <table:table-cell table:number-columns-repeated="3"/>
        </table:table-row>
        <table:table-row table:style-name="ro1">
          <table:table-cell office:value-type="float" office:value="28910" calcext:value-type="float">
            <text:p>28910</text:p>
          </table:table-cell>
          <table:table-cell office:value-type="float" office:value="2460" calcext:value-type="float">
            <text:p>2460</text:p>
          </table:table-cell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29010" calcext:value-type="float">
            <text:p>29010</text:p>
          </table:table-cell>
          <table:table-cell office:value-type="float" office:value="2436" calcext:value-type="float">
            <text:p>2436</text:p>
          </table:table-cell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office:value-type="float" office:value="29110" calcext:value-type="float">
            <text:p>29110</text:p>
          </table:table-cell>
          <table:table-cell office:value-type="float" office:value="2737" calcext:value-type="float">
            <text:p>2737</text:p>
          </table:table-cell>
          <table:table-cell office:value-type="float" office:value="1903" calcext:value-type="float">
            <text:p>1903</text:p>
          </table:table-cell>
          <table:table-cell table:number-columns-repeated="3"/>
        </table:table-row>
        <table:table-row table:style-name="ro1">
          <table:table-cell office:value-type="float" office:value="29210" calcext:value-type="float">
            <text:p>29210</text:p>
          </table:table-cell>
          <table:table-cell office:value-type="float" office:value="2893" calcext:value-type="float">
            <text:p>2893</text:p>
          </table:table-cell>
          <table:table-cell office:value-type="float" office:value="1415" calcext:value-type="float">
            <text:p>1415</text:p>
          </table:table-cell>
          <table:table-cell table:number-columns-repeated="3"/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float" office:value="1266" calcext:value-type="float">
            <text:p>1266</text:p>
          </table:table-cell>
          <table:table-cell office:value-type="float" office:value="1325" calcext:value-type="float">
            <text:p>1325</text:p>
          </table:table-cell>
          <table:table-cell table:number-columns-repeated="3"/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29510" calcext:value-type="float">
            <text:p>29510</text:p>
          </table:table-cell>
          <table:table-cell office:value-type="float" office:value="2250" calcext:value-type="float">
            <text:p>2250</text:p>
          </table:table-cell>
          <table:table-cell office:value-type="float" office:value="1557" calcext:value-type="float">
            <text:p>1557</text:p>
          </table:table-cell>
          <table:table-cell table:number-columns-repeated="3"/>
        </table:table-row>
        <table:table-row table:style-name="ro1">
          <table:table-cell office:value-type="float" office:value="29610" calcext:value-type="float">
            <text:p>29610</text:p>
          </table:table-cell>
          <table:table-cell office:value-type="float" office:value="2495" calcext:value-type="float">
            <text:p>2495</text:p>
          </table:table-cell>
          <table:table-cell office:value-type="float" office:value="1768" calcext:value-type="float">
            <text:p>1768</text:p>
          </table:table-cell>
          <table:table-cell table:number-columns-repeated="3"/>
        </table:table-row>
        <table:table-row table:style-name="ro1">
          <table:table-cell office:value-type="float" office:value="29710" calcext:value-type="float">
            <text:p>29710</text:p>
          </table:table-cell>
          <table:table-cell office:value-type="float" office:value="2024" calcext:value-type="float">
            <text:p>2024</text:p>
          </table:table-cell>
          <table:table-cell office:value-type="float" office:value="1675" calcext:value-type="float">
            <text:p>1675</text:p>
          </table:table-cell>
          <table:table-cell table:number-columns-repeated="3"/>
        </table:table-row>
        <table:table-row table:style-name="ro1">
          <table:table-cell office:value-type="float" office:value="29810" calcext:value-type="float">
            <text:p>29810</text:p>
          </table:table-cell>
          <table:table-cell office:value-type="float" office:value="2005" calcext:value-type="float">
            <text:p>2005</text:p>
          </table:table-cell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29910" calcext:value-type="float">
            <text:p>29910</text:p>
          </table:table-cell>
          <table:table-cell office:value-type="float" office:value="1858" calcext:value-type="float">
            <text:p>1858</text:p>
          </table:table-cell>
          <table:table-cell office:value-type="float" office:value="1571" calcext:value-type="float">
            <text:p>1571</text:p>
          </table:table-cell>
          <table:table-cell table:number-columns-repeated="3"/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1725" calcext:value-type="float">
            <text:p>1725</text:p>
          </table:table-cell>
          <table:table-cell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float" office:value="2043" calcext:value-type="float">
            <text:p>2043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30210" calcext:value-type="float">
            <text:p>30210</text:p>
          </table:table-cell>
          <table:table-cell office:value-type="float" office:value="2168" calcext:value-type="float">
            <text:p>2168</text:p>
          </table:table-cell>
          <table:table-cell office:value-type="float" office:value="1389" calcext:value-type="float">
            <text:p>1389</text:p>
          </table:table-cell>
          <table:table-cell table:number-columns-repeated="3"/>
        </table:table-row>
        <table:table-row table:style-name="ro1">
          <table:table-cell office:value-type="float" office:value="30310" calcext:value-type="float">
            <text:p>30310</text:p>
          </table:table-cell>
          <table:table-cell office:value-type="float" office:value="2234" calcext:value-type="float">
            <text:p>2234</text:p>
          </table:table-cell>
          <table:table-cell office:value-type="float" office:value="1375" calcext:value-type="float">
            <text:p>1375</text:p>
          </table:table-cell>
          <table:table-cell table:number-columns-repeated="3"/>
        </table:table-row>
        <table:table-row table:style-name="ro1">
          <table:table-cell office:value-type="float" office:value="30410" calcext:value-type="float">
            <text:p>30410</text:p>
          </table:table-cell>
          <table:table-cell office:value-type="float" office:value="2082" calcext:value-type="float">
            <text:p>2082</text:p>
          </table:table-cell>
          <table:table-cell office:value-type="float" office:value="1797" calcext:value-type="float">
            <text:p>1797</text:p>
          </table:table-cell>
          <table:table-cell table:number-columns-repeated="3"/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2567" calcext:value-type="float">
            <text:p>2567</text:p>
          </table:table-cell>
          <table:table-cell office:value-type="float" office:value="1769" calcext:value-type="float">
            <text:p>1769</text:p>
          </table:table-cell>
          <table:table-cell table:number-columns-repeated="3"/>
        </table:table-row>
        <table:table-row table:style-name="ro1">
          <table:table-cell office:value-type="float" office:value="30610" calcext:value-type="float">
            <text:p>30610</text:p>
          </table:table-cell>
          <table:table-cell office:value-type="float" office:value="1797" calcext:value-type="float">
            <text:p>1797</text:p>
          </table:table-cell>
          <table:table-cell office:value-type="float" office:value="1625" calcext:value-type="float">
            <text:p>1625</text:p>
          </table:table-cell>
          <table:table-cell table:number-columns-repeated="3"/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float" office:value="463" calcext:value-type="float">
            <text:p>463</text:p>
          </table:table-cell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30810" calcext:value-type="float">
            <text:p>30810</text:p>
          </table:table-cell>
          <table:table-cell office:value-type="float" office:value="1869" calcext:value-type="float">
            <text:p>1869</text:p>
          </table:table-cell>
          <table:table-cell office:value-type="float" office:value="1681" calcext:value-type="float">
            <text:p>1681</text:p>
          </table:table-cell>
          <table:table-cell table:number-columns-repeated="3"/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2029" calcext:value-type="float">
            <text:p>2029</text:p>
          </table:table-cell>
          <table:table-cell office:value-type="float" office:value="1341" calcext:value-type="float">
            <text:p>1341</text:p>
          </table:table-cell>
          <table:table-cell table:number-columns-repeated="3"/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2471" calcext:value-type="float">
            <text:p>2471</text:p>
          </table:table-cell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float" office:value="2676" calcext:value-type="float">
            <text:p>2676</text:p>
          </table:table-cell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float" office:value="19883" calcext:value-type="float">
            <text:p>19883</text:p>
          </table:table-cell>
          <table:table-cell office:value-type="float" office:value="1431" calcext:value-type="float">
            <text:p>1431</text:p>
          </table:table-cell>
          <table:table-cell table:number-columns-repeated="3"/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float" office:value="2138" calcext:value-type="float">
            <text:p>2138</text:p>
          </table:table-cell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float" office:value="1954" calcext:value-type="float">
            <text:p>1954</text:p>
          </table:table-cell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31510" calcext:value-type="float">
            <text:p>31510</text:p>
          </table:table-cell>
          <table:table-cell office:value-type="float" office:value="1828" calcext:value-type="float">
            <text:p>1828</text:p>
          </table:table-cell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31610" calcext:value-type="float">
            <text:p>31610</text:p>
          </table:table-cell>
          <table:table-cell office:value-type="float" office:value="1822" calcext:value-type="float">
            <text:p>1822</text:p>
          </table:table-cell>
          <table:table-cell office:value-type="float" office:value="166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31710" calcext:value-type="float">
            <text:p>31710</text:p>
          </table:table-cell>
          <table:table-cell office:value-type="float" office:value="1115" calcext:value-type="float">
            <text:p>1115</text:p>
          </table:table-cell>
          <table:table-cell office:value-type="float" office:value="1719" calcext:value-type="float">
            <text:p>1719</text:p>
          </table:table-cell>
          <table:table-cell table:number-columns-repeated="3"/>
        </table:table-row>
        <table:table-row table:style-name="ro1">
          <table:table-cell office:value-type="float" office:value="31810" calcext:value-type="float">
            <text:p>31810</text:p>
          </table:table-cell>
          <table:table-cell office:value-type="float" office:value="1795" calcext:value-type="float">
            <text:p>1795</text:p>
          </table:table-cell>
          <table:table-cell office:value-type="float" office:value="1903" calcext:value-type="float">
            <text:p>1903</text:p>
          </table:table-cell>
          <table:table-cell table:number-columns-repeated="3"/>
        </table:table-row>
        <table:table-row table:style-name="ro1">
          <table:table-cell office:value-type="float" office:value="31910" calcext:value-type="float">
            <text:p>31910</text:p>
          </table:table-cell>
          <table:table-cell office:value-type="float" office:value="1493" calcext:value-type="float">
            <text:p>1493</text:p>
          </table:table-cell>
          <table:table-cell office:value-type="float" office:value="1775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2490" calcext:value-type="float">
            <text:p>2490</text:p>
          </table:table-cell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2019" calcext:value-type="float">
            <text:p>2019</text:p>
          </table:table-cell>
          <table:table-cell office:value-type="float" office:value="2168" calcext:value-type="float">
            <text:p>2168</text:p>
          </table:table-cell>
          <table:table-cell table:number-columns-repeated="3"/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1838" calcext:value-type="float">
            <text:p>1838</text:p>
          </table:table-cell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32310" calcext:value-type="float">
            <text:p>32310</text:p>
          </table:table-cell>
          <table:table-cell office:value-type="float" office:value="2824" calcext:value-type="float">
            <text:p>2824</text:p>
          </table:table-cell>
          <table:table-cell office:value-type="float" office:value="2627" calcext:value-type="float">
            <text:p>2627</text:p>
          </table:table-cell>
          <table:table-cell table:number-columns-repeated="3"/>
        </table:table-row>
        <table:table-row table:style-name="ro1">
          <table:table-cell office:value-type="float" office:value="32410" calcext:value-type="float">
            <text:p>32410</text:p>
          </table:table-cell>
          <table:table-cell office:value-type="float" office:value="2532" calcext:value-type="float">
            <text:p>2532</text:p>
          </table:table-cell>
          <table:table-cell office:value-type="float" office:value="1503" calcext:value-type="float">
            <text:p>1503</text:p>
          </table:table-cell>
          <table:table-cell table:number-columns-repeated="3"/>
        </table:table-row>
        <table:table-row table:style-name="ro1">
          <table:table-cell office:value-type="float" office:value="32510" calcext:value-type="float">
            <text:p>32510</text:p>
          </table:table-cell>
          <table:table-cell office:value-type="float" office:value="1736" calcext:value-type="float">
            <text:p>1736</text:p>
          </table:table-cell>
          <table:table-cell office:value-type="float" office:value="1399" calcext:value-type="float">
            <text:p>1399</text:p>
          </table:table-cell>
          <table:table-cell table:number-columns-repeated="3"/>
        </table:table-row>
        <table:table-row table:style-name="ro1">
          <table:table-cell office:value-type="float" office:value="32610" calcext:value-type="float">
            <text:p>32610</text:p>
          </table:table-cell>
          <table:table-cell office:value-type="float" office:value="2603" calcext:value-type="float">
            <text:p>2603</text:p>
          </table:table-cell>
          <table:table-cell office:value-type="float" office:value="1943" calcext:value-type="float">
            <text:p>1943</text:p>
          </table:table-cell>
          <table:table-cell table:number-columns-repeated="3"/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2475" calcext:value-type="float">
            <text:p>2475</text:p>
          </table:table-cell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32810" calcext:value-type="float">
            <text:p>32810</text:p>
          </table:table-cell>
          <table:table-cell office:value-type="float" office:value="2868" calcext:value-type="float">
            <text:p>2868</text:p>
          </table:table-cell>
          <table:table-cell office:value-type="float" office:value="2203" calcext:value-type="float">
            <text:p>2203</text:p>
          </table:table-cell>
          <table:table-cell table:number-columns-repeated="3"/>
        </table:table-row>
        <table:table-row table:style-name="ro1">
          <table:table-cell office:value-type="float" office:value="32910" calcext:value-type="float">
            <text:p>32910</text:p>
          </table:table-cell>
          <table:table-cell office:value-type="float" office:value="2185" calcext:value-type="float">
            <text:p>2185</text:p>
          </table:table-cell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2329" calcext:value-type="float">
            <text:p>2329</text:p>
          </table:table-cell>
          <table:table-cell office:value-type="float" office:value="2727" calcext:value-type="float">
            <text:p>2727</text:p>
          </table:table-cell>
          <table:table-cell table:number-columns-repeated="3"/>
        </table:table-row>
        <table:table-row table:style-name="ro1">
          <table:table-cell office:value-type="float" office:value="33110" calcext:value-type="float">
            <text:p>33110</text:p>
          </table:table-cell>
          <table:table-cell office:value-type="float" office:value="2351" calcext:value-type="float">
            <text:p>2351</text:p>
          </table:table-cell>
          <table:table-cell office:value-type="float" office:value="2775" calcext:value-type="float">
            <text:p>2775</text:p>
          </table:table-cell>
          <table:table-cell table:number-columns-repeated="3"/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2311" calcext:value-type="float">
            <text:p>2311</text:p>
          </table:table-cell>
          <table:table-cell office:value-type="float" office:value="2266" calcext:value-type="float">
            <text:p>2266</text:p>
          </table:table-cell>
          <table:table-cell table:number-columns-repeated="3"/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1404" calcext:value-type="float">
            <text:p>1404</text:p>
          </table:table-cell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33410" calcext:value-type="float">
            <text:p>33410</text:p>
          </table:table-cell>
          <table:table-cell office:value-type="float" office:value="2054" calcext:value-type="float">
            <text:p>2054</text:p>
          </table:table-cell>
          <table:table-cell office:value-type="float" office:value="2402" calcext:value-type="float">
            <text:p>2402</text:p>
          </table:table-cell>
          <table:table-cell table:number-columns-repeated="3"/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float" office:value="2004" calcext:value-type="float">
            <text:p>2004</text:p>
          </table:table-cell>
          <table:table-cell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float" office:value="3033" calcext:value-type="float">
            <text:p>3033</text:p>
          </table:table-cell>
          <table:table-cell office:value-type="float" office:value="2609" calcext:value-type="float">
            <text:p>2609</text:p>
          </table:table-cell>
          <table:table-cell table:number-columns-repeated="3"/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float" office:value="1764" calcext:value-type="float">
            <text:p>1764</text:p>
          </table:table-cell>
          <table:table-cell office:value-type="float" office:value="2666" calcext:value-type="float">
            <text:p>2666</text:p>
          </table:table-cell>
          <table:table-cell table:number-columns-repeated="3"/>
        </table:table-row>
        <table:table-row table:style-name="ro1">
          <table:table-cell office:value-type="float" office:value="33810" calcext:value-type="float">
            <text:p>33810</text:p>
          </table:table-cell>
          <table:table-cell office:value-type="float" office:value="2998" calcext:value-type="float">
            <text:p>2998</text:p>
          </table:table-cell>
          <table:table-cell office:value-type="float" office:value="2915" calcext:value-type="float">
            <text:p>2915</text:p>
          </table:table-cell>
          <table:table-cell table:number-columns-repeated="3"/>
        </table:table-row>
        <table:table-row table:style-name="ro1">
          <table:table-cell office:value-type="float" office:value="33910" calcext:value-type="float">
            <text:p>33910</text:p>
          </table:table-cell>
          <table:table-cell office:value-type="float" office:value="16114" calcext:value-type="float">
            <text:p>16114</text:p>
          </table:table-cell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34010" calcext:value-type="float">
            <text:p>34010</text:p>
          </table:table-cell>
          <table:table-cell office:value-type="float" office:value="2291" calcext:value-type="float">
            <text:p>2291</text:p>
          </table:table-cell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34110" calcext:value-type="float">
            <text:p>34110</text:p>
          </table:table-cell>
          <table:table-cell office:value-type="float" office:value="2489" calcext:value-type="float">
            <text:p>2489</text:p>
          </table:table-cell>
          <table:table-cell office:value-type="float" office:value="2663" calcext:value-type="float">
            <text:p>2663</text:p>
          </table:table-cell>
          <table:table-cell table:number-columns-repeated="3"/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float" office:value="654" calcext:value-type="float">
            <text:p>654</text:p>
          </table:table-cell>
          <table:table-cell office:value-type="float" office:value="2634" calcext:value-type="float">
            <text:p>2634</text:p>
          </table:table-cell>
          <table:table-cell table:number-columns-repeated="3"/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float" office:value="2747" calcext:value-type="float">
            <text:p>2747</text:p>
          </table:table-cell>
          <table:table-cell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float" office:value="34410" calcext:value-type="float">
            <text:p>34410</text:p>
          </table:table-cell>
          <table:table-cell office:value-type="float" office:value="3054" calcext:value-type="float">
            <text:p>3054</text:p>
          </table:table-cell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2110" calcext:value-type="float">
            <text:p>2110</text:p>
          </table:table-cell>
          <table:table-cell office:value-type="float" office:value="2165" calcext:value-type="float">
            <text:p>2165</text:p>
          </table:table-cell>
          <table:table-cell table:number-columns-repeated="3"/>
        </table:table-row>
        <table:table-row table:style-name="ro1">
          <table:table-cell office:value-type="float" office:value="34610" calcext:value-type="float">
            <text:p>34610</text:p>
          </table:table-cell>
          <table:table-cell office:value-type="float" office:value="3064" calcext:value-type="float">
            <text:p>3064</text:p>
          </table:table-cell>
          <table:table-cell office:value-type="float" office:value="2193" calcext:value-type="float">
            <text:p>2193</text:p>
          </table:table-cell>
          <table:table-cell table:number-columns-repeated="3"/>
        </table:table-row>
        <table:table-row table:style-name="ro1">
          <table:table-cell office:value-type="float" office:value="34710" calcext:value-type="float">
            <text:p>34710</text:p>
          </table:table-cell>
          <table:table-cell office:value-type="float" office:value="1890" calcext:value-type="float">
            <text:p>1890</text:p>
          </table:table-cell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34810" calcext:value-type="float">
            <text:p>34810</text:p>
          </table:table-cell>
          <table:table-cell office:value-type="float" office:value="2067" calcext:value-type="float">
            <text:p>2067</text:p>
          </table:table-cell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34910" calcext:value-type="float">
            <text:p>34910</text:p>
          </table:table-cell>
          <table:table-cell office:value-type="float" office:value="2347" calcext:value-type="float">
            <text:p>2347</text:p>
          </table:table-cell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2375" calcext:value-type="float">
            <text:p>2375</text:p>
          </table:table-cell>
          <table:table-cell office:value-type="float" office:value="2478" calcext:value-type="float">
            <text:p>2478</text:p>
          </table:table-cell>
          <table:table-cell table:number-columns-repeated="3"/>
        </table:table-row>
        <table:table-row table:style-name="ro1">
          <table:table-cell office:value-type="float" office:value="35110" calcext:value-type="float">
            <text:p>35110</text:p>
          </table:table-cell>
          <table:table-cell office:value-type="float" office:value="2955" calcext:value-type="float">
            <text:p>2955</text:p>
          </table:table-cell>
          <table:table-cell office:value-type="float" office:value="2143" calcext:value-type="float">
            <text:p>2143</text:p>
          </table:table-cell>
          <table:table-cell table:number-columns-repeated="3"/>
        </table:table-row>
        <table:table-row table:style-name="ro1">
          <table:table-cell office:value-type="float" office:value="35210" calcext:value-type="float">
            <text:p>35210</text:p>
          </table:table-cell>
          <table:table-cell office:value-type="float" office:value="2310" calcext:value-type="float">
            <text:p>2310</text:p>
          </table:table-cell>
          <table:table-cell office:value-type="float" office:value="2696" calcext:value-type="float">
            <text:p>2696</text:p>
          </table:table-cell>
          <table:table-cell table:number-columns-repeated="3"/>
        </table:table-row>
        <table:table-row table:style-name="ro1">
          <table:table-cell office:value-type="float" office:value="35310" calcext:value-type="float">
            <text:p>35310</text:p>
          </table:table-cell>
          <table:table-cell office:value-type="float" office:value="2391" calcext:value-type="float">
            <text:p>2391</text:p>
          </table:table-cell>
          <table:table-cell office:value-type="float" office:value="2487" calcext:value-type="float">
            <text:p>2487</text:p>
          </table:table-cell>
          <table:table-cell table:number-columns-repeated="3"/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float" office:value="2592" calcext:value-type="float">
            <text:p>2592</text:p>
          </table:table-cell>
          <table:table-cell office:value-type="float" office:value="2128" calcext:value-type="float">
            <text:p>2128</text:p>
          </table:table-cell>
          <table:table-cell table:number-columns-repeated="3"/>
        </table:table-row>
        <table:table-row table:style-name="ro1">
          <table:table-cell office:value-type="float" office:value="35510" calcext:value-type="float">
            <text:p>35510</text:p>
          </table:table-cell>
          <table:table-cell office:value-type="float" office:value="2338" calcext:value-type="float">
            <text:p>2338</text:p>
          </table:table-cell>
          <table:table-cell office:value-type="float" office:value="2317" calcext:value-type="float">
            <text:p>2317</text:p>
          </table:table-cell>
          <table:table-cell table:number-columns-repeated="3"/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2111" calcext:value-type="float">
            <text:p>2111</text:p>
          </table:table-cell>
          <table:table-cell office:value-type="float" office:value="2501" calcext:value-type="float">
            <text:p>2501</text:p>
          </table:table-cell>
          <table:table-cell table:number-columns-repeated="3"/>
        </table:table-row>
        <table:table-row table:style-name="ro1">
          <table:table-cell office:value-type="float" office:value="35710" calcext:value-type="float">
            <text:p>35710</text:p>
          </table:table-cell>
          <table:table-cell office:value-type="float" office:value="2146" calcext:value-type="float">
            <text:p>2146</text:p>
          </table:table-cell>
          <table:table-cell office:value-type="float" office:value="2439" calcext:value-type="float">
            <text:p>2439</text:p>
          </table:table-cell>
          <table:table-cell table:number-columns-repeated="3"/>
        </table:table-row>
        <table:table-row table:style-name="ro1">
          <table:table-cell office:value-type="float" office:value="35810" calcext:value-type="float">
            <text:p>35810</text:p>
          </table:table-cell>
          <table:table-cell office:value-type="float" office:value="2164" calcext:value-type="float">
            <text:p>2164</text:p>
          </table:table-cell>
          <table:table-cell office:value-type="float" office:value="1835" calcext:value-type="float">
            <text:p>1835</text:p>
          </table:table-cell>
          <table:table-cell table:number-columns-repeated="3"/>
        </table:table-row>
        <table:table-row table:style-name="ro1">
          <table:table-cell office:value-type="float" office:value="35910" calcext:value-type="float">
            <text:p>35910</text:p>
          </table:table-cell>
          <table:table-cell office:value-type="float" office:value="1398" calcext:value-type="float">
            <text:p>1398</text:p>
          </table:table-cell>
          <table:table-cell office:value-type="float" office:value="1955" calcext:value-type="float">
            <text:p>1955</text:p>
          </table:table-cell>
          <table:table-cell table:number-columns-repeated="3"/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float" office:value="2988" calcext:value-type="float">
            <text:p>2988</text:p>
          </table:table-cell>
          <table:table-cell office:value-type="float" office:value="2661" calcext:value-type="float">
            <text:p>2661</text:p>
          </table:table-cell>
          <table:table-cell table:number-columns-repeated="3"/>
        </table:table-row>
        <table:table-row table:style-name="ro1">
          <table:table-cell office:value-type="float" office:value="36110" calcext:value-type="float">
            <text:p>36110</text:p>
          </table:table-cell>
          <table:table-cell office:value-type="float" office:value="2337" calcext:value-type="float">
            <text:p>2337</text:p>
          </table:table-cell>
          <table:table-cell office:value-type="float" office:value="2663" calcext:value-type="float">
            <text:p>2663</text:p>
          </table:table-cell>
          <table:table-cell table:number-columns-repeated="3"/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1165" calcext:value-type="float">
            <text:p>1165</text:p>
          </table:table-cell>
          <table:table-cell office:value-type="float" office:value="1961" calcext:value-type="float">
            <text:p>1961</text:p>
          </table:table-cell>
          <table:table-cell table:number-columns-repeated="3"/>
        </table:table-row>
        <table:table-row table:style-name="ro1">
          <table:table-cell office:value-type="float" office:value="36310" calcext:value-type="float">
            <text:p>36310</text:p>
          </table:table-cell>
          <table:table-cell office:value-type="float" office:value="2300" calcext:value-type="float">
            <text:p>2300</text:p>
          </table:table-cell>
          <table:table-cell office:value-type="float" office:value="2355" calcext:value-type="float">
            <text:p>2355</text:p>
          </table:table-cell>
          <table:table-cell table:number-columns-repeated="3"/>
        </table:table-row>
        <table:table-row table:style-name="ro1">
          <table:table-cell office:value-type="float" office:value="36410" calcext:value-type="float">
            <text:p>36410</text:p>
          </table:table-cell>
          <table:table-cell office:value-type="float" office:value="2252" calcext:value-type="float">
            <text:p>2252</text:p>
          </table:table-cell>
          <table:table-cell office:value-type="float" office:value="1915" calcext:value-type="float">
            <text:p>1915</text:p>
          </table:table-cell>
          <table:table-cell table:number-columns-repeated="3"/>
        </table:table-row>
        <table:table-row table:style-name="ro1">
          <table:table-cell office:value-type="float" office:value="36510" calcext:value-type="float">
            <text:p>36510</text:p>
          </table:table-cell>
          <table:table-cell office:value-type="float" office:value="2457" calcext:value-type="float">
            <text:p>2457</text:p>
          </table:table-cell>
          <table:table-cell office:value-type="float" office:value="2733" calcext:value-type="float">
            <text:p>2733</text:p>
          </table:table-cell>
          <table:table-cell table:number-columns-repeated="3"/>
        </table:table-row>
        <table:table-row table:style-name="ro1">
          <table:table-cell office:value-type="float" office:value="36610" calcext:value-type="float">
            <text:p>36610</text:p>
          </table:table-cell>
          <table:table-cell office:value-type="float" office:value="2634" calcext:value-type="float">
            <text:p>2634</text:p>
          </table:table-cell>
          <table:table-cell office:value-type="float" office:value="2395" calcext:value-type="float">
            <text:p>2395</text:p>
          </table:table-cell>
          <table:table-cell table:number-columns-repeated="3"/>
        </table:table-row>
        <table:table-row table:style-name="ro1">
          <table:table-cell office:value-type="float" office:value="36710" calcext:value-type="float">
            <text:p>36710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table:number-columns-repeated="3"/>
        </table:table-row>
        <table:table-row table:style-name="ro1">
          <table:table-cell office:value-type="float" office:value="36810" calcext:value-type="float">
            <text:p>36810</text:p>
          </table:table-cell>
          <table:table-cell office:value-type="float" office:value="1206" calcext:value-type="float">
            <text:p>1206</text:p>
          </table:table-cell>
          <table:table-cell office:value-type="float" office:value="2380" calcext:value-type="float">
            <text:p>2380</text:p>
          </table:table-cell>
          <table:table-cell table:number-columns-repeated="3"/>
        </table:table-row>
        <table:table-row table:style-name="ro1">
          <table:table-cell office:value-type="float" office:value="36910" calcext:value-type="float">
            <text:p>36910</text:p>
          </table:table-cell>
          <table:table-cell office:value-type="float" office:value="2129" calcext:value-type="float">
            <text:p>2129</text:p>
          </table:table-cell>
          <table:table-cell office:value-type="float" office:value="2364" calcext:value-type="float">
            <text:p>2364</text:p>
          </table:table-cell>
          <table:table-cell table:number-columns-repeated="3"/>
        </table:table-row>
        <table:table-row table:style-name="ro1">
          <table:table-cell office:value-type="float" office:value="37010" calcext:value-type="float">
            <text:p>37010</text:p>
          </table:table-cell>
          <table:table-cell office:value-type="float" office:value="1992" calcext:value-type="float">
            <text:p>1992</text:p>
          </table:table-cell>
          <table:table-cell office:value-type="float" office:value="2674" calcext:value-type="float">
            <text:p>2674</text:p>
          </table:table-cell>
          <table:table-cell table:number-columns-repeated="3"/>
        </table:table-row>
        <table:table-row table:style-name="ro1">
          <table:table-cell office:value-type="float" office:value="37110" calcext:value-type="float">
            <text:p>37110</text:p>
          </table:table-cell>
          <table:table-cell office:value-type="float" office:value="2336" calcext:value-type="float">
            <text:p>2336</text:p>
          </table:table-cell>
          <table:table-cell office:value-type="float" office:value="2565" calcext:value-type="float">
            <text:p>2565</text:p>
          </table:table-cell>
          <table:table-cell table:number-columns-repeated="3"/>
        </table:table-row>
        <table:table-row table:style-name="ro1">
          <table:table-cell office:value-type="float" office:value="37210" calcext:value-type="float">
            <text:p>37210</text:p>
          </table:table-cell>
          <table:table-cell office:value-type="float" office:value="1707" calcext:value-type="float">
            <text:p>1707</text:p>
          </table:table-cell>
          <table:table-cell office:value-type="float" office:value="2867" calcext:value-type="float">
            <text:p>2867</text:p>
          </table:table-cell>
          <table:table-cell table:number-columns-repeated="3"/>
        </table:table-row>
        <table:table-row table:style-name="ro1">
          <table:table-cell office:value-type="float" office:value="37310" calcext:value-type="float">
            <text:p>37310</text:p>
          </table:table-cell>
          <table:table-cell office:value-type="float" office:value="2669" calcext:value-type="float">
            <text:p>2669</text:p>
          </table:table-cell>
          <table:table-cell office:value-type="float" office:value="1665" calcext:value-type="float">
            <text:p>1665</text:p>
          </table:table-cell>
          <table:table-cell table:number-columns-repeated="3"/>
        </table:table-row>
        <table:table-row table:style-name="ro1">
          <table:table-cell office:value-type="float" office:value="37410" calcext:value-type="float">
            <text:p>37410</text:p>
          </table:table-cell>
          <table:table-cell office:value-type="float" office:value="2407" calcext:value-type="float">
            <text:p>2407</text:p>
          </table:table-cell>
          <table:table-cell office:value-type="float" office:value="2071" calcext:value-type="float">
            <text:p>2071</text:p>
          </table:table-cell>
          <table:table-cell table:number-columns-repeated="3"/>
        </table:table-row>
        <table:table-row table:style-name="ro1">
          <table:table-cell office:value-type="float" office:value="37510" calcext:value-type="float">
            <text:p>37510</text:p>
          </table:table-cell>
          <table:table-cell office:value-type="float" office:value="2709" calcext:value-type="float">
            <text:p>2709</text:p>
          </table:table-cell>
          <table:table-cell office:value-type="float" office:value="2359" calcext:value-type="float">
            <text:p>2359</text:p>
          </table:table-cell>
          <table:table-cell table:number-columns-repeated="3"/>
        </table:table-row>
        <table:table-row table:style-name="ro1">
          <table:table-cell office:value-type="float" office:value="37610" calcext:value-type="float">
            <text:p>37610</text:p>
          </table:table-cell>
          <table:table-cell office:value-type="float" office:value="2372" calcext:value-type="float">
            <text:p>2372</text:p>
          </table:table-cell>
          <table:table-cell office:value-type="float" office:value="2361" calcext:value-type="float">
            <text:p>2361</text:p>
          </table:table-cell>
          <table:table-cell table:number-columns-repeated="3"/>
        </table:table-row>
        <table:table-row table:style-name="ro1">
          <table:table-cell office:value-type="float" office:value="37710" calcext:value-type="float">
            <text:p>37710</text:p>
          </table:table-cell>
          <table:table-cell office:value-type="float" office:value="2673" calcext:value-type="float">
            <text:p>2673</text:p>
          </table:table-cell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float" office:value="1893" calcext:value-type="float">
            <text:p>1893</text:p>
          </table:table-cell>
          <table:table-cell office:value-type="float" office:value="2578" calcext:value-type="float">
            <text:p>2578</text:p>
          </table:table-cell>
          <table:table-cell table:number-columns-repeated="3"/>
        </table:table-row>
        <table:table-row table:style-name="ro1">
          <table:table-cell office:value-type="float" office:value="37910" calcext:value-type="float">
            <text:p>37910</text:p>
          </table:table-cell>
          <table:table-cell office:value-type="float" office:value="2239" calcext:value-type="float">
            <text:p>2239</text:p>
          </table:table-cell>
          <table:table-cell office:value-type="float" office:value="2460" calcext:value-type="float">
            <text:p>2460</text:p>
          </table:table-cell>
          <table:table-cell table:number-columns-repeated="3"/>
        </table:table-row>
        <table:table-row table:style-name="ro1">
          <table:table-cell office:value-type="float" office:value="38010" calcext:value-type="float">
            <text:p>38010</text:p>
          </table:table-cell>
          <table:table-cell office:value-type="float" office:value="2664" calcext:value-type="float">
            <text:p>2664</text:p>
          </table:table-cell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38110" calcext:value-type="float">
            <text:p>38110</text:p>
          </table:table-cell>
          <table:table-cell office:value-type="float" office:value="2392" calcext:value-type="float">
            <text:p>2392</text:p>
          </table:table-cell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1">
          <table:table-cell office:value-type="float" office:value="38210" calcext:value-type="float">
            <text:p>38210</text:p>
          </table:table-cell>
          <table:table-cell office:value-type="float" office:value="2905" calcext:value-type="float">
            <text:p>2905</text:p>
          </table:table-cell>
          <table:table-cell office:value-type="float" office:value="2569" calcext:value-type="float">
            <text:p>2569</text:p>
          </table:table-cell>
          <table:table-cell table:number-columns-repeated="3"/>
        </table:table-row>
        <table:table-row table:style-name="ro1">
          <table:table-cell office:value-type="float" office:value="38310" calcext:value-type="float">
            <text:p>38310</text:p>
          </table:table-cell>
          <table:table-cell office:value-type="float" office:value="2127" calcext:value-type="float">
            <text:p>2127</text:p>
          </table:table-cell>
          <table:table-cell office:value-type="float" office:value="2488" calcext:value-type="float">
            <text:p>2488</text:p>
          </table:table-cell>
          <table:table-cell table:number-columns-repeated="3"/>
        </table:table-row>
        <table:table-row table:style-name="ro1">
          <table:table-cell office:value-type="float" office:value="38410" calcext:value-type="float">
            <text:p>38410</text:p>
          </table:table-cell>
          <table:table-cell office:value-type="float" office:value="2912" calcext:value-type="float">
            <text:p>2912</text:p>
          </table:table-cell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38510" calcext:value-type="float">
            <text:p>38510</text:p>
          </table:table-cell>
          <table:table-cell office:value-type="float" office:value="2313" calcext:value-type="float">
            <text:p>2313</text:p>
          </table:table-cell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38610" calcext:value-type="float">
            <text:p>38610</text:p>
          </table:table-cell>
          <table:table-cell office:value-type="float" office:value="2808" calcext:value-type="float">
            <text:p>2808</text:p>
          </table:table-cell>
          <table:table-cell office:value-type="float" office:value="2133" calcext:value-type="float">
            <text:p>2133</text:p>
          </table:table-cell>
          <table:table-cell table:number-columns-repeated="3"/>
        </table:table-row>
        <table:table-row table:style-name="ro1">
          <table:table-cell office:value-type="float" office:value="38710" calcext:value-type="float">
            <text:p>38710</text:p>
          </table:table-cell>
          <table:table-cell office:value-type="float" office:value="2717" calcext:value-type="float">
            <text:p>2717</text:p>
          </table:table-cell>
          <table:table-cell office:value-type="float" office:value="2449" calcext:value-type="float">
            <text:p>2449</text:p>
          </table:table-cell>
          <table:table-cell table:number-columns-repeated="3"/>
        </table:table-row>
        <table:table-row table:style-name="ro1">
          <table:table-cell office:value-type="float" office:value="38810" calcext:value-type="float">
            <text:p>38810</text:p>
          </table:table-cell>
          <table:table-cell office:value-type="float" office:value="2144" calcext:value-type="float">
            <text:p>2144</text:p>
          </table:table-cell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38910" calcext:value-type="float">
            <text:p>38910</text:p>
          </table:table-cell>
          <table:table-cell office:value-type="float" office:value="1376" calcext:value-type="float">
            <text:p>1376</text:p>
          </table:table-cell>
          <table:table-cell office:value-type="float" office:value="1653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float" office:value="39010" calcext:value-type="float">
            <text:p>39010</text:p>
          </table:table-cell>
          <table:table-cell office:value-type="float" office:value="2587" calcext:value-type="float">
            <text:p>2587</text:p>
          </table:table-cell>
          <table:table-cell office:value-type="float" office:value="1657" calcext:value-type="float">
            <text:p>1657</text:p>
          </table:table-cell>
          <table:table-cell table:number-columns-repeated="3"/>
        </table:table-row>
        <table:table-row table:style-name="ro1">
          <table:table-cell office:value-type="float" office:value="39110" calcext:value-type="float">
            <text:p>39110</text:p>
          </table:table-cell>
          <table:table-cell office:value-type="float" office:value="1699" calcext:value-type="float">
            <text:p>1699</text:p>
          </table:table-cell>
          <table:table-cell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39210" calcext:value-type="float">
            <text:p>39210</text:p>
          </table:table-cell>
          <table:table-cell office:value-type="float" office:value="2389" calcext:value-type="float">
            <text:p>2389</text:p>
          </table:table-cell>
          <table:table-cell office:value-type="float" office:value="2167" calcext:value-type="float">
            <text:p>2167</text:p>
          </table:table-cell>
          <table:table-cell table:number-columns-repeated="3"/>
        </table:table-row>
        <table:table-row table:style-name="ro1">
          <table:table-cell office:value-type="float" office:value="39310" calcext:value-type="float">
            <text:p>39310</text:p>
          </table:table-cell>
          <table:table-cell office:value-type="float" office:value="2873" calcext:value-type="float">
            <text:p>2873</text:p>
          </table:table-cell>
          <table:table-cell office:value-type="float" office:value="1779" calcext:value-type="float">
            <text:p>1779</text:p>
          </table:table-cell>
          <table:table-cell table:number-columns-repeated="3"/>
        </table:table-row>
        <table:table-row table:style-name="ro1">
          <table:table-cell office:value-type="float" office:value="39410" calcext:value-type="float">
            <text:p>39410</text:p>
          </table:table-cell>
          <table:table-cell office:value-type="float" office:value="2900" calcext:value-type="float">
            <text:p>2900</text:p>
          </table:table-cell>
          <table:table-cell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 office:value-type="float" office:value="39510" calcext:value-type="float">
            <text:p>39510</text:p>
          </table:table-cell>
          <table:table-cell office:value-type="float" office:value="2336" calcext:value-type="float">
            <text:p>2336</text:p>
          </table:table-cell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39610" calcext:value-type="float">
            <text:p>39610</text:p>
          </table:table-cell>
          <table:table-cell office:value-type="float" office:value="2396" calcext:value-type="float">
            <text:p>2396</text:p>
          </table:table-cell>
          <table:table-cell office:value-type="float" office:value="2069" calcext:value-type="float">
            <text:p>2069</text:p>
          </table:table-cell>
          <table:table-cell table:number-columns-repeated="3"/>
        </table:table-row>
        <table:table-row table:style-name="ro1">
          <table:table-cell office:value-type="float" office:value="39710" calcext:value-type="float">
            <text:p>39710</text:p>
          </table:table-cell>
          <table:table-cell office:value-type="float" office:value="2344" calcext:value-type="float">
            <text:p>2344</text:p>
          </table:table-cell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39810" calcext:value-type="float">
            <text:p>39810</text:p>
          </table:table-cell>
          <table:table-cell office:value-type="float" office:value="2333" calcext:value-type="float">
            <text:p>2333</text:p>
          </table:table-cell>
          <table:table-cell office:value-type="float" office:value="2755" calcext:value-type="float">
            <text:p>2755</text:p>
          </table:table-cell>
          <table:table-cell table:number-columns-repeated="3"/>
        </table:table-row>
        <table:table-row table:style-name="ro1">
          <table:table-cell office:value-type="float" office:value="39910" calcext:value-type="float">
            <text:p>39910</text:p>
          </table:table-cell>
          <table:table-cell office:value-type="float" office:value="1848" calcext:value-type="float">
            <text:p>1848</text:p>
          </table:table-cell>
          <table:table-cell office:value-type="float" office:value="2551" calcext:value-type="float">
            <text:p>2551</text:p>
          </table:table-cell>
          <table:table-cell table:number-columns-repeated="3"/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float" office:value="2363" calcext:value-type="float">
            <text:p>2363</text:p>
          </table:table-cell>
          <table:table-cell office:value-type="float" office:value="2336" calcext:value-type="float">
            <text:p>2336</text:p>
          </table:table-cell>
          <table:table-cell table:number-columns-repeated="3"/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float" office:value="2373" calcext:value-type="float">
            <text:p>2373</text:p>
          </table:table-cell>
          <table:table-cell office:value-type="float" office:value="1492" calcext:value-type="float">
            <text:p>1492</text:p>
          </table:table-cell>
          <table:table-cell table:number-columns-repeated="3"/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2884" calcext:value-type="float">
            <text:p>2884</text:p>
          </table:table-cell>
          <table:table-cell office:value-type="float" office:value="2842" calcext:value-type="float">
            <text:p>2842</text:p>
          </table:table-cell>
          <table:table-cell table:number-columns-repeated="3"/>
        </table:table-row>
        <table:table-row table:style-name="ro1">
          <table:table-cell office:value-type="float" office:value="40310" calcext:value-type="float">
            <text:p>40310</text:p>
          </table:table-cell>
          <table:table-cell office:value-type="float" office:value="2352" calcext:value-type="float">
            <text:p>2352</text:p>
          </table:table-cell>
          <table:table-cell office:value-type="float" office:value="2122" calcext:value-type="float">
            <text:p>2122</text:p>
          </table:table-cell>
          <table:table-cell table:number-columns-repeated="3"/>
        </table:table-row>
        <table:table-row table:style-name="ro1">
          <table:table-cell office:value-type="float" office:value="40410" calcext:value-type="float">
            <text:p>40410</text:p>
          </table:table-cell>
          <table:table-cell office:value-type="float" office:value="2666" calcext:value-type="float">
            <text:p>2666</text:p>
          </table:table-cell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40510" calcext:value-type="float">
            <text:p>40510</text:p>
          </table:table-cell>
          <table:table-cell office:value-type="float" office:value="2349" calcext:value-type="float">
            <text:p>2349</text:p>
          </table:table-cell>
          <table:table-cell office:value-type="float" office:value="2107" calcext:value-type="float">
            <text:p>2107</text:p>
          </table:table-cell>
          <table:table-cell table:number-columns-repeated="3"/>
        </table:table-row>
        <table:table-row table:style-name="ro1">
          <table:table-cell office:value-type="float" office:value="40610" calcext:value-type="float">
            <text:p>40610</text:p>
          </table:table-cell>
          <table:table-cell office:value-type="float" office:value="2916" calcext:value-type="float">
            <text:p>2916</text:p>
          </table:table-cell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40710" calcext:value-type="float">
            <text:p>40710</text:p>
          </table:table-cell>
          <table:table-cell office:value-type="float" office:value="3042" calcext:value-type="float">
            <text:p>3042</text:p>
          </table:table-cell>
          <table:table-cell office:value-type="float" office:value="1651" calcext:value-type="float">
            <text:p>1651</text:p>
          </table:table-cell>
          <table:table-cell table:number-columns-repeated="3"/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float" office:value="2747" calcext:value-type="float">
            <text:p>2747</text:p>
          </table:table-cell>
          <table:table-cell office:value-type="float" office:value="2241" calcext:value-type="float">
            <text:p>2241</text:p>
          </table:table-cell>
          <table:table-cell table:number-columns-repeated="3"/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float" office:value="2384" calcext:value-type="float">
            <text:p>2384</text:p>
          </table:table-cell>
          <table:table-cell office:value-type="float" office:value="2365" calcext:value-type="float">
            <text:p>2365</text:p>
          </table:table-cell>
          <table:table-cell table:number-columns-repeated="3"/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float" office:value="14638" calcext:value-type="float">
            <text:p>14638</text:p>
          </table:table-cell>
          <table:table-cell office:value-type="float" office:value="2541" calcext:value-type="float">
            <text:p>2541</text:p>
          </table:table-cell>
          <table:table-cell table:number-columns-repeated="3"/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float" office:value="2541" calcext:value-type="float">
            <text:p>2541</text:p>
          </table:table-cell>
          <table:table-cell office:value-type="float" office:value="2307" calcext:value-type="float">
            <text:p>2307</text:p>
          </table:table-cell>
          <table:table-cell table:number-columns-repeated="3"/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float" office:value="888" calcext:value-type="float">
            <text:p>888</text:p>
          </table:table-cell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float" office:value="2126" calcext:value-type="float">
            <text:p>2126</text:p>
          </table:table-cell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41410" calcext:value-type="float">
            <text:p>41410</text:p>
          </table:table-cell>
          <table:table-cell office:value-type="float" office:value="3235" calcext:value-type="float">
            <text:p>3235</text:p>
          </table:table-cell>
          <table:table-cell office:value-type="float" office:value="2749" calcext:value-type="float">
            <text:p>2749</text:p>
          </table:table-cell>
          <table:table-cell table:number-columns-repeated="3"/>
        </table:table-row>
        <table:table-row table:style-name="ro1">
          <table:table-cell office:value-type="float" office:value="41510" calcext:value-type="float">
            <text:p>41510</text:p>
          </table:table-cell>
          <table:table-cell office:value-type="float" office:value="2675" calcext:value-type="float">
            <text:p>2675</text:p>
          </table:table-cell>
          <table:table-cell office:value-type="float" office:value="1905" calcext:value-type="float">
            <text:p>1905</text:p>
          </table:table-cell>
          <table:table-cell table:number-columns-repeated="3"/>
        </table:table-row>
        <table:table-row table:style-name="ro1">
          <table:table-cell office:value-type="float" office:value="41610" calcext:value-type="float">
            <text:p>41610</text:p>
          </table:table-cell>
          <table:table-cell office:value-type="float" office:value="1620" calcext:value-type="float">
            <text:p>1620</text:p>
          </table:table-cell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41710" calcext:value-type="float">
            <text:p>41710</text:p>
          </table:table-cell>
          <table:table-cell office:value-type="float" office:value="2748" calcext:value-type="float">
            <text:p>2748</text:p>
          </table:table-cell>
          <table:table-cell office:value-type="float" office:value="2841" calcext:value-type="float">
            <text:p>2841</text:p>
          </table:table-cell>
          <table:table-cell table:number-columns-repeated="3"/>
        </table:table-row>
        <table:table-row table:style-name="ro1">
          <table:table-cell office:value-type="float" office:value="41810" calcext:value-type="float">
            <text:p>41810</text:p>
          </table:table-cell>
          <table:table-cell office:value-type="float" office:value="2470" calcext:value-type="float">
            <text:p>2470</text:p>
          </table:table-cell>
          <table:table-cell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 office:value-type="float" office:value="41910" calcext:value-type="float">
            <text:p>41910</text:p>
          </table:table-cell>
          <table:table-cell office:value-type="float" office:value="2538" calcext:value-type="float">
            <text:p>2538</text:p>
          </table:table-cell>
          <table:table-cell office:value-type="float" office:value="2705" calcext:value-type="float">
            <text:p>2705</text:p>
          </table:table-cell>
          <table:table-cell table:number-columns-repeated="3"/>
        </table:table-row>
        <table:table-row table:style-name="ro1">
          <table:table-cell office:value-type="float" office:value="42010" calcext:value-type="float">
            <text:p>42010</text:p>
          </table:table-cell>
          <table:table-cell office:value-type="float" office:value="2388" calcext:value-type="float">
            <text:p>2388</text:p>
          </table:table-cell>
          <table:table-cell office:value-type="float" office:value="2331" calcext:value-type="float">
            <text:p>2331</text:p>
          </table:table-cell>
          <table:table-cell table:number-columns-repeated="3"/>
        </table:table-row>
        <table:table-row table:style-name="ro1">
          <table:table-cell office:value-type="float" office:value="42110" calcext:value-type="float">
            <text:p>42110</text:p>
          </table:table-cell>
          <table:table-cell office:value-type="float" office:value="2109" calcext:value-type="float">
            <text:p>2109</text:p>
          </table:table-cell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float" office:value="42210" calcext:value-type="float">
            <text:p>42210</text:p>
          </table:table-cell>
          <table:table-cell office:value-type="float" office:value="2444" calcext:value-type="float">
            <text:p>2444</text:p>
          </table:table-cell>
          <table:table-cell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42310" calcext:value-type="float">
            <text:p>42310</text:p>
          </table:table-cell>
          <table:table-cell office:value-type="float" office:value="2958" calcext:value-type="float">
            <text:p>2958</text:p>
          </table:table-cell>
          <table:table-cell office:value-type="float" office:value="1977" calcext:value-type="float">
            <text:p>1977</text:p>
          </table:table-cell>
          <table:table-cell table:number-columns-repeated="3"/>
        </table:table-row>
        <table:table-row table:style-name="ro1">
          <table:table-cell office:value-type="float" office:value="42410" calcext:value-type="float">
            <text:p>42410</text:p>
          </table:table-cell>
          <table:table-cell office:value-type="float" office:value="1975" calcext:value-type="float">
            <text:p>1975</text:p>
          </table:table-cell>
          <table:table-cell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float" office:value="42510" calcext:value-type="float">
            <text:p>42510</text:p>
          </table:table-cell>
          <table:table-cell office:value-type="float" office:value="827" calcext:value-type="float">
            <text:p>827</text:p>
          </table:table-cell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42610" calcext:value-type="float">
            <text:p>42610</text:p>
          </table:table-cell>
          <table:table-cell office:value-type="float" office:value="2226" calcext:value-type="float">
            <text:p>2226</text:p>
          </table:table-cell>
          <table:table-cell office:value-type="float" office:value="2639" calcext:value-type="float">
            <text:p>2639</text:p>
          </table:table-cell>
          <table:table-cell table:number-columns-repeated="3"/>
        </table:table-row>
        <table:table-row table:style-name="ro1">
          <table:table-cell office:value-type="float" office:value="42710" calcext:value-type="float">
            <text:p>42710</text:p>
          </table:table-cell>
          <table:table-cell office:value-type="float" office:value="2024" calcext:value-type="float">
            <text:p>2024</text:p>
          </table:table-cell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float" office:value="2992" calcext:value-type="float">
            <text:p>2992</text:p>
          </table:table-cell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42910" calcext:value-type="float">
            <text:p>42910</text:p>
          </table:table-cell>
          <table:table-cell office:value-type="float" office:value="2463" calcext:value-type="float">
            <text:p>2463</text:p>
          </table:table-cell>
          <table:table-cell office:value-type="float" office:value="2041" calcext:value-type="float">
            <text:p>2041</text:p>
          </table:table-cell>
          <table:table-cell table:number-columns-repeated="3"/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float" office:value="2165" calcext:value-type="float">
            <text:p>2165</text:p>
          </table:table-cell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float" office:value="2452" calcext:value-type="float">
            <text:p>2452</text:p>
          </table:table-cell>
          <table:table-cell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office:value-type="float" office:value="43210" calcext:value-type="float">
            <text:p>43210</text:p>
          </table:table-cell>
          <table:table-cell office:value-type="float" office:value="2142" calcext:value-type="float">
            <text:p>2142</text:p>
          </table:table-cell>
          <table:table-cell office:value-type="float" office:value="2177" calcext:value-type="float">
            <text:p>2177</text:p>
          </table:table-cell>
          <table:table-cell table:number-columns-repeated="3"/>
        </table:table-row>
        <table:table-row table:style-name="ro1">
          <table:table-cell office:value-type="float" office:value="43310" calcext:value-type="float">
            <text:p>43310</text:p>
          </table:table-cell>
          <table:table-cell office:value-type="float" office:value="2100" calcext:value-type="float">
            <text:p>2100</text:p>
          </table:table-cell>
          <table:table-cell office:value-type="float" office:value="2436" calcext:value-type="float">
            <text:p>2436</text:p>
          </table:table-cell>
          <table:table-cell table:number-columns-repeated="3"/>
        </table:table-row>
        <table:table-row table:style-name="ro1">
          <table:table-cell office:value-type="float" office:value="43410" calcext:value-type="float">
            <text:p>43410</text:p>
          </table:table-cell>
          <table:table-cell office:value-type="float" office:value="2486" calcext:value-type="float">
            <text:p>2486</text:p>
          </table:table-cell>
          <table:table-cell office:value-type="float" office:value="2452" calcext:value-type="float">
            <text:p>2452</text:p>
          </table:table-cell>
          <table:table-cell table:number-columns-repeated="3"/>
        </table:table-row>
        <table:table-row table:style-name="ro1">
          <table:table-cell office:value-type="float" office:value="43510" calcext:value-type="float">
            <text:p>43510</text:p>
          </table:table-cell>
          <table:table-cell office:value-type="float" office:value="1612" calcext:value-type="float">
            <text:p>1612</text:p>
          </table:table-cell>
          <table:table-cell office:value-type="float" office:value="1939" calcext:value-type="float">
            <text:p>1939</text:p>
          </table:table-cell>
          <table:table-cell table:number-columns-repeated="3"/>
        </table:table-row>
        <table:table-row table:style-name="ro1">
          <table:table-cell office:value-type="float" office:value="43610" calcext:value-type="float">
            <text:p>43610</text:p>
          </table:table-cell>
          <table:table-cell office:value-type="float" office:value="2325" calcext:value-type="float">
            <text:p>2325</text:p>
          </table:table-cell>
          <table:table-cell office:value-type="float" office:value="2682" calcext:value-type="float">
            <text:p>2682</text:p>
          </table:table-cell>
          <table:table-cell table:number-columns-repeated="3"/>
        </table:table-row>
        <table:table-row table:style-name="ro1">
          <table:table-cell office:value-type="float" office:value="43710" calcext:value-type="float">
            <text:p>43710</text:p>
          </table:table-cell>
          <table:table-cell office:value-type="float" office:value="2799" calcext:value-type="float">
            <text:p>2799</text:p>
          </table:table-cell>
          <table:table-cell office:value-type="float" office:value="3131" calcext:value-type="float">
            <text:p>3131</text:p>
          </table:table-cell>
          <table:table-cell table:number-columns-repeated="3"/>
        </table:table-row>
        <table:table-row table:style-name="ro1">
          <table:table-cell office:value-type="float" office:value="43810" calcext:value-type="float">
            <text:p>43810</text:p>
          </table:table-cell>
          <table:table-cell office:value-type="float" office:value="2217" calcext:value-type="float">
            <text:p>2217</text:p>
          </table:table-cell>
          <table:table-cell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office:value-type="float" office:value="43910" calcext:value-type="float">
            <text:p>43910</text:p>
          </table:table-cell>
          <table:table-cell office:value-type="float" office:value="2420" calcext:value-type="float">
            <text:p>2420</text:p>
          </table:table-cell>
          <table:table-cell office:value-type="float" office:value="2409" calcext:value-type="float">
            <text:p>2409</text:p>
          </table:table-cell>
          <table:table-cell table:number-columns-repeated="3"/>
        </table:table-row>
        <table:table-row table:style-name="ro1">
          <table:table-cell office:value-type="float" office:value="44010" calcext:value-type="float">
            <text:p>44010</text:p>
          </table:table-cell>
          <table:table-cell office:value-type="float" office:value="2984" calcext:value-type="float">
            <text:p>2984</text:p>
          </table:table-cell>
          <table:table-cell office:value-type="float" office:value="2390" calcext:value-type="float">
            <text:p>2390</text:p>
          </table:table-cell>
          <table:table-cell table:number-columns-repeated="3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float" office:value="2170" calcext:value-type="float">
            <text:p>2170</text:p>
          </table:table-cell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44210" calcext:value-type="float">
            <text:p>44210</text:p>
          </table:table-cell>
          <table:table-cell office:value-type="float" office:value="2258" calcext:value-type="float">
            <text:p>2258</text:p>
          </table:table-cell>
          <table:table-cell office:value-type="float" office:value="2428" calcext:value-type="float">
            <text:p>2428</text:p>
          </table:table-cell>
          <table:table-cell table:number-columns-repeated="3"/>
        </table:table-row>
        <table:table-row table:style-name="ro1">
          <table:table-cell office:value-type="float" office:value="44310" calcext:value-type="float">
            <text:p>44310</text:p>
          </table:table-cell>
          <table:table-cell office:value-type="float" office:value="1246" calcext:value-type="float">
            <text:p>1246</text:p>
          </table:table-cell>
          <table:table-cell office:value-type="float" office:value="2735" calcext:value-type="float">
            <text:p>2735</text:p>
          </table:table-cell>
          <table:table-cell table:number-columns-repeated="3"/>
        </table:table-row>
        <table:table-row table:style-name="ro1">
          <table:table-cell office:value-type="float" office:value="44410" calcext:value-type="float">
            <text:p>44410</text:p>
          </table:table-cell>
          <table:table-cell office:value-type="float" office:value="1122" calcext:value-type="float">
            <text:p>1122</text:p>
          </table:table-cell>
          <table:table-cell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 office:value-type="float" office:value="44510" calcext:value-type="float">
            <text:p>44510</text:p>
          </table:table-cell>
          <table:table-cell office:value-type="float" office:value="2100" calcext:value-type="float">
            <text:p>2100</text:p>
          </table:table-cell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44610" calcext:value-type="float">
            <text:p>44610</text:p>
          </table:table-cell>
          <table:table-cell office:value-type="float" office:value="1841" calcext:value-type="float">
            <text:p>1841</text:p>
          </table:table-cell>
          <table:table-cell office:value-type="float" office:value="1925" calcext:value-type="float">
            <text:p>1925</text:p>
          </table:table-cell>
          <table:table-cell table:number-columns-repeated="3"/>
        </table:table-row>
        <table:table-row table:style-name="ro1">
          <table:table-cell office:value-type="float" office:value="44710" calcext:value-type="float">
            <text:p>44710</text:p>
          </table:table-cell>
          <table:table-cell office:value-type="float" office:value="2177" calcext:value-type="float">
            <text:p>2177</text:p>
          </table:table-cell>
          <table:table-cell office:value-type="float" office:value="2485" calcext:value-type="float">
            <text:p>2485</text:p>
          </table:table-cell>
          <table:table-cell table:number-columns-repeated="3"/>
        </table:table-row>
        <table:table-row table:style-name="ro1">
          <table:table-cell office:value-type="float" office:value="44810" calcext:value-type="float">
            <text:p>44810</text:p>
          </table:table-cell>
          <table:table-cell office:value-type="float" office:value="2899" calcext:value-type="float">
            <text:p>2899</text:p>
          </table:table-cell>
          <table:table-cell office:value-type="float" office:value="1708" calcext:value-type="float">
            <text:p>1708</text:p>
          </table:table-cell>
          <table:table-cell table:number-columns-repeated="3"/>
        </table:table-row>
        <table:table-row table:style-name="ro1">
          <table:table-cell office:value-type="float" office:value="44910" calcext:value-type="float">
            <text:p>44910</text:p>
          </table:table-cell>
          <table:table-cell office:value-type="float" office:value="2400" calcext:value-type="float">
            <text:p>2400</text:p>
          </table:table-cell>
          <table:table-cell office:value-type="float" office:value="2198" calcext:value-type="float">
            <text:p>2198</text:p>
          </table:table-cell>
          <table:table-cell table:number-columns-repeated="3"/>
        </table:table-row>
        <table:table-row table:style-name="ro1">
          <table:table-cell office:value-type="float" office:value="45010" calcext:value-type="float">
            <text:p>45010</text:p>
          </table:table-cell>
          <table:table-cell office:value-type="float" office:value="3032" calcext:value-type="float">
            <text:p>3032</text:p>
          </table:table-cell>
          <table:table-cell office:value-type="float" office:value="2494" calcext:value-type="float">
            <text:p>2494</text:p>
          </table:table-cell>
          <table:table-cell table:number-columns-repeated="3"/>
        </table:table-row>
        <table:table-row table:style-name="ro1">
          <table:table-cell office:value-type="float" office:value="45110" calcext:value-type="float">
            <text:p>45110</text:p>
          </table:table-cell>
          <table:table-cell office:value-type="float" office:value="2732" calcext:value-type="float">
            <text:p>2732</text:p>
          </table:table-cell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float" office:value="45210" calcext:value-type="float">
            <text:p>45210</text:p>
          </table:table-cell>
          <table:table-cell office:value-type="float" office:value="2792" calcext:value-type="float">
            <text:p>2792</text:p>
          </table:table-cell>
          <table:table-cell office:value-type="float" office:value="2349" calcext:value-type="float">
            <text:p>2349</text:p>
          </table:table-cell>
          <table:table-cell table:number-columns-repeated="3"/>
        </table:table-row>
        <table:table-row table:style-name="ro1">
          <table:table-cell office:value-type="float" office:value="45310" calcext:value-type="float">
            <text:p>45310</text:p>
          </table:table-cell>
          <table:table-cell office:value-type="float" office:value="3054" calcext:value-type="float">
            <text:p>3054</text:p>
          </table:table-cell>
          <table:table-cell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 office:value-type="float" office:value="45410" calcext:value-type="float">
            <text:p>45410</text:p>
          </table:table-cell>
          <table:table-cell office:value-type="float" office:value="2373" calcext:value-type="float">
            <text:p>2373</text:p>
          </table:table-cell>
          <table:table-cell office:value-type="float" office:value="1675" calcext:value-type="float">
            <text:p>1675</text:p>
          </table:table-cell>
          <table:table-cell table:number-columns-repeated="3"/>
        </table:table-row>
        <table:table-row table:style-name="ro1">
          <table:table-cell office:value-type="float" office:value="45510" calcext:value-type="float">
            <text:p>45510</text:p>
          </table:table-cell>
          <table:table-cell office:value-type="float" office:value="2206" calcext:value-type="float">
            <text:p>2206</text:p>
          </table:table-cell>
          <table:table-cell office:value-type="float" office:value="2289" calcext:value-type="float">
            <text:p>2289</text:p>
          </table:table-cell>
          <table:table-cell table:number-columns-repeated="3"/>
        </table:table-row>
        <table:table-row table:style-name="ro1">
          <table:table-cell office:value-type="float" office:value="45610" calcext:value-type="float">
            <text:p>45610</text:p>
          </table:table-cell>
          <table:table-cell office:value-type="float" office:value="2473" calcext:value-type="float">
            <text:p>2473</text:p>
          </table:table-cell>
          <table:table-cell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45710" calcext:value-type="float">
            <text:p>45710</text:p>
          </table:table-cell>
          <table:table-cell office:value-type="float" office:value="1899" calcext:value-type="float">
            <text:p>1899</text:p>
          </table:table-cell>
          <table:table-cell office:value-type="float" office:value="2445" calcext:value-type="float">
            <text:p>2445</text:p>
          </table:table-cell>
          <table:table-cell table:number-columns-repeated="3"/>
        </table:table-row>
        <table:table-row table:style-name="ro1">
          <table:table-cell office:value-type="float" office:value="45810" calcext:value-type="float">
            <text:p>45810</text:p>
          </table:table-cell>
          <table:table-cell office:value-type="float" office:value="2535" calcext:value-type="float">
            <text:p>2535</text:p>
          </table:table-cell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45910" calcext:value-type="float">
            <text:p>45910</text:p>
          </table:table-cell>
          <table:table-cell office:value-type="float" office:value="1883" calcext:value-type="float">
            <text:p>1883</text:p>
          </table:table-cell>
          <table:table-cell office:value-type="float" office:value="1439" calcext:value-type="float">
            <text:p>1439</text:p>
          </table:table-cell>
          <table:table-cell table:number-columns-repeated="3"/>
        </table:table-row>
        <table:table-row table:style-name="ro1">
          <table:table-cell office:value-type="float" office:value="46010" calcext:value-type="float">
            <text:p>46010</text:p>
          </table:table-cell>
          <table:table-cell office:value-type="float" office:value="2672" calcext:value-type="float">
            <text:p>2672</text:p>
          </table:table-cell>
          <table:table-cell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 office:value-type="float" office:value="46110" calcext:value-type="float">
            <text:p>46110</text:p>
          </table:table-cell>
          <table:table-cell office:value-type="float" office:value="2438" calcext:value-type="float">
            <text:p>2438</text:p>
          </table:table-cell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46210" calcext:value-type="float">
            <text:p>46210</text:p>
          </table:table-cell>
          <table:table-cell office:value-type="float" office:value="2171" calcext:value-type="float">
            <text:p>2171</text:p>
          </table:table-cell>
          <table:table-cell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office:value-type="float" office:value="46310" calcext:value-type="float">
            <text:p>46310</text:p>
          </table:table-cell>
          <table:table-cell office:value-type="float" office:value="3337" calcext:value-type="float">
            <text:p>3337</text:p>
          </table:table-cell>
          <table:table-cell office:value-type="float" office:value="2573" calcext:value-type="float">
            <text:p>2573</text:p>
          </table:table-cell>
          <table:table-cell table:number-columns-repeated="3"/>
        </table:table-row>
        <table:table-row table:style-name="ro1">
          <table:table-cell office:value-type="float" office:value="46410" calcext:value-type="float">
            <text:p>46410</text:p>
          </table:table-cell>
          <table:table-cell office:value-type="float" office:value="2028" calcext:value-type="float">
            <text:p>2028</text:p>
          </table:table-cell>
          <table:table-cell office:value-type="float" office:value="2501" calcext:value-type="float">
            <text:p>2501</text:p>
          </table:table-cell>
          <table:table-cell table:number-columns-repeated="3"/>
        </table:table-row>
        <table:table-row table:style-name="ro1">
          <table:table-cell office:value-type="float" office:value="46510" calcext:value-type="float">
            <text:p>46510</text:p>
          </table:table-cell>
          <table:table-cell office:value-type="float" office:value="2396" calcext:value-type="float">
            <text:p>2396</text:p>
          </table:table-cell>
          <table:table-cell office:value-type="float" office:value="1853" calcext:value-type="float">
            <text:p>1853</text:p>
          </table:table-cell>
          <table:table-cell table:number-columns-repeated="3"/>
        </table:table-row>
        <table:table-row table:style-name="ro1">
          <table:table-cell office:value-type="float" office:value="46610" calcext:value-type="float">
            <text:p>46610</text:p>
          </table:table-cell>
          <table:table-cell office:value-type="float" office:value="2197" calcext:value-type="float">
            <text:p>2197</text:p>
          </table:table-cell>
          <table:table-cell office:value-type="float" office:value="2364" calcext:value-type="float">
            <text:p>2364</text:p>
          </table:table-cell>
          <table:table-cell table:number-columns-repeated="3"/>
        </table:table-row>
        <table:table-row table:style-name="ro1">
          <table:table-cell office:value-type="float" office:value="46710" calcext:value-type="float">
            <text:p>46710</text:p>
          </table:table-cell>
          <table:table-cell office:value-type="float" office:value="2820" calcext:value-type="float">
            <text:p>2820</text:p>
          </table:table-cell>
          <table:table-cell office:value-type="float" office:value="1643" calcext:value-type="float">
            <text:p>1643</text:p>
          </table:table-cell>
          <table:table-cell table:number-columns-repeated="3"/>
        </table:table-row>
        <table:table-row table:style-name="ro1">
          <table:table-cell office:value-type="float" office:value="46810" calcext:value-type="float">
            <text:p>46810</text:p>
          </table:table-cell>
          <table:table-cell office:value-type="float" office:value="2601" calcext:value-type="float">
            <text:p>2601</text:p>
          </table:table-cell>
          <table:table-cell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46910" calcext:value-type="float">
            <text:p>46910</text:p>
          </table:table-cell>
          <table:table-cell office:value-type="float" office:value="1861" calcext:value-type="float">
            <text:p>1861</text:p>
          </table:table-cell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47010" calcext:value-type="float">
            <text:p>47010</text:p>
          </table:table-cell>
          <table:table-cell office:value-type="float" office:value="1446" calcext:value-type="float">
            <text:p>1446</text:p>
          </table:table-cell>
          <table:table-cell office:value-type="float" office:value="3085" calcext:value-type="float">
            <text:p>3085</text:p>
          </table:table-cell>
          <table:table-cell table:number-columns-repeated="3"/>
        </table:table-row>
        <table:table-row table:style-name="ro1">
          <table:table-cell office:value-type="float" office:value="47110" calcext:value-type="float">
            <text:p>47110</text:p>
          </table:table-cell>
          <table:table-cell office:value-type="float" office:value="2379" calcext:value-type="float">
            <text:p>2379</text:p>
          </table:table-cell>
          <table:table-cell office:value-type="float" office:value="2263" calcext:value-type="float">
            <text:p>2263</text:p>
          </table:table-cell>
          <table:table-cell table:number-columns-repeated="3"/>
        </table:table-row>
        <table:table-row table:style-name="ro1">
          <table:table-cell office:value-type="float" office:value="47210" calcext:value-type="float">
            <text:p>47210</text:p>
          </table:table-cell>
          <table:table-cell office:value-type="float" office:value="2499" calcext:value-type="float">
            <text:p>2499</text:p>
          </table:table-cell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office:value-type="float" office:value="47310" calcext:value-type="float">
            <text:p>47310</text:p>
          </table:table-cell>
          <table:table-cell office:value-type="float" office:value="974" calcext:value-type="float">
            <text:p>974</text:p>
          </table:table-cell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47410" calcext:value-type="float">
            <text:p>47410</text:p>
          </table:table-cell>
          <table:table-cell office:value-type="float" office:value="3243" calcext:value-type="float">
            <text:p>3243</text:p>
          </table:table-cell>
          <table:table-cell office:value-type="float" office:value="3473" calcext:value-type="float">
            <text:p>3473</text:p>
          </table:table-cell>
          <table:table-cell table:number-columns-repeated="3"/>
        </table:table-row>
        <table:table-row table:style-name="ro1">
          <table:table-cell office:value-type="float" office:value="47510" calcext:value-type="float">
            <text:p>47510</text:p>
          </table:table-cell>
          <table:table-cell office:value-type="float" office:value="2026" calcext:value-type="float">
            <text:p>2026</text:p>
          </table:table-cell>
          <table:table-cell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47610" calcext:value-type="float">
            <text:p>47610</text:p>
          </table:table-cell>
          <table:table-cell office:value-type="float" office:value="2889" calcext:value-type="float">
            <text:p>2889</text:p>
          </table:table-cell>
          <table:table-cell office:value-type="float" office:value="3184" calcext:value-type="float">
            <text:p>3184</text:p>
          </table:table-cell>
          <table:table-cell table:number-columns-repeated="3"/>
        </table:table-row>
        <table:table-row table:style-name="ro1">
          <table:table-cell office:value-type="float" office:value="47710" calcext:value-type="float">
            <text:p>47710</text:p>
          </table:table-cell>
          <table:table-cell office:value-type="float" office:value="1828" calcext:value-type="float">
            <text:p>1828</text:p>
          </table:table-cell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47810" calcext:value-type="float">
            <text:p>47810</text:p>
          </table:table-cell>
          <table:table-cell office:value-type="float" office:value="3067" calcext:value-type="float">
            <text:p>3067</text:p>
          </table:table-cell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47910" calcext:value-type="float">
            <text:p>47910</text:p>
          </table:table-cell>
          <table:table-cell office:value-type="float" office:value="2778" calcext:value-type="float">
            <text:p>2778</text:p>
          </table:table-cell>
          <table:table-cell office:value-type="float" office:value="1561" calcext:value-type="float">
            <text:p>1561</text:p>
          </table:table-cell>
          <table:table-cell table:number-columns-repeated="3"/>
        </table:table-row>
        <table:table-row table:style-name="ro1">
          <table:table-cell office:value-type="float" office:value="48010" calcext:value-type="float">
            <text:p>48010</text:p>
          </table:table-cell>
          <table:table-cell office:value-type="float" office:value="2395" calcext:value-type="float">
            <text:p>2395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float" office:value="48110" calcext:value-type="float">
            <text:p>48110</text:p>
          </table:table-cell>
          <table:table-cell office:value-type="float" office:value="52333" calcext:value-type="float">
            <text:p>52333</text:p>
          </table:table-cell>
          <table:table-cell office:value-type="float" office:value="2408" calcext:value-type="float">
            <text:p>2408</text:p>
          </table:table-cell>
          <table:table-cell table:number-columns-repeated="3"/>
        </table:table-row>
        <table:table-row table:style-name="ro1">
          <table:table-cell office:value-type="float" office:value="48210" calcext:value-type="float">
            <text:p>48210</text:p>
          </table:table-cell>
          <table:table-cell office:value-type="float" office:value="2541" calcext:value-type="float">
            <text:p>2541</text:p>
          </table:table-cell>
          <table:table-cell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48310" calcext:value-type="float">
            <text:p>48310</text:p>
          </table:table-cell>
          <table:table-cell office:value-type="float" office:value="2947" calcext:value-type="float">
            <text:p>2947</text:p>
          </table:table-cell>
          <table:table-cell office:value-type="float" office:value="2120" calcext:value-type="float">
            <text:p>2120</text:p>
          </table:table-cell>
          <table:table-cell table:number-columns-repeated="3"/>
        </table:table-row>
        <table:table-row table:style-name="ro1">
          <table:table-cell office:value-type="float" office:value="48410" calcext:value-type="float">
            <text:p>48410</text:p>
          </table:table-cell>
          <table:table-cell office:value-type="float" office:value="2925" calcext:value-type="float">
            <text:p>2925</text:p>
          </table:table-cell>
          <table:table-cell office:value-type="float" office:value="2251" calcext:value-type="float">
            <text:p>2251</text:p>
          </table:table-cell>
          <table:table-cell table:number-columns-repeated="3"/>
        </table:table-row>
        <table:table-row table:style-name="ro1">
          <table:table-cell office:value-type="float" office:value="48510" calcext:value-type="float">
            <text:p>48510</text:p>
          </table:table-cell>
          <table:table-cell office:value-type="float" office:value="2495" calcext:value-type="float">
            <text:p>2495</text:p>
          </table:table-cell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48610" calcext:value-type="float">
            <text:p>48610</text:p>
          </table:table-cell>
          <table:table-cell office:value-type="float" office:value="1853" calcext:value-type="float">
            <text:p>1853</text:p>
          </table:table-cell>
          <table:table-cell office:value-type="float" office:value="2045" calcext:value-type="float">
            <text:p>2045</text:p>
          </table:table-cell>
          <table:table-cell table:number-columns-repeated="3"/>
        </table:table-row>
        <table:table-row table:style-name="ro1">
          <table:table-cell office:value-type="float" office:value="48710" calcext:value-type="float">
            <text:p>48710</text:p>
          </table:table-cell>
          <table:table-cell office:value-type="float" office:value="2110" calcext:value-type="float">
            <text:p>2110</text:p>
          </table:table-cell>
          <table:table-cell office:value-type="float" office:value="2831" calcext:value-type="float">
            <text:p>2831</text:p>
          </table:table-cell>
          <table:table-cell table:number-columns-repeated="3"/>
        </table:table-row>
        <table:table-row table:style-name="ro1">
          <table:table-cell office:value-type="float" office:value="48810" calcext:value-type="float">
            <text:p>48810</text:p>
          </table:table-cell>
          <table:table-cell office:value-type="float" office:value="2102" calcext:value-type="float">
            <text:p>2102</text:p>
          </table:table-cell>
          <table:table-cell office:value-type="float" office:value="2286" calcext:value-type="float">
            <text:p>2286</text:p>
          </table:table-cell>
          <table:table-cell table:number-columns-repeated="3"/>
        </table:table-row>
        <table:table-row table:style-name="ro1">
          <table:table-cell office:value-type="float" office:value="48910" calcext:value-type="float">
            <text:p>48910</text:p>
          </table:table-cell>
          <table:table-cell office:value-type="float" office:value="2013" calcext:value-type="float">
            <text:p>2013</text:p>
          </table:table-cell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float" office:value="49010" calcext:value-type="float">
            <text:p>49010</text:p>
          </table:table-cell>
          <table:table-cell office:value-type="float" office:value="2851" calcext:value-type="float">
            <text:p>2851</text:p>
          </table:table-cell>
          <table:table-cell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office:value-type="float" office:value="49110" calcext:value-type="float">
            <text:p>49110</text:p>
          </table:table-cell>
          <table:table-cell office:value-type="float" office:value="1194" calcext:value-type="float">
            <text:p>1194</text:p>
          </table:table-cell>
          <table:table-cell office:value-type="float" office:value="2649" calcext:value-type="float">
            <text:p>2649</text:p>
          </table:table-cell>
          <table:table-cell table:number-columns-repeated="3"/>
        </table:table-row>
        <table:table-row table:style-name="ro1">
          <table:table-cell office:value-type="float" office:value="49210" calcext:value-type="float">
            <text:p>49210</text:p>
          </table:table-cell>
          <table:table-cell office:value-type="float" office:value="1902" calcext:value-type="float">
            <text:p>1902</text:p>
          </table:table-cell>
          <table:table-cell office:value-type="float" office:value="2695" calcext:value-type="float">
            <text:p>2695</text:p>
          </table:table-cell>
          <table:table-cell table:number-columns-repeated="3"/>
        </table:table-row>
        <table:table-row table:style-name="ro1">
          <table:table-cell office:value-type="float" office:value="49310" calcext:value-type="float">
            <text:p>49310</text:p>
          </table:table-cell>
          <table:table-cell office:value-type="float" office:value="2576" calcext:value-type="float">
            <text:p>2576</text:p>
          </table:table-cell>
          <table:table-cell office:value-type="float" office:value="2926" calcext:value-type="float">
            <text:p>2926</text:p>
          </table:table-cell>
          <table:table-cell table:number-columns-repeated="3"/>
        </table:table-row>
        <table:table-row table:style-name="ro1">
          <table:table-cell office:value-type="float" office:value="49410" calcext:value-type="float">
            <text:p>49410</text:p>
          </table:table-cell>
          <table:table-cell office:value-type="float" office:value="3073" calcext:value-type="float">
            <text:p>3073</text:p>
          </table:table-cell>
          <table:table-cell office:value-type="float" office:value="3067" calcext:value-type="float">
            <text:p>3067</text:p>
          </table:table-cell>
          <table:table-cell table:number-columns-repeated="3"/>
        </table:table-row>
        <table:table-row table:style-name="ro1">
          <table:table-cell office:value-type="float" office:value="49510" calcext:value-type="float">
            <text:p>49510</text:p>
          </table:table-cell>
          <table:table-cell office:value-type="float" office:value="2266" calcext:value-type="float">
            <text:p>226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float" office:value="49610" calcext:value-type="float">
            <text:p>49610</text:p>
          </table:table-cell>
          <table:table-cell office:value-type="float" office:value="2769" calcext:value-type="float">
            <text:p>2769</text:p>
          </table:table-cell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49710" calcext:value-type="float">
            <text:p>49710</text:p>
          </table:table-cell>
          <table:table-cell office:value-type="float" office:value="2745" calcext:value-type="float">
            <text:p>2745</text:p>
          </table:table-cell>
          <table:table-cell office:value-type="float" office:value="2479" calcext:value-type="float">
            <text:p>2479</text:p>
          </table:table-cell>
          <table:table-cell table:number-columns-repeated="3"/>
        </table:table-row>
        <table:table-row table:style-name="ro1">
          <table:table-cell office:value-type="float" office:value="49810" calcext:value-type="float">
            <text:p>49810</text:p>
          </table:table-cell>
          <table:table-cell office:value-type="float" office:value="1936" calcext:value-type="float">
            <text:p>1936</text:p>
          </table:table-cell>
          <table:table-cell office:value-type="float" office:value="2807" calcext:value-type="float">
            <text:p>2807</text:p>
          </table:table-cell>
          <table:table-cell table:number-columns-repeated="3"/>
        </table:table-row>
        <table:table-row table:style-name="ro1">
          <table:table-cell office:value-type="float" office:value="49910" calcext:value-type="float">
            <text:p>49910</text:p>
          </table:table-cell>
          <table:table-cell office:value-type="float" office:value="2088" calcext:value-type="float">
            <text:p>2088</text:p>
          </table:table-cell>
          <table:table-cell office:value-type="float" office:value="1974" calcext:value-type="float">
            <text:p>19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.00.0000</text:date>, <text:time style:data-style-name="N2" text:time-value="20:18:02.93894944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2T17:40:39.826550441</meta:creation-date>
    <dc:date>2019-12-12T20:39:21.230964623</dc:date>
    <meta:editing-duration>PT8M17S</meta:editing-duration>
    <meta:editing-cycles>3</meta:editing-cycles>
    <meta:generator>LibreOffice/6.3.3.2$Linux_X86_64 LibreOffice_project/30$Build-2</meta:generator>
    <meta:document-statistic meta:table-count="2" meta:cell-count="3992" meta:object-count="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17cm" svg:y="0.316cm" chart:style-name="ch2">
          <text:p>Czas wstawiania wartości - złożoność O(n)</text:p>
        </chart:title>
        <chart:legend chart:legend-position="end" svg:x="13.28cm" svg:y="3.952cm" style:legend-expansion="high" chart:style-name="ch3"/>
        <chart:plot-area chart:style-name="ch4" table:cell-range-address="Wczytywanie.A1:Wczytywanie.C497" chart:data-source-has-labels="both" svg:x="0.32cm" svg:y="1.275cm" svg:width="12.64cm" svg:height="7.545cm">
          <chartooo:coordinate-region svg:x="2.053cm" svg:y="1.275cm" svg:width="10.788cm" svg:height="6.16cm"/>
          <chart:axis chart:dimension="x" chart:name="primary-x" chart:style-name="ch5" chartooo:axis-type="auto">
            <chartooo:date-scale/>
            <chart:categories table:cell-range-address="Wczytywanie.A2:Wczytywanie.A4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czytywanie.B2:Wczytywanie.B497" chart:label-cell-address="Wczytywanie.B1:Wczytywanie.B1" chart:class="chart:line">
            <chart:data-point chart:repeated="496"/>
          </chart:series>
          <chart:series chart:style-name="ch8" chart:values-cell-range-address="Wczytywanie.C2:Wczytywanie.C497" chart:label-cell-address="Wczytywanie.C1:Wczytywanie.C1" chart:class="chart:line">
            <chart:data-point chart:repeated="4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Time</text:p>
                <draw:g>
                  <svg:desc>Wczytywanie.B1:Wczytywanie.B1</svg:desc>
                </draw:g>
              </table:table-cell>
              <table:table-cell office:value-type="string">
                <text:p>SysTime</text:p>
                <draw:g>
                  <svg:desc>Wczytywanie.C1:Wczytywanie.C1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Wczytywanie.A2:Wczytywanie.A497</svg:desc>
                </draw:g>
              </table:table-cell>
              <table:table-cell office:value-type="float" office:value="498607">
                <text:p>498607</text:p>
                <draw:g>
                  <svg:desc>Wczytywanie.B2:Wczytywanie.B497</svg:desc>
                </draw:g>
              </table:table-cell>
              <table:table-cell office:value-type="float" office:value="445189">
                <text:p>445189</text:p>
                <draw:g>
                  <svg:desc>Wczytywanie.C2:Wczytywanie.C497</svg:desc>
                </draw:g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40687">
                <text:p>540687</text:p>
              </table:table-cell>
              <table:table-cell office:value-type="float" office:value="822100">
                <text:p>82210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44605">
                <text:p>644605</text:p>
              </table:table-cell>
              <table:table-cell office:value-type="float" office:value="713455">
                <text:p>71345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784282">
                <text:p>784282</text:p>
              </table:table-cell>
              <table:table-cell office:value-type="float" office:value="762141">
                <text:p>76214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78468">
                <text:p>878468</text:p>
              </table:table-cell>
              <table:table-cell office:value-type="float" office:value="885781">
                <text:p>885781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96670">
                <text:p>996670</text:p>
              </table:table-cell>
              <table:table-cell office:value-type="float" office:value="987993">
                <text:p>98799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111947">
                <text:p>1111947</text:p>
              </table:table-cell>
              <table:table-cell office:value-type="float" office:value="1121453">
                <text:p>1121453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311890">
                <text:p>1311890</text:p>
              </table:table-cell>
              <table:table-cell office:value-type="float" office:value="1247432">
                <text:p>1247432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411674">
                <text:p>1411674</text:p>
              </table:table-cell>
              <table:table-cell office:value-type="float" office:value="1378195">
                <text:p>1378195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591548">
                <text:p>1591548</text:p>
              </table:table-cell>
              <table:table-cell office:value-type="float" office:value="1484778">
                <text:p>1484778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522354">
                <text:p>1522354</text:p>
              </table:table-cell>
              <table:table-cell office:value-type="float" office:value="1557352">
                <text:p>1557352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531898">
                <text:p>1531898</text:p>
              </table:table-cell>
              <table:table-cell office:value-type="float" office:value="1579143">
                <text:p>1579143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737081">
                <text:p>1737081</text:p>
              </table:table-cell>
              <table:table-cell office:value-type="float" office:value="1633204">
                <text:p>1633204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851726">
                <text:p>1851726</text:p>
              </table:table-cell>
              <table:table-cell office:value-type="float" office:value="1732419">
                <text:p>1732419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881797">
                <text:p>1881797</text:p>
              </table:table-cell>
              <table:table-cell office:value-type="float" office:value="2077794">
                <text:p>2077794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915706">
                <text:p>1915706</text:p>
              </table:table-cell>
              <table:table-cell office:value-type="float" office:value="1926746">
                <text:p>192674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42360">
                <text:p>2042360</text:p>
              </table:table-cell>
              <table:table-cell office:value-type="float" office:value="2267921">
                <text:p>2267921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2222272">
                <text:p>2222272</text:p>
              </table:table-cell>
              <table:table-cell office:value-type="float" office:value="2198020">
                <text:p>2198020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2411611">
                <text:p>2411611</text:p>
              </table:table-cell>
              <table:table-cell office:value-type="float" office:value="2251703">
                <text:p>2251703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2729433">
                <text:p>2729433</text:p>
              </table:table-cell>
              <table:table-cell office:value-type="float" office:value="2471762">
                <text:p>2471762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2453730">
                <text:p>2453730</text:p>
              </table:table-cell>
              <table:table-cell office:value-type="float" office:value="2537618">
                <text:p>2537618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2590971">
                <text:p>2590971</text:p>
              </table:table-cell>
              <table:table-cell office:value-type="float" office:value="2648087">
                <text:p>2648087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2716046">
                <text:p>2716046</text:p>
              </table:table-cell>
              <table:table-cell office:value-type="float" office:value="2848173">
                <text:p>2848173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2886882">
                <text:p>2886882</text:p>
              </table:table-cell>
              <table:table-cell office:value-type="float" office:value="2758111">
                <text:p>2758111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3035269">
                <text:p>3035269</text:p>
              </table:table-cell>
              <table:table-cell office:value-type="float" office:value="3332682">
                <text:p>3332682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3297907">
                <text:p>3297907</text:p>
              </table:table-cell>
              <table:table-cell office:value-type="float" office:value="2950955">
                <text:p>2950955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3022379">
                <text:p>3022379</text:p>
              </table:table-cell>
              <table:table-cell office:value-type="float" office:value="3302200">
                <text:p>3302200</text:p>
              </table:table-cell>
            </table:table-row>
            <table:table-row>
              <table:table-cell office:value-type="float" office:value="3110">
                <text:p>3110</text:p>
              </table:table-cell>
              <table:table-cell office:value-type="float" office:value="3205724">
                <text:p>3205724</text:p>
              </table:table-cell>
              <table:table-cell office:value-type="float" office:value="3471351">
                <text:p>3471351</text:p>
              </table:table-cell>
            </table:table-row>
            <table:table-row>
              <table:table-cell office:value-type="float" office:value="3210">
                <text:p>3210</text:p>
              </table:table-cell>
              <table:table-cell office:value-type="float" office:value="3356743">
                <text:p>3356743</text:p>
              </table:table-cell>
              <table:table-cell office:value-type="float" office:value="3311698">
                <text:p>3311698</text:p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3504792">
                <text:p>3504792</text:p>
              </table:table-cell>
              <table:table-cell office:value-type="float" office:value="3596918">
                <text:p>3596918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3678194">
                <text:p>3678194</text:p>
              </table:table-cell>
              <table:table-cell office:value-type="float" office:value="3449770">
                <text:p>3449770</text:p>
              </table:table-cell>
            </table:table-row>
            <table:table-row>
              <table:table-cell office:value-type="float" office:value="3510">
                <text:p>3510</text:p>
              </table:table-cell>
              <table:table-cell office:value-type="float" office:value="3520679">
                <text:p>3520679</text:p>
              </table:table-cell>
              <table:table-cell office:value-type="float" office:value="3705819">
                <text:p>3705819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3908560">
                <text:p>3908560</text:p>
              </table:table-cell>
              <table:table-cell office:value-type="float" office:value="3906044">
                <text:p>3906044</text:p>
              </table:table-cell>
            </table:table-row>
            <table:table-row>
              <table:table-cell office:value-type="float" office:value="3710">
                <text:p>3710</text:p>
              </table:table-cell>
              <table:table-cell office:value-type="float" office:value="3811312">
                <text:p>3811312</text:p>
              </table:table-cell>
              <table:table-cell office:value-type="float" office:value="3946737">
                <text:p>3946737</text:p>
              </table:table-cell>
            </table:table-row>
            <table:table-row>
              <table:table-cell office:value-type="float" office:value="3810">
                <text:p>3810</text:p>
              </table:table-cell>
              <table:table-cell office:value-type="float" office:value="4179522">
                <text:p>4179522</text:p>
              </table:table-cell>
              <table:table-cell office:value-type="float" office:value="3906095">
                <text:p>3906095</text:p>
              </table:table-cell>
            </table:table-row>
            <table:table-row>
              <table:table-cell office:value-type="float" office:value="3910">
                <text:p>3910</text:p>
              </table:table-cell>
              <table:table-cell office:value-type="float" office:value="4073120">
                <text:p>4073120</text:p>
              </table:table-cell>
              <table:table-cell office:value-type="float" office:value="4073953">
                <text:p>4073953</text:p>
              </table:table-cell>
            </table:table-row>
            <table:table-row>
              <table:table-cell office:value-type="float" office:value="4010">
                <text:p>4010</text:p>
              </table:table-cell>
              <table:table-cell office:value-type="float" office:value="4394075">
                <text:p>4394075</text:p>
              </table:table-cell>
              <table:table-cell office:value-type="float" office:value="4253552">
                <text:p>4253552</text:p>
              </table:table-cell>
            </table:table-row>
            <table:table-row>
              <table:table-cell office:value-type="float" office:value="4110">
                <text:p>4110</text:p>
              </table:table-cell>
              <table:table-cell office:value-type="float" office:value="4320893">
                <text:p>4320893</text:p>
              </table:table-cell>
              <table:table-cell office:value-type="float" office:value="4404195">
                <text:p>4404195</text:p>
              </table:table-cell>
            </table:table-row>
            <table:table-row>
              <table:table-cell office:value-type="float" office:value="4210">
                <text:p>4210</text:p>
              </table:table-cell>
              <table:table-cell office:value-type="float" office:value="4383873">
                <text:p>4383873</text:p>
              </table:table-cell>
              <table:table-cell office:value-type="float" office:value="4565156">
                <text:p>4565156</text:p>
              </table:table-cell>
            </table:table-row>
            <table:table-row>
              <table:table-cell office:value-type="float" office:value="4310">
                <text:p>4310</text:p>
              </table:table-cell>
              <table:table-cell office:value-type="float" office:value="4630044">
                <text:p>4630044</text:p>
              </table:table-cell>
              <table:table-cell office:value-type="float" office:value="4850957">
                <text:p>4850957</text:p>
              </table:table-cell>
            </table:table-row>
            <table:table-row>
              <table:table-cell office:value-type="float" office:value="4410">
                <text:p>4410</text:p>
              </table:table-cell>
              <table:table-cell office:value-type="float" office:value="4576457">
                <text:p>4576457</text:p>
              </table:table-cell>
              <table:table-cell office:value-type="float" office:value="4758821">
                <text:p>4758821</text:p>
              </table:table-cell>
            </table:table-row>
            <table:table-row>
              <table:table-cell office:value-type="float" office:value="4510">
                <text:p>4510</text:p>
              </table:table-cell>
              <table:table-cell office:value-type="float" office:value="4920895">
                <text:p>4920895</text:p>
              </table:table-cell>
              <table:table-cell office:value-type="float" office:value="4674034">
                <text:p>4674034</text:p>
              </table:table-cell>
            </table:table-row>
            <table:table-row>
              <table:table-cell office:value-type="float" office:value="4610">
                <text:p>4610</text:p>
              </table:table-cell>
              <table:table-cell office:value-type="float" office:value="4617018">
                <text:p>4617018</text:p>
              </table:table-cell>
              <table:table-cell office:value-type="float" office:value="4896428">
                <text:p>4896428</text:p>
              </table:table-cell>
            </table:table-row>
            <table:table-row>
              <table:table-cell office:value-type="float" office:value="4710">
                <text:p>4710</text:p>
              </table:table-cell>
              <table:table-cell office:value-type="float" office:value="5106094">
                <text:p>5106094</text:p>
              </table:table-cell>
              <table:table-cell office:value-type="float" office:value="4985485">
                <text:p>4985485</text:p>
              </table:table-cell>
            </table:table-row>
            <table:table-row>
              <table:table-cell office:value-type="float" office:value="4810">
                <text:p>4810</text:p>
              </table:table-cell>
              <table:table-cell office:value-type="float" office:value="4973316">
                <text:p>4973316</text:p>
              </table:table-cell>
              <table:table-cell office:value-type="float" office:value="5506723">
                <text:p>5506723</text:p>
              </table:table-cell>
            </table:table-row>
            <table:table-row>
              <table:table-cell office:value-type="float" office:value="4910">
                <text:p>4910</text:p>
              </table:table-cell>
              <table:table-cell office:value-type="float" office:value="5150057">
                <text:p>5150057</text:p>
              </table:table-cell>
              <table:table-cell office:value-type="float" office:value="5239349">
                <text:p>5239349</text:p>
              </table:table-cell>
            </table:table-row>
            <table:table-row>
              <table:table-cell office:value-type="float" office:value="5010">
                <text:p>5010</text:p>
              </table:table-cell>
              <table:table-cell office:value-type="float" office:value="5237828">
                <text:p>5237828</text:p>
              </table:table-cell>
              <table:table-cell office:value-type="float" office:value="5217810">
                <text:p>5217810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5268131">
                <text:p>5268131</text:p>
              </table:table-cell>
              <table:table-cell office:value-type="float" office:value="5325688">
                <text:p>5325688</text:p>
              </table:table-cell>
            </table:table-row>
            <table:table-row>
              <table:table-cell office:value-type="float" office:value="5210">
                <text:p>5210</text:p>
              </table:table-cell>
              <table:table-cell office:value-type="float" office:value="5621473">
                <text:p>5621473</text:p>
              </table:table-cell>
              <table:table-cell office:value-type="float" office:value="5762820">
                <text:p>5762820</text:p>
              </table:table-cell>
            </table:table-row>
            <table:table-row>
              <table:table-cell office:value-type="float" office:value="5310">
                <text:p>5310</text:p>
              </table:table-cell>
              <table:table-cell office:value-type="float" office:value="5932657">
                <text:p>5932657</text:p>
              </table:table-cell>
              <table:table-cell office:value-type="float" office:value="5626584">
                <text:p>5626584</text:p>
              </table:table-cell>
            </table:table-row>
            <table:table-row>
              <table:table-cell office:value-type="float" office:value="5410">
                <text:p>5410</text:p>
              </table:table-cell>
              <table:table-cell office:value-type="float" office:value="5828105">
                <text:p>5828105</text:p>
              </table:table-cell>
              <table:table-cell office:value-type="float" office:value="5680481">
                <text:p>5680481</text:p>
              </table:table-cell>
            </table:table-row>
            <table:table-row>
              <table:table-cell office:value-type="float" office:value="5510">
                <text:p>5510</text:p>
              </table:table-cell>
              <table:table-cell office:value-type="float" office:value="5699950">
                <text:p>5699950</text:p>
              </table:table-cell>
              <table:table-cell office:value-type="float" office:value="6085873">
                <text:p>6085873</text:p>
              </table:table-cell>
            </table:table-row>
            <table:table-row>
              <table:table-cell office:value-type="float" office:value="5610">
                <text:p>5610</text:p>
              </table:table-cell>
              <table:table-cell office:value-type="float" office:value="5807731">
                <text:p>5807731</text:p>
              </table:table-cell>
              <table:table-cell office:value-type="float" office:value="6427384">
                <text:p>6427384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5997239">
                <text:p>5997239</text:p>
              </table:table-cell>
              <table:table-cell office:value-type="float" office:value="6349834">
                <text:p>6349834</text:p>
              </table:table-cell>
            </table:table-row>
            <table:table-row>
              <table:table-cell office:value-type="float" office:value="5810">
                <text:p>5810</text:p>
              </table:table-cell>
              <table:table-cell office:value-type="float" office:value="6263818">
                <text:p>6263818</text:p>
              </table:table-cell>
              <table:table-cell office:value-type="float" office:value="5906044">
                <text:p>5906044</text:p>
              </table:table-cell>
            </table:table-row>
            <table:table-row>
              <table:table-cell office:value-type="float" office:value="5910">
                <text:p>5910</text:p>
              </table:table-cell>
              <table:table-cell office:value-type="float" office:value="6258566">
                <text:p>6258566</text:p>
              </table:table-cell>
              <table:table-cell office:value-type="float" office:value="6352285">
                <text:p>6352285</text:p>
              </table:table-cell>
            </table:table-row>
            <table:table-row>
              <table:table-cell office:value-type="float" office:value="6010">
                <text:p>6010</text:p>
              </table:table-cell>
              <table:table-cell office:value-type="float" office:value="6147962">
                <text:p>6147962</text:p>
              </table:table-cell>
              <table:table-cell office:value-type="float" office:value="7110447">
                <text:p>7110447</text:p>
              </table:table-cell>
            </table:table-row>
            <table:table-row>
              <table:table-cell office:value-type="float" office:value="6110">
                <text:p>6110</text:p>
              </table:table-cell>
              <table:table-cell office:value-type="float" office:value="6424806">
                <text:p>6424806</text:p>
              </table:table-cell>
              <table:table-cell office:value-type="float" office:value="6920584">
                <text:p>6920584</text:p>
              </table:table-cell>
            </table:table-row>
            <table:table-row>
              <table:table-cell office:value-type="float" office:value="6210">
                <text:p>6210</text:p>
              </table:table-cell>
              <table:table-cell office:value-type="float" office:value="6528509">
                <text:p>6528509</text:p>
              </table:table-cell>
              <table:table-cell office:value-type="float" office:value="6691771">
                <text:p>6691771</text:p>
              </table:table-cell>
            </table:table-row>
            <table:table-row>
              <table:table-cell office:value-type="float" office:value="6310">
                <text:p>6310</text:p>
              </table:table-cell>
              <table:table-cell office:value-type="float" office:value="6542042">
                <text:p>6542042</text:p>
              </table:table-cell>
              <table:table-cell office:value-type="float" office:value="6683489">
                <text:p>6683489</text:p>
              </table:table-cell>
            </table:table-row>
            <table:table-row>
              <table:table-cell office:value-type="float" office:value="6410">
                <text:p>6410</text:p>
              </table:table-cell>
              <table:table-cell office:value-type="float" office:value="6847492">
                <text:p>6847492</text:p>
              </table:table-cell>
              <table:table-cell office:value-type="float" office:value="6789489">
                <text:p>6789489</text:p>
              </table:table-cell>
            </table:table-row>
            <table:table-row>
              <table:table-cell office:value-type="float" office:value="6510">
                <text:p>6510</text:p>
              </table:table-cell>
              <table:table-cell office:value-type="float" office:value="7060904">
                <text:p>7060904</text:p>
              </table:table-cell>
              <table:table-cell office:value-type="float" office:value="7215851">
                <text:p>7215851</text:p>
              </table:table-cell>
            </table:table-row>
            <table:table-row>
              <table:table-cell office:value-type="float" office:value="6610">
                <text:p>6610</text:p>
              </table:table-cell>
              <table:table-cell office:value-type="float" office:value="7185508">
                <text:p>7185508</text:p>
              </table:table-cell>
              <table:table-cell office:value-type="float" office:value="7565246">
                <text:p>7565246</text:p>
              </table:table-cell>
            </table:table-row>
            <table:table-row>
              <table:table-cell office:value-type="float" office:value="6710">
                <text:p>6710</text:p>
              </table:table-cell>
              <table:table-cell office:value-type="float" office:value="7331045">
                <text:p>7331045</text:p>
              </table:table-cell>
              <table:table-cell office:value-type="float" office:value="7525103">
                <text:p>7525103</text:p>
              </table:table-cell>
            </table:table-row>
            <table:table-row>
              <table:table-cell office:value-type="float" office:value="6810">
                <text:p>6810</text:p>
              </table:table-cell>
              <table:table-cell office:value-type="float" office:value="7305757">
                <text:p>7305757</text:p>
              </table:table-cell>
              <table:table-cell office:value-type="float" office:value="7608028">
                <text:p>7608028</text:p>
              </table:table-cell>
            </table:table-row>
            <table:table-row>
              <table:table-cell office:value-type="float" office:value="6910">
                <text:p>6910</text:p>
              </table:table-cell>
              <table:table-cell office:value-type="float" office:value="7753018">
                <text:p>7753018</text:p>
              </table:table-cell>
              <table:table-cell office:value-type="float" office:value="7812585">
                <text:p>7812585</text:p>
              </table:table-cell>
            </table:table-row>
            <table:table-row>
              <table:table-cell office:value-type="float" office:value="7010">
                <text:p>7010</text:p>
              </table:table-cell>
              <table:table-cell office:value-type="float" office:value="7263238">
                <text:p>7263238</text:p>
              </table:table-cell>
              <table:table-cell office:value-type="float" office:value="7638992">
                <text:p>7638992</text:p>
              </table:table-cell>
            </table:table-row>
            <table:table-row>
              <table:table-cell office:value-type="float" office:value="7110">
                <text:p>7110</text:p>
              </table:table-cell>
              <table:table-cell office:value-type="float" office:value="7194919">
                <text:p>7194919</text:p>
              </table:table-cell>
              <table:table-cell office:value-type="float" office:value="7641072">
                <text:p>7641072</text:p>
              </table:table-cell>
            </table:table-row>
            <table:table-row>
              <table:table-cell office:value-type="float" office:value="7210">
                <text:p>7210</text:p>
              </table:table-cell>
              <table:table-cell office:value-type="float" office:value="7261596">
                <text:p>7261596</text:p>
              </table:table-cell>
              <table:table-cell office:value-type="float" office:value="8331359">
                <text:p>8331359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7529761">
                <text:p>7529761</text:p>
              </table:table-cell>
              <table:table-cell office:value-type="float" office:value="8152894">
                <text:p>8152894</text:p>
              </table:table-cell>
            </table:table-row>
            <table:table-row>
              <table:table-cell office:value-type="float" office:value="7410">
                <text:p>7410</text:p>
              </table:table-cell>
              <table:table-cell office:value-type="float" office:value="7801994">
                <text:p>7801994</text:p>
              </table:table-cell>
              <table:table-cell office:value-type="float" office:value="8544842">
                <text:p>8544842</text:p>
              </table:table-cell>
            </table:table-row>
            <table:table-row>
              <table:table-cell office:value-type="float" office:value="7510">
                <text:p>7510</text:p>
              </table:table-cell>
              <table:table-cell office:value-type="float" office:value="7802596">
                <text:p>7802596</text:p>
              </table:table-cell>
              <table:table-cell office:value-type="float" office:value="8161373">
                <text:p>8161373</text:p>
              </table:table-cell>
            </table:table-row>
            <table:table-row>
              <table:table-cell office:value-type="float" office:value="7610">
                <text:p>7610</text:p>
              </table:table-cell>
              <table:table-cell office:value-type="float" office:value="7824779">
                <text:p>7824779</text:p>
              </table:table-cell>
              <table:table-cell office:value-type="float" office:value="8557411">
                <text:p>8557411</text:p>
              </table:table-cell>
            </table:table-row>
            <table:table-row>
              <table:table-cell office:value-type="float" office:value="7710">
                <text:p>7710</text:p>
              </table:table-cell>
              <table:table-cell office:value-type="float" office:value="8158616">
                <text:p>8158616</text:p>
              </table:table-cell>
              <table:table-cell office:value-type="float" office:value="8762990">
                <text:p>8762990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8146638">
                <text:p>8146638</text:p>
              </table:table-cell>
              <table:table-cell office:value-type="float" office:value="8696729">
                <text:p>8696729</text:p>
              </table:table-cell>
            </table:table-row>
            <table:table-row>
              <table:table-cell office:value-type="float" office:value="7910">
                <text:p>7910</text:p>
              </table:table-cell>
              <table:table-cell office:value-type="float" office:value="8477247">
                <text:p>8477247</text:p>
              </table:table-cell>
              <table:table-cell office:value-type="float" office:value="8658936">
                <text:p>8658936</text:p>
              </table:table-cell>
            </table:table-row>
            <table:table-row>
              <table:table-cell office:value-type="float" office:value="8010">
                <text:p>8010</text:p>
              </table:table-cell>
              <table:table-cell office:value-type="float" office:value="8662514">
                <text:p>8662514</text:p>
              </table:table-cell>
              <table:table-cell office:value-type="float" office:value="8341911">
                <text:p>8341911</text:p>
              </table:table-cell>
            </table:table-row>
            <table:table-row>
              <table:table-cell office:value-type="float" office:value="8110">
                <text:p>8110</text:p>
              </table:table-cell>
              <table:table-cell office:value-type="float" office:value="8708450">
                <text:p>8708450</text:p>
              </table:table-cell>
              <table:table-cell office:value-type="float" office:value="8616852">
                <text:p>8616852</text:p>
              </table:table-cell>
            </table:table-row>
            <table:table-row>
              <table:table-cell office:value-type="float" office:value="8210">
                <text:p>8210</text:p>
              </table:table-cell>
              <table:table-cell office:value-type="float" office:value="8699133">
                <text:p>8699133</text:p>
              </table:table-cell>
              <table:table-cell office:value-type="float" office:value="9188906">
                <text:p>9188906</text:p>
              </table:table-cell>
            </table:table-row>
            <table:table-row>
              <table:table-cell office:value-type="float" office:value="8310">
                <text:p>8310</text:p>
              </table:table-cell>
              <table:table-cell office:value-type="float" office:value="8601902">
                <text:p>8601902</text:p>
              </table:table-cell>
              <table:table-cell office:value-type="float" office:value="8936348">
                <text:p>8936348</text:p>
              </table:table-cell>
            </table:table-row>
            <table:table-row>
              <table:table-cell office:value-type="float" office:value="8410">
                <text:p>8410</text:p>
              </table:table-cell>
              <table:table-cell office:value-type="float" office:value="8536044">
                <text:p>8536044</text:p>
              </table:table-cell>
              <table:table-cell office:value-type="float" office:value="8923600">
                <text:p>8923600</text:p>
              </table:table-cell>
            </table:table-row>
            <table:table-row>
              <table:table-cell office:value-type="float" office:value="8510">
                <text:p>8510</text:p>
              </table:table-cell>
              <table:table-cell office:value-type="float" office:value="8559679">
                <text:p>8559679</text:p>
              </table:table-cell>
              <table:table-cell office:value-type="float" office:value="9591404">
                <text:p>9591404</text:p>
              </table:table-cell>
            </table:table-row>
            <table:table-row>
              <table:table-cell office:value-type="float" office:value="8610">
                <text:p>8610</text:p>
              </table:table-cell>
              <table:table-cell office:value-type="float" office:value="8564323">
                <text:p>8564323</text:p>
              </table:table-cell>
              <table:table-cell office:value-type="float" office:value="9390111">
                <text:p>9390111</text:p>
              </table:table-cell>
            </table:table-row>
            <table:table-row>
              <table:table-cell office:value-type="float" office:value="8710">
                <text:p>8710</text:p>
              </table:table-cell>
              <table:table-cell office:value-type="float" office:value="9108784">
                <text:p>9108784</text:p>
              </table:table-cell>
              <table:table-cell office:value-type="float" office:value="9569296">
                <text:p>9569296</text:p>
              </table:table-cell>
            </table:table-row>
            <table:table-row>
              <table:table-cell office:value-type="float" office:value="8810">
                <text:p>8810</text:p>
              </table:table-cell>
              <table:table-cell office:value-type="float" office:value="9259889">
                <text:p>9259889</text:p>
              </table:table-cell>
              <table:table-cell office:value-type="float" office:value="9626267">
                <text:p>9626267</text:p>
              </table:table-cell>
            </table:table-row>
            <table:table-row>
              <table:table-cell office:value-type="float" office:value="8910">
                <text:p>8910</text:p>
              </table:table-cell>
              <table:table-cell office:value-type="float" office:value="9445704">
                <text:p>9445704</text:p>
              </table:table-cell>
              <table:table-cell office:value-type="float" office:value="9304450">
                <text:p>9304450</text:p>
              </table:table-cell>
            </table:table-row>
            <table:table-row>
              <table:table-cell office:value-type="float" office:value="9010">
                <text:p>9010</text:p>
              </table:table-cell>
              <table:table-cell office:value-type="float" office:value="9199749">
                <text:p>9199749</text:p>
              </table:table-cell>
              <table:table-cell office:value-type="float" office:value="9674962">
                <text:p>9674962</text:p>
              </table:table-cell>
            </table:table-row>
            <table:table-row>
              <table:table-cell office:value-type="float" office:value="9110">
                <text:p>9110</text:p>
              </table:table-cell>
              <table:table-cell office:value-type="float" office:value="9468141">
                <text:p>9468141</text:p>
              </table:table-cell>
              <table:table-cell office:value-type="float" office:value="10352645">
                <text:p>10352645</text:p>
              </table:table-cell>
            </table:table-row>
            <table:table-row>
              <table:table-cell office:value-type="float" office:value="9210">
                <text:p>9210</text:p>
              </table:table-cell>
              <table:table-cell office:value-type="float" office:value="9803875">
                <text:p>9803875</text:p>
              </table:table-cell>
              <table:table-cell office:value-type="float" office:value="9690659">
                <text:p>9690659</text:p>
              </table:table-cell>
            </table:table-row>
            <table:table-row>
              <table:table-cell office:value-type="float" office:value="9310">
                <text:p>9310</text:p>
              </table:table-cell>
              <table:table-cell office:value-type="float" office:value="9898318">
                <text:p>9898318</text:p>
              </table:table-cell>
              <table:table-cell office:value-type="float" office:value="10113029">
                <text:p>10113029</text:p>
              </table:table-cell>
            </table:table-row>
            <table:table-row>
              <table:table-cell office:value-type="float" office:value="9410">
                <text:p>9410</text:p>
              </table:table-cell>
              <table:table-cell office:value-type="float" office:value="10409812">
                <text:p>10409812</text:p>
              </table:table-cell>
              <table:table-cell office:value-type="float" office:value="10591596">
                <text:p>10591596</text:p>
              </table:table-cell>
            </table:table-row>
            <table:table-row>
              <table:table-cell office:value-type="float" office:value="9510">
                <text:p>9510</text:p>
              </table:table-cell>
              <table:table-cell office:value-type="float" office:value="9880507">
                <text:p>9880507</text:p>
              </table:table-cell>
              <table:table-cell office:value-type="float" office:value="10498248">
                <text:p>10498248</text:p>
              </table:table-cell>
            </table:table-row>
            <table:table-row>
              <table:table-cell office:value-type="float" office:value="9610">
                <text:p>9610</text:p>
              </table:table-cell>
              <table:table-cell office:value-type="float" office:value="10362694">
                <text:p>10362694</text:p>
              </table:table-cell>
              <table:table-cell office:value-type="float" office:value="10203632">
                <text:p>10203632</text:p>
              </table:table-cell>
            </table:table-row>
            <table:table-row>
              <table:table-cell office:value-type="float" office:value="9710">
                <text:p>9710</text:p>
              </table:table-cell>
              <table:table-cell office:value-type="float" office:value="10528866">
                <text:p>10528866</text:p>
              </table:table-cell>
              <table:table-cell office:value-type="float" office:value="10672593">
                <text:p>10672593</text:p>
              </table:table-cell>
            </table:table-row>
            <table:table-row>
              <table:table-cell office:value-type="float" office:value="9810">
                <text:p>9810</text:p>
              </table:table-cell>
              <table:table-cell office:value-type="float" office:value="10266412">
                <text:p>10266412</text:p>
              </table:table-cell>
              <table:table-cell office:value-type="float" office:value="10493523">
                <text:p>10493523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10671429">
                <text:p>10671429</text:p>
              </table:table-cell>
              <table:table-cell office:value-type="float" office:value="10176238">
                <text:p>10176238</text:p>
              </table:table-cell>
            </table:table-row>
            <table:table-row>
              <table:table-cell office:value-type="float" office:value="10010">
                <text:p>10010</text:p>
              </table:table-cell>
              <table:table-cell office:value-type="float" office:value="10752972">
                <text:p>10752972</text:p>
              </table:table-cell>
              <table:table-cell office:value-type="float" office:value="10964119">
                <text:p>10964119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10633137">
                <text:p>10633137</text:p>
              </table:table-cell>
              <table:table-cell office:value-type="float" office:value="10914345">
                <text:p>10914345</text:p>
              </table:table-cell>
            </table:table-row>
            <table:table-row>
              <table:table-cell office:value-type="float" office:value="10210">
                <text:p>10210</text:p>
              </table:table-cell>
              <table:table-cell office:value-type="float" office:value="10508370">
                <text:p>10508370</text:p>
              </table:table-cell>
              <table:table-cell office:value-type="float" office:value="10570936">
                <text:p>10570936</text:p>
              </table:table-cell>
            </table:table-row>
            <table:table-row>
              <table:table-cell office:value-type="float" office:value="10310">
                <text:p>10310</text:p>
              </table:table-cell>
              <table:table-cell office:value-type="float" office:value="11881756">
                <text:p>11881756</text:p>
              </table:table-cell>
              <table:table-cell office:value-type="float" office:value="12184160">
                <text:p>12184160</text:p>
              </table:table-cell>
            </table:table-row>
            <table:table-row>
              <table:table-cell office:value-type="float" office:value="10410">
                <text:p>10410</text:p>
              </table:table-cell>
              <table:table-cell office:value-type="float" office:value="12142063">
                <text:p>12142063</text:p>
              </table:table-cell>
              <table:table-cell office:value-type="float" office:value="11418604">
                <text:p>11418604</text:p>
              </table:table-cell>
            </table:table-row>
            <table:table-row>
              <table:table-cell office:value-type="float" office:value="10510">
                <text:p>10510</text:p>
              </table:table-cell>
              <table:table-cell office:value-type="float" office:value="11659750">
                <text:p>11659750</text:p>
              </table:table-cell>
              <table:table-cell office:value-type="float" office:value="12001276">
                <text:p>12001276</text:p>
              </table:table-cell>
            </table:table-row>
            <table:table-row>
              <table:table-cell office:value-type="float" office:value="10610">
                <text:p>10610</text:p>
              </table:table-cell>
              <table:table-cell office:value-type="float" office:value="11972438">
                <text:p>11972438</text:p>
              </table:table-cell>
              <table:table-cell office:value-type="float" office:value="11557072">
                <text:p>11557072</text:p>
              </table:table-cell>
            </table:table-row>
            <table:table-row>
              <table:table-cell office:value-type="float" office:value="10710">
                <text:p>10710</text:p>
              </table:table-cell>
              <table:table-cell office:value-type="float" office:value="12142816">
                <text:p>12142816</text:p>
              </table:table-cell>
              <table:table-cell office:value-type="float" office:value="13425276">
                <text:p>13425276</text:p>
              </table:table-cell>
            </table:table-row>
            <table:table-row>
              <table:table-cell office:value-type="float" office:value="10810">
                <text:p>10810</text:p>
              </table:table-cell>
              <table:table-cell office:value-type="float" office:value="12302878">
                <text:p>12302878</text:p>
              </table:table-cell>
              <table:table-cell office:value-type="float" office:value="12789110">
                <text:p>12789110</text:p>
              </table:table-cell>
            </table:table-row>
            <table:table-row>
              <table:table-cell office:value-type="float" office:value="10910">
                <text:p>10910</text:p>
              </table:table-cell>
              <table:table-cell office:value-type="float" office:value="11603453">
                <text:p>11603453</text:p>
              </table:table-cell>
              <table:table-cell office:value-type="float" office:value="12768980">
                <text:p>12768980</text:p>
              </table:table-cell>
            </table:table-row>
            <table:table-row>
              <table:table-cell office:value-type="float" office:value="11010">
                <text:p>11010</text:p>
              </table:table-cell>
              <table:table-cell office:value-type="float" office:value="12311550">
                <text:p>12311550</text:p>
              </table:table-cell>
              <table:table-cell office:value-type="float" office:value="12267009">
                <text:p>12267009</text:p>
              </table:table-cell>
            </table:table-row>
            <table:table-row>
              <table:table-cell office:value-type="float" office:value="11110">
                <text:p>11110</text:p>
              </table:table-cell>
              <table:table-cell office:value-type="float" office:value="11747225">
                <text:p>11747225</text:p>
              </table:table-cell>
              <table:table-cell office:value-type="float" office:value="11931300">
                <text:p>11931300</text:p>
              </table:table-cell>
            </table:table-row>
            <table:table-row>
              <table:table-cell office:value-type="float" office:value="11210">
                <text:p>11210</text:p>
              </table:table-cell>
              <table:table-cell office:value-type="float" office:value="12805123">
                <text:p>12805123</text:p>
              </table:table-cell>
              <table:table-cell office:value-type="float" office:value="12250381">
                <text:p>12250381</text:p>
              </table:table-cell>
            </table:table-row>
            <table:table-row>
              <table:table-cell office:value-type="float" office:value="11310">
                <text:p>11310</text:p>
              </table:table-cell>
              <table:table-cell office:value-type="float" office:value="12464685">
                <text:p>12464685</text:p>
              </table:table-cell>
              <table:table-cell office:value-type="float" office:value="12095993">
                <text:p>12095993</text:p>
              </table:table-cell>
            </table:table-row>
            <table:table-row>
              <table:table-cell office:value-type="float" office:value="11410">
                <text:p>11410</text:p>
              </table:table-cell>
              <table:table-cell office:value-type="float" office:value="12341581">
                <text:p>12341581</text:p>
              </table:table-cell>
              <table:table-cell office:value-type="float" office:value="13130706">
                <text:p>13130706</text:p>
              </table:table-cell>
            </table:table-row>
            <table:table-row>
              <table:table-cell office:value-type="float" office:value="11510">
                <text:p>11510</text:p>
              </table:table-cell>
              <table:table-cell office:value-type="float" office:value="15373226">
                <text:p>15373226</text:p>
              </table:table-cell>
              <table:table-cell office:value-type="float" office:value="14102791">
                <text:p>14102791</text:p>
              </table:table-cell>
            </table:table-row>
            <table:table-row>
              <table:table-cell office:value-type="float" office:value="11610">
                <text:p>11610</text:p>
              </table:table-cell>
              <table:table-cell office:value-type="float" office:value="12666658">
                <text:p>12666658</text:p>
              </table:table-cell>
              <table:table-cell office:value-type="float" office:value="12522453">
                <text:p>12522453</text:p>
              </table:table-cell>
            </table:table-row>
            <table:table-row>
              <table:table-cell office:value-type="float" office:value="11710">
                <text:p>11710</text:p>
              </table:table-cell>
              <table:table-cell office:value-type="float" office:value="12521410">
                <text:p>12521410</text:p>
              </table:table-cell>
              <table:table-cell office:value-type="float" office:value="12921150">
                <text:p>12921150</text:p>
              </table:table-cell>
            </table:table-row>
            <table:table-row>
              <table:table-cell office:value-type="float" office:value="11810">
                <text:p>11810</text:p>
              </table:table-cell>
              <table:table-cell office:value-type="float" office:value="12769152">
                <text:p>12769152</text:p>
              </table:table-cell>
              <table:table-cell office:value-type="float" office:value="12664454">
                <text:p>12664454</text:p>
              </table:table-cell>
            </table:table-row>
            <table:table-row>
              <table:table-cell office:value-type="float" office:value="11910">
                <text:p>11910</text:p>
              </table:table-cell>
              <table:table-cell office:value-type="float" office:value="12531629">
                <text:p>12531629</text:p>
              </table:table-cell>
              <table:table-cell office:value-type="float" office:value="13286089">
                <text:p>13286089</text:p>
              </table:table-cell>
            </table:table-row>
            <table:table-row>
              <table:table-cell office:value-type="float" office:value="12010">
                <text:p>12010</text:p>
              </table:table-cell>
              <table:table-cell office:value-type="float" office:value="13189883">
                <text:p>13189883</text:p>
              </table:table-cell>
              <table:table-cell office:value-type="float" office:value="14044289">
                <text:p>14044289</text:p>
              </table:table-cell>
            </table:table-row>
            <table:table-row>
              <table:table-cell office:value-type="float" office:value="12110">
                <text:p>12110</text:p>
              </table:table-cell>
              <table:table-cell office:value-type="float" office:value="13331246">
                <text:p>13331246</text:p>
              </table:table-cell>
              <table:table-cell office:value-type="float" office:value="13835786">
                <text:p>13835786</text:p>
              </table:table-cell>
            </table:table-row>
            <table:table-row>
              <table:table-cell office:value-type="float" office:value="12210">
                <text:p>12210</text:p>
              </table:table-cell>
              <table:table-cell office:value-type="float" office:value="13061708">
                <text:p>13061708</text:p>
              </table:table-cell>
              <table:table-cell office:value-type="float" office:value="13066607">
                <text:p>13066607</text:p>
              </table:table-cell>
            </table:table-row>
            <table:table-row>
              <table:table-cell office:value-type="float" office:value="12310">
                <text:p>12310</text:p>
              </table:table-cell>
              <table:table-cell office:value-type="float" office:value="13208072">
                <text:p>13208072</text:p>
              </table:table-cell>
              <table:table-cell office:value-type="float" office:value="13902269">
                <text:p>13902269</text:p>
              </table:table-cell>
            </table:table-row>
            <table:table-row>
              <table:table-cell office:value-type="float" office:value="12410">
                <text:p>12410</text:p>
              </table:table-cell>
              <table:table-cell office:value-type="float" office:value="13221346">
                <text:p>13221346</text:p>
              </table:table-cell>
              <table:table-cell office:value-type="float" office:value="13479961">
                <text:p>13479961</text:p>
              </table:table-cell>
            </table:table-row>
            <table:table-row>
              <table:table-cell office:value-type="float" office:value="12510">
                <text:p>12510</text:p>
              </table:table-cell>
              <table:table-cell office:value-type="float" office:value="13200006">
                <text:p>13200006</text:p>
              </table:table-cell>
              <table:table-cell office:value-type="float" office:value="14325164">
                <text:p>14325164</text:p>
              </table:table-cell>
            </table:table-row>
            <table:table-row>
              <table:table-cell office:value-type="float" office:value="12610">
                <text:p>12610</text:p>
              </table:table-cell>
              <table:table-cell office:value-type="float" office:value="13637269">
                <text:p>13637269</text:p>
              </table:table-cell>
              <table:table-cell office:value-type="float" office:value="13753530">
                <text:p>13753530</text:p>
              </table:table-cell>
            </table:table-row>
            <table:table-row>
              <table:table-cell office:value-type="float" office:value="12710">
                <text:p>12710</text:p>
              </table:table-cell>
              <table:table-cell office:value-type="float" office:value="13830340">
                <text:p>13830340</text:p>
              </table:table-cell>
              <table:table-cell office:value-type="float" office:value="14122853">
                <text:p>14122853</text:p>
              </table:table-cell>
            </table:table-row>
            <table:table-row>
              <table:table-cell office:value-type="float" office:value="12810">
                <text:p>12810</text:p>
              </table:table-cell>
              <table:table-cell office:value-type="float" office:value="14174249">
                <text:p>14174249</text:p>
              </table:table-cell>
              <table:table-cell office:value-type="float" office:value="14655881">
                <text:p>14655881</text:p>
              </table:table-cell>
            </table:table-row>
            <table:table-row>
              <table:table-cell office:value-type="float" office:value="12910">
                <text:p>12910</text:p>
              </table:table-cell>
              <table:table-cell office:value-type="float" office:value="14686552">
                <text:p>14686552</text:p>
              </table:table-cell>
              <table:table-cell office:value-type="float" office:value="14823860">
                <text:p>14823860</text:p>
              </table:table-cell>
            </table:table-row>
            <table:table-row>
              <table:table-cell office:value-type="float" office:value="13010">
                <text:p>13010</text:p>
              </table:table-cell>
              <table:table-cell office:value-type="float" office:value="14414668">
                <text:p>14414668</text:p>
              </table:table-cell>
              <table:table-cell office:value-type="float" office:value="14776840">
                <text:p>14776840</text:p>
              </table:table-cell>
            </table:table-row>
            <table:table-row>
              <table:table-cell office:value-type="float" office:value="13110">
                <text:p>13110</text:p>
              </table:table-cell>
              <table:table-cell office:value-type="float" office:value="14656098">
                <text:p>14656098</text:p>
              </table:table-cell>
              <table:table-cell office:value-type="float" office:value="14602532">
                <text:p>14602532</text:p>
              </table:table-cell>
            </table:table-row>
            <table:table-row>
              <table:table-cell office:value-type="float" office:value="13210">
                <text:p>13210</text:p>
              </table:table-cell>
              <table:table-cell office:value-type="float" office:value="13806665">
                <text:p>13806665</text:p>
              </table:table-cell>
              <table:table-cell office:value-type="float" office:value="15177797">
                <text:p>15177797</text:p>
              </table:table-cell>
            </table:table-row>
            <table:table-row>
              <table:table-cell office:value-type="float" office:value="13310">
                <text:p>13310</text:p>
              </table:table-cell>
              <table:table-cell office:value-type="float" office:value="14465772">
                <text:p>14465772</text:p>
              </table:table-cell>
              <table:table-cell office:value-type="float" office:value="15074266">
                <text:p>15074266</text:p>
              </table:table-cell>
            </table:table-row>
            <table:table-row>
              <table:table-cell office:value-type="float" office:value="13410">
                <text:p>13410</text:p>
              </table:table-cell>
              <table:table-cell office:value-type="float" office:value="14581031">
                <text:p>14581031</text:p>
              </table:table-cell>
              <table:table-cell office:value-type="float" office:value="14307749">
                <text:p>14307749</text:p>
              </table:table-cell>
            </table:table-row>
            <table:table-row>
              <table:table-cell office:value-type="float" office:value="13510">
                <text:p>13510</text:p>
              </table:table-cell>
              <table:table-cell office:value-type="float" office:value="14207650">
                <text:p>14207650</text:p>
              </table:table-cell>
              <table:table-cell office:value-type="float" office:value="15224406">
                <text:p>15224406</text:p>
              </table:table-cell>
            </table:table-row>
            <table:table-row>
              <table:table-cell office:value-type="float" office:value="13610">
                <text:p>13610</text:p>
              </table:table-cell>
              <table:table-cell office:value-type="float" office:value="14557612">
                <text:p>14557612</text:p>
              </table:table-cell>
              <table:table-cell office:value-type="float" office:value="14782891">
                <text:p>14782891</text:p>
              </table:table-cell>
            </table:table-row>
            <table:table-row>
              <table:table-cell office:value-type="float" office:value="13710">
                <text:p>13710</text:p>
              </table:table-cell>
              <table:table-cell office:value-type="float" office:value="14226935">
                <text:p>14226935</text:p>
              </table:table-cell>
              <table:table-cell office:value-type="float" office:value="14816402">
                <text:p>14816402</text:p>
              </table:table-cell>
            </table:table-row>
            <table:table-row>
              <table:table-cell office:value-type="float" office:value="13810">
                <text:p>13810</text:p>
              </table:table-cell>
              <table:table-cell office:value-type="float" office:value="14527201">
                <text:p>14527201</text:p>
              </table:table-cell>
              <table:table-cell office:value-type="float" office:value="14874239">
                <text:p>14874239</text:p>
              </table:table-cell>
            </table:table-row>
            <table:table-row>
              <table:table-cell office:value-type="float" office:value="13910">
                <text:p>13910</text:p>
              </table:table-cell>
              <table:table-cell office:value-type="float" office:value="15340484">
                <text:p>15340484</text:p>
              </table:table-cell>
              <table:table-cell office:value-type="float" office:value="16209566">
                <text:p>16209566</text:p>
              </table:table-cell>
            </table:table-row>
            <table:table-row>
              <table:table-cell office:value-type="float" office:value="14010">
                <text:p>14010</text:p>
              </table:table-cell>
              <table:table-cell office:value-type="float" office:value="15310421">
                <text:p>15310421</text:p>
              </table:table-cell>
              <table:table-cell office:value-type="float" office:value="14990633">
                <text:p>14990633</text:p>
              </table:table-cell>
            </table:table-row>
            <table:table-row>
              <table:table-cell office:value-type="float" office:value="14110">
                <text:p>14110</text:p>
              </table:table-cell>
              <table:table-cell office:value-type="float" office:value="15409303">
                <text:p>15409303</text:p>
              </table:table-cell>
              <table:table-cell office:value-type="float" office:value="15606659">
                <text:p>15606659</text:p>
              </table:table-cell>
            </table:table-row>
            <table:table-row>
              <table:table-cell office:value-type="float" office:value="14210">
                <text:p>14210</text:p>
              </table:table-cell>
              <table:table-cell office:value-type="float" office:value="18725572">
                <text:p>18725572</text:p>
              </table:table-cell>
              <table:table-cell office:value-type="float" office:value="17099890">
                <text:p>17099890</text:p>
              </table:table-cell>
            </table:table-row>
            <table:table-row>
              <table:table-cell office:value-type="float" office:value="14310">
                <text:p>14310</text:p>
              </table:table-cell>
              <table:table-cell office:value-type="float" office:value="16409078">
                <text:p>16409078</text:p>
              </table:table-cell>
              <table:table-cell office:value-type="float" office:value="16412299">
                <text:p>16412299</text:p>
              </table:table-cell>
            </table:table-row>
            <table:table-row>
              <table:table-cell office:value-type="float" office:value="14410">
                <text:p>14410</text:p>
              </table:table-cell>
              <table:table-cell office:value-type="float" office:value="15379561">
                <text:p>15379561</text:p>
              </table:table-cell>
              <table:table-cell office:value-type="float" office:value="16151947">
                <text:p>16151947</text:p>
              </table:table-cell>
            </table:table-row>
            <table:table-row>
              <table:table-cell office:value-type="float" office:value="14510">
                <text:p>14510</text:p>
              </table:table-cell>
              <table:table-cell office:value-type="float" office:value="16479176">
                <text:p>16479176</text:p>
              </table:table-cell>
              <table:table-cell office:value-type="float" office:value="16554838">
                <text:p>16554838</text:p>
              </table:table-cell>
            </table:table-row>
            <table:table-row>
              <table:table-cell office:value-type="float" office:value="14610">
                <text:p>14610</text:p>
              </table:table-cell>
              <table:table-cell office:value-type="float" office:value="16000150">
                <text:p>16000150</text:p>
              </table:table-cell>
              <table:table-cell office:value-type="float" office:value="16210622">
                <text:p>16210622</text:p>
              </table:table-cell>
            </table:table-row>
            <table:table-row>
              <table:table-cell office:value-type="float" office:value="14710">
                <text:p>14710</text:p>
              </table:table-cell>
              <table:table-cell office:value-type="float" office:value="15520407">
                <text:p>15520407</text:p>
              </table:table-cell>
              <table:table-cell office:value-type="float" office:value="17205336">
                <text:p>17205336</text:p>
              </table:table-cell>
            </table:table-row>
            <table:table-row>
              <table:table-cell office:value-type="float" office:value="14810">
                <text:p>14810</text:p>
              </table:table-cell>
              <table:table-cell office:value-type="float" office:value="16740511">
                <text:p>16740511</text:p>
              </table:table-cell>
              <table:table-cell office:value-type="float" office:value="16983159">
                <text:p>16983159</text:p>
              </table:table-cell>
            </table:table-row>
            <table:table-row>
              <table:table-cell office:value-type="float" office:value="14910">
                <text:p>14910</text:p>
              </table:table-cell>
              <table:table-cell office:value-type="float" office:value="16183893">
                <text:p>16183893</text:p>
              </table:table-cell>
              <table:table-cell office:value-type="float" office:value="16703717">
                <text:p>16703717</text:p>
              </table:table-cell>
            </table:table-row>
            <table:table-row>
              <table:table-cell office:value-type="float" office:value="15010">
                <text:p>15010</text:p>
              </table:table-cell>
              <table:table-cell office:value-type="float" office:value="16523292">
                <text:p>16523292</text:p>
              </table:table-cell>
              <table:table-cell office:value-type="float" office:value="17288690">
                <text:p>17288690</text:p>
              </table:table-cell>
            </table:table-row>
            <table:table-row>
              <table:table-cell office:value-type="float" office:value="15110">
                <text:p>15110</text:p>
              </table:table-cell>
              <table:table-cell office:value-type="float" office:value="17170637">
                <text:p>17170637</text:p>
              </table:table-cell>
              <table:table-cell office:value-type="float" office:value="17219536">
                <text:p>17219536</text:p>
              </table:table-cell>
            </table:table-row>
            <table:table-row>
              <table:table-cell office:value-type="float" office:value="15210">
                <text:p>15210</text:p>
              </table:table-cell>
              <table:table-cell office:value-type="float" office:value="17359278">
                <text:p>17359278</text:p>
              </table:table-cell>
              <table:table-cell office:value-type="float" office:value="16912606">
                <text:p>16912606</text:p>
              </table:table-cell>
            </table:table-row>
            <table:table-row>
              <table:table-cell office:value-type="float" office:value="15310">
                <text:p>15310</text:p>
              </table:table-cell>
              <table:table-cell office:value-type="float" office:value="17260079">
                <text:p>17260079</text:p>
              </table:table-cell>
              <table:table-cell office:value-type="float" office:value="17880946">
                <text:p>17880946</text:p>
              </table:table-cell>
            </table:table-row>
            <table:table-row>
              <table:table-cell office:value-type="float" office:value="15410">
                <text:p>15410</text:p>
              </table:table-cell>
              <table:table-cell office:value-type="float" office:value="16708082">
                <text:p>16708082</text:p>
              </table:table-cell>
              <table:table-cell office:value-type="float" office:value="16995916">
                <text:p>16995916</text:p>
              </table:table-cell>
            </table:table-row>
            <table:table-row>
              <table:table-cell office:value-type="float" office:value="15510">
                <text:p>15510</text:p>
              </table:table-cell>
              <table:table-cell office:value-type="float" office:value="17600219">
                <text:p>17600219</text:p>
              </table:table-cell>
              <table:table-cell office:value-type="float" office:value="17090324">
                <text:p>17090324</text:p>
              </table:table-cell>
            </table:table-row>
            <table:table-row>
              <table:table-cell office:value-type="float" office:value="15610">
                <text:p>15610</text:p>
              </table:table-cell>
              <table:table-cell office:value-type="float" office:value="16964938">
                <text:p>16964938</text:p>
              </table:table-cell>
              <table:table-cell office:value-type="float" office:value="17158705">
                <text:p>17158705</text:p>
              </table:table-cell>
            </table:table-row>
            <table:table-row>
              <table:table-cell office:value-type="float" office:value="15710">
                <text:p>15710</text:p>
              </table:table-cell>
              <table:table-cell office:value-type="float" office:value="17318451">
                <text:p>17318451</text:p>
              </table:table-cell>
              <table:table-cell office:value-type="float" office:value="17424069">
                <text:p>17424069</text:p>
              </table:table-cell>
            </table:table-row>
            <table:table-row>
              <table:table-cell office:value-type="float" office:value="15810">
                <text:p>15810</text:p>
              </table:table-cell>
              <table:table-cell office:value-type="float" office:value="17491182">
                <text:p>17491182</text:p>
              </table:table-cell>
              <table:table-cell office:value-type="float" office:value="17723515">
                <text:p>17723515</text:p>
              </table:table-cell>
            </table:table-row>
            <table:table-row>
              <table:table-cell office:value-type="float" office:value="15910">
                <text:p>15910</text:p>
              </table:table-cell>
              <table:table-cell office:value-type="float" office:value="17808139">
                <text:p>17808139</text:p>
              </table:table-cell>
              <table:table-cell office:value-type="float" office:value="17561713">
                <text:p>17561713</text:p>
              </table:table-cell>
            </table:table-row>
            <table:table-row>
              <table:table-cell office:value-type="float" office:value="16010">
                <text:p>16010</text:p>
              </table:table-cell>
              <table:table-cell office:value-type="float" office:value="17282479">
                <text:p>17282479</text:p>
              </table:table-cell>
              <table:table-cell office:value-type="float" office:value="17452167">
                <text:p>17452167</text:p>
              </table:table-cell>
            </table:table-row>
            <table:table-row>
              <table:table-cell office:value-type="float" office:value="16110">
                <text:p>16110</text:p>
              </table:table-cell>
              <table:table-cell office:value-type="float" office:value="17736765">
                <text:p>17736765</text:p>
              </table:table-cell>
              <table:table-cell office:value-type="float" office:value="18834541">
                <text:p>18834541</text:p>
              </table:table-cell>
            </table:table-row>
            <table:table-row>
              <table:table-cell office:value-type="float" office:value="16210">
                <text:p>16210</text:p>
              </table:table-cell>
              <table:table-cell office:value-type="float" office:value="18101469">
                <text:p>18101469</text:p>
              </table:table-cell>
              <table:table-cell office:value-type="float" office:value="17898436">
                <text:p>17898436</text:p>
              </table:table-cell>
            </table:table-row>
            <table:table-row>
              <table:table-cell office:value-type="float" office:value="16310">
                <text:p>16310</text:p>
              </table:table-cell>
              <table:table-cell office:value-type="float" office:value="17691946">
                <text:p>17691946</text:p>
              </table:table-cell>
              <table:table-cell office:value-type="float" office:value="17837002">
                <text:p>17837002</text:p>
              </table:table-cell>
            </table:table-row>
            <table:table-row>
              <table:table-cell office:value-type="float" office:value="16410">
                <text:p>16410</text:p>
              </table:table-cell>
              <table:table-cell office:value-type="float" office:value="18172589">
                <text:p>18172589</text:p>
              </table:table-cell>
              <table:table-cell office:value-type="float" office:value="18046122">
                <text:p>18046122</text:p>
              </table:table-cell>
            </table:table-row>
            <table:table-row>
              <table:table-cell office:value-type="float" office:value="16510">
                <text:p>16510</text:p>
              </table:table-cell>
              <table:table-cell office:value-type="float" office:value="17725306">
                <text:p>17725306</text:p>
              </table:table-cell>
              <table:table-cell office:value-type="float" office:value="17887376">
                <text:p>17887376</text:p>
              </table:table-cell>
            </table:table-row>
            <table:table-row>
              <table:table-cell office:value-type="float" office:value="16610">
                <text:p>16610</text:p>
              </table:table-cell>
              <table:table-cell office:value-type="float" office:value="18110885">
                <text:p>18110885</text:p>
              </table:table-cell>
              <table:table-cell office:value-type="float" office:value="18130484">
                <text:p>18130484</text:p>
              </table:table-cell>
            </table:table-row>
            <table:table-row>
              <table:table-cell office:value-type="float" office:value="16710">
                <text:p>16710</text:p>
              </table:table-cell>
              <table:table-cell office:value-type="float" office:value="19095030">
                <text:p>19095030</text:p>
              </table:table-cell>
              <table:table-cell office:value-type="float" office:value="18630922">
                <text:p>18630922</text:p>
              </table:table-cell>
            </table:table-row>
            <table:table-row>
              <table:table-cell office:value-type="float" office:value="16810">
                <text:p>16810</text:p>
              </table:table-cell>
              <table:table-cell office:value-type="float" office:value="19598365">
                <text:p>19598365</text:p>
              </table:table-cell>
              <table:table-cell office:value-type="float" office:value="19871673">
                <text:p>19871673</text:p>
              </table:table-cell>
            </table:table-row>
            <table:table-row>
              <table:table-cell office:value-type="float" office:value="16910">
                <text:p>16910</text:p>
              </table:table-cell>
              <table:table-cell office:value-type="float" office:value="19740506">
                <text:p>19740506</text:p>
              </table:table-cell>
              <table:table-cell office:value-type="float" office:value="19713224">
                <text:p>19713224</text:p>
              </table:table-cell>
            </table:table-row>
            <table:table-row>
              <table:table-cell office:value-type="float" office:value="17010">
                <text:p>17010</text:p>
              </table:table-cell>
              <table:table-cell office:value-type="float" office:value="19236802">
                <text:p>19236802</text:p>
              </table:table-cell>
              <table:table-cell office:value-type="float" office:value="19274507">
                <text:p>19274507</text:p>
              </table:table-cell>
            </table:table-row>
            <table:table-row>
              <table:table-cell office:value-type="float" office:value="17110">
                <text:p>17110</text:p>
              </table:table-cell>
              <table:table-cell office:value-type="float" office:value="19661465">
                <text:p>19661465</text:p>
              </table:table-cell>
              <table:table-cell office:value-type="float" office:value="18738641">
                <text:p>18738641</text:p>
              </table:table-cell>
            </table:table-row>
            <table:table-row>
              <table:table-cell office:value-type="float" office:value="17210">
                <text:p>17210</text:p>
              </table:table-cell>
              <table:table-cell office:value-type="float" office:value="18888763">
                <text:p>18888763</text:p>
              </table:table-cell>
              <table:table-cell office:value-type="float" office:value="19059411">
                <text:p>19059411</text:p>
              </table:table-cell>
            </table:table-row>
            <table:table-row>
              <table:table-cell office:value-type="float" office:value="17310">
                <text:p>17310</text:p>
              </table:table-cell>
              <table:table-cell office:value-type="float" office:value="19259768">
                <text:p>19259768</text:p>
              </table:table-cell>
              <table:table-cell office:value-type="float" office:value="19064403">
                <text:p>19064403</text:p>
              </table:table-cell>
            </table:table-row>
            <table:table-row>
              <table:table-cell office:value-type="float" office:value="17410">
                <text:p>17410</text:p>
              </table:table-cell>
              <table:table-cell office:value-type="float" office:value="18729149">
                <text:p>18729149</text:p>
              </table:table-cell>
              <table:table-cell office:value-type="float" office:value="19741632">
                <text:p>19741632</text:p>
              </table:table-cell>
            </table:table-row>
            <table:table-row>
              <table:table-cell office:value-type="float" office:value="17510">
                <text:p>17510</text:p>
              </table:table-cell>
              <table:table-cell office:value-type="float" office:value="19075967">
                <text:p>19075967</text:p>
              </table:table-cell>
              <table:table-cell office:value-type="float" office:value="19349482">
                <text:p>19349482</text:p>
              </table:table-cell>
            </table:table-row>
            <table:table-row>
              <table:table-cell office:value-type="float" office:value="17610">
                <text:p>17610</text:p>
              </table:table-cell>
              <table:table-cell office:value-type="float" office:value="19164075">
                <text:p>19164075</text:p>
              </table:table-cell>
              <table:table-cell office:value-type="float" office:value="20289308">
                <text:p>20289308</text:p>
              </table:table-cell>
            </table:table-row>
            <table:table-row>
              <table:table-cell office:value-type="float" office:value="17710">
                <text:p>17710</text:p>
              </table:table-cell>
              <table:table-cell office:value-type="float" office:value="20387891">
                <text:p>20387891</text:p>
              </table:table-cell>
              <table:table-cell office:value-type="float" office:value="19952590">
                <text:p>19952590</text:p>
              </table:table-cell>
            </table:table-row>
            <table:table-row>
              <table:table-cell office:value-type="float" office:value="17810">
                <text:p>17810</text:p>
              </table:table-cell>
              <table:table-cell office:value-type="float" office:value="19137506">
                <text:p>19137506</text:p>
              </table:table-cell>
              <table:table-cell office:value-type="float" office:value="19625203">
                <text:p>19625203</text:p>
              </table:table-cell>
            </table:table-row>
            <table:table-row>
              <table:table-cell office:value-type="float" office:value="17910">
                <text:p>17910</text:p>
              </table:table-cell>
              <table:table-cell office:value-type="float" office:value="20472426">
                <text:p>20472426</text:p>
              </table:table-cell>
              <table:table-cell office:value-type="float" office:value="20439508">
                <text:p>20439508</text:p>
              </table:table-cell>
            </table:table-row>
            <table:table-row>
              <table:table-cell office:value-type="float" office:value="18010">
                <text:p>18010</text:p>
              </table:table-cell>
              <table:table-cell office:value-type="float" office:value="20526775">
                <text:p>20526775</text:p>
              </table:table-cell>
              <table:table-cell office:value-type="float" office:value="19937736">
                <text:p>19937736</text:p>
              </table:table-cell>
            </table:table-row>
            <table:table-row>
              <table:table-cell office:value-type="float" office:value="18110">
                <text:p>18110</text:p>
              </table:table-cell>
              <table:table-cell office:value-type="float" office:value="20049543">
                <text:p>20049543</text:p>
              </table:table-cell>
              <table:table-cell office:value-type="float" office:value="19954647">
                <text:p>19954647</text:p>
              </table:table-cell>
            </table:table-row>
            <table:table-row>
              <table:table-cell office:value-type="float" office:value="18210">
                <text:p>18210</text:p>
              </table:table-cell>
              <table:table-cell office:value-type="float" office:value="20517233">
                <text:p>20517233</text:p>
              </table:table-cell>
              <table:table-cell office:value-type="float" office:value="20076892">
                <text:p>20076892</text:p>
              </table:table-cell>
            </table:table-row>
            <table:table-row>
              <table:table-cell office:value-type="float" office:value="18310">
                <text:p>18310</text:p>
              </table:table-cell>
              <table:table-cell office:value-type="float" office:value="20085619">
                <text:p>20085619</text:p>
              </table:table-cell>
              <table:table-cell office:value-type="float" office:value="20351259">
                <text:p>20351259</text:p>
              </table:table-cell>
            </table:table-row>
            <table:table-row>
              <table:table-cell office:value-type="float" office:value="18410">
                <text:p>18410</text:p>
              </table:table-cell>
              <table:table-cell office:value-type="float" office:value="20357953">
                <text:p>20357953</text:p>
              </table:table-cell>
              <table:table-cell office:value-type="float" office:value="20423008">
                <text:p>20423008</text:p>
              </table:table-cell>
            </table:table-row>
            <table:table-row>
              <table:table-cell office:value-type="float" office:value="18510">
                <text:p>18510</text:p>
              </table:table-cell>
              <table:table-cell office:value-type="float" office:value="20671540">
                <text:p>20671540</text:p>
              </table:table-cell>
              <table:table-cell office:value-type="float" office:value="20383967">
                <text:p>20383967</text:p>
              </table:table-cell>
            </table:table-row>
            <table:table-row>
              <table:table-cell office:value-type="float" office:value="18610">
                <text:p>18610</text:p>
              </table:table-cell>
              <table:table-cell office:value-type="float" office:value="21237707">
                <text:p>21237707</text:p>
              </table:table-cell>
              <table:table-cell office:value-type="float" office:value="21710942">
                <text:p>21710942</text:p>
              </table:table-cell>
            </table:table-row>
            <table:table-row>
              <table:table-cell office:value-type="float" office:value="18710">
                <text:p>18710</text:p>
              </table:table-cell>
              <table:table-cell office:value-type="float" office:value="21442462">
                <text:p>21442462</text:p>
              </table:table-cell>
              <table:table-cell office:value-type="float" office:value="21289421">
                <text:p>21289421</text:p>
              </table:table-cell>
            </table:table-row>
            <table:table-row>
              <table:table-cell office:value-type="float" office:value="18810">
                <text:p>18810</text:p>
              </table:table-cell>
              <table:table-cell office:value-type="float" office:value="20165174">
                <text:p>20165174</text:p>
              </table:table-cell>
              <table:table-cell office:value-type="float" office:value="21947688">
                <text:p>21947688</text:p>
              </table:table-cell>
            </table:table-row>
            <table:table-row>
              <table:table-cell office:value-type="float" office:value="18910">
                <text:p>18910</text:p>
              </table:table-cell>
              <table:table-cell office:value-type="float" office:value="21562783">
                <text:p>21562783</text:p>
              </table:table-cell>
              <table:table-cell office:value-type="float" office:value="20750393">
                <text:p>20750393</text:p>
              </table:table-cell>
            </table:table-row>
            <table:table-row>
              <table:table-cell office:value-type="float" office:value="19010">
                <text:p>19010</text:p>
              </table:table-cell>
              <table:table-cell office:value-type="float" office:value="20772970">
                <text:p>20772970</text:p>
              </table:table-cell>
              <table:table-cell office:value-type="float" office:value="22255460">
                <text:p>22255460</text:p>
              </table:table-cell>
            </table:table-row>
            <table:table-row>
              <table:table-cell office:value-type="float" office:value="19110">
                <text:p>19110</text:p>
              </table:table-cell>
              <table:table-cell office:value-type="float" office:value="22026004">
                <text:p>22026004</text:p>
              </table:table-cell>
              <table:table-cell office:value-type="float" office:value="21327326">
                <text:p>21327326</text:p>
              </table:table-cell>
            </table:table-row>
            <table:table-row>
              <table:table-cell office:value-type="float" office:value="19210">
                <text:p>19210</text:p>
              </table:table-cell>
              <table:table-cell office:value-type="float" office:value="21375381">
                <text:p>21375381</text:p>
              </table:table-cell>
              <table:table-cell office:value-type="float" office:value="21605168">
                <text:p>21605168</text:p>
              </table:table-cell>
            </table:table-row>
            <table:table-row>
              <table:table-cell office:value-type="float" office:value="19310">
                <text:p>19310</text:p>
              </table:table-cell>
              <table:table-cell office:value-type="float" office:value="23397440">
                <text:p>23397440</text:p>
              </table:table-cell>
              <table:table-cell office:value-type="float" office:value="21989347">
                <text:p>21989347</text:p>
              </table:table-cell>
            </table:table-row>
            <table:table-row>
              <table:table-cell office:value-type="float" office:value="19410">
                <text:p>19410</text:p>
              </table:table-cell>
              <table:table-cell office:value-type="float" office:value="20959981">
                <text:p>20959981</text:p>
              </table:table-cell>
              <table:table-cell office:value-type="float" office:value="21515117">
                <text:p>21515117</text:p>
              </table:table-cell>
            </table:table-row>
            <table:table-row>
              <table:table-cell office:value-type="float" office:value="19510">
                <text:p>19510</text:p>
              </table:table-cell>
              <table:table-cell office:value-type="float" office:value="21815580">
                <text:p>21815580</text:p>
              </table:table-cell>
              <table:table-cell office:value-type="float" office:value="21835215">
                <text:p>21835215</text:p>
              </table:table-cell>
            </table:table-row>
            <table:table-row>
              <table:table-cell office:value-type="float" office:value="19610">
                <text:p>19610</text:p>
              </table:table-cell>
              <table:table-cell office:value-type="float" office:value="21308055">
                <text:p>21308055</text:p>
              </table:table-cell>
              <table:table-cell office:value-type="float" office:value="21491540">
                <text:p>21491540</text:p>
              </table:table-cell>
            </table:table-row>
            <table:table-row>
              <table:table-cell office:value-type="float" office:value="19710">
                <text:p>19710</text:p>
              </table:table-cell>
              <table:table-cell office:value-type="float" office:value="23321322">
                <text:p>23321322</text:p>
              </table:table-cell>
              <table:table-cell office:value-type="float" office:value="23494483">
                <text:p>23494483</text:p>
              </table:table-cell>
            </table:table-row>
            <table:table-row>
              <table:table-cell office:value-type="float" office:value="19810">
                <text:p>19810</text:p>
              </table:table-cell>
              <table:table-cell office:value-type="float" office:value="21764926">
                <text:p>21764926</text:p>
              </table:table-cell>
              <table:table-cell office:value-type="float" office:value="21719374">
                <text:p>21719374</text:p>
              </table:table-cell>
            </table:table-row>
            <table:table-row>
              <table:table-cell office:value-type="float" office:value="19910">
                <text:p>19910</text:p>
              </table:table-cell>
              <table:table-cell office:value-type="float" office:value="21443511">
                <text:p>21443511</text:p>
              </table:table-cell>
              <table:table-cell office:value-type="float" office:value="22055014">
                <text:p>22055014</text:p>
              </table:table-cell>
            </table:table-row>
            <table:table-row>
              <table:table-cell office:value-type="float" office:value="20010">
                <text:p>20010</text:p>
              </table:table-cell>
              <table:table-cell office:value-type="float" office:value="21736649">
                <text:p>21736649</text:p>
              </table:table-cell>
              <table:table-cell office:value-type="float" office:value="21796432">
                <text:p>21796432</text:p>
              </table:table-cell>
            </table:table-row>
            <table:table-row>
              <table:table-cell office:value-type="float" office:value="20110">
                <text:p>20110</text:p>
              </table:table-cell>
              <table:table-cell office:value-type="float" office:value="22596074">
                <text:p>22596074</text:p>
              </table:table-cell>
              <table:table-cell office:value-type="float" office:value="23740154">
                <text:p>23740154</text:p>
              </table:table-cell>
            </table:table-row>
            <table:table-row>
              <table:table-cell office:value-type="float" office:value="20210">
                <text:p>20210</text:p>
              </table:table-cell>
              <table:table-cell office:value-type="float" office:value="22710246">
                <text:p>22710246</text:p>
              </table:table-cell>
              <table:table-cell office:value-type="float" office:value="23984125">
                <text:p>23984125</text:p>
              </table:table-cell>
            </table:table-row>
            <table:table-row>
              <table:table-cell office:value-type="float" office:value="20310">
                <text:p>20310</text:p>
              </table:table-cell>
              <table:table-cell office:value-type="float" office:value="23876041">
                <text:p>23876041</text:p>
              </table:table-cell>
              <table:table-cell office:value-type="float" office:value="23981134">
                <text:p>23981134</text:p>
              </table:table-cell>
            </table:table-row>
            <table:table-row>
              <table:table-cell office:value-type="float" office:value="20410">
                <text:p>20410</text:p>
              </table:table-cell>
              <table:table-cell office:value-type="float" office:value="22430973">
                <text:p>22430973</text:p>
              </table:table-cell>
              <table:table-cell office:value-type="float" office:value="22623009">
                <text:p>22623009</text:p>
              </table:table-cell>
            </table:table-row>
            <table:table-row>
              <table:table-cell office:value-type="float" office:value="20510">
                <text:p>20510</text:p>
              </table:table-cell>
              <table:table-cell office:value-type="float" office:value="22878187">
                <text:p>22878187</text:p>
              </table:table-cell>
              <table:table-cell office:value-type="float" office:value="23169869">
                <text:p>23169869</text:p>
              </table:table-cell>
            </table:table-row>
            <table:table-row>
              <table:table-cell office:value-type="float" office:value="20610">
                <text:p>20610</text:p>
              </table:table-cell>
              <table:table-cell office:value-type="float" office:value="22952851">
                <text:p>22952851</text:p>
              </table:table-cell>
              <table:table-cell office:value-type="float" office:value="22923839">
                <text:p>22923839</text:p>
              </table:table-cell>
            </table:table-row>
            <table:table-row>
              <table:table-cell office:value-type="float" office:value="20710">
                <text:p>20710</text:p>
              </table:table-cell>
              <table:table-cell office:value-type="float" office:value="22993545">
                <text:p>22993545</text:p>
              </table:table-cell>
              <table:table-cell office:value-type="float" office:value="24199155">
                <text:p>24199155</text:p>
              </table:table-cell>
            </table:table-row>
            <table:table-row>
              <table:table-cell office:value-type="float" office:value="20810">
                <text:p>20810</text:p>
              </table:table-cell>
              <table:table-cell office:value-type="float" office:value="23356553">
                <text:p>23356553</text:p>
              </table:table-cell>
              <table:table-cell office:value-type="float" office:value="22876250">
                <text:p>22876250</text:p>
              </table:table-cell>
            </table:table-row>
            <table:table-row>
              <table:table-cell office:value-type="float" office:value="20910">
                <text:p>20910</text:p>
              </table:table-cell>
              <table:table-cell office:value-type="float" office:value="22725651">
                <text:p>22725651</text:p>
              </table:table-cell>
              <table:table-cell office:value-type="float" office:value="22973922">
                <text:p>22973922</text:p>
              </table:table-cell>
            </table:table-row>
            <table:table-row>
              <table:table-cell office:value-type="float" office:value="21010">
                <text:p>21010</text:p>
              </table:table-cell>
              <table:table-cell office:value-type="float" office:value="22956010">
                <text:p>22956010</text:p>
              </table:table-cell>
              <table:table-cell office:value-type="float" office:value="23054829">
                <text:p>23054829</text:p>
              </table:table-cell>
            </table:table-row>
            <table:table-row>
              <table:table-cell office:value-type="float" office:value="21110">
                <text:p>21110</text:p>
              </table:table-cell>
              <table:table-cell office:value-type="float" office:value="23269060">
                <text:p>23269060</text:p>
              </table:table-cell>
              <table:table-cell office:value-type="float" office:value="23140468">
                <text:p>23140468</text:p>
              </table:table-cell>
            </table:table-row>
            <table:table-row>
              <table:table-cell office:value-type="float" office:value="21210">
                <text:p>21210</text:p>
              </table:table-cell>
              <table:table-cell office:value-type="float" office:value="24967514">
                <text:p>24967514</text:p>
              </table:table-cell>
              <table:table-cell office:value-type="float" office:value="23409739">
                <text:p>23409739</text:p>
              </table:table-cell>
            </table:table-row>
            <table:table-row>
              <table:table-cell office:value-type="float" office:value="21310">
                <text:p>21310</text:p>
              </table:table-cell>
              <table:table-cell office:value-type="float" office:value="23181441">
                <text:p>23181441</text:p>
              </table:table-cell>
              <table:table-cell office:value-type="float" office:value="24979026">
                <text:p>24979026</text:p>
              </table:table-cell>
            </table:table-row>
            <table:table-row>
              <table:table-cell office:value-type="float" office:value="21410">
                <text:p>21410</text:p>
              </table:table-cell>
              <table:table-cell office:value-type="float" office:value="26159079">
                <text:p>26159079</text:p>
              </table:table-cell>
              <table:table-cell office:value-type="float" office:value="26107843">
                <text:p>26107843</text:p>
              </table:table-cell>
            </table:table-row>
            <table:table-row>
              <table:table-cell office:value-type="float" office:value="21510">
                <text:p>21510</text:p>
              </table:table-cell>
              <table:table-cell office:value-type="float" office:value="24930337">
                <text:p>24930337</text:p>
              </table:table-cell>
              <table:table-cell office:value-type="float" office:value="26447318">
                <text:p>26447318</text:p>
              </table:table-cell>
            </table:table-row>
            <table:table-row>
              <table:table-cell office:value-type="float" office:value="21610">
                <text:p>21610</text:p>
              </table:table-cell>
              <table:table-cell office:value-type="float" office:value="24560465">
                <text:p>24560465</text:p>
              </table:table-cell>
              <table:table-cell office:value-type="float" office:value="25531431">
                <text:p>25531431</text:p>
              </table:table-cell>
            </table:table-row>
            <table:table-row>
              <table:table-cell office:value-type="float" office:value="21710">
                <text:p>21710</text:p>
              </table:table-cell>
              <table:table-cell office:value-type="float" office:value="23900791">
                <text:p>23900791</text:p>
              </table:table-cell>
              <table:table-cell office:value-type="float" office:value="26558817">
                <text:p>26558817</text:p>
              </table:table-cell>
            </table:table-row>
            <table:table-row>
              <table:table-cell office:value-type="float" office:value="21810">
                <text:p>21810</text:p>
              </table:table-cell>
              <table:table-cell office:value-type="float" office:value="24538503">
                <text:p>24538503</text:p>
              </table:table-cell>
              <table:table-cell office:value-type="float" office:value="24694167">
                <text:p>24694167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23654780">
                <text:p>23654780</text:p>
              </table:table-cell>
              <table:table-cell office:value-type="float" office:value="24263962">
                <text:p>24263962</text:p>
              </table:table-cell>
            </table:table-row>
            <table:table-row>
              <table:table-cell office:value-type="float" office:value="22010">
                <text:p>22010</text:p>
              </table:table-cell>
              <table:table-cell office:value-type="float" office:value="24810949">
                <text:p>24810949</text:p>
              </table:table-cell>
              <table:table-cell office:value-type="float" office:value="24116165">
                <text:p>24116165</text:p>
              </table:table-cell>
            </table:table-row>
            <table:table-row>
              <table:table-cell office:value-type="float" office:value="22110">
                <text:p>22110</text:p>
              </table:table-cell>
              <table:table-cell office:value-type="float" office:value="23990380">
                <text:p>23990380</text:p>
              </table:table-cell>
              <table:table-cell office:value-type="float" office:value="24381395">
                <text:p>24381395</text:p>
              </table:table-cell>
            </table:table-row>
            <table:table-row>
              <table:table-cell office:value-type="float" office:value="22210">
                <text:p>22210</text:p>
              </table:table-cell>
              <table:table-cell office:value-type="float" office:value="24239647">
                <text:p>24239647</text:p>
              </table:table-cell>
              <table:table-cell office:value-type="float" office:value="24901834">
                <text:p>24901834</text:p>
              </table:table-cell>
            </table:table-row>
            <table:table-row>
              <table:table-cell office:value-type="float" office:value="22310">
                <text:p>22310</text:p>
              </table:table-cell>
              <table:table-cell office:value-type="float" office:value="24333416">
                <text:p>24333416</text:p>
              </table:table-cell>
              <table:table-cell office:value-type="float" office:value="26450855">
                <text:p>26450855</text:p>
              </table:table-cell>
            </table:table-row>
            <table:table-row>
              <table:table-cell office:value-type="float" office:value="22410">
                <text:p>22410</text:p>
              </table:table-cell>
              <table:table-cell office:value-type="float" office:value="25285911">
                <text:p>25285911</text:p>
              </table:table-cell>
              <table:table-cell office:value-type="float" office:value="25324460">
                <text:p>25324460</text:p>
              </table:table-cell>
            </table:table-row>
            <table:table-row>
              <table:table-cell office:value-type="float" office:value="22510">
                <text:p>22510</text:p>
              </table:table-cell>
              <table:table-cell office:value-type="float" office:value="24501894">
                <text:p>24501894</text:p>
              </table:table-cell>
              <table:table-cell office:value-type="float" office:value="25540237">
                <text:p>25540237</text:p>
              </table:table-cell>
            </table:table-row>
            <table:table-row>
              <table:table-cell office:value-type="float" office:value="22610">
                <text:p>22610</text:p>
              </table:table-cell>
              <table:table-cell office:value-type="float" office:value="25127272">
                <text:p>25127272</text:p>
              </table:table-cell>
              <table:table-cell office:value-type="float" office:value="25472447">
                <text:p>25472447</text:p>
              </table:table-cell>
            </table:table-row>
            <table:table-row>
              <table:table-cell office:value-type="float" office:value="22710">
                <text:p>22710</text:p>
              </table:table-cell>
              <table:table-cell office:value-type="float" office:value="28637178">
                <text:p>28637178</text:p>
              </table:table-cell>
              <table:table-cell office:value-type="float" office:value="27460916">
                <text:p>27460916</text:p>
              </table:table-cell>
            </table:table-row>
            <table:table-row>
              <table:table-cell office:value-type="float" office:value="22810">
                <text:p>22810</text:p>
              </table:table-cell>
              <table:table-cell office:value-type="float" office:value="25161542">
                <text:p>25161542</text:p>
              </table:table-cell>
              <table:table-cell office:value-type="float" office:value="25839230">
                <text:p>25839230</text:p>
              </table:table-cell>
            </table:table-row>
            <table:table-row>
              <table:table-cell office:value-type="float" office:value="22910">
                <text:p>22910</text:p>
              </table:table-cell>
              <table:table-cell office:value-type="float" office:value="26230332">
                <text:p>26230332</text:p>
              </table:table-cell>
              <table:table-cell office:value-type="float" office:value="27395192">
                <text:p>27395192</text:p>
              </table:table-cell>
            </table:table-row>
            <table:table-row>
              <table:table-cell office:value-type="float" office:value="23010">
                <text:p>23010</text:p>
              </table:table-cell>
              <table:table-cell office:value-type="float" office:value="26264002">
                <text:p>26264002</text:p>
              </table:table-cell>
              <table:table-cell office:value-type="float" office:value="27185382">
                <text:p>27185382</text:p>
              </table:table-cell>
            </table:table-row>
            <table:table-row>
              <table:table-cell office:value-type="float" office:value="23110">
                <text:p>23110</text:p>
              </table:table-cell>
              <table:table-cell office:value-type="float" office:value="26219491">
                <text:p>26219491</text:p>
              </table:table-cell>
              <table:table-cell office:value-type="float" office:value="27971439">
                <text:p>27971439</text:p>
              </table:table-cell>
            </table:table-row>
            <table:table-row>
              <table:table-cell office:value-type="float" office:value="23210">
                <text:p>23210</text:p>
              </table:table-cell>
              <table:table-cell office:value-type="float" office:value="26117761">
                <text:p>26117761</text:p>
              </table:table-cell>
              <table:table-cell office:value-type="float" office:value="26948778">
                <text:p>26948778</text:p>
              </table:table-cell>
            </table:table-row>
            <table:table-row>
              <table:table-cell office:value-type="float" office:value="23310">
                <text:p>23310</text:p>
              </table:table-cell>
              <table:table-cell office:value-type="float" office:value="26161679">
                <text:p>26161679</text:p>
              </table:table-cell>
              <table:table-cell office:value-type="float" office:value="26169621">
                <text:p>26169621</text:p>
              </table:table-cell>
            </table:table-row>
            <table:table-row>
              <table:table-cell office:value-type="float" office:value="23410">
                <text:p>23410</text:p>
              </table:table-cell>
              <table:table-cell office:value-type="float" office:value="25730967">
                <text:p>25730967</text:p>
              </table:table-cell>
              <table:table-cell office:value-type="float" office:value="26794151">
                <text:p>26794151</text:p>
              </table:table-cell>
            </table:table-row>
            <table:table-row>
              <table:table-cell office:value-type="float" office:value="23510">
                <text:p>23510</text:p>
              </table:table-cell>
              <table:table-cell office:value-type="float" office:value="25922097">
                <text:p>25922097</text:p>
              </table:table-cell>
              <table:table-cell office:value-type="float" office:value="26387038">
                <text:p>26387038</text:p>
              </table:table-cell>
            </table:table-row>
            <table:table-row>
              <table:table-cell office:value-type="float" office:value="23610">
                <text:p>23610</text:p>
              </table:table-cell>
              <table:table-cell office:value-type="float" office:value="27202881">
                <text:p>27202881</text:p>
              </table:table-cell>
              <table:table-cell office:value-type="float" office:value="26636748">
                <text:p>26636748</text:p>
              </table:table-cell>
            </table:table-row>
            <table:table-row>
              <table:table-cell office:value-type="float" office:value="23710">
                <text:p>23710</text:p>
              </table:table-cell>
              <table:table-cell office:value-type="float" office:value="26243359">
                <text:p>26243359</text:p>
              </table:table-cell>
              <table:table-cell office:value-type="float" office:value="27456657">
                <text:p>27456657</text:p>
              </table:table-cell>
            </table:table-row>
            <table:table-row>
              <table:table-cell office:value-type="float" office:value="23810">
                <text:p>23810</text:p>
              </table:table-cell>
              <table:table-cell office:value-type="float" office:value="27561355">
                <text:p>27561355</text:p>
              </table:table-cell>
              <table:table-cell office:value-type="float" office:value="27124093">
                <text:p>27124093</text:p>
              </table:table-cell>
            </table:table-row>
            <table:table-row>
              <table:table-cell office:value-type="float" office:value="23910">
                <text:p>23910</text:p>
              </table:table-cell>
              <table:table-cell office:value-type="float" office:value="26526578">
                <text:p>26526578</text:p>
              </table:table-cell>
              <table:table-cell office:value-type="float" office:value="27189190">
                <text:p>27189190</text:p>
              </table:table-cell>
            </table:table-row>
            <table:table-row>
              <table:table-cell office:value-type="float" office:value="24010">
                <text:p>24010</text:p>
              </table:table-cell>
              <table:table-cell office:value-type="float" office:value="26278628">
                <text:p>26278628</text:p>
              </table:table-cell>
              <table:table-cell office:value-type="float" office:value="27231111">
                <text:p>27231111</text:p>
              </table:table-cell>
            </table:table-row>
            <table:table-row>
              <table:table-cell office:value-type="float" office:value="24110">
                <text:p>24110</text:p>
              </table:table-cell>
              <table:table-cell office:value-type="float" office:value="27010907">
                <text:p>27010907</text:p>
              </table:table-cell>
              <table:table-cell office:value-type="float" office:value="29286954">
                <text:p>29286954</text:p>
              </table:table-cell>
            </table:table-row>
            <table:table-row>
              <table:table-cell office:value-type="float" office:value="24210">
                <text:p>24210</text:p>
              </table:table-cell>
              <table:table-cell office:value-type="float" office:value="27569346">
                <text:p>27569346</text:p>
              </table:table-cell>
              <table:table-cell office:value-type="float" office:value="29822882">
                <text:p>29822882</text:p>
              </table:table-cell>
            </table:table-row>
            <table:table-row>
              <table:table-cell office:value-type="float" office:value="24310">
                <text:p>24310</text:p>
              </table:table-cell>
              <table:table-cell office:value-type="float" office:value="27918179">
                <text:p>27918179</text:p>
              </table:table-cell>
              <table:table-cell office:value-type="float" office:value="27686260">
                <text:p>27686260</text:p>
              </table:table-cell>
            </table:table-row>
            <table:table-row>
              <table:table-cell office:value-type="float" office:value="24410">
                <text:p>24410</text:p>
              </table:table-cell>
              <table:table-cell office:value-type="float" office:value="26987537">
                <text:p>26987537</text:p>
              </table:table-cell>
              <table:table-cell office:value-type="float" office:value="27866171">
                <text:p>27866171</text:p>
              </table:table-cell>
            </table:table-row>
            <table:table-row>
              <table:table-cell office:value-type="float" office:value="24510">
                <text:p>24510</text:p>
              </table:table-cell>
              <table:table-cell office:value-type="float" office:value="27299544">
                <text:p>27299544</text:p>
              </table:table-cell>
              <table:table-cell office:value-type="float" office:value="28016029">
                <text:p>28016029</text:p>
              </table:table-cell>
            </table:table-row>
            <table:table-row>
              <table:table-cell office:value-type="float" office:value="24610">
                <text:p>24610</text:p>
              </table:table-cell>
              <table:table-cell office:value-type="float" office:value="27100755">
                <text:p>27100755</text:p>
              </table:table-cell>
              <table:table-cell office:value-type="float" office:value="27994168">
                <text:p>27994168</text:p>
              </table:table-cell>
            </table:table-row>
            <table:table-row>
              <table:table-cell office:value-type="float" office:value="24710">
                <text:p>24710</text:p>
              </table:table-cell>
              <table:table-cell office:value-type="float" office:value="26766758">
                <text:p>26766758</text:p>
              </table:table-cell>
              <table:table-cell office:value-type="float" office:value="28740188">
                <text:p>28740188</text:p>
              </table:table-cell>
            </table:table-row>
            <table:table-row>
              <table:table-cell office:value-type="float" office:value="24810">
                <text:p>24810</text:p>
              </table:table-cell>
              <table:table-cell office:value-type="float" office:value="27271476">
                <text:p>27271476</text:p>
              </table:table-cell>
              <table:table-cell office:value-type="float" office:value="30719339">
                <text:p>30719339</text:p>
              </table:table-cell>
            </table:table-row>
            <table:table-row>
              <table:table-cell office:value-type="float" office:value="24910">
                <text:p>24910</text:p>
              </table:table-cell>
              <table:table-cell office:value-type="float" office:value="30050636">
                <text:p>30050636</text:p>
              </table:table-cell>
              <table:table-cell office:value-type="float" office:value="28628106">
                <text:p>28628106</text:p>
              </table:table-cell>
            </table:table-row>
            <table:table-row>
              <table:table-cell office:value-type="float" office:value="25010">
                <text:p>25010</text:p>
              </table:table-cell>
              <table:table-cell office:value-type="float" office:value="31836386">
                <text:p>31836386</text:p>
              </table:table-cell>
              <table:table-cell office:value-type="float" office:value="30572455">
                <text:p>30572455</text:p>
              </table:table-cell>
            </table:table-row>
            <table:table-row>
              <table:table-cell office:value-type="float" office:value="25110">
                <text:p>25110</text:p>
              </table:table-cell>
              <table:table-cell office:value-type="float" office:value="28296324">
                <text:p>28296324</text:p>
              </table:table-cell>
              <table:table-cell office:value-type="float" office:value="28199378">
                <text:p>28199378</text:p>
              </table:table-cell>
            </table:table-row>
            <table:table-row>
              <table:table-cell office:value-type="float" office:value="25210">
                <text:p>25210</text:p>
              </table:table-cell>
              <table:table-cell office:value-type="float" office:value="27744898">
                <text:p>27744898</text:p>
              </table:table-cell>
              <table:table-cell office:value-type="float" office:value="28318757">
                <text:p>28318757</text:p>
              </table:table-cell>
            </table:table-row>
            <table:table-row>
              <table:table-cell office:value-type="float" office:value="25310">
                <text:p>25310</text:p>
              </table:table-cell>
              <table:table-cell office:value-type="float" office:value="30068603">
                <text:p>30068603</text:p>
              </table:table-cell>
              <table:table-cell office:value-type="float" office:value="30921326">
                <text:p>30921326</text:p>
              </table:table-cell>
            </table:table-row>
            <table:table-row>
              <table:table-cell office:value-type="float" office:value="25410">
                <text:p>25410</text:p>
              </table:table-cell>
              <table:table-cell office:value-type="float" office:value="29410557">
                <text:p>29410557</text:p>
              </table:table-cell>
              <table:table-cell office:value-type="float" office:value="29285467">
                <text:p>29285467</text:p>
              </table:table-cell>
            </table:table-row>
            <table:table-row>
              <table:table-cell office:value-type="float" office:value="25510">
                <text:p>25510</text:p>
              </table:table-cell>
              <table:table-cell office:value-type="float" office:value="28147821">
                <text:p>28147821</text:p>
              </table:table-cell>
              <table:table-cell office:value-type="float" office:value="29353788">
                <text:p>29353788</text:p>
              </table:table-cell>
            </table:table-row>
            <table:table-row>
              <table:table-cell office:value-type="float" office:value="25610">
                <text:p>25610</text:p>
              </table:table-cell>
              <table:table-cell office:value-type="float" office:value="28448146">
                <text:p>28448146</text:p>
              </table:table-cell>
              <table:table-cell office:value-type="float" office:value="29912507">
                <text:p>29912507</text:p>
              </table:table-cell>
            </table:table-row>
            <table:table-row>
              <table:table-cell office:value-type="float" office:value="25710">
                <text:p>25710</text:p>
              </table:table-cell>
              <table:table-cell office:value-type="float" office:value="28333758">
                <text:p>28333758</text:p>
              </table:table-cell>
              <table:table-cell office:value-type="float" office:value="29284002">
                <text:p>29284002</text:p>
              </table:table-cell>
            </table:table-row>
            <table:table-row>
              <table:table-cell office:value-type="float" office:value="25810">
                <text:p>25810</text:p>
              </table:table-cell>
              <table:table-cell office:value-type="float" office:value="29390140">
                <text:p>29390140</text:p>
              </table:table-cell>
              <table:table-cell office:value-type="float" office:value="30171123">
                <text:p>30171123</text:p>
              </table:table-cell>
            </table:table-row>
            <table:table-row>
              <table:table-cell office:value-type="float" office:value="25910">
                <text:p>25910</text:p>
              </table:table-cell>
              <table:table-cell office:value-type="float" office:value="28617570">
                <text:p>28617570</text:p>
              </table:table-cell>
              <table:table-cell office:value-type="float" office:value="30509915">
                <text:p>30509915</text:p>
              </table:table-cell>
            </table:table-row>
            <table:table-row>
              <table:table-cell office:value-type="float" office:value="26010">
                <text:p>26010</text:p>
              </table:table-cell>
              <table:table-cell office:value-type="float" office:value="29126302">
                <text:p>29126302</text:p>
              </table:table-cell>
              <table:table-cell office:value-type="float" office:value="29370385">
                <text:p>29370385</text:p>
              </table:table-cell>
            </table:table-row>
            <table:table-row>
              <table:table-cell office:value-type="float" office:value="26110">
                <text:p>26110</text:p>
              </table:table-cell>
              <table:table-cell office:value-type="float" office:value="29630538">
                <text:p>29630538</text:p>
              </table:table-cell>
              <table:table-cell office:value-type="float" office:value="29866474">
                <text:p>29866474</text:p>
              </table:table-cell>
            </table:table-row>
            <table:table-row>
              <table:table-cell office:value-type="float" office:value="26210">
                <text:p>26210</text:p>
              </table:table-cell>
              <table:table-cell office:value-type="float" office:value="29677611">
                <text:p>29677611</text:p>
              </table:table-cell>
              <table:table-cell office:value-type="float" office:value="30010668">
                <text:p>30010668</text:p>
              </table:table-cell>
            </table:table-row>
            <table:table-row>
              <table:table-cell office:value-type="float" office:value="26310">
                <text:p>26310</text:p>
              </table:table-cell>
              <table:table-cell office:value-type="float" office:value="29288568">
                <text:p>29288568</text:p>
              </table:table-cell>
              <table:table-cell office:value-type="float" office:value="29936291">
                <text:p>29936291</text:p>
              </table:table-cell>
            </table:table-row>
            <table:table-row>
              <table:table-cell office:value-type="float" office:value="26410">
                <text:p>26410</text:p>
              </table:table-cell>
              <table:table-cell office:value-type="float" office:value="29282706">
                <text:p>29282706</text:p>
              </table:table-cell>
              <table:table-cell office:value-type="float" office:value="32123168">
                <text:p>32123168</text:p>
              </table:table-cell>
            </table:table-row>
            <table:table-row>
              <table:table-cell office:value-type="float" office:value="26510">
                <text:p>26510</text:p>
              </table:table-cell>
              <table:table-cell office:value-type="float" office:value="31024575">
                <text:p>31024575</text:p>
              </table:table-cell>
              <table:table-cell office:value-type="float" office:value="31497407">
                <text:p>31497407</text:p>
              </table:table-cell>
            </table:table-row>
            <table:table-row>
              <table:table-cell office:value-type="float" office:value="26610">
                <text:p>26610</text:p>
              </table:table-cell>
              <table:table-cell office:value-type="float" office:value="33482001">
                <text:p>33482001</text:p>
              </table:table-cell>
              <table:table-cell office:value-type="float" office:value="32771217">
                <text:p>32771217</text:p>
              </table:table-cell>
            </table:table-row>
            <table:table-row>
              <table:table-cell office:value-type="float" office:value="26710">
                <text:p>26710</text:p>
              </table:table-cell>
              <table:table-cell office:value-type="float" office:value="30924167">
                <text:p>30924167</text:p>
              </table:table-cell>
              <table:table-cell office:value-type="float" office:value="32187225">
                <text:p>32187225</text:p>
              </table:table-cell>
            </table:table-row>
            <table:table-row>
              <table:table-cell office:value-type="float" office:value="26810">
                <text:p>26810</text:p>
              </table:table-cell>
              <table:table-cell office:value-type="float" office:value="29946233">
                <text:p>29946233</text:p>
              </table:table-cell>
              <table:table-cell office:value-type="float" office:value="30636125">
                <text:p>30636125</text:p>
              </table:table-cell>
            </table:table-row>
            <table:table-row>
              <table:table-cell office:value-type="float" office:value="26910">
                <text:p>26910</text:p>
              </table:table-cell>
              <table:table-cell office:value-type="float" office:value="32321462">
                <text:p>32321462</text:p>
              </table:table-cell>
              <table:table-cell office:value-type="float" office:value="32160022">
                <text:p>32160022</text:p>
              </table:table-cell>
            </table:table-row>
            <table:table-row>
              <table:table-cell office:value-type="float" office:value="27010">
                <text:p>27010</text:p>
              </table:table-cell>
              <table:table-cell office:value-type="float" office:value="29697263">
                <text:p>29697263</text:p>
              </table:table-cell>
              <table:table-cell office:value-type="float" office:value="30968483">
                <text:p>30968483</text:p>
              </table:table-cell>
            </table:table-row>
            <table:table-row>
              <table:table-cell office:value-type="float" office:value="27110">
                <text:p>27110</text:p>
              </table:table-cell>
              <table:table-cell office:value-type="float" office:value="30561535">
                <text:p>30561535</text:p>
              </table:table-cell>
              <table:table-cell office:value-type="float" office:value="30697989">
                <text:p>30697989</text:p>
              </table:table-cell>
            </table:table-row>
            <table:table-row>
              <table:table-cell office:value-type="float" office:value="27210">
                <text:p>27210</text:p>
              </table:table-cell>
              <table:table-cell office:value-type="float" office:value="29855778">
                <text:p>29855778</text:p>
              </table:table-cell>
              <table:table-cell office:value-type="float" office:value="30797375">
                <text:p>30797375</text:p>
              </table:table-cell>
            </table:table-row>
            <table:table-row>
              <table:table-cell office:value-type="float" office:value="27310">
                <text:p>27310</text:p>
              </table:table-cell>
              <table:table-cell office:value-type="float" office:value="30462663">
                <text:p>30462663</text:p>
              </table:table-cell>
              <table:table-cell office:value-type="float" office:value="31859368">
                <text:p>31859368</text:p>
              </table:table-cell>
            </table:table-row>
            <table:table-row>
              <table:table-cell office:value-type="float" office:value="27410">
                <text:p>27410</text:p>
              </table:table-cell>
              <table:table-cell office:value-type="float" office:value="30539745">
                <text:p>30539745</text:p>
              </table:table-cell>
              <table:table-cell office:value-type="float" office:value="30998775">
                <text:p>30998775</text:p>
              </table:table-cell>
            </table:table-row>
            <table:table-row>
              <table:table-cell office:value-type="float" office:value="27510">
                <text:p>27510</text:p>
              </table:table-cell>
              <table:table-cell office:value-type="float" office:value="35784851">
                <text:p>35784851</text:p>
              </table:table-cell>
              <table:table-cell office:value-type="float" office:value="44604778">
                <text:p>44604778</text:p>
              </table:table-cell>
            </table:table-row>
            <table:table-row>
              <table:table-cell office:value-type="float" office:value="27610">
                <text:p>27610</text:p>
              </table:table-cell>
              <table:table-cell office:value-type="float" office:value="34690018">
                <text:p>34690018</text:p>
              </table:table-cell>
              <table:table-cell office:value-type="float" office:value="34326966">
                <text:p>34326966</text:p>
              </table:table-cell>
            </table:table-row>
            <table:table-row>
              <table:table-cell office:value-type="float" office:value="27710">
                <text:p>27710</text:p>
              </table:table-cell>
              <table:table-cell office:value-type="float" office:value="31860528">
                <text:p>31860528</text:p>
              </table:table-cell>
              <table:table-cell office:value-type="float" office:value="31640842">
                <text:p>31640842</text:p>
              </table:table-cell>
            </table:table-row>
            <table:table-row>
              <table:table-cell office:value-type="float" office:value="27810">
                <text:p>27810</text:p>
              </table:table-cell>
              <table:table-cell office:value-type="float" office:value="32347126">
                <text:p>32347126</text:p>
              </table:table-cell>
              <table:table-cell office:value-type="float" office:value="31613610">
                <text:p>31613610</text:p>
              </table:table-cell>
            </table:table-row>
            <table:table-row>
              <table:table-cell office:value-type="float" office:value="27910">
                <text:p>27910</text:p>
              </table:table-cell>
              <table:table-cell office:value-type="float" office:value="31066303">
                <text:p>31066303</text:p>
              </table:table-cell>
              <table:table-cell office:value-type="float" office:value="33018723">
                <text:p>33018723</text:p>
              </table:table-cell>
            </table:table-row>
            <table:table-row>
              <table:table-cell office:value-type="float" office:value="28010">
                <text:p>28010</text:p>
              </table:table-cell>
              <table:table-cell office:value-type="float" office:value="31613561">
                <text:p>31613561</text:p>
              </table:table-cell>
              <table:table-cell office:value-type="float" office:value="32411204">
                <text:p>32411204</text:p>
              </table:table-cell>
            </table:table-row>
            <table:table-row>
              <table:table-cell office:value-type="float" office:value="28110">
                <text:p>28110</text:p>
              </table:table-cell>
              <table:table-cell office:value-type="float" office:value="31621610">
                <text:p>31621610</text:p>
              </table:table-cell>
              <table:table-cell office:value-type="float" office:value="33540602">
                <text:p>33540602</text:p>
              </table:table-cell>
            </table:table-row>
            <table:table-row>
              <table:table-cell office:value-type="float" office:value="28210">
                <text:p>28210</text:p>
              </table:table-cell>
              <table:table-cell office:value-type="float" office:value="31215593">
                <text:p>31215593</text:p>
              </table:table-cell>
              <table:table-cell office:value-type="float" office:value="32245013">
                <text:p>32245013</text:p>
              </table:table-cell>
            </table:table-row>
            <table:table-row>
              <table:table-cell office:value-type="float" office:value="28310">
                <text:p>28310</text:p>
              </table:table-cell>
              <table:table-cell office:value-type="float" office:value="31075896">
                <text:p>31075896</text:p>
              </table:table-cell>
              <table:table-cell office:value-type="float" office:value="32103366">
                <text:p>32103366</text:p>
              </table:table-cell>
            </table:table-row>
            <table:table-row>
              <table:table-cell office:value-type="float" office:value="28410">
                <text:p>28410</text:p>
              </table:table-cell>
              <table:table-cell office:value-type="float" office:value="31829600">
                <text:p>31829600</text:p>
              </table:table-cell>
              <table:table-cell office:value-type="float" office:value="32763164">
                <text:p>32763164</text:p>
              </table:table-cell>
            </table:table-row>
            <table:table-row>
              <table:table-cell office:value-type="float" office:value="28510">
                <text:p>28510</text:p>
              </table:table-cell>
              <table:table-cell office:value-type="float" office:value="32939617">
                <text:p>32939617</text:p>
              </table:table-cell>
              <table:table-cell office:value-type="float" office:value="36104802">
                <text:p>36104802</text:p>
              </table:table-cell>
            </table:table-row>
            <table:table-row>
              <table:table-cell office:value-type="float" office:value="28610">
                <text:p>28610</text:p>
              </table:table-cell>
              <table:table-cell office:value-type="float" office:value="33590485">
                <text:p>33590485</text:p>
              </table:table-cell>
              <table:table-cell office:value-type="float" office:value="33293594">
                <text:p>33293594</text:p>
              </table:table-cell>
            </table:table-row>
            <table:table-row>
              <table:table-cell office:value-type="float" office:value="28710">
                <text:p>28710</text:p>
              </table:table-cell>
              <table:table-cell office:value-type="float" office:value="31912719">
                <text:p>31912719</text:p>
              </table:table-cell>
              <table:table-cell office:value-type="float" office:value="33030389">
                <text:p>33030389</text:p>
              </table:table-cell>
            </table:table-row>
            <table:table-row>
              <table:table-cell office:value-type="float" office:value="28810">
                <text:p>28810</text:p>
              </table:table-cell>
              <table:table-cell office:value-type="float" office:value="32140490">
                <text:p>32140490</text:p>
              </table:table-cell>
              <table:table-cell office:value-type="float" office:value="32883164">
                <text:p>32883164</text:p>
              </table:table-cell>
            </table:table-row>
            <table:table-row>
              <table:table-cell office:value-type="float" office:value="28910">
                <text:p>28910</text:p>
              </table:table-cell>
              <table:table-cell office:value-type="float" office:value="31836967">
                <text:p>31836967</text:p>
              </table:table-cell>
              <table:table-cell office:value-type="float" office:value="33032050">
                <text:p>33032050</text:p>
              </table:table-cell>
            </table:table-row>
            <table:table-row>
              <table:table-cell office:value-type="float" office:value="29010">
                <text:p>29010</text:p>
              </table:table-cell>
              <table:table-cell office:value-type="float" office:value="32213412">
                <text:p>32213412</text:p>
              </table:table-cell>
              <table:table-cell office:value-type="float" office:value="33100537">
                <text:p>33100537</text:p>
              </table:table-cell>
            </table:table-row>
            <table:table-row>
              <table:table-cell office:value-type="float" office:value="29110">
                <text:p>29110</text:p>
              </table:table-cell>
              <table:table-cell office:value-type="float" office:value="35307349">
                <text:p>35307349</text:p>
              </table:table-cell>
              <table:table-cell office:value-type="float" office:value="34250696">
                <text:p>34250696</text:p>
              </table:table-cell>
            </table:table-row>
            <table:table-row>
              <table:table-cell office:value-type="float" office:value="29210">
                <text:p>29210</text:p>
              </table:table-cell>
              <table:table-cell office:value-type="float" office:value="32414976">
                <text:p>32414976</text:p>
              </table:table-cell>
              <table:table-cell office:value-type="float" office:value="34234174">
                <text:p>34234174</text:p>
              </table:table-cell>
            </table:table-row>
            <table:table-row>
              <table:table-cell office:value-type="float" office:value="29310">
                <text:p>29310</text:p>
              </table:table-cell>
              <table:table-cell office:value-type="float" office:value="32683716">
                <text:p>32683716</text:p>
              </table:table-cell>
              <table:table-cell office:value-type="float" office:value="33816860">
                <text:p>33816860</text:p>
              </table:table-cell>
            </table:table-row>
            <table:table-row>
              <table:table-cell office:value-type="float" office:value="29410">
                <text:p>29410</text:p>
              </table:table-cell>
              <table:table-cell office:value-type="float" office:value="34031532">
                <text:p>34031532</text:p>
              </table:table-cell>
              <table:table-cell office:value-type="float" office:value="34667497">
                <text:p>34667497</text:p>
              </table:table-cell>
            </table:table-row>
            <table:table-row>
              <table:table-cell office:value-type="float" office:value="29510">
                <text:p>29510</text:p>
              </table:table-cell>
              <table:table-cell office:value-type="float" office:value="33094113">
                <text:p>33094113</text:p>
              </table:table-cell>
              <table:table-cell office:value-type="float" office:value="38650081">
                <text:p>38650081</text:p>
              </table:table-cell>
            </table:table-row>
            <table:table-row>
              <table:table-cell office:value-type="float" office:value="29610">
                <text:p>29610</text:p>
              </table:table-cell>
              <table:table-cell office:value-type="float" office:value="35898433">
                <text:p>35898433</text:p>
              </table:table-cell>
              <table:table-cell office:value-type="float" office:value="34842164">
                <text:p>34842164</text:p>
              </table:table-cell>
            </table:table-row>
            <table:table-row>
              <table:table-cell office:value-type="float" office:value="29710">
                <text:p>29710</text:p>
              </table:table-cell>
              <table:table-cell office:value-type="float" office:value="32989141">
                <text:p>32989141</text:p>
              </table:table-cell>
              <table:table-cell office:value-type="float" office:value="33964094">
                <text:p>33964094</text:p>
              </table:table-cell>
            </table:table-row>
            <table:table-row>
              <table:table-cell office:value-type="float" office:value="29810">
                <text:p>29810</text:p>
              </table:table-cell>
              <table:table-cell office:value-type="float" office:value="35032460">
                <text:p>35032460</text:p>
              </table:table-cell>
              <table:table-cell office:value-type="float" office:value="34761633">
                <text:p>34761633</text:p>
              </table:table-cell>
            </table:table-row>
            <table:table-row>
              <table:table-cell office:value-type="float" office:value="29910">
                <text:p>29910</text:p>
              </table:table-cell>
              <table:table-cell office:value-type="float" office:value="33492303">
                <text:p>33492303</text:p>
              </table:table-cell>
              <table:table-cell office:value-type="float" office:value="34498026">
                <text:p>34498026</text:p>
              </table:table-cell>
            </table:table-row>
            <table:table-row>
              <table:table-cell office:value-type="float" office:value="30010">
                <text:p>30010</text:p>
              </table:table-cell>
              <table:table-cell office:value-type="float" office:value="33452508">
                <text:p>33452508</text:p>
              </table:table-cell>
              <table:table-cell office:value-type="float" office:value="34423720">
                <text:p>34423720</text:p>
              </table:table-cell>
            </table:table-row>
            <table:table-row>
              <table:table-cell office:value-type="float" office:value="30110">
                <text:p>30110</text:p>
              </table:table-cell>
              <table:table-cell office:value-type="float" office:value="33523752">
                <text:p>33523752</text:p>
              </table:table-cell>
              <table:table-cell office:value-type="float" office:value="34828313">
                <text:p>34828313</text:p>
              </table:table-cell>
            </table:table-row>
            <table:table-row>
              <table:table-cell office:value-type="float" office:value="30210">
                <text:p>30210</text:p>
              </table:table-cell>
              <table:table-cell office:value-type="float" office:value="33802076">
                <text:p>33802076</text:p>
              </table:table-cell>
              <table:table-cell office:value-type="float" office:value="36282018">
                <text:p>36282018</text:p>
              </table:table-cell>
            </table:table-row>
            <table:table-row>
              <table:table-cell office:value-type="float" office:value="30310">
                <text:p>30310</text:p>
              </table:table-cell>
              <table:table-cell office:value-type="float" office:value="33968518">
                <text:p>33968518</text:p>
              </table:table-cell>
              <table:table-cell office:value-type="float" office:value="35317826">
                <text:p>35317826</text:p>
              </table:table-cell>
            </table:table-row>
            <table:table-row>
              <table:table-cell office:value-type="float" office:value="30410">
                <text:p>30410</text:p>
              </table:table-cell>
              <table:table-cell office:value-type="float" office:value="33452766">
                <text:p>33452766</text:p>
              </table:table-cell>
              <table:table-cell office:value-type="float" office:value="34690644">
                <text:p>34690644</text:p>
              </table:table-cell>
            </table:table-row>
            <table:table-row>
              <table:table-cell office:value-type="float" office:value="30510">
                <text:p>30510</text:p>
              </table:table-cell>
              <table:table-cell office:value-type="float" office:value="36567661">
                <text:p>36567661</text:p>
              </table:table-cell>
              <table:table-cell office:value-type="float" office:value="38212535">
                <text:p>38212535</text:p>
              </table:table-cell>
            </table:table-row>
            <table:table-row>
              <table:table-cell office:value-type="float" office:value="30610">
                <text:p>30610</text:p>
              </table:table-cell>
              <table:table-cell office:value-type="float" office:value="35376371">
                <text:p>35376371</text:p>
              </table:table-cell>
              <table:table-cell office:value-type="float" office:value="35074685">
                <text:p>35074685</text:p>
              </table:table-cell>
            </table:table-row>
            <table:table-row>
              <table:table-cell office:value-type="float" office:value="30710">
                <text:p>30710</text:p>
              </table:table-cell>
              <table:table-cell office:value-type="float" office:value="33815183">
                <text:p>33815183</text:p>
              </table:table-cell>
              <table:table-cell office:value-type="float" office:value="35573764">
                <text:p>35573764</text:p>
              </table:table-cell>
            </table:table-row>
            <table:table-row>
              <table:table-cell office:value-type="float" office:value="30810">
                <text:p>30810</text:p>
              </table:table-cell>
              <table:table-cell office:value-type="float" office:value="35682622">
                <text:p>35682622</text:p>
              </table:table-cell>
              <table:table-cell office:value-type="float" office:value="35876881">
                <text:p>35876881</text:p>
              </table:table-cell>
            </table:table-row>
            <table:table-row>
              <table:table-cell office:value-type="float" office:value="30910">
                <text:p>30910</text:p>
              </table:table-cell>
              <table:table-cell office:value-type="float" office:value="37589559">
                <text:p>37589559</text:p>
              </table:table-cell>
              <table:table-cell office:value-type="float" office:value="38047830">
                <text:p>38047830</text:p>
              </table:table-cell>
            </table:table-row>
            <table:table-row>
              <table:table-cell office:value-type="float" office:value="31010">
                <text:p>31010</text:p>
              </table:table-cell>
              <table:table-cell office:value-type="float" office:value="35083988">
                <text:p>35083988</text:p>
              </table:table-cell>
              <table:table-cell office:value-type="float" office:value="35370306">
                <text:p>35370306</text:p>
              </table:table-cell>
            </table:table-row>
            <table:table-row>
              <table:table-cell office:value-type="float" office:value="31110">
                <text:p>31110</text:p>
              </table:table-cell>
              <table:table-cell office:value-type="float" office:value="34389581">
                <text:p>34389581</text:p>
              </table:table-cell>
              <table:table-cell office:value-type="float" office:value="37006417">
                <text:p>37006417</text:p>
              </table:table-cell>
            </table:table-row>
            <table:table-row>
              <table:table-cell office:value-type="float" office:value="31210">
                <text:p>31210</text:p>
              </table:table-cell>
              <table:table-cell office:value-type="float" office:value="34961473">
                <text:p>34961473</text:p>
              </table:table-cell>
              <table:table-cell office:value-type="float" office:value="35679890">
                <text:p>35679890</text:p>
              </table:table-cell>
            </table:table-row>
            <table:table-row>
              <table:table-cell office:value-type="float" office:value="31310">
                <text:p>31310</text:p>
              </table:table-cell>
              <table:table-cell office:value-type="float" office:value="35005070">
                <text:p>35005070</text:p>
              </table:table-cell>
              <table:table-cell office:value-type="float" office:value="37151440">
                <text:p>37151440</text:p>
              </table:table-cell>
            </table:table-row>
            <table:table-row>
              <table:table-cell office:value-type="float" office:value="31410">
                <text:p>31410</text:p>
              </table:table-cell>
              <table:table-cell office:value-type="float" office:value="35399628">
                <text:p>35399628</text:p>
              </table:table-cell>
              <table:table-cell office:value-type="float" office:value="38460762">
                <text:p>38460762</text:p>
              </table:table-cell>
            </table:table-row>
            <table:table-row>
              <table:table-cell office:value-type="float" office:value="31510">
                <text:p>31510</text:p>
              </table:table-cell>
              <table:table-cell office:value-type="float" office:value="36661493">
                <text:p>36661493</text:p>
              </table:table-cell>
              <table:table-cell office:value-type="float" office:value="36844498">
                <text:p>36844498</text:p>
              </table:table-cell>
            </table:table-row>
            <table:table-row>
              <table:table-cell office:value-type="float" office:value="31610">
                <text:p>31610</text:p>
              </table:table-cell>
              <table:table-cell office:value-type="float" office:value="35743623">
                <text:p>35743623</text:p>
              </table:table-cell>
              <table:table-cell office:value-type="float" office:value="36573209">
                <text:p>36573209</text:p>
              </table:table-cell>
            </table:table-row>
            <table:table-row>
              <table:table-cell office:value-type="float" office:value="31710">
                <text:p>31710</text:p>
              </table:table-cell>
              <table:table-cell office:value-type="float" office:value="35588777">
                <text:p>35588777</text:p>
              </table:table-cell>
              <table:table-cell office:value-type="float" office:value="36172845">
                <text:p>36172845</text:p>
              </table:table-cell>
            </table:table-row>
            <table:table-row>
              <table:table-cell office:value-type="float" office:value="31810">
                <text:p>31810</text:p>
              </table:table-cell>
              <table:table-cell office:value-type="float" office:value="36016031">
                <text:p>36016031</text:p>
              </table:table-cell>
              <table:table-cell office:value-type="float" office:value="39135517">
                <text:p>39135517</text:p>
              </table:table-cell>
            </table:table-row>
            <table:table-row>
              <table:table-cell office:value-type="float" office:value="31910">
                <text:p>31910</text:p>
              </table:table-cell>
              <table:table-cell office:value-type="float" office:value="44678574">
                <text:p>44678574</text:p>
              </table:table-cell>
              <table:table-cell office:value-type="float" office:value="37772753">
                <text:p>37772753</text:p>
              </table:table-cell>
            </table:table-row>
            <table:table-row>
              <table:table-cell office:value-type="float" office:value="32010">
                <text:p>32010</text:p>
              </table:table-cell>
              <table:table-cell office:value-type="float" office:value="35764699">
                <text:p>35764699</text:p>
              </table:table-cell>
              <table:table-cell office:value-type="float" office:value="36819503">
                <text:p>36819503</text:p>
              </table:table-cell>
            </table:table-row>
            <table:table-row>
              <table:table-cell office:value-type="float" office:value="32110">
                <text:p>32110</text:p>
              </table:table-cell>
              <table:table-cell office:value-type="float" office:value="36991915">
                <text:p>36991915</text:p>
              </table:table-cell>
              <table:table-cell office:value-type="float" office:value="36963396">
                <text:p>36963396</text:p>
              </table:table-cell>
            </table:table-row>
            <table:table-row>
              <table:table-cell office:value-type="float" office:value="32210">
                <text:p>32210</text:p>
              </table:table-cell>
              <table:table-cell office:value-type="float" office:value="37247863">
                <text:p>37247863</text:p>
              </table:table-cell>
              <table:table-cell office:value-type="float" office:value="37445253">
                <text:p>37445253</text:p>
              </table:table-cell>
            </table:table-row>
            <table:table-row>
              <table:table-cell office:value-type="float" office:value="32310">
                <text:p>32310</text:p>
              </table:table-cell>
              <table:table-cell office:value-type="float" office:value="35553197">
                <text:p>35553197</text:p>
              </table:table-cell>
              <table:table-cell office:value-type="float" office:value="50049225">
                <text:p>50049225</text:p>
              </table:table-cell>
            </table:table-row>
            <table:table-row>
              <table:table-cell office:value-type="float" office:value="32410">
                <text:p>32410</text:p>
              </table:table-cell>
              <table:table-cell office:value-type="float" office:value="42840900">
                <text:p>42840900</text:p>
              </table:table-cell>
              <table:table-cell office:value-type="float" office:value="38889650">
                <text:p>38889650</text:p>
              </table:table-cell>
            </table:table-row>
            <table:table-row>
              <table:table-cell office:value-type="float" office:value="32510">
                <text:p>32510</text:p>
              </table:table-cell>
              <table:table-cell office:value-type="float" office:value="36565007">
                <text:p>36565007</text:p>
              </table:table-cell>
              <table:table-cell office:value-type="float" office:value="38644439">
                <text:p>38644439</text:p>
              </table:table-cell>
            </table:table-row>
            <table:table-row>
              <table:table-cell office:value-type="float" office:value="32610">
                <text:p>32610</text:p>
              </table:table-cell>
              <table:table-cell office:value-type="float" office:value="36070421">
                <text:p>36070421</text:p>
              </table:table-cell>
              <table:table-cell office:value-type="float" office:value="37704619">
                <text:p>37704619</text:p>
              </table:table-cell>
            </table:table-row>
            <table:table-row>
              <table:table-cell office:value-type="float" office:value="32710">
                <text:p>32710</text:p>
              </table:table-cell>
              <table:table-cell office:value-type="float" office:value="36473402">
                <text:p>36473402</text:p>
              </table:table-cell>
              <table:table-cell office:value-type="float" office:value="37438991">
                <text:p>37438991</text:p>
              </table:table-cell>
            </table:table-row>
            <table:table-row>
              <table:table-cell office:value-type="float" office:value="32810">
                <text:p>32810</text:p>
              </table:table-cell>
              <table:table-cell office:value-type="float" office:value="36838778">
                <text:p>36838778</text:p>
              </table:table-cell>
              <table:table-cell office:value-type="float" office:value="38265995">
                <text:p>38265995</text:p>
              </table:table-cell>
            </table:table-row>
            <table:table-row>
              <table:table-cell office:value-type="float" office:value="32910">
                <text:p>32910</text:p>
              </table:table-cell>
              <table:table-cell office:value-type="float" office:value="36714500">
                <text:p>36714500</text:p>
              </table:table-cell>
              <table:table-cell office:value-type="float" office:value="37847016">
                <text:p>37847016</text:p>
              </table:table-cell>
            </table:table-row>
            <table:table-row>
              <table:table-cell office:value-type="float" office:value="33010">
                <text:p>33010</text:p>
              </table:table-cell>
              <table:table-cell office:value-type="float" office:value="36975010">
                <text:p>36975010</text:p>
              </table:table-cell>
              <table:table-cell office:value-type="float" office:value="38364696">
                <text:p>38364696</text:p>
              </table:table-cell>
            </table:table-row>
            <table:table-row>
              <table:table-cell office:value-type="float" office:value="33110">
                <text:p>33110</text:p>
              </table:table-cell>
              <table:table-cell office:value-type="float" office:value="36804891">
                <text:p>36804891</text:p>
              </table:table-cell>
              <table:table-cell office:value-type="float" office:value="38276721">
                <text:p>38276721</text:p>
              </table:table-cell>
            </table:table-row>
            <table:table-row>
              <table:table-cell office:value-type="float" office:value="33210">
                <text:p>33210</text:p>
              </table:table-cell>
              <table:table-cell office:value-type="float" office:value="40494463">
                <text:p>40494463</text:p>
              </table:table-cell>
              <table:table-cell office:value-type="float" office:value="41204107">
                <text:p>41204107</text:p>
              </table:table-cell>
            </table:table-row>
            <table:table-row>
              <table:table-cell office:value-type="float" office:value="33310">
                <text:p>33310</text:p>
              </table:table-cell>
              <table:table-cell office:value-type="float" office:value="38653891">
                <text:p>38653891</text:p>
              </table:table-cell>
              <table:table-cell office:value-type="float" office:value="40338108">
                <text:p>40338108</text:p>
              </table:table-cell>
            </table:table-row>
            <table:table-row>
              <table:table-cell office:value-type="float" office:value="33410">
                <text:p>33410</text:p>
              </table:table-cell>
              <table:table-cell office:value-type="float" office:value="37270002">
                <text:p>37270002</text:p>
              </table:table-cell>
              <table:table-cell office:value-type="float" office:value="43045852">
                <text:p>43045852</text:p>
              </table:table-cell>
            </table:table-row>
            <table:table-row>
              <table:table-cell office:value-type="float" office:value="33510">
                <text:p>33510</text:p>
              </table:table-cell>
              <table:table-cell office:value-type="float" office:value="39711784">
                <text:p>39711784</text:p>
              </table:table-cell>
              <table:table-cell office:value-type="float" office:value="39562491">
                <text:p>39562491</text:p>
              </table:table-cell>
            </table:table-row>
            <table:table-row>
              <table:table-cell office:value-type="float" office:value="33610">
                <text:p>33610</text:p>
              </table:table-cell>
              <table:table-cell office:value-type="float" office:value="36944626">
                <text:p>36944626</text:p>
              </table:table-cell>
              <table:table-cell office:value-type="float" office:value="38646254">
                <text:p>38646254</text:p>
              </table:table-cell>
            </table:table-row>
            <table:table-row>
              <table:table-cell office:value-type="float" office:value="33710">
                <text:p>33710</text:p>
              </table:table-cell>
              <table:table-cell office:value-type="float" office:value="40220133">
                <text:p>40220133</text:p>
              </table:table-cell>
              <table:table-cell office:value-type="float" office:value="39068826">
                <text:p>39068826</text:p>
              </table:table-cell>
            </table:table-row>
            <table:table-row>
              <table:table-cell office:value-type="float" office:value="33810">
                <text:p>33810</text:p>
              </table:table-cell>
              <table:table-cell office:value-type="float" office:value="37568273">
                <text:p>37568273</text:p>
              </table:table-cell>
              <table:table-cell office:value-type="float" office:value="38693070">
                <text:p>38693070</text:p>
              </table:table-cell>
            </table:table-row>
            <table:table-row>
              <table:table-cell office:value-type="float" office:value="33910">
                <text:p>33910</text:p>
              </table:table-cell>
              <table:table-cell office:value-type="float" office:value="37512437">
                <text:p>37512437</text:p>
              </table:table-cell>
              <table:table-cell office:value-type="float" office:value="38929754">
                <text:p>38929754</text:p>
              </table:table-cell>
            </table:table-row>
            <table:table-row>
              <table:table-cell office:value-type="float" office:value="34010">
                <text:p>34010</text:p>
              </table:table-cell>
              <table:table-cell office:value-type="float" office:value="37937654">
                <text:p>37937654</text:p>
              </table:table-cell>
              <table:table-cell office:value-type="float" office:value="39499721">
                <text:p>39499721</text:p>
              </table:table-cell>
            </table:table-row>
            <table:table-row>
              <table:table-cell office:value-type="float" office:value="34110">
                <text:p>34110</text:p>
              </table:table-cell>
              <table:table-cell office:value-type="float" office:value="40635844">
                <text:p>40635844</text:p>
              </table:table-cell>
              <table:table-cell office:value-type="float" office:value="40862640">
                <text:p>40862640</text:p>
              </table:table-cell>
            </table:table-row>
            <table:table-row>
              <table:table-cell office:value-type="float" office:value="34210">
                <text:p>34210</text:p>
              </table:table-cell>
              <table:table-cell office:value-type="float" office:value="38105187">
                <text:p>38105187</text:p>
              </table:table-cell>
              <table:table-cell office:value-type="float" office:value="40248450">
                <text:p>40248450</text:p>
              </table:table-cell>
            </table:table-row>
            <table:table-row>
              <table:table-cell office:value-type="float" office:value="34310">
                <text:p>34310</text:p>
              </table:table-cell>
              <table:table-cell office:value-type="float" office:value="38072720">
                <text:p>38072720</text:p>
              </table:table-cell>
              <table:table-cell office:value-type="float" office:value="39918332">
                <text:p>39918332</text:p>
              </table:table-cell>
            </table:table-row>
            <table:table-row>
              <table:table-cell office:value-type="float" office:value="34410">
                <text:p>34410</text:p>
              </table:table-cell>
              <table:table-cell office:value-type="float" office:value="38191340">
                <text:p>38191340</text:p>
              </table:table-cell>
              <table:table-cell office:value-type="float" office:value="42167307">
                <text:p>42167307</text:p>
              </table:table-cell>
            </table:table-row>
            <table:table-row>
              <table:table-cell office:value-type="float" office:value="34510">
                <text:p>34510</text:p>
              </table:table-cell>
              <table:table-cell office:value-type="float" office:value="40033945">
                <text:p>40033945</text:p>
              </table:table-cell>
              <table:table-cell office:value-type="float" office:value="40003994">
                <text:p>40003994</text:p>
              </table:table-cell>
            </table:table-row>
            <table:table-row>
              <table:table-cell office:value-type="float" office:value="34610">
                <text:p>34610</text:p>
              </table:table-cell>
              <table:table-cell office:value-type="float" office:value="39727598">
                <text:p>39727598</text:p>
              </table:table-cell>
              <table:table-cell office:value-type="float" office:value="42686878">
                <text:p>42686878</text:p>
              </table:table-cell>
            </table:table-row>
            <table:table-row>
              <table:table-cell office:value-type="float" office:value="34710">
                <text:p>34710</text:p>
              </table:table-cell>
              <table:table-cell office:value-type="float" office:value="42683107">
                <text:p>42683107</text:p>
              </table:table-cell>
              <table:table-cell office:value-type="float" office:value="41188537">
                <text:p>41188537</text:p>
              </table:table-cell>
            </table:table-row>
            <table:table-row>
              <table:table-cell office:value-type="float" office:value="34810">
                <text:p>34810</text:p>
              </table:table-cell>
              <table:table-cell office:value-type="float" office:value="39132571">
                <text:p>39132571</text:p>
              </table:table-cell>
              <table:table-cell office:value-type="float" office:value="39813415">
                <text:p>39813415</text:p>
              </table:table-cell>
            </table:table-row>
            <table:table-row>
              <table:table-cell office:value-type="float" office:value="34910">
                <text:p>34910</text:p>
              </table:table-cell>
              <table:table-cell office:value-type="float" office:value="41477443">
                <text:p>41477443</text:p>
              </table:table-cell>
              <table:table-cell office:value-type="float" office:value="42810039">
                <text:p>42810039</text:p>
              </table:table-cell>
            </table:table-row>
            <table:table-row>
              <table:table-cell office:value-type="float" office:value="35010">
                <text:p>35010</text:p>
              </table:table-cell>
              <table:table-cell office:value-type="float" office:value="39687904">
                <text:p>39687904</text:p>
              </table:table-cell>
              <table:table-cell office:value-type="float" office:value="40905266">
                <text:p>40905266</text:p>
              </table:table-cell>
            </table:table-row>
            <table:table-row>
              <table:table-cell office:value-type="float" office:value="35110">
                <text:p>35110</text:p>
              </table:table-cell>
              <table:table-cell office:value-type="float" office:value="39192629">
                <text:p>39192629</text:p>
              </table:table-cell>
              <table:table-cell office:value-type="float" office:value="40029327">
                <text:p>40029327</text:p>
              </table:table-cell>
            </table:table-row>
            <table:table-row>
              <table:table-cell office:value-type="float" office:value="35210">
                <text:p>35210</text:p>
              </table:table-cell>
              <table:table-cell office:value-type="float" office:value="39595914">
                <text:p>39595914</text:p>
              </table:table-cell>
              <table:table-cell office:value-type="float" office:value="40810887">
                <text:p>40810887</text:p>
              </table:table-cell>
            </table:table-row>
            <table:table-row>
              <table:table-cell office:value-type="float" office:value="35310">
                <text:p>35310</text:p>
              </table:table-cell>
              <table:table-cell office:value-type="float" office:value="40147092">
                <text:p>40147092</text:p>
              </table:table-cell>
              <table:table-cell office:value-type="float" office:value="41216981">
                <text:p>41216981</text:p>
              </table:table-cell>
            </table:table-row>
            <table:table-row>
              <table:table-cell office:value-type="float" office:value="35410">
                <text:p>35410</text:p>
              </table:table-cell>
              <table:table-cell office:value-type="float" office:value="39844632">
                <text:p>39844632</text:p>
              </table:table-cell>
              <table:table-cell office:value-type="float" office:value="40370528">
                <text:p>40370528</text:p>
              </table:table-cell>
            </table:table-row>
            <table:table-row>
              <table:table-cell office:value-type="float" office:value="35510">
                <text:p>35510</text:p>
              </table:table-cell>
              <table:table-cell office:value-type="float" office:value="40903958">
                <text:p>40903958</text:p>
              </table:table-cell>
              <table:table-cell office:value-type="float" office:value="41000967">
                <text:p>41000967</text:p>
              </table:table-cell>
            </table:table-row>
            <table:table-row>
              <table:table-cell office:value-type="float" office:value="35610">
                <text:p>35610</text:p>
              </table:table-cell>
              <table:table-cell office:value-type="float" office:value="39451535">
                <text:p>39451535</text:p>
              </table:table-cell>
              <table:table-cell office:value-type="float" office:value="40883636">
                <text:p>40883636</text:p>
              </table:table-cell>
            </table:table-row>
            <table:table-row>
              <table:table-cell office:value-type="float" office:value="35710">
                <text:p>35710</text:p>
              </table:table-cell>
              <table:table-cell office:value-type="float" office:value="39969496">
                <text:p>39969496</text:p>
              </table:table-cell>
              <table:table-cell office:value-type="float" office:value="45287803">
                <text:p>45287803</text:p>
              </table:table-cell>
            </table:table-row>
            <table:table-row>
              <table:table-cell office:value-type="float" office:value="35810">
                <text:p>35810</text:p>
              </table:table-cell>
              <table:table-cell office:value-type="float" office:value="42438954">
                <text:p>42438954</text:p>
              </table:table-cell>
              <table:table-cell office:value-type="float" office:value="42729677">
                <text:p>42729677</text:p>
              </table:table-cell>
            </table:table-row>
            <table:table-row>
              <table:table-cell office:value-type="float" office:value="35910">
                <text:p>35910</text:p>
              </table:table-cell>
              <table:table-cell office:value-type="float" office:value="40190717">
                <text:p>40190717</text:p>
              </table:table-cell>
              <table:table-cell office:value-type="float" office:value="41093615">
                <text:p>41093615</text:p>
              </table:table-cell>
            </table:table-row>
            <table:table-row>
              <table:table-cell office:value-type="float" office:value="36010">
                <text:p>36010</text:p>
              </table:table-cell>
              <table:table-cell office:value-type="float" office:value="40465004">
                <text:p>40465004</text:p>
              </table:table-cell>
              <table:table-cell office:value-type="float" office:value="41092159">
                <text:p>41092159</text:p>
              </table:table-cell>
            </table:table-row>
            <table:table-row>
              <table:table-cell office:value-type="float" office:value="36110">
                <text:p>36110</text:p>
              </table:table-cell>
              <table:table-cell office:value-type="float" office:value="40291249">
                <text:p>40291249</text:p>
              </table:table-cell>
              <table:table-cell office:value-type="float" office:value="41328959">
                <text:p>41328959</text:p>
              </table:table-cell>
            </table:table-row>
            <table:table-row>
              <table:table-cell office:value-type="float" office:value="36210">
                <text:p>36210</text:p>
              </table:table-cell>
              <table:table-cell office:value-type="float" office:value="40627032">
                <text:p>40627032</text:p>
              </table:table-cell>
              <table:table-cell office:value-type="float" office:value="42095074">
                <text:p>42095074</text:p>
              </table:table-cell>
            </table:table-row>
            <table:table-row>
              <table:table-cell office:value-type="float" office:value="36310">
                <text:p>36310</text:p>
              </table:table-cell>
              <table:table-cell office:value-type="float" office:value="41284579">
                <text:p>41284579</text:p>
              </table:table-cell>
              <table:table-cell office:value-type="float" office:value="42508832">
                <text:p>42508832</text:p>
              </table:table-cell>
            </table:table-row>
            <table:table-row>
              <table:table-cell office:value-type="float" office:value="36410">
                <text:p>36410</text:p>
              </table:table-cell>
              <table:table-cell office:value-type="float" office:value="40619031">
                <text:p>40619031</text:p>
              </table:table-cell>
              <table:table-cell office:value-type="float" office:value="42505244">
                <text:p>42505244</text:p>
              </table:table-cell>
            </table:table-row>
            <table:table-row>
              <table:table-cell office:value-type="float" office:value="36510">
                <text:p>36510</text:p>
              </table:table-cell>
              <table:table-cell office:value-type="float" office:value="40931749">
                <text:p>40931749</text:p>
              </table:table-cell>
              <table:table-cell office:value-type="float" office:value="43216258">
                <text:p>43216258</text:p>
              </table:table-cell>
            </table:table-row>
            <table:table-row>
              <table:table-cell office:value-type="float" office:value="36610">
                <text:p>36610</text:p>
              </table:table-cell>
              <table:table-cell office:value-type="float" office:value="43042399">
                <text:p>43042399</text:p>
              </table:table-cell>
              <table:table-cell office:value-type="float" office:value="43694919">
                <text:p>43694919</text:p>
              </table:table-cell>
            </table:table-row>
            <table:table-row>
              <table:table-cell office:value-type="float" office:value="36710">
                <text:p>36710</text:p>
              </table:table-cell>
              <table:table-cell office:value-type="float" office:value="41498929">
                <text:p>41498929</text:p>
              </table:table-cell>
              <table:table-cell office:value-type="float" office:value="43186598">
                <text:p>43186598</text:p>
              </table:table-cell>
            </table:table-row>
            <table:table-row>
              <table:table-cell office:value-type="float" office:value="36810">
                <text:p>36810</text:p>
              </table:table-cell>
              <table:table-cell office:value-type="float" office:value="41449638">
                <text:p>41449638</text:p>
              </table:table-cell>
              <table:table-cell office:value-type="float" office:value="42183758">
                <text:p>42183758</text:p>
              </table:table-cell>
            </table:table-row>
            <table:table-row>
              <table:table-cell office:value-type="float" office:value="36910">
                <text:p>36910</text:p>
              </table:table-cell>
              <table:table-cell office:value-type="float" office:value="43516731">
                <text:p>43516731</text:p>
              </table:table-cell>
              <table:table-cell office:value-type="float" office:value="44646971">
                <text:p>44646971</text:p>
              </table:table-cell>
            </table:table-row>
            <table:table-row>
              <table:table-cell office:value-type="float" office:value="37010">
                <text:p>37010</text:p>
              </table:table-cell>
              <table:table-cell office:value-type="float" office:value="46516358">
                <text:p>46516358</text:p>
              </table:table-cell>
              <table:table-cell office:value-type="float" office:value="45024189">
                <text:p>45024189</text:p>
              </table:table-cell>
            </table:table-row>
            <table:table-row>
              <table:table-cell office:value-type="float" office:value="37110">
                <text:p>37110</text:p>
              </table:table-cell>
              <table:table-cell office:value-type="float" office:value="42003825">
                <text:p>42003825</text:p>
              </table:table-cell>
              <table:table-cell office:value-type="float" office:value="42884256">
                <text:p>42884256</text:p>
              </table:table-cell>
            </table:table-row>
            <table:table-row>
              <table:table-cell office:value-type="float" office:value="37210">
                <text:p>37210</text:p>
              </table:table-cell>
              <table:table-cell office:value-type="float" office:value="45063165">
                <text:p>45063165</text:p>
              </table:table-cell>
              <table:table-cell office:value-type="float" office:value="44107275">
                <text:p>44107275</text:p>
              </table:table-cell>
            </table:table-row>
            <table:table-row>
              <table:table-cell office:value-type="float" office:value="37310">
                <text:p>37310</text:p>
              </table:table-cell>
              <table:table-cell office:value-type="float" office:value="41931270">
                <text:p>41931270</text:p>
              </table:table-cell>
              <table:table-cell office:value-type="float" office:value="46182980">
                <text:p>46182980</text:p>
              </table:table-cell>
            </table:table-row>
            <table:table-row>
              <table:table-cell office:value-type="float" office:value="37410">
                <text:p>37410</text:p>
              </table:table-cell>
              <table:table-cell office:value-type="float" office:value="41761367">
                <text:p>41761367</text:p>
              </table:table-cell>
              <table:table-cell office:value-type="float" office:value="43019892">
                <text:p>43019892</text:p>
              </table:table-cell>
            </table:table-row>
            <table:table-row>
              <table:table-cell office:value-type="float" office:value="37510">
                <text:p>37510</text:p>
              </table:table-cell>
              <table:table-cell office:value-type="float" office:value="42165586">
                <text:p>42165586</text:p>
              </table:table-cell>
              <table:table-cell office:value-type="float" office:value="43378338">
                <text:p>43378338</text:p>
              </table:table-cell>
            </table:table-row>
            <table:table-row>
              <table:table-cell office:value-type="float" office:value="37610">
                <text:p>37610</text:p>
              </table:table-cell>
              <table:table-cell office:value-type="float" office:value="41708484">
                <text:p>41708484</text:p>
              </table:table-cell>
              <table:table-cell office:value-type="float" office:value="43571712">
                <text:p>43571712</text:p>
              </table:table-cell>
            </table:table-row>
            <table:table-row>
              <table:table-cell office:value-type="float" office:value="37710">
                <text:p>37710</text:p>
              </table:table-cell>
              <table:table-cell office:value-type="float" office:value="41856123">
                <text:p>41856123</text:p>
              </table:table-cell>
              <table:table-cell office:value-type="float" office:value="43625955">
                <text:p>43625955</text:p>
              </table:table-cell>
            </table:table-row>
            <table:table-row>
              <table:table-cell office:value-type="float" office:value="37810">
                <text:p>37810</text:p>
              </table:table-cell>
              <table:table-cell office:value-type="float" office:value="42673633">
                <text:p>42673633</text:p>
              </table:table-cell>
              <table:table-cell office:value-type="float" office:value="43250600">
                <text:p>43250600</text:p>
              </table:table-cell>
            </table:table-row>
            <table:table-row>
              <table:table-cell office:value-type="float" office:value="37910">
                <text:p>37910</text:p>
              </table:table-cell>
              <table:table-cell office:value-type="float" office:value="42364901">
                <text:p>42364901</text:p>
              </table:table-cell>
              <table:table-cell office:value-type="float" office:value="43773728">
                <text:p>43773728</text:p>
              </table:table-cell>
            </table:table-row>
            <table:table-row>
              <table:table-cell office:value-type="float" office:value="38010">
                <text:p>38010</text:p>
              </table:table-cell>
              <table:table-cell office:value-type="float" office:value="44942832">
                <text:p>44942832</text:p>
              </table:table-cell>
              <table:table-cell office:value-type="float" office:value="43719543">
                <text:p>43719543</text:p>
              </table:table-cell>
            </table:table-row>
            <table:table-row>
              <table:table-cell office:value-type="float" office:value="38110">
                <text:p>38110</text:p>
              </table:table-cell>
              <table:table-cell office:value-type="float" office:value="49098298">
                <text:p>49098298</text:p>
              </table:table-cell>
              <table:table-cell office:value-type="float" office:value="47630743">
                <text:p>47630743</text:p>
              </table:table-cell>
            </table:table-row>
            <table:table-row>
              <table:table-cell office:value-type="float" office:value="38210">
                <text:p>38210</text:p>
              </table:table-cell>
              <table:table-cell office:value-type="float" office:value="43196953">
                <text:p>43196953</text:p>
              </table:table-cell>
              <table:table-cell office:value-type="float" office:value="43910573">
                <text:p>43910573</text:p>
              </table:table-cell>
            </table:table-row>
            <table:table-row>
              <table:table-cell office:value-type="float" office:value="38310">
                <text:p>38310</text:p>
              </table:table-cell>
              <table:table-cell office:value-type="float" office:value="44965370">
                <text:p>44965370</text:p>
              </table:table-cell>
              <table:table-cell office:value-type="float" office:value="44161728">
                <text:p>44161728</text:p>
              </table:table-cell>
            </table:table-row>
            <table:table-row>
              <table:table-cell office:value-type="float" office:value="38410">
                <text:p>38410</text:p>
              </table:table-cell>
              <table:table-cell office:value-type="float" office:value="42905227">
                <text:p>42905227</text:p>
              </table:table-cell>
              <table:table-cell office:value-type="float" office:value="45127941">
                <text:p>45127941</text:p>
              </table:table-cell>
            </table:table-row>
            <table:table-row>
              <table:table-cell office:value-type="float" office:value="38510">
                <text:p>38510</text:p>
              </table:table-cell>
              <table:table-cell office:value-type="float" office:value="43099956">
                <text:p>43099956</text:p>
              </table:table-cell>
              <table:table-cell office:value-type="float" office:value="44614084">
                <text:p>44614084</text:p>
              </table:table-cell>
            </table:table-row>
            <table:table-row>
              <table:table-cell office:value-type="float" office:value="38610">
                <text:p>38610</text:p>
              </table:table-cell>
              <table:table-cell office:value-type="float" office:value="43162464">
                <text:p>43162464</text:p>
              </table:table-cell>
              <table:table-cell office:value-type="float" office:value="45141988">
                <text:p>45141988</text:p>
              </table:table-cell>
            </table:table-row>
            <table:table-row>
              <table:table-cell office:value-type="float" office:value="38710">
                <text:p>38710</text:p>
              </table:table-cell>
              <table:table-cell office:value-type="float" office:value="44123673">
                <text:p>44123673</text:p>
              </table:table-cell>
              <table:table-cell office:value-type="float" office:value="45120282">
                <text:p>45120282</text:p>
              </table:table-cell>
            </table:table-row>
            <table:table-row>
              <table:table-cell office:value-type="float" office:value="38810">
                <text:p>38810</text:p>
              </table:table-cell>
              <table:table-cell office:value-type="float" office:value="43470737">
                <text:p>43470737</text:p>
              </table:table-cell>
              <table:table-cell office:value-type="float" office:value="47952779">
                <text:p>47952779</text:p>
              </table:table-cell>
            </table:table-row>
            <table:table-row>
              <table:table-cell office:value-type="float" office:value="38910">
                <text:p>38910</text:p>
              </table:table-cell>
              <table:table-cell office:value-type="float" office:value="46298324">
                <text:p>46298324</text:p>
              </table:table-cell>
              <table:table-cell office:value-type="float" office:value="45900376">
                <text:p>45900376</text:p>
              </table:table-cell>
            </table:table-row>
            <table:table-row>
              <table:table-cell office:value-type="float" office:value="39010">
                <text:p>39010</text:p>
              </table:table-cell>
              <table:table-cell office:value-type="float" office:value="43471116">
                <text:p>43471116</text:p>
              </table:table-cell>
              <table:table-cell office:value-type="float" office:value="46951994">
                <text:p>46951994</text:p>
              </table:table-cell>
            </table:table-row>
            <table:table-row>
              <table:table-cell office:value-type="float" office:value="39110">
                <text:p>39110</text:p>
              </table:table-cell>
              <table:table-cell office:value-type="float" office:value="45329146">
                <text:p>45329146</text:p>
              </table:table-cell>
              <table:table-cell office:value-type="float" office:value="46012632">
                <text:p>46012632</text:p>
              </table:table-cell>
            </table:table-row>
            <table:table-row>
              <table:table-cell office:value-type="float" office:value="39210">
                <text:p>39210</text:p>
              </table:table-cell>
              <table:table-cell office:value-type="float" office:value="46298146">
                <text:p>46298146</text:p>
              </table:table-cell>
              <table:table-cell office:value-type="float" office:value="45516239">
                <text:p>45516239</text:p>
              </table:table-cell>
            </table:table-row>
            <table:table-row>
              <table:table-cell office:value-type="float" office:value="39310">
                <text:p>39310</text:p>
              </table:table-cell>
              <table:table-cell office:value-type="float" office:value="44455356">
                <text:p>44455356</text:p>
              </table:table-cell>
              <table:table-cell office:value-type="float" office:value="45006148">
                <text:p>45006148</text:p>
              </table:table-cell>
            </table:table-row>
            <table:table-row>
              <table:table-cell office:value-type="float" office:value="39410">
                <text:p>39410</text:p>
              </table:table-cell>
              <table:table-cell office:value-type="float" office:value="43755131">
                <text:p>43755131</text:p>
              </table:table-cell>
              <table:table-cell office:value-type="float" office:value="45808034">
                <text:p>45808034</text:p>
              </table:table-cell>
            </table:table-row>
            <table:table-row>
              <table:table-cell office:value-type="float" office:value="39510">
                <text:p>39510</text:p>
              </table:table-cell>
              <table:table-cell office:value-type="float" office:value="44267820">
                <text:p>44267820</text:p>
              </table:table-cell>
              <table:table-cell office:value-type="float" office:value="45616113">
                <text:p>45616113</text:p>
              </table:table-cell>
            </table:table-row>
            <table:table-row>
              <table:table-cell office:value-type="float" office:value="39610">
                <text:p>39610</text:p>
              </table:table-cell>
              <table:table-cell office:value-type="float" office:value="46079129">
                <text:p>46079129</text:p>
              </table:table-cell>
              <table:table-cell office:value-type="float" office:value="48415674">
                <text:p>48415674</text:p>
              </table:table-cell>
            </table:table-row>
            <table:table-row>
              <table:table-cell office:value-type="float" office:value="39710">
                <text:p>39710</text:p>
              </table:table-cell>
              <table:table-cell office:value-type="float" office:value="45706497">
                <text:p>45706497</text:p>
              </table:table-cell>
              <table:table-cell office:value-type="float" office:value="45835456">
                <text:p>45835456</text:p>
              </table:table-cell>
            </table:table-row>
            <table:table-row>
              <table:table-cell office:value-type="float" office:value="39810">
                <text:p>39810</text:p>
              </table:table-cell>
              <table:table-cell office:value-type="float" office:value="45807121">
                <text:p>45807121</text:p>
              </table:table-cell>
              <table:table-cell office:value-type="float" office:value="46064929">
                <text:p>46064929</text:p>
              </table:table-cell>
            </table:table-row>
            <table:table-row>
              <table:table-cell office:value-type="float" office:value="39910">
                <text:p>39910</text:p>
              </table:table-cell>
              <table:table-cell office:value-type="float" office:value="47738600">
                <text:p>47738600</text:p>
              </table:table-cell>
              <table:table-cell office:value-type="float" office:value="46382253">
                <text:p>46382253</text:p>
              </table:table-cell>
            </table:table-row>
            <table:table-row>
              <table:table-cell office:value-type="float" office:value="40010">
                <text:p>40010</text:p>
              </table:table-cell>
              <table:table-cell office:value-type="float" office:value="47539147">
                <text:p>47539147</text:p>
              </table:table-cell>
              <table:table-cell office:value-type="float" office:value="46751918">
                <text:p>46751918</text:p>
              </table:table-cell>
            </table:table-row>
            <table:table-row>
              <table:table-cell office:value-type="float" office:value="40110">
                <text:p>40110</text:p>
              </table:table-cell>
              <table:table-cell office:value-type="float" office:value="45062558">
                <text:p>45062558</text:p>
              </table:table-cell>
              <table:table-cell office:value-type="float" office:value="48539345">
                <text:p>4853934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49395365">
                <text:p>49395365</text:p>
              </table:table-cell>
              <table:table-cell office:value-type="float" office:value="49865936">
                <text:p>49865936</text:p>
              </table:table-cell>
            </table:table-row>
            <table:table-row>
              <table:table-cell office:value-type="float" office:value="40310">
                <text:p>40310</text:p>
              </table:table-cell>
              <table:table-cell office:value-type="float" office:value="48041831">
                <text:p>48041831</text:p>
              </table:table-cell>
              <table:table-cell office:value-type="float" office:value="48559452">
                <text:p>48559452</text:p>
              </table:table-cell>
            </table:table-row>
            <table:table-row>
              <table:table-cell office:value-type="float" office:value="40410">
                <text:p>40410</text:p>
              </table:table-cell>
              <table:table-cell office:value-type="float" office:value="48986332">
                <text:p>48986332</text:p>
              </table:table-cell>
              <table:table-cell office:value-type="float" office:value="46483270">
                <text:p>46483270</text:p>
              </table:table-cell>
            </table:table-row>
            <table:table-row>
              <table:table-cell office:value-type="float" office:value="40510">
                <text:p>40510</text:p>
              </table:table-cell>
              <table:table-cell office:value-type="float" office:value="46024725">
                <text:p>46024725</text:p>
              </table:table-cell>
              <table:table-cell office:value-type="float" office:value="46702991">
                <text:p>46702991</text:p>
              </table:table-cell>
            </table:table-row>
            <table:table-row>
              <table:table-cell office:value-type="float" office:value="40610">
                <text:p>40610</text:p>
              </table:table-cell>
              <table:table-cell office:value-type="float" office:value="45574551">
                <text:p>45574551</text:p>
              </table:table-cell>
              <table:table-cell office:value-type="float" office:value="47543036">
                <text:p>47543036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46329565">
                <text:p>46329565</text:p>
              </table:table-cell>
              <table:table-cell office:value-type="float" office:value="47005586">
                <text:p>47005586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46365968">
                <text:p>46365968</text:p>
              </table:table-cell>
              <table:table-cell office:value-type="float" office:value="47025487">
                <text:p>47025487</text:p>
              </table:table-cell>
            </table:table-row>
            <table:table-row>
              <table:table-cell office:value-type="float" office:value="40910">
                <text:p>40910</text:p>
              </table:table-cell>
              <table:table-cell office:value-type="float" office:value="47894726">
                <text:p>47894726</text:p>
              </table:table-cell>
              <table:table-cell office:value-type="float" office:value="47970244">
                <text:p>47970244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46217743">
                <text:p>46217743</text:p>
              </table:table-cell>
              <table:table-cell office:value-type="float" office:value="50431306">
                <text:p>50431306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47553696">
                <text:p>47553696</text:p>
              </table:table-cell>
              <table:table-cell office:value-type="float" office:value="49905676">
                <text:p>49905676</text:p>
              </table:table-cell>
            </table:table-row>
            <table:table-row>
              <table:table-cell office:value-type="float" office:value="41210">
                <text:p>41210</text:p>
              </table:table-cell>
              <table:table-cell office:value-type="float" office:value="51050983">
                <text:p>51050983</text:p>
              </table:table-cell>
              <table:table-cell office:value-type="float" office:value="51352942">
                <text:p>51352942</text:p>
              </table:table-cell>
            </table:table-row>
            <table:table-row>
              <table:table-cell office:value-type="float" office:value="41310">
                <text:p>41310</text:p>
              </table:table-cell>
              <table:table-cell office:value-type="float" office:value="48652331">
                <text:p>48652331</text:p>
              </table:table-cell>
              <table:table-cell office:value-type="float" office:value="49459155">
                <text:p>49459155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50113994">
                <text:p>50113994</text:p>
              </table:table-cell>
              <table:table-cell office:value-type="float" office:value="48512140">
                <text:p>48512140</text:p>
              </table:table-cell>
            </table:table-row>
            <table:table-row>
              <table:table-cell office:value-type="float" office:value="41510">
                <text:p>41510</text:p>
              </table:table-cell>
              <table:table-cell office:value-type="float" office:value="46913329">
                <text:p>46913329</text:p>
              </table:table-cell>
              <table:table-cell office:value-type="float" office:value="48502807">
                <text:p>48502807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46908158">
                <text:p>46908158</text:p>
              </table:table-cell>
              <table:table-cell office:value-type="float" office:value="48087292">
                <text:p>48087292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53404601">
                <text:p>53404601</text:p>
              </table:table-cell>
              <table:table-cell office:value-type="float" office:value="61063904">
                <text:p>61063904</text:p>
              </table:table-cell>
            </table:table-row>
            <table:table-row>
              <table:table-cell office:value-type="float" office:value="41810">
                <text:p>41810</text:p>
              </table:table-cell>
              <table:table-cell office:value-type="float" office:value="47298246">
                <text:p>47298246</text:p>
              </table:table-cell>
              <table:table-cell office:value-type="float" office:value="48689460">
                <text:p>48689460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50917054">
                <text:p>50917054</text:p>
              </table:table-cell>
              <table:table-cell office:value-type="float" office:value="48380162">
                <text:p>48380162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48046554">
                <text:p>48046554</text:p>
              </table:table-cell>
              <table:table-cell office:value-type="float" office:value="48551553">
                <text:p>48551553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50213109">
                <text:p>50213109</text:p>
              </table:table-cell>
              <table:table-cell office:value-type="float" office:value="49113025">
                <text:p>49113025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49571815">
                <text:p>49571815</text:p>
              </table:table-cell>
              <table:table-cell office:value-type="float" office:value="48958974">
                <text:p>48958974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48024219">
                <text:p>48024219</text:p>
              </table:table-cell>
              <table:table-cell office:value-type="float" office:value="52367376">
                <text:p>52367376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51581977">
                <text:p>51581977</text:p>
              </table:table-cell>
              <table:table-cell office:value-type="float" office:value="49803629">
                <text:p>49803629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48764627">
                <text:p>48764627</text:p>
              </table:table-cell>
              <table:table-cell office:value-type="float" office:value="48818126">
                <text:p>48818126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48605839">
                <text:p>48605839</text:p>
              </table:table-cell>
              <table:table-cell office:value-type="float" office:value="48909301">
                <text:p>48909301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48367946">
                <text:p>48367946</text:p>
              </table:table-cell>
              <table:table-cell office:value-type="float" office:value="49439021">
                <text:p>4943902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48791083">
                <text:p>48791083</text:p>
              </table:table-cell>
              <table:table-cell office:value-type="float" office:value="50915699">
                <text:p>50915699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49770787">
                <text:p>49770787</text:p>
              </table:table-cell>
              <table:table-cell office:value-type="float" office:value="50949874">
                <text:p>50949874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49197255">
                <text:p>49197255</text:p>
              </table:table-cell>
              <table:table-cell office:value-type="float" office:value="49949713">
                <text:p>49949713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52419896">
                <text:p>52419896</text:p>
              </table:table-cell>
              <table:table-cell office:value-type="float" office:value="55697283">
                <text:p>55697283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52612822">
                <text:p>52612822</text:p>
              </table:table-cell>
              <table:table-cell office:value-type="float" office:value="50019856">
                <text:p>50019856</text:p>
              </table:table-cell>
            </table:table-row>
            <table:table-row>
              <table:table-cell office:value-type="float" office:value="43310">
                <text:p>43310</text:p>
              </table:table-cell>
              <table:table-cell office:value-type="float" office:value="49416992">
                <text:p>49416992</text:p>
              </table:table-cell>
              <table:table-cell office:value-type="float" office:value="54158901">
                <text:p>54158901</text:p>
              </table:table-cell>
            </table:table-row>
            <table:table-row>
              <table:table-cell office:value-type="float" office:value="43410">
                <text:p>43410</text:p>
              </table:table-cell>
              <table:table-cell office:value-type="float" office:value="50073031">
                <text:p>50073031</text:p>
              </table:table-cell>
              <table:table-cell office:value-type="float" office:value="49746582">
                <text:p>4974658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9187219">
                <text:p>49187219</text:p>
              </table:table-cell>
              <table:table-cell office:value-type="float" office:value="50306916">
                <text:p>50306916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50195827">
                <text:p>50195827</text:p>
              </table:table-cell>
              <table:table-cell office:value-type="float" office:value="51062073">
                <text:p>51062073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51505547">
                <text:p>51505547</text:p>
              </table:table-cell>
              <table:table-cell office:value-type="float" office:value="52732301">
                <text:p>52732301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52986921">
                <text:p>52986921</text:p>
              </table:table-cell>
              <table:table-cell office:value-type="float" office:value="51301097">
                <text:p>5130109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0507618">
                <text:p>50507618</text:p>
              </table:table-cell>
              <table:table-cell office:value-type="float" office:value="50425084">
                <text:p>5042508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1478931">
                <text:p>51478931</text:p>
              </table:table-cell>
              <table:table-cell office:value-type="float" office:value="50870285">
                <text:p>5087028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6356586">
                <text:p>56356586</text:p>
              </table:table-cell>
              <table:table-cell office:value-type="float" office:value="53169250">
                <text:p>5316925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0404824">
                <text:p>50404824</text:p>
              </table:table-cell>
              <table:table-cell office:value-type="float" office:value="53338459">
                <text:p>53338459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4032467">
                <text:p>54032467</text:p>
              </table:table-cell>
              <table:table-cell office:value-type="float" office:value="52396240">
                <text:p>52396240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53231590">
                <text:p>53231590</text:p>
              </table:table-cell>
              <table:table-cell office:value-type="float" office:value="51748218">
                <text:p>51748218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50847593">
                <text:p>50847593</text:p>
              </table:table-cell>
              <table:table-cell office:value-type="float" office:value="51236922">
                <text:p>51236922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50846933">
                <text:p>50846933</text:p>
              </table:table-cell>
              <table:table-cell office:value-type="float" office:value="51628195">
                <text:p>51628195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50809525">
                <text:p>50809525</text:p>
              </table:table-cell>
              <table:table-cell office:value-type="float" office:value="52653495">
                <text:p>52653495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51935593">
                <text:p>51935593</text:p>
              </table:table-cell>
              <table:table-cell office:value-type="float" office:value="53739336">
                <text:p>53739336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51192098">
                <text:p>51192098</text:p>
              </table:table-cell>
              <table:table-cell office:value-type="float" office:value="54232191">
                <text:p>54232191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53121560">
                <text:p>53121560</text:p>
              </table:table-cell>
              <table:table-cell office:value-type="float" office:value="55728544">
                <text:p>55728544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53329019">
                <text:p>53329019</text:p>
              </table:table-cell>
              <table:table-cell office:value-type="float" office:value="52780217">
                <text:p>52780217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51997676">
                <text:p>51997676</text:p>
              </table:table-cell>
              <table:table-cell office:value-type="float" office:value="53664012">
                <text:p>53664012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52760977">
                <text:p>52760977</text:p>
              </table:table-cell>
              <table:table-cell office:value-type="float" office:value="52559349">
                <text:p>52559349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52011587">
                <text:p>52011587</text:p>
              </table:table-cell>
              <table:table-cell office:value-type="float" office:value="52469501">
                <text:p>52469501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52340707">
                <text:p>52340707</text:p>
              </table:table-cell>
              <table:table-cell office:value-type="float" office:value="52565942">
                <text:p>52565942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52434877">
                <text:p>52434877</text:p>
              </table:table-cell>
              <table:table-cell office:value-type="float" office:value="55679360">
                <text:p>55679360</text:p>
              </table:table-cell>
            </table:table-row>
            <table:table-row>
              <table:table-cell office:value-type="float" office:value="45710">
                <text:p>45710</text:p>
              </table:table-cell>
              <table:table-cell office:value-type="float" office:value="54793802">
                <text:p>54793802</text:p>
              </table:table-cell>
              <table:table-cell office:value-type="float" office:value="53066023">
                <text:p>53066023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52729445">
                <text:p>52729445</text:p>
              </table:table-cell>
              <table:table-cell office:value-type="float" office:value="54364412">
                <text:p>54364412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58073809">
                <text:p>58073809</text:p>
              </table:table-cell>
              <table:table-cell office:value-type="float" office:value="57344825">
                <text:p>57344825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53295072">
                <text:p>53295072</text:p>
              </table:table-cell>
              <table:table-cell office:value-type="float" office:value="53207240">
                <text:p>53207240</text:p>
              </table:table-cell>
            </table:table-row>
            <table:table-row>
              <table:table-cell office:value-type="float" office:value="46110">
                <text:p>46110</text:p>
              </table:table-cell>
              <table:table-cell office:value-type="float" office:value="56050555">
                <text:p>56050555</text:p>
              </table:table-cell>
              <table:table-cell office:value-type="float" office:value="54168074">
                <text:p>54168074</text:p>
              </table:table-cell>
            </table:table-row>
            <table:table-row>
              <table:table-cell office:value-type="float" office:value="46210">
                <text:p>46210</text:p>
              </table:table-cell>
              <table:table-cell office:value-type="float" office:value="59008702">
                <text:p>59008702</text:p>
              </table:table-cell>
              <table:table-cell office:value-type="float" office:value="59040536">
                <text:p>59040536</text:p>
              </table:table-cell>
            </table:table-row>
            <table:table-row>
              <table:table-cell office:value-type="float" office:value="46310">
                <text:p>46310</text:p>
              </table:table-cell>
              <table:table-cell office:value-type="float" office:value="56849862">
                <text:p>56849862</text:p>
              </table:table-cell>
              <table:table-cell office:value-type="float" office:value="53515604">
                <text:p>53515604</text:p>
              </table:table-cell>
            </table:table-row>
            <table:table-row>
              <table:table-cell office:value-type="float" office:value="46410">
                <text:p>46410</text:p>
              </table:table-cell>
              <table:table-cell office:value-type="float" office:value="55731590">
                <text:p>55731590</text:p>
              </table:table-cell>
              <table:table-cell office:value-type="float" office:value="54042318">
                <text:p>54042318</text:p>
              </table:table-cell>
            </table:table-row>
            <table:table-row>
              <table:table-cell office:value-type="float" office:value="46510">
                <text:p>46510</text:p>
              </table:table-cell>
              <table:table-cell office:value-type="float" office:value="56398022">
                <text:p>56398022</text:p>
              </table:table-cell>
              <table:table-cell office:value-type="float" office:value="54705036">
                <text:p>54705036</text:p>
              </table:table-cell>
            </table:table-row>
            <table:table-row>
              <table:table-cell office:value-type="float" office:value="46610">
                <text:p>46610</text:p>
              </table:table-cell>
              <table:table-cell office:value-type="float" office:value="54957776">
                <text:p>54957776</text:p>
              </table:table-cell>
              <table:table-cell office:value-type="float" office:value="54026263">
                <text:p>54026263</text:p>
              </table:table-cell>
            </table:table-row>
            <table:table-row>
              <table:table-cell office:value-type="float" office:value="46710">
                <text:p>46710</text:p>
              </table:table-cell>
              <table:table-cell office:value-type="float" office:value="54057585">
                <text:p>54057585</text:p>
              </table:table-cell>
              <table:table-cell office:value-type="float" office:value="55827931">
                <text:p>55827931</text:p>
              </table:table-cell>
            </table:table-row>
            <table:table-row>
              <table:table-cell office:value-type="float" office:value="46810">
                <text:p>46810</text:p>
              </table:table-cell>
              <table:table-cell office:value-type="float" office:value="54349394">
                <text:p>54349394</text:p>
              </table:table-cell>
              <table:table-cell office:value-type="float" office:value="54331196">
                <text:p>54331196</text:p>
              </table:table-cell>
            </table:table-row>
            <table:table-row>
              <table:table-cell office:value-type="float" office:value="46910">
                <text:p>46910</text:p>
              </table:table-cell>
              <table:table-cell office:value-type="float" office:value="57327395">
                <text:p>57327395</text:p>
              </table:table-cell>
              <table:table-cell office:value-type="float" office:value="56882039">
                <text:p>56882039</text:p>
              </table:table-cell>
            </table:table-row>
            <table:table-row>
              <table:table-cell office:value-type="float" office:value="47010">
                <text:p>47010</text:p>
              </table:table-cell>
              <table:table-cell office:value-type="float" office:value="54675815">
                <text:p>54675815</text:p>
              </table:table-cell>
              <table:table-cell office:value-type="float" office:value="54384554">
                <text:p>54384554</text:p>
              </table:table-cell>
            </table:table-row>
            <table:table-row>
              <table:table-cell office:value-type="float" office:value="47110">
                <text:p>47110</text:p>
              </table:table-cell>
              <table:table-cell office:value-type="float" office:value="56620662">
                <text:p>56620662</text:p>
              </table:table-cell>
              <table:table-cell office:value-type="float" office:value="55142358">
                <text:p>55142358</text:p>
              </table:table-cell>
            </table:table-row>
            <table:table-row>
              <table:table-cell office:value-type="float" office:value="47210">
                <text:p>47210</text:p>
              </table:table-cell>
              <table:table-cell office:value-type="float" office:value="54992881">
                <text:p>54992881</text:p>
              </table:table-cell>
              <table:table-cell office:value-type="float" office:value="55859943">
                <text:p>55859943</text:p>
              </table:table-cell>
            </table:table-row>
            <table:table-row>
              <table:table-cell office:value-type="float" office:value="47310">
                <text:p>47310</text:p>
              </table:table-cell>
              <table:table-cell office:value-type="float" office:value="55567544">
                <text:p>55567544</text:p>
              </table:table-cell>
              <table:table-cell office:value-type="float" office:value="55207027">
                <text:p>55207027</text:p>
              </table:table-cell>
            </table:table-row>
            <table:table-row>
              <table:table-cell office:value-type="float" office:value="47410">
                <text:p>47410</text:p>
              </table:table-cell>
              <table:table-cell office:value-type="float" office:value="56926821">
                <text:p>56926821</text:p>
              </table:table-cell>
              <table:table-cell office:value-type="float" office:value="55667819">
                <text:p>55667819</text:p>
              </table:table-cell>
            </table:table-row>
            <table:table-row>
              <table:table-cell office:value-type="float" office:value="47510">
                <text:p>47510</text:p>
              </table:table-cell>
              <table:table-cell office:value-type="float" office:value="57421374">
                <text:p>57421374</text:p>
              </table:table-cell>
              <table:table-cell office:value-type="float" office:value="57677991">
                <text:p>57677991</text:p>
              </table:table-cell>
            </table:table-row>
            <table:table-row>
              <table:table-cell office:value-type="float" office:value="47610">
                <text:p>47610</text:p>
              </table:table-cell>
              <table:table-cell office:value-type="float" office:value="55111328">
                <text:p>55111328</text:p>
              </table:table-cell>
              <table:table-cell office:value-type="float" office:value="56589529">
                <text:p>56589529</text:p>
              </table:table-cell>
            </table:table-row>
            <table:table-row>
              <table:table-cell office:value-type="float" office:value="47710">
                <text:p>47710</text:p>
              </table:table-cell>
              <table:table-cell office:value-type="float" office:value="54953763">
                <text:p>54953763</text:p>
              </table:table-cell>
              <table:table-cell office:value-type="float" office:value="55162375">
                <text:p>55162375</text:p>
              </table:table-cell>
            </table:table-row>
            <table:table-row>
              <table:table-cell office:value-type="float" office:value="47810">
                <text:p>47810</text:p>
              </table:table-cell>
              <table:table-cell office:value-type="float" office:value="54596374">
                <text:p>54596374</text:p>
              </table:table-cell>
              <table:table-cell office:value-type="float" office:value="55574745">
                <text:p>55574745</text:p>
              </table:table-cell>
            </table:table-row>
            <table:table-row>
              <table:table-cell office:value-type="float" office:value="47910">
                <text:p>47910</text:p>
              </table:table-cell>
              <table:table-cell office:value-type="float" office:value="55650612">
                <text:p>55650612</text:p>
              </table:table-cell>
              <table:table-cell office:value-type="float" office:value="55771668">
                <text:p>55771668</text:p>
              </table:table-cell>
            </table:table-row>
            <table:table-row>
              <table:table-cell office:value-type="float" office:value="48010">
                <text:p>48010</text:p>
              </table:table-cell>
              <table:table-cell office:value-type="float" office:value="57954432">
                <text:p>57954432</text:p>
              </table:table-cell>
              <table:table-cell office:value-type="float" office:value="55787474">
                <text:p>55787474</text:p>
              </table:table-cell>
            </table:table-row>
            <table:table-row>
              <table:table-cell office:value-type="float" office:value="48110">
                <text:p>48110</text:p>
              </table:table-cell>
              <table:table-cell office:value-type="float" office:value="57918468">
                <text:p>57918468</text:p>
              </table:table-cell>
              <table:table-cell office:value-type="float" office:value="57726253">
                <text:p>57726253</text:p>
              </table:table-cell>
            </table:table-row>
            <table:table-row>
              <table:table-cell office:value-type="float" office:value="48210">
                <text:p>48210</text:p>
              </table:table-cell>
              <table:table-cell office:value-type="float" office:value="55285541">
                <text:p>55285541</text:p>
              </table:table-cell>
              <table:table-cell office:value-type="float" office:value="58554549">
                <text:p>58554549</text:p>
              </table:table-cell>
            </table:table-row>
            <table:table-row>
              <table:table-cell office:value-type="float" office:value="48310">
                <text:p>48310</text:p>
              </table:table-cell>
              <table:table-cell office:value-type="float" office:value="55892814">
                <text:p>55892814</text:p>
              </table:table-cell>
              <table:table-cell office:value-type="float" office:value="56320420">
                <text:p>56320420</text:p>
              </table:table-cell>
            </table:table-row>
            <table:table-row>
              <table:table-cell office:value-type="float" office:value="48410">
                <text:p>48410</text:p>
              </table:table-cell>
              <table:table-cell office:value-type="float" office:value="55172120">
                <text:p>55172120</text:p>
              </table:table-cell>
              <table:table-cell office:value-type="float" office:value="58123528">
                <text:p>58123528</text:p>
              </table:table-cell>
            </table:table-row>
            <table:table-row>
              <table:table-cell office:value-type="float" office:value="48510">
                <text:p>48510</text:p>
              </table:table-cell>
              <table:table-cell office:value-type="float" office:value="57273445">
                <text:p>57273445</text:p>
              </table:table-cell>
              <table:table-cell office:value-type="float" office:value="56443097">
                <text:p>56443097</text:p>
              </table:table-cell>
            </table:table-row>
            <table:table-row>
              <table:table-cell office:value-type="float" office:value="48610">
                <text:p>48610</text:p>
              </table:table-cell>
              <table:table-cell office:value-type="float" office:value="56040419">
                <text:p>56040419</text:p>
              </table:table-cell>
              <table:table-cell office:value-type="float" office:value="57138526">
                <text:p>57138526</text:p>
              </table:table-cell>
            </table:table-row>
            <table:table-row>
              <table:table-cell office:value-type="float" office:value="48710">
                <text:p>48710</text:p>
              </table:table-cell>
              <table:table-cell office:value-type="float" office:value="59160623">
                <text:p>59160623</text:p>
              </table:table-cell>
              <table:table-cell office:value-type="float" office:value="58022749">
                <text:p>58022749</text:p>
              </table:table-cell>
            </table:table-row>
            <table:table-row>
              <table:table-cell office:value-type="float" office:value="48810">
                <text:p>48810</text:p>
              </table:table-cell>
              <table:table-cell office:value-type="float" office:value="56714073">
                <text:p>56714073</text:p>
              </table:table-cell>
              <table:table-cell office:value-type="float" office:value="56705068">
                <text:p>56705068</text:p>
              </table:table-cell>
            </table:table-row>
            <table:table-row>
              <table:table-cell office:value-type="float" office:value="48910">
                <text:p>48910</text:p>
              </table:table-cell>
              <table:table-cell office:value-type="float" office:value="58479096">
                <text:p>58479096</text:p>
              </table:table-cell>
              <table:table-cell office:value-type="float" office:value="56854456">
                <text:p>56854456</text:p>
              </table:table-cell>
            </table:table-row>
            <table:table-row>
              <table:table-cell office:value-type="float" office:value="49010">
                <text:p>49010</text:p>
              </table:table-cell>
              <table:table-cell office:value-type="float" office:value="56417391">
                <text:p>56417391</text:p>
              </table:table-cell>
              <table:table-cell office:value-type="float" office:value="56969654">
                <text:p>56969654</text:p>
              </table:table-cell>
            </table:table-row>
            <table:table-row>
              <table:table-cell office:value-type="float" office:value="49110">
                <text:p>49110</text:p>
              </table:table-cell>
              <table:table-cell office:value-type="float" office:value="56657064">
                <text:p>56657064</text:p>
              </table:table-cell>
              <table:table-cell office:value-type="float" office:value="58031940">
                <text:p>58031940</text:p>
              </table:table-cell>
            </table:table-row>
            <table:table-row>
              <table:table-cell office:value-type="float" office:value="49210">
                <text:p>49210</text:p>
              </table:table-cell>
              <table:table-cell office:value-type="float" office:value="57015834">
                <text:p>57015834</text:p>
              </table:table-cell>
              <table:table-cell office:value-type="float" office:value="58688736">
                <text:p>58688736</text:p>
              </table:table-cell>
            </table:table-row>
            <table:table-row>
              <table:table-cell office:value-type="float" office:value="49310">
                <text:p>49310</text:p>
              </table:table-cell>
              <table:table-cell office:value-type="float" office:value="60103165">
                <text:p>60103165</text:p>
              </table:table-cell>
              <table:table-cell office:value-type="float" office:value="59535594">
                <text:p>59535594</text:p>
              </table:table-cell>
            </table:table-row>
            <table:table-row>
              <table:table-cell office:value-type="float" office:value="49410">
                <text:p>49410</text:p>
              </table:table-cell>
              <table:table-cell office:value-type="float" office:value="56745298">
                <text:p>56745298</text:p>
              </table:table-cell>
              <table:table-cell office:value-type="float" office:value="57451666">
                <text:p>57451666</text:p>
              </table:table-cell>
            </table:table-row>
            <table:table-row>
              <table:table-cell office:value-type="float" office:value="49510">
                <text:p>49510</text:p>
              </table:table-cell>
              <table:table-cell office:value-type="float" office:value="56915171">
                <text:p>56915171</text:p>
              </table:table-cell>
              <table:table-cell office:value-type="float" office:value="58021823">
                <text:p>58021823</text:p>
              </table:table-cell>
            </table:table-row>
            <table:table-row>
              <table:table-cell office:value-type="float" office:value="49610">
                <text:p>49610</text:p>
              </table:table-cell>
              <table:table-cell office:value-type="float" office:value="57433199">
                <text:p>57433199</text:p>
              </table:table-cell>
              <table:table-cell office:value-type="float" office:value="57815497">
                <text:p>57815497</text:p>
              </table:table-cell>
            </table:table-row>
            <table:table-row>
              <table:table-cell office:value-type="float" office:value="49710">
                <text:p>49710</text:p>
              </table:table-cell>
              <table:table-cell office:value-type="float" office:value="57174459">
                <text:p>57174459</text:p>
              </table:table-cell>
              <table:table-cell office:value-type="float" office:value="59459244">
                <text:p>59459244</text:p>
              </table:table-cell>
            </table:table-row>
            <table:table-row>
              <table:table-cell office:value-type="float" office:value="49810">
                <text:p>49810</text:p>
              </table:table-cell>
              <table:table-cell office:value-type="float" office:value="57872447">
                <text:p>57872447</text:p>
              </table:table-cell>
              <table:table-cell office:value-type="float" office:value="59225540">
                <text:p>59225540</text:p>
              </table:table-cell>
            </table:table-row>
            <table:table-row>
              <table:table-cell office:value-type="float" office:value="49910">
                <text:p>49910</text:p>
              </table:table-cell>
              <table:table-cell office:value-type="float" office:value="61806741">
                <text:p>61806741</text:p>
              </table:table-cell>
              <table:table-cell office:value-type="float" office:value="58829473">
                <text:p>58829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88cm" svg:y="0.316cm" chart:style-name="ch2">
          <text:p>Ilość czasu przeznaczana na wstawienie obiektu</text:p>
        </chart:title>
        <chart:legend chart:legend-position="end" svg:x="10.978cm" svg:y="3.952cm" style:legend-expansion="high" chart:style-name="ch3"/>
        <chart:plot-area chart:style-name="ch4" table:cell-range-address="Wczytywanie.A2:Wczytywanie.A497 Wczytywanie.D1:Wczytywanie.E497" chart:data-source-has-labels="both" svg:x="0.32cm" svg:y="1.275cm" svg:width="10.338cm" svg:height="7.545cm">
          <chartooo:coordinate-region svg:x="1.312cm" svg:y="1.275cm" svg:width="9.346cm" svg:height="6.161cm"/>
          <chart:axis chart:dimension="x" chart:name="primary-x" chart:style-name="ch5" chartooo:axis-type="auto">
            <chartooo:date-scale/>
            <chart:categories table:cell-range-address="Wczytywanie.A2:Wczytywanie.A4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czytywanie.D2:Wczytywanie.D497" chart:label-cell-address="Wczytywanie.D1:Wczytywanie.D1" chart:class="chart:line">
            <chart:data-point chart:repeated="496"/>
          </chart:series>
          <chart:series chart:style-name="ch8" chart:values-cell-range-address="Wczytywanie.E2:Wczytywanie.E497" chart:label-cell-address="Wczytywanie.E1:Wczytywanie.E1" chart:class="chart:line">
            <chart:data-point chart:repeated="4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 Czas/obiekt</text:p>
                <draw:g>
                  <svg:desc>Wczytywanie.D1:Wczytywanie.D1</svg:desc>
                </draw:g>
              </table:table-cell>
              <table:table-cell office:value-type="string">
                <text:p>Systemowy czas/obiekt</text:p>
                <draw:g>
                  <svg:desc>Wczytywanie.E1:Wczytywanie.E1</svg:desc>
                </draw:g>
              </table:table-cell>
            </table:table-row>
          </table:table-header-rows>
          <table:table-rows>
            <table:table-row>
              <table:table-cell office:value-type="float" office:value="410">
                <text:p>410</text:p>
                <draw:g>
                  <svg:desc>Wczytywanie.A2:Wczytywanie.A497</svg:desc>
                </draw:g>
              </table:table-cell>
              <table:table-cell office:value-type="float" office:value="1216.11463414634">
                <text:p>1216.11463414634</text:p>
                <draw:g>
                  <svg:desc>Wczytywanie.D2:Wczytywanie.D497</svg:desc>
                </draw:g>
              </table:table-cell>
              <table:table-cell office:value-type="float" office:value="1085.82682926829">
                <text:p>1085.82682926829</text:p>
                <draw:g>
                  <svg:desc>Wczytywanie.E2:Wczytywanie.E497</svg:desc>
                </draw:g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60.17058823529">
                <text:p>1060.17058823529</text:p>
              </table:table-cell>
              <table:table-cell office:value-type="float" office:value="1611.96078431373">
                <text:p>1611.96078431373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56.72950819672">
                <text:p>1056.72950819672</text:p>
              </table:table-cell>
              <table:table-cell office:value-type="float" office:value="1169.59836065574">
                <text:p>1169.5983606557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104.62253521127">
                <text:p>1104.62253521127</text:p>
              </table:table-cell>
              <table:table-cell office:value-type="float" office:value="1073.43802816901">
                <text:p>1073.4380281690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084.52839506173">
                <text:p>1084.52839506173</text:p>
              </table:table-cell>
              <table:table-cell office:value-type="float" office:value="1093.55679012346">
                <text:p>1093.5567901234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095.24175824176">
                <text:p>1095.24175824176</text:p>
              </table:table-cell>
              <table:table-cell office:value-type="float" office:value="1085.70659340659">
                <text:p>1085.7065934065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100.93762376238">
                <text:p>1100.93762376238</text:p>
              </table:table-cell>
              <table:table-cell office:value-type="float" office:value="1110.3495049505">
                <text:p>1110.3495049505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181.88288288288">
                <text:p>1181.88288288288</text:p>
              </table:table-cell>
              <table:table-cell office:value-type="float" office:value="1123.81261261261">
                <text:p>1123.81261261261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166.67272727273">
                <text:p>1166.67272727273</text:p>
              </table:table-cell>
              <table:table-cell office:value-type="float" office:value="1139.00413223141">
                <text:p>1139.00413223141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214.92213740458">
                <text:p>1214.92213740458</text:p>
              </table:table-cell>
              <table:table-cell office:value-type="float" office:value="1133.41832061069">
                <text:p>1133.41832061069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079.68368794326">
                <text:p>1079.68368794326</text:p>
              </table:table-cell>
              <table:table-cell office:value-type="float" office:value="1104.50496453901">
                <text:p>1104.50496453901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014.50198675497">
                <text:p>1014.50198675497</text:p>
              </table:table-cell>
              <table:table-cell office:value-type="float" office:value="1045.79006622517">
                <text:p>1045.79006622517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078.93229813665">
                <text:p>1078.93229813665</text:p>
              </table:table-cell>
              <table:table-cell office:value-type="float" office:value="1014.41242236025">
                <text:p>1014.41242236025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082.88070175439">
                <text:p>1082.88070175439</text:p>
              </table:table-cell>
              <table:table-cell office:value-type="float" office:value="1013.11052631579">
                <text:p>1013.11052631579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039.66685082873">
                <text:p>1039.66685082873</text:p>
              </table:table-cell>
              <table:table-cell office:value-type="float" office:value="1147.95248618785">
                <text:p>1147.9524861878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002.98743455497">
                <text:p>1002.98743455497</text:p>
              </table:table-cell>
              <table:table-cell office:value-type="float" office:value="1008.76753926702">
                <text:p>1008.7675392670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16.09950248756">
                <text:p>1016.09950248756</text:p>
              </table:table-cell>
              <table:table-cell office:value-type="float" office:value="1128.31890547264">
                <text:p>1128.31890547264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1053.20947867299">
                <text:p>1053.20947867299</text:p>
              </table:table-cell>
              <table:table-cell office:value-type="float" office:value="1041.71563981043">
                <text:p>1041.71563981043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1091.22669683258">
                <text:p>1091.22669683258</text:p>
              </table:table-cell>
              <table:table-cell office:value-type="float" office:value="1018.87013574661">
                <text:p>1018.87013574661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1181.57272727273">
                <text:p>1181.57272727273</text:p>
              </table:table-cell>
              <table:table-cell office:value-type="float" office:value="1070.02683982684">
                <text:p>1070.02683982684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1018.14522821577">
                <text:p>1018.14522821577</text:p>
              </table:table-cell>
              <table:table-cell office:value-type="float" office:value="1052.95352697095">
                <text:p>1052.95352697095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1032.2593625498">
                <text:p>1032.2593625498</text:p>
              </table:table-cell>
              <table:table-cell office:value-type="float" office:value="1055.01474103586">
                <text:p>1055.01474103586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1040.630651341">
                <text:p>1040.630651341</text:p>
              </table:table-cell>
              <table:table-cell office:value-type="float" office:value="1091.25402298851">
                <text:p>1091.25402298851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1065.27011070111">
                <text:p>1065.27011070111</text:p>
              </table:table-cell>
              <table:table-cell office:value-type="float" office:value="1017.75313653137">
                <text:p>1017.75313653137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1080.16690391459">
                <text:p>1080.16690391459</text:p>
              </table:table-cell>
              <table:table-cell office:value-type="float" office:value="1186.00782918149">
                <text:p>1186.00782918149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1133.30137457045">
                <text:p>1133.30137457045</text:p>
              </table:table-cell>
              <table:table-cell office:value-type="float" office:value="1014.07388316151">
                <text:p>1014.07388316151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1004.11262458472">
                <text:p>1004.11262458472</text:p>
              </table:table-cell>
              <table:table-cell office:value-type="float" office:value="1097.07641196013">
                <text:p>1097.07641196013</text:p>
              </table:table-cell>
            </table:table-row>
            <table:table-row>
              <table:table-cell office:value-type="float" office:value="3110">
                <text:p>3110</text:p>
              </table:table-cell>
              <table:table-cell office:value-type="float" office:value="1030.77942122187">
                <text:p>1030.77942122187</text:p>
              </table:table-cell>
              <table:table-cell office:value-type="float" office:value="1116.19003215434">
                <text:p>1116.19003215434</text:p>
              </table:table-cell>
            </table:table-row>
            <table:table-row>
              <table:table-cell office:value-type="float" office:value="3210">
                <text:p>3210</text:p>
              </table:table-cell>
              <table:table-cell office:value-type="float" office:value="1045.71433021807">
                <text:p>1045.71433021807</text:p>
              </table:table-cell>
              <table:table-cell office:value-type="float" office:value="1031.68161993769">
                <text:p>1031.68161993769</text:p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1058.84954682779">
                <text:p>1058.84954682779</text:p>
              </table:table-cell>
              <table:table-cell office:value-type="float" office:value="1086.68217522659">
                <text:p>1086.68217522659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1078.64926686217">
                <text:p>1078.64926686217</text:p>
              </table:table-cell>
              <table:table-cell office:value-type="float" office:value="1011.66275659824">
                <text:p>1011.66275659824</text:p>
              </table:table-cell>
            </table:table-row>
            <table:table-row>
              <table:table-cell office:value-type="float" office:value="3510">
                <text:p>3510</text:p>
              </table:table-cell>
              <table:table-cell office:value-type="float" office:value="1003.04245014245">
                <text:p>1003.04245014245</text:p>
              </table:table-cell>
              <table:table-cell office:value-type="float" office:value="1055.78888888889">
                <text:p>1055.78888888889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1082.70360110803">
                <text:p>1082.70360110803</text:p>
              </table:table-cell>
              <table:table-cell office:value-type="float" office:value="1082.00664819945">
                <text:p>1082.00664819945</text:p>
              </table:table-cell>
            </table:table-row>
            <table:table-row>
              <table:table-cell office:value-type="float" office:value="3710">
                <text:p>3710</text:p>
              </table:table-cell>
              <table:table-cell office:value-type="float" office:value="1027.30781671159">
                <text:p>1027.30781671159</text:p>
              </table:table-cell>
              <table:table-cell office:value-type="float" office:value="1063.81051212938">
                <text:p>1063.81051212938</text:p>
              </table:table-cell>
            </table:table-row>
            <table:table-row>
              <table:table-cell office:value-type="float" office:value="3810">
                <text:p>3810</text:p>
              </table:table-cell>
              <table:table-cell office:value-type="float" office:value="1096.9874015748">
                <text:p>1096.9874015748</text:p>
              </table:table-cell>
              <table:table-cell office:value-type="float" office:value="1025.2217847769">
                <text:p>1025.2217847769</text:p>
              </table:table-cell>
            </table:table-row>
            <table:table-row>
              <table:table-cell office:value-type="float" office:value="3910">
                <text:p>3910</text:p>
              </table:table-cell>
              <table:table-cell office:value-type="float" office:value="1041.71867007673">
                <text:p>1041.71867007673</text:p>
              </table:table-cell>
              <table:table-cell office:value-type="float" office:value="1041.93171355499">
                <text:p>1041.93171355499</text:p>
              </table:table-cell>
            </table:table-row>
            <table:table-row>
              <table:table-cell office:value-type="float" office:value="4010">
                <text:p>4010</text:p>
              </table:table-cell>
              <table:table-cell office:value-type="float" office:value="1095.77930174564">
                <text:p>1095.77930174564</text:p>
              </table:table-cell>
              <table:table-cell office:value-type="float" office:value="1060.736159601">
                <text:p>1060.736159601</text:p>
              </table:table-cell>
            </table:table-row>
            <table:table-row>
              <table:table-cell office:value-type="float" office:value="4110">
                <text:p>4110</text:p>
              </table:table-cell>
              <table:table-cell office:value-type="float" office:value="1051.31216545012">
                <text:p>1051.31216545012</text:p>
              </table:table-cell>
              <table:table-cell office:value-type="float" office:value="1071.5802919708">
                <text:p>1071.5802919708</text:p>
              </table:table-cell>
            </table:table-row>
            <table:table-row>
              <table:table-cell office:value-type="float" office:value="4210">
                <text:p>4210</text:p>
              </table:table-cell>
              <table:table-cell office:value-type="float" office:value="1041.3">
                <text:p>1041.3</text:p>
              </table:table-cell>
              <table:table-cell office:value-type="float" office:value="1084.36009501188">
                <text:p>1084.36009501188</text:p>
              </table:table-cell>
            </table:table-row>
            <table:table-row>
              <table:table-cell office:value-type="float" office:value="4310">
                <text:p>4310</text:p>
              </table:table-cell>
              <table:table-cell office:value-type="float" office:value="1074.25614849188">
                <text:p>1074.25614849188</text:p>
              </table:table-cell>
              <table:table-cell office:value-type="float" office:value="1125.5120649652">
                <text:p>1125.5120649652</text:p>
              </table:table-cell>
            </table:table-row>
            <table:table-row>
              <table:table-cell office:value-type="float" office:value="4410">
                <text:p>4410</text:p>
              </table:table-cell>
              <table:table-cell office:value-type="float" office:value="1037.74535147392">
                <text:p>1037.74535147392</text:p>
              </table:table-cell>
              <table:table-cell office:value-type="float" office:value="1079.0977324263">
                <text:p>1079.0977324263</text:p>
              </table:table-cell>
            </table:table-row>
            <table:table-row>
              <table:table-cell office:value-type="float" office:value="4510">
                <text:p>4510</text:p>
              </table:table-cell>
              <table:table-cell office:value-type="float" office:value="1091.10753880266">
                <text:p>1091.10753880266</text:p>
              </table:table-cell>
              <table:table-cell office:value-type="float" office:value="1036.3711751663">
                <text:p>1036.3711751663</text:p>
              </table:table-cell>
            </table:table-row>
            <table:table-row>
              <table:table-cell office:value-type="float" office:value="4610">
                <text:p>4610</text:p>
              </table:table-cell>
              <table:table-cell office:value-type="float" office:value="1001.52234273319">
                <text:p>1001.52234273319</text:p>
              </table:table-cell>
              <table:table-cell office:value-type="float" office:value="1062.13188720174">
                <text:p>1062.13188720174</text:p>
              </table:table-cell>
            </table:table-row>
            <table:table-row>
              <table:table-cell office:value-type="float" office:value="4710">
                <text:p>4710</text:p>
              </table:table-cell>
              <table:table-cell office:value-type="float" office:value="1084.09639065817">
                <text:p>1084.09639065817</text:p>
              </table:table-cell>
              <table:table-cell office:value-type="float" office:value="1058.48938428875">
                <text:p>1058.48938428875</text:p>
              </table:table-cell>
            </table:table-row>
            <table:table-row>
              <table:table-cell office:value-type="float" office:value="4810">
                <text:p>4810</text:p>
              </table:table-cell>
              <table:table-cell office:value-type="float" office:value="1033.95343035343">
                <text:p>1033.95343035343</text:p>
              </table:table-cell>
              <table:table-cell office:value-type="float" office:value="1144.84885654886">
                <text:p>1144.84885654886</text:p>
              </table:table-cell>
            </table:table-row>
            <table:table-row>
              <table:table-cell office:value-type="float" office:value="4910">
                <text:p>4910</text:p>
              </table:table-cell>
              <table:table-cell office:value-type="float" office:value="1048.89144602851">
                <text:p>1048.89144602851</text:p>
              </table:table-cell>
              <table:table-cell office:value-type="float" office:value="1067.07718940937">
                <text:p>1067.07718940937</text:p>
              </table:table-cell>
            </table:table-row>
            <table:table-row>
              <table:table-cell office:value-type="float" office:value="5010">
                <text:p>5010</text:p>
              </table:table-cell>
              <table:table-cell office:value-type="float" office:value="1045.4746506986">
                <text:p>1045.4746506986</text:p>
              </table:table-cell>
              <table:table-cell office:value-type="float" office:value="1041.47904191617">
                <text:p>1041.47904191617</text:p>
              </table:table-cell>
            </table:table-row>
            <table:table-row>
              <table:table-cell office:value-type="float" office:value="5110">
                <text:p>5110</text:p>
              </table:table-cell>
              <table:table-cell office:value-type="float" office:value="1030.94540117417">
                <text:p>1030.94540117417</text:p>
              </table:table-cell>
              <table:table-cell office:value-type="float" office:value="1042.20900195695">
                <text:p>1042.20900195695</text:p>
              </table:table-cell>
            </table:table-row>
            <table:table-row>
              <table:table-cell office:value-type="float" office:value="5210">
                <text:p>5210</text:p>
              </table:table-cell>
              <table:table-cell office:value-type="float" office:value="1078.97754318618">
                <text:p>1078.97754318618</text:p>
              </table:table-cell>
              <table:table-cell office:value-type="float" office:value="1106.10748560461">
                <text:p>1106.10748560461</text:p>
              </table:table-cell>
            </table:table-row>
            <table:table-row>
              <table:table-cell office:value-type="float" office:value="5310">
                <text:p>5310</text:p>
              </table:table-cell>
              <table:table-cell office:value-type="float" office:value="1117.26120527307">
                <text:p>1117.26120527307</text:p>
              </table:table-cell>
              <table:table-cell office:value-type="float" office:value="1059.62033898305">
                <text:p>1059.62033898305</text:p>
              </table:table-cell>
            </table:table-row>
            <table:table-row>
              <table:table-cell office:value-type="float" office:value="5410">
                <text:p>5410</text:p>
              </table:table-cell>
              <table:table-cell office:value-type="float" office:value="1077.28373382625">
                <text:p>1077.28373382625</text:p>
              </table:table-cell>
              <table:table-cell office:value-type="float" office:value="1049.99648798521">
                <text:p>1049.99648798521</text:p>
              </table:table-cell>
            </table:table-row>
            <table:table-row>
              <table:table-cell office:value-type="float" office:value="5510">
                <text:p>5510</text:p>
              </table:table-cell>
              <table:table-cell office:value-type="float" office:value="1034.47368421053">
                <text:p>1034.47368421053</text:p>
              </table:table-cell>
              <table:table-cell office:value-type="float" office:value="1104.51415607985">
                <text:p>1104.51415607985</text:p>
              </table:table-cell>
            </table:table-row>
            <table:table-row>
              <table:table-cell office:value-type="float" office:value="5610">
                <text:p>5610</text:p>
              </table:table-cell>
              <table:table-cell office:value-type="float" office:value="1035.24616755793">
                <text:p>1035.24616755793</text:p>
              </table:table-cell>
              <table:table-cell office:value-type="float" office:value="1145.70124777184">
                <text:p>1145.70124777184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1050.30455341506">
                <text:p>1050.30455341506</text:p>
              </table:table-cell>
              <table:table-cell office:value-type="float" office:value="1112.05499124343">
                <text:p>1112.05499124343</text:p>
              </table:table-cell>
            </table:table-row>
            <table:table-row>
              <table:table-cell office:value-type="float" office:value="5810">
                <text:p>5810</text:p>
              </table:table-cell>
              <table:table-cell office:value-type="float" office:value="1078.10981067126">
                <text:p>1078.10981067126</text:p>
              </table:table-cell>
              <table:table-cell office:value-type="float" office:value="1016.53080895009">
                <text:p>1016.53080895009</text:p>
              </table:table-cell>
            </table:table-row>
            <table:table-row>
              <table:table-cell office:value-type="float" office:value="5910">
                <text:p>5910</text:p>
              </table:table-cell>
              <table:table-cell office:value-type="float" office:value="1058.97901861252">
                <text:p>1058.97901861252</text:p>
              </table:table-cell>
              <table:table-cell office:value-type="float" office:value="1074.83671742809">
                <text:p>1074.83671742809</text:p>
              </table:table-cell>
            </table:table-row>
            <table:table-row>
              <table:table-cell office:value-type="float" office:value="6010">
                <text:p>6010</text:p>
              </table:table-cell>
              <table:table-cell office:value-type="float" office:value="1022.95540765391">
                <text:p>1022.95540765391</text:p>
              </table:table-cell>
              <table:table-cell office:value-type="float" office:value="1183.10266222962">
                <text:p>1183.10266222962</text:p>
              </table:table-cell>
            </table:table-row>
            <table:table-row>
              <table:table-cell office:value-type="float" office:value="6110">
                <text:p>6110</text:p>
              </table:table-cell>
              <table:table-cell office:value-type="float" office:value="1051.52307692308">
                <text:p>1051.52307692308</text:p>
              </table:table-cell>
              <table:table-cell office:value-type="float" office:value="1132.6651391162">
                <text:p>1132.6651391162</text:p>
              </table:table-cell>
            </table:table-row>
            <table:table-row>
              <table:table-cell office:value-type="float" office:value="6210">
                <text:p>6210</text:p>
              </table:table-cell>
              <table:table-cell office:value-type="float" office:value="1051.28969404187">
                <text:p>1051.28969404187</text:p>
              </table:table-cell>
              <table:table-cell office:value-type="float" office:value="1077.57987117552">
                <text:p>1077.57987117552</text:p>
              </table:table-cell>
            </table:table-row>
            <table:table-row>
              <table:table-cell office:value-type="float" office:value="6310">
                <text:p>6310</text:p>
              </table:table-cell>
              <table:table-cell office:value-type="float" office:value="1036.77369255151">
                <text:p>1036.77369255151</text:p>
              </table:table-cell>
              <table:table-cell office:value-type="float" office:value="1059.19001584786">
                <text:p>1059.19001584786</text:p>
              </table:table-cell>
            </table:table-row>
            <table:table-row>
              <table:table-cell office:value-type="float" office:value="6410">
                <text:p>6410</text:p>
              </table:table-cell>
              <table:table-cell office:value-type="float" office:value="1068.25148205928">
                <text:p>1068.25148205928</text:p>
              </table:table-cell>
              <table:table-cell office:value-type="float" office:value="1059.20265210608">
                <text:p>1059.20265210608</text:p>
              </table:table-cell>
            </table:table-row>
            <table:table-row>
              <table:table-cell office:value-type="float" office:value="6510">
                <text:p>6510</text:p>
              </table:table-cell>
              <table:table-cell office:value-type="float" office:value="1084.6242703533">
                <text:p>1084.6242703533</text:p>
              </table:table-cell>
              <table:table-cell office:value-type="float" office:value="1108.42565284178">
                <text:p>1108.42565284178</text:p>
              </table:table-cell>
            </table:table-row>
            <table:table-row>
              <table:table-cell office:value-type="float" office:value="6610">
                <text:p>6610</text:p>
              </table:table-cell>
              <table:table-cell office:value-type="float" office:value="1087.06626323752">
                <text:p>1087.06626323752</text:p>
              </table:table-cell>
              <table:table-cell office:value-type="float" office:value="1144.51527987897">
                <text:p>1144.51527987897</text:p>
              </table:table-cell>
            </table:table-row>
            <table:table-row>
              <table:table-cell office:value-type="float" office:value="6710">
                <text:p>6710</text:p>
              </table:table-cell>
              <table:table-cell office:value-type="float" office:value="1092.55514157973">
                <text:p>1092.55514157973</text:p>
              </table:table-cell>
              <table:table-cell office:value-type="float" office:value="1121.47585692996">
                <text:p>1121.47585692996</text:p>
              </table:table-cell>
            </table:table-row>
            <table:table-row>
              <table:table-cell office:value-type="float" office:value="6810">
                <text:p>6810</text:p>
              </table:table-cell>
              <table:table-cell office:value-type="float" office:value="1072.79838472834">
                <text:p>1072.79838472834</text:p>
              </table:table-cell>
              <table:table-cell office:value-type="float" office:value="1117.18472834068">
                <text:p>1117.18472834068</text:p>
              </table:table-cell>
            </table:table-row>
            <table:table-row>
              <table:table-cell office:value-type="float" office:value="6910">
                <text:p>6910</text:p>
              </table:table-cell>
              <table:table-cell office:value-type="float" office:value="1121.9997105644">
                <text:p>1121.9997105644</text:p>
              </table:table-cell>
              <table:table-cell office:value-type="float" office:value="1130.62011577424">
                <text:p>1130.62011577424</text:p>
              </table:table-cell>
            </table:table-row>
            <table:table-row>
              <table:table-cell office:value-type="float" office:value="7010">
                <text:p>7010</text:p>
              </table:table-cell>
              <table:table-cell office:value-type="float" office:value="1036.12524964337">
                <text:p>1036.12524964337</text:p>
              </table:table-cell>
              <table:table-cell office:value-type="float" office:value="1089.72781740371">
                <text:p>1089.72781740371</text:p>
              </table:table-cell>
            </table:table-row>
            <table:table-row>
              <table:table-cell office:value-type="float" office:value="7110">
                <text:p>7110</text:p>
              </table:table-cell>
              <table:table-cell office:value-type="float" office:value="1011.94360056259">
                <text:p>1011.94360056259</text:p>
              </table:table-cell>
              <table:table-cell office:value-type="float" office:value="1074.69367088608">
                <text:p>1074.69367088608</text:p>
              </table:table-cell>
            </table:table-row>
            <table:table-row>
              <table:table-cell office:value-type="float" office:value="7210">
                <text:p>7210</text:p>
              </table:table-cell>
              <table:table-cell office:value-type="float" office:value="1007.15617198336">
                <text:p>1007.15617198336</text:p>
              </table:table-cell>
              <table:table-cell office:value-type="float" office:value="1155.52829403606">
                <text:p>1155.52829403606</text:p>
              </table:table-cell>
            </table:table-row>
            <table:table-row>
              <table:table-cell office:value-type="float" office:value="7310">
                <text:p>7310</text:p>
              </table:table-cell>
              <table:table-cell office:value-type="float" office:value="1030.06306429549">
                <text:p>1030.06306429549</text:p>
              </table:table-cell>
              <table:table-cell office:value-type="float" office:value="1115.30697674419">
                <text:p>1115.30697674419</text:p>
              </table:table-cell>
            </table:table-row>
            <table:table-row>
              <table:table-cell office:value-type="float" office:value="7410">
                <text:p>7410</text:p>
              </table:table-cell>
              <table:table-cell office:value-type="float" office:value="1052.90067476383">
                <text:p>1052.90067476383</text:p>
              </table:table-cell>
              <table:table-cell office:value-type="float" office:value="1153.15006747638">
                <text:p>1153.15006747638</text:p>
              </table:table-cell>
            </table:table-row>
            <table:table-row>
              <table:table-cell office:value-type="float" office:value="7510">
                <text:p>7510</text:p>
              </table:table-cell>
              <table:table-cell office:value-type="float" office:value="1038.96085219707">
                <text:p>1038.96085219707</text:p>
              </table:table-cell>
              <table:table-cell office:value-type="float" office:value="1086.73408788282">
                <text:p>1086.73408788282</text:p>
              </table:table-cell>
            </table:table-row>
            <table:table-row>
              <table:table-cell office:value-type="float" office:value="7610">
                <text:p>7610</text:p>
              </table:table-cell>
              <table:table-cell office:value-type="float" office:value="1028.22325886991">
                <text:p>1028.22325886991</text:p>
              </table:table-cell>
              <table:table-cell office:value-type="float" office:value="1124.49553219448">
                <text:p>1124.49553219448</text:p>
              </table:table-cell>
            </table:table-row>
            <table:table-row>
              <table:table-cell office:value-type="float" office:value="7710">
                <text:p>7710</text:p>
              </table:table-cell>
              <table:table-cell office:value-type="float" office:value="1058.18625162127">
                <text:p>1058.18625162127</text:p>
              </table:table-cell>
              <table:table-cell office:value-type="float" office:value="1136.57457846952">
                <text:p>1136.57457846952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1043.10345710627">
                <text:p>1043.10345710627</text:p>
              </table:table-cell>
              <table:table-cell office:value-type="float" office:value="1113.53764404609">
                <text:p>1113.53764404609</text:p>
              </table:table-cell>
            </table:table-row>
            <table:table-row>
              <table:table-cell office:value-type="float" office:value="7910">
                <text:p>7910</text:p>
              </table:table-cell>
              <table:table-cell office:value-type="float" office:value="1071.71264222503">
                <text:p>1071.71264222503</text:p>
              </table:table-cell>
              <table:table-cell office:value-type="float" office:value="1094.68217446271">
                <text:p>1094.68217446271</text:p>
              </table:table-cell>
            </table:table-row>
            <table:table-row>
              <table:table-cell office:value-type="float" office:value="8010">
                <text:p>8010</text:p>
              </table:table-cell>
              <table:table-cell office:value-type="float" office:value="1081.46242197253">
                <text:p>1081.46242197253</text:p>
              </table:table-cell>
              <table:table-cell office:value-type="float" office:value="1041.43707865169">
                <text:p>1041.43707865169</text:p>
              </table:table-cell>
            </table:table-row>
            <table:table-row>
              <table:table-cell office:value-type="float" office:value="8110">
                <text:p>8110</text:p>
              </table:table-cell>
              <table:table-cell office:value-type="float" office:value="1073.79161528977">
                <text:p>1073.79161528977</text:p>
              </table:table-cell>
              <table:table-cell office:value-type="float" office:value="1062.49716399507">
                <text:p>1062.49716399507</text:p>
              </table:table-cell>
            </table:table-row>
            <table:table-row>
              <table:table-cell office:value-type="float" office:value="8210">
                <text:p>8210</text:p>
              </table:table-cell>
              <table:table-cell office:value-type="float" office:value="1059.57771010962">
                <text:p>1059.57771010962</text:p>
              </table:table-cell>
              <table:table-cell office:value-type="float" office:value="1119.23337393423">
                <text:p>1119.23337393423</text:p>
              </table:table-cell>
            </table:table-row>
            <table:table-row>
              <table:table-cell office:value-type="float" office:value="8310">
                <text:p>8310</text:p>
              </table:table-cell>
              <table:table-cell office:value-type="float" office:value="1035.1265944645">
                <text:p>1035.1265944645</text:p>
              </table:table-cell>
              <table:table-cell office:value-type="float" office:value="1075.37280385078">
                <text:p>1075.37280385078</text:p>
              </table:table-cell>
            </table:table-row>
            <table:table-row>
              <table:table-cell office:value-type="float" office:value="8410">
                <text:p>8410</text:p>
              </table:table-cell>
              <table:table-cell office:value-type="float" office:value="1014.98739595719">
                <text:p>1014.98739595719</text:p>
              </table:table-cell>
              <table:table-cell office:value-type="float" office:value="1061.07015457788">
                <text:p>1061.07015457788</text:p>
              </table:table-cell>
            </table:table-row>
            <table:table-row>
              <table:table-cell office:value-type="float" office:value="8510">
                <text:p>8510</text:p>
              </table:table-cell>
              <table:table-cell office:value-type="float" office:value="1005.83772032902">
                <text:p>1005.83772032902</text:p>
              </table:table-cell>
              <table:table-cell office:value-type="float" office:value="1127.07450058754">
                <text:p>1127.07450058754</text:p>
              </table:table-cell>
            </table:table-row>
            <table:table-row>
              <table:table-cell office:value-type="float" office:value="8610">
                <text:p>8610</text:p>
              </table:table-cell>
              <table:table-cell office:value-type="float" office:value="994.694889663182">
                <text:p>994.694889663182</text:p>
              </table:table-cell>
              <table:table-cell office:value-type="float" office:value="1090.60522648084">
                <text:p>1090.60522648084</text:p>
              </table:table-cell>
            </table:table-row>
            <table:table-row>
              <table:table-cell office:value-type="float" office:value="8710">
                <text:p>8710</text:p>
              </table:table-cell>
              <table:table-cell office:value-type="float" office:value="1045.78461538462">
                <text:p>1045.78461538462</text:p>
              </table:table-cell>
              <table:table-cell office:value-type="float" office:value="1098.65625717566">
                <text:p>1098.65625717566</text:p>
              </table:table-cell>
            </table:table-row>
            <table:table-row>
              <table:table-cell office:value-type="float" office:value="8810">
                <text:p>8810</text:p>
              </table:table-cell>
              <table:table-cell office:value-type="float" office:value="1051.06572077185">
                <text:p>1051.06572077185</text:p>
              </table:table-cell>
              <table:table-cell office:value-type="float" office:value="1092.65232690125">
                <text:p>1092.65232690125</text:p>
              </table:table-cell>
            </table:table-row>
            <table:table-row>
              <table:table-cell office:value-type="float" office:value="8910">
                <text:p>8910</text:p>
              </table:table-cell>
              <table:table-cell office:value-type="float" office:value="1060.12390572391">
                <text:p>1060.12390572391</text:p>
              </table:table-cell>
              <table:table-cell office:value-type="float" office:value="1044.27048260382">
                <text:p>1044.27048260382</text:p>
              </table:table-cell>
            </table:table-row>
            <table:table-row>
              <table:table-cell office:value-type="float" office:value="9010">
                <text:p>9010</text:p>
              </table:table-cell>
              <table:table-cell office:value-type="float" office:value="1021.05982241953">
                <text:p>1021.05982241953</text:p>
              </table:table-cell>
              <table:table-cell office:value-type="float" office:value="1073.80266370699">
                <text:p>1073.80266370699</text:p>
              </table:table-cell>
            </table:table-row>
            <table:table-row>
              <table:table-cell office:value-type="float" office:value="9110">
                <text:p>9110</text:p>
              </table:table-cell>
              <table:table-cell office:value-type="float" office:value="1039.31295279912">
                <text:p>1039.31295279912</text:p>
              </table:table-cell>
              <table:table-cell office:value-type="float" office:value="1136.40450054885">
                <text:p>1136.40450054885</text:p>
              </table:table-cell>
            </table:table-row>
            <table:table-row>
              <table:table-cell office:value-type="float" office:value="9210">
                <text:p>9210</text:p>
              </table:table-cell>
              <table:table-cell office:value-type="float" office:value="1064.48154180239">
                <text:p>1064.48154180239</text:p>
              </table:table-cell>
              <table:table-cell office:value-type="float" office:value="1052.1888165038">
                <text:p>1052.1888165038</text:p>
              </table:table-cell>
            </table:table-row>
            <table:table-row>
              <table:table-cell office:value-type="float" office:value="9310">
                <text:p>9310</text:p>
              </table:table-cell>
              <table:table-cell office:value-type="float" office:value="1063.19205155747">
                <text:p>1063.19205155747</text:p>
              </table:table-cell>
              <table:table-cell office:value-type="float" office:value="1086.2544575725">
                <text:p>1086.2544575725</text:p>
              </table:table-cell>
            </table:table-row>
            <table:table-row>
              <table:table-cell office:value-type="float" office:value="9410">
                <text:p>9410</text:p>
              </table:table-cell>
              <table:table-cell office:value-type="float" office:value="1106.24994686504">
                <text:p>1106.24994686504</text:p>
              </table:table-cell>
              <table:table-cell office:value-type="float" office:value="1125.56811902232">
                <text:p>1125.56811902232</text:p>
              </table:table-cell>
            </table:table-row>
            <table:table-row>
              <table:table-cell office:value-type="float" office:value="9510">
                <text:p>9510</text:p>
              </table:table-cell>
              <table:table-cell office:value-type="float" office:value="1038.95972660358">
                <text:p>1038.95972660358</text:p>
              </table:table-cell>
              <table:table-cell office:value-type="float" office:value="1103.9167192429">
                <text:p>1103.9167192429</text:p>
              </table:table-cell>
            </table:table-row>
            <table:table-row>
              <table:table-cell office:value-type="float" office:value="9610">
                <text:p>9610</text:p>
              </table:table-cell>
              <table:table-cell office:value-type="float" office:value="1078.32403746098">
                <text:p>1078.32403746098</text:p>
              </table:table-cell>
              <table:table-cell office:value-type="float" office:value="1061.77232049948">
                <text:p>1061.77232049948</text:p>
              </table:table-cell>
            </table:table-row>
            <table:table-row>
              <table:table-cell office:value-type="float" office:value="9710">
                <text:p>9710</text:p>
              </table:table-cell>
              <table:table-cell office:value-type="float" office:value="1084.33223480947">
                <text:p>1084.33223480947</text:p>
              </table:table-cell>
              <table:table-cell office:value-type="float" office:value="1099.1341915551">
                <text:p>1099.1341915551</text:p>
              </table:table-cell>
            </table:table-row>
            <table:table-row>
              <table:table-cell office:value-type="float" office:value="9810">
                <text:p>9810</text:p>
              </table:table-cell>
              <table:table-cell office:value-type="float" office:value="1046.5251783894">
                <text:p>1046.5251783894</text:p>
              </table:table-cell>
              <table:table-cell office:value-type="float" office:value="1069.67614678899">
                <text:p>1069.67614678899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1076.83440968718">
                <text:p>1076.83440968718</text:p>
              </table:table-cell>
              <table:table-cell office:value-type="float" office:value="1026.86559031282">
                <text:p>1026.86559031282</text:p>
              </table:table-cell>
            </table:table-row>
            <table:table-row>
              <table:table-cell office:value-type="float" office:value="10010">
                <text:p>10010</text:p>
              </table:table-cell>
              <table:table-cell office:value-type="float" office:value="1074.22297702298">
                <text:p>1074.22297702298</text:p>
              </table:table-cell>
              <table:table-cell office:value-type="float" office:value="1095.31658341658">
                <text:p>1095.31658341658</text:p>
              </table:table-cell>
            </table:table-row>
            <table:table-row>
              <table:table-cell office:value-type="float" office:value="10110">
                <text:p>10110</text:p>
              </table:table-cell>
              <table:table-cell office:value-type="float" office:value="1051.74451038576">
                <text:p>1051.74451038576</text:p>
              </table:table-cell>
              <table:table-cell office:value-type="float" office:value="1079.55934718101">
                <text:p>1079.55934718101</text:p>
              </table:table-cell>
            </table:table-row>
            <table:table-row>
              <table:table-cell office:value-type="float" office:value="10210">
                <text:p>10210</text:p>
              </table:table-cell>
              <table:table-cell office:value-type="float" office:value="1029.22331047992">
                <text:p>1029.22331047992</text:p>
              </table:table-cell>
              <table:table-cell office:value-type="float" office:value="1035.35122428991">
                <text:p>1035.35122428991</text:p>
              </table:table-cell>
            </table:table-row>
            <table:table-row>
              <table:table-cell office:value-type="float" office:value="10310">
                <text:p>10310</text:p>
              </table:table-cell>
              <table:table-cell office:value-type="float" office:value="1152.44966052376">
                <text:p>1152.44966052376</text:p>
              </table:table-cell>
              <table:table-cell office:value-type="float" office:value="1181.78079534433">
                <text:p>1181.78079534433</text:p>
              </table:table-cell>
            </table:table-row>
            <table:table-row>
              <table:table-cell office:value-type="float" office:value="10410">
                <text:p>10410</text:p>
              </table:table-cell>
              <table:table-cell office:value-type="float" office:value="1166.38453410183">
                <text:p>1166.38453410183</text:p>
              </table:table-cell>
              <table:table-cell office:value-type="float" office:value="1096.88799231508">
                <text:p>1096.88799231508</text:p>
              </table:table-cell>
            </table:table-row>
            <table:table-row>
              <table:table-cell office:value-type="float" office:value="10510">
                <text:p>10510</text:p>
              </table:table-cell>
              <table:table-cell office:value-type="float" office:value="1109.39581351094">
                <text:p>1109.39581351094</text:p>
              </table:table-cell>
              <table:table-cell office:value-type="float" office:value="1141.89115128449">
                <text:p>1141.89115128449</text:p>
              </table:table-cell>
            </table:table-row>
            <table:table-row>
              <table:table-cell office:value-type="float" office:value="10610">
                <text:p>10610</text:p>
              </table:table-cell>
              <table:table-cell office:value-type="float" office:value="1128.41074458058">
                <text:p>1128.41074458058</text:p>
              </table:table-cell>
              <table:table-cell office:value-type="float" office:value="1089.26220546654">
                <text:p>1089.26220546654</text:p>
              </table:table-cell>
            </table:table-row>
            <table:table-row>
              <table:table-cell office:value-type="float" office:value="10710">
                <text:p>10710</text:p>
              </table:table-cell>
              <table:table-cell office:value-type="float" office:value="1133.78300653595">
                <text:p>1133.78300653595</text:p>
              </table:table-cell>
              <table:table-cell office:value-type="float" office:value="1253.52717086835">
                <text:p>1253.52717086835</text:p>
              </table:table-cell>
            </table:table-row>
            <table:table-row>
              <table:table-cell office:value-type="float" office:value="10810">
                <text:p>10810</text:p>
              </table:table-cell>
              <table:table-cell office:value-type="float" office:value="1138.10157261795">
                <text:p>1138.10157261795</text:p>
              </table:table-cell>
              <table:table-cell office:value-type="float" office:value="1183.08140610546">
                <text:p>1183.08140610546</text:p>
              </table:table-cell>
            </table:table-row>
            <table:table-row>
              <table:table-cell office:value-type="float" office:value="10910">
                <text:p>10910</text:p>
              </table:table-cell>
              <table:table-cell office:value-type="float" office:value="1063.56122823098">
                <text:p>1063.56122823098</text:p>
              </table:table-cell>
              <table:table-cell office:value-type="float" office:value="1170.39230064161">
                <text:p>1170.39230064161</text:p>
              </table:table-cell>
            </table:table-row>
            <table:table-row>
              <table:table-cell office:value-type="float" office:value="11010">
                <text:p>11010</text:p>
              </table:table-cell>
              <table:table-cell office:value-type="float" office:value="1118.21525885559">
                <text:p>1118.21525885559</text:p>
              </table:table-cell>
              <table:table-cell office:value-type="float" office:value="1114.16975476839">
                <text:p>1114.16975476839</text:p>
              </table:table-cell>
            </table:table-row>
            <table:table-row>
              <table:table-cell office:value-type="float" office:value="11110">
                <text:p>11110</text:p>
              </table:table-cell>
              <table:table-cell office:value-type="float" office:value="1057.35598559856">
                <text:p>1057.35598559856</text:p>
              </table:table-cell>
              <table:table-cell office:value-type="float" office:value="1073.92439243924">
                <text:p>1073.92439243924</text:p>
              </table:table-cell>
            </table:table-row>
            <table:table-row>
              <table:table-cell office:value-type="float" office:value="11210">
                <text:p>11210</text:p>
              </table:table-cell>
              <table:table-cell office:value-type="float" office:value="1142.29464763604">
                <text:p>1142.29464763604</text:p>
              </table:table-cell>
              <table:table-cell office:value-type="float" office:value="1092.80829616414">
                <text:p>1092.80829616414</text:p>
              </table:table-cell>
            </table:table-row>
            <table:table-row>
              <table:table-cell office:value-type="float" office:value="11310">
                <text:p>11310</text:p>
              </table:table-cell>
              <table:table-cell office:value-type="float" office:value="1102.09416445623">
                <text:p>1102.09416445623</text:p>
              </table:table-cell>
              <table:table-cell office:value-type="float" office:value="1069.49540229885">
                <text:p>1069.49540229885</text:p>
              </table:table-cell>
            </table:table-row>
            <table:table-row>
              <table:table-cell office:value-type="float" office:value="11410">
                <text:p>11410</text:p>
              </table:table-cell>
              <table:table-cell office:value-type="float" office:value="1081.64601226994">
                <text:p>1081.64601226994</text:p>
              </table:table-cell>
              <table:table-cell office:value-type="float" office:value="1150.80683610868">
                <text:p>1150.80683610868</text:p>
              </table:table-cell>
            </table:table-row>
            <table:table-row>
              <table:table-cell office:value-type="float" office:value="11510">
                <text:p>11510</text:p>
              </table:table-cell>
              <table:table-cell office:value-type="float" office:value="1335.64083405734">
                <text:p>1335.64083405734</text:p>
              </table:table-cell>
              <table:table-cell office:value-type="float" office:value="1225.2642050391">
                <text:p>1225.2642050391</text:p>
              </table:table-cell>
            </table:table-row>
            <table:table-row>
              <table:table-cell office:value-type="float" office:value="11610">
                <text:p>11610</text:p>
              </table:table-cell>
              <table:table-cell office:value-type="float" office:value="1091.01274763135">
                <text:p>1091.01274763135</text:p>
              </table:table-cell>
              <table:table-cell office:value-type="float" office:value="1078.59198966408">
                <text:p>1078.59198966408</text:p>
              </table:table-cell>
            </table:table-row>
            <table:table-row>
              <table:table-cell office:value-type="float" office:value="11710">
                <text:p>11710</text:p>
              </table:table-cell>
              <table:table-cell office:value-type="float" office:value="1069.29205807003">
                <text:p>1069.29205807003</text:p>
              </table:table-cell>
              <table:table-cell office:value-type="float" office:value="1103.42869342442">
                <text:p>1103.42869342442</text:p>
              </table:table-cell>
            </table:table-row>
            <table:table-row>
              <table:table-cell office:value-type="float" office:value="11810">
                <text:p>11810</text:p>
              </table:table-cell>
              <table:table-cell office:value-type="float" office:value="1081.21524132091">
                <text:p>1081.21524132091</text:p>
              </table:table-cell>
              <table:table-cell office:value-type="float" office:value="1072.350042337">
                <text:p>1072.350042337</text:p>
              </table:table-cell>
            </table:table-row>
            <table:table-row>
              <table:table-cell office:value-type="float" office:value="11910">
                <text:p>11910</text:p>
              </table:table-cell>
              <table:table-cell office:value-type="float" office:value="1052.19387069689">
                <text:p>1052.19387069689</text:p>
              </table:table-cell>
              <table:table-cell office:value-type="float" office:value="1115.54063811923">
                <text:p>1115.54063811923</text:p>
              </table:table-cell>
            </table:table-row>
            <table:table-row>
              <table:table-cell office:value-type="float" office:value="12010">
                <text:p>12010</text:p>
              </table:table-cell>
              <table:table-cell office:value-type="float" office:value="1098.2417152373">
                <text:p>1098.2417152373</text:p>
              </table:table-cell>
              <table:table-cell office:value-type="float" office:value="1169.38293089092">
                <text:p>1169.38293089092</text:p>
              </table:table-cell>
            </table:table-row>
            <table:table-row>
              <table:table-cell office:value-type="float" office:value="12110">
                <text:p>12110</text:p>
              </table:table-cell>
              <table:table-cell office:value-type="float" office:value="1100.8460776218">
                <text:p>1100.8460776218</text:p>
              </table:table-cell>
              <table:table-cell office:value-type="float" office:value="1142.50916597853">
                <text:p>1142.50916597853</text:p>
              </table:table-cell>
            </table:table-row>
            <table:table-row>
              <table:table-cell office:value-type="float" office:value="12210">
                <text:p>12210</text:p>
              </table:table-cell>
              <table:table-cell office:value-type="float" office:value="1069.75495495496">
                <text:p>1069.75495495496</text:p>
              </table:table-cell>
              <table:table-cell office:value-type="float" office:value="1070.15618345618">
                <text:p>1070.15618345618</text:p>
              </table:table-cell>
            </table:table-row>
            <table:table-row>
              <table:table-cell office:value-type="float" office:value="12310">
                <text:p>12310</text:p>
              </table:table-cell>
              <table:table-cell office:value-type="float" office:value="1072.95467099919">
                <text:p>1072.95467099919</text:p>
              </table:table-cell>
              <table:table-cell office:value-type="float" office:value="1129.34760357433">
                <text:p>1129.34760357433</text:p>
              </table:table-cell>
            </table:table-row>
            <table:table-row>
              <table:table-cell office:value-type="float" office:value="12410">
                <text:p>12410</text:p>
              </table:table-cell>
              <table:table-cell office:value-type="float" office:value="1065.37840451249">
                <text:p>1065.37840451249</text:p>
              </table:table-cell>
              <table:table-cell office:value-type="float" office:value="1086.21764705882">
                <text:p>1086.21764705882</text:p>
              </table:table-cell>
            </table:table-row>
            <table:table-row>
              <table:table-cell office:value-type="float" office:value="12510">
                <text:p>12510</text:p>
              </table:table-cell>
              <table:table-cell office:value-type="float" office:value="1055.15635491607">
                <text:p>1055.15635491607</text:p>
              </table:table-cell>
              <table:table-cell office:value-type="float" office:value="1145.09704236611">
                <text:p>1145.09704236611</text:p>
              </table:table-cell>
            </table:table-row>
            <table:table-row>
              <table:table-cell office:value-type="float" office:value="12610">
                <text:p>12610</text:p>
              </table:table-cell>
              <table:table-cell office:value-type="float" office:value="1081.46463124504">
                <text:p>1081.46463124504</text:p>
              </table:table-cell>
              <table:table-cell office:value-type="float" office:value="1090.68437747819">
                <text:p>1090.68437747819</text:p>
              </table:table-cell>
            </table:table-row>
            <table:table-row>
              <table:table-cell office:value-type="float" office:value="12710">
                <text:p>12710</text:p>
              </table:table-cell>
              <table:table-cell office:value-type="float" office:value="1088.14634146341">
                <text:p>1088.14634146341</text:p>
              </table:table-cell>
              <table:table-cell office:value-type="float" office:value="1111.16073957514">
                <text:p>1111.16073957514</text:p>
              </table:table-cell>
            </table:table-row>
            <table:table-row>
              <table:table-cell office:value-type="float" office:value="12810">
                <text:p>12810</text:p>
              </table:table-cell>
              <table:table-cell office:value-type="float" office:value="1106.4987509758">
                <text:p>1106.4987509758</text:p>
              </table:table-cell>
              <table:table-cell office:value-type="float" office:value="1144.0968774395">
                <text:p>1144.0968774395</text:p>
              </table:table-cell>
            </table:table-row>
            <table:table-row>
              <table:table-cell office:value-type="float" office:value="12910">
                <text:p>12910</text:p>
              </table:table-cell>
              <table:table-cell office:value-type="float" office:value="1137.6105344694">
                <text:p>1137.6105344694</text:p>
              </table:table-cell>
              <table:table-cell office:value-type="float" office:value="1148.24632068164">
                <text:p>1148.24632068164</text:p>
              </table:table-cell>
            </table:table-row>
            <table:table-row>
              <table:table-cell office:value-type="float" office:value="13010">
                <text:p>13010</text:p>
              </table:table-cell>
              <table:table-cell office:value-type="float" office:value="1107.96833205227">
                <text:p>1107.96833205227</text:p>
              </table:table-cell>
              <table:table-cell office:value-type="float" office:value="1135.80630284397">
                <text:p>1135.80630284397</text:p>
              </table:table-cell>
            </table:table-row>
            <table:table-row>
              <table:table-cell office:value-type="float" office:value="13110">
                <text:p>13110</text:p>
              </table:table-cell>
              <table:table-cell office:value-type="float" office:value="1117.93272311213">
                <text:p>1117.93272311213</text:p>
              </table:table-cell>
              <table:table-cell office:value-type="float" office:value="1113.8468344775">
                <text:p>1113.8468344775</text:p>
              </table:table-cell>
            </table:table-row>
            <table:table-row>
              <table:table-cell office:value-type="float" office:value="13210">
                <text:p>13210</text:p>
              </table:table-cell>
              <table:table-cell office:value-type="float" office:value="1045.16767600303">
                <text:p>1045.16767600303</text:p>
              </table:table-cell>
              <table:table-cell office:value-type="float" office:value="1148.96267978804">
                <text:p>1148.96267978804</text:p>
              </table:table-cell>
            </table:table-row>
            <table:table-row>
              <table:table-cell office:value-type="float" office:value="13310">
                <text:p>13310</text:p>
              </table:table-cell>
              <table:table-cell office:value-type="float" office:value="1086.83486100676">
                <text:p>1086.83486100676</text:p>
              </table:table-cell>
              <table:table-cell office:value-type="float" office:value="1132.55191585274">
                <text:p>1132.55191585274</text:p>
              </table:table-cell>
            </table:table-row>
            <table:table-row>
              <table:table-cell office:value-type="float" office:value="13410">
                <text:p>13410</text:p>
              </table:table-cell>
              <table:table-cell office:value-type="float" office:value="1087.32520507084">
                <text:p>1087.32520507084</text:p>
              </table:table-cell>
              <table:table-cell office:value-type="float" office:value="1066.94623415362">
                <text:p>1066.94623415362</text:p>
              </table:table-cell>
            </table:table-row>
            <table:table-row>
              <table:table-cell office:value-type="float" office:value="13510">
                <text:p>13510</text:p>
              </table:table-cell>
              <table:table-cell office:value-type="float" office:value="1051.63952627683">
                <text:p>1051.63952627683</text:p>
              </table:table-cell>
              <table:table-cell office:value-type="float" office:value="1126.89903774982">
                <text:p>1126.89903774982</text:p>
              </table:table-cell>
            </table:table-row>
            <table:table-row>
              <table:table-cell office:value-type="float" office:value="13610">
                <text:p>13610</text:p>
              </table:table-cell>
              <table:table-cell office:value-type="float" office:value="1069.62615723733">
                <text:p>1069.62615723733</text:p>
              </table:table-cell>
              <table:table-cell office:value-type="float" office:value="1086.17861866275">
                <text:p>1086.17861866275</text:p>
              </table:table-cell>
            </table:table-row>
            <table:table-row>
              <table:table-cell office:value-type="float" office:value="13710">
                <text:p>13710</text:p>
              </table:table-cell>
              <table:table-cell office:value-type="float" office:value="1037.7049598833">
                <text:p>1037.7049598833</text:p>
              </table:table-cell>
              <table:table-cell office:value-type="float" office:value="1080.7003646973">
                <text:p>1080.7003646973</text:p>
              </table:table-cell>
            </table:table-row>
            <table:table-row>
              <table:table-cell office:value-type="float" office:value="13810">
                <text:p>13810</text:p>
              </table:table-cell>
              <table:table-cell office:value-type="float" office:value="1051.93345401883">
                <text:p>1051.93345401883</text:p>
              </table:table-cell>
              <table:table-cell office:value-type="float" office:value="1077.06292541637">
                <text:p>1077.06292541637</text:p>
              </table:table-cell>
            </table:table-row>
            <table:table-row>
              <table:table-cell office:value-type="float" office:value="13910">
                <text:p>13910</text:p>
              </table:table-cell>
              <table:table-cell office:value-type="float" office:value="1102.83853342919">
                <text:p>1102.83853342919</text:p>
              </table:table-cell>
              <table:table-cell office:value-type="float" office:value="1165.31746944644">
                <text:p>1165.31746944644</text:p>
              </table:table-cell>
            </table:table-row>
            <table:table-row>
              <table:table-cell office:value-type="float" office:value="14010">
                <text:p>14010</text:p>
              </table:table-cell>
              <table:table-cell office:value-type="float" office:value="1092.82091363312">
                <text:p>1092.82091363312</text:p>
              </table:table-cell>
              <table:table-cell office:value-type="float" office:value="1069.99521770164">
                <text:p>1069.99521770164</text:p>
              </table:table-cell>
            </table:table-row>
            <table:table-row>
              <table:table-cell office:value-type="float" office:value="14110">
                <text:p>14110</text:p>
              </table:table-cell>
              <table:table-cell office:value-type="float" office:value="1092.08384124734">
                <text:p>1092.08384124734</text:p>
              </table:table-cell>
              <table:table-cell office:value-type="float" office:value="1106.07080085046">
                <text:p>1106.07080085046</text:p>
              </table:table-cell>
            </table:table-row>
            <table:table-row>
              <table:table-cell office:value-type="float" office:value="14210">
                <text:p>14210</text:p>
              </table:table-cell>
              <table:table-cell office:value-type="float" office:value="1317.7742434905">
                <text:p>1317.7742434905</text:p>
              </table:table-cell>
              <table:table-cell office:value-type="float" office:value="1203.37016185785">
                <text:p>1203.37016185785</text:p>
              </table:table-cell>
            </table:table-row>
            <table:table-row>
              <table:table-cell office:value-type="float" office:value="14310">
                <text:p>14310</text:p>
              </table:table-cell>
              <table:table-cell office:value-type="float" office:value="1146.68609364081">
                <text:p>1146.68609364081</text:p>
              </table:table-cell>
              <table:table-cell office:value-type="float" office:value="1146.91118099231">
                <text:p>1146.91118099231</text:p>
              </table:table-cell>
            </table:table-row>
            <table:table-row>
              <table:table-cell office:value-type="float" office:value="14410">
                <text:p>14410</text:p>
              </table:table-cell>
              <table:table-cell office:value-type="float" office:value="1067.2839000694">
                <text:p>1067.2839000694</text:p>
              </table:table-cell>
              <table:table-cell office:value-type="float" office:value="1120.88459403192">
                <text:p>1120.88459403192</text:p>
              </table:table-cell>
            </table:table-row>
            <table:table-row>
              <table:table-cell office:value-type="float" office:value="14510">
                <text:p>14510</text:p>
              </table:table-cell>
              <table:table-cell office:value-type="float" office:value="1135.7116471399">
                <text:p>1135.7116471399</text:p>
              </table:table-cell>
              <table:table-cell office:value-type="float" office:value="1140.9261199173">
                <text:p>1140.9261199173</text:p>
              </table:table-cell>
            </table:table-row>
            <table:table-row>
              <table:table-cell office:value-type="float" office:value="14610">
                <text:p>14610</text:p>
              </table:table-cell>
              <table:table-cell office:value-type="float" office:value="1095.15058179329">
                <text:p>1095.15058179329</text:p>
              </table:table-cell>
              <table:table-cell office:value-type="float" office:value="1109.55660506502">
                <text:p>1109.55660506502</text:p>
              </table:table-cell>
            </table:table-row>
            <table:table-row>
              <table:table-cell office:value-type="float" office:value="14710">
                <text:p>14710</text:p>
              </table:table-cell>
              <table:table-cell office:value-type="float" office:value="1055.09225016995">
                <text:p>1055.09225016995</text:p>
              </table:table-cell>
              <table:table-cell office:value-type="float" office:value="1169.63535010197">
                <text:p>1169.63535010197</text:p>
              </table:table-cell>
            </table:table-row>
            <table:table-row>
              <table:table-cell office:value-type="float" office:value="14810">
                <text:p>14810</text:p>
              </table:table-cell>
              <table:table-cell office:value-type="float" office:value="1130.35185685348">
                <text:p>1130.35185685348</text:p>
              </table:table-cell>
              <table:table-cell office:value-type="float" office:value="1146.73592167454">
                <text:p>1146.73592167454</text:p>
              </table:table-cell>
            </table:table-row>
            <table:table-row>
              <table:table-cell office:value-type="float" office:value="14910">
                <text:p>14910</text:p>
              </table:table-cell>
              <table:table-cell office:value-type="float" office:value="1085.43883299799">
                <text:p>1085.43883299799</text:p>
              </table:table-cell>
              <table:table-cell office:value-type="float" office:value="1120.30295103957">
                <text:p>1120.30295103957</text:p>
              </table:table-cell>
            </table:table-row>
            <table:table-row>
              <table:table-cell office:value-type="float" office:value="15010">
                <text:p>15010</text:p>
              </table:table-cell>
              <table:table-cell office:value-type="float" office:value="1100.81892071952">
                <text:p>1100.81892071952</text:p>
              </table:table-cell>
              <table:table-cell office:value-type="float" office:value="1151.81145902732">
                <text:p>1151.81145902732</text:p>
              </table:table-cell>
            </table:table-row>
            <table:table-row>
              <table:table-cell office:value-type="float" office:value="15110">
                <text:p>15110</text:p>
              </table:table-cell>
              <table:table-cell office:value-type="float" office:value="1136.37571144937">
                <text:p>1136.37571144937</text:p>
              </table:table-cell>
              <table:table-cell office:value-type="float" office:value="1139.61191264064">
                <text:p>1139.61191264064</text:p>
              </table:table-cell>
            </table:table-row>
            <table:table-row>
              <table:table-cell office:value-type="float" office:value="15210">
                <text:p>15210</text:p>
              </table:table-cell>
              <table:table-cell office:value-type="float" office:value="1141.30690335306">
                <text:p>1141.30690335306</text:p>
              </table:table-cell>
              <table:table-cell office:value-type="float" office:value="1111.93990795529">
                <text:p>1111.93990795529</text:p>
              </table:table-cell>
            </table:table-row>
            <table:table-row>
              <table:table-cell office:value-type="float" office:value="15310">
                <text:p>15310</text:p>
              </table:table-cell>
              <table:table-cell office:value-type="float" office:value="1127.37289353364">
                <text:p>1127.37289353364</text:p>
              </table:table-cell>
              <table:table-cell office:value-type="float" office:value="1167.92593076421">
                <text:p>1167.92593076421</text:p>
              </table:table-cell>
            </table:table-row>
            <table:table-row>
              <table:table-cell office:value-type="float" office:value="15410">
                <text:p>15410</text:p>
              </table:table-cell>
              <table:table-cell office:value-type="float" office:value="1084.23634003894">
                <text:p>1084.23634003894</text:p>
              </table:table-cell>
              <table:table-cell office:value-type="float" office:value="1102.91473069435">
                <text:p>1102.91473069435</text:p>
              </table:table-cell>
            </table:table-row>
            <table:table-row>
              <table:table-cell office:value-type="float" office:value="15510">
                <text:p>15510</text:p>
              </table:table-cell>
              <table:table-cell office:value-type="float" office:value="1134.76589297228">
                <text:p>1134.76589297228</text:p>
              </table:table-cell>
              <table:table-cell office:value-type="float" office:value="1101.89065119278">
                <text:p>1101.89065119278</text:p>
              </table:table-cell>
            </table:table-row>
            <table:table-row>
              <table:table-cell office:value-type="float" office:value="15610">
                <text:p>15610</text:p>
              </table:table-cell>
              <table:table-cell office:value-type="float" office:value="1086.79935938501">
                <text:p>1086.79935938501</text:p>
              </table:table-cell>
              <table:table-cell office:value-type="float" office:value="1099.21236386931">
                <text:p>1099.21236386931</text:p>
              </table:table-cell>
            </table:table-row>
            <table:table-row>
              <table:table-cell office:value-type="float" office:value="15710">
                <text:p>15710</text:p>
              </table:table-cell>
              <table:table-cell office:value-type="float" office:value="1102.38389560789">
                <text:p>1102.38389560789</text:p>
              </table:table-cell>
              <table:table-cell office:value-type="float" office:value="1109.10687460216">
                <text:p>1109.10687460216</text:p>
              </table:table-cell>
            </table:table-row>
            <table:table-row>
              <table:table-cell office:value-type="float" office:value="15810">
                <text:p>15810</text:p>
              </table:table-cell>
              <table:table-cell office:value-type="float" office:value="1106.33662239089">
                <text:p>1106.33662239089</text:p>
              </table:table-cell>
              <table:table-cell office:value-type="float" office:value="1121.03194180898">
                <text:p>1121.03194180898</text:p>
              </table:table-cell>
            </table:table-row>
            <table:table-row>
              <table:table-cell office:value-type="float" office:value="15910">
                <text:p>15910</text:p>
              </table:table-cell>
              <table:table-cell office:value-type="float" office:value="1119.30477686989">
                <text:p>1119.30477686989</text:p>
              </table:table-cell>
              <table:table-cell office:value-type="float" office:value="1103.81602765556">
                <text:p>1103.81602765556</text:p>
              </table:table-cell>
            </table:table-row>
            <table:table-row>
              <table:table-cell office:value-type="float" office:value="16010">
                <text:p>16010</text:p>
              </table:table-cell>
              <table:table-cell office:value-type="float" office:value="1079.48026233604">
                <text:p>1079.48026233604</text:p>
              </table:table-cell>
              <table:table-cell office:value-type="float" office:value="1090.07913803873">
                <text:p>1090.07913803873</text:p>
              </table:table-cell>
            </table:table-row>
            <table:table-row>
              <table:table-cell office:value-type="float" office:value="16110">
                <text:p>16110</text:p>
              </table:table-cell>
              <table:table-cell office:value-type="float" office:value="1100.97858472998">
                <text:p>1100.97858472998</text:p>
              </table:table-cell>
              <table:table-cell office:value-type="float" office:value="1169.12110490379">
                <text:p>1169.12110490379</text:p>
              </table:table-cell>
            </table:table-row>
            <table:table-row>
              <table:table-cell office:value-type="float" office:value="16210">
                <text:p>16210</text:p>
              </table:table-cell>
              <table:table-cell office:value-type="float" office:value="1116.68531770512">
                <text:p>1116.68531770512</text:p>
              </table:table-cell>
              <table:table-cell office:value-type="float" office:value="1104.16014805676">
                <text:p>1104.16014805676</text:p>
              </table:table-cell>
            </table:table-row>
            <table:table-row>
              <table:table-cell office:value-type="float" office:value="16310">
                <text:p>16310</text:p>
              </table:table-cell>
              <table:table-cell office:value-type="float" office:value="1084.72998160638">
                <text:p>1084.72998160638</text:p>
              </table:table-cell>
              <table:table-cell office:value-type="float" office:value="1093.62366646229">
                <text:p>1093.62366646229</text:p>
              </table:table-cell>
            </table:table-row>
            <table:table-row>
              <table:table-cell office:value-type="float" office:value="16410">
                <text:p>16410</text:p>
              </table:table-cell>
              <table:table-cell office:value-type="float" office:value="1107.40944546009">
                <text:p>1107.40944546009</text:p>
              </table:table-cell>
              <table:table-cell office:value-type="float" office:value="1099.70274223035">
                <text:p>1099.70274223035</text:p>
              </table:table-cell>
            </table:table-row>
            <table:table-row>
              <table:table-cell office:value-type="float" office:value="16510">
                <text:p>16510</text:p>
              </table:table-cell>
              <table:table-cell office:value-type="float" office:value="1073.61029678982">
                <text:p>1073.61029678982</text:p>
              </table:table-cell>
              <table:table-cell office:value-type="float" office:value="1083.42677165354">
                <text:p>1083.42677165354</text:p>
              </table:table-cell>
            </table:table-row>
            <table:table-row>
              <table:table-cell office:value-type="float" office:value="16610">
                <text:p>16610</text:p>
              </table:table-cell>
              <table:table-cell office:value-type="float" office:value="1090.36032510536">
                <text:p>1090.36032510536</text:p>
              </table:table-cell>
              <table:table-cell office:value-type="float" office:value="1091.5402769416">
                <text:p>1091.5402769416</text:p>
              </table:table-cell>
            </table:table-row>
            <table:table-row>
              <table:table-cell office:value-type="float" office:value="16710">
                <text:p>16710</text:p>
              </table:table-cell>
              <table:table-cell office:value-type="float" office:value="1142.73070017953">
                <text:p>1142.73070017953</text:p>
              </table:table-cell>
              <table:table-cell office:value-type="float" office:value="1114.95643327349">
                <text:p>1114.95643327349</text:p>
              </table:table-cell>
            </table:table-row>
            <table:table-row>
              <table:table-cell office:value-type="float" office:value="16810">
                <text:p>16810</text:p>
              </table:table-cell>
              <table:table-cell office:value-type="float" office:value="1165.8753718025">
                <text:p>1165.8753718025</text:p>
              </table:table-cell>
              <table:table-cell office:value-type="float" office:value="1182.13402736466">
                <text:p>1182.13402736466</text:p>
              </table:table-cell>
            </table:table-row>
            <table:table-row>
              <table:table-cell office:value-type="float" office:value="16910">
                <text:p>16910</text:p>
              </table:table-cell>
              <table:table-cell office:value-type="float" office:value="1167.38651685393">
                <text:p>1167.38651685393</text:p>
              </table:table-cell>
              <table:table-cell office:value-type="float" office:value="1165.77315198108">
                <text:p>1165.77315198108</text:p>
              </table:table-cell>
            </table:table-row>
            <table:table-row>
              <table:table-cell office:value-type="float" office:value="17010">
                <text:p>17010</text:p>
              </table:table-cell>
              <table:table-cell office:value-type="float" office:value="1130.9113462669">
                <text:p>1130.9113462669</text:p>
              </table:table-cell>
              <table:table-cell office:value-type="float" office:value="1133.12798353909">
                <text:p>1133.12798353909</text:p>
              </table:table-cell>
            </table:table-row>
            <table:table-row>
              <table:table-cell office:value-type="float" office:value="17110">
                <text:p>17110</text:p>
              </table:table-cell>
              <table:table-cell office:value-type="float" office:value="1149.12127410871">
                <text:p>1149.12127410871</text:p>
              </table:table-cell>
              <table:table-cell office:value-type="float" office:value="1095.18649912332">
                <text:p>1095.18649912332</text:p>
              </table:table-cell>
            </table:table-row>
            <table:table-row>
              <table:table-cell office:value-type="float" office:value="17210">
                <text:p>17210</text:p>
              </table:table-cell>
              <table:table-cell office:value-type="float" office:value="1097.54578733295">
                <text:p>1097.54578733295</text:p>
              </table:table-cell>
              <table:table-cell office:value-type="float" office:value="1107.46141778036">
                <text:p>1107.46141778036</text:p>
              </table:table-cell>
            </table:table-row>
            <table:table-row>
              <table:table-cell office:value-type="float" office:value="17310">
                <text:p>17310</text:p>
              </table:table-cell>
              <table:table-cell office:value-type="float" office:value="1112.63824378972">
                <text:p>1112.63824378972</text:p>
              </table:table-cell>
              <table:table-cell office:value-type="float" office:value="1101.35199306759">
                <text:p>1101.35199306759</text:p>
              </table:table-cell>
            </table:table-row>
            <table:table-row>
              <table:table-cell office:value-type="float" office:value="17410">
                <text:p>17410</text:p>
              </table:table-cell>
              <table:table-cell office:value-type="float" office:value="1075.7696151637">
                <text:p>1075.7696151637</text:p>
              </table:table-cell>
              <table:table-cell office:value-type="float" office:value="1133.92487076393">
                <text:p>1133.92487076393</text:p>
              </table:table-cell>
            </table:table-row>
            <table:table-row>
              <table:table-cell office:value-type="float" office:value="17510">
                <text:p>17510</text:p>
              </table:table-cell>
              <table:table-cell office:value-type="float" office:value="1089.43272415762">
                <text:p>1089.43272415762</text:p>
              </table:table-cell>
              <table:table-cell office:value-type="float" office:value="1105.05322672758">
                <text:p>1105.05322672758</text:p>
              </table:table-cell>
            </table:table-row>
            <table:table-row>
              <table:table-cell office:value-type="float" office:value="17610">
                <text:p>17610</text:p>
              </table:table-cell>
              <table:table-cell office:value-type="float" office:value="1088.24957410562">
                <text:p>1088.24957410562</text:p>
              </table:table-cell>
              <table:table-cell office:value-type="float" office:value="1152.14696195344">
                <text:p>1152.14696195344</text:p>
              </table:table-cell>
            </table:table-row>
            <table:table-row>
              <table:table-cell office:value-type="float" office:value="17710">
                <text:p>17710</text:p>
              </table:table-cell>
              <table:table-cell office:value-type="float" office:value="1151.20784867307">
                <text:p>1151.20784867307</text:p>
              </table:table-cell>
              <table:table-cell office:value-type="float" office:value="1126.62845849802">
                <text:p>1126.62845849802</text:p>
              </table:table-cell>
            </table:table-row>
            <table:table-row>
              <table:table-cell office:value-type="float" office:value="17810">
                <text:p>17810</text:p>
              </table:table-cell>
              <table:table-cell office:value-type="float" office:value="1074.53711398091">
                <text:p>1074.53711398091</text:p>
              </table:table-cell>
              <table:table-cell office:value-type="float" office:value="1101.9204379562">
                <text:p>1101.9204379562</text:p>
              </table:table-cell>
            </table:table-row>
            <table:table-row>
              <table:table-cell office:value-type="float" office:value="17910">
                <text:p>17910</text:p>
              </table:table-cell>
              <table:table-cell office:value-type="float" office:value="1143.07236180905">
                <text:p>1143.07236180905</text:p>
              </table:table-cell>
              <table:table-cell office:value-type="float" office:value="1141.23439419319">
                <text:p>1141.23439419319</text:p>
              </table:table-cell>
            </table:table-row>
            <table:table-row>
              <table:table-cell office:value-type="float" office:value="18010">
                <text:p>18010</text:p>
              </table:table-cell>
              <table:table-cell office:value-type="float" office:value="1139.74319822321">
                <text:p>1139.74319822321</text:p>
              </table:table-cell>
              <table:table-cell office:value-type="float" office:value="1107.03697945586">
                <text:p>1107.03697945586</text:p>
              </table:table-cell>
            </table:table-row>
            <table:table-row>
              <table:table-cell office:value-type="float" office:value="18110">
                <text:p>18110</text:p>
              </table:table-cell>
              <table:table-cell office:value-type="float" office:value="1107.09790171176">
                <text:p>1107.09790171176</text:p>
              </table:table-cell>
              <table:table-cell office:value-type="float" office:value="1101.85792379901">
                <text:p>1101.85792379901</text:p>
              </table:table-cell>
            </table:table-row>
            <table:table-row>
              <table:table-cell office:value-type="float" office:value="18210">
                <text:p>18210</text:p>
              </table:table-cell>
              <table:table-cell office:value-type="float" office:value="1126.70142778693">
                <text:p>1126.70142778693</text:p>
              </table:table-cell>
              <table:table-cell office:value-type="float" office:value="1102.52015376167">
                <text:p>1102.52015376167</text:p>
              </table:table-cell>
            </table:table-row>
            <table:table-row>
              <table:table-cell office:value-type="float" office:value="18310">
                <text:p>18310</text:p>
              </table:table-cell>
              <table:table-cell office:value-type="float" office:value="1096.97536865101">
                <text:p>1096.97536865101</text:p>
              </table:table-cell>
              <table:table-cell office:value-type="float" office:value="1111.48328782086">
                <text:p>1111.48328782086</text:p>
              </table:table-cell>
            </table:table-row>
            <table:table-row>
              <table:table-cell office:value-type="float" office:value="18410">
                <text:p>18410</text:p>
              </table:table-cell>
              <table:table-cell office:value-type="float" office:value="1105.80950570342">
                <text:p>1105.80950570342</text:p>
              </table:table-cell>
              <table:table-cell office:value-type="float" office:value="1109.34318305269">
                <text:p>1109.34318305269</text:p>
              </table:table-cell>
            </table:table-row>
            <table:table-row>
              <table:table-cell office:value-type="float" office:value="18510">
                <text:p>18510</text:p>
              </table:table-cell>
              <table:table-cell office:value-type="float" office:value="1116.77687736359">
                <text:p>1116.77687736359</text:p>
              </table:table-cell>
              <table:table-cell office:value-type="float" office:value="1101.24078876283">
                <text:p>1101.24078876283</text:p>
              </table:table-cell>
            </table:table-row>
            <table:table-row>
              <table:table-cell office:value-type="float" office:value="18610">
                <text:p>18610</text:p>
              </table:table-cell>
              <table:table-cell office:value-type="float" office:value="1141.19865663622">
                <text:p>1141.19865663622</text:p>
              </table:table-cell>
              <table:table-cell office:value-type="float" office:value="1166.62772702848">
                <text:p>1166.62772702848</text:p>
              </table:table-cell>
            </table:table-row>
            <table:table-row>
              <table:table-cell office:value-type="float" office:value="18710">
                <text:p>18710</text:p>
              </table:table-cell>
              <table:table-cell office:value-type="float" office:value="1146.04286477819">
                <text:p>1146.04286477819</text:p>
              </table:table-cell>
              <table:table-cell office:value-type="float" office:value="1137.8632282202">
                <text:p>1137.8632282202</text:p>
              </table:table-cell>
            </table:table-row>
            <table:table-row>
              <table:table-cell office:value-type="float" office:value="18810">
                <text:p>18810</text:p>
              </table:table-cell>
              <table:table-cell office:value-type="float" office:value="1072.04540138224">
                <text:p>1072.04540138224</text:p>
              </table:table-cell>
              <table:table-cell office:value-type="float" office:value="1166.80956937799">
                <text:p>1166.80956937799</text:p>
              </table:table-cell>
            </table:table-row>
            <table:table-row>
              <table:table-cell office:value-type="float" office:value="18910">
                <text:p>18910</text:p>
              </table:table-cell>
              <table:table-cell office:value-type="float" office:value="1140.28466419884">
                <text:p>1140.28466419884</text:p>
              </table:table-cell>
              <table:table-cell office:value-type="float" office:value="1097.32379693284">
                <text:p>1097.32379693284</text:p>
              </table:table-cell>
            </table:table-row>
            <table:table-row>
              <table:table-cell office:value-type="float" office:value="19010">
                <text:p>19010</text:p>
              </table:table-cell>
              <table:table-cell office:value-type="float" office:value="1092.73908469227">
                <text:p>1092.73908469227</text:p>
              </table:table-cell>
              <table:table-cell office:value-type="float" office:value="1170.72382956339">
                <text:p>1170.72382956339</text:p>
              </table:table-cell>
            </table:table-row>
            <table:table-row>
              <table:table-cell office:value-type="float" office:value="19110">
                <text:p>19110</text:p>
              </table:table-cell>
              <table:table-cell office:value-type="float" office:value="1152.59047619048">
                <text:p>1152.59047619048</text:p>
              </table:table-cell>
              <table:table-cell office:value-type="float" office:value="1116.02961800105">
                <text:p>1116.02961800105</text:p>
              </table:table-cell>
            </table:table-row>
            <table:table-row>
              <table:table-cell office:value-type="float" office:value="19210">
                <text:p>19210</text:p>
              </table:table-cell>
              <table:table-cell office:value-type="float" office:value="1112.72155127538">
                <text:p>1112.72155127538</text:p>
              </table:table-cell>
              <table:table-cell office:value-type="float" office:value="1124.68339406559">
                <text:p>1124.68339406559</text:p>
              </table:table-cell>
            </table:table-row>
            <table:table-row>
              <table:table-cell office:value-type="float" office:value="19310">
                <text:p>19310</text:p>
              </table:table-cell>
              <table:table-cell office:value-type="float" office:value="1211.67477990678">
                <text:p>1211.67477990678</text:p>
              </table:table-cell>
              <table:table-cell office:value-type="float" office:value="1138.754375971">
                <text:p>1138.754375971</text:p>
              </table:table-cell>
            </table:table-row>
            <table:table-row>
              <table:table-cell office:value-type="float" office:value="19410">
                <text:p>19410</text:p>
              </table:table-cell>
              <table:table-cell office:value-type="float" office:value="1079.85476558475">
                <text:p>1079.85476558475</text:p>
              </table:table-cell>
              <table:table-cell office:value-type="float" office:value="1108.4552807831">
                <text:p>1108.4552807831</text:p>
              </table:table-cell>
            </table:table-row>
            <table:table-row>
              <table:table-cell office:value-type="float" office:value="19510">
                <text:p>19510</text:p>
              </table:table-cell>
              <table:table-cell office:value-type="float" office:value="1118.17426960533">
                <text:p>1118.17426960533</text:p>
              </table:table-cell>
              <table:table-cell office:value-type="float" office:value="1119.18067657611">
                <text:p>1119.18067657611</text:p>
              </table:table-cell>
            </table:table-row>
            <table:table-row>
              <table:table-cell office:value-type="float" office:value="19610">
                <text:p>19610</text:p>
              </table:table-cell>
              <table:table-cell office:value-type="float" office:value="1086.5912799592">
                <text:p>1086.5912799592</text:p>
              </table:table-cell>
              <table:table-cell office:value-type="float" office:value="1095.94798572157">
                <text:p>1095.94798572157</text:p>
              </table:table-cell>
            </table:table-row>
            <table:table-row>
              <table:table-cell office:value-type="float" office:value="19710">
                <text:p>19710</text:p>
              </table:table-cell>
              <table:table-cell office:value-type="float" office:value="1183.22283105023">
                <text:p>1183.22283105023</text:p>
              </table:table-cell>
              <table:table-cell office:value-type="float" office:value="1192.00826991375">
                <text:p>1192.00826991375</text:p>
              </table:table-cell>
            </table:table-row>
            <table:table-row>
              <table:table-cell office:value-type="float" office:value="19810">
                <text:p>19810</text:p>
              </table:table-cell>
              <table:table-cell office:value-type="float" office:value="1098.68379606259">
                <text:p>1098.68379606259</text:p>
              </table:table-cell>
              <table:table-cell office:value-type="float" office:value="1096.38435133771">
                <text:p>1096.38435133771</text:p>
              </table:table-cell>
            </table:table-row>
            <table:table-row>
              <table:table-cell office:value-type="float" office:value="19910">
                <text:p>19910</text:p>
              </table:table-cell>
              <table:table-cell office:value-type="float" office:value="1077.02214967353">
                <text:p>1077.02214967353</text:p>
              </table:table-cell>
              <table:table-cell office:value-type="float" office:value="1107.73550979407">
                <text:p>1107.73550979407</text:p>
              </table:table-cell>
            </table:table-row>
            <table:table-row>
              <table:table-cell office:value-type="float" office:value="20010">
                <text:p>20010</text:p>
              </table:table-cell>
              <table:table-cell office:value-type="float" office:value="1086.28930534733">
                <text:p>1086.28930534733</text:p>
              </table:table-cell>
              <table:table-cell office:value-type="float" office:value="1089.27696151924">
                <text:p>1089.27696151924</text:p>
              </table:table-cell>
            </table:table-row>
            <table:table-row>
              <table:table-cell office:value-type="float" office:value="20110">
                <text:p>20110</text:p>
              </table:table-cell>
              <table:table-cell office:value-type="float" office:value="1123.62376926902">
                <text:p>1123.62376926902</text:p>
              </table:table-cell>
              <table:table-cell office:value-type="float" office:value="1180.51486822476">
                <text:p>1180.51486822476</text:p>
              </table:table-cell>
            </table:table-row>
            <table:table-row>
              <table:table-cell office:value-type="float" office:value="20210">
                <text:p>20210</text:p>
              </table:table-cell>
              <table:table-cell office:value-type="float" office:value="1123.71331024245">
                <text:p>1123.71331024245</text:p>
              </table:table-cell>
              <table:table-cell office:value-type="float" office:value="1186.74542305789">
                <text:p>1186.74542305789</text:p>
              </table:table-cell>
            </table:table-row>
            <table:table-row>
              <table:table-cell office:value-type="float" office:value="20310">
                <text:p>20310</text:p>
              </table:table-cell>
              <table:table-cell office:value-type="float" office:value="1175.58055145249">
                <text:p>1175.58055145249</text:p>
              </table:table-cell>
              <table:table-cell office:value-type="float" office:value="1180.75499753816">
                <text:p>1180.75499753816</text:p>
              </table:table-cell>
            </table:table-row>
            <table:table-row>
              <table:table-cell office:value-type="float" office:value="20410">
                <text:p>20410</text:p>
              </table:table-cell>
              <table:table-cell office:value-type="float" office:value="1099.01876531112">
                <text:p>1099.01876531112</text:p>
              </table:table-cell>
              <table:table-cell office:value-type="float" office:value="1108.42768250857">
                <text:p>1108.42768250857</text:p>
              </table:table-cell>
            </table:table-row>
            <table:table-row>
              <table:table-cell office:value-type="float" office:value="20510">
                <text:p>20510</text:p>
              </table:table-cell>
              <table:table-cell office:value-type="float" office:value="1115.46499268649">
                <text:p>1115.46499268649</text:p>
              </table:table-cell>
              <table:table-cell office:value-type="float" office:value="1129.68644563628">
                <text:p>1129.68644563628</text:p>
              </table:table-cell>
            </table:table-row>
            <table:table-row>
              <table:table-cell office:value-type="float" office:value="20610">
                <text:p>20610</text:p>
              </table:table-cell>
              <table:table-cell office:value-type="float" office:value="1113.67544881126">
                <text:p>1113.67544881126</text:p>
              </table:table-cell>
              <table:table-cell office:value-type="float" office:value="1112.26778262979">
                <text:p>1112.26778262979</text:p>
              </table:table-cell>
            </table:table-row>
            <table:table-row>
              <table:table-cell office:value-type="float" office:value="20710">
                <text:p>20710</text:p>
              </table:table-cell>
              <table:table-cell office:value-type="float" office:value="1110.26291646548">
                <text:p>1110.26291646548</text:p>
              </table:table-cell>
              <table:table-cell office:value-type="float" office:value="1168.47682279092">
                <text:p>1168.47682279092</text:p>
              </table:table-cell>
            </table:table-row>
            <table:table-row>
              <table:table-cell office:value-type="float" office:value="20810">
                <text:p>20810</text:p>
              </table:table-cell>
              <table:table-cell office:value-type="float" office:value="1122.37160019222">
                <text:p>1122.37160019222</text:p>
              </table:table-cell>
              <table:table-cell office:value-type="float" office:value="1099.29120615089">
                <text:p>1099.29120615089</text:p>
              </table:table-cell>
            </table:table-row>
            <table:table-row>
              <table:table-cell office:value-type="float" office:value="20910">
                <text:p>20910</text:p>
              </table:table-cell>
              <table:table-cell office:value-type="float" office:value="1086.83170731707">
                <text:p>1086.83170731707</text:p>
              </table:table-cell>
              <table:table-cell office:value-type="float" office:value="1098.7050215208">
                <text:p>1098.7050215208</text:p>
              </table:table-cell>
            </table:table-row>
            <table:table-row>
              <table:table-cell office:value-type="float" office:value="21010">
                <text:p>21010</text:p>
              </table:table-cell>
              <table:table-cell office:value-type="float" office:value="1092.62303664921">
                <text:p>1092.62303664921</text:p>
              </table:table-cell>
              <table:table-cell office:value-type="float" office:value="1097.32646358877">
                <text:p>1097.32646358877</text:p>
              </table:table-cell>
            </table:table-row>
            <table:table-row>
              <table:table-cell office:value-type="float" office:value="21110">
                <text:p>21110</text:p>
              </table:table-cell>
              <table:table-cell office:value-type="float" office:value="1102.27664613927">
                <text:p>1102.27664613927</text:p>
              </table:table-cell>
              <table:table-cell office:value-type="float" office:value="1096.18512553292">
                <text:p>1096.18512553292</text:p>
              </table:table-cell>
            </table:table-row>
            <table:table-row>
              <table:table-cell office:value-type="float" office:value="21210">
                <text:p>21210</text:p>
              </table:table-cell>
              <table:table-cell office:value-type="float" office:value="1177.15766148043">
                <text:p>1177.15766148043</text:p>
              </table:table-cell>
              <table:table-cell office:value-type="float" office:value="1103.71235266384">
                <text:p>1103.71235266384</text:p>
              </table:table-cell>
            </table:table-row>
            <table:table-row>
              <table:table-cell office:value-type="float" office:value="21310">
                <text:p>21310</text:p>
              </table:table-cell>
              <table:table-cell office:value-type="float" office:value="1087.81984983576">
                <text:p>1087.81984983576</text:p>
              </table:table-cell>
              <table:table-cell office:value-type="float" office:value="1172.17390896293">
                <text:p>1172.17390896293</text:p>
              </table:table-cell>
            </table:table-row>
            <table:table-row>
              <table:table-cell office:value-type="float" office:value="21410">
                <text:p>21410</text:p>
              </table:table-cell>
              <table:table-cell office:value-type="float" office:value="1221.81592713685">
                <text:p>1221.81592713685</text:p>
              </table:table-cell>
              <table:table-cell office:value-type="float" office:value="1219.42283979449">
                <text:p>1219.42283979449</text:p>
              </table:table-cell>
            </table:table-row>
            <table:table-row>
              <table:table-cell office:value-type="float" office:value="21510">
                <text:p>21510</text:p>
              </table:table-cell>
              <table:table-cell office:value-type="float" office:value="1159.01148303115">
                <text:p>1159.01148303115</text:p>
              </table:table-cell>
              <table:table-cell office:value-type="float" office:value="1229.53593677359">
                <text:p>1229.53593677359</text:p>
              </table:table-cell>
            </table:table-row>
            <table:table-row>
              <table:table-cell office:value-type="float" office:value="21610">
                <text:p>21610</text:p>
              </table:table-cell>
              <table:table-cell office:value-type="float" office:value="1136.53239241092">
                <text:p>1136.53239241092</text:p>
              </table:table-cell>
              <table:table-cell office:value-type="float" office:value="1181.46372049977">
                <text:p>1181.46372049977</text:p>
              </table:table-cell>
            </table:table-row>
            <table:table-row>
              <table:table-cell office:value-type="float" office:value="21710">
                <text:p>21710</text:p>
              </table:table-cell>
              <table:table-cell office:value-type="float" office:value="1100.91160755412">
                <text:p>1100.91160755412</text:p>
              </table:table-cell>
              <table:table-cell office:value-type="float" office:value="1223.34486411792">
                <text:p>1223.34486411792</text:p>
              </table:table-cell>
            </table:table-row>
            <table:table-row>
              <table:table-cell office:value-type="float" office:value="21810">
                <text:p>21810</text:p>
              </table:table-cell>
              <table:table-cell office:value-type="float" office:value="1125.10330123796">
                <text:p>1125.10330123796</text:p>
              </table:table-cell>
              <table:table-cell office:value-type="float" office:value="1132.24057771664">
                <text:p>1132.24057771664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1079.63395709722">
                <text:p>1079.63395709722</text:p>
              </table:table-cell>
              <table:table-cell office:value-type="float" office:value="1107.43779096303">
                <text:p>1107.43779096303</text:p>
              </table:table-cell>
            </table:table-row>
            <table:table-row>
              <table:table-cell office:value-type="float" office:value="22010">
                <text:p>22010</text:p>
              </table:table-cell>
              <table:table-cell office:value-type="float" office:value="1127.25801908224">
                <text:p>1127.25801908224</text:p>
              </table:table-cell>
              <table:table-cell office:value-type="float" office:value="1095.69127669241">
                <text:p>1095.69127669241</text:p>
              </table:table-cell>
            </table:table-row>
            <table:table-row>
              <table:table-cell office:value-type="float" office:value="22110">
                <text:p>22110</text:p>
              </table:table-cell>
              <table:table-cell office:value-type="float" office:value="1085.04658525554">
                <text:p>1085.04658525554</text:p>
              </table:table-cell>
              <table:table-cell office:value-type="float" office:value="1102.7315694256">
                <text:p>1102.7315694256</text:p>
              </table:table-cell>
            </table:table-row>
            <table:table-row>
              <table:table-cell office:value-type="float" office:value="22210">
                <text:p>22210</text:p>
              </table:table-cell>
              <table:table-cell office:value-type="float" office:value="1091.38437640702">
                <text:p>1091.38437640702</text:p>
              </table:table-cell>
              <table:table-cell office:value-type="float" office:value="1121.19918955425">
                <text:p>1121.19918955425</text:p>
              </table:table-cell>
            </table:table-row>
            <table:table-row>
              <table:table-cell office:value-type="float" office:value="22310">
                <text:p>22310</text:p>
              </table:table-cell>
              <table:table-cell office:value-type="float" office:value="1090.69547288212">
                <text:p>1090.69547288212</text:p>
              </table:table-cell>
              <table:table-cell office:value-type="float" office:value="1185.60533393097">
                <text:p>1185.60533393097</text:p>
              </table:table-cell>
            </table:table-row>
            <table:table-row>
              <table:table-cell office:value-type="float" office:value="22410">
                <text:p>22410</text:p>
              </table:table-cell>
              <table:table-cell office:value-type="float" office:value="1128.33159303882">
                <text:p>1128.33159303882</text:p>
              </table:table-cell>
              <table:table-cell office:value-type="float" office:value="1130.05176260598">
                <text:p>1130.05176260598</text:p>
              </table:table-cell>
            </table:table-row>
            <table:table-row>
              <table:table-cell office:value-type="float" office:value="22510">
                <text:p>22510</text:p>
              </table:table-cell>
              <table:table-cell office:value-type="float" office:value="1088.48929364727">
                <text:p>1088.48929364727</text:p>
              </table:table-cell>
              <table:table-cell office:value-type="float" office:value="1134.61737005775">
                <text:p>1134.61737005775</text:p>
              </table:table-cell>
            </table:table-row>
            <table:table-row>
              <table:table-cell office:value-type="float" office:value="22610">
                <text:p>22610</text:p>
              </table:table-cell>
              <table:table-cell office:value-type="float" office:value="1111.33445378151">
                <text:p>1111.33445378151</text:p>
              </table:table-cell>
              <table:table-cell office:value-type="float" office:value="1126.60092879257">
                <text:p>1126.60092879257</text:p>
              </table:table-cell>
            </table:table-row>
            <table:table-row>
              <table:table-cell office:value-type="float" office:value="22710">
                <text:p>22710</text:p>
              </table:table-cell>
              <table:table-cell office:value-type="float" office:value="1260.99418758256">
                <text:p>1260.99418758256</text:p>
              </table:table-cell>
              <table:table-cell office:value-type="float" office:value="1209.19929546455">
                <text:p>1209.19929546455</text:p>
              </table:table-cell>
            </table:table-row>
            <table:table-row>
              <table:table-cell office:value-type="float" office:value="22810">
                <text:p>22810</text:p>
              </table:table-cell>
              <table:table-cell office:value-type="float" office:value="1103.09259096887">
                <text:p>1103.09259096887</text:p>
              </table:table-cell>
              <table:table-cell office:value-type="float" office:value="1132.80271810609">
                <text:p>1132.80271810609</text:p>
              </table:table-cell>
            </table:table-row>
            <table:table-row>
              <table:table-cell office:value-type="float" office:value="22910">
                <text:p>22910</text:p>
              </table:table-cell>
              <table:table-cell office:value-type="float" office:value="1144.92937581842">
                <text:p>1144.92937581842</text:p>
              </table:table-cell>
              <table:table-cell office:value-type="float" office:value="1195.77442164993">
                <text:p>1195.77442164993</text:p>
              </table:table-cell>
            </table:table-row>
            <table:table-row>
              <table:table-cell office:value-type="float" office:value="23010">
                <text:p>23010</text:p>
              </table:table-cell>
              <table:table-cell office:value-type="float" office:value="1141.41686223381">
                <text:p>1141.41686223381</text:p>
              </table:table-cell>
              <table:table-cell office:value-type="float" office:value="1181.45945241199">
                <text:p>1181.45945241199</text:p>
              </table:table-cell>
            </table:table-row>
            <table:table-row>
              <table:table-cell office:value-type="float" office:value="23110">
                <text:p>23110</text:p>
              </table:table-cell>
              <table:table-cell office:value-type="float" office:value="1134.5517524881">
                <text:p>1134.5517524881</text:p>
              </table:table-cell>
              <table:table-cell office:value-type="float" office:value="1210.36083946344">
                <text:p>1210.36083946344</text:p>
              </table:table-cell>
            </table:table-row>
            <table:table-row>
              <table:table-cell office:value-type="float" office:value="23210">
                <text:p>23210</text:p>
              </table:table-cell>
              <table:table-cell office:value-type="float" office:value="1125.2805256355">
                <text:p>1125.2805256355</text:p>
              </table:table-cell>
              <table:table-cell office:value-type="float" office:value="1161.08479103835">
                <text:p>1161.08479103835</text:p>
              </table:table-cell>
            </table:table-row>
            <table:table-row>
              <table:table-cell office:value-type="float" office:value="23310">
                <text:p>23310</text:p>
              </table:table-cell>
              <table:table-cell office:value-type="float" office:value="1122.33715143715">
                <text:p>1122.33715143715</text:p>
              </table:table-cell>
              <table:table-cell office:value-type="float" office:value="1122.67786357786">
                <text:p>1122.67786357786</text:p>
              </table:table-cell>
            </table:table-row>
            <table:table-row>
              <table:table-cell office:value-type="float" office:value="23410">
                <text:p>23410</text:p>
              </table:table-cell>
              <table:table-cell office:value-type="float" office:value="1099.14425459205">
                <text:p>1099.14425459205</text:p>
              </table:table-cell>
              <table:table-cell office:value-type="float" office:value="1144.5600598035">
                <text:p>1144.5600598035</text:p>
              </table:table-cell>
            </table:table-row>
            <table:table-row>
              <table:table-cell office:value-type="float" office:value="23510">
                <text:p>23510</text:p>
              </table:table-cell>
              <table:table-cell office:value-type="float" office:value="1102.59876648235">
                <text:p>1102.59876648235</text:p>
              </table:table-cell>
              <table:table-cell office:value-type="float" office:value="1122.37507443641">
                <text:p>1122.37507443641</text:p>
              </table:table-cell>
            </table:table-row>
            <table:table-row>
              <table:table-cell office:value-type="float" office:value="23610">
                <text:p>23610</text:p>
              </table:table-cell>
              <table:table-cell office:value-type="float" office:value="1152.17623888183">
                <text:p>1152.17623888183</text:p>
              </table:table-cell>
              <table:table-cell office:value-type="float" office:value="1128.19771283355">
                <text:p>1128.19771283355</text:p>
              </table:table-cell>
            </table:table-row>
            <table:table-row>
              <table:table-cell office:value-type="float" office:value="23710">
                <text:p>23710</text:p>
              </table:table-cell>
              <table:table-cell office:value-type="float" office:value="1106.84770139182">
                <text:p>1106.84770139182</text:p>
              </table:table-cell>
              <table:table-cell office:value-type="float" office:value="1158.02011809363">
                <text:p>1158.02011809363</text:p>
              </table:table-cell>
            </table:table-row>
            <table:table-row>
              <table:table-cell office:value-type="float" office:value="23810">
                <text:p>23810</text:p>
              </table:table-cell>
              <table:table-cell office:value-type="float" office:value="1157.55375892482">
                <text:p>1157.55375892482</text:p>
              </table:table-cell>
              <table:table-cell office:value-type="float" office:value="1139.18912221756">
                <text:p>1139.18912221756</text:p>
              </table:table-cell>
            </table:table-row>
            <table:table-row>
              <table:table-cell office:value-type="float" office:value="23910">
                <text:p>23910</text:p>
              </table:table-cell>
              <table:table-cell office:value-type="float" office:value="1109.43446256796">
                <text:p>1109.43446256796</text:p>
              </table:table-cell>
              <table:table-cell office:value-type="float" office:value="1137.14721873693">
                <text:p>1137.14721873693</text:p>
              </table:table-cell>
            </table:table-row>
            <table:table-row>
              <table:table-cell office:value-type="float" office:value="24010">
                <text:p>24010</text:p>
              </table:table-cell>
              <table:table-cell office:value-type="float" office:value="1094.48679716785">
                <text:p>1094.48679716785</text:p>
              </table:table-cell>
              <table:table-cell office:value-type="float" office:value="1134.15705955852">
                <text:p>1134.15705955852</text:p>
              </table:table-cell>
            </table:table-row>
            <table:table-row>
              <table:table-cell office:value-type="float" office:value="24110">
                <text:p>24110</text:p>
              </table:table-cell>
              <table:table-cell office:value-type="float" office:value="1120.31965989216">
                <text:p>1120.31965989216</text:p>
              </table:table-cell>
              <table:table-cell office:value-type="float" office:value="1214.7222729158">
                <text:p>1214.7222729158</text:p>
              </table:table-cell>
            </table:table-row>
            <table:table-row>
              <table:table-cell office:value-type="float" office:value="24210">
                <text:p>24210</text:p>
              </table:table-cell>
              <table:table-cell office:value-type="float" office:value="1138.75861214374">
                <text:p>1138.75861214374</text:p>
              </table:table-cell>
              <table:table-cell office:value-type="float" office:value="1231.84147046675">
                <text:p>1231.84147046675</text:p>
              </table:table-cell>
            </table:table-row>
            <table:table-row>
              <table:table-cell office:value-type="float" office:value="24310">
                <text:p>24310</text:p>
              </table:table-cell>
              <table:table-cell office:value-type="float" office:value="1148.42365281777">
                <text:p>1148.42365281777</text:p>
              </table:table-cell>
              <table:table-cell office:value-type="float" office:value="1138.88358700123">
                <text:p>1138.88358700123</text:p>
              </table:table-cell>
            </table:table-row>
            <table:table-row>
              <table:table-cell office:value-type="float" office:value="24410">
                <text:p>24410</text:p>
              </table:table-cell>
              <table:table-cell office:value-type="float" office:value="1105.59348627612">
                <text:p>1105.59348627612</text:p>
              </table:table-cell>
              <table:table-cell office:value-type="float" office:value="1141.58832445719">
                <text:p>1141.58832445719</text:p>
              </table:table-cell>
            </table:table-row>
            <table:table-row>
              <table:table-cell office:value-type="float" office:value="24510">
                <text:p>24510</text:p>
              </table:table-cell>
              <table:table-cell office:value-type="float" office:value="1113.81248470012">
                <text:p>1113.81248470012</text:p>
              </table:table-cell>
              <table:table-cell office:value-type="float" office:value="1143.04483884129">
                <text:p>1143.04483884129</text:p>
              </table:table-cell>
            </table:table-row>
            <table:table-row>
              <table:table-cell office:value-type="float" office:value="24610">
                <text:p>24610</text:p>
              </table:table-cell>
              <table:table-cell office:value-type="float" office:value="1101.20906135717">
                <text:p>1101.20906135717</text:p>
              </table:table-cell>
              <table:table-cell office:value-type="float" office:value="1137.51190572938">
                <text:p>1137.51190572938</text:p>
              </table:table-cell>
            </table:table-row>
            <table:table-row>
              <table:table-cell office:value-type="float" office:value="24710">
                <text:p>24710</text:p>
              </table:table-cell>
              <table:table-cell office:value-type="float" office:value="1083.23585592877">
                <text:p>1083.23585592877</text:p>
              </table:table-cell>
              <table:table-cell office:value-type="float" office:value="1163.09947389721">
                <text:p>1163.09947389721</text:p>
              </table:table-cell>
            </table:table-row>
            <table:table-row>
              <table:table-cell office:value-type="float" office:value="24810">
                <text:p>24810</text:p>
              </table:table-cell>
              <table:table-cell office:value-type="float" office:value="1099.2130592503">
                <text:p>1099.2130592503</text:p>
              </table:table-cell>
              <table:table-cell office:value-type="float" office:value="1238.18375654978">
                <text:p>1238.18375654978</text:p>
              </table:table-cell>
            </table:table-row>
            <table:table-row>
              <table:table-cell office:value-type="float" office:value="24910">
                <text:p>24910</text:p>
              </table:table-cell>
              <table:table-cell office:value-type="float" office:value="1206.36836611802">
                <text:p>1206.36836611802</text:p>
              </table:table-cell>
              <table:table-cell office:value-type="float" office:value="1149.2615816941">
                <text:p>1149.2615816941</text:p>
              </table:table-cell>
            </table:table-row>
            <table:table-row>
              <table:table-cell office:value-type="float" office:value="25010">
                <text:p>25010</text:p>
              </table:table-cell>
              <table:table-cell office:value-type="float" office:value="1272.9462614954">
                <text:p>1272.9462614954</text:p>
              </table:table-cell>
              <table:table-cell office:value-type="float" office:value="1222.40923630548">
                <text:p>1222.40923630548</text:p>
              </table:table-cell>
            </table:table-row>
            <table:table-row>
              <table:table-cell office:value-type="float" office:value="25110">
                <text:p>25110</text:p>
              </table:table-cell>
              <table:table-cell office:value-type="float" office:value="1126.89462365591">
                <text:p>1126.89462365591</text:p>
              </table:table-cell>
              <table:table-cell office:value-type="float" office:value="1123.03377140581">
                <text:p>1123.03377140581</text:p>
              </table:table-cell>
            </table:table-row>
            <table:table-row>
              <table:table-cell office:value-type="float" office:value="25210">
                <text:p>25210</text:p>
              </table:table-cell>
              <table:table-cell office:value-type="float" office:value="1100.55128917096">
                <text:p>1100.55128917096</text:p>
              </table:table-cell>
              <table:table-cell office:value-type="float" office:value="1123.3144387148">
                <text:p>1123.3144387148</text:p>
              </table:table-cell>
            </table:table-row>
            <table:table-row>
              <table:table-cell office:value-type="float" office:value="25310">
                <text:p>25310</text:p>
              </table:table-cell>
              <table:table-cell office:value-type="float" office:value="1188.01276175425">
                <text:p>1188.01276175425</text:p>
              </table:table-cell>
              <table:table-cell office:value-type="float" office:value="1221.70391149743">
                <text:p>1221.70391149743</text:p>
              </table:table-cell>
            </table:table-row>
            <table:table-row>
              <table:table-cell office:value-type="float" office:value="25410">
                <text:p>25410</text:p>
              </table:table-cell>
              <table:table-cell office:value-type="float" office:value="1157.44025974026">
                <text:p>1157.44025974026</text:p>
              </table:table-cell>
              <table:table-cell office:value-type="float" office:value="1152.51739472649">
                <text:p>1152.51739472649</text:p>
              </table:table-cell>
            </table:table-row>
            <table:table-row>
              <table:table-cell office:value-type="float" office:value="25510">
                <text:p>25510</text:p>
              </table:table-cell>
              <table:table-cell office:value-type="float" office:value="1103.40341042728">
                <text:p>1103.40341042728</text:p>
              </table:table-cell>
              <table:table-cell office:value-type="float" office:value="1150.67769502156">
                <text:p>1150.67769502156</text:p>
              </table:table-cell>
            </table:table-row>
            <table:table-row>
              <table:table-cell office:value-type="float" office:value="25610">
                <text:p>25610</text:p>
              </table:table-cell>
              <table:table-cell office:value-type="float" office:value="1110.82178836392">
                <text:p>1110.82178836392</text:p>
              </table:table-cell>
              <table:table-cell office:value-type="float" office:value="1168.00105427567">
                <text:p>1168.00105427567</text:p>
              </table:table-cell>
            </table:table-row>
            <table:table-row>
              <table:table-cell office:value-type="float" office:value="25710">
                <text:p>25710</text:p>
              </table:table-cell>
              <table:table-cell office:value-type="float" office:value="1102.052042007">
                <text:p>1102.052042007</text:p>
              </table:table-cell>
              <table:table-cell office:value-type="float" office:value="1139.01213535589">
                <text:p>1139.01213535589</text:p>
              </table:table-cell>
            </table:table-row>
            <table:table-row>
              <table:table-cell office:value-type="float" office:value="25810">
                <text:p>25810</text:p>
              </table:table-cell>
              <table:table-cell office:value-type="float" office:value="1138.71135218907">
                <text:p>1138.71135218907</text:p>
              </table:table-cell>
              <table:table-cell office:value-type="float" office:value="1168.97028283611">
                <text:p>1168.97028283611</text:p>
              </table:table-cell>
            </table:table-row>
            <table:table-row>
              <table:table-cell office:value-type="float" office:value="25910">
                <text:p>25910</text:p>
              </table:table-cell>
              <table:table-cell office:value-type="float" office:value="1104.49903512157">
                <text:p>1104.49903512157</text:p>
              </table:table-cell>
              <table:table-cell office:value-type="float" office:value="1177.53434967194">
                <text:p>1177.53434967194</text:p>
              </table:table-cell>
            </table:table-row>
            <table:table-row>
              <table:table-cell office:value-type="float" office:value="26010">
                <text:p>26010</text:p>
              </table:table-cell>
              <table:table-cell office:value-type="float" office:value="1119.81168781238">
                <text:p>1119.81168781238</text:p>
              </table:table-cell>
              <table:table-cell office:value-type="float" office:value="1129.19588619762">
                <text:p>1129.19588619762</text:p>
              </table:table-cell>
            </table:table-row>
            <table:table-row>
              <table:table-cell office:value-type="float" office:value="26110">
                <text:p>26110</text:p>
              </table:table-cell>
              <table:table-cell office:value-type="float" office:value="1134.83485254692">
                <text:p>1134.83485254692</text:p>
              </table:table-cell>
              <table:table-cell office:value-type="float" office:value="1143.87108387591">
                <text:p>1143.87108387591</text:p>
              </table:table-cell>
            </table:table-row>
            <table:table-row>
              <table:table-cell office:value-type="float" office:value="26210">
                <text:p>26210</text:p>
              </table:table-cell>
              <table:table-cell office:value-type="float" office:value="1132.30106829454">
                <text:p>1132.30106829454</text:p>
              </table:table-cell>
              <table:table-cell office:value-type="float" office:value="1145.00831743609">
                <text:p>1145.00831743609</text:p>
              </table:table-cell>
            </table:table-row>
            <table:table-row>
              <table:table-cell office:value-type="float" office:value="26310">
                <text:p>26310</text:p>
              </table:table-cell>
              <table:table-cell office:value-type="float" office:value="1113.21049030787">
                <text:p>1113.21049030787</text:p>
              </table:table-cell>
              <table:table-cell office:value-type="float" office:value="1137.8293804637">
                <text:p>1137.8293804637</text:p>
              </table:table-cell>
            </table:table-row>
            <table:table-row>
              <table:table-cell office:value-type="float" office:value="26410">
                <text:p>26410</text:p>
              </table:table-cell>
              <table:table-cell office:value-type="float" office:value="1108.77341915941">
                <text:p>1108.77341915941</text:p>
              </table:table-cell>
              <table:table-cell office:value-type="float" office:value="1216.32593714502">
                <text:p>1216.32593714502</text:p>
              </table:table-cell>
            </table:table-row>
            <table:table-row>
              <table:table-cell office:value-type="float" office:value="26510">
                <text:p>26510</text:p>
              </table:table-cell>
              <table:table-cell office:value-type="float" office:value="1170.29705771407">
                <text:p>1170.29705771407</text:p>
              </table:table-cell>
              <table:table-cell office:value-type="float" office:value="1188.13304413429">
                <text:p>1188.13304413429</text:p>
              </table:table-cell>
            </table:table-row>
            <table:table-row>
              <table:table-cell office:value-type="float" office:value="26610">
                <text:p>26610</text:p>
              </table:table-cell>
              <table:table-cell office:value-type="float" office:value="1258.2488162345">
                <text:p>1258.2488162345</text:p>
              </table:table-cell>
              <table:table-cell office:value-type="float" office:value="1231.53765501691">
                <text:p>1231.53765501691</text:p>
              </table:table-cell>
            </table:table-row>
            <table:table-row>
              <table:table-cell office:value-type="float" office:value="26710">
                <text:p>26710</text:p>
              </table:table-cell>
              <table:table-cell office:value-type="float" office:value="1157.77487832273">
                <text:p>1157.77487832273</text:p>
              </table:table-cell>
              <table:table-cell office:value-type="float" office:value="1205.06271059528">
                <text:p>1205.06271059528</text:p>
              </table:table-cell>
            </table:table-row>
            <table:table-row>
              <table:table-cell office:value-type="float" office:value="26810">
                <text:p>26810</text:p>
              </table:table-cell>
              <table:table-cell office:value-type="float" office:value="1116.97997016039">
                <text:p>1116.97997016039</text:p>
              </table:table-cell>
              <table:table-cell office:value-type="float" office:value="1142.71260723611">
                <text:p>1142.71260723611</text:p>
              </table:table-cell>
            </table:table-row>
            <table:table-row>
              <table:table-cell office:value-type="float" office:value="26910">
                <text:p>26910</text:p>
              </table:table-cell>
              <table:table-cell office:value-type="float" office:value="1201.09483463397">
                <text:p>1201.09483463397</text:p>
              </table:table-cell>
              <table:table-cell office:value-type="float" office:value="1195.0955778521">
                <text:p>1195.0955778521</text:p>
              </table:table-cell>
            </table:table-row>
            <table:table-row>
              <table:table-cell office:value-type="float" office:value="27010">
                <text:p>27010</text:p>
              </table:table-cell>
              <table:table-cell office:value-type="float" office:value="1099.49141058867">
                <text:p>1099.49141058867</text:p>
              </table:table-cell>
              <table:table-cell office:value-type="float" office:value="1146.55620140689">
                <text:p>1146.55620140689</text:p>
              </table:table-cell>
            </table:table-row>
            <table:table-row>
              <table:table-cell office:value-type="float" office:value="27110">
                <text:p>27110</text:p>
              </table:table-cell>
              <table:table-cell office:value-type="float" office:value="1127.31593507931">
                <text:p>1127.31593507931</text:p>
              </table:table-cell>
              <table:table-cell office:value-type="float" office:value="1132.34928070823">
                <text:p>1132.34928070823</text:p>
              </table:table-cell>
            </table:table-row>
            <table:table-row>
              <table:table-cell office:value-type="float" office:value="27210">
                <text:p>27210</text:p>
              </table:table-cell>
              <table:table-cell office:value-type="float" office:value="1097.2355016538">
                <text:p>1097.2355016538</text:p>
              </table:table-cell>
              <table:table-cell office:value-type="float" office:value="1131.84031606027">
                <text:p>1131.84031606027</text:p>
              </table:table-cell>
            </table:table-row>
            <table:table-row>
              <table:table-cell office:value-type="float" office:value="27310">
                <text:p>27310</text:p>
              </table:table-cell>
              <table:table-cell office:value-type="float" office:value="1115.43987550348">
                <text:p>1115.43987550348</text:p>
              </table:table-cell>
              <table:table-cell office:value-type="float" office:value="1166.58249725375">
                <text:p>1166.58249725375</text:p>
              </table:table-cell>
            </table:table-row>
            <table:table-row>
              <table:table-cell office:value-type="float" office:value="27410">
                <text:p>27410</text:p>
              </table:table-cell>
              <table:table-cell office:value-type="float" office:value="1114.18259759212">
                <text:p>1114.18259759212</text:p>
              </table:table-cell>
              <table:table-cell office:value-type="float" office:value="1130.92940532652">
                <text:p>1130.92940532652</text:p>
              </table:table-cell>
            </table:table-row>
            <table:table-row>
              <table:table-cell office:value-type="float" office:value="27510">
                <text:p>27510</text:p>
              </table:table-cell>
              <table:table-cell office:value-type="float" office:value="1300.79429298437">
                <text:p>1300.79429298437</text:p>
              </table:table-cell>
              <table:table-cell office:value-type="float" office:value="1621.40232642675">
                <text:p>1621.40232642675</text:p>
              </table:table-cell>
            </table:table-row>
            <table:table-row>
              <table:table-cell office:value-type="float" office:value="27610">
                <text:p>27610</text:p>
              </table:table-cell>
              <table:table-cell office:value-type="float" office:value="1256.42948207171">
                <text:p>1256.42948207171</text:p>
              </table:table-cell>
              <table:table-cell office:value-type="float" office:value="1243.28018833756">
                <text:p>1243.28018833756</text:p>
              </table:table-cell>
            </table:table-row>
            <table:table-row>
              <table:table-cell office:value-type="float" office:value="27710">
                <text:p>27710</text:p>
              </table:table-cell>
              <table:table-cell office:value-type="float" office:value="1149.78448213641">
                <text:p>1149.78448213641</text:p>
              </table:table-cell>
              <table:table-cell office:value-type="float" office:value="1141.85644171779">
                <text:p>1141.85644171779</text:p>
              </table:table-cell>
            </table:table-row>
            <table:table-row>
              <table:table-cell office:value-type="float" office:value="27810">
                <text:p>27810</text:p>
              </table:table-cell>
              <table:table-cell office:value-type="float" office:value="1163.14728514923">
                <text:p>1163.14728514923</text:p>
              </table:table-cell>
              <table:table-cell office:value-type="float" office:value="1136.77130528587">
                <text:p>1136.77130528587</text:p>
              </table:table-cell>
            </table:table-row>
            <table:table-row>
              <table:table-cell office:value-type="float" office:value="27910">
                <text:p>27910</text:p>
              </table:table-cell>
              <table:table-cell office:value-type="float" office:value="1113.08860623432">
                <text:p>1113.08860623432</text:p>
              </table:table-cell>
              <table:table-cell office:value-type="float" office:value="1183.04274453601">
                <text:p>1183.04274453601</text:p>
              </table:table-cell>
            </table:table-row>
            <table:table-row>
              <table:table-cell office:value-type="float" office:value="28010">
                <text:p>28010</text:p>
              </table:table-cell>
              <table:table-cell office:value-type="float" office:value="1128.65265976437">
                <text:p>1128.65265976437</text:p>
              </table:table-cell>
              <table:table-cell office:value-type="float" office:value="1157.12973937879">
                <text:p>1157.12973937879</text:p>
              </table:table-cell>
            </table:table-row>
            <table:table-row>
              <table:table-cell office:value-type="float" office:value="28110">
                <text:p>28110</text:p>
              </table:table-cell>
              <table:table-cell office:value-type="float" office:value="1124.92387050872">
                <text:p>1124.92387050872</text:p>
              </table:table-cell>
              <table:table-cell office:value-type="float" office:value="1193.19110636784">
                <text:p>1193.19110636784</text:p>
              </table:table-cell>
            </table:table-row>
            <table:table-row>
              <table:table-cell office:value-type="float" office:value="28210">
                <text:p>28210</text:p>
              </table:table-cell>
              <table:table-cell office:value-type="float" office:value="1106.54353066289">
                <text:p>1106.54353066289</text:p>
              </table:table-cell>
              <table:table-cell office:value-type="float" office:value="1143.03484579936">
                <text:p>1143.03484579936</text:p>
              </table:table-cell>
            </table:table-row>
            <table:table-row>
              <table:table-cell office:value-type="float" office:value="28310">
                <text:p>28310</text:p>
              </table:table-cell>
              <table:table-cell office:value-type="float" office:value="1097.70031790887">
                <text:p>1097.70031790887</text:p>
              </table:table-cell>
              <table:table-cell office:value-type="float" office:value="1133.99385376192">
                <text:p>1133.99385376192</text:p>
              </table:table-cell>
            </table:table-row>
            <table:table-row>
              <table:table-cell office:value-type="float" office:value="28410">
                <text:p>28410</text:p>
              </table:table-cell>
              <table:table-cell office:value-type="float" office:value="1120.36606828582">
                <text:p>1120.36606828582</text:p>
              </table:table-cell>
              <table:table-cell office:value-type="float" office:value="1153.22646955297">
                <text:p>1153.22646955297</text:p>
              </table:table-cell>
            </table:table-row>
            <table:table-row>
              <table:table-cell office:value-type="float" office:value="28510">
                <text:p>28510</text:p>
              </table:table-cell>
              <table:table-cell office:value-type="float" office:value="1155.37064188004">
                <text:p>1155.37064188004</text:p>
              </table:table-cell>
              <table:table-cell office:value-type="float" office:value="1266.39081024202">
                <text:p>1266.39081024202</text:p>
              </table:table-cell>
            </table:table-row>
            <table:table-row>
              <table:table-cell office:value-type="float" office:value="28610">
                <text:p>28610</text:p>
              </table:table-cell>
              <table:table-cell office:value-type="float" office:value="1174.08196434813">
                <text:p>1174.08196434813</text:p>
              </table:table-cell>
              <table:table-cell office:value-type="float" office:value="1163.70478853548">
                <text:p>1163.70478853548</text:p>
              </table:table-cell>
            </table:table-row>
            <table:table-row>
              <table:table-cell office:value-type="float" office:value="28710">
                <text:p>28710</text:p>
              </table:table-cell>
              <table:table-cell office:value-type="float" office:value="1111.55412748171">
                <text:p>1111.55412748171</text:p>
              </table:table-cell>
              <table:table-cell office:value-type="float" office:value="1150.4837687217">
                <text:p>1150.4837687217</text:p>
              </table:table-cell>
            </table:table-row>
            <table:table-row>
              <table:table-cell office:value-type="float" office:value="28810">
                <text:p>28810</text:p>
              </table:table-cell>
              <table:table-cell office:value-type="float" office:value="1115.60187434918">
                <text:p>1115.60187434918</text:p>
              </table:table-cell>
              <table:table-cell office:value-type="float" office:value="1141.38021520305">
                <text:p>1141.38021520305</text:p>
              </table:table-cell>
            </table:table-row>
            <table:table-row>
              <table:table-cell office:value-type="float" office:value="28910">
                <text:p>28910</text:p>
              </table:table-cell>
              <table:table-cell office:value-type="float" office:value="1101.24410238672">
                <text:p>1101.24410238672</text:p>
              </table:table-cell>
              <table:table-cell office:value-type="float" office:value="1142.58215150467">
                <text:p>1142.58215150467</text:p>
              </table:table-cell>
            </table:table-row>
            <table:table-row>
              <table:table-cell office:value-type="float" office:value="29010">
                <text:p>29010</text:p>
              </table:table-cell>
              <table:table-cell office:value-type="float" office:value="1110.42440537746">
                <text:p>1110.42440537746</text:p>
              </table:table-cell>
              <table:table-cell office:value-type="float" office:value="1141.00437780076">
                <text:p>1141.00437780076</text:p>
              </table:table-cell>
            </table:table-row>
            <table:table-row>
              <table:table-cell office:value-type="float" office:value="29110">
                <text:p>29110</text:p>
              </table:table-cell>
              <table:table-cell office:value-type="float" office:value="1212.89416008245">
                <text:p>1212.89416008245</text:p>
              </table:table-cell>
              <table:table-cell office:value-type="float" office:value="1176.59553418069">
                <text:p>1176.59553418069</text:p>
              </table:table-cell>
            </table:table-row>
            <table:table-row>
              <table:table-cell office:value-type="float" office:value="29210">
                <text:p>29210</text:p>
              </table:table-cell>
              <table:table-cell office:value-type="float" office:value="1109.72187606984">
                <text:p>1109.72187606984</text:p>
              </table:table-cell>
              <table:table-cell office:value-type="float" office:value="1172.00184868196">
                <text:p>1172.00184868196</text:p>
              </table:table-cell>
            </table:table-row>
            <table:table-row>
              <table:table-cell office:value-type="float" office:value="29310">
                <text:p>29310</text:p>
              </table:table-cell>
              <table:table-cell office:value-type="float" office:value="1115.10460593654">
                <text:p>1115.10460593654</text:p>
              </table:table-cell>
              <table:table-cell office:value-type="float" office:value="1153.76526782668">
                <text:p>1153.76526782668</text:p>
              </table:table-cell>
            </table:table-row>
            <table:table-row>
              <table:table-cell office:value-type="float" office:value="29410">
                <text:p>29410</text:p>
              </table:table-cell>
              <table:table-cell office:value-type="float" office:value="1157.14151649099">
                <text:p>1157.14151649099</text:p>
              </table:table-cell>
              <table:table-cell office:value-type="float" office:value="1178.76562393744">
                <text:p>1178.76562393744</text:p>
              </table:table-cell>
            </table:table-row>
            <table:table-row>
              <table:table-cell office:value-type="float" office:value="29510">
                <text:p>29510</text:p>
              </table:table-cell>
              <table:table-cell office:value-type="float" office:value="1121.45418502203">
                <text:p>1121.45418502203</text:p>
              </table:table-cell>
              <table:table-cell office:value-type="float" office:value="1309.72826160624">
                <text:p>1309.72826160624</text:p>
              </table:table-cell>
            </table:table-row>
            <table:table-row>
              <table:table-cell office:value-type="float" office:value="29610">
                <text:p>29610</text:p>
              </table:table-cell>
              <table:table-cell office:value-type="float" office:value="1212.37531239446">
                <text:p>1212.37531239446</text:p>
              </table:table-cell>
              <table:table-cell office:value-type="float" office:value="1176.70260047281">
                <text:p>1176.70260047281</text:p>
              </table:table-cell>
            </table:table-row>
            <table:table-row>
              <table:table-cell office:value-type="float" office:value="29710">
                <text:p>29710</text:p>
              </table:table-cell>
              <table:table-cell office:value-type="float" office:value="1110.37162571525">
                <text:p>1110.37162571525</text:p>
              </table:table-cell>
              <table:table-cell office:value-type="float" office:value="1143.18727701111">
                <text:p>1143.18727701111</text:p>
              </table:table-cell>
            </table:table-row>
            <table:table-row>
              <table:table-cell office:value-type="float" office:value="29810">
                <text:p>29810</text:p>
              </table:table-cell>
              <table:table-cell office:value-type="float" office:value="1175.19154646092">
                <text:p>1175.19154646092</text:p>
              </table:table-cell>
              <table:table-cell office:value-type="float" office:value="1166.10644079168">
                <text:p>1166.10644079168</text:p>
              </table:table-cell>
            </table:table-row>
            <table:table-row>
              <table:table-cell office:value-type="float" office:value="29910">
                <text:p>29910</text:p>
              </table:table-cell>
              <table:table-cell office:value-type="float" office:value="1119.76940822467">
                <text:p>1119.76940822467</text:p>
              </table:table-cell>
              <table:table-cell office:value-type="float" office:value="1153.39438314945">
                <text:p>1153.39438314945</text:p>
              </table:table-cell>
            </table:table-row>
            <table:table-row>
              <table:table-cell office:value-type="float" office:value="30010">
                <text:p>30010</text:p>
              </table:table-cell>
              <table:table-cell office:value-type="float" office:value="1114.71202932356">
                <text:p>1114.71202932356</text:p>
              </table:table-cell>
              <table:table-cell office:value-type="float" office:value="1147.07497500833">
                <text:p>1147.07497500833</text:p>
              </table:table-cell>
            </table:table-row>
            <table:table-row>
              <table:table-cell office:value-type="float" office:value="30110">
                <text:p>30110</text:p>
              </table:table-cell>
              <table:table-cell office:value-type="float" office:value="1113.3760212554">
                <text:p>1113.3760212554</text:p>
              </table:table-cell>
              <table:table-cell office:value-type="float" office:value="1156.70252407838">
                <text:p>1156.70252407838</text:p>
              </table:table-cell>
            </table:table-row>
            <table:table-row>
              <table:table-cell office:value-type="float" office:value="30210">
                <text:p>30210</text:p>
              </table:table-cell>
              <table:table-cell office:value-type="float" office:value="1118.90354187355">
                <text:p>1118.90354187355</text:p>
              </table:table-cell>
              <table:table-cell office:value-type="float" office:value="1200.99364448858">
                <text:p>1200.99364448858</text:p>
              </table:table-cell>
            </table:table-row>
            <table:table-row>
              <table:table-cell office:value-type="float" office:value="30310">
                <text:p>30310</text:p>
              </table:table-cell>
              <table:table-cell office:value-type="float" office:value="1120.70333223359">
                <text:p>1120.70333223359</text:p>
              </table:table-cell>
              <table:table-cell office:value-type="float" office:value="1165.22025734081">
                <text:p>1165.22025734081</text:p>
              </table:table-cell>
            </table:table-row>
            <table:table-row>
              <table:table-cell office:value-type="float" office:value="30410">
                <text:p>30410</text:p>
              </table:table-cell>
              <table:table-cell office:value-type="float" office:value="1100.0580730023">
                <text:p>1100.0580730023</text:p>
              </table:table-cell>
              <table:table-cell office:value-type="float" office:value="1140.76435383098">
                <text:p>1140.76435383098</text:p>
              </table:table-cell>
            </table:table-row>
            <table:table-row>
              <table:table-cell office:value-type="float" office:value="30510">
                <text:p>30510</text:p>
              </table:table-cell>
              <table:table-cell office:value-type="float" office:value="1198.54673877417">
                <text:p>1198.54673877417</text:p>
              </table:table-cell>
              <table:table-cell office:value-type="float" office:value="1252.45935758768">
                <text:p>1252.45935758768</text:p>
              </table:table-cell>
            </table:table-row>
            <table:table-row>
              <table:table-cell office:value-type="float" office:value="30610">
                <text:p>30610</text:p>
              </table:table-cell>
              <table:table-cell office:value-type="float" office:value="1155.71287161058">
                <text:p>1155.71287161058</text:p>
              </table:table-cell>
              <table:table-cell office:value-type="float" office:value="1145.85707285201">
                <text:p>1145.85707285201</text:p>
              </table:table-cell>
            </table:table-row>
            <table:table-row>
              <table:table-cell office:value-type="float" office:value="30710">
                <text:p>30710</text:p>
              </table:table-cell>
              <table:table-cell office:value-type="float" office:value="1101.11309019863">
                <text:p>1101.11309019863</text:p>
              </table:table-cell>
              <table:table-cell office:value-type="float" office:value="1158.37720612178">
                <text:p>1158.37720612178</text:p>
              </table:table-cell>
            </table:table-row>
            <table:table-row>
              <table:table-cell office:value-type="float" office:value="30810">
                <text:p>30810</text:p>
              </table:table-cell>
              <table:table-cell office:value-type="float" office:value="1158.15066536839">
                <text:p>1158.15066536839</text:p>
              </table:table-cell>
              <table:table-cell office:value-type="float" office:value="1164.45572865953">
                <text:p>1164.45572865953</text:p>
              </table:table-cell>
            </table:table-row>
            <table:table-row>
              <table:table-cell office:value-type="float" office:value="30910">
                <text:p>30910</text:p>
              </table:table-cell>
              <table:table-cell office:value-type="float" office:value="1216.09702361695">
                <text:p>1216.09702361695</text:p>
              </table:table-cell>
              <table:table-cell office:value-type="float" office:value="1230.92300226464">
                <text:p>1230.92300226464</text:p>
              </table:table-cell>
            </table:table-row>
            <table:table-row>
              <table:table-cell office:value-type="float" office:value="31010">
                <text:p>31010</text:p>
              </table:table-cell>
              <table:table-cell office:value-type="float" office:value="1131.37658819736">
                <text:p>1131.37658819736</text:p>
              </table:table-cell>
              <table:table-cell office:value-type="float" office:value="1140.60967429861">
                <text:p>1140.60967429861</text:p>
              </table:table-cell>
            </table:table-row>
            <table:table-row>
              <table:table-cell office:value-type="float" office:value="31110">
                <text:p>31110</text:p>
              </table:table-cell>
              <table:table-cell office:value-type="float" office:value="1105.41886853102">
                <text:p>1105.41886853102</text:p>
              </table:table-cell>
              <table:table-cell office:value-type="float" office:value="1189.53445837351">
                <text:p>1189.53445837351</text:p>
              </table:table-cell>
            </table:table-row>
            <table:table-row>
              <table:table-cell office:value-type="float" office:value="31210">
                <text:p>31210</text:p>
              </table:table-cell>
              <table:table-cell office:value-type="float" office:value="1120.20099327139">
                <text:p>1120.20099327139</text:p>
              </table:table-cell>
              <table:table-cell office:value-type="float" office:value="1143.21980134572">
                <text:p>1143.21980134572</text:p>
              </table:table-cell>
            </table:table-row>
            <table:table-row>
              <table:table-cell office:value-type="float" office:value="31310">
                <text:p>31310</text:p>
              </table:table-cell>
              <table:table-cell office:value-type="float" office:value="1118.01564995209">
                <text:p>1118.01564995209</text:p>
              </table:table-cell>
              <table:table-cell office:value-type="float" office:value="1186.5678696902">
                <text:p>1186.5678696902</text:p>
              </table:table-cell>
            </table:table-row>
            <table:table-row>
              <table:table-cell office:value-type="float" office:value="31410">
                <text:p>31410</text:p>
              </table:table-cell>
              <table:table-cell office:value-type="float" office:value="1127.01776504298">
                <text:p>1127.01776504298</text:p>
              </table:table-cell>
              <table:table-cell office:value-type="float" office:value="1224.47507163324">
                <text:p>1224.47507163324</text:p>
              </table:table-cell>
            </table:table-row>
            <table:table-row>
              <table:table-cell office:value-type="float" office:value="31510">
                <text:p>31510</text:p>
              </table:table-cell>
              <table:table-cell office:value-type="float" office:value="1163.48755950492">
                <text:p>1163.48755950492</text:p>
              </table:table-cell>
              <table:table-cell office:value-type="float" office:value="1169.29539828626">
                <text:p>1169.29539828626</text:p>
              </table:table-cell>
            </table:table-row>
            <table:table-row>
              <table:table-cell office:value-type="float" office:value="31610">
                <text:p>31610</text:p>
              </table:table-cell>
              <table:table-cell office:value-type="float" office:value="1130.76947168618">
                <text:p>1130.76947168618</text:p>
              </table:table-cell>
              <table:table-cell office:value-type="float" office:value="1157.01388801012">
                <text:p>1157.01388801012</text:p>
              </table:table-cell>
            </table:table-row>
            <table:table-row>
              <table:table-cell office:value-type="float" office:value="31710">
                <text:p>31710</text:p>
              </table:table-cell>
              <table:table-cell office:value-type="float" office:value="1122.32030905077">
                <text:p>1122.32030905077</text:p>
              </table:table-cell>
              <table:table-cell office:value-type="float" office:value="1140.73935666982">
                <text:p>1140.73935666982</text:p>
              </table:table-cell>
            </table:table-row>
            <table:table-row>
              <table:table-cell office:value-type="float" office:value="31810">
                <text:p>31810</text:p>
              </table:table-cell>
              <table:table-cell office:value-type="float" office:value="1132.2235460547">
                <text:p>1132.2235460547</text:p>
              </table:table-cell>
              <table:table-cell office:value-type="float" office:value="1230.28975165042">
                <text:p>1230.28975165042</text:p>
              </table:table-cell>
            </table:table-row>
            <table:table-row>
              <table:table-cell office:value-type="float" office:value="31910">
                <text:p>31910</text:p>
              </table:table-cell>
              <table:table-cell office:value-type="float" office:value="1400.14334064557">
                <text:p>1400.14334064557</text:p>
              </table:table-cell>
              <table:table-cell office:value-type="float" office:value="1183.72776559072">
                <text:p>1183.72776559072</text:p>
              </table:table-cell>
            </table:table-row>
            <table:table-row>
              <table:table-cell office:value-type="float" office:value="32010">
                <text:p>32010</text:p>
              </table:table-cell>
              <table:table-cell office:value-type="float" office:value="1117.29768822243">
                <text:p>1117.29768822243</text:p>
              </table:table-cell>
              <table:table-cell office:value-type="float" office:value="1150.25001562012">
                <text:p>1150.25001562012</text:p>
              </table:table-cell>
            </table:table-row>
            <table:table-row>
              <table:table-cell office:value-type="float" office:value="32110">
                <text:p>32110</text:p>
              </table:table-cell>
              <table:table-cell office:value-type="float" office:value="1152.03721582062">
                <text:p>1152.03721582062</text:p>
              </table:table-cell>
              <table:table-cell office:value-type="float" office:value="1151.14905014014">
                <text:p>1151.14905014014</text:p>
              </table:table-cell>
            </table:table-row>
            <table:table-row>
              <table:table-cell office:value-type="float" office:value="32210">
                <text:p>32210</text:p>
              </table:table-cell>
              <table:table-cell office:value-type="float" office:value="1156.4067991307">
                <text:p>1156.4067991307</text:p>
              </table:table-cell>
              <table:table-cell office:value-type="float" office:value="1162.53502018007">
                <text:p>1162.53502018007</text:p>
              </table:table-cell>
            </table:table-row>
            <table:table-row>
              <table:table-cell office:value-type="float" office:value="32310">
                <text:p>32310</text:p>
              </table:table-cell>
              <table:table-cell office:value-type="float" office:value="1100.37749922625">
                <text:p>1100.37749922625</text:p>
              </table:table-cell>
              <table:table-cell office:value-type="float" office:value="1549.03203342618">
                <text:p>1549.03203342618</text:p>
              </table:table-cell>
            </table:table-row>
            <table:table-row>
              <table:table-cell office:value-type="float" office:value="32410">
                <text:p>32410</text:p>
              </table:table-cell>
              <table:table-cell office:value-type="float" office:value="1321.84202406665">
                <text:p>1321.84202406665</text:p>
              </table:table-cell>
              <table:table-cell office:value-type="float" office:value="1199.92749151496">
                <text:p>1199.92749151496</text:p>
              </table:table-cell>
            </table:table-row>
            <table:table-row>
              <table:table-cell office:value-type="float" office:value="32510">
                <text:p>32510</text:p>
              </table:table-cell>
              <table:table-cell office:value-type="float" office:value="1124.73106736389">
                <text:p>1124.73106736389</text:p>
              </table:table-cell>
              <table:table-cell office:value-type="float" office:value="1188.69390956629">
                <text:p>1188.69390956629</text:p>
              </table:table-cell>
            </table:table-row>
            <table:table-row>
              <table:table-cell office:value-type="float" office:value="32610">
                <text:p>32610</text:p>
              </table:table-cell>
              <table:table-cell office:value-type="float" office:value="1106.11533272002">
                <text:p>1106.11533272002</text:p>
              </table:table-cell>
              <table:table-cell office:value-type="float" office:value="1156.22873351733">
                <text:p>1156.22873351733</text:p>
              </table:table-cell>
            </table:table-row>
            <table:table-row>
              <table:table-cell office:value-type="float" office:value="32710">
                <text:p>32710</text:p>
              </table:table-cell>
              <table:table-cell office:value-type="float" office:value="1115.05356160196">
                <text:p>1115.05356160196</text:p>
              </table:table-cell>
              <table:table-cell office:value-type="float" office:value="1144.57324977071">
                <text:p>1144.57324977071</text:p>
              </table:table-cell>
            </table:table-row>
            <table:table-row>
              <table:table-cell office:value-type="float" office:value="32810">
                <text:p>32810</text:p>
              </table:table-cell>
              <table:table-cell office:value-type="float" office:value="1122.79116123133">
                <text:p>1122.79116123133</text:p>
              </table:table-cell>
              <table:table-cell office:value-type="float" office:value="1166.2906126181">
                <text:p>1166.2906126181</text:p>
              </table:table-cell>
            </table:table-row>
            <table:table-row>
              <table:table-cell office:value-type="float" office:value="32910">
                <text:p>32910</text:p>
              </table:table-cell>
              <table:table-cell office:value-type="float" office:value="1115.6031601337">
                <text:p>1115.6031601337</text:p>
              </table:table-cell>
              <table:table-cell office:value-type="float" office:value="1150.01567912489">
                <text:p>1150.01567912489</text:p>
              </table:table-cell>
            </table:table-row>
            <table:table-row>
              <table:table-cell office:value-type="float" office:value="33010">
                <text:p>33010</text:p>
              </table:table-cell>
              <table:table-cell office:value-type="float" office:value="1120.11541956983">
                <text:p>1120.11541956983</text:p>
              </table:table-cell>
              <table:table-cell office:value-type="float" office:value="1162.21435928507">
                <text:p>1162.21435928507</text:p>
              </table:table-cell>
            </table:table-row>
            <table:table-row>
              <table:table-cell office:value-type="float" office:value="33110">
                <text:p>33110</text:p>
              </table:table-cell>
              <table:table-cell office:value-type="float" office:value="1111.59441256418">
                <text:p>1111.59441256418</text:p>
              </table:table-cell>
              <table:table-cell office:value-type="float" office:value="1156.04714587738">
                <text:p>1156.04714587738</text:p>
              </table:table-cell>
            </table:table-row>
            <table:table-row>
              <table:table-cell office:value-type="float" office:value="33210">
                <text:p>33210</text:p>
              </table:table-cell>
              <table:table-cell office:value-type="float" office:value="1219.34546823246">
                <text:p>1219.34546823246</text:p>
              </table:table-cell>
              <table:table-cell office:value-type="float" office:value="1240.71385124962">
                <text:p>1240.71385124962</text:p>
              </table:table-cell>
            </table:table-row>
            <table:table-row>
              <table:table-cell office:value-type="float" office:value="33310">
                <text:p>33310</text:p>
              </table:table-cell>
              <table:table-cell office:value-type="float" office:value="1160.42903032122">
                <text:p>1160.42903032122</text:p>
              </table:table-cell>
              <table:table-cell office:value-type="float" office:value="1210.99093365356">
                <text:p>1210.99093365356</text:p>
              </table:table-cell>
            </table:table-row>
            <table:table-row>
              <table:table-cell office:value-type="float" office:value="33410">
                <text:p>33410</text:p>
              </table:table-cell>
              <table:table-cell office:value-type="float" office:value="1115.53433103861">
                <text:p>1115.53433103861</text:p>
              </table:table-cell>
              <table:table-cell office:value-type="float" office:value="1288.4122119126">
                <text:p>1288.4122119126</text:p>
              </table:table-cell>
            </table:table-row>
            <table:table-row>
              <table:table-cell office:value-type="float" office:value="33510">
                <text:p>33510</text:p>
              </table:table-cell>
              <table:table-cell office:value-type="float" office:value="1185.07263503432">
                <text:p>1185.07263503432</text:p>
              </table:table-cell>
              <table:table-cell office:value-type="float" office:value="1180.61745747538">
                <text:p>1180.61745747538</text:p>
              </table:table-cell>
            </table:table-row>
            <table:table-row>
              <table:table-cell office:value-type="float" office:value="33610">
                <text:p>33610</text:p>
              </table:table-cell>
              <table:table-cell office:value-type="float" office:value="1099.21529306754">
                <text:p>1099.21529306754</text:p>
              </table:table-cell>
              <table:table-cell office:value-type="float" office:value="1149.84391550134">
                <text:p>1149.84391550134</text:p>
              </table:table-cell>
            </table:table-row>
            <table:table-row>
              <table:table-cell office:value-type="float" office:value="33710">
                <text:p>33710</text:p>
              </table:table-cell>
              <table:table-cell office:value-type="float" office:value="1193.12171462474">
                <text:p>1193.12171462474</text:p>
              </table:table-cell>
              <table:table-cell office:value-type="float" office:value="1158.96843666568">
                <text:p>1158.96843666568</text:p>
              </table:table-cell>
            </table:table-row>
            <table:table-row>
              <table:table-cell office:value-type="float" office:value="33810">
                <text:p>33810</text:p>
              </table:table-cell>
              <table:table-cell office:value-type="float" office:value="1111.15862170955">
                <text:p>1111.15862170955</text:p>
              </table:table-cell>
              <table:table-cell office:value-type="float" office:value="1144.42679680568">
                <text:p>1144.42679680568</text:p>
              </table:table-cell>
            </table:table-row>
            <table:table-row>
              <table:table-cell office:value-type="float" office:value="33910">
                <text:p>33910</text:p>
              </table:table-cell>
              <table:table-cell office:value-type="float" office:value="1106.23524034208">
                <text:p>1106.23524034208</text:p>
              </table:table-cell>
              <table:table-cell office:value-type="float" office:value="1148.03167207313">
                <text:p>1148.03167207313</text:p>
              </table:table-cell>
            </table:table-row>
            <table:table-row>
              <table:table-cell office:value-type="float" office:value="34010">
                <text:p>34010</text:p>
              </table:table-cell>
              <table:table-cell office:value-type="float" office:value="1115.48526903852">
                <text:p>1115.48526903852</text:p>
              </table:table-cell>
              <table:table-cell office:value-type="float" office:value="1161.41490738018">
                <text:p>1161.41490738018</text:p>
              </table:table-cell>
            </table:table-row>
            <table:table-row>
              <table:table-cell office:value-type="float" office:value="34110">
                <text:p>34110</text:p>
              </table:table-cell>
              <table:table-cell office:value-type="float" office:value="1191.31761946643">
                <text:p>1191.31761946643</text:p>
              </table:table-cell>
              <table:table-cell office:value-type="float" office:value="1197.96657871592">
                <text:p>1197.96657871592</text:p>
              </table:table-cell>
            </table:table-row>
            <table:table-row>
              <table:table-cell office:value-type="float" office:value="34210">
                <text:p>34210</text:p>
              </table:table-cell>
              <table:table-cell office:value-type="float" office:value="1113.86106401637">
                <text:p>1113.86106401637</text:p>
              </table:table-cell>
              <table:table-cell office:value-type="float" office:value="1176.51125401929">
                <text:p>1176.51125401929</text:p>
              </table:table-cell>
            </table:table-row>
            <table:table-row>
              <table:table-cell office:value-type="float" office:value="34310">
                <text:p>34310</text:p>
              </table:table-cell>
              <table:table-cell office:value-type="float" office:value="1109.66831827456">
                <text:p>1109.66831827456</text:p>
              </table:table-cell>
              <table:table-cell office:value-type="float" office:value="1163.46056543282">
                <text:p>1163.46056543282</text:p>
              </table:table-cell>
            </table:table-row>
            <table:table-row>
              <table:table-cell office:value-type="float" office:value="34410">
                <text:p>34410</text:p>
              </table:table-cell>
              <table:table-cell office:value-type="float" office:value="1109.89072943912">
                <text:p>1109.89072943912</text:p>
              </table:table-cell>
              <table:table-cell office:value-type="float" office:value="1225.43757628596">
                <text:p>1225.43757628596</text:p>
              </table:table-cell>
            </table:table-row>
            <table:table-row>
              <table:table-cell office:value-type="float" office:value="34510">
                <text:p>34510</text:p>
              </table:table-cell>
              <table:table-cell office:value-type="float" office:value="1160.06795131846">
                <text:p>1160.06795131846</text:p>
              </table:table-cell>
              <table:table-cell office:value-type="float" office:value="1159.20005795422">
                <text:p>1159.20005795422</text:p>
              </table:table-cell>
            </table:table-row>
            <table:table-row>
              <table:table-cell office:value-type="float" office:value="34610">
                <text:p>34610</text:p>
              </table:table-cell>
              <table:table-cell office:value-type="float" office:value="1147.86472117885">
                <text:p>1147.86472117885</text:p>
              </table:table-cell>
              <table:table-cell office:value-type="float" office:value="1233.36833285178">
                <text:p>1233.36833285178</text:p>
              </table:table-cell>
            </table:table-row>
            <table:table-row>
              <table:table-cell office:value-type="float" office:value="34710">
                <text:p>34710</text:p>
              </table:table-cell>
              <table:table-cell office:value-type="float" office:value="1229.70633823106">
                <text:p>1229.70633823106</text:p>
              </table:table-cell>
              <table:table-cell office:value-type="float" office:value="1186.64756554307">
                <text:p>1186.64756554307</text:p>
              </table:table-cell>
            </table:table-row>
            <table:table-row>
              <table:table-cell office:value-type="float" office:value="34810">
                <text:p>34810</text:p>
              </table:table-cell>
              <table:table-cell office:value-type="float" office:value="1124.17612754955">
                <text:p>1124.17612754955</text:p>
              </table:table-cell>
              <table:table-cell office:value-type="float" office:value="1143.73498994542">
                <text:p>1143.73498994542</text:p>
              </table:table-cell>
            </table:table-row>
            <table:table-row>
              <table:table-cell office:value-type="float" office:value="34910">
                <text:p>34910</text:p>
              </table:table-cell>
              <table:table-cell office:value-type="float" office:value="1188.12497851618">
                <text:p>1188.12497851618</text:p>
              </table:table-cell>
              <table:table-cell office:value-type="float" office:value="1226.29730736179">
                <text:p>1226.29730736179</text:p>
              </table:table-cell>
            </table:table-row>
            <table:table-row>
              <table:table-cell office:value-type="float" office:value="35010">
                <text:p>35010</text:p>
              </table:table-cell>
              <table:table-cell office:value-type="float" office:value="1133.61622393602">
                <text:p>1133.61622393602</text:p>
              </table:table-cell>
              <table:table-cell office:value-type="float" office:value="1168.38806055413">
                <text:p>1168.38806055413</text:p>
              </table:table-cell>
            </table:table-row>
            <table:table-row>
              <table:table-cell office:value-type="float" office:value="35110">
                <text:p>35110</text:p>
              </table:table-cell>
              <table:table-cell office:value-type="float" office:value="1116.28108800911">
                <text:p>1116.28108800911</text:p>
              </table:table-cell>
              <table:table-cell office:value-type="float" office:value="1140.11184847622">
                <text:p>1140.11184847622</text:p>
              </table:table-cell>
            </table:table-row>
            <table:table-row>
              <table:table-cell office:value-type="float" office:value="35210">
                <text:p>35210</text:p>
              </table:table-cell>
              <table:table-cell office:value-type="float" office:value="1124.56444191991">
                <text:p>1124.56444191991</text:p>
              </table:table-cell>
              <table:table-cell office:value-type="float" office:value="1159.07091735302">
                <text:p>1159.07091735302</text:p>
              </table:table-cell>
            </table:table-row>
            <table:table-row>
              <table:table-cell office:value-type="float" office:value="35310">
                <text:p>35310</text:p>
              </table:table-cell>
              <table:table-cell office:value-type="float" office:value="1136.98929481733">
                <text:p>1136.98929481733</text:p>
              </table:table-cell>
              <table:table-cell office:value-type="float" office:value="1167.28918153498">
                <text:p>1167.28918153498</text:p>
              </table:table-cell>
            </table:table-row>
            <table:table-row>
              <table:table-cell office:value-type="float" office:value="35410">
                <text:p>35410</text:p>
              </table:table-cell>
              <table:table-cell office:value-type="float" office:value="1125.236712793">
                <text:p>1125.236712793</text:p>
              </table:table-cell>
              <table:table-cell office:value-type="float" office:value="1140.08833662807">
                <text:p>1140.08833662807</text:p>
              </table:table-cell>
            </table:table-row>
            <table:table-row>
              <table:table-cell office:value-type="float" office:value="35510">
                <text:p>35510</text:p>
              </table:table-cell>
              <table:table-cell office:value-type="float" office:value="1151.8996902281">
                <text:p>1151.8996902281</text:p>
              </table:table-cell>
              <table:table-cell office:value-type="float" office:value="1154.63156857223">
                <text:p>1154.63156857223</text:p>
              </table:table-cell>
            </table:table-row>
            <table:table-row>
              <table:table-cell office:value-type="float" office:value="35610">
                <text:p>35610</text:p>
              </table:table-cell>
              <table:table-cell office:value-type="float" office:value="1107.87798371244">
                <text:p>1107.87798371244</text:p>
              </table:table-cell>
              <table:table-cell office:value-type="float" office:value="1148.09424319012">
                <text:p>1148.09424319012</text:p>
              </table:table-cell>
            </table:table-row>
            <table:table-row>
              <table:table-cell office:value-type="float" office:value="35710">
                <text:p>35710</text:p>
              </table:table-cell>
              <table:table-cell office:value-type="float" office:value="1119.2802016242">
                <text:p>1119.2802016242</text:p>
              </table:table-cell>
              <table:table-cell office:value-type="float" office:value="1268.21066928031">
                <text:p>1268.21066928031</text:p>
              </table:table-cell>
            </table:table-row>
            <table:table-row>
              <table:table-cell office:value-type="float" office:value="35810">
                <text:p>35810</text:p>
              </table:table-cell>
              <table:table-cell office:value-type="float" office:value="1185.11460485898">
                <text:p>1185.11460485898</text:p>
              </table:table-cell>
              <table:table-cell office:value-type="float" office:value="1193.23309131528">
                <text:p>1193.23309131528</text:p>
              </table:table-cell>
            </table:table-row>
            <table:table-row>
              <table:table-cell office:value-type="float" office:value="35910">
                <text:p>35910</text:p>
              </table:table-cell>
              <table:table-cell office:value-type="float" office:value="1119.20682261209">
                <text:p>1119.20682261209</text:p>
              </table:table-cell>
              <table:table-cell office:value-type="float" office:value="1144.35018100808">
                <text:p>1144.35018100808</text:p>
              </table:table-cell>
            </table:table-row>
            <table:table-row>
              <table:table-cell office:value-type="float" office:value="36010">
                <text:p>36010</text:p>
              </table:table-cell>
              <table:table-cell office:value-type="float" office:value="1123.71574562622">
                <text:p>1123.71574562622</text:p>
              </table:table-cell>
              <table:table-cell office:value-type="float" office:value="1141.13188003332">
                <text:p>1141.13188003332</text:p>
              </table:table-cell>
            </table:table-row>
            <table:table-row>
              <table:table-cell office:value-type="float" office:value="36110">
                <text:p>36110</text:p>
              </table:table-cell>
              <table:table-cell office:value-type="float" office:value="1115.79199667682">
                <text:p>1115.79199667682</text:p>
              </table:table-cell>
              <table:table-cell office:value-type="float" office:value="1144.52946552202">
                <text:p>1144.52946552202</text:p>
              </table:table-cell>
            </table:table-row>
            <table:table-row>
              <table:table-cell office:value-type="float" office:value="36210">
                <text:p>36210</text:p>
              </table:table-cell>
              <table:table-cell office:value-type="float" office:value="1121.98376139188">
                <text:p>1121.98376139188</text:p>
              </table:table-cell>
              <table:table-cell office:value-type="float" office:value="1162.52620822977">
                <text:p>1162.52620822977</text:p>
              </table:table-cell>
            </table:table-row>
            <table:table-row>
              <table:table-cell office:value-type="float" office:value="36310">
                <text:p>36310</text:p>
              </table:table-cell>
              <table:table-cell office:value-type="float" office:value="1137.00300192784">
                <text:p>1137.00300192784</text:p>
              </table:table-cell>
              <table:table-cell office:value-type="float" office:value="1170.71969154503">
                <text:p>1170.71969154503</text:p>
              </table:table-cell>
            </table:table-row>
            <table:table-row>
              <table:table-cell office:value-type="float" office:value="36410">
                <text:p>36410</text:p>
              </table:table-cell>
              <table:table-cell office:value-type="float" office:value="1115.60096127438">
                <text:p>1115.60096127438</text:p>
              </table:table-cell>
              <table:table-cell office:value-type="float" office:value="1167.40576764625">
                <text:p>1167.40576764625</text:p>
              </table:table-cell>
            </table:table-row>
            <table:table-row>
              <table:table-cell office:value-type="float" office:value="36510">
                <text:p>36510</text:p>
              </table:table-cell>
              <table:table-cell office:value-type="float" office:value="1121.11062722542">
                <text:p>1121.11062722542</text:p>
              </table:table-cell>
              <table:table-cell office:value-type="float" office:value="1183.68277184333">
                <text:p>1183.68277184333</text:p>
              </table:table-cell>
            </table:table-row>
            <table:table-row>
              <table:table-cell office:value-type="float" office:value="36610">
                <text:p>36610</text:p>
              </table:table-cell>
              <table:table-cell office:value-type="float" office:value="1175.70060092871">
                <text:p>1175.70060092871</text:p>
              </table:table-cell>
              <table:table-cell office:value-type="float" office:value="1193.52414640809">
                <text:p>1193.52414640809</text:p>
              </table:table-cell>
            </table:table-row>
            <table:table-row>
              <table:table-cell office:value-type="float" office:value="36710">
                <text:p>36710</text:p>
              </table:table-cell>
              <table:table-cell office:value-type="float" office:value="1130.45298283846">
                <text:p>1130.45298283846</text:p>
              </table:table-cell>
              <table:table-cell office:value-type="float" office:value="1176.42598746935">
                <text:p>1176.42598746935</text:p>
              </table:table-cell>
            </table:table-row>
            <table:table-row>
              <table:table-cell office:value-type="float" office:value="36810">
                <text:p>36810</text:p>
              </table:table-cell>
              <table:table-cell office:value-type="float" office:value="1126.04286878566">
                <text:p>1126.04286878566</text:p>
              </table:table-cell>
              <table:table-cell office:value-type="float" office:value="1145.98636240152">
                <text:p>1145.98636240152</text:p>
              </table:table-cell>
            </table:table-row>
            <table:table-row>
              <table:table-cell office:value-type="float" office:value="36910">
                <text:p>36910</text:p>
              </table:table-cell>
              <table:table-cell office:value-type="float" office:value="1178.99569222433">
                <text:p>1178.99569222433</text:p>
              </table:table-cell>
              <table:table-cell office:value-type="float" office:value="1209.61720400975">
                <text:p>1209.61720400975</text:p>
              </table:table-cell>
            </table:table-row>
            <table:table-row>
              <table:table-cell office:value-type="float" office:value="37010">
                <text:p>37010</text:p>
              </table:table-cell>
              <table:table-cell office:value-type="float" office:value="1256.85917319643">
                <text:p>1256.85917319643</text:p>
              </table:table-cell>
              <table:table-cell office:value-type="float" office:value="1216.54117805998">
                <text:p>1216.54117805998</text:p>
              </table:table-cell>
            </table:table-row>
            <table:table-row>
              <table:table-cell office:value-type="float" office:value="37110">
                <text:p>37110</text:p>
              </table:table-cell>
              <table:table-cell office:value-type="float" office:value="1131.87348423606">
                <text:p>1131.87348423606</text:p>
              </table:table-cell>
              <table:table-cell office:value-type="float" office:value="1155.59838318513">
                <text:p>1155.59838318513</text:p>
              </table:table-cell>
            </table:table-row>
            <table:table-row>
              <table:table-cell office:value-type="float" office:value="37210">
                <text:p>37210</text:p>
              </table:table-cell>
              <table:table-cell office:value-type="float" office:value="1211.04985219027">
                <text:p>1211.04985219027</text:p>
              </table:table-cell>
              <table:table-cell office:value-type="float" office:value="1185.36079011019">
                <text:p>1185.36079011019</text:p>
              </table:table-cell>
            </table:table-row>
            <table:table-row>
              <table:table-cell office:value-type="float" office:value="37310">
                <text:p>37310</text:p>
              </table:table-cell>
              <table:table-cell office:value-type="float" office:value="1123.86143125168">
                <text:p>1123.86143125168</text:p>
              </table:table-cell>
              <table:table-cell office:value-type="float" office:value="1237.81774323238">
                <text:p>1237.81774323238</text:p>
              </table:table-cell>
            </table:table-row>
            <table:table-row>
              <table:table-cell office:value-type="float" office:value="37410">
                <text:p>37410</text:p>
              </table:table-cell>
              <table:table-cell office:value-type="float" office:value="1116.31561079925">
                <text:p>1116.31561079925</text:p>
              </table:table-cell>
              <table:table-cell office:value-type="float" office:value="1149.95701684042">
                <text:p>1149.95701684042</text:p>
              </table:table-cell>
            </table:table-row>
            <table:table-row>
              <table:table-cell office:value-type="float" office:value="37510">
                <text:p>37510</text:p>
              </table:table-cell>
              <table:table-cell office:value-type="float" office:value="1124.11586243668">
                <text:p>1124.11586243668</text:p>
              </table:table-cell>
              <table:table-cell office:value-type="float" office:value="1156.44729405492">
                <text:p>1156.44729405492</text:p>
              </table:table-cell>
            </table:table-row>
            <table:table-row>
              <table:table-cell office:value-type="float" office:value="37610">
                <text:p>37610</text:p>
              </table:table-cell>
              <table:table-cell office:value-type="float" office:value="1108.97325179474">
                <text:p>1108.97325179474</text:p>
              </table:table-cell>
              <table:table-cell office:value-type="float" office:value="1158.51401223079">
                <text:p>1158.51401223079</text:p>
              </table:table-cell>
            </table:table-row>
            <table:table-row>
              <table:table-cell office:value-type="float" office:value="37710">
                <text:p>37710</text:p>
              </table:table-cell>
              <table:table-cell office:value-type="float" office:value="1109.94757358791">
                <text:p>1109.94757358791</text:p>
              </table:table-cell>
              <table:table-cell office:value-type="float" office:value="1156.88027048528">
                <text:p>1156.88027048528</text:p>
              </table:table-cell>
            </table:table-row>
            <table:table-row>
              <table:table-cell office:value-type="float" office:value="37810">
                <text:p>37810</text:p>
              </table:table-cell>
              <table:table-cell office:value-type="float" office:value="1128.63350965353">
                <text:p>1128.63350965353</text:p>
              </table:table-cell>
              <table:table-cell office:value-type="float" office:value="1143.89314996033">
                <text:p>1143.89314996033</text:p>
              </table:table-cell>
            </table:table-row>
            <table:table-row>
              <table:table-cell office:value-type="float" office:value="37910">
                <text:p>37910</text:p>
              </table:table-cell>
              <table:table-cell office:value-type="float" office:value="1117.51255605381">
                <text:p>1117.51255605381</text:p>
              </table:table-cell>
              <table:table-cell office:value-type="float" office:value="1154.67496702717">
                <text:p>1154.67496702717</text:p>
              </table:table-cell>
            </table:table-row>
            <table:table-row>
              <table:table-cell office:value-type="float" office:value="38010">
                <text:p>38010</text:p>
              </table:table-cell>
              <table:table-cell office:value-type="float" office:value="1182.39494869771">
                <text:p>1182.39494869771</text:p>
              </table:table-cell>
              <table:table-cell office:value-type="float" office:value="1150.21160220994">
                <text:p>1150.21160220994</text:p>
              </table:table-cell>
            </table:table-row>
            <table:table-row>
              <table:table-cell office:value-type="float" office:value="38110">
                <text:p>38110</text:p>
              </table:table-cell>
              <table:table-cell office:value-type="float" office:value="1288.331094201">
                <text:p>1288.331094201</text:p>
              </table:table-cell>
              <table:table-cell office:value-type="float" office:value="1249.82269745474">
                <text:p>1249.82269745474</text:p>
              </table:table-cell>
            </table:table-row>
            <table:table-row>
              <table:table-cell office:value-type="float" office:value="38210">
                <text:p>38210</text:p>
              </table:table-cell>
              <table:table-cell office:value-type="float" office:value="1130.51434179534">
                <text:p>1130.51434179534</text:p>
              </table:table-cell>
              <table:table-cell office:value-type="float" office:value="1149.19060455378">
                <text:p>1149.19060455378</text:p>
              </table:table-cell>
            </table:table-row>
            <table:table-row>
              <table:table-cell office:value-type="float" office:value="38310">
                <text:p>38310</text:p>
              </table:table-cell>
              <table:table-cell office:value-type="float" office:value="1173.72409292613">
                <text:p>1173.72409292613</text:p>
              </table:table-cell>
              <table:table-cell office:value-type="float" office:value="1152.74675019577">
                <text:p>1152.74675019577</text:p>
              </table:table-cell>
            </table:table-row>
            <table:table-row>
              <table:table-cell office:value-type="float" office:value="38410">
                <text:p>38410</text:p>
              </table:table-cell>
              <table:table-cell office:value-type="float" office:value="1117.03272585264">
                <text:p>1117.03272585264</text:p>
              </table:table-cell>
              <table:table-cell office:value-type="float" office:value="1174.90083311638">
                <text:p>1174.90083311638</text:p>
              </table:table-cell>
            </table:table-row>
            <table:table-row>
              <table:table-cell office:value-type="float" office:value="38510">
                <text:p>38510</text:p>
              </table:table-cell>
              <table:table-cell office:value-type="float" office:value="1119.18867826539">
                <text:p>1119.18867826539</text:p>
              </table:table-cell>
              <table:table-cell office:value-type="float" office:value="1158.50646585303">
                <text:p>1158.50646585303</text:p>
              </table:table-cell>
            </table:table-row>
            <table:table-row>
              <table:table-cell office:value-type="float" office:value="38610">
                <text:p>38610</text:p>
              </table:table-cell>
              <table:table-cell office:value-type="float" office:value="1117.90893550894">
                <text:p>1117.90893550894</text:p>
              </table:table-cell>
              <table:table-cell office:value-type="float" office:value="1169.17865837866">
                <text:p>1169.17865837866</text:p>
              </table:table-cell>
            </table:table-row>
            <table:table-row>
              <table:table-cell office:value-type="float" office:value="38710">
                <text:p>38710</text:p>
              </table:table-cell>
              <table:table-cell office:value-type="float" office:value="1139.85205373289">
                <text:p>1139.85205373289</text:p>
              </table:table-cell>
              <table:table-cell office:value-type="float" office:value="1165.5975716869">
                <text:p>1165.5975716869</text:p>
              </table:table-cell>
            </table:table-row>
            <table:table-row>
              <table:table-cell office:value-type="float" office:value="38810">
                <text:p>38810</text:p>
              </table:table-cell>
              <table:table-cell office:value-type="float" office:value="1120.09113630508">
                <text:p>1120.09113630508</text:p>
              </table:table-cell>
              <table:table-cell office:value-type="float" office:value="1235.57791806236">
                <text:p>1235.57791806236</text:p>
              </table:table-cell>
            </table:table-row>
            <table:table-row>
              <table:table-cell office:value-type="float" office:value="38910">
                <text:p>38910</text:p>
              </table:table-cell>
              <table:table-cell office:value-type="float" office:value="1189.88239527114">
                <text:p>1189.88239527114</text:p>
              </table:table-cell>
              <table:table-cell office:value-type="float" office:value="1179.65499871498">
                <text:p>1179.65499871498</text:p>
              </table:table-cell>
            </table:table-row>
            <table:table-row>
              <table:table-cell office:value-type="float" office:value="39010">
                <text:p>39010</text:p>
              </table:table-cell>
              <table:table-cell office:value-type="float" office:value="1114.358267111">
                <text:p>1114.358267111</text:p>
              </table:table-cell>
              <table:table-cell office:value-type="float" office:value="1203.5886695719">
                <text:p>1203.5886695719</text:p>
              </table:table-cell>
            </table:table-row>
            <table:table-row>
              <table:table-cell office:value-type="float" office:value="39110">
                <text:p>39110</text:p>
              </table:table-cell>
              <table:table-cell office:value-type="float" office:value="1159.01677320378">
                <text:p>1159.01677320378</text:p>
              </table:table-cell>
              <table:table-cell office:value-type="float" office:value="1176.49276399898">
                <text:p>1176.49276399898</text:p>
              </table:table-cell>
            </table:table-row>
            <table:table-row>
              <table:table-cell office:value-type="float" office:value="39210">
                <text:p>39210</text:p>
              </table:table-cell>
              <table:table-cell office:value-type="float" office:value="1180.77393522061">
                <text:p>1180.77393522061</text:p>
              </table:table-cell>
              <table:table-cell office:value-type="float" office:value="1160.8324152002">
                <text:p>1160.8324152002</text:p>
              </table:table-cell>
            </table:table-row>
            <table:table-row>
              <table:table-cell office:value-type="float" office:value="39310">
                <text:p>39310</text:p>
              </table:table-cell>
              <table:table-cell office:value-type="float" office:value="1130.89178326126">
                <text:p>1130.89178326126</text:p>
              </table:table-cell>
              <table:table-cell office:value-type="float" office:value="1144.90328160773">
                <text:p>1144.90328160773</text:p>
              </table:table-cell>
            </table:table-row>
            <table:table-row>
              <table:table-cell office:value-type="float" office:value="39410">
                <text:p>39410</text:p>
              </table:table-cell>
              <table:table-cell office:value-type="float" office:value="1110.25452930728">
                <text:p>1110.25452930728</text:p>
              </table:table-cell>
              <table:table-cell office:value-type="float" office:value="1162.34544531845">
                <text:p>1162.34544531845</text:p>
              </table:table-cell>
            </table:table-row>
            <table:table-row>
              <table:table-cell office:value-type="float" office:value="39510">
                <text:p>39510</text:p>
              </table:table-cell>
              <table:table-cell office:value-type="float" office:value="1120.42065299924">
                <text:p>1120.42065299924</text:p>
              </table:table-cell>
              <table:table-cell office:value-type="float" office:value="1154.54601366743">
                <text:p>1154.54601366743</text:p>
              </table:table-cell>
            </table:table-row>
            <table:table-row>
              <table:table-cell office:value-type="float" office:value="39610">
                <text:p>39610</text:p>
              </table:table-cell>
              <table:table-cell office:value-type="float" office:value="1163.32060085837">
                <text:p>1163.32060085837</text:p>
              </table:table-cell>
              <table:table-cell office:value-type="float" office:value="1222.30936632164">
                <text:p>1222.30936632164</text:p>
              </table:table-cell>
            </table:table-row>
            <table:table-row>
              <table:table-cell office:value-type="float" office:value="39710">
                <text:p>39710</text:p>
              </table:table-cell>
              <table:table-cell office:value-type="float" office:value="1151.00722739864">
                <text:p>1151.00722739864</text:p>
              </table:table-cell>
              <table:table-cell office:value-type="float" office:value="1154.25474691513">
                <text:p>1154.25474691513</text:p>
              </table:table-cell>
            </table:table-row>
            <table:table-row>
              <table:table-cell office:value-type="float" office:value="39810">
                <text:p>39810</text:p>
              </table:table-cell>
              <table:table-cell office:value-type="float" office:value="1150.64358201457">
                <text:p>1150.64358201457</text:p>
              </table:table-cell>
              <table:table-cell office:value-type="float" office:value="1157.11954282843">
                <text:p>1157.11954282843</text:p>
              </table:table-cell>
            </table:table-row>
            <table:table-row>
              <table:table-cell office:value-type="float" office:value="39910">
                <text:p>39910</text:p>
              </table:table-cell>
              <table:table-cell office:value-type="float" office:value="1196.15635179153">
                <text:p>1196.15635179153</text:p>
              </table:table-cell>
              <table:table-cell office:value-type="float" office:value="1162.171210223">
                <text:p>1162.171210223</text:p>
              </table:table-cell>
            </table:table-row>
            <table:table-row>
              <table:table-cell office:value-type="float" office:value="40010">
                <text:p>40010</text:p>
              </table:table-cell>
              <table:table-cell office:value-type="float" office:value="1188.1816295926">
                <text:p>1188.1816295926</text:p>
              </table:table-cell>
              <table:table-cell office:value-type="float" office:value="1168.50582354411">
                <text:p>1168.50582354411</text:p>
              </table:table-cell>
            </table:table-row>
            <table:table-row>
              <table:table-cell office:value-type="float" office:value="40110">
                <text:p>40110</text:p>
              </table:table-cell>
              <table:table-cell office:value-type="float" office:value="1123.47439541262">
                <text:p>1123.47439541262</text:p>
              </table:table-cell>
              <table:table-cell office:value-type="float" office:value="1210.15569683371">
                <text:p>1210.15569683371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228.43484207908">
                <text:p>1228.43484207908</text:p>
              </table:table-cell>
              <table:table-cell office:value-type="float" office:value="1240.13767719473">
                <text:p>1240.13767719473</text:p>
              </table:table-cell>
            </table:table-row>
            <table:table-row>
              <table:table-cell office:value-type="float" office:value="40310">
                <text:p>40310</text:p>
              </table:table-cell>
              <table:table-cell office:value-type="float" office:value="1191.80925328703">
                <text:p>1191.80925328703</text:p>
              </table:table-cell>
              <table:table-cell office:value-type="float" office:value="1204.65026048127">
                <text:p>1204.65026048127</text:p>
              </table:table-cell>
            </table:table-row>
            <table:table-row>
              <table:table-cell office:value-type="float" office:value="40410">
                <text:p>40410</text:p>
              </table:table-cell>
              <table:table-cell office:value-type="float" office:value="1212.23291264538">
                <text:p>1212.23291264538</text:p>
              </table:table-cell>
              <table:table-cell office:value-type="float" office:value="1150.29126453848">
                <text:p>1150.29126453848</text:p>
              </table:table-cell>
            </table:table-row>
            <table:table-row>
              <table:table-cell office:value-type="float" office:value="40510">
                <text:p>40510</text:p>
              </table:table-cell>
              <table:table-cell office:value-type="float" office:value="1136.13243643545">
                <text:p>1136.13243643545</text:p>
              </table:table-cell>
              <table:table-cell office:value-type="float" office:value="1152.87561096026">
                <text:p>1152.87561096026</text:p>
              </table:table-cell>
            </table:table-row>
            <table:table-row>
              <table:table-cell office:value-type="float" office:value="40610">
                <text:p>40610</text:p>
              </table:table-cell>
              <table:table-cell office:value-type="float" office:value="1122.24947057375">
                <text:p>1122.24947057375</text:p>
              </table:table-cell>
              <table:table-cell office:value-type="float" office:value="1170.72238364935">
                <text:p>1170.72238364935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1138.03893392287">
                <text:p>1138.03893392287</text:p>
              </table:table-cell>
              <table:table-cell office:value-type="float" office:value="1154.64470646033">
                <text:p>1154.64470646033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1136.1423180593">
                <text:p>1136.1423180593</text:p>
              </table:table-cell>
              <table:table-cell office:value-type="float" office:value="1152.30303847096">
                <text:p>1152.30303847096</text:p>
              </table:table-cell>
            </table:table-row>
            <table:table-row>
              <table:table-cell office:value-type="float" office:value="40910">
                <text:p>40910</text:p>
              </table:table-cell>
              <table:table-cell office:value-type="float" office:value="1170.73395257883">
                <text:p>1170.73395257883</text:p>
              </table:table-cell>
              <table:table-cell office:value-type="float" office:value="1172.57990711318">
                <text:p>1172.57990711318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1126.98714947574">
                <text:p>1126.98714947574</text:p>
              </table:table-cell>
              <table:table-cell office:value-type="float" office:value="1229.73191904414">
                <text:p>1229.73191904414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1156.74278764291">
                <text:p>1156.74278764291</text:p>
              </table:table-cell>
              <table:table-cell office:value-type="float" office:value="1213.95465823401">
                <text:p>1213.95465823401</text:p>
              </table:table-cell>
            </table:table-row>
            <table:table-row>
              <table:table-cell office:value-type="float" office:value="41210">
                <text:p>41210</text:p>
              </table:table-cell>
              <table:table-cell office:value-type="float" office:value="1238.80084930842">
                <text:p>1238.80084930842</text:p>
              </table:table-cell>
              <table:table-cell office:value-type="float" office:value="1246.1281727736">
                <text:p>1246.1281727736</text:p>
              </table:table-cell>
            </table:table-row>
            <table:table-row>
              <table:table-cell office:value-type="float" office:value="41310">
                <text:p>41310</text:p>
              </table:table-cell>
              <table:table-cell office:value-type="float" office:value="1177.73737593803">
                <text:p>1177.73737593803</text:p>
              </table:table-cell>
              <table:table-cell office:value-type="float" office:value="1197.26833696442">
                <text:p>1197.26833696442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1210.19063028254">
                <text:p>1210.19063028254</text:p>
              </table:table-cell>
              <table:table-cell office:value-type="float" office:value="1171.50784834581">
                <text:p>1171.50784834581</text:p>
              </table:table-cell>
            </table:table-row>
            <table:table-row>
              <table:table-cell office:value-type="float" office:value="41510">
                <text:p>41510</text:p>
              </table:table-cell>
              <table:table-cell office:value-type="float" office:value="1130.16933269092">
                <text:p>1130.16933269092</text:p>
              </table:table-cell>
              <table:table-cell office:value-type="float" office:value="1168.46078053481">
                <text:p>1168.46078053481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127.32895938476">
                <text:p>1127.32895938476</text:p>
              </table:table-cell>
              <table:table-cell office:value-type="float" office:value="1155.66671473204">
                <text:p>1155.66671473204</text:p>
              </table:table-cell>
            </table:table-row>
            <table:table-row>
              <table:table-cell office:value-type="float" office:value="41710">
                <text:p>41710</text:p>
              </table:table-cell>
              <table:table-cell office:value-type="float" office:value="1280.37883001678">
                <text:p>1280.37883001678</text:p>
              </table:table-cell>
              <table:table-cell office:value-type="float" office:value="1464.01112443059">
                <text:p>1464.01112443059</text:p>
              </table:table-cell>
            </table:table-row>
            <table:table-row>
              <table:table-cell office:value-type="float" office:value="41810">
                <text:p>41810</text:p>
              </table:table-cell>
              <table:table-cell office:value-type="float" office:value="1131.26634776369">
                <text:p>1131.26634776369</text:p>
              </table:table-cell>
              <table:table-cell office:value-type="float" office:value="1164.541018895">
                <text:p>1164.541018895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1214.914197089">
                <text:p>1214.914197089</text:p>
              </table:table-cell>
              <table:table-cell office:value-type="float" office:value="1154.38229539489">
                <text:p>1154.38229539489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1143.69326350869">
                <text:p>1143.69326350869</text:p>
              </table:table-cell>
              <table:table-cell office:value-type="float" office:value="1155.71418709831">
                <text:p>1155.71418709831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1192.42719069105">
                <text:p>1192.42719069105</text:p>
              </table:table-cell>
              <table:table-cell office:value-type="float" office:value="1166.30313464735">
                <text:p>1166.30313464735</text:p>
              </table:table-cell>
            </table:table-row>
            <table:table-row>
              <table:table-cell office:value-type="float" office:value="42210">
                <text:p>42210</text:p>
              </table:table-cell>
              <table:table-cell office:value-type="float" office:value="1174.40926320777">
                <text:p>1174.40926320777</text:p>
              </table:table-cell>
              <table:table-cell office:value-type="float" office:value="1159.89040511727">
                <text:p>1159.89040511727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1135.05599149137">
                <text:p>1135.05599149137</text:p>
              </table:table-cell>
              <table:table-cell office:value-type="float" office:value="1237.70683053652">
                <text:p>1237.70683053652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216.26920537609">
                <text:p>1216.26920537609</text:p>
              </table:table-cell>
              <table:table-cell office:value-type="float" office:value="1174.33692525348">
                <text:p>1174.33692525348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1147.13307457069">
                <text:p>1147.13307457069</text:p>
              </table:table-cell>
              <table:table-cell office:value-type="float" office:value="1148.39157845213">
                <text:p>1148.39157845213</text:p>
              </table:table-cell>
            </table:table-row>
            <table:table-row>
              <table:table-cell office:value-type="float" office:value="42610">
                <text:p>42610</text:p>
              </table:table-cell>
              <table:table-cell office:value-type="float" office:value="1140.71436282563">
                <text:p>1140.71436282563</text:p>
              </table:table-cell>
              <table:table-cell office:value-type="float" office:value="1147.83621215677">
                <text:p>1147.83621215677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1132.47356590962">
                <text:p>1132.47356590962</text:p>
              </table:table-cell>
              <table:table-cell office:value-type="float" office:value="1157.55141653009">
                <text:p>1157.55141653009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139.71228684887">
                <text:p>1139.71228684887</text:p>
              </table:table-cell>
              <table:table-cell office:value-type="float" office:value="1189.34125204391">
                <text:p>1189.34125204391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159.8878350035">
                <text:p>1159.8878350035</text:p>
              </table:table-cell>
              <table:table-cell office:value-type="float" office:value="1187.36597529713">
                <text:p>1187.36597529713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143.85619623343">
                <text:p>1143.85619623343</text:p>
              </table:table-cell>
              <table:table-cell office:value-type="float" office:value="1161.35115089514">
                <text:p>1161.35115089514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1215.95676177221">
                <text:p>1215.95676177221</text:p>
              </table:table-cell>
              <table:table-cell office:value-type="float" office:value="1291.98058455115">
                <text:p>1291.98058455115</text:p>
              </table:table-cell>
            </table:table-row>
            <table:table-row>
              <table:table-cell office:value-type="float" office:value="43210">
                <text:p>43210</text:p>
              </table:table-cell>
              <table:table-cell office:value-type="float" office:value="1217.60754454987">
                <text:p>1217.60754454987</text:p>
              </table:table-cell>
              <table:table-cell office:value-type="float" office:value="1157.59907428836">
                <text:p>1157.59907428836</text:p>
              </table:table-cell>
            </table:table-row>
            <table:table-row>
              <table:table-cell office:value-type="float" office:value="43310">
                <text:p>43310</text:p>
              </table:table-cell>
              <table:table-cell office:value-type="float" office:value="1141.00651119834">
                <text:p>1141.00651119834</text:p>
              </table:table-cell>
              <table:table-cell office:value-type="float" office:value="1250.49413530363">
                <text:p>1250.49413530363</text:p>
              </table:table-cell>
            </table:table-row>
            <table:table-row>
              <table:table-cell office:value-type="float" office:value="43410">
                <text:p>43410</text:p>
              </table:table-cell>
              <table:table-cell office:value-type="float" office:value="1153.49069338862">
                <text:p>1153.49069338862</text:p>
              </table:table-cell>
              <table:table-cell office:value-type="float" office:value="1145.97055977885">
                <text:p>1145.97055977885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1130.4807860262">
                <text:p>1130.4807860262</text:p>
              </table:table-cell>
              <table:table-cell office:value-type="float" office:value="1156.21503102735">
                <text:p>1156.21503102735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1151.01644118321">
                <text:p>1151.01644118321</text:p>
              </table:table-cell>
              <table:table-cell office:value-type="float" office:value="1170.87991286402">
                <text:p>1170.87991286402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178.34699153512">
                <text:p>1178.34699153512</text:p>
              </table:table-cell>
              <table:table-cell office:value-type="float" office:value="1206.41274307939">
                <text:p>1206.41274307939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1209.47091988131">
                <text:p>1209.47091988131</text:p>
              </table:table-cell>
              <table:table-cell office:value-type="float" office:value="1170.99057292856">
                <text:p>1170.9905729285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50.25319972671">
                <text:p>1150.25319972671</text:p>
              </table:table-cell>
              <table:table-cell office:value-type="float" office:value="1148.37358232749">
                <text:p>1148.3735823274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169.70986139514">
                <text:p>1169.70986139514</text:p>
              </table:table-cell>
              <table:table-cell office:value-type="float" office:value="1155.88014087707">
                <text:p>1155.8801408770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277.63740648379">
                <text:p>1277.63740648379</text:p>
              </table:table-cell>
              <table:table-cell office:value-type="float" office:value="1205.37859895715">
                <text:p>1205.3785989571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140.12268717485">
                <text:p>1140.12268717485</text:p>
              </table:table-cell>
              <table:table-cell office:value-type="float" office:value="1206.47950689889">
                <text:p>1206.47950689889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219.41925073347">
                <text:p>1219.41925073347</text:p>
              </table:table-cell>
              <table:table-cell office:value-type="float" office:value="1182.49243962988">
                <text:p>1182.49243962988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198.63972078361">
                <text:p>1198.63972078361</text:p>
              </table:table-cell>
              <table:table-cell office:value-type="float" office:value="1165.23796442243">
                <text:p>1165.2379644224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142.38582341047">
                <text:p>1142.38582341047</text:p>
              </table:table-cell>
              <table:table-cell office:value-type="float" office:value="1151.13282408448">
                <text:p>1151.13282408448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1139.81019950684">
                <text:p>1139.81019950684</text:p>
              </table:table-cell>
              <table:table-cell office:value-type="float" office:value="1157.32335799148">
                <text:p>1157.32335799148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1136.42417803623">
                <text:p>1136.42417803623</text:p>
              </table:table-cell>
              <table:table-cell office:value-type="float" office:value="1177.66707671662">
                <text:p>1177.66707671662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1159.01792010712">
                <text:p>1159.01792010712</text:p>
              </table:table-cell>
              <table:table-cell office:value-type="float" office:value="1199.27105556795">
                <text:p>1199.27105556795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1139.8819416611">
                <text:p>1139.8819416611</text:p>
              </table:table-cell>
              <table:table-cell office:value-type="float" office:value="1207.5749498998">
                <text:p>1207.5749498998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1180.21684070207">
                <text:p>1180.21684070207</text:p>
              </table:table-cell>
              <table:table-cell office:value-type="float" office:value="1238.13694734503">
                <text:p>1238.13694734503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1182.19949013523">
                <text:p>1182.19949013523</text:p>
              </table:table-cell>
              <table:table-cell office:value-type="float" office:value="1170.03362890712">
                <text:p>1170.03362890712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1150.13660694537">
                <text:p>1150.13660694537</text:p>
              </table:table-cell>
              <table:table-cell office:value-type="float" office:value="1186.99429329794">
                <text:p>1186.99429329794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1164.44442727875">
                <text:p>1164.44442727875</text:p>
              </table:table-cell>
              <table:table-cell office:value-type="float" office:value="1159.99446038402">
                <text:p>1159.99446038402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1145.37738383616">
                <text:p>1145.37738383616</text:p>
              </table:table-cell>
              <table:table-cell office:value-type="float" office:value="1155.46137414666">
                <text:p>1155.46137414666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1150.09244122171">
                <text:p>1150.09244122171</text:p>
              </table:table-cell>
              <table:table-cell office:value-type="float" office:value="1155.0415732806">
                <text:p>1155.041573280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149.63554045166">
                <text:p>1149.63554045166</text:p>
              </table:table-cell>
              <table:table-cell office:value-type="float" office:value="1220.77088357816">
                <text:p>1220.77088357816</text:p>
              </table:table-cell>
            </table:table-row>
            <table:table-row>
              <table:table-cell office:value-type="float" office:value="45710">
                <text:p>45710</text:p>
              </table:table-cell>
              <table:table-cell office:value-type="float" office:value="1198.72679938744">
                <text:p>1198.72679938744</text:p>
              </table:table-cell>
              <table:table-cell office:value-type="float" office:value="1160.92809013345">
                <text:p>1160.92809013345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151.04660554464">
                <text:p>1151.04660554464</text:p>
              </table:table-cell>
              <table:table-cell office:value-type="float" office:value="1186.73678236193">
                <text:p>1186.73678236193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1264.94900893052">
                <text:p>1264.94900893052</text:p>
              </table:table-cell>
              <table:table-cell office:value-type="float" office:value="1249.07046395121">
                <text:p>1249.07046395121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1158.336709411">
                <text:p>1158.336709411</text:p>
              </table:table-cell>
              <table:table-cell office:value-type="float" office:value="1156.4277331015">
                <text:p>1156.4277331015</text:p>
              </table:table-cell>
            </table:table-row>
            <table:table-row>
              <table:table-cell office:value-type="float" office:value="46110">
                <text:p>46110</text:p>
              </table:table-cell>
              <table:table-cell office:value-type="float" office:value="1215.58349598786">
                <text:p>1215.58349598786</text:p>
              </table:table-cell>
              <table:table-cell office:value-type="float" office:value="1174.75762307525">
                <text:p>1174.75762307525</text:p>
              </table:table-cell>
            </table:table-row>
            <table:table-row>
              <table:table-cell office:value-type="float" office:value="46210">
                <text:p>46210</text:p>
              </table:table-cell>
              <table:table-cell office:value-type="float" office:value="1276.96823198442">
                <text:p>1276.96823198442</text:p>
              </table:table-cell>
              <table:table-cell office:value-type="float" office:value="1277.65713049124">
                <text:p>1277.65713049124</text:p>
              </table:table-cell>
            </table:table-row>
            <table:table-row>
              <table:table-cell office:value-type="float" office:value="46310">
                <text:p>46310</text:p>
              </table:table-cell>
              <table:table-cell office:value-type="float" office:value="1227.59365147916">
                <text:p>1227.59365147916</text:p>
              </table:table-cell>
              <table:table-cell office:value-type="float" office:value="1155.59499028288">
                <text:p>1155.59499028288</text:p>
              </table:table-cell>
            </table:table-row>
            <table:table-row>
              <table:table-cell office:value-type="float" office:value="46410">
                <text:p>46410</text:p>
              </table:table-cell>
              <table:table-cell office:value-type="float" office:value="1200.85304891187">
                <text:p>1200.85304891187</text:p>
              </table:table-cell>
              <table:table-cell office:value-type="float" office:value="1164.45416936005">
                <text:p>1164.45416936005</text:p>
              </table:table-cell>
            </table:table-row>
            <table:table-row>
              <table:table-cell office:value-type="float" office:value="46510">
                <text:p>46510</text:p>
              </table:table-cell>
              <table:table-cell office:value-type="float" office:value="1212.59991399699">
                <text:p>1212.59991399699</text:p>
              </table:table-cell>
              <table:table-cell office:value-type="float" office:value="1176.19944098043">
                <text:p>1176.19944098043</text:p>
              </table:table-cell>
            </table:table-row>
            <table:table-row>
              <table:table-cell office:value-type="float" office:value="46610">
                <text:p>46610</text:p>
              </table:table-cell>
              <table:table-cell office:value-type="float" office:value="1179.09839090324">
                <text:p>1179.09839090324</text:p>
              </table:table-cell>
              <table:table-cell office:value-type="float" office:value="1159.11313022956">
                <text:p>1159.11313022956</text:p>
              </table:table-cell>
            </table:table-row>
            <table:table-row>
              <table:table-cell office:value-type="float" office:value="46710">
                <text:p>46710</text:p>
              </table:table-cell>
              <table:table-cell office:value-type="float" office:value="1157.30218368658">
                <text:p>1157.30218368658</text:p>
              </table:table-cell>
              <table:table-cell office:value-type="float" office:value="1195.20297580818">
                <text:p>1195.20297580818</text:p>
              </table:table-cell>
            </table:table-row>
            <table:table-row>
              <table:table-cell office:value-type="float" office:value="46810">
                <text:p>46810</text:p>
              </table:table-cell>
              <table:table-cell office:value-type="float" office:value="1161.06374706259">
                <text:p>1161.06374706259</text:p>
              </table:table-cell>
              <table:table-cell office:value-type="float" office:value="1160.67498397778">
                <text:p>1160.67498397778</text:p>
              </table:table-cell>
            </table:table-row>
            <table:table-row>
              <table:table-cell office:value-type="float" office:value="46910">
                <text:p>46910</text:p>
              </table:table-cell>
              <table:table-cell office:value-type="float" office:value="1222.07194628011">
                <text:p>1222.07194628011</text:p>
              </table:table-cell>
              <table:table-cell office:value-type="float" office:value="1212.57810701343">
                <text:p>1212.57810701343</text:p>
              </table:table-cell>
            </table:table-row>
            <table:table-row>
              <table:table-cell office:value-type="float" office:value="47010">
                <text:p>47010</text:p>
              </table:table-cell>
              <table:table-cell office:value-type="float" office:value="1163.06775154223">
                <text:p>1163.06775154223</text:p>
              </table:table-cell>
              <table:table-cell office:value-type="float" office:value="1156.87202722825">
                <text:p>1156.87202722825</text:p>
              </table:table-cell>
            </table:table-row>
            <table:table-row>
              <table:table-cell office:value-type="float" office:value="47110">
                <text:p>47110</text:p>
              </table:table-cell>
              <table:table-cell office:value-type="float" office:value="1201.88202080238">
                <text:p>1201.88202080238</text:p>
              </table:table-cell>
              <table:table-cell office:value-type="float" office:value="1170.50218637232">
                <text:p>1170.50218637232</text:p>
              </table:table-cell>
            </table:table-row>
            <table:table-row>
              <table:table-cell office:value-type="float" office:value="47210">
                <text:p>47210</text:p>
              </table:table-cell>
              <table:table-cell office:value-type="float" office:value="1164.85661936031">
                <text:p>1164.85661936031</text:p>
              </table:table-cell>
              <table:table-cell office:value-type="float" office:value="1183.22268587164">
                <text:p>1183.22268587164</text:p>
              </table:table-cell>
            </table:table-row>
            <table:table-row>
              <table:table-cell office:value-type="float" office:value="47310">
                <text:p>47310</text:p>
              </table:table-cell>
              <table:table-cell office:value-type="float" office:value="1174.54119636441">
                <text:p>1174.54119636441</text:p>
              </table:table-cell>
              <table:table-cell office:value-type="float" office:value="1166.92088353414">
                <text:p>1166.92088353414</text:p>
              </table:table-cell>
            </table:table-row>
            <table:table-row>
              <table:table-cell office:value-type="float" office:value="47410">
                <text:p>47410</text:p>
              </table:table-cell>
              <table:table-cell office:value-type="float" office:value="1200.73446530268">
                <text:p>1200.73446530268</text:p>
              </table:table-cell>
              <table:table-cell office:value-type="float" office:value="1174.17884412571">
                <text:p>1174.17884412571</text:p>
              </table:table-cell>
            </table:table-row>
            <table:table-row>
              <table:table-cell office:value-type="float" office:value="47510">
                <text:p>47510</text:p>
              </table:table-cell>
              <table:table-cell office:value-type="float" office:value="1208.6165859819">
                <text:p>1208.6165859819</text:p>
              </table:table-cell>
              <table:table-cell office:value-type="float" office:value="1214.01791201852">
                <text:p>1214.01791201852</text:p>
              </table:table-cell>
            </table:table-row>
            <table:table-row>
              <table:table-cell office:value-type="float" office:value="47610">
                <text:p>47610</text:p>
              </table:table-cell>
              <table:table-cell office:value-type="float" office:value="1157.55782398656">
                <text:p>1157.55782398656</text:p>
              </table:table-cell>
              <table:table-cell office:value-type="float" office:value="1188.60594412938">
                <text:p>1188.60594412938</text:p>
              </table:table-cell>
            </table:table-row>
            <table:table-row>
              <table:table-cell office:value-type="float" office:value="47710">
                <text:p>47710</text:p>
              </table:table-cell>
              <table:table-cell office:value-type="float" office:value="1151.82902955355">
                <text:p>1151.82902955355</text:p>
              </table:table-cell>
              <table:table-cell office:value-type="float" office:value="1156.20153007755">
                <text:p>1156.20153007755</text:p>
              </table:table-cell>
            </table:table-row>
            <table:table-row>
              <table:table-cell office:value-type="float" office:value="47810">
                <text:p>47810</text:p>
              </table:table-cell>
              <table:table-cell office:value-type="float" office:value="1141.94465592972">
                <text:p>1141.94465592972</text:p>
              </table:table-cell>
              <table:table-cell office:value-type="float" office:value="1162.40838736666">
                <text:p>1162.40838736666</text:p>
              </table:table-cell>
            </table:table-row>
            <table:table-row>
              <table:table-cell office:value-type="float" office:value="47910">
                <text:p>47910</text:p>
              </table:table-cell>
              <table:table-cell office:value-type="float" office:value="1161.56568566061">
                <text:p>1161.56568566061</text:p>
              </table:table-cell>
              <table:table-cell office:value-type="float" office:value="1164.09242329368">
                <text:p>1164.09242329368</text:p>
              </table:table-cell>
            </table:table-row>
            <table:table-row>
              <table:table-cell office:value-type="float" office:value="48010">
                <text:p>48010</text:p>
              </table:table-cell>
              <table:table-cell office:value-type="float" office:value="1207.13251405957">
                <text:p>1207.13251405957</text:p>
              </table:table-cell>
              <table:table-cell office:value-type="float" office:value="1161.99695896688">
                <text:p>1161.99695896688</text:p>
              </table:table-cell>
            </table:table-row>
            <table:table-row>
              <table:table-cell office:value-type="float" office:value="48110">
                <text:p>48110</text:p>
              </table:table-cell>
              <table:table-cell office:value-type="float" office:value="1203.87586780295">
                <text:p>1203.87586780295</text:p>
              </table:table-cell>
              <table:table-cell office:value-type="float" office:value="1199.88054458533">
                <text:p>1199.88054458533</text:p>
              </table:table-cell>
            </table:table-row>
            <table:table-row>
              <table:table-cell office:value-type="float" office:value="48210">
                <text:p>48210</text:p>
              </table:table-cell>
              <table:table-cell office:value-type="float" office:value="1146.7650072599">
                <text:p>1146.7650072599</text:p>
              </table:table-cell>
              <table:table-cell office:value-type="float" office:value="1214.57268201618">
                <text:p>1214.57268201618</text:p>
              </table:table-cell>
            </table:table-row>
            <table:table-row>
              <table:table-cell office:value-type="float" office:value="48310">
                <text:p>48310</text:p>
              </table:table-cell>
              <table:table-cell office:value-type="float" office:value="1156.96158145312">
                <text:p>1156.96158145312</text:p>
              </table:table-cell>
              <table:table-cell office:value-type="float" office:value="1165.81287518112">
                <text:p>1165.81287518112</text:p>
              </table:table-cell>
            </table:table-row>
            <table:table-row>
              <table:table-cell office:value-type="float" office:value="48410">
                <text:p>48410</text:p>
              </table:table-cell>
              <table:table-cell office:value-type="float" office:value="1139.68436273497">
                <text:p>1139.68436273497</text:p>
              </table:table-cell>
              <table:table-cell office:value-type="float" office:value="1200.65127039868">
                <text:p>1200.65127039868</text:p>
              </table:table-cell>
            </table:table-row>
            <table:table-row>
              <table:table-cell office:value-type="float" office:value="48510">
                <text:p>48510</text:p>
              </table:table-cell>
              <table:table-cell office:value-type="float" office:value="1180.65233972377">
                <text:p>1180.65233972377</text:p>
              </table:table-cell>
              <table:table-cell office:value-type="float" office:value="1163.53529169243">
                <text:p>1163.53529169243</text:p>
              </table:table-cell>
            </table:table-row>
            <table:table-row>
              <table:table-cell office:value-type="float" office:value="48610">
                <text:p>48610</text:p>
              </table:table-cell>
              <table:table-cell office:value-type="float" office:value="1152.85782760749">
                <text:p>1152.85782760749</text:p>
              </table:table-cell>
              <table:table-cell office:value-type="float" office:value="1175.44797366797">
                <text:p>1175.44797366797</text:p>
              </table:table-cell>
            </table:table-row>
            <table:table-row>
              <table:table-cell office:value-type="float" office:value="48710">
                <text:p>48710</text:p>
              </table:table-cell>
              <table:table-cell office:value-type="float" office:value="1214.54779306097">
                <text:p>1214.54779306097</text:p>
              </table:table-cell>
              <table:table-cell office:value-type="float" office:value="1191.18762061178">
                <text:p>1191.18762061178</text:p>
              </table:table-cell>
            </table:table-row>
            <table:table-row>
              <table:table-cell office:value-type="float" office:value="48810">
                <text:p>48810</text:p>
              </table:table-cell>
              <table:table-cell office:value-type="float" office:value="1161.93552550707">
                <text:p>1161.93552550707</text:p>
              </table:table-cell>
              <table:table-cell office:value-type="float" office:value="1161.75103462405">
                <text:p>1161.75103462405</text:p>
              </table:table-cell>
            </table:table-row>
            <table:table-row>
              <table:table-cell office:value-type="float" office:value="48910">
                <text:p>48910</text:p>
              </table:table-cell>
              <table:table-cell office:value-type="float" office:value="1195.64702514823">
                <text:p>1195.64702514823</text:p>
              </table:table-cell>
              <table:table-cell office:value-type="float" office:value="1162.43009609487">
                <text:p>1162.43009609487</text:p>
              </table:table-cell>
            </table:table-row>
            <table:table-row>
              <table:table-cell office:value-type="float" office:value="49010">
                <text:p>49010</text:p>
              </table:table-cell>
              <table:table-cell office:value-type="float" office:value="1151.14039991838">
                <text:p>1151.14039991838</text:p>
              </table:table-cell>
              <table:table-cell office:value-type="float" office:value="1162.40877371965">
                <text:p>1162.40877371965</text:p>
              </table:table-cell>
            </table:table-row>
            <table:table-row>
              <table:table-cell office:value-type="float" office:value="49110">
                <text:p>49110</text:p>
              </table:table-cell>
              <table:table-cell office:value-type="float" office:value="1153.67672571778">
                <text:p>1153.67672571778</text:p>
              </table:table-cell>
              <table:table-cell office:value-type="float" office:value="1181.67257177764">
                <text:p>1181.67257177764</text:p>
              </table:table-cell>
            </table:table-row>
            <table:table-row>
              <table:table-cell office:value-type="float" office:value="49210">
                <text:p>49210</text:p>
              </table:table-cell>
              <table:table-cell office:value-type="float" office:value="1158.62292217029">
                <text:p>1158.62292217029</text:p>
              </table:table-cell>
              <table:table-cell office:value-type="float" office:value="1192.61808575493">
                <text:p>1192.61808575493</text:p>
              </table:table-cell>
            </table:table-row>
            <table:table-row>
              <table:table-cell office:value-type="float" office:value="49310">
                <text:p>49310</text:p>
              </table:table-cell>
              <table:table-cell office:value-type="float" office:value="1218.8838977895">
                <text:p>1218.8838977895</text:p>
              </table:table-cell>
              <table:table-cell office:value-type="float" office:value="1207.37363617927">
                <text:p>1207.37363617927</text:p>
              </table:table-cell>
            </table:table-row>
            <table:table-row>
              <table:table-cell office:value-type="float" office:value="49410">
                <text:p>49410</text:p>
              </table:table-cell>
              <table:table-cell office:value-type="float" office:value="1148.45776158672">
                <text:p>1148.45776158672</text:p>
              </table:table-cell>
              <table:table-cell office:value-type="float" office:value="1162.7538150172">
                <text:p>1162.7538150172</text:p>
              </table:table-cell>
            </table:table-row>
            <table:table-row>
              <table:table-cell office:value-type="float" office:value="49510">
                <text:p>49510</text:p>
              </table:table-cell>
              <table:table-cell office:value-type="float" office:value="1149.56919814179">
                <text:p>1149.56919814179</text:p>
              </table:table-cell>
              <table:table-cell office:value-type="float" office:value="1171.92128862856">
                <text:p>1171.92128862856</text:p>
              </table:table-cell>
            </table:table-row>
            <table:table-row>
              <table:table-cell office:value-type="float" office:value="49610">
                <text:p>49610</text:p>
              </table:table-cell>
              <table:table-cell office:value-type="float" office:value="1157.69399314654">
                <text:p>1157.69399314654</text:p>
              </table:table-cell>
              <table:table-cell office:value-type="float" office:value="1165.40006047168">
                <text:p>1165.40006047168</text:p>
              </table:table-cell>
            </table:table-row>
            <table:table-row>
              <table:table-cell office:value-type="float" office:value="49710">
                <text:p>49710</text:p>
              </table:table-cell>
              <table:table-cell office:value-type="float" office:value="1150.16010863005">
                <text:p>1150.16010863005</text:p>
              </table:table-cell>
              <table:table-cell office:value-type="float" office:value="1196.1223898612">
                <text:p>1196.1223898612</text:p>
              </table:table-cell>
            </table:table-row>
            <table:table-row>
              <table:table-cell office:value-type="float" office:value="49810">
                <text:p>49810</text:p>
              </table:table-cell>
              <table:table-cell office:value-type="float" office:value="1161.8640232885">
                <text:p>1161.8640232885</text:p>
              </table:table-cell>
              <table:table-cell office:value-type="float" office:value="1189.02911062036">
                <text:p>1189.02911062036</text:p>
              </table:table-cell>
            </table:table-row>
            <table:table-row>
              <table:table-cell office:value-type="float" office:value="49910">
                <text:p>49910</text:p>
              </table:table-cell>
              <table:table-cell office:value-type="float" office:value="1238.36387497496">
                <text:p>1238.36387497496</text:p>
              </table:table-cell>
              <table:table-cell office:value-type="float" office:value="1178.71114005209">
                <text:p>1178.71114005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